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fo:font-weight="normal" style:font-weight-asian="normal" style:font-weight-complex="normal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84.39mm" svg:height="159.96mm" svg:x="160.05mm" svg:y="55.98mm">
            <draw:object draw:notify-on-update-of-ranges="Tabelle1.H3:Tabelle1.H11 Tabelle1.I2:Tabelle1.I2 Tabelle1.I3:Tabelle1.I11 Tabelle1.E3:Tabelle1.E1003 Tabelle1.F2:Tabelle1.F2 Tabelle1.F3:Tabelle1.F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1018" table:default-cell-style-name="Default"/>
        <table:table-row table:style-name="ro1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alc</text:p>
          </table:table-cell>
          <table:table-cell table:style-name="ce1" office:value-type="string" calcext:value-type="string">
            <text:p>y</text:p>
          </table:table-cell>
          <table:table-cell table:style-name="ce3"/>
          <table:table-cell table:style-name="ce1" office:value-type="string" calcext:value-type="string">
            <text:p>x bin</text:p>
          </table:table-cell>
          <table:table-cell table:style-name="ce1" office:value-type="string" calcext:value-type="string">
            <text:p>y bin</text:p>
          </table:table-cell>
          <table:table-cell table:style-name="ce3"/>
          <table:table-cell table:style-name="ce1" office:value-type="string" calcext:value-type="string">
            <text:p>x tab</text:p>
          </table:table-cell>
          <table:table-cell table:style-name="ce1" office:value-type="string" calcext:value-type="string">
            <text:p>y tab</text:p>
          </table:table-cell>
          <table:table-cell table:style-name="ce3" table:number-columns-repeated="1015"/>
        </table:table-row>
        <table:table-row table:style-name="ro1">
          <table:table-cell office:value-type="float" office:value="0" calcext:value-type="float">
            <text:p>0,000</text:p>
          </table:table-cell>
          <table:table-cell table:formula="of:=EXP([.A3]*[.$B$1])" office:value-type="float" office:value="1" calcext:value-type="float">
            <text:p>1,000</text:p>
          </table:table-cell>
          <table:table-cell table:formula="of:=([.B3]-[.$B$3])/([.$B$1003]-[.$B$3])" office:value-type="float" office:value="0" calcext:value-type="float">
            <text:p>0,000</text:p>
          </table:table-cell>
          <table:table-cell/>
          <table:table-cell table:formula="of:=[.A3]*65535" office:value-type="float" office:value="0" calcext:value-type="float">
            <text:p>0</text:p>
          </table:table-cell>
          <table:table-cell table:formula="of:=[.C3]*65535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VLOOKUP([.H3];[.$E$3:.$F$1003];2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formula="of:=EXP([.A4]*[.$B$1])" office:value-type="float" office:value="1.00400801067734" calcext:value-type="float">
            <text:p>1,004</text:p>
          </table:table-cell>
          <table:table-cell table:formula="of:=([.B4]-[.$B$3])/([.$B$1003]-[.$B$3])" office:value-type="float" office:value="0.0000747788995490221" calcext:value-type="float">
            <text:p>0,000</text:p>
          </table:table-cell>
          <table:table-cell/>
          <table:table-cell table:formula="of:=[.A4]*65535" office:value-type="float" office:value="65.535" calcext:value-type="float">
            <text:p>66</text:p>
          </table:table-cell>
          <table:table-cell table:formula="of:=[.C4]*65535" office:value-type="float" office:value="4.90063518194517" calcext:value-type="float">
            <text:p>5</text:p>
          </table:table-cell>
          <table:table-cell/>
          <table:table-cell office:value-type="float" office:value="8192" calcext:value-type="float">
            <text:p>8192</text:p>
          </table:table-cell>
          <table:table-cell table:style-name="ce4" table:formula="of:=VLOOKUP([.H4];[.$E$3:.$F$1003];2)" office:value-type="float" office:value="793.198057191208" calcext:value-type="float">
            <text:p>793</text:p>
          </table:table-cell>
          <table:table-cell table:number-columns-repeated="1015"/>
        </table:table-row>
        <table:table-row table:style-name="ro1">
          <table:table-cell office:value-type="float" office:value="0.002" calcext:value-type="float">
            <text:p>0,002</text:p>
          </table:table-cell>
          <table:table-cell table:formula="of:=EXP([.A5]*[.$B$1])" office:value-type="float" office:value="1.00803208550427" calcext:value-type="float">
            <text:p>1,008</text:p>
          </table:table-cell>
          <table:table-cell table:formula="of:=([.B5]-[.$B$3])/([.$B$1003]-[.$B$3])" office:value-type="float" office:value="0.000149857513725876" calcext:value-type="float">
            <text:p>0,000</text:p>
          </table:table-cell>
          <table:table-cell/>
          <table:table-cell table:formula="of:=[.A5]*65535" office:value-type="float" office:value="131.07" calcext:value-type="float">
            <text:p>131</text:p>
          </table:table-cell>
          <table:table-cell table:formula="of:=[.C5]*65535" office:value-type="float" office:value="9.82091216202529" calcext:value-type="float">
            <text:p>10</text:p>
          </table:table-cell>
          <table:table-cell/>
          <table:table-cell table:style-name="ce4" office:value-type="float" office:value="16384" calcext:value-type="float">
            <text:p>16384</text:p>
          </table:table-cell>
          <table:table-cell table:style-name="ce4" table:formula="of:=VLOOKUP([.H5];[.$E$3:.$F$1003];2)" office:value-type="float" office:value="2100.96056596037" calcext:value-type="float">
            <text:p>2101</text:p>
          </table:table-cell>
          <table:table-cell table:number-columns-repeated="1015"/>
        </table:table-row>
        <table:table-row table:style-name="ro1">
          <table:table-cell office:value-type="float" office:value="0.003" calcext:value-type="float">
            <text:p>0,003</text:p>
          </table:table-cell>
          <table:table-cell table:formula="of:=EXP([.A6]*[.$B$1])" office:value-type="float" office:value="1.01207228886608" calcext:value-type="float">
            <text:p>1,012</text:p>
          </table:table-cell>
          <table:table-cell table:formula="of:=([.B6]-[.$B$3])/([.$B$1003]-[.$B$3])" office:value-type="float" office:value="0.000225237043789991" calcext:value-type="float">
            <text:p>0,000</text:p>
          </table:table-cell>
          <table:table-cell/>
          <table:table-cell table:formula="of:=[.A6]*65535" office:value-type="float" office:value="196.605" calcext:value-type="float">
            <text:p>197</text:p>
          </table:table-cell>
          <table:table-cell table:formula="of:=[.C6]*65535" office:value-type="float" office:value="14.760909664777" calcext:value-type="float">
            <text:p>15</text:p>
          </table:table-cell>
          <table:table-cell/>
          <table:table-cell office:value-type="float" office:value="24576" calcext:value-type="float">
            <text:p>24576</text:p>
          </table:table-cell>
          <table:table-cell table:style-name="ce4" table:formula="of:=VLOOKUP([.H6];[.$E$3:.$F$1003];2)" office:value-type="float" office:value="4257.09643119225" calcext:value-type="float">
            <text:p>4257</text:p>
          </table:table-cell>
          <table:table-cell table:number-columns-repeated="1015"/>
        </table:table-row>
        <table:table-row table:style-name="ro1">
          <table:table-cell office:value-type="float" office:value="0.004" calcext:value-type="float">
            <text:p>0,004</text:p>
          </table:table-cell>
          <table:table-cell table:formula="of:=EXP([.A7]*[.$B$1])" office:value-type="float" office:value="1.0161286854061" calcext:value-type="float">
            <text:p>1,016</text:p>
          </table:table-cell>
          <table:table-cell table:formula="of:=([.B7]-[.$B$3])/([.$B$1003]-[.$B$3])" office:value-type="float" office:value="0.000300918695815456" calcext:value-type="float">
            <text:p>0,000</text:p>
          </table:table-cell>
          <table:table-cell/>
          <table:table-cell table:formula="of:=[.A7]*65535" office:value-type="float" office:value="262.14" calcext:value-type="float">
            <text:p>262</text:p>
          </table:table-cell>
          <table:table-cell table:formula="of:=[.C7]*65535" office:value-type="float" office:value="19.7207067302659" calcext:value-type="float">
            <text:p>20</text:p>
          </table:table-cell>
          <table:table-cell/>
          <table:table-cell table:style-name="ce4" office:value-type="float" office:value="32768" calcext:value-type="float">
            <text:p>32768</text:p>
          </table:table-cell>
          <table:table-cell table:style-name="ce4" table:formula="of:=VLOOKUP([.H7];[.$E$3:.$F$1003];2)" office:value-type="float" office:value="7811.96349471948" calcext:value-type="float">
            <text:p>7812</text:p>
          </table:table-cell>
          <table:table-cell table:number-columns-repeated="1015"/>
        </table:table-row>
        <table:table-row table:style-name="ro1">
          <table:table-cell office:value-type="float" office:value="0.005" calcext:value-type="float">
            <text:p>0,005</text:p>
          </table:table-cell>
          <table:table-cell table:formula="of:=EXP([.A8]*[.$B$1])" office:value-type="float" office:value="1.02020134002676" calcext:value-type="float">
            <text:p>1,020</text:p>
          </table:table-cell>
          <table:table-cell table:formula="of:=([.B8]-[.$B$3])/([.$B$1003]-[.$B$3])" office:value-type="float" office:value="0.000376903680710315" calcext:value-type="float">
            <text:p>0,000</text:p>
          </table:table-cell>
          <table:table-cell/>
          <table:table-cell table:formula="of:=[.A8]*65535" office:value-type="float" office:value="327.675" calcext:value-type="float">
            <text:p>328</text:p>
          </table:table-cell>
          <table:table-cell table:formula="of:=[.C8]*65535" office:value-type="float" office:value="24.7003827153505" calcext:value-type="float">
            <text:p>25</text:p>
          </table:table-cell>
          <table:table-cell/>
          <table:table-cell office:value-type="float" office:value="40960" calcext:value-type="float">
            <text:p>40960</text:p>
          </table:table-cell>
          <table:table-cell table:style-name="ce4" table:formula="of:=VLOOKUP([.H8];[.$E$3:.$F$1003];2)" office:value-type="float" office:value="13672.9484368681" calcext:value-type="float">
            <text:p>13673</text:p>
          </table:table-cell>
          <table:table-cell table:number-columns-repeated="1015"/>
        </table:table-row>
        <table:table-row table:style-name="ro1">
          <table:table-cell office:value-type="float" office:value="0.006" calcext:value-type="float">
            <text:p>0,006</text:p>
          </table:table-cell>
          <table:table-cell table:formula="of:=EXP([.A9]*[.$B$1])" office:value-type="float" office:value="1.02429031789062" calcext:value-type="float">
            <text:p>1,024</text:p>
          </table:table-cell>
          <table:table-cell table:formula="of:=([.B9]-[.$B$3])/([.$B$1003]-[.$B$3])" office:value-type="float" office:value="0.000453193214235954" calcext:value-type="float">
            <text:p>0,000</text:p>
          </table:table-cell>
          <table:table-cell/>
          <table:table-cell table:formula="of:=[.A9]*65535" office:value-type="float" office:value="393.21" calcext:value-type="float">
            <text:p>393</text:p>
          </table:table-cell>
          <table:table-cell table:formula="of:=[.C9]*65535" office:value-type="float" office:value="29.7000172949532" calcext:value-type="float">
            <text:p>30</text:p>
          </table:table-cell>
          <table:table-cell/>
          <table:table-cell table:style-name="ce4" office:value-type="float" office:value="49152" calcext:value-type="float">
            <text:p>49152</text:p>
          </table:table-cell>
          <table:table-cell table:style-name="ce4" table:formula="of:=VLOOKUP([.H9];[.$E$3:.$F$1003];2)" office:value-type="float" office:value="23336.0789782417" calcext:value-type="float">
            <text:p>23336</text:p>
          </table:table-cell>
          <table:table-cell table:number-columns-repeated="1015"/>
        </table:table-row>
        <table:table-row table:style-name="ro1">
          <table:table-cell office:value-type="float" office:value="0.007" calcext:value-type="float">
            <text:p>0,007</text:p>
          </table:table-cell>
          <table:table-cell table:formula="of:=EXP([.A10]*[.$B$1])" office:value-type="float" office:value="1.02839568442143" calcext:value-type="float">
            <text:p>1,028</text:p>
          </table:table-cell>
          <table:table-cell table:formula="of:=([.B10]-[.$B$3])/([.$B$1003]-[.$B$3])" office:value-type="float" office:value="0.000529788517026532" calcext:value-type="float">
            <text:p>0,001</text:p>
          </table:table-cell>
          <table:table-cell/>
          <table:table-cell table:formula="of:=[.A10]*65535" office:value-type="float" office:value="458.745" calcext:value-type="float">
            <text:p>459</text:p>
          </table:table-cell>
          <table:table-cell table:formula="of:=[.C10]*65535" office:value-type="float" office:value="34.7196904633338" calcext:value-type="float">
            <text:p>35</text:p>
          </table:table-cell>
          <table:table-cell/>
          <table:table-cell table:style-name="ce4" office:value-type="float" office:value="57344" calcext:value-type="float">
            <text:p>57344</text:p>
          </table:table-cell>
          <table:table-cell table:style-name="ce4" table:formula="of:=VLOOKUP([.H10];[.$E$3:.$F$1003];2)" office:value-type="float" office:value="39267.8878433565" calcext:value-type="float">
            <text:p>39268</text:p>
          </table:table-cell>
          <table:table-cell table:number-columns-repeated="1015"/>
        </table:table-row>
        <table:table-row table:style-name="ro1">
          <table:table-cell office:value-type="float" office:value="0.008" calcext:value-type="float">
            <text:p>0,008</text:p>
          </table:table-cell>
          <table:table-cell table:formula="of:=EXP([.A11]*[.$B$1])" office:value-type="float" office:value="1.03251750530512" calcext:value-type="float">
            <text:p>1,033</text:p>
          </table:table-cell>
          <table:table-cell table:formula="of:=([.B11]-[.$B$3])/([.$B$1003]-[.$B$3])" office:value-type="float" office:value="0.000606690814608527" calcext:value-type="float">
            <text:p>0,001</text:p>
          </table:table-cell>
          <table:table-cell/>
          <table:table-cell table:formula="of:=[.A11]*65535" office:value-type="float" office:value="524.28" calcext:value-type="float">
            <text:p>524</text:p>
          </table:table-cell>
          <table:table-cell table:formula="of:=[.C11]*65535" office:value-type="float" office:value="39.7594825353698" calcext:value-type="float">
            <text:p>40</text:p>
          </table:table-cell>
          <table:table-cell/>
          <table:table-cell table:style-name="ce4" office:value-type="float" office:value="65535" calcext:value-type="float">
            <text:p>65535</text:p>
          </table:table-cell>
          <table:table-cell table:style-name="ce4" table:formula="of:=VLOOKUP([.H11];[.$E$3:.$F$1003];2)" office:value-type="float" office:value="65535" calcext:value-type="float">
            <text:p>65535</text:p>
          </table:table-cell>
          <table:table-cell table:number-columns-repeated="1015"/>
        </table:table-row>
        <table:table-row table:style-name="ro1">
          <table:table-cell office:value-type="float" office:value="0.009" calcext:value-type="float">
            <text:p>0,009</text:p>
          </table:table-cell>
          <table:table-cell table:formula="of:=EXP([.A12]*[.$B$1])" office:value-type="float" office:value="1.03665584649092" calcext:value-type="float">
            <text:p>1,037</text:p>
          </table:table-cell>
          <table:table-cell table:formula="of:=([.B12]-[.$B$3])/([.$B$1003]-[.$B$3])" office:value-type="float" office:value="0.000683901337420346" calcext:value-type="float">
            <text:p>0,001</text:p>
          </table:table-cell>
          <table:table-cell/>
          <table:table-cell table:formula="of:=[.A12]*65535" office:value-type="float" office:value="589.815" calcext:value-type="float">
            <text:p>590</text:p>
          </table:table-cell>
          <table:table-cell table:formula="of:=[.C12]*65535" office:value-type="float" office:value="44.8194741478424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float" office:value="0.01" calcext:value-type="float">
            <text:p>0,010</text:p>
          </table:table-cell>
          <table:table-cell table:formula="of:=EXP([.A13]*[.$B$1])" office:value-type="float" office:value="1.04081077419239" calcext:value-type="float">
            <text:p>1,041</text:p>
          </table:table-cell>
          <table:table-cell table:formula="of:=([.B13]-[.$B$3])/([.$B$1003]-[.$B$3])" office:value-type="float" office:value="0.000761421320831997" calcext:value-type="float">
            <text:p>0,001</text:p>
          </table:table-cell>
          <table:table-cell/>
          <table:table-cell table:formula="of:=[.A13]*65535" office:value-type="float" office:value="655.35" calcext:value-type="float">
            <text:p>655</text:p>
          </table:table-cell>
          <table:table-cell table:formula="of:=[.C13]*65535" office:value-type="float" office:value="49.8997462607249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float" office:value="0.011" calcext:value-type="float">
            <text:p>0,011</text:p>
          </table:table-cell>
          <table:table-cell table:formula="of:=EXP([.A14]*[.$B$1])" office:value-type="float" office:value="1.04498235488844" calcext:value-type="float">
            <text:p>1,045</text:p>
          </table:table-cell>
          <table:table-cell table:formula="of:=([.B14]-[.$B$3])/([.$B$1003]-[.$B$3])" office:value-type="float" office:value="0.00083925200516487" calcext:value-type="float">
            <text:p>0,001</text:p>
          </table:table-cell>
          <table:table-cell/>
          <table:table-cell table:formula="of:=[.A14]*65535" office:value-type="float" office:value="720.885" calcext:value-type="float">
            <text:p>721</text:p>
          </table:table-cell>
          <table:table-cell table:formula="of:=[.C14]*65535" office:value-type="float" office:value="55.0003801584797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float" office:value="0.012" calcext:value-type="float">
            <text:p>0,012</text:p>
          </table:table-cell>
          <table:table-cell table:formula="of:=EXP([.A15]*[.$B$1])" office:value-type="float" office:value="1.04917065532447" calcext:value-type="float">
            <text:p>1,049</text:p>
          </table:table-cell>
          <table:table-cell table:formula="of:=([.B15]-[.$B$3])/([.$B$1003]-[.$B$3])" office:value-type="float" office:value="0.000917394635711574" calcext:value-type="float">
            <text:p>0,001</text:p>
          </table:table-cell>
          <table:table-cell/>
          <table:table-cell table:formula="of:=[.A15]*65535" office:value-type="float" office:value="786.42" calcext:value-type="float">
            <text:p>786</text:p>
          </table:table-cell>
          <table:table-cell table:formula="of:=[.C15]*65535" office:value-type="float" office:value="60.121457451358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float" office:value="0.013" calcext:value-type="float">
            <text:p>0,013</text:p>
          </table:table-cell>
          <table:table-cell table:formula="of:=EXP([.A16]*[.$B$1])" office:value-type="float" office:value="1.05337574251336" calcext:value-type="float">
            <text:p>1,053</text:p>
          </table:table-cell>
          <table:table-cell table:formula="of:=([.B16]-[.$B$3])/([.$B$1003]-[.$B$3])" office:value-type="float" office:value="0.000995850462755861" calcext:value-type="float">
            <text:p>0,001</text:p>
          </table:table-cell>
          <table:table-cell/>
          <table:table-cell table:formula="of:=[.A16]*65535" office:value-type="float" office:value="851.955" calcext:value-type="float">
            <text:p>852</text:p>
          </table:table-cell>
          <table:table-cell table:formula="of:=[.C16]*65535" office:value-type="float" office:value="65.2630600767053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float" office:value="0.014" calcext:value-type="float">
            <text:p>0,014</text:p>
          </table:table-cell>
          <table:table-cell table:formula="of:=EXP([.A17]*[.$B$1])" office:value-type="float" office:value="1.05759768373661" calcext:value-type="float">
            <text:p>1,058</text:p>
          </table:table-cell>
          <table:table-cell table:formula="of:=([.B17]-[.$B$3])/([.$B$1003]-[.$B$3])" office:value-type="float" office:value="0.00107462074159264" calcext:value-type="float">
            <text:p>0,001</text:p>
          </table:table-cell>
          <table:table-cell/>
          <table:table-cell table:formula="of:=[.A17]*65535" office:value-type="float" office:value="917.49" calcext:value-type="float">
            <text:p>917</text:p>
          </table:table-cell>
          <table:table-cell table:formula="of:=[.C17]*65535" office:value-type="float" office:value="70.4252703002739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float" office:value="0.015" calcext:value-type="float">
            <text:p>0,015</text:p>
          </table:table-cell>
          <table:table-cell table:formula="of:=EXP([.A18]*[.$B$1])" office:value-type="float" office:value="1.06183654654536" calcext:value-type="float">
            <text:p>1,062</text:p>
          </table:table-cell>
          <table:table-cell table:formula="of:=([.B18]-[.$B$3])/([.$B$1003]-[.$B$3])" office:value-type="float" office:value="0.00115370673254806" calcext:value-type="float">
            <text:p>0,001</text:p>
          </table:table-cell>
          <table:table-cell/>
          <table:table-cell table:formula="of:=[.A18]*65535" office:value-type="float" office:value="983.025" calcext:value-type="float">
            <text:p>983</text:p>
          </table:table-cell>
          <table:table-cell table:formula="of:=[.C18]*65535" office:value-type="float" office:value="75.6081707175372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float" office:value="0.016" calcext:value-type="float">
            <text:p>0,016</text:p>
          </table:table-cell>
          <table:table-cell table:formula="of:=EXP([.A19]*[.$B$1])" office:value-type="float" office:value="1.06609239876151" calcext:value-type="float">
            <text:p>1,066</text:p>
          </table:table-cell>
          <table:table-cell table:formula="of:=([.B19]-[.$B$3])/([.$B$1003]-[.$B$3])" office:value-type="float" office:value="0.00123310970099966" calcext:value-type="float">
            <text:p>0,001</text:p>
          </table:table-cell>
          <table:table-cell/>
          <table:table-cell table:formula="of:=[.A19]*65535" office:value-type="float" office:value="1048.56" calcext:value-type="float">
            <text:p>1049</text:p>
          </table:table-cell>
          <table:table-cell table:formula="of:=[.C19]*65535" office:value-type="float" office:value="80.8118442550125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float" office:value="0.017" calcext:value-type="float">
            <text:p>0,017</text:p>
          </table:table-cell>
          <table:table-cell table:formula="of:=EXP([.A20]*[.$B$1])" office:value-type="float" office:value="1.07036530847877" calcext:value-type="float">
            <text:p>1,070</text:p>
          </table:table-cell>
          <table:table-cell table:formula="of:=([.B20]-[.$B$3])/([.$B$1003]-[.$B$3])" office:value-type="float" office:value="0.00131283091739662" calcext:value-type="float">
            <text:p>0,001</text:p>
          </table:table-cell>
          <table:table-cell/>
          <table:table-cell table:formula="of:=[.A20]*65535" office:value-type="float" office:value="1114.095" calcext:value-type="float">
            <text:p>1114</text:p>
          </table:table-cell>
          <table:table-cell table:formula="of:=[.C20]*65535" office:value-type="float" office:value="86.0363741715874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float" office:value="0.018" calcext:value-type="float">
            <text:p>0,018</text:p>
          </table:table-cell>
          <table:table-cell table:formula="of:=EXP([.A21]*[.$B$1])" office:value-type="float" office:value="1.07465534406381" calcext:value-type="float">
            <text:p>1,075</text:p>
          </table:table-cell>
          <table:table-cell table:formula="of:=([.B21]-[.$B$3])/([.$B$1003]-[.$B$3])" office:value-type="float" office:value="0.00139287165728011" calcext:value-type="float">
            <text:p>0,001</text:p>
          </table:table-cell>
          <table:table-cell/>
          <table:table-cell table:formula="of:=[.A21]*65535" office:value-type="float" office:value="1179.63" calcext:value-type="float">
            <text:p>1180</text:p>
          </table:table-cell>
          <table:table-cell table:formula="of:=[.C21]*65535" office:value-type="float" office:value="91.281844059852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float" office:value="0.019" calcext:value-type="float">
            <text:p>0,019</text:p>
          </table:table-cell>
          <table:table-cell table:formula="of:=EXP([.A22]*[.$B$1])" office:value-type="float" office:value="1.07896257415728" calcext:value-type="float">
            <text:p>1,079</text:p>
          </table:table-cell>
          <table:table-cell table:formula="of:=([.B22]-[.$B$3])/([.$B$1003]-[.$B$3])" office:value-type="float" office:value="0.00147323320130368" calcext:value-type="float">
            <text:p>0,001</text:p>
          </table:table-cell>
          <table:table-cell/>
          <table:table-cell table:formula="of:=[.A22]*65535" office:value-type="float" office:value="1245.165" calcext:value-type="float">
            <text:p>1245</text:p>
          </table:table-cell>
          <table:table-cell table:formula="of:=[.C22]*65535" office:value-type="float" office:value="96.5483378474365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float" office:value="0.02" calcext:value-type="float">
            <text:p>0,020</text:p>
          </table:table-cell>
          <table:table-cell table:formula="of:=EXP([.A23]*[.$B$1])" office:value-type="float" office:value="1.08328706767496" calcext:value-type="float">
            <text:p>1,083</text:p>
          </table:table-cell>
          <table:table-cell table:formula="of:=([.B23]-[.$B$3])/([.$B$1003]-[.$B$3])" office:value-type="float" office:value="0.00155391683525374" calcext:value-type="float">
            <text:p>0,002</text:p>
          </table:table-cell>
          <table:table-cell/>
          <table:table-cell table:formula="of:=[.A23]*65535" office:value-type="float" office:value="1310.7" calcext:value-type="float">
            <text:p>1311</text:p>
          </table:table-cell>
          <table:table-cell table:formula="of:=[.C23]*65535" office:value-type="float" office:value="101.835939798354" calcext:value-type="float">
            <text:p>102</text:p>
          </table:table-cell>
          <table:table-cell table:number-columns-repeated="1018"/>
        </table:table-row>
        <table:table-row table:style-name="ro1">
          <table:table-cell office:value-type="float" office:value="0.021" calcext:value-type="float">
            <text:p>0,021</text:p>
          </table:table-cell>
          <table:table-cell table:formula="of:=EXP([.A24]*[.$B$1])" office:value-type="float" office:value="1.08762889380883" calcext:value-type="float">
            <text:p>1,088</text:p>
          </table:table-cell>
          <table:table-cell table:formula="of:=([.B24]-[.$B$3])/([.$B$1003]-[.$B$3])" office:value-type="float" office:value="0.00163492385007016" calcext:value-type="float">
            <text:p>0,002</text:p>
          </table:table-cell>
          <table:table-cell/>
          <table:table-cell table:formula="of:=[.A24]*65535" office:value-type="float" office:value="1376.235" calcext:value-type="float">
            <text:p>1376</text:p>
          </table:table-cell>
          <table:table-cell table:formula="of:=[.C24]*65535" office:value-type="float" office:value="107.144734514348" calcext:value-type="float">
            <text:p>107</text:p>
          </table:table-cell>
          <table:table-cell table:number-columns-repeated="1018"/>
        </table:table-row>
        <table:table-row table:style-name="ro1">
          <table:table-cell office:value-type="float" office:value="0.022" calcext:value-type="float">
            <text:p>0,022</text:p>
          </table:table-cell>
          <table:table-cell table:formula="of:=EXP([.A25]*[.$B$1])" office:value-type="float" office:value="1.0919881220282" calcext:value-type="float">
            <text:p>1,092</text:p>
          </table:table-cell>
          <table:table-cell table:formula="of:=([.B25]-[.$B$3])/([.$B$1003]-[.$B$3])" office:value-type="float" office:value="0.0017162555418669" calcext:value-type="float">
            <text:p>0,002</text:p>
          </table:table-cell>
          <table:table-cell/>
          <table:table-cell table:formula="of:=[.A25]*65535" office:value-type="float" office:value="1441.77" calcext:value-type="float">
            <text:p>1442</text:p>
          </table:table-cell>
          <table:table-cell table:formula="of:=[.C25]*65535" office:value-type="float" office:value="112.474806936247" calcext:value-type="float">
            <text:p>112</text:p>
          </table:table-cell>
          <table:table-cell table:number-columns-repeated="1018"/>
        </table:table-row>
        <table:table-row table:style-name="ro1">
          <table:table-cell office:value-type="float" office:value="0.023" calcext:value-type="float">
            <text:p>0,023</text:p>
          </table:table-cell>
          <table:table-cell table:formula="of:=EXP([.A26]*[.$B$1])" office:value-type="float" office:value="1.09636482208082" calcext:value-type="float">
            <text:p>1,096</text:p>
          </table:table-cell>
          <table:table-cell table:formula="of:=([.B26]-[.$B$3])/([.$B$1003]-[.$B$3])" office:value-type="float" office:value="0.00179791321195277" calcext:value-type="float">
            <text:p>0,002</text:p>
          </table:table-cell>
          <table:table-cell/>
          <table:table-cell table:formula="of:=[.A26]*65535" office:value-type="float" office:value="1507.305" calcext:value-type="float">
            <text:p>1507</text:p>
          </table:table-cell>
          <table:table-cell table:formula="of:=[.C26]*65535" office:value-type="float" office:value="117.826242345325" calcext:value-type="float">
            <text:p>118</text:p>
          </table:table-cell>
          <table:table-cell table:number-columns-repeated="1018"/>
        </table:table-row>
        <table:table-row table:style-name="ro1">
          <table:table-cell office:value-type="float" office:value="0.024" calcext:value-type="float">
            <text:p>0,024</text:p>
          </table:table-cell>
          <table:table-cell table:formula="of:=EXP([.A27]*[.$B$1])" office:value-type="float" office:value="1.10075906399398" calcext:value-type="float">
            <text:p>1,101</text:p>
          </table:table-cell>
          <table:table-cell table:formula="of:=([.B27]-[.$B$3])/([.$B$1003]-[.$B$3])" office:value-type="float" office:value="0.00187989816685223" calcext:value-type="float">
            <text:p>0,002</text:p>
          </table:table-cell>
          <table:table-cell/>
          <table:table-cell table:formula="of:=[.A27]*65535" office:value-type="float" office:value="1572.84" calcext:value-type="float">
            <text:p>1573</text:p>
          </table:table-cell>
          <table:table-cell table:formula="of:=[.C27]*65535" office:value-type="float" office:value="123.199126364661" calcext:value-type="float">
            <text:p>123</text:p>
          </table:table-cell>
          <table:table-cell table:number-columns-repeated="1018"/>
        </table:table-row>
        <table:table-row table:style-name="ro1">
          <table:table-cell office:value-type="float" office:value="0.025" calcext:value-type="float">
            <text:p>0,025</text:p>
          </table:table-cell>
          <table:table-cell table:formula="of:=EXP([.A28]*[.$B$1])" office:value-type="float" office:value="1.10517091807565" calcext:value-type="float">
            <text:p>1,105</text:p>
          </table:table-cell>
          <table:table-cell table:formula="of:=([.B28]-[.$B$3])/([.$B$1003]-[.$B$3])" office:value-type="float" office:value="0.00196221171832632" calcext:value-type="float">
            <text:p>0,002</text:p>
          </table:table-cell>
          <table:table-cell/>
          <table:table-cell table:formula="of:=[.A28]*65535" office:value-type="float" office:value="1638.375" calcext:value-type="float">
            <text:p>1638</text:p>
          </table:table-cell>
          <table:table-cell table:formula="of:=[.C28]*65535" office:value-type="float" office:value="128.593544960515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float" office:value="0.026" calcext:value-type="float">
            <text:p>0,026</text:p>
          </table:table-cell>
          <table:table-cell table:formula="of:=EXP([.A29]*[.$B$1])" office:value-type="float" office:value="1.10960045491558" calcext:value-type="float">
            <text:p>1,110</text:p>
          </table:table-cell>
          <table:table-cell table:formula="of:=([.B29]-[.$B$3])/([.$B$1003]-[.$B$3])" office:value-type="float" office:value="0.00204485518339359" calcext:value-type="float">
            <text:p>0,002</text:p>
          </table:table-cell>
          <table:table-cell/>
          <table:table-cell table:formula="of:=[.A29]*65535" office:value-type="float" office:value="1703.91" calcext:value-type="float">
            <text:p>1704</text:p>
          </table:table-cell>
          <table:table-cell table:formula="of:=[.C29]*65535" office:value-type="float" office:value="134.009584443699" calcext:value-type="float">
            <text:p>134</text:p>
          </table:table-cell>
          <table:table-cell table:number-columns-repeated="1018"/>
        </table:table-row>
        <table:table-row table:style-name="ro1">
          <table:table-cell office:value-type="float" office:value="0.027" calcext:value-type="float">
            <text:p>0,027</text:p>
          </table:table-cell>
          <table:table-cell table:formula="of:=EXP([.A30]*[.$B$1])" office:value-type="float" office:value="1.11404774538647" calcext:value-type="float">
            <text:p>1,114</text:p>
          </table:table-cell>
          <table:table-cell table:formula="of:=([.B30]-[.$B$3])/([.$B$1003]-[.$B$3])" office:value-type="float" office:value="0.00212782988435128" calcext:value-type="float">
            <text:p>0,002</text:p>
          </table:table-cell>
          <table:table-cell/>
          <table:table-cell table:formula="of:=[.A30]*65535" office:value-type="float" office:value="1769.445" calcext:value-type="float">
            <text:p>1769</text:p>
          </table:table-cell>
          <table:table-cell table:formula="of:=[.C30]*65535" office:value-type="float" office:value="139.447331470961" calcext:value-type="float">
            <text:p>139</text:p>
          </table:table-cell>
          <table:table-cell table:number-columns-repeated="1018"/>
        </table:table-row>
        <table:table-row table:style-name="ro1">
          <table:table-cell office:value-type="float" office:value="0.028" calcext:value-type="float">
            <text:p>0,028</text:p>
          </table:table-cell>
          <table:table-cell table:formula="of:=EXP([.A31]*[.$B$1])" office:value-type="float" office:value="1.11851286064505" calcext:value-type="float">
            <text:p>1,119</text:p>
          </table:table-cell>
          <table:table-cell table:formula="of:=([.B31]-[.$B$3])/([.$B$1003]-[.$B$3])" office:value-type="float" office:value="0.00221113714879634" calcext:value-type="float">
            <text:p>0,002</text:p>
          </table:table-cell>
          <table:table-cell/>
          <table:table-cell table:formula="of:=[.A31]*65535" office:value-type="float" office:value="1834.98" calcext:value-type="float">
            <text:p>1835</text:p>
          </table:table-cell>
          <table:table-cell table:formula="of:=[.C31]*65535" office:value-type="float" office:value="144.906873046368" calcext:value-type="float">
            <text:p>145</text:p>
          </table:table-cell>
          <table:table-cell table:number-columns-repeated="1018"/>
        </table:table-row>
        <table:table-row table:style-name="ro1">
          <table:table-cell office:value-type="float" office:value="0.029" calcext:value-type="float">
            <text:p>0,029</text:p>
          </table:table-cell>
          <table:table-cell table:formula="of:=EXP([.A32]*[.$B$1])" office:value-type="float" office:value="1.12299587213325" calcext:value-type="float">
            <text:p>1,123</text:p>
          </table:table-cell>
          <table:table-cell table:formula="of:=([.B32]-[.$B$3])/([.$B$1003]-[.$B$3])" office:value-type="float" office:value="0.00229477830964681" calcext:value-type="float">
            <text:p>0,002</text:p>
          </table:table-cell>
          <table:table-cell/>
          <table:table-cell table:formula="of:=[.A32]*65535" office:value-type="float" office:value="1900.515" calcext:value-type="float">
            <text:p>1901</text:p>
          </table:table-cell>
          <table:table-cell table:formula="of:=[.C32]*65535" office:value-type="float" office:value="150.388296522704" calcext:value-type="float">
            <text:p>150</text:p>
          </table:table-cell>
          <table:table-cell table:number-columns-repeated="1018"/>
        </table:table-row>
        <table:table-row table:style-name="ro1">
          <table:table-cell office:value-type="float" office:value="0.03" calcext:value-type="float">
            <text:p>0,030</text:p>
          </table:table-cell>
          <table:table-cell table:formula="of:=EXP([.A33]*[.$B$1])" office:value-type="float" office:value="1.12749685157938" calcext:value-type="float">
            <text:p>1,127</text:p>
          </table:table-cell>
          <table:table-cell table:formula="of:=([.B33]-[.$B$3])/([.$B$1003]-[.$B$3])" office:value-type="float" office:value="0.00237875470516303" calcext:value-type="float">
            <text:p>0,002</text:p>
          </table:table-cell>
          <table:table-cell/>
          <table:table-cell table:formula="of:=[.A33]*65535" office:value-type="float" office:value="1966.05" calcext:value-type="float">
            <text:p>1966</text:p>
          </table:table-cell>
          <table:table-cell table:formula="of:=[.C33]*65535" office:value-type="float" office:value="155.891689602859" calcext:value-type="float">
            <text:p>156</text:p>
          </table:table-cell>
          <table:table-cell table:number-columns-repeated="1018"/>
        </table:table-row>
        <table:table-row table:style-name="ro1">
          <table:table-cell office:value-type="float" office:value="0.031" calcext:value-type="float">
            <text:p>0,031</text:p>
          </table:table-cell>
          <table:table-cell table:formula="of:=EXP([.A34]*[.$B$1])" office:value-type="float" office:value="1.13201587099918" calcext:value-type="float">
            <text:p>1,132</text:p>
          </table:table-cell>
          <table:table-cell table:formula="of:=([.B34]-[.$B$3])/([.$B$1003]-[.$B$3])" office:value-type="float" office:value="0.00246306767896912" calcext:value-type="float">
            <text:p>0,002</text:p>
          </table:table-cell>
          <table:table-cell/>
          <table:table-cell table:formula="of:=[.A34]*65535" office:value-type="float" office:value="2031.585" calcext:value-type="float">
            <text:p>2032</text:p>
          </table:table-cell>
          <table:table-cell table:formula="of:=[.C34]*65535" office:value-type="float" office:value="161.417140341241" calcext:value-type="float">
            <text:p>161</text:p>
          </table:table-cell>
          <table:table-cell table:number-columns-repeated="1018"/>
        </table:table-row>
        <table:table-row table:style-name="ro1">
          <table:table-cell office:value-type="float" office:value="0.032" calcext:value-type="float">
            <text:p>0,032</text:p>
          </table:table-cell>
          <table:table-cell table:formula="of:=EXP([.A35]*[.$B$1])" office:value-type="float" office:value="1.13655300269706" calcext:value-type="float">
            <text:p>1,137</text:p>
          </table:table-cell>
          <table:table-cell table:formula="of:=([.B35]-[.$B$3])/([.$B$1003]-[.$B$3])" office:value-type="float" office:value="0.00254771858007446" calcext:value-type="float">
            <text:p>0,003</text:p>
          </table:table-cell>
          <table:table-cell/>
          <table:table-cell table:formula="of:=[.A35]*65535" office:value-type="float" office:value="2097.12" calcext:value-type="float">
            <text:p>2097</text:p>
          </table:table-cell>
          <table:table-cell table:formula="of:=[.C35]*65535" office:value-type="float" office:value="166.96473714518" calcext:value-type="float">
            <text:p>167</text:p>
          </table:table-cell>
          <table:table-cell table:number-columns-repeated="1018"/>
        </table:table-row>
        <table:table-row table:style-name="ro1">
          <table:table-cell office:value-type="float" office:value="0.033" calcext:value-type="float">
            <text:p>0,033</text:p>
          </table:table-cell>
          <table:table-cell table:formula="of:=EXP([.A36]*[.$B$1])" office:value-type="float" office:value="1.14110831926724" calcext:value-type="float">
            <text:p>1,141</text:p>
          </table:table-cell>
          <table:table-cell table:formula="of:=([.B36]-[.$B$3])/([.$B$1003]-[.$B$3])" office:value-type="float" office:value="0.00263270876289529" calcext:value-type="float">
            <text:p>0,003</text:p>
          </table:table-cell>
          <table:table-cell/>
          <table:table-cell table:formula="of:=[.A36]*65535" office:value-type="float" office:value="2162.655" calcext:value-type="float">
            <text:p>2163</text:p>
          </table:table-cell>
          <table:table-cell table:formula="of:=[.C36]*65535" office:value-type="float" office:value="172.534568776343" calcext:value-type="float">
            <text:p>173</text:p>
          </table:table-cell>
          <table:table-cell table:number-columns-repeated="1018"/>
        </table:table-row>
        <table:table-row table:style-name="ro1">
          <table:table-cell office:value-type="float" office:value="0.034" calcext:value-type="float">
            <text:p>0,034</text:p>
          </table:table-cell>
          <table:table-cell table:formula="of:=EXP([.A37]*[.$B$1])" office:value-type="float" office:value="1.14568189359486" calcext:value-type="float">
            <text:p>1,146</text:p>
          </table:table-cell>
          <table:table-cell table:formula="of:=([.B37]-[.$B$3])/([.$B$1003]-[.$B$3])" office:value-type="float" office:value="0.00271803958727632" calcext:value-type="float">
            <text:p>0,003</text:p>
          </table:table-cell>
          <table:table-cell/>
          <table:table-cell table:formula="of:=[.A37]*65535" office:value-type="float" office:value="2228.19" calcext:value-type="float">
            <text:p>2228</text:p>
          </table:table-cell>
          <table:table-cell table:formula="of:=[.C37]*65535" office:value-type="float" office:value="178.126724352154" calcext:value-type="float">
            <text:p>178</text:p>
          </table:table-cell>
          <table:table-cell table:number-columns-repeated="1018"/>
        </table:table-row>
        <table:table-row table:style-name="ro1">
          <table:table-cell office:value-type="float" office:value="0.035" calcext:value-type="float">
            <text:p>0,035</text:p>
          </table:table-cell>
          <table:table-cell table:formula="of:=EXP([.A38]*[.$B$1])" office:value-type="float" office:value="1.15027379885723" calcext:value-type="float">
            <text:p>1,150</text:p>
          </table:table-cell>
          <table:table-cell table:formula="of:=([.B38]-[.$B$3])/([.$B$1003]-[.$B$3])" office:value-type="float" office:value="0.00280371241851259" calcext:value-type="float">
            <text:p>0,003</text:p>
          </table:table-cell>
          <table:table-cell/>
          <table:table-cell table:formula="of:=[.A38]*65535" office:value-type="float" office:value="2293.725" calcext:value-type="float">
            <text:p>2294</text:p>
          </table:table-cell>
          <table:table-cell table:formula="of:=[.C38]*65535" office:value-type="float" office:value="183.741293347222" calcext:value-type="float">
            <text:p>184</text:p>
          </table:table-cell>
          <table:table-cell table:number-columns-repeated="1018"/>
        </table:table-row>
        <table:table-row table:style-name="ro1">
          <table:table-cell office:value-type="float" office:value="0.036" calcext:value-type="float">
            <text:p>0,036</text:p>
          </table:table-cell>
          <table:table-cell table:formula="of:=EXP([.A39]*[.$B$1])" office:value-type="float" office:value="1.15488410852491" calcext:value-type="float">
            <text:p>1,155</text:p>
          </table:table-cell>
          <table:table-cell table:formula="of:=([.B39]-[.$B$3])/([.$B$1003]-[.$B$3])" office:value-type="float" office:value="0.0028897286273712" calcext:value-type="float">
            <text:p>0,003</text:p>
          </table:table-cell>
          <table:table-cell/>
          <table:table-cell table:formula="of:=[.A39]*65535" office:value-type="float" office:value="2359.26" calcext:value-type="float">
            <text:p>2359</text:p>
          </table:table-cell>
          <table:table-cell table:formula="of:=[.C39]*65535" office:value-type="float" office:value="189.378365594772" calcext:value-type="float">
            <text:p>189</text:p>
          </table:table-cell>
          <table:table-cell table:number-columns-repeated="1018"/>
        </table:table-row>
        <table:table-row table:style-name="ro1">
          <table:table-cell office:value-type="float" office:value="0.037" calcext:value-type="float">
            <text:p>0,037</text:p>
          </table:table-cell>
          <table:table-cell table:formula="of:=EXP([.A40]*[.$B$1])" office:value-type="float" office:value="1.15951289636297" calcext:value-type="float">
            <text:p>1,160</text:p>
          </table:table-cell>
          <table:table-cell table:formula="of:=([.B40]-[.$B$3])/([.$B$1003]-[.$B$3])" office:value-type="float" office:value="0.00297608959011335" calcext:value-type="float">
            <text:p>0,003</text:p>
          </table:table-cell>
          <table:table-cell/>
          <table:table-cell table:formula="of:=[.A40]*65535" office:value-type="float" office:value="2424.795" calcext:value-type="float">
            <text:p>2425</text:p>
          </table:table-cell>
          <table:table-cell table:formula="of:=[.C40]*65535" office:value-type="float" office:value="195.038031288078" calcext:value-type="float">
            <text:p>195</text:p>
          </table:table-cell>
          <table:table-cell table:number-columns-repeated="1018"/>
        </table:table-row>
        <table:table-row table:style-name="ro1">
          <table:table-cell office:value-type="float" office:value="0.038" calcext:value-type="float">
            <text:p>0,038</text:p>
          </table:table-cell>
          <table:table-cell table:formula="of:=EXP([.A41]*[.$B$1])" office:value-type="float" office:value="1.16416023643211" calcext:value-type="float">
            <text:p>1,164</text:p>
          </table:table-cell>
          <table:table-cell table:formula="of:=([.B41]-[.$B$3])/([.$B$1003]-[.$B$3])" office:value-type="float" office:value="0.00306279668851627" calcext:value-type="float">
            <text:p>0,003</text:p>
          </table:table-cell>
          <table:table-cell/>
          <table:table-cell table:formula="of:=[.A41]*65535" office:value-type="float" office:value="2490.33" calcext:value-type="float">
            <text:p>2490</text:p>
          </table:table-cell>
          <table:table-cell table:formula="of:=[.C41]*65535" office:value-type="float" office:value="200.720380981914" calcext:value-type="float">
            <text:p>201</text:p>
          </table:table-cell>
          <table:table-cell table:number-columns-repeated="1018"/>
        </table:table-row>
        <table:table-row table:style-name="ro1">
          <table:table-cell office:value-type="float" office:value="0.039" calcext:value-type="float">
            <text:p>0,039</text:p>
          </table:table-cell>
          <table:table-cell table:formula="of:=EXP([.A42]*[.$B$1])" office:value-type="float" office:value="1.16882620308987" calcext:value-type="float">
            <text:p>1,169</text:p>
          </table:table-cell>
          <table:table-cell table:formula="of:=([.B42]-[.$B$3])/([.$B$1003]-[.$B$3])" office:value-type="float" office:value="0.00314985130989539" calcext:value-type="float">
            <text:p>0,003</text:p>
          </table:table-cell>
          <table:table-cell/>
          <table:table-cell table:formula="of:=[.A42]*65535" office:value-type="float" office:value="2555.865" calcext:value-type="float">
            <text:p>2556</text:p>
          </table:table-cell>
          <table:table-cell table:formula="of:=[.C42]*65535" office:value-type="float" office:value="206.425505593994" calcext:value-type="float">
            <text:p>206</text:p>
          </table:table-cell>
          <table:table-cell table:number-columns-repeated="1018"/>
        </table:table-row>
        <table:table-row table:style-name="ro1">
          <table:table-cell office:value-type="float" office:value="0.04" calcext:value-type="float">
            <text:p>0,040</text:p>
          </table:table-cell>
          <table:table-cell table:formula="of:=EXP([.A43]*[.$B$1])" office:value-type="float" office:value="1.17351087099181" calcext:value-type="float">
            <text:p>1,174</text:p>
          </table:table-cell>
          <table:table-cell table:formula="of:=([.B43]-[.$B$3])/([.$B$1003]-[.$B$3])" office:value-type="float" office:value="0.00323725484712651" calcext:value-type="float">
            <text:p>0,003</text:p>
          </table:table-cell>
          <table:table-cell/>
          <table:table-cell table:formula="of:=[.A43]*65535" office:value-type="float" office:value="2621.4" calcext:value-type="float">
            <text:p>2621</text:p>
          </table:table-cell>
          <table:table-cell table:formula="of:=[.C43]*65535" office:value-type="float" office:value="212.153496406436" calcext:value-type="float">
            <text:p>212</text:p>
          </table:table-cell>
          <table:table-cell table:number-columns-repeated="1018"/>
        </table:table-row>
        <table:table-row table:style-name="ro1">
          <table:table-cell office:value-type="float" office:value="0.041" calcext:value-type="float">
            <text:p>0,041</text:p>
          </table:table-cell>
          <table:table-cell table:formula="of:=EXP([.A44]*[.$B$1])" office:value-type="float" office:value="1.17821431509272" calcext:value-type="float">
            <text:p>1,178</text:p>
          </table:table-cell>
          <table:table-cell table:formula="of:=([.B44]-[.$B$3])/([.$B$1003]-[.$B$3])" office:value-type="float" office:value="0.00332500869866809" calcext:value-type="float">
            <text:p>0,003</text:p>
          </table:table-cell>
          <table:table-cell/>
          <table:table-cell table:formula="of:=[.A44]*65535" office:value-type="float" office:value="2686.935" calcext:value-type="float">
            <text:p>2687</text:p>
          </table:table-cell>
          <table:table-cell table:formula="of:=[.C44]*65535" office:value-type="float" office:value="217.904445067214" calcext:value-type="float">
            <text:p>218</text:p>
          </table:table-cell>
          <table:table-cell table:number-columns-repeated="1018"/>
        </table:table-row>
        <table:table-row table:style-name="ro1">
          <table:table-cell office:value-type="float" office:value="0.042" calcext:value-type="float">
            <text:p>0,042</text:p>
          </table:table-cell>
          <table:table-cell table:formula="of:=EXP([.A45]*[.$B$1])" office:value-type="float" office:value="1.18293661064781" calcext:value-type="float">
            <text:p>1,183</text:p>
          </table:table-cell>
          <table:table-cell table:formula="of:=([.B45]-[.$B$3])/([.$B$1003]-[.$B$3])" office:value-type="float" office:value="0.00341311426858363" calcext:value-type="float">
            <text:p>0,003</text:p>
          </table:table-cell>
          <table:table-cell/>
          <table:table-cell table:formula="of:=[.A45]*65535" office:value-type="float" office:value="2752.47" calcext:value-type="float">
            <text:p>2752</text:p>
          </table:table-cell>
          <table:table-cell table:formula="of:=[.C45]*65535" office:value-type="float" office:value="223.678443591628" calcext:value-type="float">
            <text:p>224</text:p>
          </table:table-cell>
          <table:table-cell table:number-columns-repeated="1018"/>
        </table:table-row>
        <table:table-row table:style-name="ro1">
          <table:table-cell office:value-type="float" office:value="0.043" calcext:value-type="float">
            <text:p>0,043</text:p>
          </table:table-cell>
          <table:table-cell table:formula="of:=EXP([.A46]*[.$B$1])" office:value-type="float" office:value="1.18767783321391" calcext:value-type="float">
            <text:p>1,188</text:p>
          </table:table-cell>
          <table:table-cell table:formula="of:=([.B46]-[.$B$3])/([.$B$1003]-[.$B$3])" office:value-type="float" office:value="0.00350157296656413" calcext:value-type="float">
            <text:p>0,004</text:p>
          </table:table-cell>
          <table:table-cell/>
          <table:table-cell table:formula="of:=[.A46]*65535" office:value-type="float" office:value="2818.005" calcext:value-type="float">
            <text:p>2818</text:p>
          </table:table-cell>
          <table:table-cell table:formula="of:=[.C46]*65535" office:value-type="float" office:value="229.47558436378" calcext:value-type="float">
            <text:p>229</text:p>
          </table:table-cell>
          <table:table-cell table:number-columns-repeated="1018"/>
        </table:table-row>
        <table:table-row table:style-name="ro1">
          <table:table-cell office:value-type="float" office:value="0.044" calcext:value-type="float">
            <text:p>0,044</text:p>
          </table:table-cell>
          <table:table-cell table:formula="of:=EXP([.A47]*[.$B$1])" office:value-type="float" office:value="1.19243805865067" calcext:value-type="float">
            <text:p>1,192</text:p>
          </table:table-cell>
          <table:table-cell table:formula="of:=([.B47]-[.$B$3])/([.$B$1003]-[.$B$3])" office:value-type="float" office:value="0.00359038620795063" calcext:value-type="float">
            <text:p>0,004</text:p>
          </table:table-cell>
          <table:table-cell/>
          <table:table-cell table:formula="of:=[.A47]*65535" office:value-type="float" office:value="2883.54" calcext:value-type="float">
            <text:p>2884</text:p>
          </table:table-cell>
          <table:table-cell table:formula="of:=[.C47]*65535" office:value-type="float" office:value="235.295960138044" calcext:value-type="float">
            <text:p>235</text:p>
          </table:table-cell>
          <table:table-cell table:number-columns-repeated="1018"/>
        </table:table-row>
        <table:table-row table:style-name="ro1">
          <table:table-cell office:value-type="float" office:value="0.045" calcext:value-type="float">
            <text:p>0,045</text:p>
          </table:table-cell>
          <table:table-cell table:formula="of:=EXP([.A48]*[.$B$1])" office:value-type="float" office:value="1.19721736312181" calcext:value-type="float">
            <text:p>1,197</text:p>
          </table:table-cell>
          <table:table-cell table:formula="of:=([.B48]-[.$B$3])/([.$B$1003]-[.$B$3])" office:value-type="float" office:value="0.00367955541375689" calcext:value-type="float">
            <text:p>0,004</text:p>
          </table:table-cell>
          <table:table-cell/>
          <table:table-cell table:formula="of:=[.A48]*65535" office:value-type="float" office:value="2949.075" calcext:value-type="float">
            <text:p>2949</text:p>
          </table:table-cell>
          <table:table-cell table:formula="of:=[.C48]*65535" office:value-type="float" office:value="241.139664040558" calcext:value-type="float">
            <text:p>241</text:p>
          </table:table-cell>
          <table:table-cell table:number-columns-repeated="1018"/>
        </table:table-row>
        <table:table-row table:style-name="ro1">
          <table:table-cell office:value-type="float" office:value="0.046" calcext:value-type="float">
            <text:p>0,046</text:p>
          </table:table-cell>
          <table:table-cell table:formula="of:=EXP([.A49]*[.$B$1])" office:value-type="float" office:value="1.2020158230963" calcext:value-type="float">
            <text:p>1,202</text:p>
          </table:table-cell>
          <table:table-cell table:formula="of:=([.B49]-[.$B$3])/([.$B$1003]-[.$B$3])" office:value-type="float" office:value="0.00376908201069212" calcext:value-type="float">
            <text:p>0,004</text:p>
          </table:table-cell>
          <table:table-cell/>
          <table:table-cell table:formula="of:=[.A49]*65535" office:value-type="float" office:value="3014.61" calcext:value-type="float">
            <text:p>3015</text:p>
          </table:table-cell>
          <table:table-cell table:formula="of:=[.C49]*65535" office:value-type="float" office:value="247.006789570708" calcext:value-type="float">
            <text:p>247</text:p>
          </table:table-cell>
          <table:table-cell table:number-columns-repeated="1018"/>
        </table:table-row>
        <table:table-row table:style-name="ro1">
          <table:table-cell office:value-type="float" office:value="0.047" calcext:value-type="float">
            <text:p>0,047</text:p>
          </table:table-cell>
          <table:table-cell table:formula="of:=EXP([.A50]*[.$B$1])" office:value-type="float" office:value="1.20683351534961" calcext:value-type="float">
            <text:p>1,207</text:p>
          </table:table-cell>
          <table:table-cell table:formula="of:=([.B50]-[.$B$3])/([.$B$1003]-[.$B$3])" office:value-type="float" office:value="0.00385896743118378" calcext:value-type="float">
            <text:p>0,004</text:p>
          </table:table-cell>
          <table:table-cell/>
          <table:table-cell table:formula="of:=[.A50]*65535" office:value-type="float" office:value="3080.145" calcext:value-type="float">
            <text:p>3080</text:p>
          </table:table-cell>
          <table:table-cell table:formula="of:=[.C50]*65535" office:value-type="float" office:value="252.897430602629" calcext:value-type="float">
            <text:p>253</text:p>
          </table:table-cell>
          <table:table-cell table:number-columns-repeated="1018"/>
        </table:table-row>
        <table:table-row table:style-name="ro1">
          <table:table-cell office:value-type="float" office:value="0.048" calcext:value-type="float">
            <text:p>0,048</text:p>
          </table:table-cell>
          <table:table-cell table:formula="of:=EXP([.A51]*[.$B$1])" office:value-type="float" office:value="1.2116705169649" calcext:value-type="float">
            <text:p>1,212</text:p>
          </table:table-cell>
          <table:table-cell table:formula="of:=([.B51]-[.$B$3])/([.$B$1003]-[.$B$3])" office:value-type="float" office:value="0.0039492131134005" calcext:value-type="float">
            <text:p>0,004</text:p>
          </table:table-cell>
          <table:table-cell/>
          <table:table-cell table:formula="of:=[.A51]*65535" office:value-type="float" office:value="3145.68" calcext:value-type="float">
            <text:p>3146</text:p>
          </table:table-cell>
          <table:table-cell table:formula="of:=[.C51]*65535" office:value-type="float" office:value="258.811681386702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float" office:value="0.049" calcext:value-type="float">
            <text:p>0,049</text:p>
          </table:table-cell>
          <table:table-cell table:formula="of:=EXP([.A52]*[.$B$1])" office:value-type="float" office:value="1.21652690533432" calcext:value-type="float">
            <text:p>1,217</text:p>
          </table:table-cell>
          <table:table-cell table:formula="of:=([.B52]-[.$B$3])/([.$B$1003]-[.$B$3])" office:value-type="float" office:value="0.00403982050127513" calcext:value-type="float">
            <text:p>0,004</text:p>
          </table:table-cell>
          <table:table-cell/>
          <table:table-cell table:formula="of:=[.A52]*65535" office:value-type="float" office:value="3211.215" calcext:value-type="float">
            <text:p>3211</text:p>
          </table:table-cell>
          <table:table-cell table:formula="of:=[.C52]*65535" office:value-type="float" office:value="264.749636551065" calcext:value-type="float">
            <text:p>265</text:p>
          </table:table-cell>
          <table:table-cell table:number-columns-repeated="1018"/>
        </table:table-row>
        <table:table-row table:style-name="ro1">
          <table:table-cell office:value-type="float" office:value="0.05" calcext:value-type="float">
            <text:p>0,050</text:p>
          </table:table-cell>
          <table:table-cell table:formula="of:=EXP([.A53]*[.$B$1])" office:value-type="float" office:value="1.22140275816017" calcext:value-type="float">
            <text:p>1,221</text:p>
          </table:table-cell>
          <table:table-cell table:formula="of:=([.B53]-[.$B$3])/([.$B$1003]-[.$B$3])" office:value-type="float" office:value="0.0041307910445278" calcext:value-type="float">
            <text:p>0,004</text:p>
          </table:table-cell>
          <table:table-cell/>
          <table:table-cell table:formula="of:=[.A53]*65535" office:value-type="float" office:value="3276.75" calcext:value-type="float">
            <text:p>3277</text:p>
          </table:table-cell>
          <table:table-cell table:formula="of:=[.C53]*65535" office:value-type="float" office:value="270.71139110313" calcext:value-type="float">
            <text:p>271</text:p>
          </table:table-cell>
          <table:table-cell table:number-columns-repeated="1018"/>
        </table:table-row>
        <table:table-row table:style-name="ro1">
          <table:table-cell office:value-type="float" office:value="0.051" calcext:value-type="float">
            <text:p>0,051</text:p>
          </table:table-cell>
          <table:table-cell table:formula="of:=EXP([.A54]*[.$B$1])" office:value-type="float" office:value="1.22629815345621" calcext:value-type="float">
            <text:p>1,226</text:p>
          </table:table-cell>
          <table:table-cell table:formula="of:=([.B54]-[.$B$3])/([.$B$1003]-[.$B$3])" office:value-type="float" office:value="0.00422212619868916" calcext:value-type="float">
            <text:p>0,004</text:p>
          </table:table-cell>
          <table:table-cell/>
          <table:table-cell table:formula="of:=[.A54]*65535" office:value-type="float" office:value="3342.285" calcext:value-type="float">
            <text:p>3342</text:p>
          </table:table-cell>
          <table:table-cell table:formula="of:=[.C54]*65535" office:value-type="float" office:value="276.697040431094" calcext:value-type="float">
            <text:p>277</text:p>
          </table:table-cell>
          <table:table-cell table:number-columns-repeated="1018"/>
        </table:table-row>
        <table:table-row table:style-name="ro1">
          <table:table-cell office:value-type="float" office:value="0.052" calcext:value-type="float">
            <text:p>0,052</text:p>
          </table:table-cell>
          <table:table-cell table:formula="of:=EXP([.A55]*[.$B$1])" office:value-type="float" office:value="1.23121316954887" calcext:value-type="float">
            <text:p>1,231</text:p>
          </table:table-cell>
          <table:table-cell table:formula="of:=([.B55]-[.$B$3])/([.$B$1003]-[.$B$3])" office:value-type="float" office:value="0.00431382742512361" calcext:value-type="float">
            <text:p>0,004</text:p>
          </table:table-cell>
          <table:table-cell/>
          <table:table-cell table:formula="of:=[.A55]*65535" office:value-type="float" office:value="3407.82" calcext:value-type="float">
            <text:p>3408</text:p>
          </table:table-cell>
          <table:table-cell table:formula="of:=[.C55]*65535" office:value-type="float" office:value="282.706680305476" calcext:value-type="float">
            <text:p>283</text:p>
          </table:table-cell>
          <table:table-cell table:number-columns-repeated="1018"/>
        </table:table-row>
        <table:table-row table:style-name="ro1">
          <table:table-cell office:value-type="float" office:value="0.053" calcext:value-type="float">
            <text:p>0,053</text:p>
          </table:table-cell>
          <table:table-cell table:formula="of:=EXP([.A56]*[.$B$1])" office:value-type="float" office:value="1.2361478850785" calcext:value-type="float">
            <text:p>1,236</text:p>
          </table:table-cell>
          <table:table-cell table:formula="of:=([.B56]-[.$B$3])/([.$B$1003]-[.$B$3])" office:value-type="float" office:value="0.00440589619105274" calcext:value-type="float">
            <text:p>0,004</text:p>
          </table:table-cell>
          <table:table-cell/>
          <table:table-cell table:formula="of:=[.A56]*65535" office:value-type="float" office:value="3473.355" calcext:value-type="float">
            <text:p>3473</text:p>
          </table:table-cell>
          <table:table-cell table:formula="of:=[.C56]*65535" office:value-type="float" office:value="288.740406880641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float" office:value="0.054" calcext:value-type="float">
            <text:p>0,054</text:p>
          </table:table-cell>
          <table:table-cell table:formula="of:=EXP([.A57]*[.$B$1])" office:value-type="float" office:value="1.24110237900067" calcext:value-type="float">
            <text:p>1,241</text:p>
          </table:table-cell>
          <table:table-cell table:formula="of:=([.B57]-[.$B$3])/([.$B$1003]-[.$B$3])" office:value-type="float" office:value="0.00449833396957876" calcext:value-type="float">
            <text:p>0,004</text:p>
          </table:table-cell>
          <table:table-cell/>
          <table:table-cell table:formula="of:=[.A57]*65535" office:value-type="float" office:value="3538.89" calcext:value-type="float">
            <text:p>3539</text:p>
          </table:table-cell>
          <table:table-cell table:formula="of:=[.C57]*65535" office:value-type="float" office:value="294.798316696344" calcext:value-type="float">
            <text:p>295</text:p>
          </table:table-cell>
          <table:table-cell table:number-columns-repeated="1018"/>
        </table:table-row>
        <table:table-row table:style-name="ro1">
          <table:table-cell office:value-type="float" office:value="0.055" calcext:value-type="float">
            <text:p>0,055</text:p>
          </table:table-cell>
          <table:table-cell table:formula="of:=EXP([.A58]*[.$B$1])" office:value-type="float" office:value="1.24607673058738" calcext:value-type="float">
            <text:p>1,246</text:p>
          </table:table-cell>
          <table:table-cell table:formula="of:=([.B58]-[.$B$3])/([.$B$1003]-[.$B$3])" office:value-type="float" office:value="0.0045911422397081" calcext:value-type="float">
            <text:p>0,005</text:p>
          </table:table-cell>
          <table:table-cell/>
          <table:table-cell table:formula="of:=[.A58]*65535" office:value-type="float" office:value="3604.425" calcext:value-type="float">
            <text:p>3604</text:p>
          </table:table-cell>
          <table:table-cell table:formula="of:=[.C58]*65535" office:value-type="float" office:value="300.880506679271" calcext:value-type="float">
            <text:p>301</text:p>
          </table:table-cell>
          <table:table-cell table:number-columns-repeated="1018"/>
        </table:table-row>
        <table:table-row table:style-name="ro1">
          <table:table-cell office:value-type="float" office:value="0.056" calcext:value-type="float">
            <text:p>0,056</text:p>
          </table:table-cell>
          <table:table-cell table:formula="of:=EXP([.A59]*[.$B$1])" office:value-type="float" office:value="1.25107101942836" calcext:value-type="float">
            <text:p>1,251</text:p>
          </table:table-cell>
          <table:table-cell table:formula="of:=([.B59]-[.$B$3])/([.$B$1003]-[.$B$3])" office:value-type="float" office:value="0.00468432248637507" calcext:value-type="float">
            <text:p>0,005</text:p>
          </table:table-cell>
          <table:table-cell/>
          <table:table-cell table:formula="of:=[.A59]*65535" office:value-type="float" office:value="3669.96" calcext:value-type="float">
            <text:p>3670</text:p>
          </table:table-cell>
          <table:table-cell table:formula="of:=[.C59]*65535" office:value-type="float" office:value="306.98707414459" calcext:value-type="float">
            <text:p>307</text:p>
          </table:table-cell>
          <table:table-cell table:number-columns-repeated="1018"/>
        </table:table-row>
        <table:table-row table:style-name="ro1">
          <table:table-cell office:value-type="float" office:value="0.057" calcext:value-type="float">
            <text:p>0,057</text:p>
          </table:table-cell>
          <table:table-cell table:formula="of:=EXP([.A60]*[.$B$1])" office:value-type="float" office:value="1.25608532543234" calcext:value-type="float">
            <text:p>1,256</text:p>
          </table:table-cell>
          <table:table-cell table:formula="of:=([.B60]-[.$B$3])/([.$B$1003]-[.$B$3])" office:value-type="float" office:value="0.0047778762004656" calcext:value-type="float">
            <text:p>0,005</text:p>
          </table:table-cell>
          <table:table-cell/>
          <table:table-cell table:formula="of:=[.A60]*65535" office:value-type="float" office:value="3735.495" calcext:value-type="float">
            <text:p>3735</text:p>
          </table:table-cell>
          <table:table-cell table:formula="of:=[.C60]*65535" office:value-type="float" office:value="313.118116797513" calcext:value-type="float">
            <text:p>313</text:p>
          </table:table-cell>
          <table:table-cell table:number-columns-repeated="1018"/>
        </table:table-row>
        <table:table-row table:style-name="ro1">
          <table:table-cell office:value-type="float" office:value="0.058" calcext:value-type="float">
            <text:p>0,058</text:p>
          </table:table-cell>
          <table:table-cell table:formula="of:=EXP([.A61]*[.$B$1])" office:value-type="float" office:value="1.26111972882833" calcext:value-type="float">
            <text:p>1,261</text:p>
          </table:table-cell>
          <table:table-cell table:formula="of:=([.B61]-[.$B$3])/([.$B$1003]-[.$B$3])" office:value-type="float" office:value="0.0048718048788411" calcext:value-type="float">
            <text:p>0,005</text:p>
          </table:table-cell>
          <table:table-cell/>
          <table:table-cell table:formula="of:=[.A61]*65535" office:value-type="float" office:value="3801.03" calcext:value-type="float">
            <text:p>3801</text:p>
          </table:table-cell>
          <table:table-cell table:formula="of:=[.C61]*65535" office:value-type="float" office:value="319.273732734851" calcext:value-type="float">
            <text:p>319</text:p>
          </table:table-cell>
          <table:table-cell table:number-columns-repeated="1018"/>
        </table:table-row>
        <table:table-row table:style-name="ro1">
          <table:table-cell office:value-type="float" office:value="0.059" calcext:value-type="float">
            <text:p>0,059</text:p>
          </table:table-cell>
          <table:table-cell table:formula="of:=EXP([.A62]*[.$B$1])" office:value-type="float" office:value="1.26617431016688" calcext:value-type="float">
            <text:p>1,266</text:p>
          </table:table-cell>
          <table:table-cell table:formula="of:=([.B62]-[.$B$3])/([.$B$1003]-[.$B$3])" office:value-type="float" office:value="0.00496611002436244" calcext:value-type="float">
            <text:p>0,005</text:p>
          </table:table-cell>
          <table:table-cell/>
          <table:table-cell table:formula="of:=[.A62]*65535" office:value-type="float" office:value="3866.565" calcext:value-type="float">
            <text:p>3867</text:p>
          </table:table-cell>
          <table:table-cell table:formula="of:=[.C62]*65535" office:value-type="float" office:value="325.454020446593" calcext:value-type="float">
            <text:p>325</text:p>
          </table:table-cell>
          <table:table-cell table:number-columns-repeated="1018"/>
        </table:table-row>
        <table:table-row table:style-name="ro1">
          <table:table-cell office:value-type="float" office:value="0.06" calcext:value-type="float">
            <text:p>0,060</text:p>
          </table:table-cell>
          <table:table-cell table:formula="of:=EXP([.A63]*[.$B$1])" office:value-type="float" office:value="1.2712491503214" calcext:value-type="float">
            <text:p>1,271</text:p>
          </table:table-cell>
          <table:table-cell table:formula="of:=([.B63]-[.$B$3])/([.$B$1003]-[.$B$3])" office:value-type="float" office:value="0.00506079314591397" calcext:value-type="float">
            <text:p>0,005</text:p>
          </table:table-cell>
          <table:table-cell/>
          <table:table-cell table:formula="of:=[.A63]*65535" office:value-type="float" office:value="3932.1" calcext:value-type="float">
            <text:p>3932</text:p>
          </table:table-cell>
          <table:table-cell table:formula="of:=[.C63]*65535" office:value-type="float" office:value="331.659078817472" calcext:value-type="float">
            <text:p>332</text:p>
          </table:table-cell>
          <table:table-cell table:number-columns-repeated="1018"/>
        </table:table-row>
        <table:table-row table:style-name="ro1">
          <table:table-cell office:value-type="float" office:value="0.061" calcext:value-type="float">
            <text:p>0,061</text:p>
          </table:table-cell>
          <table:table-cell table:formula="of:=EXP([.A64]*[.$B$1])" office:value-type="float" office:value="1.27634433048945" calcext:value-type="float">
            <text:p>1,276</text:p>
          </table:table-cell>
          <table:table-cell table:formula="of:=([.B64]-[.$B$3])/([.$B$1003]-[.$B$3])" office:value-type="float" office:value="0.00515585575842763" calcext:value-type="float">
            <text:p>0,005</text:p>
          </table:table-cell>
          <table:table-cell/>
          <table:table-cell table:formula="of:=[.A64]*65535" office:value-type="float" office:value="3997.635" calcext:value-type="float">
            <text:p>3998</text:p>
          </table:table-cell>
          <table:table-cell table:formula="of:=[.C64]*65535" office:value-type="float" office:value="337.889007128555" calcext:value-type="float">
            <text:p>338</text:p>
          </table:table-cell>
          <table:table-cell table:number-columns-repeated="1018"/>
        </table:table-row>
        <table:table-row table:style-name="ro1">
          <table:table-cell office:value-type="float" office:value="0.062" calcext:value-type="float">
            <text:p>0,062</text:p>
          </table:table-cell>
          <table:table-cell table:formula="of:=EXP([.A65]*[.$B$1])" office:value-type="float" office:value="1.28145993219402" calcext:value-type="float">
            <text:p>1,281</text:p>
          </table:table-cell>
          <table:table-cell table:formula="of:=([.B65]-[.$B$3])/([.$B$1003]-[.$B$3])" office:value-type="float" office:value="0.00525129938290726" calcext:value-type="float">
            <text:p>0,005</text:p>
          </table:table-cell>
          <table:table-cell/>
          <table:table-cell table:formula="of:=[.A65]*65535" office:value-type="float" office:value="4063.17" calcext:value-type="float">
            <text:p>4063</text:p>
          </table:table-cell>
          <table:table-cell table:formula="of:=[.C65]*65535" office:value-type="float" office:value="344.143905058827" calcext:value-type="float">
            <text:p>344</text:p>
          </table:table-cell>
          <table:table-cell table:number-columns-repeated="1018"/>
        </table:table-row>
        <table:table-row table:style-name="ro1">
          <table:table-cell office:value-type="float" office:value="0.063" calcext:value-type="float">
            <text:p>0,063</text:p>
          </table:table-cell>
          <table:table-cell table:formula="of:=EXP([.A66]*[.$B$1])" office:value-type="float" office:value="1.28659603728484" calcext:value-type="float">
            <text:p>1,287</text:p>
          </table:table-cell>
          <table:table-cell table:formula="of:=([.B66]-[.$B$3])/([.$B$1003]-[.$B$3])" office:value-type="float" office:value="0.00534712554645289" calcext:value-type="float">
            <text:p>0,005</text:p>
          </table:table-cell>
          <table:table-cell/>
          <table:table-cell table:formula="of:=[.A66]*65535" office:value-type="float" office:value="4128.705" calcext:value-type="float">
            <text:p>4129</text:p>
          </table:table-cell>
          <table:table-cell table:formula="of:=[.C66]*65535" office:value-type="float" office:value="350.42387268679" calcext:value-type="float">
            <text:p>350</text:p>
          </table:table-cell>
          <table:table-cell table:number-columns-repeated="1018"/>
        </table:table-row>
        <table:table-row table:style-name="ro1">
          <table:table-cell office:value-type="float" office:value="0.064" calcext:value-type="float">
            <text:p>0,064</text:p>
          </table:table-cell>
          <table:table-cell table:formula="of:=EXP([.A67]*[.$B$1])" office:value-type="float" office:value="1.2917527279397" calcext:value-type="float">
            <text:p>1,292</text:p>
          </table:table-cell>
          <table:table-cell table:formula="of:=([.B67]-[.$B$3])/([.$B$1003]-[.$B$3])" office:value-type="float" office:value="0.00544333578228519" calcext:value-type="float">
            <text:p>0,005</text:p>
          </table:table-cell>
          <table:table-cell/>
          <table:table-cell table:formula="of:=[.A67]*65535" office:value-type="float" office:value="4194.24" calcext:value-type="float">
            <text:p>4194</text:p>
          </table:table-cell>
          <table:table-cell table:formula="of:=[.C67]*65535" office:value-type="float" office:value="356.72901049206" calcext:value-type="float">
            <text:p>357</text:p>
          </table:table-cell>
          <table:table-cell table:number-columns-repeated="1018"/>
        </table:table-row>
        <table:table-row table:style-name="ro1">
          <table:table-cell office:value-type="float" office:value="0.065" calcext:value-type="float">
            <text:p>0,065</text:p>
          </table:table-cell>
          <table:table-cell table:formula="of:=EXP([.A68]*[.$B$1])" office:value-type="float" office:value="1.29693008666577" calcext:value-type="float">
            <text:p>1,297</text:p>
          </table:table-cell>
          <table:table-cell table:formula="of:=([.B68]-[.$B$3])/([.$B$1003]-[.$B$3])" office:value-type="float" office:value="0.00553993162976996" calcext:value-type="float">
            <text:p>0,006</text:p>
          </table:table-cell>
          <table:table-cell/>
          <table:table-cell table:formula="of:=[.A68]*65535" office:value-type="float" office:value="4259.775" calcext:value-type="float">
            <text:p>4260</text:p>
          </table:table-cell>
          <table:table-cell table:formula="of:=[.C68]*65535" office:value-type="float" office:value="363.059419356975" calcext:value-type="float">
            <text:p>363</text:p>
          </table:table-cell>
          <table:table-cell table:number-columns-repeated="1018"/>
        </table:table-row>
        <table:table-row table:style-name="ro1">
          <table:table-cell office:value-type="float" office:value="0.066" calcext:value-type="float">
            <text:p>0,066</text:p>
          </table:table-cell>
          <table:table-cell table:formula="of:=EXP([.A69]*[.$B$1])" office:value-type="float" office:value="1.30212819630089" calcext:value-type="float">
            <text:p>1,302</text:p>
          </table:table-cell>
          <table:table-cell table:formula="of:=([.B69]-[.$B$3])/([.$B$1003]-[.$B$3])" office:value-type="float" office:value="0.00563691463444285" calcext:value-type="float">
            <text:p>0,006</text:p>
          </table:table-cell>
          <table:table-cell/>
          <table:table-cell table:formula="of:=[.A69]*65535" office:value-type="float" office:value="4325.31" calcext:value-type="float">
            <text:p>4325</text:p>
          </table:table-cell>
          <table:table-cell table:formula="of:=[.C69]*65535" office:value-type="float" office:value="369.415200568212" calcext:value-type="float">
            <text:p>369</text:p>
          </table:table-cell>
          <table:table-cell table:number-columns-repeated="1018"/>
        </table:table-row>
        <table:table-row table:style-name="ro1">
          <table:table-cell office:value-type="float" office:value="0.067" calcext:value-type="float">
            <text:p>0,067</text:p>
          </table:table-cell>
          <table:table-cell table:formula="of:=EXP([.A70]*[.$B$1])" office:value-type="float" office:value="1.30734714001494" calcext:value-type="float">
            <text:p>1,307</text:p>
          </table:table-cell>
          <table:table-cell table:formula="of:=([.B70]-[.$B$3])/([.$B$1003]-[.$B$3])" office:value-type="float" office:value="0.00573428634803398" calcext:value-type="float">
            <text:p>0,006</text:p>
          </table:table-cell>
          <table:table-cell/>
          <table:table-cell table:formula="of:=[.A70]*65535" office:value-type="float" office:value="4390.845" calcext:value-type="float">
            <text:p>4391</text:p>
          </table:table-cell>
          <table:table-cell table:formula="of:=[.C70]*65535" office:value-type="float" office:value="375.796455818407" calcext:value-type="float">
            <text:p>376</text:p>
          </table:table-cell>
          <table:table-cell table:number-columns-repeated="1018"/>
        </table:table-row>
        <table:table-row table:style-name="ro1">
          <table:table-cell office:value-type="float" office:value="0.068" calcext:value-type="float">
            <text:p>0,068</text:p>
          </table:table-cell>
          <table:table-cell table:formula="of:=EXP([.A71]*[.$B$1])" office:value-type="float" office:value="1.31258700131111" calcext:value-type="float">
            <text:p>1,313</text:p>
          </table:table-cell>
          <table:table-cell table:formula="of:=([.B71]-[.$B$3])/([.$B$1003]-[.$B$3])" office:value-type="float" office:value="0.00583204832849286" calcext:value-type="float">
            <text:p>0,006</text:p>
          </table:table-cell>
          <table:table-cell/>
          <table:table-cell table:formula="of:=[.A71]*65535" office:value-type="float" office:value="4456.38" calcext:value-type="float">
            <text:p>4456</text:p>
          </table:table-cell>
          <table:table-cell table:formula="of:=[.C71]*65535" office:value-type="float" office:value="382.203287207779" calcext:value-type="float">
            <text:p>382</text:p>
          </table:table-cell>
          <table:table-cell table:number-columns-repeated="1018"/>
        </table:table-row>
        <table:table-row table:style-name="ro1">
          <table:table-cell office:value-type="float" office:value="0.069" calcext:value-type="float">
            <text:p>0,069</text:p>
          </table:table-cell>
          <table:table-cell table:formula="of:=EXP([.A72]*[.$B$1])" office:value-type="float" office:value="1.3178478640273" calcext:value-type="float">
            <text:p>1,318</text:p>
          </table:table-cell>
          <table:table-cell table:formula="of:=([.B72]-[.$B$3])/([.$B$1003]-[.$B$3])" office:value-type="float" office:value="0.00593020214001325" calcext:value-type="float">
            <text:p>0,006</text:p>
          </table:table-cell>
          <table:table-cell/>
          <table:table-cell table:formula="of:=[.A72]*65535" office:value-type="float" office:value="4521.915" calcext:value-type="float">
            <text:p>4522</text:p>
          </table:table-cell>
          <table:table-cell table:formula="of:=[.C72]*65535" office:value-type="float" office:value="388.635797245768" calcext:value-type="float">
            <text:p>389</text:p>
          </table:table-cell>
          <table:table-cell table:number-columns-repeated="1018"/>
        </table:table-row>
        <table:table-row table:style-name="ro1">
          <table:table-cell office:value-type="float" office:value="0.07" calcext:value-type="float">
            <text:p>0,070</text:p>
          </table:table-cell>
          <table:table-cell table:formula="of:=EXP([.A73]*[.$B$1])" office:value-type="float" office:value="1.32312981233744" calcext:value-type="float">
            <text:p>1,323</text:p>
          </table:table-cell>
          <table:table-cell table:formula="of:=([.B73]-[.$B$3])/([.$B$1003]-[.$B$3])" office:value-type="float" office:value="0.00602874935305824" calcext:value-type="float">
            <text:p>0,006</text:p>
          </table:table-cell>
          <table:table-cell/>
          <table:table-cell table:formula="of:=[.A73]*65535" office:value-type="float" office:value="4587.45" calcext:value-type="float">
            <text:p>4587</text:p>
          </table:table-cell>
          <table:table-cell table:formula="of:=[.C73]*65535" office:value-type="float" office:value="395.094088852672" calcext:value-type="float">
            <text:p>395</text:p>
          </table:table-cell>
          <table:table-cell table:number-columns-repeated="1018"/>
        </table:table-row>
        <table:table-row table:style-name="ro1">
          <table:table-cell office:value-type="float" office:value="0.071" calcext:value-type="float">
            <text:p>0,071</text:p>
          </table:table-cell>
          <table:table-cell table:formula="of:=EXP([.A74]*[.$B$1])" office:value-type="float" office:value="1.32843293075279" calcext:value-type="float">
            <text:p>1,328</text:p>
          </table:table-cell>
          <table:table-cell table:formula="of:=([.B74]-[.$B$3])/([.$B$1003]-[.$B$3])" office:value-type="float" office:value="0.00612769154438534" calcext:value-type="float">
            <text:p>0,006</text:p>
          </table:table-cell>
          <table:table-cell/>
          <table:table-cell table:formula="of:=[.A74]*65535" office:value-type="float" office:value="4652.985" calcext:value-type="float">
            <text:p>4653</text:p>
          </table:table-cell>
          <table:table-cell table:formula="of:=[.C74]*65535" office:value-type="float" office:value="401.578265361293" calcext:value-type="float">
            <text:p>402</text:p>
          </table:table-cell>
          <table:table-cell table:number-columns-repeated="1018"/>
        </table:table-row>
        <table:table-row table:style-name="ro1">
          <table:table-cell office:value-type="float" office:value="0.072" calcext:value-type="float">
            <text:p>0,072</text:p>
          </table:table-cell>
          <table:table-cell table:formula="of:=EXP([.A75]*[.$B$1])" office:value-type="float" office:value="1.33375730412338" calcext:value-type="float">
            <text:p>1,334</text:p>
          </table:table-cell>
          <table:table-cell table:formula="of:=([.B75]-[.$B$3])/([.$B$1003]-[.$B$3])" office:value-type="float" office:value="0.00622703029707172" calcext:value-type="float">
            <text:p>0,006</text:p>
          </table:table-cell>
          <table:table-cell/>
          <table:table-cell table:formula="of:=[.A75]*65535" office:value-type="float" office:value="4718.52" calcext:value-type="float">
            <text:p>4719</text:p>
          </table:table-cell>
          <table:table-cell table:formula="of:=[.C75]*65535" office:value-type="float" office:value="408.088430518595" calcext:value-type="float">
            <text:p>408</text:p>
          </table:table-cell>
          <table:table-cell table:number-columns-repeated="1018"/>
        </table:table-row>
        <table:table-row table:style-name="ro1">
          <table:table-cell office:value-type="float" office:value="0.073" calcext:value-type="float">
            <text:p>0,073</text:p>
          </table:table-cell>
          <table:table-cell table:formula="of:=EXP([.A76]*[.$B$1])" office:value-type="float" office:value="1.33910301763929" calcext:value-type="float">
            <text:p>1,339</text:p>
          </table:table-cell>
          <table:table-cell table:formula="of:=([.B76]-[.$B$3])/([.$B$1003]-[.$B$3])" office:value-type="float" office:value="0.00632676720053953" calcext:value-type="float">
            <text:p>0,006</text:p>
          </table:table-cell>
          <table:table-cell/>
          <table:table-cell table:formula="of:=[.A76]*65535" office:value-type="float" office:value="4784.055" calcext:value-type="float">
            <text:p>4784</text:p>
          </table:table-cell>
          <table:table-cell table:formula="of:=[.C76]*65535" office:value-type="float" office:value="414.624688487358" calcext:value-type="float">
            <text:p>415</text:p>
          </table:table-cell>
          <table:table-cell table:number-columns-repeated="1018"/>
        </table:table-row>
        <table:table-row table:style-name="ro1">
          <table:table-cell office:value-type="float" office:value="0.074" calcext:value-type="float">
            <text:p>0,074</text:p>
          </table:table-cell>
          <table:table-cell table:formula="of:=EXP([.A77]*[.$B$1])" office:value-type="float" office:value="1.34447015683205" calcext:value-type="float">
            <text:p>1,344</text:p>
          </table:table-cell>
          <table:table-cell table:formula="of:=([.B77]-[.$B$3])/([.$B$1003]-[.$B$3])" office:value-type="float" office:value="0.00642690385058137" calcext:value-type="float">
            <text:p>0,006</text:p>
          </table:table-cell>
          <table:table-cell/>
          <table:table-cell table:formula="of:=[.A77]*65535" office:value-type="float" office:value="4849.59" calcext:value-type="float">
            <text:p>4850</text:p>
          </table:table-cell>
          <table:table-cell table:formula="of:=[.C77]*65535" office:value-type="float" office:value="421.18714384785" calcext:value-type="float">
            <text:p>421</text:p>
          </table:table-cell>
          <table:table-cell table:number-columns-repeated="1018"/>
        </table:table-row>
        <table:table-row table:style-name="ro1">
          <table:table-cell office:value-type="float" office:value="0.075" calcext:value-type="float">
            <text:p>0,075</text:p>
          </table:table-cell>
          <table:table-cell table:formula="of:=EXP([.A78]*[.$B$1])" office:value-type="float" office:value="1.349858807576" calcext:value-type="float">
            <text:p>1,350</text:p>
          </table:table-cell>
          <table:table-cell table:formula="of:=([.B78]-[.$B$3])/([.$B$1003]-[.$B$3])" office:value-type="float" office:value="0.00652744184938577" calcext:value-type="float">
            <text:p>0,007</text:p>
          </table:table-cell>
          <table:table-cell/>
          <table:table-cell table:formula="of:=[.A78]*65535" office:value-type="float" office:value="4915.125" calcext:value-type="float">
            <text:p>4915</text:p>
          </table:table-cell>
          <table:table-cell table:formula="of:=[.C78]*65535" office:value-type="float" office:value="427.775901599497" calcext:value-type="float">
            <text:p>428</text:p>
          </table:table-cell>
          <table:table-cell table:number-columns-repeated="1018"/>
        </table:table-row>
        <table:table-row table:style-name="ro1">
          <table:table-cell office:value-type="float" office:value="0.076" calcext:value-type="float">
            <text:p>0,076</text:p>
          </table:table-cell>
          <table:table-cell table:formula="of:=EXP([.A79]*[.$B$1])" office:value-type="float" office:value="1.35526905608967" calcext:value-type="float">
            <text:p>1,355</text:p>
          </table:table-cell>
          <table:table-cell table:formula="of:=([.B79]-[.$B$3])/([.$B$1003]-[.$B$3])" office:value-type="float" office:value="0.00662838280556286" calcext:value-type="float">
            <text:p>0,007</text:p>
          </table:table-cell>
          <table:table-cell/>
          <table:table-cell table:formula="of:=[.A79]*65535" office:value-type="float" office:value="4980.66" calcext:value-type="float">
            <text:p>4981</text:p>
          </table:table-cell>
          <table:table-cell table:formula="of:=[.C79]*65535" office:value-type="float" office:value="434.391067162562" calcext:value-type="float">
            <text:p>434</text:p>
          </table:table-cell>
          <table:table-cell table:number-columns-repeated="1018"/>
        </table:table-row>
        <table:table-row table:style-name="ro1">
          <table:table-cell office:value-type="float" office:value="0.077" calcext:value-type="float">
            <text:p>0,077</text:p>
          </table:table-cell>
          <table:table-cell table:formula="of:=EXP([.A80]*[.$B$1])" office:value-type="float" office:value="1.36070098893715" calcext:value-type="float">
            <text:p>1,361</text:p>
          </table:table-cell>
          <table:table-cell table:formula="of:=([.B80]-[.$B$3])/([.$B$1003]-[.$B$3])" office:value-type="float" office:value="0.00672972833417009" calcext:value-type="float">
            <text:p>0,007</text:p>
          </table:table-cell>
          <table:table-cell/>
          <table:table-cell table:formula="of:=[.A80]*65535" office:value-type="float" office:value="5046.195" calcext:value-type="float">
            <text:p>5046</text:p>
          </table:table-cell>
          <table:table-cell table:formula="of:=[.C80]*65535" office:value-type="float" office:value="441.032746379837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float" office:value="0.078" calcext:value-type="float">
            <text:p>0,078</text:p>
          </table:table-cell>
          <table:table-cell table:formula="of:=EXP([.A81]*[.$B$1])" office:value-type="float" office:value="1.36615469302948" calcext:value-type="float">
            <text:p>1,366</text:p>
          </table:table-cell>
          <table:table-cell table:formula="of:=([.B81]-[.$B$3])/([.$B$1003]-[.$B$3])" office:value-type="float" office:value="0.00683148005673807" calcext:value-type="float">
            <text:p>0,007</text:p>
          </table:table-cell>
          <table:table-cell/>
          <table:table-cell table:formula="of:=[.A81]*65535" office:value-type="float" office:value="5111.73" calcext:value-type="float">
            <text:p>5112</text:p>
          </table:table-cell>
          <table:table-cell table:formula="of:=[.C81]*65535" office:value-type="float" office:value="447.70104551833" calcext:value-type="float">
            <text:p>448</text:p>
          </table:table-cell>
          <table:table-cell table:number-columns-repeated="1018"/>
        </table:table-row>
        <table:table-row table:style-name="ro1">
          <table:table-cell office:value-type="float" office:value="0.079" calcext:value-type="float">
            <text:p>0,079</text:p>
          </table:table-cell>
          <table:table-cell table:formula="of:=EXP([.A82]*[.$B$1])" office:value-type="float" office:value="1.37163025562604" calcext:value-type="float">
            <text:p>1,372</text:p>
          </table:table-cell>
          <table:table-cell table:formula="of:=([.B82]-[.$B$3])/([.$B$1003]-[.$B$3])" office:value-type="float" office:value="0.00693363960129655" calcext:value-type="float">
            <text:p>0,007</text:p>
          </table:table-cell>
          <table:table-cell/>
          <table:table-cell table:formula="of:=[.A82]*65535" office:value-type="float" office:value="5177.265" calcext:value-type="float">
            <text:p>5177</text:p>
          </table:table-cell>
          <table:table-cell table:formula="of:=[.C82]*65535" office:value-type="float" office:value="454.396071270969" calcext:value-type="float">
            <text:p>454</text:p>
          </table:table-cell>
          <table:table-cell table:number-columns-repeated="1018"/>
        </table:table-row>
        <table:table-row table:style-name="ro1">
          <table:table-cell office:value-type="float" office:value="0.08" calcext:value-type="float">
            <text:p>0,080</text:p>
          </table:table-cell>
          <table:table-cell table:formula="of:=EXP([.A83]*[.$B$1])" office:value-type="float" office:value="1.37712776433596" calcext:value-type="float">
            <text:p>1,377</text:p>
          </table:table-cell>
          <table:table-cell table:formula="of:=([.B83]-[.$B$3])/([.$B$1003]-[.$B$3])" office:value-type="float" office:value="0.00703620860240041" calcext:value-type="float">
            <text:p>0,007</text:p>
          </table:table-cell>
          <table:table-cell/>
          <table:table-cell table:formula="of:=[.A83]*65535" office:value-type="float" office:value="5242.8" calcext:value-type="float">
            <text:p>5243</text:p>
          </table:table-cell>
          <table:table-cell table:formula="of:=[.C83]*65535" office:value-type="float" office:value="461.117930758311" calcext:value-type="float">
            <text:p>461</text:p>
          </table:table-cell>
          <table:table-cell table:number-columns-repeated="1018"/>
        </table:table-row>
        <table:table-row table:style-name="ro1">
          <table:table-cell office:value-type="float" office:value="0.081" calcext:value-type="float">
            <text:p>0,081</text:p>
          </table:table-cell>
          <table:table-cell table:formula="of:=EXP([.A84]*[.$B$1])" office:value-type="float" office:value="1.38264730711948" calcext:value-type="float">
            <text:p>1,383</text:p>
          </table:table-cell>
          <table:table-cell table:formula="of:=([.B84]-[.$B$3])/([.$B$1003]-[.$B$3])" office:value-type="float" office:value="0.00713918870115585" calcext:value-type="float">
            <text:p>0,007</text:p>
          </table:table-cell>
          <table:table-cell/>
          <table:table-cell table:formula="of:=[.A84]*65535" office:value-type="float" office:value="5308.335" calcext:value-type="float">
            <text:p>5308</text:p>
          </table:table-cell>
          <table:table-cell table:formula="of:=[.C84]*65535" office:value-type="float" office:value="467.866731530249" calcext:value-type="float">
            <text:p>468</text:p>
          </table:table-cell>
          <table:table-cell table:number-columns-repeated="1018"/>
        </table:table-row>
        <table:table-row table:style-name="ro1">
          <table:table-cell office:value-type="float" office:value="0.082" calcext:value-type="float">
            <text:p>0,082</text:p>
          </table:table-cell>
          <table:table-cell table:formula="of:=EXP([.A85]*[.$B$1])" office:value-type="float" office:value="1.38818897228941" calcext:value-type="float">
            <text:p>1,388</text:p>
          </table:table-cell>
          <table:table-cell table:formula="of:=([.B85]-[.$B$3])/([.$B$1003]-[.$B$3])" office:value-type="float" office:value="0.00724258154524667" calcext:value-type="float">
            <text:p>0,007</text:p>
          </table:table-cell>
          <table:table-cell/>
          <table:table-cell table:formula="of:=[.A85]*65535" office:value-type="float" office:value="5373.87" calcext:value-type="float">
            <text:p>5374</text:p>
          </table:table-cell>
          <table:table-cell table:formula="of:=[.C85]*65535" office:value-type="float" office:value="474.64258156774" calcext:value-type="float">
            <text:p>475</text:p>
          </table:table-cell>
          <table:table-cell table:number-columns-repeated="1018"/>
        </table:table-row>
        <table:table-row table:style-name="ro1">
          <table:table-cell office:value-type="float" office:value="0.083" calcext:value-type="float">
            <text:p>0,083</text:p>
          </table:table-cell>
          <table:table-cell table:formula="of:=EXP([.A86]*[.$B$1])" office:value-type="float" office:value="1.39375284851252" calcext:value-type="float">
            <text:p>1,394</text:p>
          </table:table-cell>
          <table:table-cell table:formula="of:=([.B86]-[.$B$3])/([.$B$1003]-[.$B$3])" office:value-type="float" office:value="0.00734638878896056" calcext:value-type="float">
            <text:p>0,007</text:p>
          </table:table-cell>
          <table:table-cell/>
          <table:table-cell table:formula="of:=[.A86]*65535" office:value-type="float" office:value="5439.405" calcext:value-type="float">
            <text:p>5439</text:p>
          </table:table-cell>
          <table:table-cell table:formula="of:=[.C86]*65535" office:value-type="float" office:value="481.44558928453" calcext:value-type="float">
            <text:p>481</text:p>
          </table:table-cell>
          <table:table-cell table:number-columns-repeated="1018"/>
        </table:table-row>
        <table:table-row table:style-name="ro1">
          <table:table-cell office:value-type="float" office:value="0.084" calcext:value-type="float">
            <text:p>0,084</text:p>
          </table:table-cell>
          <table:table-cell table:formula="of:=EXP([.A87]*[.$B$1])" office:value-type="float" office:value="1.39933902481093" calcext:value-type="float">
            <text:p>1,399</text:p>
          </table:table-cell>
          <table:table-cell table:formula="of:=([.B87]-[.$B$3])/([.$B$1003]-[.$B$3])" office:value-type="float" office:value="0.00745061209321564" calcext:value-type="float">
            <text:p>0,007</text:p>
          </table:table-cell>
          <table:table-cell/>
          <table:table-cell table:formula="of:=[.A87]*65535" office:value-type="float" office:value="5504.94" calcext:value-type="float">
            <text:p>5505</text:p>
          </table:table-cell>
          <table:table-cell table:formula="of:=[.C87]*65535" office:value-type="float" office:value="488.275863528887" calcext:value-type="float">
            <text:p>488</text:p>
          </table:table-cell>
          <table:table-cell table:number-columns-repeated="1018"/>
        </table:table-row>
        <table:table-row table:style-name="ro1">
          <table:table-cell office:value-type="float" office:value="0.085" calcext:value-type="float">
            <text:p>0,085</text:p>
          </table:table-cell>
          <table:table-cell table:formula="of:=EXP([.A88]*[.$B$1])" office:value-type="float" office:value="1.40494759056359" calcext:value-type="float">
            <text:p>1,405</text:p>
          </table:table-cell>
          <table:table-cell table:formula="of:=([.B88]-[.$B$3])/([.$B$1003]-[.$B$3])" office:value-type="float" office:value="0.007555253125587" calcext:value-type="float">
            <text:p>0,008</text:p>
          </table:table-cell>
          <table:table-cell/>
          <table:table-cell table:formula="of:=[.A88]*65535" office:value-type="float" office:value="5570.475" calcext:value-type="float">
            <text:p>5570</text:p>
          </table:table-cell>
          <table:table-cell table:formula="of:=[.C88]*65535" office:value-type="float" office:value="495.133513585344" calcext:value-type="float">
            <text:p>495</text:p>
          </table:table-cell>
          <table:table-cell table:number-columns-repeated="1018"/>
        </table:table-row>
        <table:table-row table:style-name="ro1">
          <table:table-cell office:value-type="float" office:value="0.086" calcext:value-type="float">
            <text:p>0,086</text:p>
          </table:table-cell>
          <table:table-cell table:formula="of:=EXP([.A89]*[.$B$1])" office:value-type="float" office:value="1.41057863550768" calcext:value-type="float">
            <text:p>1,411</text:p>
          </table:table-cell>
          <table:table-cell table:formula="of:=([.B89]-[.$B$3])/([.$B$1003]-[.$B$3])" office:value-type="float" office:value="0.00766031356033339" calcext:value-type="float">
            <text:p>0,008</text:p>
          </table:table-cell>
          <table:table-cell/>
          <table:table-cell table:formula="of:=[.A89]*65535" office:value-type="float" office:value="5636.01" calcext:value-type="float">
            <text:p>5636</text:p>
          </table:table-cell>
          <table:table-cell table:formula="of:=[.C89]*65535" office:value-type="float" office:value="502.018649176449" calcext:value-type="float">
            <text:p>502</text:p>
          </table:table-cell>
          <table:table-cell table:number-columns-repeated="1018"/>
        </table:table-row>
        <table:table-row table:style-name="ro1">
          <table:table-cell office:value-type="float" office:value="0.087" calcext:value-type="float">
            <text:p>0,087</text:p>
          </table:table-cell>
          <table:table-cell table:formula="of:=EXP([.A90]*[.$B$1])" office:value-type="float" office:value="1.41623224974002" calcext:value-type="float">
            <text:p>1,416</text:p>
          </table:table-cell>
          <table:table-cell table:formula="of:=([.B90]-[.$B$3])/([.$B$1003]-[.$B$3])" office:value-type="float" office:value="0.00776579507842402" calcext:value-type="float">
            <text:p>0,008</text:p>
          </table:table-cell>
          <table:table-cell/>
          <table:table-cell table:formula="of:=[.A90]*65535" office:value-type="float" office:value="5701.545" calcext:value-type="float">
            <text:p>5702</text:p>
          </table:table-cell>
          <table:table-cell table:formula="of:=[.C90]*65535" office:value-type="float" office:value="508.931380464518" calcext:value-type="float">
            <text:p>509</text:p>
          </table:table-cell>
          <table:table-cell table:number-columns-repeated="1018"/>
        </table:table-row>
        <table:table-row table:style-name="ro1">
          <table:table-cell office:value-type="float" office:value="0.088" calcext:value-type="float">
            <text:p>0,088</text:p>
          </table:table-cell>
          <table:table-cell table:formula="of:=EXP([.A91]*[.$B$1])" office:value-type="float" office:value="1.42190852371858" calcext:value-type="float">
            <text:p>1,422</text:p>
          </table:table-cell>
          <table:table-cell table:formula="of:=([.B91]-[.$B$3])/([.$B$1003]-[.$B$3])" office:value-type="float" office:value="0.00787169936756541" calcext:value-type="float">
            <text:p>0,008</text:p>
          </table:table-cell>
          <table:table-cell/>
          <table:table-cell table:formula="of:=[.A91]*65535" office:value-type="float" office:value="5767.08" calcext:value-type="float">
            <text:p>5767</text:p>
          </table:table-cell>
          <table:table-cell table:formula="of:=[.C91]*65535" office:value-type="float" office:value="515.871818053399" calcext:value-type="float">
            <text:p>516</text:p>
          </table:table-cell>
          <table:table-cell table:number-columns-repeated="1018"/>
        </table:table-row>
        <table:table-row table:style-name="ro1">
          <table:table-cell office:value-type="float" office:value="0.089" calcext:value-type="float">
            <text:p>0,089</text:p>
          </table:table-cell>
          <table:table-cell table:formula="of:=EXP([.A92]*[.$B$1])" office:value-type="float" office:value="1.42760754826384" calcext:value-type="float">
            <text:p>1,428</text:p>
          </table:table-cell>
          <table:table-cell table:formula="of:=([.B92]-[.$B$3])/([.$B$1003]-[.$B$3])" office:value-type="float" office:value="0.00797802812222846" calcext:value-type="float">
            <text:p>0,008</text:p>
          </table:table-cell>
          <table:table-cell/>
          <table:table-cell table:formula="of:=[.A92]*65535" office:value-type="float" office:value="5832.615" calcext:value-type="float">
            <text:p>5833</text:p>
          </table:table-cell>
          <table:table-cell table:formula="of:=[.C92]*65535" office:value-type="float" office:value="522.840072990242" calcext:value-type="float">
            <text:p>523</text:p>
          </table:table-cell>
          <table:table-cell table:number-columns-repeated="1018"/>
        </table:table-row>
        <table:table-row table:style-name="ro1">
          <table:table-cell office:value-type="float" office:value="0.09" calcext:value-type="float">
            <text:p>0,090</text:p>
          </table:table-cell>
          <table:table-cell table:formula="of:=EXP([.A93]*[.$B$1])" office:value-type="float" office:value="1.43332941456034" calcext:value-type="float">
            <text:p>1,433</text:p>
          </table:table-cell>
          <table:table-cell table:formula="of:=([.B93]-[.$B$3])/([.$B$1003]-[.$B$3])" office:value-type="float" office:value="0.0080847830436755" calcext:value-type="float">
            <text:p>0,008</text:p>
          </table:table-cell>
          <table:table-cell/>
          <table:table-cell table:formula="of:=[.A93]*65535" office:value-type="float" office:value="5898.15" calcext:value-type="float">
            <text:p>5898</text:p>
          </table:table-cell>
          <table:table-cell table:formula="of:=[.C93]*65535" office:value-type="float" office:value="529.836256767274" calcext:value-type="float">
            <text:p>530</text:p>
          </table:table-cell>
          <table:table-cell table:number-columns-repeated="1018"/>
        </table:table-row>
        <table:table-row table:style-name="ro1">
          <table:table-cell office:value-type="float" office:value="0.091" calcext:value-type="float">
            <text:p>0,091</text:p>
          </table:table-cell>
          <table:table-cell table:formula="of:=EXP([.A94]*[.$B$1])" office:value-type="float" office:value="1.43907421415805" calcext:value-type="float">
            <text:p>1,439</text:p>
          </table:table-cell>
          <table:table-cell table:formula="of:=([.B94]-[.$B$3])/([.$B$1003]-[.$B$3])" office:value-type="float" office:value="0.00819196583998757" calcext:value-type="float">
            <text:p>0,008</text:p>
          </table:table-cell>
          <table:table-cell/>
          <table:table-cell table:formula="of:=[.A94]*65535" office:value-type="float" office:value="5963.685" calcext:value-type="float">
            <text:p>5964</text:p>
          </table:table-cell>
          <table:table-cell table:formula="of:=[.C94]*65535" office:value-type="float" office:value="536.860481323586" calcext:value-type="float">
            <text:p>537</text:p>
          </table:table-cell>
          <table:table-cell table:number-columns-repeated="1018"/>
        </table:table-row>
        <table:table-row table:style-name="ro1">
          <table:table-cell office:value-type="float" office:value="0.092" calcext:value-type="float">
            <text:p>0,092</text:p>
          </table:table-cell>
          <table:table-cell table:formula="of:=EXP([.A95]*[.$B$1])" office:value-type="float" office:value="1.44484203897388" calcext:value-type="float">
            <text:p>1,445</text:p>
          </table:table-cell>
          <table:table-cell table:formula="of:=([.B95]-[.$B$3])/([.$B$1003]-[.$B$3])" office:value-type="float" office:value="0.00829957822609168" calcext:value-type="float">
            <text:p>0,008</text:p>
          </table:table-cell>
          <table:table-cell/>
          <table:table-cell table:formula="of:=[.A95]*65535" office:value-type="float" office:value="6029.22" calcext:value-type="float">
            <text:p>6029</text:p>
          </table:table-cell>
          <table:table-cell table:formula="of:=[.C95]*65535" office:value-type="float" office:value="543.912859046918" calcext:value-type="float">
            <text:p>544</text:p>
          </table:table-cell>
          <table:table-cell table:number-columns-repeated="1018"/>
        </table:table-row>
        <table:table-row table:style-name="ro1">
          <table:table-cell office:value-type="float" office:value="0.093" calcext:value-type="float">
            <text:p>0,093</text:p>
          </table:table-cell>
          <table:table-cell table:formula="of:=EXP([.A96]*[.$B$1])" office:value-type="float" office:value="1.45063298129316" calcext:value-type="float">
            <text:p>1,451</text:p>
          </table:table-cell>
          <table:table-cell table:formula="of:=([.B96]-[.$B$3])/([.$B$1003]-[.$B$3])" office:value-type="float" office:value="0.00840762192378832" calcext:value-type="float">
            <text:p>0,008</text:p>
          </table:table-cell>
          <table:table-cell/>
          <table:table-cell table:formula="of:=[.A96]*65535" office:value-type="float" office:value="6094.755" calcext:value-type="float">
            <text:p>6095</text:p>
          </table:table-cell>
          <table:table-cell table:formula="of:=[.C96]*65535" office:value-type="float" office:value="550.993502775467" calcext:value-type="float">
            <text:p>551</text:p>
          </table:table-cell>
          <table:table-cell table:number-columns-repeated="1018"/>
        </table:table-row>
        <table:table-row table:style-name="ro1">
          <table:table-cell office:value-type="float" office:value="0.094" calcext:value-type="float">
            <text:p>0,094</text:p>
          </table:table-cell>
          <table:table-cell table:formula="of:=EXP([.A97]*[.$B$1])" office:value-type="float" office:value="1.45644713377109" calcext:value-type="float">
            <text:p>1,456</text:p>
          </table:table-cell>
          <table:table-cell table:formula="of:=([.B97]-[.$B$3])/([.$B$1003]-[.$B$3])" office:value-type="float" office:value="0.00851609866177893" calcext:value-type="float">
            <text:p>0,009</text:p>
          </table:table-cell>
          <table:table-cell/>
          <table:table-cell table:formula="of:=[.A97]*65535" office:value-type="float" office:value="6160.29" calcext:value-type="float">
            <text:p>6160</text:p>
          </table:table-cell>
          <table:table-cell table:formula="of:=[.C97]*65535" office:value-type="float" office:value="558.102525799682" calcext:value-type="float">
            <text:p>558</text:p>
          </table:table-cell>
          <table:table-cell table:number-columns-repeated="1018"/>
        </table:table-row>
        <table:table-row table:style-name="ro1">
          <table:table-cell office:value-type="float" office:value="0.095" calcext:value-type="float">
            <text:p>0,095</text:p>
          </table:table-cell>
          <table:table-cell table:formula="of:=EXP([.A98]*[.$B$1])" office:value-type="float" office:value="1.46228458943422" calcext:value-type="float">
            <text:p>1,462</text:p>
          </table:table-cell>
          <table:table-cell table:formula="of:=([.B98]-[.$B$3])/([.$B$1003]-[.$B$3])" office:value-type="float" office:value="0.00862501017569366" calcext:value-type="float">
            <text:p>0,009</text:p>
          </table:table-cell>
          <table:table-cell/>
          <table:table-cell table:formula="of:=[.A98]*65535" office:value-type="float" office:value="6225.825" calcext:value-type="float">
            <text:p>6226</text:p>
          </table:table-cell>
          <table:table-cell table:formula="of:=[.C98]*65535" office:value-type="float" office:value="565.240041864084" calcext:value-type="float">
            <text:p>565</text:p>
          </table:table-cell>
          <table:table-cell table:number-columns-repeated="1018"/>
        </table:table-row>
        <table:table-row table:style-name="ro1">
          <table:table-cell office:value-type="float" office:value="0.096" calcext:value-type="float">
            <text:p>0,096</text:p>
          </table:table-cell>
          <table:table-cell table:formula="of:=EXP([.A99]*[.$B$1])" office:value-type="float" office:value="1.46814544168199" calcext:value-type="float">
            <text:p>1,468</text:p>
          </table:table-cell>
          <table:table-cell table:formula="of:=([.B99]-[.$B$3])/([.$B$1003]-[.$B$3])" office:value-type="float" office:value="0.00873435820811905" calcext:value-type="float">
            <text:p>0,009</text:p>
          </table:table-cell>
          <table:table-cell/>
          <table:table-cell table:formula="of:=[.A99]*65535" office:value-type="float" office:value="6291.36" calcext:value-type="float">
            <text:p>6291</text:p>
          </table:table-cell>
          <table:table-cell table:formula="of:=[.C99]*65535" office:value-type="float" office:value="572.406165169082" calcext:value-type="float">
            <text:p>572</text:p>
          </table:table-cell>
          <table:table-cell table:number-columns-repeated="1018"/>
        </table:table-row>
        <table:table-row table:style-name="ro1">
          <table:table-cell office:value-type="float" office:value="0.097" calcext:value-type="float">
            <text:p>0,097</text:p>
          </table:table-cell>
          <table:table-cell table:formula="of:=EXP([.A100]*[.$B$1])" office:value-type="float" office:value="1.47402978428814" calcext:value-type="float">
            <text:p>1,474</text:p>
          </table:table-cell>
          <table:table-cell table:formula="of:=([.B100]-[.$B$3])/([.$B$1003]-[.$B$3])" office:value-type="float" office:value="0.00884414450862593" calcext:value-type="float">
            <text:p>0,009</text:p>
          </table:table-cell>
          <table:table-cell/>
          <table:table-cell table:formula="of:=[.A100]*65535" office:value-type="float" office:value="6356.895" calcext:value-type="float">
            <text:p>6357</text:p>
          </table:table-cell>
          <table:table-cell table:formula="of:=[.C100]*65535" office:value-type="float" office:value="579.601010372801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float" office:value="0.098" calcext:value-type="float">
            <text:p>0,098</text:p>
          </table:table-cell>
          <table:table-cell table:formula="of:=EXP([.A101]*[.$B$1])" office:value-type="float" office:value="1.47993771140229" calcext:value-type="float">
            <text:p>1,480</text:p>
          </table:table-cell>
          <table:table-cell table:formula="of:=([.B101]-[.$B$3])/([.$B$1003]-[.$B$3])" office:value-type="float" office:value="0.00895437083379749" calcext:value-type="float">
            <text:p>0,009</text:p>
          </table:table-cell>
          <table:table-cell/>
          <table:table-cell table:formula="of:=[.A101]*65535" office:value-type="float" office:value="6422.43" calcext:value-type="float">
            <text:p>6422</text:p>
          </table:table-cell>
          <table:table-cell table:formula="of:=[.C101]*65535" office:value-type="float" office:value="586.824692592918" calcext:value-type="float">
            <text:p>587</text:p>
          </table:table-cell>
          <table:table-cell table:number-columns-repeated="1018"/>
        </table:table-row>
        <table:table-row table:style-name="ro1">
          <table:table-cell office:value-type="float" office:value="0.099" calcext:value-type="float">
            <text:p>0,099</text:p>
          </table:table-cell>
          <table:table-cell table:formula="of:=EXP([.A102]*[.$B$1])" office:value-type="float" office:value="1.48586931755139" calcext:value-type="float">
            <text:p>1,486</text:p>
          </table:table-cell>
          <table:table-cell table:formula="of:=([.B102]-[.$B$3])/([.$B$1003]-[.$B$3])" office:value-type="float" office:value="0.00906503894725725" calcext:value-type="float">
            <text:p>0,009</text:p>
          </table:table-cell>
          <table:table-cell/>
          <table:table-cell table:formula="of:=[.A102]*65535" office:value-type="float" office:value="6487.965" calcext:value-type="float">
            <text:p>6488</text:p>
          </table:table-cell>
          <table:table-cell table:formula="of:=[.C102]*65535" office:value-type="float" office:value="594.077327408504" calcext:value-type="float">
            <text:p>594</text:p>
          </table:table-cell>
          <table:table-cell table:number-columns-repeated="1018"/>
        </table:table-row>
        <table:table-row table:style-name="ro1">
          <table:table-cell office:value-type="float" office:value="0.1" calcext:value-type="float">
            <text:p>0,100</text:p>
          </table:table-cell>
          <table:table-cell table:formula="of:=EXP([.A103]*[.$B$1])" office:value-type="float" office:value="1.49182469764127" calcext:value-type="float">
            <text:p>1,492</text:p>
          </table:table-cell>
          <table:table-cell table:formula="of:=([.B103]-[.$B$3])/([.$B$1003]-[.$B$3])" office:value-type="float" office:value="0.00917615061969739" calcext:value-type="float">
            <text:p>0,009</text:p>
          </table:table-cell>
          <table:table-cell/>
          <table:table-cell table:formula="of:=[.A103]*65535" office:value-type="float" office:value="6553.5" calcext:value-type="float">
            <text:p>6554</text:p>
          </table:table-cell>
          <table:table-cell table:formula="of:=[.C103]*65535" office:value-type="float" office:value="601.359030861869" calcext:value-type="float">
            <text:p>601</text:p>
          </table:table-cell>
          <table:table-cell table:number-columns-repeated="1018"/>
        </table:table-row>
        <table:table-row table:style-name="ro1">
          <table:table-cell office:value-type="float" office:value="0.101" calcext:value-type="float">
            <text:p>0,101</text:p>
          </table:table-cell>
          <table:table-cell table:formula="of:=EXP([.A104]*[.$B$1])" office:value-type="float" office:value="1.49780394695814" calcext:value-type="float">
            <text:p>1,498</text:p>
          </table:table-cell>
          <table:table-cell table:formula="of:=([.B104]-[.$B$3])/([.$B$1003]-[.$B$3])" office:value-type="float" office:value="0.00928770762890706" calcext:value-type="float">
            <text:p>0,009</text:p>
          </table:table-cell>
          <table:table-cell/>
          <table:table-cell table:formula="of:=[.A104]*65535" office:value-type="float" office:value="6619.035" calcext:value-type="float">
            <text:p>6619</text:p>
          </table:table-cell>
          <table:table-cell table:formula="of:=[.C104]*65535" office:value-type="float" office:value="608.669919460424" calcext:value-type="float">
            <text:p>609</text:p>
          </table:table-cell>
          <table:table-cell table:number-columns-repeated="1018"/>
        </table:table-row>
        <table:table-row table:style-name="ro1">
          <table:table-cell office:value-type="float" office:value="0.102" calcext:value-type="float">
            <text:p>0,102</text:p>
          </table:table-cell>
          <table:table-cell table:formula="of:=EXP([.A105]*[.$B$1])" office:value-type="float" office:value="1.50380716117011" calcext:value-type="float">
            <text:p>1,504</text:p>
          </table:table-cell>
          <table:table-cell table:formula="of:=([.B105]-[.$B$3])/([.$B$1003]-[.$B$3])" office:value-type="float" office:value="0.00939971175980077" calcext:value-type="float">
            <text:p>0,009</text:p>
          </table:table-cell>
          <table:table-cell/>
          <table:table-cell table:formula="of:=[.A105]*65535" office:value-type="float" office:value="6684.57" calcext:value-type="float">
            <text:p>6685</text:p>
          </table:table-cell>
          <table:table-cell table:formula="of:=[.C105]*65535" office:value-type="float" office:value="616.010110178543" calcext:value-type="float">
            <text:p>616</text:p>
          </table:table-cell>
          <table:table-cell table:number-columns-repeated="1018"/>
        </table:table-row>
        <table:table-row table:style-name="ro1">
          <table:table-cell office:value-type="float" office:value="0.103" calcext:value-type="float">
            <text:p>0,103</text:p>
          </table:table-cell>
          <table:table-cell table:formula="of:=EXP([.A106]*[.$B$1])" office:value-type="float" office:value="1.50983443632874" calcext:value-type="float">
            <text:p>1,510</text:p>
          </table:table-cell>
          <table:table-cell table:formula="of:=([.B106]-[.$B$3])/([.$B$1003]-[.$B$3])" office:value-type="float" office:value="0.00951216480444701" calcext:value-type="float">
            <text:p>0,010</text:p>
          </table:table-cell>
          <table:table-cell/>
          <table:table-cell table:formula="of:=[.A106]*65535" office:value-type="float" office:value="6750.105" calcext:value-type="float">
            <text:p>6750</text:p>
          </table:table-cell>
          <table:table-cell table:formula="of:=[.C106]*65535" office:value-type="float" office:value="623.379720459435" calcext:value-type="float">
            <text:p>623</text:p>
          </table:table-cell>
          <table:table-cell table:number-columns-repeated="1018"/>
        </table:table-row>
        <table:table-row table:style-name="ro1">
          <table:table-cell office:value-type="float" office:value="0.104" calcext:value-type="float">
            <text:p>0,104</text:p>
          </table:table-cell>
          <table:table-cell table:formula="of:=EXP([.A107]*[.$B$1])" office:value-type="float" office:value="1.51588586887057" calcext:value-type="float">
            <text:p>1,516</text:p>
          </table:table-cell>
          <table:table-cell table:formula="of:=([.B107]-[.$B$3])/([.$B$1003]-[.$B$3])" office:value-type="float" office:value="0.00962506856209689" calcext:value-type="float">
            <text:p>0,010</text:p>
          </table:table-cell>
          <table:table-cell/>
          <table:table-cell table:formula="of:=[.A107]*65535" office:value-type="float" office:value="6815.64" calcext:value-type="float">
            <text:p>6816</text:p>
          </table:table-cell>
          <table:table-cell table:formula="of:=[.C107]*65535" office:value-type="float" office:value="630.77886821702" calcext:value-type="float">
            <text:p>631</text:p>
          </table:table-cell>
          <table:table-cell table:number-columns-repeated="1018"/>
        </table:table-row>
        <table:table-row table:style-name="ro1">
          <table:table-cell office:value-type="float" office:value="0.105" calcext:value-type="float">
            <text:p>0,105</text:p>
          </table:table-cell>
          <table:table-cell table:formula="of:=EXP([.A108]*[.$B$1])" office:value-type="float" office:value="1.52196155561863" calcext:value-type="float">
            <text:p>1,522</text:p>
          </table:table-cell>
          <table:table-cell table:formula="of:=([.B108]-[.$B$3])/([.$B$1003]-[.$B$3])" office:value-type="float" office:value="0.00973842483921294" calcext:value-type="float">
            <text:p>0,010</text:p>
          </table:table-cell>
          <table:table-cell/>
          <table:table-cell table:formula="of:=[.A108]*65535" office:value-type="float" office:value="6881.175" calcext:value-type="float">
            <text:p>6881</text:p>
          </table:table-cell>
          <table:table-cell table:formula="of:=[.C108]*65535" office:value-type="float" office:value="638.20767183782" calcext:value-type="float">
            <text:p>638</text:p>
          </table:table-cell>
          <table:table-cell table:number-columns-repeated="1018"/>
        </table:table-row>
        <table:table-row table:style-name="ro1">
          <table:table-cell office:value-type="float" office:value="0.106" calcext:value-type="float">
            <text:p>0,106</text:p>
          </table:table-cell>
          <table:table-cell table:formula="of:=EXP([.A109]*[.$B$1])" office:value-type="float" office:value="1.52806159378406" calcext:value-type="float">
            <text:p>1,528</text:p>
          </table:table-cell>
          <table:table-cell table:formula="of:=([.B109]-[.$B$3])/([.$B$1003]-[.$B$3])" office:value-type="float" office:value="0.00985223544949802" calcext:value-type="float">
            <text:p>0,010</text:p>
          </table:table-cell>
          <table:table-cell/>
          <table:table-cell table:formula="of:=[.A109]*65535" office:value-type="float" office:value="6946.71" calcext:value-type="float">
            <text:p>6947</text:p>
          </table:table-cell>
          <table:table-cell table:formula="of:=[.C109]*65535" office:value-type="float" office:value="645.666250182853" calcext:value-type="float">
            <text:p>646</text:p>
          </table:table-cell>
          <table:table-cell table:number-columns-repeated="1018"/>
        </table:table-row>
        <table:table-row table:style-name="ro1">
          <table:table-cell office:value-type="float" office:value="0.107" calcext:value-type="float">
            <text:p>0,107</text:p>
          </table:table-cell>
          <table:table-cell table:formula="of:=EXP([.A110]*[.$B$1])" office:value-type="float" office:value="1.53418608096758" calcext:value-type="float">
            <text:p>1,534</text:p>
          </table:table-cell>
          <table:table-cell table:formula="of:=([.B110]-[.$B$3])/([.$B$1003]-[.$B$3])" office:value-type="float" office:value="0.00996650221392432" calcext:value-type="float">
            <text:p>0,010</text:p>
          </table:table-cell>
          <table:table-cell/>
          <table:table-cell table:formula="of:=[.A110]*65535" office:value-type="float" office:value="7012.245" calcext:value-type="float">
            <text:p>7012</text:p>
          </table:table-cell>
          <table:table-cell table:formula="of:=[.C110]*65535" office:value-type="float" office:value="653.15472258953" calcext:value-type="float">
            <text:p>653</text:p>
          </table:table-cell>
          <table:table-cell table:number-columns-repeated="1018"/>
        </table:table-row>
        <table:table-row table:style-name="ro1">
          <table:table-cell office:value-type="float" office:value="0.108" calcext:value-type="float">
            <text:p>0,108</text:p>
          </table:table-cell>
          <table:table-cell table:formula="of:=EXP([.A111]*[.$B$1])" office:value-type="float" office:value="1.54033511516113" calcext:value-type="float">
            <text:p>1,540</text:p>
          </table:table-cell>
          <table:table-cell table:formula="of:=([.B111]-[.$B$3])/([.$B$1003]-[.$B$3])" office:value-type="float" office:value="0.0100812269607625" calcext:value-type="float">
            <text:p>0,010</text:p>
          </table:table-cell>
          <table:table-cell/>
          <table:table-cell table:formula="of:=[.A111]*65535" office:value-type="float" office:value="7077.78" calcext:value-type="float">
            <text:p>7078</text:p>
          </table:table-cell>
          <table:table-cell table:formula="of:=[.C111]*65535" office:value-type="float" office:value="660.67320887357" calcext:value-type="float">
            <text:p>661</text:p>
          </table:table-cell>
          <table:table-cell table:number-columns-repeated="1018"/>
        </table:table-row>
        <table:table-row table:style-name="ro1">
          <table:table-cell office:value-type="float" office:value="0.109" calcext:value-type="float">
            <text:p>0,109</text:p>
          </table:table-cell>
          <table:table-cell table:formula="of:=EXP([.A112]*[.$B$1])" office:value-type="float" office:value="1.54650879474938" calcext:value-type="float">
            <text:p>1,547</text:p>
          </table:table-cell>
          <table:table-cell table:formula="of:=([.B112]-[.$B$3])/([.$B$1003]-[.$B$3])" office:value-type="float" office:value="0.010196411525611" calcext:value-type="float">
            <text:p>0,010</text:p>
          </table:table-cell>
          <table:table-cell/>
          <table:table-cell table:formula="of:=[.A112]*65535" office:value-type="float" office:value="7143.315" calcext:value-type="float">
            <text:p>7143</text:p>
          </table:table-cell>
          <table:table-cell table:formula="of:=[.C112]*65535" office:value-type="float" office:value="668.221829330914" calcext:value-type="float">
            <text:p>668</text:p>
          </table:table-cell>
          <table:table-cell table:number-columns-repeated="1018"/>
        </table:table-row>
        <table:table-row table:style-name="ro1">
          <table:table-cell office:value-type="float" office:value="0.11" calcext:value-type="float">
            <text:p>0,110</text:p>
          </table:table-cell>
          <table:table-cell table:formula="of:=EXP([.A113]*[.$B$1])" office:value-type="float" office:value="1.55270721851134" calcext:value-type="float">
            <text:p>1,553</text:p>
          </table:table-cell>
          <table:table-cell table:formula="of:=([.B113]-[.$B$3])/([.$B$1003]-[.$B$3])" office:value-type="float" office:value="0.0103120577514252" calcext:value-type="float">
            <text:p>0,010</text:p>
          </table:table-cell>
          <table:table-cell/>
          <table:table-cell table:formula="of:=[.A113]*65535" office:value-type="float" office:value="7208.85" calcext:value-type="float">
            <text:p>7209</text:p>
          </table:table-cell>
          <table:table-cell table:formula="of:=[.C113]*65535" office:value-type="float" office:value="675.800704739651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float" office:value="0.111" calcext:value-type="float">
            <text:p>0,111</text:p>
          </table:table-cell>
          <table:table-cell table:formula="of:=EXP([.A114]*[.$B$1])" office:value-type="float" office:value="1.55893048562192" calcext:value-type="float">
            <text:p>1,559</text:p>
          </table:table-cell>
          <table:table-cell table:formula="of:=([.B114]-[.$B$3])/([.$B$1003]-[.$B$3])" office:value-type="float" office:value="0.0104281674885473" calcext:value-type="float">
            <text:p>0,010</text:p>
          </table:table-cell>
          <table:table-cell/>
          <table:table-cell table:formula="of:=[.A114]*65535" office:value-type="float" office:value="7274.385" calcext:value-type="float">
            <text:p>7274</text:p>
          </table:table-cell>
          <table:table-cell table:formula="of:=[.C114]*65535" office:value-type="float" office:value="683.409956361948" calcext:value-type="float">
            <text:p>683</text:p>
          </table:table-cell>
          <table:table-cell table:number-columns-repeated="1018"/>
        </table:table-row>
        <table:table-row table:style-name="ro1">
          <table:table-cell office:value-type="float" office:value="0.112" calcext:value-type="float">
            <text:p>0,112</text:p>
          </table:table-cell>
          <table:table-cell table:formula="of:=EXP([.A115]*[.$B$1])" office:value-type="float" office:value="1.56517869565352" calcext:value-type="float">
            <text:p>1,565</text:p>
          </table:table-cell>
          <table:table-cell table:formula="of:=([.B115]-[.$B$3])/([.$B$1003]-[.$B$3])" office:value-type="float" office:value="0.0105447425947355" calcext:value-type="float">
            <text:p>0,011</text:p>
          </table:table-cell>
          <table:table-cell/>
          <table:table-cell table:formula="of:=[.A115]*65535" office:value-type="float" office:value="7339.92" calcext:value-type="float">
            <text:p>7340</text:p>
          </table:table-cell>
          <table:table-cell table:formula="of:=[.C115]*65535" office:value-type="float" office:value="691.049705945993" calcext:value-type="float">
            <text:p>691</text:p>
          </table:table-cell>
          <table:table-cell table:number-columns-repeated="1018"/>
        </table:table-row>
        <table:table-row table:style-name="ro1">
          <table:table-cell office:value-type="float" office:value="0.113" calcext:value-type="float">
            <text:p>0,113</text:p>
          </table:table-cell>
          <table:table-cell table:formula="of:=EXP([.A116]*[.$B$1])" office:value-type="float" office:value="1.57145194857765" calcext:value-type="float">
            <text:p>1,571</text:p>
          </table:table-cell>
          <table:table-cell table:formula="of:=([.B116]-[.$B$3])/([.$B$1003]-[.$B$3])" office:value-type="float" office:value="0.0106617849351941" calcext:value-type="float">
            <text:p>0,011</text:p>
          </table:table-cell>
          <table:table-cell/>
          <table:table-cell table:formula="of:=[.A116]*65535" office:value-type="float" office:value="7405.455" calcext:value-type="float">
            <text:p>7405</text:p>
          </table:table-cell>
          <table:table-cell table:formula="of:=[.C116]*65535" office:value-type="float" office:value="698.720075727944" calcext:value-type="float">
            <text:p>699</text:p>
          </table:table-cell>
          <table:table-cell table:number-columns-repeated="1018"/>
        </table:table-row>
        <table:table-row table:style-name="ro1">
          <table:table-cell office:value-type="float" office:value="0.114" calcext:value-type="float">
            <text:p>0,114</text:p>
          </table:table-cell>
          <table:table-cell table:formula="of:=EXP([.A117]*[.$B$1])" office:value-type="float" office:value="1.57775034476648" calcext:value-type="float">
            <text:p>1,578</text:p>
          </table:table-cell>
          <table:table-cell table:formula="of:=([.B117]-[.$B$3])/([.$B$1003]-[.$B$3])" office:value-type="float" office:value="0.0107792963826029" calcext:value-type="float">
            <text:p>0,011</text:p>
          </table:table-cell>
          <table:table-cell/>
          <table:table-cell table:formula="of:=[.A117]*65535" office:value-type="float" office:value="7470.99" calcext:value-type="float">
            <text:p>7471</text:p>
          </table:table-cell>
          <table:table-cell table:formula="of:=[.C117]*65535" office:value-type="float" office:value="706.42118843388" calcext:value-type="float">
            <text:p>706</text:p>
          </table:table-cell>
          <table:table-cell table:number-columns-repeated="1018"/>
        </table:table-row>
        <table:table-row table:style-name="ro1">
          <table:table-cell office:value-type="float" office:value="0.115" calcext:value-type="float">
            <text:p>0,115</text:p>
          </table:table-cell>
          <table:table-cell table:formula="of:=EXP([.A118]*[.$B$1])" office:value-type="float" office:value="1.58407398499448" calcext:value-type="float">
            <text:p>1,584</text:p>
          </table:table-cell>
          <table:table-cell table:formula="of:=([.B118]-[.$B$3])/([.$B$1003]-[.$B$3])" office:value-type="float" office:value="0.0108972788171476" calcext:value-type="float">
            <text:p>0,011</text:p>
          </table:table-cell>
          <table:table-cell/>
          <table:table-cell table:formula="of:=[.A118]*65535" office:value-type="float" office:value="7536.525" calcext:value-type="float">
            <text:p>7537</text:p>
          </table:table-cell>
          <table:table-cell table:formula="of:=[.C118]*65535" office:value-type="float" office:value="714.153167281768" calcext:value-type="float">
            <text:p>714</text:p>
          </table:table-cell>
          <table:table-cell table:number-columns-repeated="1018"/>
        </table:table-row>
        <table:table-row table:style-name="ro1">
          <table:table-cell office:value-type="float" office:value="0.116" calcext:value-type="float">
            <text:p>0,116</text:p>
          </table:table-cell>
          <table:table-cell table:formula="of:=EXP([.A119]*[.$B$1])" office:value-type="float" office:value="1.59042297044004" calcext:value-type="float">
            <text:p>1,590</text:p>
          </table:table-cell>
          <table:table-cell table:formula="of:=([.B119]-[.$B$3])/([.$B$1003]-[.$B$3])" office:value-type="float" office:value="0.0110157341265497" calcext:value-type="float">
            <text:p>0,011</text:p>
          </table:table-cell>
          <table:table-cell/>
          <table:table-cell table:formula="of:=[.A119]*65535" office:value-type="float" office:value="7602.06" calcext:value-type="float">
            <text:p>7602</text:p>
          </table:table-cell>
          <table:table-cell table:formula="of:=[.C119]*65535" office:value-type="float" office:value="721.916135983436" calcext:value-type="float">
            <text:p>722</text:p>
          </table:table-cell>
          <table:table-cell table:number-columns-repeated="1018"/>
        </table:table-row>
        <table:table-row table:style-name="ro1">
          <table:table-cell office:value-type="float" office:value="0.117" calcext:value-type="float">
            <text:p>0,117</text:p>
          </table:table-cell>
          <table:table-cell table:formula="of:=EXP([.A120]*[.$B$1])" office:value-type="float" office:value="1.59679740268705" calcext:value-type="float">
            <text:p>1,597</text:p>
          </table:table-cell>
          <table:table-cell table:formula="of:=([.B120]-[.$B$3])/([.$B$1003]-[.$B$3])" office:value-type="float" office:value="0.0111346642060967" calcext:value-type="float">
            <text:p>0,011</text:p>
          </table:table-cell>
          <table:table-cell/>
          <table:table-cell table:formula="of:=[.A120]*65535" office:value-type="float" office:value="7667.595" calcext:value-type="float">
            <text:p>7668</text:p>
          </table:table-cell>
          <table:table-cell table:formula="of:=[.C120]*65535" office:value-type="float" office:value="729.710218746548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float" office:value="0.118" calcext:value-type="float">
            <text:p>0,118</text:p>
          </table:table-cell>
          <table:table-cell table:formula="of:=EXP([.A121]*[.$B$1])" office:value-type="float" office:value="1.60319738372657" calcext:value-type="float">
            <text:p>1,603</text:p>
          </table:table-cell>
          <table:table-cell table:formula="of:=([.B121]-[.$B$3])/([.$B$1003]-[.$B$3])" office:value-type="float" office:value="0.0112540709586724" calcext:value-type="float">
            <text:p>0,011</text:p>
          </table:table-cell>
          <table:table-cell/>
          <table:table-cell table:formula="of:=[.A121]*65535" office:value-type="float" office:value="7733.13" calcext:value-type="float">
            <text:p>7733</text:p>
          </table:table-cell>
          <table:table-cell table:formula="of:=[.C121]*65535" office:value-type="float" office:value="737.535540276595" calcext:value-type="float">
            <text:p>738</text:p>
          </table:table-cell>
          <table:table-cell table:number-columns-repeated="1018"/>
        </table:table-row>
        <table:table-row table:style-name="ro1">
          <table:table-cell office:value-type="float" office:value="0.119" calcext:value-type="float">
            <text:p>0,119</text:p>
          </table:table-cell>
          <table:table-cell table:formula="of:=EXP([.A122]*[.$B$1])" office:value-type="float" office:value="1.60962301595844" calcext:value-type="float">
            <text:p>1,610</text:p>
          </table:table-cell>
          <table:table-cell table:formula="of:=([.B122]-[.$B$3])/([.$B$1003]-[.$B$3])" office:value-type="float" office:value="0.0113739562947873" calcext:value-type="float">
            <text:p>0,011</text:p>
          </table:table-cell>
          <table:table-cell/>
          <table:table-cell table:formula="of:=[.A122]*65535" office:value-type="float" office:value="7798.665" calcext:value-type="float">
            <text:p>7799</text:p>
          </table:table-cell>
          <table:table-cell table:formula="of:=[.C122]*65535" office:value-type="float" office:value="745.392225778888" calcext:value-type="float">
            <text:p>745</text:p>
          </table:table-cell>
          <table:table-cell table:number-columns-repeated="1018"/>
        </table:table-row>
        <table:table-row table:style-name="ro1">
          <table:table-cell office:value-type="float" office:value="0.12" calcext:value-type="float">
            <text:p>0,120</text:p>
          </table:table-cell>
          <table:table-cell table:formula="of:=EXP([.A123]*[.$B$1])" office:value-type="float" office:value="1.61607440219289" calcext:value-type="float">
            <text:p>1,616</text:p>
          </table:table-cell>
          <table:table-cell table:formula="of:=([.B123]-[.$B$3])/([.$B$1003]-[.$B$3])" office:value-type="float" office:value="0.0114943221326095" calcext:value-type="float">
            <text:p>0,011</text:p>
          </table:table-cell>
          <table:table-cell/>
          <table:table-cell table:formula="of:=[.A123]*65535" office:value-type="float" office:value="7864.2" calcext:value-type="float">
            <text:p>7864</text:p>
          </table:table-cell>
          <table:table-cell table:formula="of:=[.C123]*65535" office:value-type="float" office:value="753.280400960562" calcext:value-type="float">
            <text:p>753</text:p>
          </table:table-cell>
          <table:table-cell table:number-columns-repeated="1018"/>
        </table:table-row>
        <table:table-row table:style-name="ro1">
          <table:table-cell office:value-type="float" office:value="0.121" calcext:value-type="float">
            <text:p>0,121</text:p>
          </table:table-cell>
          <table:table-cell table:formula="of:=EXP([.A124]*[.$B$1])" office:value-type="float" office:value="1.62255164565226" calcext:value-type="float">
            <text:p>1,623</text:p>
          </table:table-cell>
          <table:table-cell table:formula="of:=([.B124]-[.$B$3])/([.$B$1003]-[.$B$3])" office:value-type="float" office:value="0.0116151703979948" calcext:value-type="float">
            <text:p>0,012</text:p>
          </table:table-cell>
          <table:table-cell/>
          <table:table-cell table:formula="of:=[.A124]*65535" office:value-type="float" office:value="7929.735" calcext:value-type="float">
            <text:p>7930</text:p>
          </table:table-cell>
          <table:table-cell table:formula="of:=[.C124]*65535" office:value-type="float" office:value="761.20019203259" calcext:value-type="float">
            <text:p>761</text:p>
          </table:table-cell>
          <table:table-cell table:number-columns-repeated="1018"/>
        </table:table-row>
        <table:table-row table:style-name="ro1">
          <table:table-cell office:value-type="float" office:value="0.122" calcext:value-type="float">
            <text:p>0,122</text:p>
          </table:table-cell>
          <table:table-cell table:formula="of:=EXP([.A125]*[.$B$1])" office:value-type="float" office:value="1.62905484997257" calcext:value-type="float">
            <text:p>1,629</text:p>
          </table:table-cell>
          <table:table-cell table:formula="of:=([.B125]-[.$B$3])/([.$B$1003]-[.$B$3])" office:value-type="float" office:value="0.0117365030245181" calcext:value-type="float">
            <text:p>0,012</text:p>
          </table:table-cell>
          <table:table-cell/>
          <table:table-cell table:formula="of:=[.A125]*65535" office:value-type="float" office:value="7995.27" calcext:value-type="float">
            <text:p>7995</text:p>
          </table:table-cell>
          <table:table-cell table:formula="of:=[.C125]*65535" office:value-type="float" office:value="769.151725711796" calcext:value-type="float">
            <text:p>769</text:p>
          </table:table-cell>
          <table:table-cell table:number-columns-repeated="1018"/>
        </table:table-row>
        <table:table-row table:style-name="ro1">
          <table:table-cell office:value-type="float" office:value="0.123" calcext:value-type="float">
            <text:p>0,123</text:p>
          </table:table-cell>
          <table:table-cell table:formula="of:=EXP([.A126]*[.$B$1])" office:value-type="float" office:value="1.63558411920524" calcext:value-type="float">
            <text:p>1,636</text:p>
          </table:table-cell>
          <table:table-cell table:formula="of:=([.B126]-[.$B$3])/([.$B$1003]-[.$B$3])" office:value-type="float" office:value="0.0118583219535041" calcext:value-type="float">
            <text:p>0,012</text:p>
          </table:table-cell>
          <table:table-cell/>
          <table:table-cell table:formula="of:=[.A126]*65535" office:value-type="float" office:value="8060.805" calcext:value-type="float">
            <text:p>8061</text:p>
          </table:table-cell>
          <table:table-cell table:formula="of:=[.C126]*65535" office:value-type="float" office:value="777.13512922289" calcext:value-type="float">
            <text:p>777</text:p>
          </table:table-cell>
          <table:table-cell table:number-columns-repeated="1018"/>
        </table:table-row>
        <table:table-row table:style-name="ro1">
          <table:table-cell office:value-type="float" office:value="0.124" calcext:value-type="float">
            <text:p>0,124</text:p>
          </table:table-cell>
          <table:table-cell table:formula="of:=EXP([.A127]*[.$B$1])" office:value-type="float" office:value="1.64213955781871" calcext:value-type="float">
            <text:p>1,642</text:p>
          </table:table-cell>
          <table:table-cell table:formula="of:=([.B127]-[.$B$3])/([.$B$1003]-[.$B$3])" office:value-type="float" office:value="0.0119806291340581" calcext:value-type="float">
            <text:p>0,012</text:p>
          </table:table-cell>
          <table:table-cell/>
          <table:table-cell table:formula="of:=[.A127]*65535" office:value-type="float" office:value="8126.34" calcext:value-type="float">
            <text:p>8126</text:p>
          </table:table-cell>
          <table:table-cell table:formula="of:=[.C127]*65535" office:value-type="float" office:value="785.150530300498" calcext:value-type="float">
            <text:p>785</text:p>
          </table:table-cell>
          <table:table-cell table:number-columns-repeated="1018"/>
        </table:table-row>
        <table:table-row table:style-name="ro1">
          <table:table-cell office:value-type="float" office:value="0.125" calcext:value-type="float">
            <text:p>0,125</text:p>
          </table:table-cell>
          <table:table-cell table:formula="of:=EXP([.A128]*[.$B$1])" office:value-type="float" office:value="1.64872127070013" calcext:value-type="float">
            <text:p>1,649</text:p>
          </table:table-cell>
          <table:table-cell table:formula="of:=([.B128]-[.$B$3])/([.$B$1003]-[.$B$3])" office:value-type="float" office:value="0.0121034265230977" calcext:value-type="float">
            <text:p>0,012</text:p>
          </table:table-cell>
          <table:table-cell/>
          <table:table-cell table:formula="of:=[.A128]*65535" office:value-type="float" office:value="8191.875" calcext:value-type="float">
            <text:p>8192</text:p>
          </table:table-cell>
          <table:table-cell table:formula="of:=[.C128]*65535" office:value-type="float" office:value="793.198057191208" calcext:value-type="float">
            <text:p>793</text:p>
          </table:table-cell>
          <table:table-cell table:number-columns-repeated="1018"/>
        </table:table-row>
        <table:table-row table:style-name="ro1">
          <table:table-cell office:value-type="float" office:value="0.126" calcext:value-type="float">
            <text:p>0,126</text:p>
          </table:table-cell>
          <table:table-cell table:formula="of:=EXP([.A129]*[.$B$1])" office:value-type="float" office:value="1.65532936315706" calcext:value-type="float">
            <text:p>1,655</text:p>
          </table:table-cell>
          <table:table-cell table:formula="of:=([.B129]-[.$B$3])/([.$B$1003]-[.$B$3])" office:value-type="float" office:value="0.0122267160853837" calcext:value-type="float">
            <text:p>0,012</text:p>
          </table:table-cell>
          <table:table-cell/>
          <table:table-cell table:formula="of:=[.A129]*65535" office:value-type="float" office:value="8257.41" calcext:value-type="float">
            <text:p>8257</text:p>
          </table:table-cell>
          <table:table-cell table:formula="of:=[.C129]*65535" office:value-type="float" office:value="801.277838655623" calcext:value-type="float">
            <text:p>801</text:p>
          </table:table-cell>
          <table:table-cell table:number-columns-repeated="1018"/>
        </table:table-row>
        <table:table-row table:style-name="ro1">
          <table:table-cell office:value-type="float" office:value="0.127" calcext:value-type="float">
            <text:p>0,127</text:p>
          </table:table-cell>
          <table:table-cell table:formula="of:=EXP([.A130]*[.$B$1])" office:value-type="float" office:value="1.66196394091911" calcext:value-type="float">
            <text:p>1,662</text:p>
          </table:table-cell>
          <table:table-cell table:formula="of:=([.B130]-[.$B$3])/([.$B$1003]-[.$B$3])" office:value-type="float" office:value="0.0123504997935518" calcext:value-type="float">
            <text:p>0,012</text:p>
          </table:table-cell>
          <table:table-cell/>
          <table:table-cell table:formula="of:=[.A130]*65535" office:value-type="float" office:value="8322.945" calcext:value-type="float">
            <text:p>8323</text:p>
          </table:table-cell>
          <table:table-cell table:formula="of:=[.C130]*65535" office:value-type="float" office:value="809.390003970417" calcext:value-type="float">
            <text:p>809</text:p>
          </table:table-cell>
          <table:table-cell table:number-columns-repeated="1018"/>
        </table:table-row>
        <table:table-row table:style-name="ro1">
          <table:table-cell office:value-type="float" office:value="0.128" calcext:value-type="float">
            <text:p>0,128</text:p>
          </table:table-cell>
          <table:table-cell table:formula="of:=EXP([.A131]*[.$B$1])" office:value-type="float" office:value="1.66862511013967" calcext:value-type="float">
            <text:p>1,669</text:p>
          </table:table-cell>
          <table:table-cell table:formula="of:=([.B131]-[.$B$3])/([.$B$1003]-[.$B$3])" office:value-type="float" office:value="0.0124747796281439" calcext:value-type="float">
            <text:p>0,012</text:p>
          </table:table-cell>
          <table:table-cell/>
          <table:table-cell table:formula="of:=[.A131]*65535" office:value-type="float" office:value="8388.48" calcext:value-type="float">
            <text:p>8388</text:p>
          </table:table-cell>
          <table:table-cell table:formula="of:=[.C131]*65535" office:value-type="float" office:value="817.534682930409" calcext:value-type="float">
            <text:p>818</text:p>
          </table:table-cell>
          <table:table-cell table:number-columns-repeated="1018"/>
        </table:table-row>
        <table:table-row table:style-name="ro1">
          <table:table-cell office:value-type="float" office:value="0.129" calcext:value-type="float">
            <text:p>0,129</text:p>
          </table:table-cell>
          <table:table-cell table:formula="of:=EXP([.A132]*[.$B$1])" office:value-type="float" office:value="1.67531297739759" calcext:value-type="float">
            <text:p>1,675</text:p>
          </table:table-cell>
          <table:table-cell table:formula="of:=([.B132]-[.$B$3])/([.$B$1003]-[.$B$3])" office:value-type="float" office:value="0.01259955757764" calcext:value-type="float">
            <text:p>0,013</text:p>
          </table:table-cell>
          <table:table-cell/>
          <table:table-cell table:formula="of:=[.A132]*65535" office:value-type="float" office:value="8454.015" calcext:value-type="float">
            <text:p>8454</text:p>
          </table:table-cell>
          <table:table-cell table:formula="of:=[.C132]*65535" office:value-type="float" office:value="825.712005850637" calcext:value-type="float">
            <text:p>826</text:p>
          </table:table-cell>
          <table:table-cell table:number-columns-repeated="1018"/>
        </table:table-row>
        <table:table-row table:style-name="ro1">
          <table:table-cell office:value-type="float" office:value="0.13" calcext:value-type="float">
            <text:p>0,130</text:p>
          </table:table-cell>
          <table:table-cell table:formula="of:=EXP([.A133]*[.$B$1])" office:value-type="float" office:value="1.68202764969889" calcext:value-type="float">
            <text:p>1,682</text:p>
          </table:table-cell>
          <table:table-cell table:formula="of:=([.B133]-[.$B$3])/([.$B$1003]-[.$B$3])" office:value-type="float" office:value="0.01272483563849" calcext:value-type="float">
            <text:p>0,013</text:p>
          </table:table-cell>
          <table:table-cell/>
          <table:table-cell table:formula="of:=[.A133]*65535" office:value-type="float" office:value="8519.55" calcext:value-type="float">
            <text:p>8520</text:p>
          </table:table-cell>
          <table:table-cell table:formula="of:=[.C133]*65535" office:value-type="float" office:value="833.922103568441" calcext:value-type="float">
            <text:p>834</text:p>
          </table:table-cell>
          <table:table-cell table:number-columns-repeated="1018"/>
        </table:table-row>
        <table:table-row table:style-name="ro1">
          <table:table-cell office:value-type="float" office:value="0.131" calcext:value-type="float">
            <text:p>0,131</text:p>
          </table:table-cell>
          <table:table-cell table:formula="of:=EXP([.A134]*[.$B$1])" office:value-type="float" office:value="1.68876923447846" calcext:value-type="float">
            <text:p>1,689</text:p>
          </table:table-cell>
          <table:table-cell table:formula="of:=([.B134]-[.$B$3])/([.$B$1003]-[.$B$3])" office:value-type="float" office:value="0.0128506158151455" calcext:value-type="float">
            <text:p>0,013</text:p>
          </table:table-cell>
          <table:table-cell/>
          <table:table-cell table:formula="of:=[.A134]*65535" office:value-type="float" office:value="8585.085" calcext:value-type="float">
            <text:p>8585</text:p>
          </table:table-cell>
          <table:table-cell table:formula="of:=[.C134]*65535" office:value-type="float" office:value="842.165107445559" calcext:value-type="float">
            <text:p>842</text:p>
          </table:table-cell>
          <table:table-cell table:number-columns-repeated="1018"/>
        </table:table-row>
        <table:table-row table:style-name="ro1">
          <table:table-cell office:value-type="float" office:value="0.132" calcext:value-type="float">
            <text:p>0,132</text:p>
          </table:table-cell>
          <table:table-cell table:formula="of:=EXP([.A135]*[.$B$1])" office:value-type="float" office:value="1.69553783960182" calcext:value-type="float">
            <text:p>1,696</text:p>
          </table:table-cell>
          <table:table-cell table:formula="of:=([.B135]-[.$B$3])/([.$B$1003]-[.$B$3])" office:value-type="float" office:value="0.012976900120092" calcext:value-type="float">
            <text:p>0,013</text:p>
          </table:table-cell>
          <table:table-cell/>
          <table:table-cell table:formula="of:=[.A135]*65535" office:value-type="float" office:value="8650.62" calcext:value-type="float">
            <text:p>8651</text:p>
          </table:table-cell>
          <table:table-cell table:formula="of:=[.C135]*65535" office:value-type="float" office:value="850.441149370231" calcext:value-type="float">
            <text:p>850</text:p>
          </table:table-cell>
          <table:table-cell table:number-columns-repeated="1018"/>
        </table:table-row>
        <table:table-row table:style-name="ro1">
          <table:table-cell office:value-type="float" office:value="0.133" calcext:value-type="float">
            <text:p>0,133</text:p>
          </table:table-cell>
          <table:table-cell table:formula="of:=EXP([.A136]*[.$B$1])" office:value-type="float" office:value="1.70233357336678" calcext:value-type="float">
            <text:p>1,702</text:p>
          </table:table-cell>
          <table:table-cell table:formula="of:=([.B136]-[.$B$3])/([.$B$1003]-[.$B$3])" office:value-type="float" office:value="0.0131036905738812" calcext:value-type="float">
            <text:p>0,013</text:p>
          </table:table-cell>
          <table:table-cell/>
          <table:table-cell table:formula="of:=[.A136]*65535" office:value-type="float" office:value="8716.155" calcext:value-type="float">
            <text:p>8716</text:p>
          </table:table-cell>
          <table:table-cell table:formula="of:=[.C136]*65535" office:value-type="float" office:value="858.750361759303" calcext:value-type="float">
            <text:p>859</text:p>
          </table:table-cell>
          <table:table-cell table:number-columns-repeated="1018"/>
        </table:table-row>
        <table:table-row table:style-name="ro1">
          <table:table-cell office:value-type="float" office:value="0.134" calcext:value-type="float">
            <text:p>0,134</text:p>
          </table:table-cell>
          <table:table-cell table:formula="of:=EXP([.A137]*[.$B$1])" office:value-type="float" office:value="1.70915654450523" calcext:value-type="float">
            <text:p>1,709</text:p>
          </table:table-cell>
          <table:table-cell table:formula="of:=([.B137]-[.$B$3])/([.$B$1003]-[.$B$3])" office:value-type="float" office:value="0.0132309892051629" calcext:value-type="float">
            <text:p>0,013</text:p>
          </table:table-cell>
          <table:table-cell/>
          <table:table-cell table:formula="of:=[.A137]*65535" office:value-type="float" office:value="8781.69" calcext:value-type="float">
            <text:p>8782</text:p>
          </table:table-cell>
          <table:table-cell table:formula="of:=[.C137]*65535" office:value-type="float" office:value="867.092877560351" calcext:value-type="float">
            <text:p>867</text:p>
          </table:table-cell>
          <table:table-cell table:number-columns-repeated="1018"/>
        </table:table-row>
        <table:table-row table:style-name="ro1">
          <table:table-cell office:value-type="float" office:value="0.135" calcext:value-type="float">
            <text:p>0,135</text:p>
          </table:table-cell>
          <table:table-cell table:formula="of:=EXP([.A138]*[.$B$1])" office:value-type="float" office:value="1.71600686218486" calcext:value-type="float">
            <text:p>1,716</text:p>
          </table:table-cell>
          <table:table-cell table:formula="of:=([.B138]-[.$B$3])/([.$B$1003]-[.$B$3])" office:value-type="float" office:value="0.013358798050718" calcext:value-type="float">
            <text:p>0,013</text:p>
          </table:table-cell>
          <table:table-cell/>
          <table:table-cell table:formula="of:=[.A138]*65535" office:value-type="float" office:value="8847.225" calcext:value-type="float">
            <text:p>8847</text:p>
          </table:table-cell>
          <table:table-cell table:formula="of:=[.C138]*65535" office:value-type="float" office:value="875.468830253805" calcext:value-type="float">
            <text:p>875</text:p>
          </table:table-cell>
          <table:table-cell table:number-columns-repeated="1018"/>
        </table:table-row>
        <table:table-row table:style-name="ro1">
          <table:table-cell office:value-type="float" office:value="0.136" calcext:value-type="float">
            <text:p>0,136</text:p>
          </table:table-cell>
          <table:table-cell table:formula="of:=EXP([.A139]*[.$B$1])" office:value-type="float" office:value="1.72288463601089" calcext:value-type="float">
            <text:p>1,723</text:p>
          </table:table-cell>
          <table:table-cell table:formula="of:=([.B139]-[.$B$3])/([.$B$1003]-[.$B$3])" office:value-type="float" office:value="0.0134871191554908" calcext:value-type="float">
            <text:p>0,013</text:p>
          </table:table-cell>
          <table:table-cell/>
          <table:table-cell table:formula="of:=[.A139]*65535" office:value-type="float" office:value="8912.76" calcext:value-type="float">
            <text:p>8913</text:p>
          </table:table-cell>
          <table:table-cell table:formula="of:=[.C139]*65535" office:value-type="float" office:value="883.878353855087" calcext:value-type="float">
            <text:p>884</text:p>
          </table:table-cell>
          <table:table-cell table:number-columns-repeated="1018"/>
        </table:table-row>
        <table:table-row table:style-name="ro1">
          <table:table-cell office:value-type="float" office:value="0.137" calcext:value-type="float">
            <text:p>0,137</text:p>
          </table:table-cell>
          <table:table-cell table:formula="of:=EXP([.A140]*[.$B$1])" office:value-type="float" office:value="1.72978997602785" calcext:value-type="float">
            <text:p>1,730</text:p>
          </table:table-cell>
          <table:table-cell table:formula="of:=([.B140]-[.$B$3])/([.$B$1003]-[.$B$3])" office:value-type="float" office:value="0.0136159545726216" calcext:value-type="float">
            <text:p>0,014</text:p>
          </table:table-cell>
          <table:table-cell/>
          <table:table-cell table:formula="of:=[.A140]*65535" office:value-type="float" office:value="8978.295" calcext:value-type="float">
            <text:p>8978</text:p>
          </table:table-cell>
          <table:table-cell table:formula="of:=[.C140]*65535" office:value-type="float" office:value="892.321582916755" calcext:value-type="float">
            <text:p>892</text:p>
          </table:table-cell>
          <table:table-cell table:number-columns-repeated="1018"/>
        </table:table-row>
        <table:table-row table:style-name="ro1">
          <table:table-cell office:value-type="float" office:value="0.138" calcext:value-type="float">
            <text:p>0,138</text:p>
          </table:table-cell>
          <table:table-cell table:formula="of:=EXP([.A141]*[.$B$1])" office:value-type="float" office:value="1.73672299272133" calcext:value-type="float">
            <text:p>1,737</text:p>
          </table:table-cell>
          <table:table-cell table:formula="of:=([.B141]-[.$B$3])/([.$B$1003]-[.$B$3])" office:value-type="float" office:value="0.0137453063634799" calcext:value-type="float">
            <text:p>0,014</text:p>
          </table:table-cell>
          <table:table-cell/>
          <table:table-cell table:formula="of:=[.A141]*65535" office:value-type="float" office:value="9043.83" calcext:value-type="float">
            <text:p>9044</text:p>
          </table:table-cell>
          <table:table-cell table:formula="of:=[.C141]*65535" office:value-type="float" office:value="900.798652530653" calcext:value-type="float">
            <text:p>901</text:p>
          </table:table-cell>
          <table:table-cell table:number-columns-repeated="1018"/>
        </table:table-row>
        <table:table-row table:style-name="ro1">
          <table:table-cell office:value-type="float" office:value="0.139" calcext:value-type="float">
            <text:p>0,139</text:p>
          </table:table-cell>
          <table:table-cell table:formula="of:=EXP([.A142]*[.$B$1])" office:value-type="float" office:value="1.74368379701974" calcext:value-type="float">
            <text:p>1,744</text:p>
          </table:table-cell>
          <table:table-cell table:formula="of:=([.B142]-[.$B$3])/([.$B$1003]-[.$B$3])" office:value-type="float" office:value="0.013875176597697" calcext:value-type="float">
            <text:p>0,014</text:p>
          </table:table-cell>
          <table:table-cell/>
          <table:table-cell table:formula="of:=[.A142]*65535" office:value-type="float" office:value="9109.365" calcext:value-type="float">
            <text:p>9109</text:p>
          </table:table-cell>
          <table:table-cell table:formula="of:=[.C142]*65535" office:value-type="float" office:value="909.309698330076" calcext:value-type="float">
            <text:p>909</text:p>
          </table:table-cell>
          <table:table-cell table:number-columns-repeated="1018"/>
        </table:table-row>
        <table:table-row table:style-name="ro1">
          <table:table-cell office:value-type="float" office:value="0.14" calcext:value-type="float">
            <text:p>0,140</text:p>
          </table:table-cell>
          <table:table-cell table:formula="of:=EXP([.A143]*[.$B$1])" office:value-type="float" office:value="1.7506725002961" calcext:value-type="float">
            <text:p>1,751</text:p>
          </table:table-cell>
          <table:table-cell table:formula="of:=([.B143]-[.$B$3])/([.$B$1003]-[.$B$3])" office:value-type="float" office:value="0.0140055673531996" calcext:value-type="float">
            <text:p>0,014</text:p>
          </table:table-cell>
          <table:table-cell/>
          <table:table-cell table:formula="of:=[.A143]*65535" office:value-type="float" office:value="9174.9" calcext:value-type="float">
            <text:p>9175</text:p>
          </table:table-cell>
          <table:table-cell table:formula="of:=[.C143]*65535" office:value-type="float" office:value="917.854856491939" calcext:value-type="float">
            <text:p>918</text:p>
          </table:table-cell>
          <table:table-cell table:number-columns-repeated="1018"/>
        </table:table-row>
        <table:table-row table:style-name="ro1">
          <table:table-cell office:value-type="float" office:value="0.141" calcext:value-type="float">
            <text:p>0,141</text:p>
          </table:table-cell>
          <table:table-cell table:formula="of:=EXP([.A144]*[.$B$1])" office:value-type="float" office:value="1.75768921436982" calcext:value-type="float">
            <text:p>1,758</text:p>
          </table:table-cell>
          <table:table-cell table:formula="of:=([.B144]-[.$B$3])/([.$B$1003]-[.$B$3])" office:value-type="float" office:value="0.0141364807162425" calcext:value-type="float">
            <text:p>0,014</text:p>
          </table:table-cell>
          <table:table-cell/>
          <table:table-cell table:formula="of:=[.A144]*65535" office:value-type="float" office:value="9240.435" calcext:value-type="float">
            <text:p>9240</text:p>
          </table:table-cell>
          <table:table-cell table:formula="of:=[.C144]*65535" office:value-type="float" office:value="926.434263738954" calcext:value-type="float">
            <text:p>926</text:p>
          </table:table-cell>
          <table:table-cell table:number-columns-repeated="1018"/>
        </table:table-row>
        <table:table-row table:style-name="ro1">
          <table:table-cell office:value-type="float" office:value="0.142" calcext:value-type="float">
            <text:p>0,142</text:p>
          </table:table-cell>
          <table:table-cell table:formula="of:=EXP([.A145]*[.$B$1])" office:value-type="float" office:value="1.76473405150846" calcext:value-type="float">
            <text:p>1,765</text:p>
          </table:table-cell>
          <table:table-cell table:formula="of:=([.B145]-[.$B$3])/([.$B$1003]-[.$B$3])" office:value-type="float" office:value="0.0142679187814423" calcext:value-type="float">
            <text:p>0,014</text:p>
          </table:table-cell>
          <table:table-cell/>
          <table:table-cell table:formula="of:=[.A145]*65535" office:value-type="float" office:value="9305.97" calcext:value-type="float">
            <text:p>9306</text:p>
          </table:table-cell>
          <table:table-cell table:formula="of:=[.C145]*65535" office:value-type="float" office:value="935.048057341819" calcext:value-type="float">
            <text:p>935</text:p>
          </table:table-cell>
          <table:table-cell table:number-columns-repeated="1018"/>
        </table:table-row>
        <table:table-row table:style-name="ro1">
          <table:table-cell office:value-type="float" office:value="0.143" calcext:value-type="float">
            <text:p>0,143</text:p>
          </table:table-cell>
          <table:table-cell table:formula="of:=EXP([.A146]*[.$B$1])" office:value-type="float" office:value="1.77180712442957" calcext:value-type="float">
            <text:p>1,772</text:p>
          </table:table-cell>
          <table:table-cell table:formula="of:=([.B146]-[.$B$3])/([.$B$1003]-[.$B$3])" office:value-type="float" office:value="0.0143998836518108" calcext:value-type="float">
            <text:p>0,014</text:p>
          </table:table-cell>
          <table:table-cell/>
          <table:table-cell table:formula="of:=[.A146]*65535" office:value-type="float" office:value="9371.505" calcext:value-type="float">
            <text:p>9372</text:p>
          </table:table-cell>
          <table:table-cell table:formula="of:=[.C146]*65535" office:value-type="float" office:value="943.696375121419" calcext:value-type="float">
            <text:p>944</text:p>
          </table:table-cell>
          <table:table-cell table:number-columns-repeated="1018"/>
        </table:table-row>
        <table:table-row table:style-name="ro1">
          <table:table-cell office:value-type="float" office:value="0.144" calcext:value-type="float">
            <text:p>0,144</text:p>
          </table:table-cell>
          <table:table-cell table:formula="of:=EXP([.A147]*[.$B$1])" office:value-type="float" office:value="1.77890854630248" calcext:value-type="float">
            <text:p>1,779</text:p>
          </table:table-cell>
          <table:table-cell table:formula="of:=([.B147]-[.$B$3])/([.$B$1003]-[.$B$3])" office:value-type="float" office:value="0.0145323774387887" calcext:value-type="float">
            <text:p>0,015</text:p>
          </table:table-cell>
          <table:table-cell/>
          <table:table-cell table:formula="of:=[.A147]*65535" office:value-type="float" office:value="9437.04" calcext:value-type="float">
            <text:p>9437</text:p>
          </table:table-cell>
          <table:table-cell table:formula="of:=[.C147]*65535" office:value-type="float" office:value="952.379355451019" calcext:value-type="float">
            <text:p>952</text:p>
          </table:table-cell>
          <table:table-cell table:number-columns-repeated="1018"/>
        </table:table-row>
        <table:table-row table:style-name="ro1">
          <table:table-cell office:value-type="float" office:value="0.145" calcext:value-type="float">
            <text:p>0,145</text:p>
          </table:table-cell>
          <table:table-cell table:formula="of:=EXP([.A148]*[.$B$1])" office:value-type="float" office:value="1.78603843075007" calcext:value-type="float">
            <text:p>1,786</text:p>
          </table:table-cell>
          <table:table-cell table:formula="of:=([.B148]-[.$B$3])/([.$B$1003]-[.$B$3])" office:value-type="float" office:value="0.0146654022622796" calcext:value-type="float">
            <text:p>0,015</text:p>
          </table:table-cell>
          <table:table-cell/>
          <table:table-cell table:formula="of:=[.A148]*65535" office:value-type="float" office:value="9502.575" calcext:value-type="float">
            <text:p>9503</text:p>
          </table:table-cell>
          <table:table-cell table:formula="of:=[.C148]*65535" office:value-type="float" office:value="961.097137258492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float" office:value="0.146" calcext:value-type="float">
            <text:p>0,146</text:p>
          </table:table-cell>
          <table:table-cell table:formula="of:=EXP([.A149]*[.$B$1])" office:value-type="float" office:value="1.79319689185066" calcext:value-type="float">
            <text:p>1,793</text:p>
          </table:table-cell>
          <table:table-cell table:formula="of:=([.B149]-[.$B$3])/([.$B$1003]-[.$B$3])" office:value-type="float" office:value="0.0147989602506833" calcext:value-type="float">
            <text:p>0,015</text:p>
          </table:table-cell>
          <table:table-cell/>
          <table:table-cell table:formula="of:=[.A149]*65535" office:value-type="float" office:value="9568.11" calcext:value-type="float">
            <text:p>9568</text:p>
          </table:table-cell>
          <table:table-cell table:formula="of:=[.C149]*65535" office:value-type="float" office:value="969.849860028531" calcext:value-type="float">
            <text:p>970</text:p>
          </table:table-cell>
          <table:table-cell table:number-columns-repeated="1018"/>
        </table:table-row>
        <table:table-row table:style-name="ro1">
          <table:table-cell office:value-type="float" office:value="0.147" calcext:value-type="float">
            <text:p>0,147</text:p>
          </table:table-cell>
          <table:table-cell table:formula="of:=EXP([.A150]*[.$B$1])" office:value-type="float" office:value="1.80038404413978" calcext:value-type="float">
            <text:p>1,800</text:p>
          </table:table-cell>
          <table:table-cell table:formula="of:=([.B150]-[.$B$3])/([.$B$1003]-[.$B$3])" office:value-type="float" office:value="0.0149330535409306" calcext:value-type="float">
            <text:p>0,015</text:p>
          </table:table-cell>
          <table:table-cell/>
          <table:table-cell table:formula="of:=[.A150]*65535" office:value-type="float" office:value="9633.645" calcext:value-type="float">
            <text:p>9634</text:p>
          </table:table-cell>
          <table:table-cell table:formula="of:=[.C150]*65535" office:value-type="float" office:value="978.637663804889" calcext:value-type="float">
            <text:p>979</text:p>
          </table:table-cell>
          <table:table-cell table:number-columns-repeated="1018"/>
        </table:table-row>
        <table:table-row table:style-name="ro1">
          <table:table-cell office:value-type="float" office:value="0.148" calcext:value-type="float">
            <text:p>0,148</text:p>
          </table:table-cell>
          <table:table-cell table:formula="of:=EXP([.A151]*[.$B$1])" office:value-type="float" office:value="1.807600002612" calcext:value-type="float">
            <text:p>1,808</text:p>
          </table:table-cell>
          <table:table-cell table:formula="of:=([.B151]-[.$B$3])/([.$B$1003]-[.$B$3])" office:value-type="float" office:value="0.015067684278517" calcext:value-type="float">
            <text:p>0,015</text:p>
          </table:table-cell>
          <table:table-cell/>
          <table:table-cell table:formula="of:=[.A151]*65535" office:value-type="float" office:value="9699.18" calcext:value-type="float">
            <text:p>9699</text:p>
          </table:table-cell>
          <table:table-cell table:formula="of:=[.C151]*65535" office:value-type="float" office:value="987.460689192614" calcext:value-type="float">
            <text:p>987</text:p>
          </table:table-cell>
          <table:table-cell table:number-columns-repeated="1018"/>
        </table:table-row>
        <table:table-row table:style-name="ro1">
          <table:table-cell office:value-type="float" office:value="0.149" calcext:value-type="float">
            <text:p>0,149</text:p>
          </table:table-cell>
          <table:table-cell table:formula="of:=EXP([.A152]*[.$B$1])" office:value-type="float" office:value="1.81484488272284" calcext:value-type="float">
            <text:p>1,815</text:p>
          </table:table-cell>
          <table:table-cell table:formula="of:=([.B152]-[.$B$3])/([.$B$1003]-[.$B$3])" office:value-type="float" office:value="0.0152028546175372" calcext:value-type="float">
            <text:p>0,015</text:p>
          </table:table-cell>
          <table:table-cell/>
          <table:table-cell table:formula="of:=[.A152]*65535" office:value-type="float" office:value="9764.715" calcext:value-type="float">
            <text:p>9765</text:p>
          </table:table-cell>
          <table:table-cell table:formula="of:=[.C152]*65535" office:value-type="float" office:value="996.319077360298" calcext:value-type="float">
            <text:p>996</text:p>
          </table:table-cell>
          <table:table-cell table:number-columns-repeated="1018"/>
        </table:table-row>
        <table:table-row table:style-name="ro1">
          <table:table-cell office:value-type="float" office:value="0.15" calcext:value-type="float">
            <text:p>0,150</text:p>
          </table:table-cell>
          <table:table-cell table:formula="of:=EXP([.A153]*[.$B$1])" office:value-type="float" office:value="1.82211880039051" calcext:value-type="float">
            <text:p>1,822</text:p>
          </table:table-cell>
          <table:table-cell table:formula="of:=([.B153]-[.$B$3])/([.$B$1003]-[.$B$3])" office:value-type="float" office:value="0.0153385667207193" calcext:value-type="float">
            <text:p>0,015</text:p>
          </table:table-cell>
          <table:table-cell/>
          <table:table-cell table:formula="of:=[.A153]*65535" office:value-type="float" office:value="9830.25" calcext:value-type="float">
            <text:p>9830</text:p>
          </table:table-cell>
          <table:table-cell table:formula="of:=[.C153]*65535" office:value-type="float" office:value="1005.21297004234" calcext:value-type="float">
            <text:p>1005</text:p>
          </table:table-cell>
          <table:table-cell table:number-columns-repeated="1018"/>
        </table:table-row>
        <table:table-row table:style-name="ro1">
          <table:table-cell office:value-type="float" office:value="0.151" calcext:value-type="float">
            <text:p>0,151</text:p>
          </table:table-cell>
          <table:table-cell table:formula="of:=EXP([.A154]*[.$B$1])" office:value-type="float" office:value="1.82942187199786" calcext:value-type="float">
            <text:p>1,829</text:p>
          </table:table-cell>
          <table:table-cell table:formula="of:=([.B154]-[.$B$3])/([.$B$1003]-[.$B$3])" office:value-type="float" office:value="0.0154748227594601" calcext:value-type="float">
            <text:p>0,015</text:p>
          </table:table-cell>
          <table:table-cell/>
          <table:table-cell table:formula="of:=[.A154]*65535" office:value-type="float" office:value="9895.785" calcext:value-type="float">
            <text:p>9896</text:p>
          </table:table-cell>
          <table:table-cell table:formula="of:=[.C154]*65535" office:value-type="float" office:value="1014.14250954122" calcext:value-type="float">
            <text:p>1014</text:p>
          </table:table-cell>
          <table:table-cell table:number-columns-repeated="1018"/>
        </table:table-row>
        <table:table-row table:style-name="ro1">
          <table:table-cell office:value-type="float" office:value="0.152" calcext:value-type="float">
            <text:p>0,152</text:p>
          </table:table-cell>
          <table:table-cell table:formula="of:=EXP([.A155]*[.$B$1])" office:value-type="float" office:value="1.83675421439419" calcext:value-type="float">
            <text:p>1,837</text:p>
          </table:table-cell>
          <table:table-cell table:formula="of:=([.B155]-[.$B$3])/([.$B$1003]-[.$B$3])" office:value-type="float" office:value="0.015611624913859" calcext:value-type="float">
            <text:p>0,016</text:p>
          </table:table-cell>
          <table:table-cell/>
          <table:table-cell table:formula="of:=[.A155]*65535" office:value-type="float" office:value="9961.32" calcext:value-type="float">
            <text:p>9961</text:p>
          </table:table-cell>
          <table:table-cell table:formula="of:=[.C155]*65535" office:value-type="float" office:value="1023.10783872975" calcext:value-type="float">
            <text:p>1023</text:p>
          </table:table-cell>
          <table:table-cell table:number-columns-repeated="1018"/>
        </table:table-row>
        <table:table-row table:style-name="ro1">
          <table:table-cell office:value-type="float" office:value="0.153" calcext:value-type="float">
            <text:p>0,153</text:p>
          </table:table-cell>
          <table:table-cell table:formula="of:=EXP([.A156]*[.$B$1])" office:value-type="float" office:value="1.84411594489713" calcext:value-type="float">
            <text:p>1,844</text:p>
          </table:table-cell>
          <table:table-cell table:formula="of:=([.B156]-[.$B$3])/([.$B$1003]-[.$B$3])" office:value-type="float" office:value="0.0157489753727535" calcext:value-type="float">
            <text:p>0,016</text:p>
          </table:table-cell>
          <table:table-cell/>
          <table:table-cell table:formula="of:=[.A156]*65535" office:value-type="float" office:value="10026.855" calcext:value-type="float">
            <text:p>10027</text:p>
          </table:table-cell>
          <table:table-cell table:formula="of:=[.C156]*65535" office:value-type="float" office:value="1032.1091010534" calcext:value-type="float">
            <text:p>1032</text:p>
          </table:table-cell>
          <table:table-cell table:number-columns-repeated="1018"/>
        </table:table-row>
        <table:table-row table:style-name="ro1">
          <table:table-cell office:value-type="float" office:value="0.154" calcext:value-type="float">
            <text:p>0,154</text:p>
          </table:table-cell>
          <table:table-cell table:formula="of:=EXP([.A157]*[.$B$1])" office:value-type="float" office:value="1.85150718129454" calcext:value-type="float">
            <text:p>1,852</text:p>
          </table:table-cell>
          <table:table-cell table:formula="of:=([.B157]-[.$B$3])/([.$B$1003]-[.$B$3])" office:value-type="float" office:value="0.0158868763337537" calcext:value-type="float">
            <text:p>0,016</text:p>
          </table:table-cell>
          <table:table-cell/>
          <table:table-cell table:formula="of:=[.A157]*65535" office:value-type="float" office:value="10092.39" calcext:value-type="float">
            <text:p>10092</text:p>
          </table:table-cell>
          <table:table-cell table:formula="of:=[.C157]*65535" office:value-type="float" office:value="1041.14644053255" calcext:value-type="float">
            <text:p>1041</text:p>
          </table:table-cell>
          <table:table-cell table:number-columns-repeated="1018"/>
        </table:table-row>
        <table:table-row table:style-name="ro1">
          <table:table-cell office:value-type="float" office:value="0.155" calcext:value-type="float">
            <text:p>0,155</text:p>
          </table:table-cell>
          <table:table-cell table:formula="of:=EXP([.A158]*[.$B$1])" office:value-type="float" office:value="1.85892804184634" calcext:value-type="float">
            <text:p>1,859</text:p>
          </table:table-cell>
          <table:table-cell table:formula="of:=([.B158]-[.$B$3])/([.$B$1003]-[.$B$3])" office:value-type="float" office:value="0.016025330003278" calcext:value-type="float">
            <text:p>0,016</text:p>
          </table:table-cell>
          <table:table-cell/>
          <table:table-cell table:formula="of:=[.A158]*65535" office:value-type="float" office:value="10157.925" calcext:value-type="float">
            <text:p>10158</text:p>
          </table:table-cell>
          <table:table-cell table:formula="of:=[.C158]*65535" office:value-type="float" office:value="1050.22000176482" calcext:value-type="float">
            <text:p>1050</text:p>
          </table:table-cell>
          <table:table-cell table:number-columns-repeated="1018"/>
        </table:table-row>
        <table:table-row table:style-name="ro1">
          <table:table-cell office:value-type="float" office:value="0.156" calcext:value-type="float">
            <text:p>0,156</text:p>
          </table:table-cell>
          <table:table-cell table:formula="of:=EXP([.A159]*[.$B$1])" office:value-type="float" office:value="1.86637864528647" calcext:value-type="float">
            <text:p>1,866</text:p>
          </table:table-cell>
          <table:table-cell table:formula="of:=([.B159]-[.$B$3])/([.$B$1003]-[.$B$3])" office:value-type="float" office:value="0.0161643385965881" calcext:value-type="float">
            <text:p>0,016</text:p>
          </table:table-cell>
          <table:table-cell/>
          <table:table-cell table:formula="of:=[.A159]*65535" office:value-type="float" office:value="10223.46" calcext:value-type="float">
            <text:p>10223</text:p>
          </table:table-cell>
          <table:table-cell table:formula="of:=[.C159]*65535" office:value-type="float" office:value="1059.3299299274" calcext:value-type="float">
            <text:p>1059</text:p>
          </table:table-cell>
          <table:table-cell table:number-columns-repeated="1018"/>
        </table:table-row>
        <table:table-row table:style-name="ro1">
          <table:table-cell office:value-type="float" office:value="0.157" calcext:value-type="float">
            <text:p>0,157</text:p>
          </table:table-cell>
          <table:table-cell table:formula="of:=EXP([.A160]*[.$B$1])" office:value-type="float" office:value="1.87385911082474" calcext:value-type="float">
            <text:p>1,874</text:p>
          </table:table-cell>
          <table:table-cell table:formula="of:=([.B160]-[.$B$3])/([.$B$1003]-[.$B$3])" office:value-type="float" office:value="0.0163039043378244" calcext:value-type="float">
            <text:p>0,016</text:p>
          </table:table-cell>
          <table:table-cell/>
          <table:table-cell table:formula="of:=[.A160]*65535" office:value-type="float" office:value="10288.995" calcext:value-type="float">
            <text:p>10289</text:p>
          </table:table-cell>
          <table:table-cell table:formula="of:=[.C160]*65535" office:value-type="float" office:value="1068.47637077932" calcext:value-type="float">
            <text:p>1068</text:p>
          </table:table-cell>
          <table:table-cell table:number-columns-repeated="1018"/>
        </table:table-row>
        <table:table-row table:style-name="ro1">
          <table:table-cell office:value-type="float" office:value="0.158" calcext:value-type="float">
            <text:p>0,158</text:p>
          </table:table-cell>
          <table:table-cell table:formula="of:=EXP([.A161]*[.$B$1])" office:value-type="float" office:value="1.88136955814876" calcext:value-type="float">
            <text:p>1,881</text:p>
          </table:table-cell>
          <table:table-cell table:formula="of:=([.B161]-[.$B$3])/([.$B$1003]-[.$B$3])" office:value-type="float" office:value="0.0164440294600418" calcext:value-type="float">
            <text:p>0,016</text:p>
          </table:table-cell>
          <table:table-cell/>
          <table:table-cell table:formula="of:=[.A161]*65535" office:value-type="float" office:value="10354.53" calcext:value-type="float">
            <text:p>10355</text:p>
          </table:table-cell>
          <table:table-cell table:formula="of:=[.C161]*65535" office:value-type="float" office:value="1077.65947066384" calcext:value-type="float">
            <text:p>1078</text:p>
          </table:table-cell>
          <table:table-cell table:number-columns-repeated="1018"/>
        </table:table-row>
        <table:table-row table:style-name="ro1">
          <table:table-cell office:value-type="float" office:value="0.159" calcext:value-type="float">
            <text:p>0,159</text:p>
          </table:table-cell>
          <table:table-cell table:formula="of:=EXP([.A162]*[.$B$1])" office:value-type="float" office:value="1.88891010742585" calcext:value-type="float">
            <text:p>1,889</text:p>
          </table:table-cell>
          <table:table-cell table:formula="of:=([.B162]-[.$B$3])/([.$B$1003]-[.$B$3])" office:value-type="float" office:value="0.0165847162052452" calcext:value-type="float">
            <text:p>0,017</text:p>
          </table:table-cell>
          <table:table-cell/>
          <table:table-cell table:formula="of:=[.A162]*65535" office:value-type="float" office:value="10420.065" calcext:value-type="float">
            <text:p>10420</text:p>
          </table:table-cell>
          <table:table-cell table:formula="of:=[.C162]*65535" office:value-type="float" office:value="1086.87937651074" calcext:value-type="float">
            <text:p>1087</text:p>
          </table:table-cell>
          <table:table-cell table:number-columns-repeated="1018"/>
        </table:table-row>
        <table:table-row table:style-name="ro1">
          <table:table-cell office:value-type="float" office:value="0.16" calcext:value-type="float">
            <text:p>0,160</text:p>
          </table:table-cell>
          <table:table-cell table:formula="of:=EXP([.A163]*[.$B$1])" office:value-type="float" office:value="1.89648087930495" calcext:value-type="float">
            <text:p>1,896</text:p>
          </table:table-cell>
          <table:table-cell table:formula="of:=([.B163]-[.$B$3])/([.$B$1003]-[.$B$3])" office:value-type="float" office:value="0.0167259668244255" calcext:value-type="float">
            <text:p>0,017</text:p>
          </table:table-cell>
          <table:table-cell/>
          <table:table-cell table:formula="of:=[.A163]*65535" office:value-type="float" office:value="10485.6" calcext:value-type="float">
            <text:p>10486</text:p>
          </table:table-cell>
          <table:table-cell table:formula="of:=[.C163]*65535" office:value-type="float" office:value="1096.13623583873" calcext:value-type="float">
            <text:p>1096</text:p>
          </table:table-cell>
          <table:table-cell table:number-columns-repeated="1018"/>
        </table:table-row>
        <table:table-row table:style-name="ro1">
          <table:table-cell office:value-type="float" office:value="0.161" calcext:value-type="float">
            <text:p>0,161</text:p>
          </table:table-cell>
          <table:table-cell table:formula="of:=EXP([.A164]*[.$B$1])" office:value-type="float" office:value="1.90408199491858" calcext:value-type="float">
            <text:p>1,904</text:p>
          </table:table-cell>
          <table:table-cell table:formula="of:=([.B164]-[.$B$3])/([.$B$1003]-[.$B$3])" office:value-type="float" office:value="0.0168677835775957" calcext:value-type="float">
            <text:p>0,017</text:p>
          </table:table-cell>
          <table:table-cell/>
          <table:table-cell table:formula="of:=[.A164]*65535" office:value-type="float" office:value="10551.135" calcext:value-type="float">
            <text:p>10551</text:p>
          </table:table-cell>
          <table:table-cell table:formula="of:=[.C164]*65535" office:value-type="float" office:value="1105.43019675773" calcext:value-type="float">
            <text:p>1105</text:p>
          </table:table-cell>
          <table:table-cell table:number-columns-repeated="1018"/>
        </table:table-row>
        <table:table-row table:style-name="ro1">
          <table:table-cell office:value-type="float" office:value="0.162" calcext:value-type="float">
            <text:p>0,162</text:p>
          </table:table-cell>
          <table:table-cell table:formula="of:=EXP([.A165]*[.$B$1])" office:value-type="float" office:value="1.91171357588475" calcext:value-type="float">
            <text:p>1,912</text:p>
          </table:table-cell>
          <table:table-cell table:formula="of:=([.B165]-[.$B$3])/([.$B$1003]-[.$B$3])" office:value-type="float" office:value="0.0170101687338268" calcext:value-type="float">
            <text:p>0,017</text:p>
          </table:table-cell>
          <table:table-cell/>
          <table:table-cell table:formula="of:=[.A165]*65535" office:value-type="float" office:value="10616.67" calcext:value-type="float">
            <text:p>10617</text:p>
          </table:table-cell>
          <table:table-cell table:formula="of:=[.C165]*65535" office:value-type="float" office:value="1114.76140797134" calcext:value-type="float">
            <text:p>1115</text:p>
          </table:table-cell>
          <table:table-cell table:number-columns-repeated="1018"/>
        </table:table-row>
        <table:table-row table:style-name="ro1">
          <table:table-cell office:value-type="float" office:value="0.163" calcext:value-type="float">
            <text:p>0,163</text:p>
          </table:table-cell>
          <table:table-cell table:formula="of:=EXP([.A166]*[.$B$1])" office:value-type="float" office:value="1.91937574430891" calcext:value-type="float">
            <text:p>1,919</text:p>
          </table:table-cell>
          <table:table-cell table:formula="of:=([.B166]-[.$B$3])/([.$B$1003]-[.$B$3])" office:value-type="float" office:value="0.0171531245712844" calcext:value-type="float">
            <text:p>0,017</text:p>
          </table:table-cell>
          <table:table-cell/>
          <table:table-cell table:formula="of:=[.A166]*65535" office:value-type="float" office:value="10682.205" calcext:value-type="float">
            <text:p>10682</text:p>
          </table:table-cell>
          <table:table-cell table:formula="of:=[.C166]*65535" office:value-type="float" office:value="1124.13001877912" calcext:value-type="float">
            <text:p>1124</text:p>
          </table:table-cell>
          <table:table-cell table:number-columns-repeated="1018"/>
        </table:table-row>
        <table:table-row table:style-name="ro1">
          <table:table-cell office:value-type="float" office:value="0.164" calcext:value-type="float">
            <text:p>0,164</text:p>
          </table:table-cell>
          <table:table-cell table:formula="of:=EXP([.A167]*[.$B$1])" office:value-type="float" office:value="1.92706862278594" calcext:value-type="float">
            <text:p>1,927</text:p>
          </table:table-cell>
          <table:table-cell table:formula="of:=([.B167]-[.$B$3])/([.$B$1003]-[.$B$3])" office:value-type="float" office:value="0.0172966533772649" calcext:value-type="float">
            <text:p>0,017</text:p>
          </table:table-cell>
          <table:table-cell/>
          <table:table-cell table:formula="of:=[.A167]*65535" office:value-type="float" office:value="10747.74" calcext:value-type="float">
            <text:p>10748</text:p>
          </table:table-cell>
          <table:table-cell table:formula="of:=[.C167]*65535" office:value-type="float" office:value="1133.53617907906" calcext:value-type="float">
            <text:p>1134</text:p>
          </table:table-cell>
          <table:table-cell table:number-columns-repeated="1018"/>
        </table:table-row>
        <table:table-row table:style-name="ro1">
          <table:table-cell office:value-type="float" office:value="0.165" calcext:value-type="float">
            <text:p>0,165</text:p>
          </table:table-cell>
          <table:table-cell table:formula="of:=EXP([.A168]*[.$B$1])" office:value-type="float" office:value="1.93479233440203" calcext:value-type="float">
            <text:p>1,935</text:p>
          </table:table-cell>
          <table:table-cell table:formula="of:=([.B168]-[.$B$3])/([.$B$1003]-[.$B$3])" office:value-type="float" office:value="0.0174407574482323" calcext:value-type="float">
            <text:p>0,017</text:p>
          </table:table-cell>
          <table:table-cell/>
          <table:table-cell table:formula="of:=[.A168]*65535" office:value-type="float" office:value="10813.275" calcext:value-type="float">
            <text:p>10813</text:p>
          </table:table-cell>
          <table:table-cell table:formula="of:=[.C168]*65535" office:value-type="float" office:value="1142.9800393699" calcext:value-type="float">
            <text:p>1143</text:p>
          </table:table-cell>
          <table:table-cell table:number-columns-repeated="1018"/>
        </table:table-row>
        <table:table-row table:style-name="ro1">
          <table:table-cell office:value-type="float" office:value="0.166" calcext:value-type="float">
            <text:p>0,166</text:p>
          </table:table-cell>
          <table:table-cell table:formula="of:=EXP([.A169]*[.$B$1])" office:value-type="float" office:value="1.94254700273675" calcext:value-type="float">
            <text:p>1,943</text:p>
          </table:table-cell>
          <table:table-cell table:formula="of:=([.B169]-[.$B$3])/([.$B$1003]-[.$B$3])" office:value-type="float" office:value="0.0175854390898547" calcext:value-type="float">
            <text:p>0,018</text:p>
          </table:table-cell>
          <table:table-cell/>
          <table:table-cell table:formula="of:=[.A169]*65535" office:value-type="float" office:value="10878.81" calcext:value-type="float">
            <text:p>10879</text:p>
          </table:table-cell>
          <table:table-cell table:formula="of:=[.C169]*65535" office:value-type="float" office:value="1152.46175075363" calcext:value-type="float">
            <text:p>1152</text:p>
          </table:table-cell>
          <table:table-cell table:number-columns-repeated="1018"/>
        </table:table-row>
        <table:table-row table:style-name="ro1">
          <table:table-cell office:value-type="float" office:value="0.167" calcext:value-type="float">
            <text:p>0,167</text:p>
          </table:table-cell>
          <table:table-cell table:formula="of:=EXP([.A170]*[.$B$1])" office:value-type="float" office:value="1.95033275186496" calcext:value-type="float">
            <text:p>1,950</text:p>
          </table:table-cell>
          <table:table-cell table:formula="of:=([.B170]-[.$B$3])/([.$B$1003]-[.$B$3])" office:value-type="float" office:value="0.0177307006170417" calcext:value-type="float">
            <text:p>0,018</text:p>
          </table:table-cell>
          <table:table-cell/>
          <table:table-cell table:formula="of:=[.A170]*65535" office:value-type="float" office:value="10944.345" calcext:value-type="float">
            <text:p>10944</text:p>
          </table:table-cell>
          <table:table-cell table:formula="of:=[.C170]*65535" office:value-type="float" office:value="1161.98146493782" calcext:value-type="float">
            <text:p>1162</text:p>
          </table:table-cell>
          <table:table-cell table:number-columns-repeated="1018"/>
        </table:table-row>
        <table:table-row table:style-name="ro1">
          <table:table-cell office:value-type="float" office:value="0.168" calcext:value-type="float">
            <text:p>0,168</text:p>
          </table:table-cell>
          <table:table-cell table:formula="of:=EXP([.A171]*[.$B$1])" office:value-type="float" office:value="1.95814970635881" calcext:value-type="float">
            <text:p>1,958</text:p>
          </table:table-cell>
          <table:table-cell table:formula="of:=([.B171]-[.$B$3])/([.$B$1003]-[.$B$3])" office:value-type="float" office:value="0.0178765443539805" calcext:value-type="float">
            <text:p>0,018</text:p>
          </table:table-cell>
          <table:table-cell/>
          <table:table-cell table:formula="of:=[.A171]*65535" office:value-type="float" office:value="11009.88" calcext:value-type="float">
            <text:p>11010</text:p>
          </table:table-cell>
          <table:table-cell table:formula="of:=[.C171]*65535" office:value-type="float" office:value="1171.53933423811" calcext:value-type="float">
            <text:p>1172</text:p>
          </table:table-cell>
          <table:table-cell table:number-columns-repeated="1018"/>
        </table:table-row>
        <table:table-row table:style-name="ro1">
          <table:table-cell office:value-type="float" office:value="0.169" calcext:value-type="float">
            <text:p>0,169</text:p>
          </table:table-cell>
          <table:table-cell table:formula="of:=EXP([.A172]*[.$B$1])" office:value-type="float" office:value="1.96599799128973" calcext:value-type="float">
            <text:p>1,966</text:p>
          </table:table-cell>
          <table:table-cell table:formula="of:=([.B172]-[.$B$3])/([.$B$1003]-[.$B$3])" office:value-type="float" office:value="0.0180229726341743" calcext:value-type="float">
            <text:p>0,018</text:p>
          </table:table-cell>
          <table:table-cell/>
          <table:table-cell table:formula="of:=[.A172]*65535" office:value-type="float" office:value="11075.415" calcext:value-type="float">
            <text:p>11075</text:p>
          </table:table-cell>
          <table:table-cell table:formula="of:=[.C172]*65535" office:value-type="float" office:value="1181.13551158061" calcext:value-type="float">
            <text:p>1181</text:p>
          </table:table-cell>
          <table:table-cell table:number-columns-repeated="1018"/>
        </table:table-row>
        <table:table-row table:style-name="ro1">
          <table:table-cell office:value-type="float" office:value="0.17" calcext:value-type="float">
            <text:p>0,170</text:p>
          </table:table-cell>
          <table:table-cell table:formula="of:=EXP([.A173]*[.$B$1])" office:value-type="float" office:value="1.97387773223045" calcext:value-type="float">
            <text:p>1,974</text:p>
          </table:table-cell>
          <table:table-cell table:formula="of:=([.B173]-[.$B$3])/([.$B$1003]-[.$B$3])" office:value-type="float" office:value="0.0181699878004785" calcext:value-type="float">
            <text:p>0,018</text:p>
          </table:table-cell>
          <table:table-cell/>
          <table:table-cell table:formula="of:=[.A173]*65535" office:value-type="float" office:value="11140.95" calcext:value-type="float">
            <text:p>11141</text:p>
          </table:table-cell>
          <table:table-cell table:formula="of:=[.C173]*65535" office:value-type="float" office:value="1190.77015050436" calcext:value-type="float">
            <text:p>1191</text:p>
          </table:table-cell>
          <table:table-cell table:number-columns-repeated="1018"/>
        </table:table-row>
        <table:table-row table:style-name="ro1">
          <table:table-cell office:value-type="float" office:value="0.171" calcext:value-type="float">
            <text:p>0,171</text:p>
          </table:table-cell>
          <table:table-cell table:formula="of:=EXP([.A174]*[.$B$1])" office:value-type="float" office:value="1.98178905525699" calcext:value-type="float">
            <text:p>1,982</text:p>
          </table:table-cell>
          <table:table-cell table:formula="of:=([.B174]-[.$B$3])/([.$B$1003]-[.$B$3])" office:value-type="float" office:value="0.018317592205139" calcext:value-type="float">
            <text:p>0,018</text:p>
          </table:table-cell>
          <table:table-cell/>
          <table:table-cell table:formula="of:=[.A174]*65535" office:value-type="float" office:value="11206.485" calcext:value-type="float">
            <text:p>11206</text:p>
          </table:table-cell>
          <table:table-cell table:formula="of:=[.C174]*65535" office:value-type="float" office:value="1200.44340516379" calcext:value-type="float">
            <text:p>1200</text:p>
          </table:table-cell>
          <table:table-cell table:number-columns-repeated="1018"/>
        </table:table-row>
        <table:table-row table:style-name="ro1">
          <table:table-cell office:value-type="float" office:value="0.172" calcext:value-type="float">
            <text:p>0,172</text:p>
          </table:table-cell>
          <table:table-cell table:formula="of:=EXP([.A175]*[.$B$1])" office:value-type="float" office:value="1.9897320869507" calcext:value-type="float">
            <text:p>1,990</text:p>
          </table:table-cell>
          <table:table-cell table:formula="of:=([.B175]-[.$B$3])/([.$B$1003]-[.$B$3])" office:value-type="float" office:value="0.0184657882098294" calcext:value-type="float">
            <text:p>0,018</text:p>
          </table:table-cell>
          <table:table-cell/>
          <table:table-cell table:formula="of:=[.A175]*65535" office:value-type="float" office:value="11272.02" calcext:value-type="float">
            <text:p>11272</text:p>
          </table:table-cell>
          <table:table-cell table:formula="of:=[.C175]*65535" office:value-type="float" office:value="1210.15543033117" calcext:value-type="float">
            <text:p>1210</text:p>
          </table:table-cell>
          <table:table-cell table:number-columns-repeated="1018"/>
        </table:table-row>
        <table:table-row table:style-name="ro1">
          <table:table-cell office:value-type="float" office:value="0.173" calcext:value-type="float">
            <text:p>0,173</text:p>
          </table:table-cell>
          <table:table-cell table:formula="of:=EXP([.A176]*[.$B$1])" office:value-type="float" office:value="1.99770695440025" calcext:value-type="float">
            <text:p>1,998</text:p>
          </table:table-cell>
          <table:table-cell table:formula="of:=([.B176]-[.$B$3])/([.$B$1003]-[.$B$3])" office:value-type="float" office:value="0.018614578185689" calcext:value-type="float">
            <text:p>0,019</text:p>
          </table:table-cell>
          <table:table-cell/>
          <table:table-cell table:formula="of:=[.A176]*65535" office:value-type="float" office:value="11337.555" calcext:value-type="float">
            <text:p>11338</text:p>
          </table:table-cell>
          <table:table-cell table:formula="of:=[.C176]*65535" office:value-type="float" office:value="1219.90638139913" calcext:value-type="float">
            <text:p>1220</text:p>
          </table:table-cell>
          <table:table-cell table:number-columns-repeated="1018"/>
        </table:table-row>
        <table:table-row table:style-name="ro1">
          <table:table-cell office:value-type="float" office:value="0.174" calcext:value-type="float">
            <text:p>0,174</text:p>
          </table:table-cell>
          <table:table-cell table:formula="of:=EXP([.A177]*[.$B$1])" office:value-type="float" office:value="2.00571378520369" calcext:value-type="float">
            <text:p>2,006</text:p>
          </table:table-cell>
          <table:table-cell table:formula="of:=([.B177]-[.$B$3])/([.$B$1003]-[.$B$3])" office:value-type="float" office:value="0.0187639645133605" calcext:value-type="float">
            <text:p>0,019</text:p>
          </table:table-cell>
          <table:table-cell/>
          <table:table-cell table:formula="of:=[.A177]*65535" office:value-type="float" office:value="11403.09" calcext:value-type="float">
            <text:p>11403</text:p>
          </table:table-cell>
          <table:table-cell table:formula="of:=[.C177]*65535" office:value-type="float" office:value="1229.69641438308" calcext:value-type="float">
            <text:p>1230</text:p>
          </table:table-cell>
          <table:table-cell table:number-columns-repeated="1018"/>
        </table:table-row>
        <table:table-row table:style-name="ro1">
          <table:table-cell office:value-type="float" office:value="0.175" calcext:value-type="float">
            <text:p>0,175</text:p>
          </table:table-cell>
          <table:table-cell table:formula="of:=EXP([.A178]*[.$B$1])" office:value-type="float" office:value="2.01375270747048" calcext:value-type="float">
            <text:p>2,014</text:p>
          </table:table-cell>
          <table:table-cell table:formula="of:=([.B178]-[.$B$3])/([.$B$1003]-[.$B$3])" office:value-type="float" office:value="0.0189139495830283" calcext:value-type="float">
            <text:p>0,019</text:p>
          </table:table-cell>
          <table:table-cell/>
          <table:table-cell table:formula="of:=[.A178]*65535" office:value-type="float" office:value="11468.625" calcext:value-type="float">
            <text:p>11469</text:p>
          </table:table-cell>
          <table:table-cell table:formula="of:=[.C178]*65535" office:value-type="float" office:value="1239.52568592376" calcext:value-type="float">
            <text:p>1240</text:p>
          </table:table-cell>
          <table:table-cell table:number-columns-repeated="1018"/>
        </table:table-row>
        <table:table-row table:style-name="ro1">
          <table:table-cell office:value-type="float" office:value="0.176" calcext:value-type="float">
            <text:p>0,176</text:p>
          </table:table-cell>
          <table:table-cell table:formula="of:=EXP([.A179]*[.$B$1])" office:value-type="float" office:value="2.02182384982354" calcext:value-type="float">
            <text:p>2,022</text:p>
          </table:table-cell>
          <table:table-cell table:formula="of:=([.B179]-[.$B$3])/([.$B$1003]-[.$B$3])" office:value-type="float" office:value="0.0190645357944568" calcext:value-type="float">
            <text:p>0,019</text:p>
          </table:table-cell>
          <table:table-cell/>
          <table:table-cell table:formula="of:=[.A179]*65535" office:value-type="float" office:value="11534.16" calcext:value-type="float">
            <text:p>11534</text:p>
          </table:table-cell>
          <table:table-cell table:formula="of:=[.C179]*65535" office:value-type="float" office:value="1249.39435328973" calcext:value-type="float">
            <text:p>1249</text:p>
          </table:table-cell>
          <table:table-cell table:number-columns-repeated="1018"/>
        </table:table-row>
        <table:table-row table:style-name="ro1">
          <table:table-cell office:value-type="float" office:value="0.177" calcext:value-type="float">
            <text:p>0,177</text:p>
          </table:table-cell>
          <table:table-cell table:formula="of:=EXP([.A180]*[.$B$1])" office:value-type="float" office:value="2.02992734140134" calcext:value-type="float">
            <text:p>2,030</text:p>
          </table:table-cell>
          <table:table-cell table:formula="of:=([.B180]-[.$B$3])/([.$B$1003]-[.$B$3])" office:value-type="float" office:value="0.0192157255570286" calcext:value-type="float">
            <text:p>0,019</text:p>
          </table:table-cell>
          <table:table-cell/>
          <table:table-cell table:formula="of:=[.A180]*65535" office:value-type="float" office:value="11599.695" calcext:value-type="float">
            <text:p>11600</text:p>
          </table:table-cell>
          <table:table-cell table:formula="of:=[.C180]*65535" office:value-type="float" office:value="1259.30257437987" calcext:value-type="float">
            <text:p>1259</text:p>
          </table:table-cell>
          <table:table-cell table:number-columns-repeated="1018"/>
        </table:table-row>
        <table:table-row table:style-name="ro1">
          <table:table-cell office:value-type="float" office:value="0.178" calcext:value-type="float">
            <text:p>0,178</text:p>
          </table:table-cell>
          <table:table-cell table:formula="of:=EXP([.A181]*[.$B$1])" office:value-type="float" office:value="2.03806331185991" calcext:value-type="float">
            <text:p>2,038</text:p>
          </table:table-cell>
          <table:table-cell table:formula="of:=([.B181]-[.$B$3])/([.$B$1003]-[.$B$3])" office:value-type="float" office:value="0.019367521289783" calcext:value-type="float">
            <text:p>0,019</text:p>
          </table:table-cell>
          <table:table-cell/>
          <table:table-cell table:formula="of:=[.A181]*65535" office:value-type="float" office:value="11665.23" calcext:value-type="float">
            <text:p>11665</text:p>
          </table:table-cell>
          <table:table-cell table:formula="of:=[.C181]*65535" office:value-type="float" office:value="1269.25050772593" calcext:value-type="float">
            <text:p>1269</text:p>
          </table:table-cell>
          <table:table-cell table:number-columns-repeated="1018"/>
        </table:table-row>
        <table:table-row table:style-name="ro1">
          <table:table-cell office:value-type="float" office:value="0.179" calcext:value-type="float">
            <text:p>0,179</text:p>
          </table:table-cell>
          <table:table-cell table:formula="of:=EXP([.A182]*[.$B$1])" office:value-type="float" office:value="2.04623189137494" calcext:value-type="float">
            <text:p>2,046</text:p>
          </table:table-cell>
          <table:table-cell table:formula="of:=([.B182]-[.$B$3])/([.$B$1003]-[.$B$3])" office:value-type="float" office:value="0.0195199254214552" calcext:value-type="float">
            <text:p>0,020</text:p>
          </table:table-cell>
          <table:table-cell/>
          <table:table-cell table:formula="of:=[.A182]*65535" office:value-type="float" office:value="11730.765" calcext:value-type="float">
            <text:p>11731</text:p>
          </table:table-cell>
          <table:table-cell table:formula="of:=[.C182]*65535" office:value-type="float" office:value="1279.23831249506" calcext:value-type="float">
            <text:p>1279</text:p>
          </table:table-cell>
          <table:table-cell table:number-columns-repeated="1018"/>
        </table:table-row>
        <table:table-row table:style-name="ro1">
          <table:table-cell office:value-type="float" office:value="0.18" calcext:value-type="float">
            <text:p>0,180</text:p>
          </table:table-cell>
          <table:table-cell table:formula="of:=EXP([.A183]*[.$B$1])" office:value-type="float" office:value="2.05443321064389" calcext:value-type="float">
            <text:p>2,054</text:p>
          </table:table-cell>
          <table:table-cell table:formula="of:=([.B183]-[.$B$3])/([.$B$1003]-[.$B$3])" office:value-type="float" office:value="0.0196729403905143" calcext:value-type="float">
            <text:p>0,020</text:p>
          </table:table-cell>
          <table:table-cell/>
          <table:table-cell table:formula="of:=[.A183]*65535" office:value-type="float" office:value="11796.3" calcext:value-type="float">
            <text:p>11796</text:p>
          </table:table-cell>
          <table:table-cell table:formula="of:=[.C183]*65535" office:value-type="float" office:value="1289.26614849235" calcext:value-type="float">
            <text:p>1289</text:p>
          </table:table-cell>
          <table:table-cell table:number-columns-repeated="1018"/>
        </table:table-row>
        <table:table-row table:style-name="ro1">
          <table:table-cell office:value-type="float" office:value="0.181" calcext:value-type="float">
            <text:p>0,181</text:p>
          </table:table-cell>
          <table:table-cell table:formula="of:=EXP([.A184]*[.$B$1])" office:value-type="float" office:value="2.06266740088803" calcext:value-type="float">
            <text:p>2,063</text:p>
          </table:table-cell>
          <table:table-cell table:formula="of:=([.B184]-[.$B$3])/([.$B$1003]-[.$B$3])" office:value-type="float" office:value="0.0198265686452032" calcext:value-type="float">
            <text:p>0,020</text:p>
          </table:table-cell>
          <table:table-cell/>
          <table:table-cell table:formula="of:=[.A184]*65535" office:value-type="float" office:value="11861.835" calcext:value-type="float">
            <text:p>11862</text:p>
          </table:table-cell>
          <table:table-cell table:formula="of:=[.C184]*65535" office:value-type="float" office:value="1299.33417616339" calcext:value-type="float">
            <text:p>1299</text:p>
          </table:table-cell>
          <table:table-cell table:number-columns-repeated="1018"/>
        </table:table-row>
        <table:table-row table:style-name="ro1">
          <table:table-cell office:value-type="float" office:value="0.182" calcext:value-type="float">
            <text:p>0,182</text:p>
          </table:table-cell>
          <table:table-cell table:formula="of:=EXP([.A185]*[.$B$1])" office:value-type="float" office:value="2.0709345938546" calcext:value-type="float">
            <text:p>2,071</text:p>
          </table:table-cell>
          <table:table-cell table:formula="of:=([.B185]-[.$B$3])/([.$B$1003]-[.$B$3])" office:value-type="float" office:value="0.0199808126435772" calcext:value-type="float">
            <text:p>0,020</text:p>
          </table:table-cell>
          <table:table-cell/>
          <table:table-cell table:formula="of:=[.A185]*65535" office:value-type="float" office:value="11927.37" calcext:value-type="float">
            <text:p>11927</text:p>
          </table:table-cell>
          <table:table-cell table:formula="of:=[.C185]*65535" office:value-type="float" office:value="1309.44255659683" calcext:value-type="float">
            <text:p>1309</text:p>
          </table:table-cell>
          <table:table-cell table:number-columns-repeated="1018"/>
        </table:table-row>
        <table:table-row table:style-name="ro1">
          <table:table-cell office:value-type="float" office:value="0.183" calcext:value-type="float">
            <text:p>0,183</text:p>
          </table:table-cell>
          <table:table-cell table:formula="of:=EXP([.A186]*[.$B$1])" office:value-type="float" office:value="2.07923492181884" calcext:value-type="float">
            <text:p>2,079</text:p>
          </table:table-cell>
          <table:table-cell table:formula="of:=([.B186]-[.$B$3])/([.$B$1003]-[.$B$3])" office:value-type="float" office:value="0.0201356748535437" calcext:value-type="float">
            <text:p>0,020</text:p>
          </table:table-cell>
          <table:table-cell/>
          <table:table-cell table:formula="of:=[.A186]*65535" office:value-type="float" office:value="11992.905" calcext:value-type="float">
            <text:p>11993</text:p>
          </table:table-cell>
          <table:table-cell table:formula="of:=[.C186]*65535" office:value-type="float" office:value="1319.59145152699" calcext:value-type="float">
            <text:p>1320</text:p>
          </table:table-cell>
          <table:table-cell table:number-columns-repeated="1018"/>
        </table:table-row>
        <table:table-row table:style-name="ro1">
          <table:table-cell office:value-type="float" office:value="0.184" calcext:value-type="float">
            <text:p>0,184</text:p>
          </table:table-cell>
          <table:table-cell table:formula="of:=EXP([.A187]*[.$B$1])" office:value-type="float" office:value="2.0875685175862" calcext:value-type="float">
            <text:p>2,088</text:p>
          </table:table-cell>
          <table:table-cell table:formula="of:=([.B187]-[.$B$3])/([.$B$1003]-[.$B$3])" office:value-type="float" office:value="0.0202911577529012" calcext:value-type="float">
            <text:p>0,020</text:p>
          </table:table-cell>
          <table:table-cell/>
          <table:table-cell table:formula="of:=[.A187]*65535" office:value-type="float" office:value="12058.44" calcext:value-type="float">
            <text:p>12058</text:p>
          </table:table-cell>
          <table:table-cell table:formula="of:=[.C187]*65535" office:value-type="float" office:value="1329.78102333638" calcext:value-type="float">
            <text:p>1330</text:p>
          </table:table-cell>
          <table:table-cell table:number-columns-repeated="1018"/>
        </table:table-row>
        <table:table-row table:style-name="ro1">
          <table:table-cell office:value-type="float" office:value="0.185" calcext:value-type="float">
            <text:p>0,185</text:p>
          </table:table-cell>
          <table:table-cell table:formula="of:=EXP([.A188]*[.$B$1])" office:value-type="float" office:value="2.09593551449436" calcext:value-type="float">
            <text:p>2,096</text:p>
          </table:table-cell>
          <table:table-cell table:formula="of:=([.B188]-[.$B$3])/([.$B$1003]-[.$B$3])" office:value-type="float" office:value="0.0204472638293795" calcext:value-type="float">
            <text:p>0,020</text:p>
          </table:table-cell>
          <table:table-cell/>
          <table:table-cell table:formula="of:=[.A188]*65535" office:value-type="float" office:value="12123.975" calcext:value-type="float">
            <text:p>12124</text:p>
          </table:table-cell>
          <table:table-cell table:formula="of:=[.C188]*65535" office:value-type="float" office:value="1340.01143505838" calcext:value-type="float">
            <text:p>1340</text:p>
          </table:table-cell>
          <table:table-cell table:number-columns-repeated="1018"/>
        </table:table-row>
        <table:table-row table:style-name="ro1">
          <table:table-cell office:value-type="float" office:value="0.186" calcext:value-type="float">
            <text:p>0,186</text:p>
          </table:table-cell>
          <table:table-cell table:formula="of:=EXP([.A189]*[.$B$1])" office:value-type="float" office:value="2.10433604641548" calcext:value-type="float">
            <text:p>2,104</text:p>
          </table:table-cell>
          <table:table-cell table:formula="of:=([.B189]-[.$B$3])/([.$B$1003]-[.$B$3])" office:value-type="float" office:value="0.0206039955806791" calcext:value-type="float">
            <text:p>0,021</text:p>
          </table:table-cell>
          <table:table-cell/>
          <table:table-cell table:formula="of:=[.A189]*65535" office:value-type="float" office:value="12189.51" calcext:value-type="float">
            <text:p>12190</text:p>
          </table:table-cell>
          <table:table-cell table:formula="of:=[.C189]*65535" office:value-type="float" office:value="1350.2828503798" calcext:value-type="float">
            <text:p>1350</text:p>
          </table:table-cell>
          <table:table-cell table:number-columns-repeated="1018"/>
        </table:table-row>
        <table:table-row table:style-name="ro1">
          <table:table-cell office:value-type="float" office:value="0.187" calcext:value-type="float">
            <text:p>0,187</text:p>
          </table:table-cell>
          <table:table-cell table:formula="of:=EXP([.A190]*[.$B$1])" office:value-type="float" office:value="2.11277024775823" calcext:value-type="float">
            <text:p>2,113</text:p>
          </table:table-cell>
          <table:table-cell table:formula="of:=([.B190]-[.$B$3])/([.$B$1003]-[.$B$3])" office:value-type="float" office:value="0.0207613555145114" calcext:value-type="float">
            <text:p>0,021</text:p>
          </table:table-cell>
          <table:table-cell/>
          <table:table-cell table:formula="of:=[.A190]*65535" office:value-type="float" office:value="12255.045" calcext:value-type="float">
            <text:p>12255</text:p>
          </table:table-cell>
          <table:table-cell table:formula="of:=[.C190]*65535" office:value-type="float" office:value="1360.5954336435" calcext:value-type="float">
            <text:p>1361</text:p>
          </table:table-cell>
          <table:table-cell table:number-columns-repeated="1018"/>
        </table:table-row>
        <table:table-row table:style-name="ro1">
          <table:table-cell office:value-type="float" office:value="0.188" calcext:value-type="float">
            <text:p>0,188</text:p>
          </table:table-cell>
          <table:table-cell table:formula="of:=EXP([.A191]*[.$B$1])" office:value-type="float" office:value="2.12123825347001" calcext:value-type="float">
            <text:p>2,121</text:p>
          </table:table-cell>
          <table:table-cell table:formula="of:=([.B191]-[.$B$3])/([.$B$1003]-[.$B$3])" office:value-type="float" office:value="0.0209193461486386" calcext:value-type="float">
            <text:p>0,021</text:p>
          </table:table-cell>
          <table:table-cell/>
          <table:table-cell table:formula="of:=[.A191]*65535" office:value-type="float" office:value="12320.58" calcext:value-type="float">
            <text:p>12321</text:p>
          </table:table-cell>
          <table:table-cell table:formula="of:=[.C191]*65535" office:value-type="float" office:value="1370.94934985103" calcext:value-type="float">
            <text:p>1371</text:p>
          </table:table-cell>
          <table:table-cell table:number-columns-repeated="1018"/>
        </table:table-row>
        <table:table-row table:style-name="ro1">
          <table:table-cell office:value-type="float" office:value="0.189" calcext:value-type="float">
            <text:p>0,189</text:p>
          </table:table-cell>
          <table:table-cell table:formula="of:=EXP([.A192]*[.$B$1])" office:value-type="float" office:value="2.12974019903911" calcext:value-type="float">
            <text:p>2,130</text:p>
          </table:table-cell>
          <table:table-cell table:formula="of:=([.B192]-[.$B$3])/([.$B$1003]-[.$B$3])" office:value-type="float" office:value="0.0210779700109144" calcext:value-type="float">
            <text:p>0,021</text:p>
          </table:table-cell>
          <table:table-cell/>
          <table:table-cell table:formula="of:=[.A192]*65535" office:value-type="float" office:value="12386.115" calcext:value-type="float">
            <text:p>12386</text:p>
          </table:table-cell>
          <table:table-cell table:formula="of:=[.C192]*65535" office:value-type="float" office:value="1381.34476466528" calcext:value-type="float">
            <text:p>1381</text:p>
          </table:table-cell>
          <table:table-cell table:number-columns-repeated="1018"/>
        </table:table-row>
        <table:table-row table:style-name="ro1">
          <table:table-cell office:value-type="float" office:value="0.19" calcext:value-type="float">
            <text:p>0,190</text:p>
          </table:table-cell>
          <table:table-cell table:formula="of:=EXP([.A193]*[.$B$1])" office:value-type="float" office:value="2.13827622049682" calcext:value-type="float">
            <text:p>2,138</text:p>
          </table:table-cell>
          <table:table-cell table:formula="of:=([.B193]-[.$B$3])/([.$B$1003]-[.$B$3])" office:value-type="float" office:value="0.0212372296393239" calcext:value-type="float">
            <text:p>0,021</text:p>
          </table:table-cell>
          <table:table-cell/>
          <table:table-cell table:formula="of:=[.A193]*65535" office:value-type="float" office:value="12451.65" calcext:value-type="float">
            <text:p>12452</text:p>
          </table:table-cell>
          <table:table-cell table:formula="of:=[.C193]*65535" office:value-type="float" office:value="1391.78184441309" calcext:value-type="float">
            <text:p>1392</text:p>
          </table:table-cell>
          <table:table-cell table:number-columns-repeated="1018"/>
        </table:table-row>
        <table:table-row table:style-name="ro1">
          <table:table-cell office:value-type="float" office:value="0.191" calcext:value-type="float">
            <text:p>0,191</text:p>
          </table:table-cell>
          <table:table-cell table:formula="of:=EXP([.A194]*[.$B$1])" office:value-type="float" office:value="2.14684645441968" calcext:value-type="float">
            <text:p>2,147</text:p>
          </table:table-cell>
          <table:table-cell table:formula="of:=([.B194]-[.$B$3])/([.$B$1003]-[.$B$3])" office:value-type="float" office:value="0.0213971275820245" calcext:value-type="float">
            <text:p>0,021</text:p>
          </table:table-cell>
          <table:table-cell/>
          <table:table-cell table:formula="of:=[.A194]*65535" office:value-type="float" office:value="12517.185" calcext:value-type="float">
            <text:p>12517</text:p>
          </table:table-cell>
          <table:table-cell table:formula="of:=[.C194]*65535" office:value-type="float" office:value="1402.26075608797" calcext:value-type="float">
            <text:p>1402</text:p>
          </table:table-cell>
          <table:table-cell table:number-columns-repeated="1018"/>
        </table:table-row>
        <table:table-row table:style-name="ro1">
          <table:table-cell office:value-type="float" office:value="0.192" calcext:value-type="float">
            <text:p>0,192</text:p>
          </table:table-cell>
          <table:table-cell table:formula="of:=EXP([.A195]*[.$B$1])" office:value-type="float" office:value="2.1554510379316" calcext:value-type="float">
            <text:p>2,155</text:p>
          </table:table-cell>
          <table:table-cell table:formula="of:=([.B195]-[.$B$3])/([.$B$1003]-[.$B$3])" office:value-type="float" office:value="0.0215576663973867" calcext:value-type="float">
            <text:p>0,022</text:p>
          </table:table-cell>
          <table:table-cell/>
          <table:table-cell table:formula="of:=[.A195]*65535" office:value-type="float" office:value="12582.72" calcext:value-type="float">
            <text:p>12583</text:p>
          </table:table-cell>
          <table:table-cell table:formula="of:=[.C195]*65535" office:value-type="float" office:value="1412.78166735274" calcext:value-type="float">
            <text:p>1413</text:p>
          </table:table-cell>
          <table:table-cell table:number-columns-repeated="1018"/>
        </table:table-row>
        <table:table-row table:style-name="ro1">
          <table:table-cell office:value-type="float" office:value="0.193" calcext:value-type="float">
            <text:p>0,193</text:p>
          </table:table-cell>
          <table:table-cell table:formula="of:=EXP([.A196]*[.$B$1])" office:value-type="float" office:value="2.16409010870612" calcext:value-type="float">
            <text:p>2,164</text:p>
          </table:table-cell>
          <table:table-cell table:formula="of:=([.B196]-[.$B$3])/([.$B$1003]-[.$B$3])" office:value-type="float" office:value="0.021718848654035" calcext:value-type="float">
            <text:p>0,022</text:p>
          </table:table-cell>
          <table:table-cell/>
          <table:table-cell table:formula="of:=[.A196]*65535" office:value-type="float" office:value="12648.255" calcext:value-type="float">
            <text:p>12648</text:p>
          </table:table-cell>
          <table:table-cell table:formula="of:=[.C196]*65535" office:value-type="float" office:value="1423.34474654218" calcext:value-type="float">
            <text:p>1423</text:p>
          </table:table-cell>
          <table:table-cell table:number-columns-repeated="1018"/>
        </table:table-row>
        <table:table-row table:style-name="ro1">
          <table:table-cell office:value-type="float" office:value="0.194" calcext:value-type="float">
            <text:p>0,194</text:p>
          </table:table-cell>
          <table:table-cell table:formula="of:=EXP([.A197]*[.$B$1])" office:value-type="float" office:value="2.17276380496855" calcext:value-type="float">
            <text:p>2,173</text:p>
          </table:table-cell>
          <table:table-cell table:formula="of:=([.B197]-[.$B$3])/([.$B$1003]-[.$B$3])" office:value-type="float" office:value="0.021880676930889" calcext:value-type="float">
            <text:p>0,022</text:p>
          </table:table-cell>
          <table:table-cell/>
          <table:table-cell table:formula="of:=[.A197]*65535" office:value-type="float" office:value="12713.79" calcext:value-type="float">
            <text:p>12714</text:p>
          </table:table-cell>
          <table:table-cell table:formula="of:=[.C197]*65535" office:value-type="float" office:value="1433.95016266581" calcext:value-type="float">
            <text:p>1434</text:p>
          </table:table-cell>
          <table:table-cell table:number-columns-repeated="1018"/>
        </table:table-row>
        <table:table-row table:style-name="ro1">
          <table:table-cell office:value-type="float" office:value="0.195" calcext:value-type="float">
            <text:p>0,195</text:p>
          </table:table-cell>
          <table:table-cell table:formula="of:=EXP([.A198]*[.$B$1])" office:value-type="float" office:value="2.1814722654982" calcext:value-type="float">
            <text:p>2,181</text:p>
          </table:table-cell>
          <table:table-cell table:formula="of:=([.B198]-[.$B$3])/([.$B$1003]-[.$B$3])" office:value-type="float" office:value="0.0220431538172045" calcext:value-type="float">
            <text:p>0,022</text:p>
          </table:table-cell>
          <table:table-cell/>
          <table:table-cell table:formula="of:=[.A198]*65535" office:value-type="float" office:value="12779.325" calcext:value-type="float">
            <text:p>12779</text:p>
          </table:table-cell>
          <table:table-cell table:formula="of:=[.C198]*65535" office:value-type="float" office:value="1444.59808541049" calcext:value-type="float">
            <text:p>1445</text:p>
          </table:table-cell>
          <table:table-cell table:number-columns-repeated="1018"/>
        </table:table-row>
        <table:table-row table:style-name="ro1">
          <table:table-cell office:value-type="float" office:value="0.196" calcext:value-type="float">
            <text:p>0,196</text:p>
          </table:table-cell>
          <table:table-cell table:formula="of:=EXP([.A199]*[.$B$1])" office:value-type="float" office:value="2.19021562963064" calcext:value-type="float">
            <text:p>2,190</text:p>
          </table:table-cell>
          <table:table-cell table:formula="of:=([.B199]-[.$B$3])/([.$B$1003]-[.$B$3])" office:value-type="float" office:value="0.0222062819126151" calcext:value-type="float">
            <text:p>0,022</text:p>
          </table:table-cell>
          <table:table-cell/>
          <table:table-cell table:formula="of:=[.A199]*65535" office:value-type="float" office:value="12844.86" calcext:value-type="float">
            <text:p>12845</text:p>
          </table:table-cell>
          <table:table-cell table:formula="of:=[.C199]*65535" office:value-type="float" office:value="1455.28868514323" calcext:value-type="float">
            <text:p>1455</text:p>
          </table:table-cell>
          <table:table-cell table:number-columns-repeated="1018"/>
        </table:table-row>
        <table:table-row table:style-name="ro1">
          <table:table-cell office:value-type="float" office:value="0.197" calcext:value-type="float">
            <text:p>0,197</text:p>
          </table:table-cell>
          <table:table-cell table:formula="of:=EXP([.A200]*[.$B$1])" office:value-type="float" office:value="2.19899403725988" calcext:value-type="float">
            <text:p>2,199</text:p>
          </table:table-cell>
          <table:table-cell table:formula="of:=([.B200]-[.$B$3])/([.$B$1003]-[.$B$3])" office:value-type="float" office:value="0.022370063827174" calcext:value-type="float">
            <text:p>0,022</text:p>
          </table:table-cell>
          <table:table-cell/>
          <table:table-cell table:formula="of:=[.A200]*65535" office:value-type="float" office:value="12910.395" calcext:value-type="float">
            <text:p>12910</text:p>
          </table:table-cell>
          <table:table-cell table:formula="of:=[.C200]*65535" office:value-type="float" office:value="1466.02213291385" calcext:value-type="float">
            <text:p>1466</text:p>
          </table:table-cell>
          <table:table-cell table:number-columns-repeated="1018"/>
        </table:table-row>
        <table:table-row table:style-name="ro1">
          <table:table-cell office:value-type="float" office:value="0.198" calcext:value-type="float">
            <text:p>0,198</text:p>
          </table:table-cell>
          <table:table-cell table:formula="of:=EXP([.A201]*[.$B$1])" office:value-type="float" office:value="2.20780762884063" calcext:value-type="float">
            <text:p>2,208</text:p>
          </table:table-cell>
          <table:table-cell table:formula="of:=([.B201]-[.$B$3])/([.$B$1003]-[.$B$3])" office:value-type="float" office:value="0.0225345021813951" calcext:value-type="float">
            <text:p>0,023</text:p>
          </table:table-cell>
          <table:table-cell/>
          <table:table-cell table:formula="of:=[.A201]*65535" office:value-type="float" office:value="12975.93" calcext:value-type="float">
            <text:p>12976</text:p>
          </table:table-cell>
          <table:table-cell table:formula="of:=[.C201]*65535" office:value-type="float" office:value="1476.79860045773" calcext:value-type="float">
            <text:p>1477</text:p>
          </table:table-cell>
          <table:table-cell table:number-columns-repeated="1018"/>
        </table:table-row>
        <table:table-row table:style-name="ro1">
          <table:table-cell office:value-type="float" office:value="0.199" calcext:value-type="float">
            <text:p>0,199</text:p>
          </table:table-cell>
          <table:table-cell table:formula="of:=EXP([.A202]*[.$B$1])" office:value-type="float" office:value="2.21665654539054" calcext:value-type="float">
            <text:p>2,217</text:p>
          </table:table-cell>
          <table:table-cell table:formula="of:=([.B202]-[.$B$3])/([.$B$1003]-[.$B$3])" office:value-type="float" office:value="0.0226995996062958" calcext:value-type="float">
            <text:p>0,023</text:p>
          </table:table-cell>
          <table:table-cell/>
          <table:table-cell table:formula="of:=[.A202]*65535" office:value-type="float" office:value="13041.465" calcext:value-type="float">
            <text:p>13041</text:p>
          </table:table-cell>
          <table:table-cell table:formula="of:=[.C202]*65535" office:value-type="float" office:value="1487.61826019859" calcext:value-type="float">
            <text:p>1488</text:p>
          </table:table-cell>
          <table:table-cell table:number-columns-repeated="1018"/>
        </table:table-row>
        <table:table-row table:style-name="ro1">
          <table:table-cell office:value-type="float" office:value="0.2" calcext:value-type="float">
            <text:p>0,200</text:p>
          </table:table-cell>
          <table:table-cell table:formula="of:=EXP([.A203]*[.$B$1])" office:value-type="float" office:value="2.22554092849247" calcext:value-type="float">
            <text:p>2,226</text:p>
          </table:table-cell>
          <table:table-cell table:formula="of:=([.B203]-[.$B$3])/([.$B$1003]-[.$B$3])" office:value-type="float" office:value="0.0228653587434382" calcext:value-type="float">
            <text:p>0,023</text:p>
          </table:table-cell>
          <table:table-cell/>
          <table:table-cell table:formula="of:=[.A203]*65535" office:value-type="float" office:value="13107" calcext:value-type="float">
            <text:p>13107</text:p>
          </table:table-cell>
          <table:table-cell table:formula="of:=[.C203]*65535" office:value-type="float" office:value="1498.48128525122" calcext:value-type="float">
            <text:p>1498</text:p>
          </table:table-cell>
          <table:table-cell table:number-columns-repeated="1018"/>
        </table:table-row>
        <table:table-row table:style-name="ro1">
          <table:table-cell office:value-type="float" office:value="0.201" calcext:value-type="float">
            <text:p>0,201</text:p>
          </table:table-cell>
          <table:table-cell table:formula="of:=EXP([.A204]*[.$B$1])" office:value-type="float" office:value="2.23446092029673" calcext:value-type="float">
            <text:p>2,234</text:p>
          </table:table-cell>
          <table:table-cell table:formula="of:=([.B204]-[.$B$3])/([.$B$1003]-[.$B$3])" office:value-type="float" office:value="0.0230317822449722" calcext:value-type="float">
            <text:p>0,023</text:p>
          </table:table-cell>
          <table:table-cell/>
          <table:table-cell table:formula="of:=[.A204]*65535" office:value-type="float" office:value="13172.535" calcext:value-type="float">
            <text:p>13173</text:p>
          </table:table-cell>
          <table:table-cell table:formula="of:=[.C204]*65535" office:value-type="float" office:value="1509.38784942425" calcext:value-type="float">
            <text:p>1509</text:p>
          </table:table-cell>
          <table:table-cell table:number-columns-repeated="1018"/>
        </table:table-row>
        <table:table-row table:style-name="ro1">
          <table:table-cell office:value-type="float" office:value="0.202" calcext:value-type="float">
            <text:p>0,202</text:p>
          </table:table-cell>
          <table:table-cell table:formula="of:=EXP([.A205]*[.$B$1])" office:value-type="float" office:value="2.24341666352338" calcext:value-type="float">
            <text:p>2,243</text:p>
          </table:table-cell>
          <table:table-cell table:formula="of:=([.B205]-[.$B$3])/([.$B$1003]-[.$B$3])" office:value-type="float" office:value="0.0231988727736773" calcext:value-type="float">
            <text:p>0,023</text:p>
          </table:table-cell>
          <table:table-cell/>
          <table:table-cell table:formula="of:=[.A205]*65535" office:value-type="float" office:value="13238.07" calcext:value-type="float">
            <text:p>13238</text:p>
          </table:table-cell>
          <table:table-cell table:formula="of:=[.C205]*65535" office:value-type="float" office:value="1520.33812722294" calcext:value-type="float">
            <text:p>1520</text:p>
          </table:table-cell>
          <table:table-cell table:number-columns-repeated="1018"/>
        </table:table-row>
        <table:table-row table:style-name="ro1">
          <table:table-cell office:value-type="float" office:value="0.203" calcext:value-type="float">
            <text:p>0,203</text:p>
          </table:table-cell>
          <table:table-cell table:formula="of:=EXP([.A206]*[.$B$1])" office:value-type="float" office:value="2.25240830146451" calcext:value-type="float">
            <text:p>2,252</text:p>
          </table:table-cell>
          <table:table-cell table:formula="of:=([.B206]-[.$B$3])/([.$B$1003]-[.$B$3])" office:value-type="float" office:value="0.0233666330030055" calcext:value-type="float">
            <text:p>0,023</text:p>
          </table:table-cell>
          <table:table-cell/>
          <table:table-cell table:formula="of:=[.A206]*65535" office:value-type="float" office:value="13303.605" calcext:value-type="float">
            <text:p>13304</text:p>
          </table:table-cell>
          <table:table-cell table:formula="of:=[.C206]*65535" office:value-type="float" office:value="1531.33229385196" calcext:value-type="float">
            <text:p>1531</text:p>
          </table:table-cell>
          <table:table-cell table:number-columns-repeated="1018"/>
        </table:table-row>
        <table:table-row table:style-name="ro1">
          <table:table-cell office:value-type="float" office:value="0.204" calcext:value-type="float">
            <text:p>0,204</text:p>
          </table:table-cell>
          <table:table-cell table:formula="of:=EXP([.A207]*[.$B$1])" office:value-type="float" office:value="2.26143597798651" calcext:value-type="float">
            <text:p>2,261</text:p>
          </table:table-cell>
          <table:table-cell table:formula="of:=([.B207]-[.$B$3])/([.$B$1003]-[.$B$3])" office:value-type="float" office:value="0.0235350656171241" calcext:value-type="float">
            <text:p>0,024</text:p>
          </table:table-cell>
          <table:table-cell/>
          <table:table-cell table:formula="of:=[.A207]*65535" office:value-type="float" office:value="13369.14" calcext:value-type="float">
            <text:p>13369</text:p>
          </table:table-cell>
          <table:table-cell table:formula="of:=[.C207]*65535" office:value-type="float" office:value="1542.37052521823" calcext:value-type="float">
            <text:p>1542</text:p>
          </table:table-cell>
          <table:table-cell table:number-columns-repeated="1018"/>
        </table:table-row>
        <table:table-row table:style-name="ro1">
          <table:table-cell office:value-type="float" office:value="0.205" calcext:value-type="float">
            <text:p>0,205</text:p>
          </table:table-cell>
          <table:table-cell table:formula="of:=EXP([.A208]*[.$B$1])" office:value-type="float" office:value="2.27049983753241" calcext:value-type="float">
            <text:p>2,270</text:p>
          </table:table-cell>
          <table:table-cell table:formula="of:=([.B208]-[.$B$3])/([.$B$1003]-[.$B$3])" office:value-type="float" office:value="0.0237041733109585" calcext:value-type="float">
            <text:p>0,024</text:p>
          </table:table-cell>
          <table:table-cell/>
          <table:table-cell table:formula="of:=[.A208]*65535" office:value-type="float" office:value="13434.675" calcext:value-type="float">
            <text:p>13435</text:p>
          </table:table-cell>
          <table:table-cell table:formula="of:=[.C208]*65535" office:value-type="float" office:value="1553.45299793366" calcext:value-type="float">
            <text:p>1553</text:p>
          </table:table-cell>
          <table:table-cell table:number-columns-repeated="1018"/>
        </table:table-row>
        <table:table-row table:style-name="ro1">
          <table:table-cell office:value-type="float" office:value="0.206" calcext:value-type="float">
            <text:p>0,206</text:p>
          </table:table-cell>
          <table:table-cell table:formula="of:=EXP([.A209]*[.$B$1])" office:value-type="float" office:value="2.27960002512414" calcext:value-type="float">
            <text:p>2,280</text:p>
          </table:table-cell>
          <table:table-cell table:formula="of:=([.B209]-[.$B$3])/([.$B$1003]-[.$B$3])" office:value-type="float" office:value="0.0238739587902354" calcext:value-type="float">
            <text:p>0,024</text:p>
          </table:table-cell>
          <table:table-cell/>
          <table:table-cell table:formula="of:=[.A209]*65535" office:value-type="float" office:value="13500.21" calcext:value-type="float">
            <text:p>13500</text:p>
          </table:table-cell>
          <table:table-cell table:formula="of:=[.C209]*65535" office:value-type="float" office:value="1564.57988931808" calcext:value-type="float">
            <text:p>1565</text:p>
          </table:table-cell>
          <table:table-cell table:number-columns-repeated="1018"/>
        </table:table-row>
        <table:table-row table:style-name="ro1">
          <table:table-cell office:value-type="float" office:value="0.207" calcext:value-type="float">
            <text:p>0,207</text:p>
          </table:table-cell>
          <table:table-cell table:formula="of:=EXP([.A210]*[.$B$1])" office:value-type="float" office:value="2.2887366863649" calcext:value-type="float">
            <text:p>2,289</text:p>
          </table:table-cell>
          <table:table-cell table:formula="of:=([.B210]-[.$B$3])/([.$B$1003]-[.$B$3])" office:value-type="float" office:value="0.0240444247715261" calcext:value-type="float">
            <text:p>0,024</text:p>
          </table:table-cell>
          <table:table-cell/>
          <table:table-cell table:formula="of:=[.A210]*65535" office:value-type="float" office:value="13565.745" calcext:value-type="float">
            <text:p>13566</text:p>
          </table:table-cell>
          <table:table-cell table:formula="of:=[.C210]*65535" office:value-type="float" office:value="1575.75137740196" calcext:value-type="float">
            <text:p>1576</text:p>
          </table:table-cell>
          <table:table-cell table:number-columns-repeated="1018"/>
        </table:table-row>
        <table:table-row table:style-name="ro1">
          <table:table-cell office:value-type="float" office:value="0.208" calcext:value-type="float">
            <text:p>0,208</text:p>
          </table:table-cell>
          <table:table-cell table:formula="of:=EXP([.A211]*[.$B$1])" office:value-type="float" office:value="2.29790996744148" calcext:value-type="float">
            <text:p>2,298</text:p>
          </table:table-cell>
          <table:table-cell table:formula="of:=([.B211]-[.$B$3])/([.$B$1003]-[.$B$3])" office:value-type="float" office:value="0.0242155739822899" calcext:value-type="float">
            <text:p>0,024</text:p>
          </table:table-cell>
          <table:table-cell/>
          <table:table-cell table:formula="of:=[.A211]*65535" office:value-type="float" office:value="13631.28" calcext:value-type="float">
            <text:p>13631</text:p>
          </table:table-cell>
          <table:table-cell table:formula="of:=[.C211]*65535" office:value-type="float" office:value="1586.96764092937" calcext:value-type="float">
            <text:p>1587</text:p>
          </table:table-cell>
          <table:table-cell table:number-columns-repeated="1018"/>
        </table:table-row>
        <table:table-row table:style-name="ro1">
          <table:table-cell office:value-type="float" office:value="0.209" calcext:value-type="float">
            <text:p>0,209</text:p>
          </table:table-cell>
          <table:table-cell table:formula="of:=EXP([.A212]*[.$B$1])" office:value-type="float" office:value="2.30712001512656" calcext:value-type="float">
            <text:p>2,307</text:p>
          </table:table-cell>
          <table:table-cell table:formula="of:=([.B212]-[.$B$3])/([.$B$1003]-[.$B$3])" office:value-type="float" office:value="0.0243874091609179" calcext:value-type="float">
            <text:p>0,024</text:p>
          </table:table-cell>
          <table:table-cell/>
          <table:table-cell table:formula="of:=[.A212]*65535" office:value-type="float" office:value="13696.815" calcext:value-type="float">
            <text:p>13697</text:p>
          </table:table-cell>
          <table:table-cell table:formula="of:=[.C212]*65535" office:value-type="float" office:value="1598.22885936076" calcext:value-type="float">
            <text:p>1598</text:p>
          </table:table-cell>
          <table:table-cell table:number-columns-repeated="1018"/>
        </table:table-row>
        <table:table-row table:style-name="ro1">
          <table:table-cell office:value-type="float" office:value="0.21" calcext:value-type="float">
            <text:p>0,210</text:p>
          </table:table-cell>
          <table:table-cell table:formula="of:=EXP([.A213]*[.$B$1])" office:value-type="float" office:value="2.31636697678109" calcext:value-type="float">
            <text:p>2,316</text:p>
          </table:table-cell>
          <table:table-cell table:formula="of:=([.B213]-[.$B$3])/([.$B$1003]-[.$B$3])" office:value-type="float" office:value="0.0245599330567766" calcext:value-type="float">
            <text:p>0,025</text:p>
          </table:table-cell>
          <table:table-cell/>
          <table:table-cell table:formula="of:=[.A213]*65535" office:value-type="float" office:value="13762.35" calcext:value-type="float">
            <text:p>13762</text:p>
          </table:table-cell>
          <table:table-cell table:formula="of:=[.C213]*65535" office:value-type="float" office:value="1609.53521287586" calcext:value-type="float">
            <text:p>1610</text:p>
          </table:table-cell>
          <table:table-cell table:number-columns-repeated="1018"/>
        </table:table-row>
        <table:table-row table:style-name="ro1">
          <table:table-cell office:value-type="float" office:value="0.211" calcext:value-type="float">
            <text:p>0,211</text:p>
          </table:table-cell>
          <table:table-cell table:formula="of:=EXP([.A214]*[.$B$1])" office:value-type="float" office:value="2.32565100035667" calcext:value-type="float">
            <text:p>2,326</text:p>
          </table:table-cell>
          <table:table-cell table:formula="of:=([.B214]-[.$B$3])/([.$B$1003]-[.$B$3])" office:value-type="float" office:value="0.024733148430252" calcext:value-type="float">
            <text:p>0,025</text:p>
          </table:table-cell>
          <table:table-cell/>
          <table:table-cell table:formula="of:=[.A214]*65535" office:value-type="float" office:value="13827.885" calcext:value-type="float">
            <text:p>13828</text:p>
          </table:table-cell>
          <table:table-cell table:formula="of:=[.C214]*65535" office:value-type="float" office:value="1620.88688237657" calcext:value-type="float">
            <text:p>1621</text:p>
          </table:table-cell>
          <table:table-cell table:number-columns-repeated="1018"/>
        </table:table-row>
        <table:table-row table:style-name="ro1">
          <table:table-cell office:value-type="float" office:value="0.212" calcext:value-type="float">
            <text:p>0,212</text:p>
          </table:table-cell>
          <table:table-cell table:formula="of:=EXP([.A215]*[.$B$1])" office:value-type="float" office:value="2.33497223439787" calcext:value-type="float">
            <text:p>2,335</text:p>
          </table:table-cell>
          <table:table-cell table:formula="of:=([.B215]-[.$B$3])/([.$B$1003]-[.$B$3])" office:value-type="float" office:value="0.0249070580527937" calcext:value-type="float">
            <text:p>0,025</text:p>
          </table:table-cell>
          <table:table-cell/>
          <table:table-cell table:formula="of:=[.A215]*65535" office:value-type="float" office:value="13893.42" calcext:value-type="float">
            <text:p>13893</text:p>
          </table:table-cell>
          <table:table-cell table:formula="of:=[.C215]*65535" office:value-type="float" office:value="1632.28404948984" calcext:value-type="float">
            <text:p>1632</text:p>
          </table:table-cell>
          <table:table-cell table:number-columns-repeated="1018"/>
        </table:table-row>
        <table:table-row table:style-name="ro1">
          <table:table-cell office:value-type="float" office:value="0.213" calcext:value-type="float">
            <text:p>0,213</text:p>
          </table:table-cell>
          <table:table-cell table:formula="of:=EXP([.A216]*[.$B$1])" office:value-type="float" office:value="2.34433082804464" calcext:value-type="float">
            <text:p>2,344</text:p>
          </table:table-cell>
          <table:table-cell table:formula="of:=([.B216]-[.$B$3])/([.$B$1003]-[.$B$3])" office:value-type="float" office:value="0.0250816647069595" calcext:value-type="float">
            <text:p>0,025</text:p>
          </table:table-cell>
          <table:table-cell/>
          <table:table-cell table:formula="of:=[.A216]*65535" office:value-type="float" office:value="13958.955" calcext:value-type="float">
            <text:p>13959</text:p>
          </table:table-cell>
          <table:table-cell table:formula="of:=[.C216]*65535" office:value-type="float" office:value="1643.72689657059" calcext:value-type="float">
            <text:p>1644</text:p>
          </table:table-cell>
          <table:table-cell table:number-columns-repeated="1018"/>
        </table:table-row>
        <table:table-row table:style-name="ro1">
          <table:table-cell office:value-type="float" office:value="0.214" calcext:value-type="float">
            <text:p>0,214</text:p>
          </table:table-cell>
          <table:table-cell table:formula="of:=EXP([.A217]*[.$B$1])" office:value-type="float" office:value="2.35372693103466" calcext:value-type="float">
            <text:p>2,354</text:p>
          </table:table-cell>
          <table:table-cell table:formula="of:=([.B217]-[.$B$3])/([.$B$1003]-[.$B$3])" office:value-type="float" office:value="0.0252569711864596" calcext:value-type="float">
            <text:p>0,025</text:p>
          </table:table-cell>
          <table:table-cell/>
          <table:table-cell table:formula="of:=[.A217]*65535" office:value-type="float" office:value="14024.49" calcext:value-type="float">
            <text:p>14024</text:p>
          </table:table-cell>
          <table:table-cell table:formula="of:=[.C217]*65535" office:value-type="float" office:value="1655.21560670463" calcext:value-type="float">
            <text:p>1655</text:p>
          </table:table-cell>
          <table:table-cell table:number-columns-repeated="1018"/>
        </table:table-row>
        <table:table-row table:style-name="ro1">
          <table:table-cell office:value-type="float" office:value="0.215" calcext:value-type="float">
            <text:p>0,215</text:p>
          </table:table-cell>
          <table:table-cell table:formula="of:=EXP([.A218]*[.$B$1])" office:value-type="float" office:value="2.36316069370579" calcext:value-type="float">
            <text:p>2,363</text:p>
          </table:table-cell>
          <table:table-cell table:formula="of:=([.B218]-[.$B$3])/([.$B$1003]-[.$B$3])" office:value-type="float" office:value="0.0254329802962012" calcext:value-type="float">
            <text:p>0,025</text:p>
          </table:table-cell>
          <table:table-cell/>
          <table:table-cell table:formula="of:=[.A218]*65535" office:value-type="float" office:value="14090.025" calcext:value-type="float">
            <text:p>14090</text:p>
          </table:table-cell>
          <table:table-cell table:formula="of:=[.C218]*65535" office:value-type="float" office:value="1666.75036371155" calcext:value-type="float">
            <text:p>1667</text:p>
          </table:table-cell>
          <table:table-cell table:number-columns-repeated="1018"/>
        </table:table-row>
        <table:table-row table:style-name="ro1">
          <table:table-cell office:value-type="float" office:value="0.216" calcext:value-type="float">
            <text:p>0,216</text:p>
          </table:table-cell>
          <table:table-cell table:formula="of:=EXP([.A219]*[.$B$1])" office:value-type="float" office:value="2.37263226699844" calcext:value-type="float">
            <text:p>2,373</text:p>
          </table:table-cell>
          <table:table-cell table:formula="of:=([.B219]-[.$B$3])/([.$B$1003]-[.$B$3])" office:value-type="float" office:value="0.0256096948523341" calcext:value-type="float">
            <text:p>0,026</text:p>
          </table:table-cell>
          <table:table-cell/>
          <table:table-cell table:formula="of:=[.A219]*65535" office:value-type="float" office:value="14155.56" calcext:value-type="float">
            <text:p>14156</text:p>
          </table:table-cell>
          <table:table-cell table:formula="of:=[.C219]*65535" office:value-type="float" office:value="1678.33135214771" calcext:value-type="float">
            <text:p>1678</text:p>
          </table:table-cell>
          <table:table-cell table:number-columns-repeated="1018"/>
        </table:table-row>
        <table:table-row table:style-name="ro1">
          <table:table-cell office:value-type="float" office:value="0.217" calcext:value-type="float">
            <text:p>0,217</text:p>
          </table:table-cell>
          <table:table-cell table:formula="of:=EXP([.A220]*[.$B$1])" office:value-type="float" office:value="2.38214180245798" calcext:value-type="float">
            <text:p>2,382</text:p>
          </table:table-cell>
          <table:table-cell table:formula="of:=([.B220]-[.$B$3])/([.$B$1003]-[.$B$3])" office:value-type="float" office:value="0.0257871176822947" calcext:value-type="float">
            <text:p>0,026</text:p>
          </table:table-cell>
          <table:table-cell/>
          <table:table-cell table:formula="of:=[.A220]*65535" office:value-type="float" office:value="14221.095" calcext:value-type="float">
            <text:p>14221</text:p>
          </table:table-cell>
          <table:table-cell table:formula="of:=[.C220]*65535" office:value-type="float" office:value="1689.95875730918" calcext:value-type="float">
            <text:p>1690</text:p>
          </table:table-cell>
          <table:table-cell table:number-columns-repeated="1018"/>
        </table:table-row>
        <table:table-row table:style-name="ro1">
          <table:table-cell office:value-type="float" office:value="0.218" calcext:value-type="float">
            <text:p>0,218</text:p>
          </table:table-cell>
          <table:table-cell table:formula="of:=EXP([.A221]*[.$B$1])" office:value-type="float" office:value="2.39168945223717" calcext:value-type="float">
            <text:p>2,392</text:p>
          </table:table-cell>
          <table:table-cell table:formula="of:=([.B221]-[.$B$3])/([.$B$1003]-[.$B$3])" office:value-type="float" office:value="0.0259652516248522" calcext:value-type="float">
            <text:p>0,026</text:p>
          </table:table-cell>
          <table:table-cell/>
          <table:table-cell table:formula="of:=[.A221]*65535" office:value-type="float" office:value="14286.63" calcext:value-type="float">
            <text:p>14287</text:p>
          </table:table-cell>
          <table:table-cell table:formula="of:=[.C221]*65535" office:value-type="float" office:value="1701.63276523469" calcext:value-type="float">
            <text:p>1702</text:p>
          </table:table-cell>
          <table:table-cell table:number-columns-repeated="1018"/>
        </table:table-row>
        <table:table-row table:style-name="ro1">
          <table:table-cell office:value-type="float" office:value="0.219" calcext:value-type="float">
            <text:p>0,219</text:p>
          </table:table-cell>
          <table:table-cell table:formula="of:=EXP([.A222]*[.$B$1])" office:value-type="float" office:value="2.40127536909862" calcext:value-type="float">
            <text:p>2,401</text:p>
          </table:table-cell>
          <table:table-cell table:formula="of:=([.B222]-[.$B$3])/([.$B$1003]-[.$B$3])" office:value-type="float" office:value="0.0261440995301535" calcext:value-type="float">
            <text:p>0,026</text:p>
          </table:table-cell>
          <table:table-cell/>
          <table:table-cell table:formula="of:=[.A222]*65535" office:value-type="float" office:value="14352.165" calcext:value-type="float">
            <text:p>14352</text:p>
          </table:table-cell>
          <table:table-cell table:formula="of:=[.C222]*65535" office:value-type="float" office:value="1713.35356270861" calcext:value-type="float">
            <text:p>1713</text:p>
          </table:table-cell>
          <table:table-cell table:number-columns-repeated="1018"/>
        </table:table-row>
        <table:table-row table:style-name="ro1">
          <table:table-cell office:value-type="float" office:value="0.22" calcext:value-type="float">
            <text:p>0,220</text:p>
          </table:table-cell>
          <table:table-cell table:formula="of:=EXP([.A223]*[.$B$1])" office:value-type="float" office:value="2.41089970641721" calcext:value-type="float">
            <text:p>2,411</text:p>
          </table:table-cell>
          <table:table-cell table:formula="of:=([.B223]-[.$B$3])/([.$B$1003]-[.$B$3])" office:value-type="float" office:value="0.0263236642597689" calcext:value-type="float">
            <text:p>0,026</text:p>
          </table:table-cell>
          <table:table-cell/>
          <table:table-cell table:formula="of:=[.A223]*65535" office:value-type="float" office:value="14417.7" calcext:value-type="float">
            <text:p>14418</text:p>
          </table:table-cell>
          <table:table-cell table:formula="of:=[.C223]*65535" office:value-type="float" office:value="1725.12133726395" calcext:value-type="float">
            <text:p>1725</text:p>
          </table:table-cell>
          <table:table-cell table:number-columns-repeated="1018"/>
        </table:table-row>
        <table:table-row table:style-name="ro1">
          <table:table-cell office:value-type="float" office:value="0.221" calcext:value-type="float">
            <text:p>0,221</text:p>
          </table:table-cell>
          <table:table-cell table:formula="of:=EXP([.A224]*[.$B$1])" office:value-type="float" office:value="2.42056261818253" calcext:value-type="float">
            <text:p>2,421</text:p>
          </table:table-cell>
          <table:table-cell table:formula="of:=([.B224]-[.$B$3])/([.$B$1003]-[.$B$3])" office:value-type="float" office:value="0.0265039486867378" calcext:value-type="float">
            <text:p>0,027</text:p>
          </table:table-cell>
          <table:table-cell/>
          <table:table-cell table:formula="of:=[.A224]*65535" office:value-type="float" office:value="14483.235" calcext:value-type="float">
            <text:p>14483</text:p>
          </table:table-cell>
          <table:table-cell table:formula="of:=[.C224]*65535" office:value-type="float" office:value="1736.93627718536" calcext:value-type="float">
            <text:p>1737</text:p>
          </table:table-cell>
          <table:table-cell table:number-columns-repeated="1018"/>
        </table:table-row>
        <table:table-row table:style-name="ro1">
          <table:table-cell office:value-type="float" office:value="0.222" calcext:value-type="float">
            <text:p>0,222</text:p>
          </table:table-cell>
          <table:table-cell table:formula="of:=EXP([.A225]*[.$B$1])" office:value-type="float" office:value="2.43026425900138" calcext:value-type="float">
            <text:p>2,430</text:p>
          </table:table-cell>
          <table:table-cell table:formula="of:=([.B225]-[.$B$3])/([.$B$1003]-[.$B$3])" office:value-type="float" office:value="0.026684955695615" calcext:value-type="float">
            <text:p>0,027</text:p>
          </table:table-cell>
          <table:table-cell/>
          <table:table-cell table:formula="of:=[.A225]*65535" office:value-type="float" office:value="14548.77" calcext:value-type="float">
            <text:p>14549</text:p>
          </table:table-cell>
          <table:table-cell table:formula="of:=[.C225]*65535" office:value-type="float" office:value="1748.79857151213" calcext:value-type="float">
            <text:p>1749</text:p>
          </table:table-cell>
          <table:table-cell table:number-columns-repeated="1018"/>
        </table:table-row>
        <table:table-row table:style-name="ro1">
          <table:table-cell office:value-type="float" office:value="0.223" calcext:value-type="float">
            <text:p>0,223</text:p>
          </table:table-cell>
          <table:table-cell table:formula="of:=EXP([.A226]*[.$B$1])" office:value-type="float" office:value="2.44000478410022" calcext:value-type="float">
            <text:p>2,440</text:p>
          </table:table-cell>
          <table:table-cell table:formula="of:=([.B226]-[.$B$3])/([.$B$1003]-[.$B$3])" office:value-type="float" office:value="0.0268666881825165" calcext:value-type="float">
            <text:p>0,027</text:p>
          </table:table-cell>
          <table:table-cell/>
          <table:table-cell table:formula="of:=[.A226]*65535" office:value-type="float" office:value="14614.305" calcext:value-type="float">
            <text:p>14614</text:p>
          </table:table-cell>
          <table:table-cell table:formula="of:=[.C226]*65535" office:value-type="float" office:value="1760.70841004122" calcext:value-type="float">
            <text:p>1761</text:p>
          </table:table-cell>
          <table:table-cell table:number-columns-repeated="1018"/>
        </table:table-row>
        <table:table-row table:style-name="ro1">
          <table:table-cell office:value-type="float" office:value="0.224" calcext:value-type="float">
            <text:p>0,224</text:p>
          </table:table-cell>
          <table:table-cell table:formula="of:=EXP([.A227]*[.$B$1])" office:value-type="float" office:value="2.44978434932766" calcext:value-type="float">
            <text:p>2,450</text:p>
          </table:table-cell>
          <table:table-cell table:formula="of:=([.B227]-[.$B$3])/([.$B$1003]-[.$B$3])" office:value-type="float" office:value="0.0270491490551658" calcext:value-type="float">
            <text:p>0,027</text:p>
          </table:table-cell>
          <table:table-cell/>
          <table:table-cell table:formula="of:=[.A227]*65535" office:value-type="float" office:value="14679.84" calcext:value-type="float">
            <text:p>14680</text:p>
          </table:table-cell>
          <table:table-cell table:formula="of:=[.C227]*65535" office:value-type="float" office:value="1772.66598333029" calcext:value-type="float">
            <text:p>1773</text:p>
          </table:table-cell>
          <table:table-cell table:number-columns-repeated="1018"/>
        </table:table-row>
        <table:table-row table:style-name="ro1">
          <table:table-cell office:value-type="float" office:value="0.225" calcext:value-type="float">
            <text:p>0,225</text:p>
          </table:table-cell>
          <table:table-cell table:formula="of:=EXP([.A228]*[.$B$1])" office:value-type="float" office:value="2.45960311115695" calcext:value-type="float">
            <text:p>2,460</text:p>
          </table:table-cell>
          <table:table-cell table:formula="of:=([.B228]-[.$B$3])/([.$B$1003]-[.$B$3])" office:value-type="float" office:value="0.027232341232941" calcext:value-type="float">
            <text:p>0,027</text:p>
          </table:table-cell>
          <table:table-cell/>
          <table:table-cell table:formula="of:=[.A228]*65535" office:value-type="float" office:value="14745.375" calcext:value-type="float">
            <text:p>14745</text:p>
          </table:table-cell>
          <table:table-cell table:formula="of:=[.C228]*65535" office:value-type="float" office:value="1784.67148270079" calcext:value-type="float">
            <text:p>1785</text:p>
          </table:table-cell>
          <table:table-cell table:number-columns-repeated="1018"/>
        </table:table-row>
        <table:table-row table:style-name="ro1">
          <table:table-cell office:value-type="float" office:value="0.226" calcext:value-type="float">
            <text:p>0,226</text:p>
          </table:table-cell>
          <table:table-cell table:formula="of:=EXP([.A229]*[.$B$1])" office:value-type="float" office:value="2.46946122668849" calcext:value-type="float">
            <text:p>2,469</text:p>
          </table:table-cell>
          <table:table-cell table:formula="of:=([.B229]-[.$B$3])/([.$B$1003]-[.$B$3])" office:value-type="float" office:value="0.0274162676469206" calcext:value-type="float">
            <text:p>0,027</text:p>
          </table:table-cell>
          <table:table-cell/>
          <table:table-cell table:formula="of:=[.A229]*65535" office:value-type="float" office:value="14810.91" calcext:value-type="float">
            <text:p>14811</text:p>
          </table:table-cell>
          <table:table-cell table:formula="of:=[.C229]*65535" office:value-type="float" office:value="1796.72510024094" calcext:value-type="float">
            <text:p>1797</text:p>
          </table:table-cell>
          <table:table-cell table:number-columns-repeated="1018"/>
        </table:table-row>
        <table:table-row table:style-name="ro1">
          <table:table-cell office:value-type="float" office:value="0.227" calcext:value-type="float">
            <text:p>0,227</text:p>
          </table:table-cell>
          <table:table-cell table:formula="of:=EXP([.A230]*[.$B$1])" office:value-type="float" office:value="2.47935885365234" calcext:value-type="float">
            <text:p>2,479</text:p>
          </table:table-cell>
          <table:table-cell table:formula="of:=([.B230]-[.$B$3])/([.$B$1003]-[.$B$3])" office:value-type="float" office:value="0.0276009312399314" calcext:value-type="float">
            <text:p>0,028</text:p>
          </table:table-cell>
          <table:table-cell/>
          <table:table-cell table:formula="of:=[.A230]*65535" office:value-type="float" office:value="14876.445" calcext:value-type="float">
            <text:p>14876</text:p>
          </table:table-cell>
          <table:table-cell table:formula="of:=[.C230]*65535" office:value-type="float" office:value="1808.8270288089" calcext:value-type="float">
            <text:p>1809</text:p>
          </table:table-cell>
          <table:table-cell table:number-columns-repeated="1018"/>
        </table:table-row>
        <table:table-row table:style-name="ro1">
          <table:table-cell office:value-type="float" office:value="0.228" calcext:value-type="float">
            <text:p>0,228</text:p>
          </table:table-cell>
          <table:table-cell table:formula="of:=EXP([.A231]*[.$B$1])" office:value-type="float" office:value="2.48929615041074" calcext:value-type="float">
            <text:p>2,489</text:p>
          </table:table-cell>
          <table:table-cell table:formula="of:=([.B231]-[.$B$3])/([.$B$1003]-[.$B$3])" office:value-type="float" office:value="0.0277863349665946" calcext:value-type="float">
            <text:p>0,028</text:p>
          </table:table-cell>
          <table:table-cell/>
          <table:table-cell table:formula="of:=[.A231]*65535" office:value-type="float" office:value="14941.98" calcext:value-type="float">
            <text:p>14942</text:p>
          </table:table-cell>
          <table:table-cell table:formula="of:=[.C231]*65535" office:value-type="float" office:value="1820.97746203578" calcext:value-type="float">
            <text:p>1821</text:p>
          </table:table-cell>
          <table:table-cell table:number-columns-repeated="1018"/>
        </table:table-row>
        <table:table-row table:style-name="ro1">
          <table:table-cell office:value-type="float" office:value="0.229" calcext:value-type="float">
            <text:p>0,229</text:p>
          </table:table-cell>
          <table:table-cell table:formula="of:=EXP([.A232]*[.$B$1])" office:value-type="float" office:value="2.49927327596065" calcext:value-type="float">
            <text:p>2,499</text:p>
          </table:table-cell>
          <table:table-cell table:formula="of:=([.B232]-[.$B$3])/([.$B$1003]-[.$B$3])" office:value-type="float" office:value="0.0279724817933739" calcext:value-type="float">
            <text:p>0,028</text:p>
          </table:table-cell>
          <table:table-cell/>
          <table:table-cell table:formula="of:=[.A232]*65535" office:value-type="float" office:value="15007.515" calcext:value-type="float">
            <text:p>15008</text:p>
          </table:table-cell>
          <table:table-cell table:formula="of:=[.C232]*65535" office:value-type="float" office:value="1833.17659432876" calcext:value-type="float">
            <text:p>1833</text:p>
          </table:table-cell>
          <table:table-cell table:number-columns-repeated="1018"/>
        </table:table-row>
        <table:table-row table:style-name="ro1">
          <table:table-cell office:value-type="float" office:value="0.23" calcext:value-type="float">
            <text:p>0,230</text:p>
          </table:table-cell>
          <table:table-cell table:formula="of:=EXP([.A233]*[.$B$1])" office:value-type="float" office:value="2.5092903899363" calcext:value-type="float">
            <text:p>2,509</text:p>
          </table:table-cell>
          <table:table-cell table:formula="of:=([.B233]-[.$B$3])/([.$B$1003]-[.$B$3])" office:value-type="float" office:value="0.0281593746986226" calcext:value-type="float">
            <text:p>0,028</text:p>
          </table:table-cell>
          <table:table-cell/>
          <table:table-cell table:formula="of:=[.A233]*65535" office:value-type="float" office:value="15073.05" calcext:value-type="float">
            <text:p>15073</text:p>
          </table:table-cell>
          <table:table-cell table:formula="of:=[.C233]*65535" office:value-type="float" office:value="1845.42462087423" calcext:value-type="float">
            <text:p>1845</text:p>
          </table:table-cell>
          <table:table-cell table:number-columns-repeated="1018"/>
        </table:table-row>
        <table:table-row table:style-name="ro1">
          <table:table-cell office:value-type="float" office:value="0.231" calcext:value-type="float">
            <text:p>0,231</text:p>
          </table:table-cell>
          <table:table-cell table:formula="of:=EXP([.A234]*[.$B$1])" office:value-type="float" office:value="2.51934765261171" calcext:value-type="float">
            <text:p>2,519</text:p>
          </table:table-cell>
          <table:table-cell table:formula="of:=([.B234]-[.$B$3])/([.$B$1003]-[.$B$3])" office:value-type="float" office:value="0.0283470166726309" calcext:value-type="float">
            <text:p>0,028</text:p>
          </table:table-cell>
          <table:table-cell/>
          <table:table-cell table:formula="of:=[.A234]*65535" office:value-type="float" office:value="15138.585" calcext:value-type="float">
            <text:p>15139</text:p>
          </table:table-cell>
          <table:table-cell table:formula="of:=[.C234]*65535" office:value-type="float" office:value="1857.72173764087" calcext:value-type="float">
            <text:p>1858</text:p>
          </table:table-cell>
          <table:table-cell table:number-columns-repeated="1018"/>
        </table:table-row>
        <table:table-row table:style-name="ro1">
          <table:table-cell office:value-type="float" office:value="0.232" calcext:value-type="float">
            <text:p>0,232</text:p>
          </table:table-cell>
          <table:table-cell table:formula="of:=EXP([.A235]*[.$B$1])" office:value-type="float" office:value="2.52944522490332" calcext:value-type="float">
            <text:p>2,529</text:p>
          </table:table-cell>
          <table:table-cell table:formula="of:=([.B235]-[.$B$3])/([.$B$1003]-[.$B$3])" office:value-type="float" office:value="0.0285354107176746" calcext:value-type="float">
            <text:p>0,029</text:p>
          </table:table-cell>
          <table:table-cell/>
          <table:table-cell table:formula="of:=[.A235]*65535" office:value-type="float" office:value="15204.12" calcext:value-type="float">
            <text:p>15204</text:p>
          </table:table-cell>
          <table:table-cell table:formula="of:=[.C235]*65535" office:value-type="float" office:value="1870.06814138281" calcext:value-type="float">
            <text:p>1870</text:p>
          </table:table-cell>
          <table:table-cell table:number-columns-repeated="1018"/>
        </table:table-row>
        <table:table-row table:style-name="ro1">
          <table:table-cell office:value-type="float" office:value="0.233" calcext:value-type="float">
            <text:p>0,233</text:p>
          </table:table-cell>
          <table:table-cell table:formula="of:=EXP([.A236]*[.$B$1])" office:value-type="float" office:value="2.53958326837248" calcext:value-type="float">
            <text:p>2,540</text:p>
          </table:table-cell>
          <table:table-cell table:formula="of:=([.B236]-[.$B$3])/([.$B$1003]-[.$B$3])" office:value-type="float" office:value="0.0287245598480624" calcext:value-type="float">
            <text:p>0,029</text:p>
          </table:table-cell>
          <table:table-cell/>
          <table:table-cell table:formula="of:=[.A236]*65535" office:value-type="float" office:value="15269.655" calcext:value-type="float">
            <text:p>15270</text:p>
          </table:table-cell>
          <table:table-cell table:formula="of:=[.C236]*65535" office:value-type="float" office:value="1882.46402964277" calcext:value-type="float">
            <text:p>1882</text:p>
          </table:table-cell>
          <table:table-cell table:number-columns-repeated="1018"/>
        </table:table-row>
        <table:table-row table:style-name="ro1">
          <table:table-cell office:value-type="float" office:value="0.234" calcext:value-type="float">
            <text:p>0,234</text:p>
          </table:table-cell>
          <table:table-cell table:formula="of:=EXP([.A237]*[.$B$1])" office:value-type="float" office:value="2.54976194522812" calcext:value-type="float">
            <text:p>2,550</text:p>
          </table:table-cell>
          <table:table-cell table:formula="of:=([.B237]-[.$B$3])/([.$B$1003]-[.$B$3])" office:value-type="float" office:value="0.0289144670901844" calcext:value-type="float">
            <text:p>0,029</text:p>
          </table:table-cell>
          <table:table-cell/>
          <table:table-cell table:formula="of:=[.A237]*65535" office:value-type="float" office:value="15335.19" calcext:value-type="float">
            <text:p>15335</text:p>
          </table:table-cell>
          <table:table-cell table:formula="of:=[.C237]*65535" office:value-type="float" office:value="1894.90960075524" calcext:value-type="float">
            <text:p>1895</text:p>
          </table:table-cell>
          <table:table-cell table:number-columns-repeated="1018"/>
        </table:table-row>
        <table:table-row table:style-name="ro1">
          <table:table-cell office:value-type="float" office:value="0.235" calcext:value-type="float">
            <text:p>0,235</text:p>
          </table:table-cell>
          <table:table-cell table:formula="of:=EXP([.A238]*[.$B$1])" office:value-type="float" office:value="2.55998141832927" calcext:value-type="float">
            <text:p>2,560</text:p>
          </table:table-cell>
          <table:table-cell table:formula="of:=([.B238]-[.$B$3])/([.$B$1003]-[.$B$3])" office:value-type="float" office:value="0.0291051354825606" calcext:value-type="float">
            <text:p>0,029</text:p>
          </table:table-cell>
          <table:table-cell/>
          <table:table-cell table:formula="of:=[.A238]*65535" office:value-type="float" office:value="15400.725" calcext:value-type="float">
            <text:p>15401</text:p>
          </table:table-cell>
          <table:table-cell table:formula="of:=[.C238]*65535" office:value-type="float" office:value="1907.40505384961" calcext:value-type="float">
            <text:p>1907</text:p>
          </table:table-cell>
          <table:table-cell table:number-columns-repeated="1018"/>
        </table:table-row>
        <table:table-row table:style-name="ro1">
          <table:table-cell office:value-type="float" office:value="0.236" calcext:value-type="float">
            <text:p>0,236</text:p>
          </table:table-cell>
          <table:table-cell table:formula="of:=EXP([.A239]*[.$B$1])" office:value-type="float" office:value="2.57024185118773" calcext:value-type="float">
            <text:p>2,570</text:p>
          </table:table-cell>
          <table:table-cell table:formula="of:=([.B239]-[.$B$3])/([.$B$1003]-[.$B$3])" office:value-type="float" office:value="0.0292965680758892" calcext:value-type="float">
            <text:p>0,029</text:p>
          </table:table-cell>
          <table:table-cell/>
          <table:table-cell table:formula="of:=[.A239]*65535" office:value-type="float" office:value="15466.26" calcext:value-type="float">
            <text:p>15466</text:p>
          </table:table-cell>
          <table:table-cell table:formula="of:=[.C239]*65535" office:value-type="float" office:value="1919.9505888534" calcext:value-type="float">
            <text:p>1920</text:p>
          </table:table-cell>
          <table:table-cell table:number-columns-repeated="1018"/>
        </table:table-row>
        <table:table-row table:style-name="ro1">
          <table:table-cell office:value-type="float" office:value="0.237" calcext:value-type="float">
            <text:p>0,237</text:p>
          </table:table-cell>
          <table:table-cell table:formula="of:=EXP([.A240]*[.$B$1])" office:value-type="float" office:value="2.58054340797064" calcext:value-type="float">
            <text:p>2,581</text:p>
          </table:table-cell>
          <table:table-cell table:formula="of:=([.B240]-[.$B$3])/([.$B$1003]-[.$B$3])" office:value-type="float" office:value="0.0294887679330958" calcext:value-type="float">
            <text:p>0,029</text:p>
          </table:table-cell>
          <table:table-cell/>
          <table:table-cell table:formula="of:=[.A240]*65535" office:value-type="float" office:value="15531.795" calcext:value-type="float">
            <text:p>15532</text:p>
          </table:table-cell>
          <table:table-cell table:formula="of:=[.C240]*65535" office:value-type="float" office:value="1932.54640649544" calcext:value-type="float">
            <text:p>1933</text:p>
          </table:table-cell>
          <table:table-cell table:number-columns-repeated="1018"/>
        </table:table-row>
        <table:table-row table:style-name="ro1">
          <table:table-cell office:value-type="float" office:value="0.238" calcext:value-type="float">
            <text:p>0,238</text:p>
          </table:table-cell>
          <table:table-cell table:formula="of:=EXP([.A241]*[.$B$1])" office:value-type="float" office:value="2.59088625350313" calcext:value-type="float">
            <text:p>2,591</text:p>
          </table:table-cell>
          <table:table-cell table:formula="of:=([.B241]-[.$B$3])/([.$B$1003]-[.$B$3])" office:value-type="float" office:value="0.0296817381293824" calcext:value-type="float">
            <text:p>0,030</text:p>
          </table:table-cell>
          <table:table-cell/>
          <table:table-cell table:formula="of:=[.A241]*65535" office:value-type="float" office:value="15597.33" calcext:value-type="float">
            <text:p>15597</text:p>
          </table:table-cell>
          <table:table-cell table:formula="of:=[.C241]*65535" office:value-type="float" office:value="1945.19270830907" calcext:value-type="float">
            <text:p>1945</text:p>
          </table:table-cell>
          <table:table-cell table:number-columns-repeated="1018"/>
        </table:table-row>
        <table:table-row table:style-name="ro1">
          <table:table-cell office:value-type="float" office:value="0.239" calcext:value-type="float">
            <text:p>0,239</text:p>
          </table:table-cell>
          <table:table-cell table:formula="of:=EXP([.A242]*[.$B$1])" office:value-type="float" office:value="2.60127055327095" calcext:value-type="float">
            <text:p>2,601</text:p>
          </table:table-cell>
          <table:table-cell table:formula="of:=([.B242]-[.$B$3])/([.$B$1003]-[.$B$3])" office:value-type="float" office:value="0.029875481752276" calcext:value-type="float">
            <text:p>0,030</text:p>
          </table:table-cell>
          <table:table-cell/>
          <table:table-cell table:formula="of:=[.A242]*65535" office:value-type="float" office:value="15662.865" calcext:value-type="float">
            <text:p>15663</text:p>
          </table:table-cell>
          <table:table-cell table:formula="of:=[.C242]*65535" office:value-type="float" office:value="1957.88969663541" calcext:value-type="float">
            <text:p>1958</text:p>
          </table:table-cell>
          <table:table-cell table:number-columns-repeated="1018"/>
        </table:table-row>
        <table:table-row table:style-name="ro1">
          <table:table-cell office:value-type="float" office:value="0.24" calcext:value-type="float">
            <text:p>0,240</text:p>
          </table:table-cell>
          <table:table-cell table:formula="of:=EXP([.A243]*[.$B$1])" office:value-type="float" office:value="2.61169647342312" calcext:value-type="float">
            <text:p>2,612</text:p>
          </table:table-cell>
          <table:table-cell table:formula="of:=([.B243]-[.$B$3])/([.$B$1003]-[.$B$3])" office:value-type="float" office:value="0.0300700019016789" calcext:value-type="float">
            <text:p>0,030</text:p>
          </table:table-cell>
          <table:table-cell/>
          <table:table-cell table:formula="of:=[.A243]*65535" office:value-type="float" office:value="15728.4" calcext:value-type="float">
            <text:p>15728</text:p>
          </table:table-cell>
          <table:table-cell table:formula="of:=[.C243]*65535" office:value-type="float" office:value="1970.63757462653" calcext:value-type="float">
            <text:p>1971</text:p>
          </table:table-cell>
          <table:table-cell table:number-columns-repeated="1018"/>
        </table:table-row>
        <table:table-row table:style-name="ro1">
          <table:table-cell office:value-type="float" office:value="0.241" calcext:value-type="float">
            <text:p>0,241</text:p>
          </table:table-cell>
          <table:table-cell table:formula="of:=EXP([.A244]*[.$B$1])" office:value-type="float" office:value="2.62216418077457" calcext:value-type="float">
            <text:p>2,622</text:p>
          </table:table-cell>
          <table:table-cell table:formula="of:=([.B244]-[.$B$3])/([.$B$1003]-[.$B$3])" office:value-type="float" office:value="0.0302653016899175" calcext:value-type="float">
            <text:p>0,030</text:p>
          </table:table-cell>
          <table:table-cell/>
          <table:table-cell table:formula="of:=[.A244]*65535" office:value-type="float" office:value="15793.935" calcext:value-type="float">
            <text:p>15794</text:p>
          </table:table-cell>
          <table:table-cell table:formula="of:=[.C244]*65535" office:value-type="float" office:value="1983.43654624875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float" office:value="0.242" calcext:value-type="float">
            <text:p>0,242</text:p>
          </table:table-cell>
          <table:table-cell table:formula="of:=EXP([.A245]*[.$B$1])" office:value-type="float" office:value="2.63267384280886" calcext:value-type="float">
            <text:p>2,633</text:p>
          </table:table-cell>
          <table:table-cell table:formula="of:=([.B245]-[.$B$3])/([.$B$1003]-[.$B$3])" office:value-type="float" office:value="0.0304613842417927" calcext:value-type="float">
            <text:p>0,030</text:p>
          </table:table-cell>
          <table:table-cell/>
          <table:table-cell table:formula="of:=[.A245]*65535" office:value-type="float" office:value="15859.47" calcext:value-type="float">
            <text:p>15859</text:p>
          </table:table-cell>
          <table:table-cell table:formula="of:=[.C245]*65535" office:value-type="float" office:value="1996.28681628589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float" office:value="0.243" calcext:value-type="float">
            <text:p>0,243</text:p>
          </table:table-cell>
          <table:table-cell table:formula="of:=EXP([.A246]*[.$B$1])" office:value-type="float" office:value="2.6432256276808" calcext:value-type="float">
            <text:p>2,643</text:p>
          </table:table-cell>
          <table:table-cell table:formula="of:=([.B246]-[.$B$3])/([.$B$1003]-[.$B$3])" office:value-type="float" office:value="0.0306582526946295" calcext:value-type="float">
            <text:p>0,031</text:p>
          </table:table-cell>
          <table:table-cell/>
          <table:table-cell table:formula="of:=[.A246]*65535" office:value-type="float" office:value="15925.005" calcext:value-type="float">
            <text:p>15925</text:p>
          </table:table-cell>
          <table:table-cell table:formula="of:=[.C246]*65535" office:value-type="float" office:value="2009.18859034254" calcext:value-type="float">
            <text:p>2009</text:p>
          </table:table-cell>
          <table:table-cell table:number-columns-repeated="1018"/>
        </table:table-row>
        <table:table-row table:style-name="ro1">
          <table:table-cell office:value-type="float" office:value="0.244" calcext:value-type="float">
            <text:p>0,244</text:p>
          </table:table-cell>
          <table:table-cell table:formula="of:=EXP([.A247]*[.$B$1])" office:value-type="float" office:value="2.65381970421917" calcext:value-type="float">
            <text:p>2,654</text:p>
          </table:table-cell>
          <table:table-cell table:formula="of:=([.B247]-[.$B$3])/([.$B$1003]-[.$B$3])" office:value-type="float" office:value="0.0308559101983272" calcext:value-type="float">
            <text:p>0,031</text:p>
          </table:table-cell>
          <table:table-cell/>
          <table:table-cell table:formula="of:=[.A247]*65535" office:value-type="float" office:value="15990.54" calcext:value-type="float">
            <text:p>15991</text:p>
          </table:table-cell>
          <table:table-cell table:formula="of:=[.C247]*65535" office:value-type="float" office:value="2022.14207484737" calcext:value-type="float">
            <text:p>2022</text:p>
          </table:table-cell>
          <table:table-cell table:number-columns-repeated="1018"/>
        </table:table-row>
        <table:table-row table:style-name="ro1">
          <table:table-cell office:value-type="float" office:value="0.245" calcext:value-type="float">
            <text:p>0,245</text:p>
          </table:table-cell>
          <table:table-cell table:formula="of:=EXP([.A248]*[.$B$1])" office:value-type="float" office:value="2.66445624192942" calcext:value-type="float">
            <text:p>2,664</text:p>
          </table:table-cell>
          <table:table-cell table:formula="of:=([.B248]-[.$B$3])/([.$B$1003]-[.$B$3])" office:value-type="float" office:value="0.0310543599154102" calcext:value-type="float">
            <text:p>0,031</text:p>
          </table:table-cell>
          <table:table-cell/>
          <table:table-cell table:formula="of:=[.A248]*65535" office:value-type="float" office:value="16056.075" calcext:value-type="float">
            <text:p>16056</text:p>
          </table:table-cell>
          <table:table-cell table:formula="of:=[.C248]*65535" office:value-type="float" office:value="2035.14747705641" calcext:value-type="float">
            <text:p>2035</text:p>
          </table:table-cell>
          <table:table-cell table:number-columns-repeated="1018"/>
        </table:table-row>
        <table:table-row table:style-name="ro1">
          <table:table-cell office:value-type="float" office:value="0.246" calcext:value-type="float">
            <text:p>0,246</text:p>
          </table:table-cell>
          <table:table-cell table:formula="of:=EXP([.A249]*[.$B$1])" office:value-type="float" office:value="2.67513541099638" calcext:value-type="float">
            <text:p>2,675</text:p>
          </table:table-cell>
          <table:table-cell table:formula="of:=([.B249]-[.$B$3])/([.$B$1003]-[.$B$3])" office:value-type="float" office:value="0.0312536050210782" calcext:value-type="float">
            <text:p>0,031</text:p>
          </table:table-cell>
          <table:table-cell/>
          <table:table-cell table:formula="of:=[.A249]*65535" office:value-type="float" office:value="16121.61" calcext:value-type="float">
            <text:p>16122</text:p>
          </table:table-cell>
          <table:table-cell table:formula="of:=[.C249]*65535" office:value-type="float" office:value="2048.20500505636" calcext:value-type="float">
            <text:p>2048</text:p>
          </table:table-cell>
          <table:table-cell table:number-columns-repeated="1018"/>
        </table:table-row>
        <table:table-row table:style-name="ro1">
          <table:table-cell office:value-type="float" office:value="0.247" calcext:value-type="float">
            <text:p>0,247</text:p>
          </table:table-cell>
          <table:table-cell table:formula="of:=EXP([.A250]*[.$B$1])" office:value-type="float" office:value="2.68585738228699" calcext:value-type="float">
            <text:p>2,686</text:p>
          </table:table-cell>
          <table:table-cell table:formula="of:=([.B250]-[.$B$3])/([.$B$1003]-[.$B$3])" office:value-type="float" office:value="0.0314536487032571" calcext:value-type="float">
            <text:p>0,031</text:p>
          </table:table-cell>
          <table:table-cell/>
          <table:table-cell table:formula="of:=[.A250]*65535" office:value-type="float" office:value="16187.145" calcext:value-type="float">
            <text:p>16187</text:p>
          </table:table-cell>
          <table:table-cell table:formula="of:=[.C250]*65535" office:value-type="float" office:value="2061.31486776796" calcext:value-type="float">
            <text:p>2061</text:p>
          </table:table-cell>
          <table:table-cell table:number-columns-repeated="1018"/>
        </table:table-row>
        <table:table-row table:style-name="ro1">
          <table:table-cell office:value-type="float" office:value="0.248" calcext:value-type="float">
            <text:p>0,248</text:p>
          </table:table-cell>
          <table:table-cell table:formula="of:=EXP([.A251]*[.$B$1])" office:value-type="float" office:value="2.69662232735301" calcext:value-type="float">
            <text:p>2,697</text:p>
          </table:table-cell>
          <table:table-cell table:formula="of:=([.B251]-[.$B$3])/([.$B$1003]-[.$B$3])" office:value-type="float" office:value="0.0316544941626502" calcext:value-type="float">
            <text:p>0,032</text:p>
          </table:table-cell>
          <table:table-cell/>
          <table:table-cell table:formula="of:=[.A251]*65535" office:value-type="float" office:value="16252.68" calcext:value-type="float">
            <text:p>16253</text:p>
          </table:table-cell>
          <table:table-cell table:formula="of:=[.C251]*65535" office:value-type="float" office:value="2074.47727494928" calcext:value-type="float">
            <text:p>2074</text:p>
          </table:table-cell>
          <table:table-cell table:number-columns-repeated="1018"/>
        </table:table-row>
        <table:table-row table:style-name="ro1">
          <table:table-cell office:value-type="float" office:value="0.249" calcext:value-type="float">
            <text:p>0,249</text:p>
          </table:table-cell>
          <table:table-cell table:formula="of:=EXP([.A252]*[.$B$1])" office:value-type="float" office:value="2.7074304184338" calcext:value-type="float">
            <text:p>2,707</text:p>
          </table:table-cell>
          <table:table-cell table:formula="of:=([.B252]-[.$B$3])/([.$B$1003]-[.$B$3])" office:value-type="float" office:value="0.031856144612789" calcext:value-type="float">
            <text:p>0,032</text:p>
          </table:table-cell>
          <table:table-cell/>
          <table:table-cell table:formula="of:=[.A252]*65535" office:value-type="float" office:value="16318.215" calcext:value-type="float">
            <text:p>16318</text:p>
          </table:table-cell>
          <table:table-cell table:formula="of:=[.C252]*65535" office:value-type="float" office:value="2087.69243719912" calcext:value-type="float">
            <text:p>2088</text:p>
          </table:table-cell>
          <table:table-cell table:number-columns-repeated="1018"/>
        </table:table-row>
        <table:table-row table:style-name="ro1">
          <table:table-cell office:value-type="float" office:value="0.25" calcext:value-type="float">
            <text:p>0,250</text:p>
          </table:table-cell>
          <table:table-cell table:formula="of:=EXP([.A253]*[.$B$1])" office:value-type="float" office:value="2.71828182845904" calcext:value-type="float">
            <text:p>2,718</text:p>
          </table:table-cell>
          <table:table-cell table:formula="of:=([.B253]-[.$B$3])/([.$B$1003]-[.$B$3])" office:value-type="float" office:value="0.032058603280085" calcext:value-type="float">
            <text:p>0,032</text:p>
          </table:table-cell>
          <table:table-cell/>
          <table:table-cell table:formula="of:=[.A253]*65535" office:value-type="float" office:value="16383.75" calcext:value-type="float">
            <text:p>16384</text:p>
          </table:table-cell>
          <table:table-cell table:formula="of:=[.C253]*65535" office:value-type="float" office:value="2100.96056596037" calcext:value-type="float">
            <text:p>2101</text:p>
          </table:table-cell>
          <table:table-cell table:number-columns-repeated="1018"/>
        </table:table-row>
        <table:table-row table:style-name="ro1">
          <table:table-cell office:value-type="float" office:value="0.251" calcext:value-type="float">
            <text:p>0,251</text:p>
          </table:table-cell>
          <table:table-cell table:formula="of:=EXP([.A254]*[.$B$1])" office:value-type="float" office:value="2.72917673105153" calcext:value-type="float">
            <text:p>2,729</text:p>
          </table:table-cell>
          <table:table-cell table:formula="of:=([.B254]-[.$B$3])/([.$B$1003]-[.$B$3])" office:value-type="float" office:value="0.0322618734038813" calcext:value-type="float">
            <text:p>0,032</text:p>
          </table:table-cell>
          <table:table-cell/>
          <table:table-cell table:formula="of:=[.A254]*65535" office:value-type="float" office:value="16449.285" calcext:value-type="float">
            <text:p>16449</text:p>
          </table:table-cell>
          <table:table-cell table:formula="of:=[.C254]*65535" office:value-type="float" office:value="2114.28187352336" calcext:value-type="float">
            <text:p>2114</text:p>
          </table:table-cell>
          <table:table-cell table:number-columns-repeated="1018"/>
        </table:table-row>
        <table:table-row table:style-name="ro1">
          <table:table-cell office:value-type="float" office:value="0.252" calcext:value-type="float">
            <text:p>0,252</text:p>
          </table:table-cell>
          <table:table-cell table:formula="of:=EXP([.A255]*[.$B$1])" office:value-type="float" office:value="2.74011530052994" calcext:value-type="float">
            <text:p>2,740</text:p>
          </table:table-cell>
          <table:table-cell table:formula="of:=([.B255]-[.$B$3])/([.$B$1003]-[.$B$3])" office:value-type="float" office:value="0.0324659582365041" calcext:value-type="float">
            <text:p>0,032</text:p>
          </table:table-cell>
          <table:table-cell/>
          <table:table-cell table:formula="of:=[.A255]*65535" office:value-type="float" office:value="16514.82" calcext:value-type="float">
            <text:p>16515</text:p>
          </table:table-cell>
          <table:table-cell table:formula="of:=[.C255]*65535" office:value-type="float" office:value="2127.6565730293" calcext:value-type="float">
            <text:p>2128</text:p>
          </table:table-cell>
          <table:table-cell table:number-columns-repeated="1018"/>
        </table:table-row>
        <table:table-row table:style-name="ro1">
          <table:table-cell office:value-type="float" office:value="0.253" calcext:value-type="float">
            <text:p>0,253</text:p>
          </table:table-cell>
          <table:table-cell table:formula="of:=EXP([.A256]*[.$B$1])" office:value-type="float" office:value="2.75109771191161" calcext:value-type="float">
            <text:p>2,751</text:p>
          </table:table-cell>
          <table:table-cell table:formula="of:=([.B256]-[.$B$3])/([.$B$1003]-[.$B$3])" office:value-type="float" office:value="0.0326708610433152" calcext:value-type="float">
            <text:p>0,033</text:p>
          </table:table-cell>
          <table:table-cell/>
          <table:table-cell table:formula="of:=[.A256]*65535" office:value-type="float" office:value="16580.355" calcext:value-type="float">
            <text:p>16580</text:p>
          </table:table-cell>
          <table:table-cell table:formula="of:=[.C256]*65535" office:value-type="float" office:value="2141.08487847366" calcext:value-type="float">
            <text:p>2141</text:p>
          </table:table-cell>
          <table:table-cell table:number-columns-repeated="1018"/>
        </table:table-row>
        <table:table-row table:style-name="ro1">
          <table:table-cell office:value-type="float" office:value="0.254" calcext:value-type="float">
            <text:p>0,254</text:p>
          </table:table-cell>
          <table:table-cell table:formula="of:=EXP([.A257]*[.$B$1])" office:value-type="float" office:value="2.76212414091537" calcext:value-type="float">
            <text:p>2,762</text:p>
          </table:table-cell>
          <table:table-cell table:formula="of:=([.B257]-[.$B$3])/([.$B$1003]-[.$B$3])" office:value-type="float" office:value="0.0328765851027637" calcext:value-type="float">
            <text:p>0,033</text:p>
          </table:table-cell>
          <table:table-cell/>
          <table:table-cell table:formula="of:=[.A257]*65535" office:value-type="float" office:value="16645.89" calcext:value-type="float">
            <text:p>16646</text:p>
          </table:table-cell>
          <table:table-cell table:formula="of:=[.C257]*65535" office:value-type="float" office:value="2154.56700470962" calcext:value-type="float">
            <text:p>2155</text:p>
          </table:table-cell>
          <table:table-cell table:number-columns-repeated="1018"/>
        </table:table-row>
        <table:table-row table:style-name="ro1">
          <table:table-cell office:value-type="float" office:value="0.255" calcext:value-type="float">
            <text:p>0,255</text:p>
          </table:table-cell>
          <table:table-cell table:formula="of:=EXP([.A258]*[.$B$1])" office:value-type="float" office:value="2.7731947639643" calcext:value-type="float">
            <text:p>2,773</text:p>
          </table:table-cell>
          <table:table-cell table:formula="of:=([.B258]-[.$B$3])/([.$B$1003]-[.$B$3])" office:value-type="float" office:value="0.0330831337064392" calcext:value-type="float">
            <text:p>0,033</text:p>
          </table:table-cell>
          <table:table-cell/>
          <table:table-cell table:formula="of:=[.A258]*65535" office:value-type="float" office:value="16711.425" calcext:value-type="float">
            <text:p>16711</text:p>
          </table:table-cell>
          <table:table-cell table:formula="of:=[.C258]*65535" office:value-type="float" office:value="2168.10316745149" calcext:value-type="float">
            <text:p>2168</text:p>
          </table:table-cell>
          <table:table-cell table:number-columns-repeated="1018"/>
        </table:table-row>
        <table:table-row table:style-name="ro1">
          <table:table-cell office:value-type="float" office:value="0.256" calcext:value-type="float">
            <text:p>0,256</text:p>
          </table:table-cell>
          <table:table-cell table:formula="of:=EXP([.A259]*[.$B$1])" office:value-type="float" office:value="2.78430975818862" calcext:value-type="float">
            <text:p>2,784</text:p>
          </table:table-cell>
          <table:table-cell table:formula="of:=([.B259]-[.$B$3])/([.$B$1003]-[.$B$3])" office:value-type="float" office:value="0.0332905101591235" calcext:value-type="float">
            <text:p>0,033</text:p>
          </table:table-cell>
          <table:table-cell/>
          <table:table-cell table:formula="of:=[.A259]*65535" office:value-type="float" office:value="16776.96" calcext:value-type="float">
            <text:p>16777</text:p>
          </table:table-cell>
          <table:table-cell table:formula="of:=[.C259]*65535" office:value-type="float" office:value="2181.69358327816" calcext:value-type="float">
            <text:p>2182</text:p>
          </table:table-cell>
          <table:table-cell table:number-columns-repeated="1018"/>
        </table:table-row>
        <table:table-row table:style-name="ro1">
          <table:table-cell office:value-type="float" office:value="0.257" calcext:value-type="float">
            <text:p>0,257</text:p>
          </table:table-cell>
          <table:table-cell table:formula="of:=EXP([.A260]*[.$B$1])" office:value-type="float" office:value="2.79546930142846" calcext:value-type="float">
            <text:p>2,795</text:p>
          </table:table-cell>
          <table:table-cell table:formula="of:=([.B260]-[.$B$3])/([.$B$1003]-[.$B$3])" office:value-type="float" office:value="0.0334987177788445" calcext:value-type="float">
            <text:p>0,033</text:p>
          </table:table-cell>
          <table:table-cell/>
          <table:table-cell table:formula="of:=[.A260]*65535" office:value-type="float" office:value="16842.495" calcext:value-type="float">
            <text:p>16842</text:p>
          </table:table-cell>
          <table:table-cell table:formula="of:=[.C260]*65535" office:value-type="float" office:value="2195.33846963657" calcext:value-type="float">
            <text:p>2195</text:p>
          </table:table-cell>
          <table:table-cell table:number-columns-repeated="1018"/>
        </table:table-row>
        <table:table-row table:style-name="ro1">
          <table:table-cell office:value-type="float" office:value="0.258" calcext:value-type="float">
            <text:p>0,258</text:p>
          </table:table-cell>
          <table:table-cell table:formula="of:=EXP([.A261]*[.$B$1])" office:value-type="float" office:value="2.80667357223677" calcext:value-type="float">
            <text:p>2,807</text:p>
          </table:table-cell>
          <table:table-cell table:formula="of:=([.B261]-[.$B$3])/([.$B$1003]-[.$B$3])" office:value-type="float" office:value="0.0337077598969284" calcext:value-type="float">
            <text:p>0,034</text:p>
          </table:table-cell>
          <table:table-cell/>
          <table:table-cell table:formula="of:=[.A261]*65535" office:value-type="float" office:value="16908.03" calcext:value-type="float">
            <text:p>16908</text:p>
          </table:table-cell>
          <table:table-cell table:formula="of:=[.C261]*65535" office:value-type="float" office:value="2209.0380448452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float" office:value="0.259" calcext:value-type="float">
            <text:p>0,259</text:p>
          </table:table-cell>
          <table:table-cell table:formula="of:=EXP([.A262]*[.$B$1])" office:value-type="float" office:value="2.81792274988211" calcext:value-type="float">
            <text:p>2,818</text:p>
          </table:table-cell>
          <table:table-cell table:formula="of:=([.B262]-[.$B$3])/([.$B$1003]-[.$B$3])" office:value-type="float" office:value="0.0339176398580536" calcext:value-type="float">
            <text:p>0,034</text:p>
          </table:table-cell>
          <table:table-cell/>
          <table:table-cell table:formula="of:=[.A262]*65535" office:value-type="float" office:value="16973.565" calcext:value-type="float">
            <text:p>16974</text:p>
          </table:table-cell>
          <table:table-cell table:formula="of:=[.C262]*65535" office:value-type="float" office:value="2222.79252809754" calcext:value-type="float">
            <text:p>2223</text:p>
          </table:table-cell>
          <table:table-cell table:number-columns-repeated="1018"/>
        </table:table-row>
        <table:table-row table:style-name="ro1">
          <table:table-cell office:value-type="float" office:value="0.26" calcext:value-type="float">
            <text:p>0,260</text:p>
          </table:table-cell>
          <table:table-cell table:formula="of:=EXP([.A263]*[.$B$1])" office:value-type="float" office:value="2.82921701435156" calcext:value-type="float">
            <text:p>2,829</text:p>
          </table:table-cell>
          <table:table-cell table:formula="of:=([.B263]-[.$B$3])/([.$B$1003]-[.$B$3])" office:value-type="float" office:value="0.0341283610203039" calcext:value-type="float">
            <text:p>0,034</text:p>
          </table:table-cell>
          <table:table-cell/>
          <table:table-cell table:formula="of:=[.A263]*65535" office:value-type="float" office:value="17039.1" calcext:value-type="float">
            <text:p>17039</text:p>
          </table:table-cell>
          <table:table-cell table:formula="of:=[.C263]*65535" office:value-type="float" office:value="2236.60213946562" calcext:value-type="float">
            <text:p>2237</text:p>
          </table:table-cell>
          <table:table-cell table:number-columns-repeated="1018"/>
        </table:table-row>
        <table:table-row table:style-name="ro1">
          <table:table-cell office:value-type="float" office:value="0.261" calcext:value-type="float">
            <text:p>0,261</text:p>
          </table:table-cell>
          <table:table-cell table:formula="of:=EXP([.A264]*[.$B$1])" office:value-type="float" office:value="2.8405565463536" calcext:value-type="float">
            <text:p>2,841</text:p>
          </table:table-cell>
          <table:table-cell table:formula="of:=([.B264]-[.$B$3])/([.$B$1003]-[.$B$3])" office:value-type="float" office:value="0.0343399267552225" calcext:value-type="float">
            <text:p>0,034</text:p>
          </table:table-cell>
          <table:table-cell/>
          <table:table-cell table:formula="of:=[.A264]*65535" office:value-type="float" office:value="17104.635" calcext:value-type="float">
            <text:p>17105</text:p>
          </table:table-cell>
          <table:table-cell table:formula="of:=[.C264]*65535" office:value-type="float" office:value="2250.4670999035" calcext:value-type="float">
            <text:p>2250</text:p>
          </table:table-cell>
          <table:table-cell table:number-columns-repeated="1018"/>
        </table:table-row>
        <table:table-row table:style-name="ro1">
          <table:table-cell office:value-type="float" office:value="0.262" calcext:value-type="float">
            <text:p>0,262</text:p>
          </table:table-cell>
          <table:table-cell table:formula="of:=EXP([.A265]*[.$B$1])" office:value-type="float" office:value="2.85194152732098" calcext:value-type="float">
            <text:p>2,852</text:p>
          </table:table-cell>
          <table:table-cell table:formula="of:=([.B265]-[.$B$3])/([.$B$1003]-[.$B$3])" office:value-type="float" office:value="0.0345523404478656" calcext:value-type="float">
            <text:p>0,035</text:p>
          </table:table-cell>
          <table:table-cell/>
          <table:table-cell table:formula="of:=[.A265]*65535" office:value-type="float" office:value="17170.17" calcext:value-type="float">
            <text:p>17170</text:p>
          </table:table-cell>
          <table:table-cell table:formula="of:=[.C265]*65535" office:value-type="float" office:value="2264.38763125087" calcext:value-type="float">
            <text:p>2264</text:p>
          </table:table-cell>
          <table:table-cell table:number-columns-repeated="1018"/>
        </table:table-row>
        <table:table-row table:style-name="ro1">
          <table:table-cell office:value-type="float" office:value="0.263" calcext:value-type="float">
            <text:p>0,263</text:p>
          </table:table-cell>
          <table:table-cell table:formula="of:=EXP([.A266]*[.$B$1])" office:value-type="float" office:value="2.86337213941363" calcext:value-type="float">
            <text:p>2,863</text:p>
          </table:table-cell>
          <table:table-cell table:formula="of:=([.B266]-[.$B$3])/([.$B$1003]-[.$B$3])" office:value-type="float" office:value="0.0347656054968568" calcext:value-type="float">
            <text:p>0,035</text:p>
          </table:table-cell>
          <table:table-cell/>
          <table:table-cell table:formula="of:=[.A266]*65535" office:value-type="float" office:value="17235.705" calcext:value-type="float">
            <text:p>17236</text:p>
          </table:table-cell>
          <table:table-cell table:formula="of:=[.C266]*65535" office:value-type="float" office:value="2278.36395623651" calcext:value-type="float">
            <text:p>2278</text:p>
          </table:table-cell>
          <table:table-cell table:number-columns-repeated="1018"/>
        </table:table-row>
        <table:table-row table:style-name="ro1">
          <table:table-cell office:value-type="float" office:value="0.264" calcext:value-type="float">
            <text:p>0,264</text:p>
          </table:table-cell>
          <table:table-cell table:formula="of:=EXP([.A267]*[.$B$1])" office:value-type="float" office:value="2.87484856552161" calcext:value-type="float">
            <text:p>2,875</text:p>
          </table:table-cell>
          <table:table-cell table:formula="of:=([.B267]-[.$B$3])/([.$B$1003]-[.$B$3])" office:value-type="float" office:value="0.0349797253144415" calcext:value-type="float">
            <text:p>0,035</text:p>
          </table:table-cell>
          <table:table-cell/>
          <table:table-cell table:formula="of:=[.A267]*65535" office:value-type="float" office:value="17301.24" calcext:value-type="float">
            <text:p>17301</text:p>
          </table:table-cell>
          <table:table-cell table:formula="of:=[.C267]*65535" office:value-type="float" office:value="2292.39629848192" calcext:value-type="float">
            <text:p>2292</text:p>
          </table:table-cell>
          <table:table-cell table:number-columns-repeated="1018"/>
        </table:table-row>
        <table:table-row table:style-name="ro1">
          <table:table-cell office:value-type="float" office:value="0.265" calcext:value-type="float">
            <text:p>0,265</text:p>
          </table:table-cell>
          <table:table-cell table:formula="of:=EXP([.A268]*[.$B$1])" office:value-type="float" office:value="2.88637098926796" calcext:value-type="float">
            <text:p>2,886</text:p>
          </table:table-cell>
          <table:table-cell table:formula="of:=([.B268]-[.$B$3])/([.$B$1003]-[.$B$3])" office:value-type="float" office:value="0.0351947033265413" calcext:value-type="float">
            <text:p>0,035</text:p>
          </table:table-cell>
          <table:table-cell/>
          <table:table-cell table:formula="of:=[.A268]*65535" office:value-type="float" office:value="17366.775" calcext:value-type="float">
            <text:p>17367</text:p>
          </table:table-cell>
          <table:table-cell table:formula="of:=[.C268]*65535" office:value-type="float" office:value="2306.48488250488" calcext:value-type="float">
            <text:p>2306</text:p>
          </table:table-cell>
          <table:table-cell table:number-columns-repeated="1018"/>
        </table:table-row>
        <table:table-row table:style-name="ro1">
          <table:table-cell office:value-type="float" office:value="0.266" calcext:value-type="float">
            <text:p>0,266</text:p>
          </table:table-cell>
          <table:table-cell table:formula="of:=EXP([.A269]*[.$B$1])" office:value-type="float" office:value="2.89793959501171" calcext:value-type="float">
            <text:p>2,898</text:p>
          </table:table-cell>
          <table:table-cell table:formula="of:=([.B269]-[.$B$3])/([.$B$1003]-[.$B$3])" office:value-type="float" office:value="0.0354105429728089" calcext:value-type="float">
            <text:p>0,035</text:p>
          </table:table-cell>
          <table:table-cell/>
          <table:table-cell table:formula="of:=[.A269]*65535" office:value-type="float" office:value="17432.31" calcext:value-type="float">
            <text:p>17432</text:p>
          </table:table-cell>
          <table:table-cell table:formula="of:=[.C269]*65535" office:value-type="float" office:value="2320.62993372303" calcext:value-type="float">
            <text:p>2321</text:p>
          </table:table-cell>
          <table:table-cell table:number-columns-repeated="1018"/>
        </table:table-row>
        <table:table-row table:style-name="ro1">
          <table:table-cell office:value-type="float" office:value="0.267" calcext:value-type="float">
            <text:p>0,267</text:p>
          </table:table-cell>
          <table:table-cell table:formula="of:=EXP([.A270]*[.$B$1])" office:value-type="float" office:value="2.90955456785081" calcext:value-type="float">
            <text:p>2,910</text:p>
          </table:table-cell>
          <table:table-cell table:formula="of:=([.B270]-[.$B$3])/([.$B$1003]-[.$B$3])" office:value-type="float" office:value="0.0356272477066834" calcext:value-type="float">
            <text:p>0,036</text:p>
          </table:table-cell>
          <table:table-cell/>
          <table:table-cell table:formula="of:=[.A270]*65535" office:value-type="float" office:value="17497.845" calcext:value-type="float">
            <text:p>17498</text:p>
          </table:table-cell>
          <table:table-cell table:formula="of:=[.C270]*65535" office:value-type="float" office:value="2334.8316784575" calcext:value-type="float">
            <text:p>2335</text:p>
          </table:table-cell>
          <table:table-cell table:number-columns-repeated="1018"/>
        </table:table-row>
        <table:table-row table:style-name="ro1">
          <table:table-cell office:value-type="float" office:value="0.268" calcext:value-type="float">
            <text:p>0,268</text:p>
          </table:table-cell>
          <table:table-cell table:formula="of:=EXP([.A271]*[.$B$1])" office:value-type="float" office:value="2.92121609362507" calcext:value-type="float">
            <text:p>2,921</text:p>
          </table:table-cell>
          <table:table-cell table:formula="of:=([.B271]-[.$B$3])/([.$B$1003]-[.$B$3])" office:value-type="float" office:value="0.0358448209954452" calcext:value-type="float">
            <text:p>0,036</text:p>
          </table:table-cell>
          <table:table-cell/>
          <table:table-cell table:formula="of:=[.A271]*65535" office:value-type="float" office:value="17563.38" calcext:value-type="float">
            <text:p>17563</text:p>
          </table:table-cell>
          <table:table-cell table:formula="of:=[.C271]*65535" office:value-type="float" office:value="2349.0903439365" calcext:value-type="float">
            <text:p>2349</text:p>
          </table:table-cell>
          <table:table-cell table:number-columns-repeated="1018"/>
        </table:table-row>
        <table:table-row table:style-name="ro1">
          <table:table-cell office:value-type="float" office:value="0.269" calcext:value-type="float">
            <text:p>0,269</text:p>
          </table:table-cell>
          <table:table-cell table:formula="of:=EXP([.A272]*[.$B$1])" office:value-type="float" office:value="2.93292435891914" calcext:value-type="float">
            <text:p>2,933</text:p>
          </table:table-cell>
          <table:table-cell table:formula="of:=([.B272]-[.$B$3])/([.$B$1003]-[.$B$3])" office:value-type="float" office:value="0.0360632663202713" calcext:value-type="float">
            <text:p>0,036</text:p>
          </table:table-cell>
          <table:table-cell/>
          <table:table-cell table:formula="of:=[.A272]*65535" office:value-type="float" office:value="17628.915" calcext:value-type="float">
            <text:p>17629</text:p>
          </table:table-cell>
          <table:table-cell table:formula="of:=[.C272]*65535" office:value-type="float" office:value="2363.40615829898" calcext:value-type="float">
            <text:p>2363</text:p>
          </table:table-cell>
          <table:table-cell table:number-columns-repeated="1018"/>
        </table:table-row>
        <table:table-row table:style-name="ro1">
          <table:table-cell office:value-type="float" office:value="0.27" calcext:value-type="float">
            <text:p>0,270</text:p>
          </table:table-cell>
          <table:table-cell table:formula="of:=EXP([.A273]*[.$B$1])" office:value-type="float" office:value="2.94467955106552" calcext:value-type="float">
            <text:p>2,945</text:p>
          </table:table-cell>
          <table:table-cell table:formula="of:=([.B273]-[.$B$3])/([.$B$1003]-[.$B$3])" office:value-type="float" office:value="0.0362825871762918" calcext:value-type="float">
            <text:p>0,036</text:p>
          </table:table-cell>
          <table:table-cell/>
          <table:table-cell table:formula="of:=[.A273]*65535" office:value-type="float" office:value="17694.45" calcext:value-type="float">
            <text:p>17694</text:p>
          </table:table-cell>
          <table:table-cell table:formula="of:=[.C273]*65535" office:value-type="float" office:value="2377.77935059828" calcext:value-type="float">
            <text:p>2378</text:p>
          </table:table-cell>
          <table:table-cell table:number-columns-repeated="1018"/>
        </table:table-row>
        <table:table-row table:style-name="ro1">
          <table:table-cell office:value-type="float" office:value="0.271" calcext:value-type="float">
            <text:p>0,271</text:p>
          </table:table-cell>
          <table:table-cell table:formula="of:=EXP([.A274]*[.$B$1])" office:value-type="float" office:value="2.95648185814754" calcext:value-type="float">
            <text:p>2,956</text:p>
          </table:table-cell>
          <table:table-cell table:formula="of:=([.B274]-[.$B$3])/([.$B$1003]-[.$B$3])" office:value-type="float" office:value="0.036502787072645" calcext:value-type="float">
            <text:p>0,037</text:p>
          </table:table-cell>
          <table:table-cell/>
          <table:table-cell table:formula="of:=[.A274]*65535" office:value-type="float" office:value="17759.985" calcext:value-type="float">
            <text:p>17760</text:p>
          </table:table-cell>
          <table:table-cell table:formula="of:=[.C274]*65535" office:value-type="float" office:value="2392.21015080579" calcext:value-type="float">
            <text:p>2392</text:p>
          </table:table-cell>
          <table:table-cell table:number-columns-repeated="1018"/>
        </table:table-row>
        <table:table-row table:style-name="ro1">
          <table:table-cell office:value-type="float" office:value="0.272" calcext:value-type="float">
            <text:p>0,272</text:p>
          </table:table-cell>
          <table:table-cell table:formula="of:=EXP([.A275]*[.$B$1])" office:value-type="float" office:value="2.96833146900237" calcext:value-type="float">
            <text:p>2,968</text:p>
          </table:table-cell>
          <table:table-cell table:formula="of:=([.B275]-[.$B$3])/([.$B$1003]-[.$B$3])" office:value-type="float" office:value="0.0367238695325339" calcext:value-type="float">
            <text:p>0,037</text:p>
          </table:table-cell>
          <table:table-cell/>
          <table:table-cell table:formula="of:=[.A275]*65535" office:value-type="float" office:value="17825.52" calcext:value-type="float">
            <text:p>17826</text:p>
          </table:table-cell>
          <table:table-cell table:formula="of:=[.C275]*65535" office:value-type="float" office:value="2406.69878981461" calcext:value-type="float">
            <text:p>2407</text:p>
          </table:table-cell>
          <table:table-cell table:number-columns-repeated="1018"/>
        </table:table-row>
        <table:table-row table:style-name="ro1">
          <table:table-cell office:value-type="float" office:value="0.273" calcext:value-type="float">
            <text:p>0,273</text:p>
          </table:table-cell>
          <table:table-cell table:formula="of:=EXP([.A276]*[.$B$1])" office:value-type="float" office:value="2.98022857322402" calcext:value-type="float">
            <text:p>2,980</text:p>
          </table:table-cell>
          <table:table-cell table:formula="of:=([.B276]-[.$B$3])/([.$B$1003]-[.$B$3])" office:value-type="float" office:value="0.0369458380932827" calcext:value-type="float">
            <text:p>0,037</text:p>
          </table:table-cell>
          <table:table-cell/>
          <table:table-cell table:formula="of:=[.A276]*65535" office:value-type="float" office:value="17891.055" calcext:value-type="float">
            <text:p>17891</text:p>
          </table:table-cell>
          <table:table-cell table:formula="of:=[.C276]*65535" office:value-type="float" office:value="2421.24549944328" calcext:value-type="float">
            <text:p>2421</text:p>
          </table:table-cell>
          <table:table-cell table:number-columns-repeated="1018"/>
        </table:table-row>
        <table:table-row table:style-name="ro1">
          <table:table-cell office:value-type="float" office:value="0.274" calcext:value-type="float">
            <text:p>0,274</text:p>
          </table:table-cell>
          <table:table-cell table:formula="of:=EXP([.A277]*[.$B$1])" office:value-type="float" office:value="2.99217336116642" calcext:value-type="float">
            <text:p>2,992</text:p>
          </table:table-cell>
          <table:table-cell table:formula="of:=([.B277]-[.$B$3])/([.$B$1003]-[.$B$3])" office:value-type="float" office:value="0.0371686963063929" calcext:value-type="float">
            <text:p>0,037</text:p>
          </table:table-cell>
          <table:table-cell/>
          <table:table-cell table:formula="of:=[.A277]*65535" office:value-type="float" office:value="17956.59" calcext:value-type="float">
            <text:p>17957</text:p>
          </table:table-cell>
          <table:table-cell table:formula="of:=[.C277]*65535" office:value-type="float" office:value="2435.85051243946" calcext:value-type="float">
            <text:p>2436</text:p>
          </table:table-cell>
          <table:table-cell table:number-columns-repeated="1018"/>
        </table:table-row>
        <table:table-row table:style-name="ro1">
          <table:table-cell office:value-type="float" office:value="0.275" calcext:value-type="float">
            <text:p>0,275</text:p>
          </table:table-cell>
          <table:table-cell table:formula="of:=EXP([.A278]*[.$B$1])" office:value-type="float" office:value="3.00416602394643" calcext:value-type="float">
            <text:p>3,004</text:p>
          </table:table-cell>
          <table:table-cell table:formula="of:=([.B278]-[.$B$3])/([.$B$1003]-[.$B$3])" office:value-type="float" office:value="0.0373924477376008" calcext:value-type="float">
            <text:p>0,037</text:p>
          </table:table-cell>
          <table:table-cell/>
          <table:table-cell table:formula="of:=[.A278]*65535" office:value-type="float" office:value="18022.125" calcext:value-type="float">
            <text:p>18022</text:p>
          </table:table-cell>
          <table:table-cell table:formula="of:=[.C278]*65535" office:value-type="float" office:value="2450.51406248367" calcext:value-type="float">
            <text:p>2451</text:p>
          </table:table-cell>
          <table:table-cell table:number-columns-repeated="1018"/>
        </table:table-row>
        <table:table-row table:style-name="ro1">
          <table:table-cell office:value-type="float" office:value="0.276" calcext:value-type="float">
            <text:p>0,276</text:p>
          </table:table-cell>
          <table:table-cell table:formula="of:=EXP([.A279]*[.$B$1])" office:value-type="float" office:value="3.01620675344692" calcext:value-type="float">
            <text:p>3,016</text:p>
          </table:table-cell>
          <table:table-cell table:formula="of:=([.B279]-[.$B$3])/([.$B$1003]-[.$B$3])" office:value-type="float" office:value="0.0376170959669341" calcext:value-type="float">
            <text:p>0,038</text:p>
          </table:table-cell>
          <table:table-cell/>
          <table:table-cell table:formula="of:=[.A279]*65535" office:value-type="float" office:value="18087.66" calcext:value-type="float">
            <text:p>18088</text:p>
          </table:table-cell>
          <table:table-cell table:formula="of:=[.C279]*65535" office:value-type="float" office:value="2465.23638419303" calcext:value-type="float">
            <text:p>2465</text:p>
          </table:table-cell>
          <table:table-cell table:number-columns-repeated="1018"/>
        </table:table-row>
        <table:table-row table:style-name="ro1">
          <table:table-cell office:value-type="float" office:value="0.277" calcext:value-type="float">
            <text:p>0,277</text:p>
          </table:table-cell>
          <table:table-cell table:formula="of:=EXP([.A280]*[.$B$1])" office:value-type="float" office:value="3.0282957423198" calcext:value-type="float">
            <text:p>3,028</text:p>
          </table:table-cell>
          <table:table-cell table:formula="of:=([.B280]-[.$B$3])/([.$B$1003]-[.$B$3])" office:value-type="float" office:value="0.0378426445887692" calcext:value-type="float">
            <text:p>0,038</text:p>
          </table:table-cell>
          <table:table-cell/>
          <table:table-cell table:formula="of:=[.A280]*65535" office:value-type="float" office:value="18153.195" calcext:value-type="float">
            <text:p>18153</text:p>
          </table:table-cell>
          <table:table-cell table:formula="of:=[.C280]*65535" office:value-type="float" office:value="2480.01771312499" calcext:value-type="float">
            <text:p>2480</text:p>
          </table:table-cell>
          <table:table-cell table:number-columns-repeated="1018"/>
        </table:table-row>
        <table:table-row table:style-name="ro1">
          <table:table-cell office:value-type="float" office:value="0.278" calcext:value-type="float">
            <text:p>0,278</text:p>
          </table:table-cell>
          <table:table-cell table:formula="of:=EXP([.A281]*[.$B$1])" office:value-type="float" office:value="3.04043318398917" calcext:value-type="float">
            <text:p>3,040</text:p>
          </table:table-cell>
          <table:table-cell table:formula="of:=([.B281]-[.$B$3])/([.$B$1003]-[.$B$3])" office:value-type="float" office:value="0.0380690972118888" calcext:value-type="float">
            <text:p>0,038</text:p>
          </table:table-cell>
          <table:table-cell/>
          <table:table-cell table:formula="of:=[.A281]*65535" office:value-type="float" office:value="18218.73" calcext:value-type="float">
            <text:p>18219</text:p>
          </table:table-cell>
          <table:table-cell table:formula="of:=[.C281]*65535" office:value-type="float" office:value="2494.85828578114" calcext:value-type="float">
            <text:p>2495</text:p>
          </table:table-cell>
          <table:table-cell table:number-columns-repeated="1018"/>
        </table:table-row>
        <table:table-row table:style-name="ro1">
          <table:table-cell office:value-type="float" office:value="0.279" calcext:value-type="float">
            <text:p>0,279</text:p>
          </table:table-cell>
          <table:table-cell table:formula="of:=EXP([.A282]*[.$B$1])" office:value-type="float" office:value="3.05261927265434" calcext:value-type="float">
            <text:p>3,053</text:p>
          </table:table-cell>
          <table:table-cell table:formula="of:=([.B282]-[.$B$3])/([.$B$1003]-[.$B$3])" office:value-type="float" office:value="0.0382964574595399" calcext:value-type="float">
            <text:p>0,038</text:p>
          </table:table-cell>
          <table:table-cell/>
          <table:table-cell table:formula="of:=[.A282]*65535" office:value-type="float" office:value="18284.265" calcext:value-type="float">
            <text:p>18284</text:p>
          </table:table-cell>
          <table:table-cell table:formula="of:=[.C282]*65535" office:value-type="float" office:value="2509.75833961095" calcext:value-type="float">
            <text:p>2510</text:p>
          </table:table-cell>
          <table:table-cell table:number-columns-repeated="1018"/>
        </table:table-row>
        <table:table-row table:style-name="ro1">
          <table:table-cell office:value-type="float" office:value="0.28" calcext:value-type="float">
            <text:p>0,280</text:p>
          </table:table-cell>
          <table:table-cell table:formula="of:=EXP([.A283]*[.$B$1])" office:value-type="float" office:value="3.064854203293" calcext:value-type="float">
            <text:p>3,065</text:p>
          </table:table-cell>
          <table:table-cell table:formula="of:=([.B283]-[.$B$3])/([.$B$1003]-[.$B$3])" office:value-type="float" office:value="0.0385247289694911" calcext:value-type="float">
            <text:p>0,039</text:p>
          </table:table-cell>
          <table:table-cell/>
          <table:table-cell table:formula="of:=[.A283]*65535" office:value-type="float" office:value="18349.8" calcext:value-type="float">
            <text:p>18350</text:p>
          </table:table-cell>
          <table:table-cell table:formula="of:=[.C283]*65535" office:value-type="float" office:value="2524.7181130156" calcext:value-type="float">
            <text:p>2525</text:p>
          </table:table-cell>
          <table:table-cell table:number-columns-repeated="1018"/>
        </table:table-row>
        <table:table-row table:style-name="ro1">
          <table:table-cell office:value-type="float" office:value="0.281" calcext:value-type="float">
            <text:p>0,281</text:p>
          </table:table-cell>
          <table:table-cell table:formula="of:=EXP([.A284]*[.$B$1])" office:value-type="float" office:value="3.0771381716643" calcext:value-type="float">
            <text:p>3,077</text:p>
          </table:table-cell>
          <table:table-cell table:formula="of:=([.B284]-[.$B$3])/([.$B$1003]-[.$B$3])" office:value-type="float" office:value="0.0387539153940915" calcext:value-type="float">
            <text:p>0,039</text:p>
          </table:table-cell>
          <table:table-cell/>
          <table:table-cell table:formula="of:=[.A284]*65535" office:value-type="float" office:value="18415.335" calcext:value-type="float">
            <text:p>18415</text:p>
          </table:table-cell>
          <table:table-cell table:formula="of:=[.C284]*65535" office:value-type="float" office:value="2539.73784535179" calcext:value-type="float">
            <text:p>2540</text:p>
          </table:table-cell>
          <table:table-cell table:number-columns-repeated="1018"/>
        </table:table-row>
        <table:table-row table:style-name="ro1">
          <table:table-cell office:value-type="float" office:value="0.282" calcext:value-type="float">
            <text:p>0,282</text:p>
          </table:table-cell>
          <table:table-cell table:formula="of:=EXP([.A285]*[.$B$1])" office:value-type="float" office:value="3.08947137431198" calcext:value-type="float">
            <text:p>3,089</text:p>
          </table:table-cell>
          <table:table-cell table:formula="of:=([.B285]-[.$B$3])/([.$B$1003]-[.$B$3])" office:value-type="float" office:value="0.0389840204003289" calcext:value-type="float">
            <text:p>0,039</text:p>
          </table:table-cell>
          <table:table-cell/>
          <table:table-cell table:formula="of:=[.A285]*65535" office:value-type="float" office:value="18480.87" calcext:value-type="float">
            <text:p>18481</text:p>
          </table:table-cell>
          <table:table-cell table:formula="of:=[.C285]*65535" office:value-type="float" office:value="2554.81777693555" calcext:value-type="float">
            <text:p>2555</text:p>
          </table:table-cell>
          <table:table-cell table:number-columns-repeated="1018"/>
        </table:table-row>
        <table:table-row table:style-name="ro1">
          <table:table-cell office:value-type="float" office:value="0.283" calcext:value-type="float">
            <text:p>0,283</text:p>
          </table:table-cell>
          <table:table-cell table:formula="of:=EXP([.A286]*[.$B$1])" office:value-type="float" office:value="3.10185400856757" calcext:value-type="float">
            <text:p>3,102</text:p>
          </table:table-cell>
          <table:table-cell table:formula="of:=([.B286]-[.$B$3])/([.$B$1003]-[.$B$3])" office:value-type="float" office:value="0.0392150476698881" calcext:value-type="float">
            <text:p>0,039</text:p>
          </table:table-cell>
          <table:table-cell/>
          <table:table-cell table:formula="of:=[.A286]*65535" office:value-type="float" office:value="18546.405" calcext:value-type="float">
            <text:p>18546</text:p>
          </table:table-cell>
          <table:table-cell table:formula="of:=[.C286]*65535" office:value-type="float" office:value="2569.95814904612" calcext:value-type="float">
            <text:p>2570</text:p>
          </table:table-cell>
          <table:table-cell table:number-columns-repeated="1018"/>
        </table:table-row>
        <table:table-row table:style-name="ro1">
          <table:table-cell office:value-type="float" office:value="0.284" calcext:value-type="float">
            <text:p>0,284</text:p>
          </table:table-cell>
          <table:table-cell table:formula="of:=EXP([.A287]*[.$B$1])" office:value-type="float" office:value="3.11428627255346" calcext:value-type="float">
            <text:p>3,114</text:p>
          </table:table-cell>
          <table:table-cell table:formula="of:=([.B287]-[.$B$3])/([.$B$1003]-[.$B$3])" office:value-type="float" office:value="0.0394470008992105" calcext:value-type="float">
            <text:p>0,039</text:p>
          </table:table-cell>
          <table:table-cell/>
          <table:table-cell table:formula="of:=[.A287]*65535" office:value-type="float" office:value="18611.94" calcext:value-type="float">
            <text:p>18612</text:p>
          </table:table-cell>
          <table:table-cell table:formula="of:=[.C287]*65535" office:value-type="float" office:value="2585.15920392976" calcext:value-type="float">
            <text:p>2585</text:p>
          </table:table-cell>
          <table:table-cell table:number-columns-repeated="1018"/>
        </table:table-row>
        <table:table-row table:style-name="ro1">
          <table:table-cell office:value-type="float" office:value="0.285" calcext:value-type="float">
            <text:p>0,285</text:p>
          </table:table-cell>
          <table:table-cell table:formula="of:=EXP([.A288]*[.$B$1])" office:value-type="float" office:value="3.12676836518616" calcext:value-type="float">
            <text:p>3,127</text:p>
          </table:table-cell>
          <table:table-cell table:formula="of:=([.B288]-[.$B$3])/([.$B$1003]-[.$B$3])" office:value-type="float" office:value="0.0396798837995527" calcext:value-type="float">
            <text:p>0,040</text:p>
          </table:table-cell>
          <table:table-cell/>
          <table:table-cell table:formula="of:=[.A288]*65535" office:value-type="float" office:value="18677.475" calcext:value-type="float">
            <text:p>18677</text:p>
          </table:table-cell>
          <table:table-cell table:formula="of:=[.C288]*65535" office:value-type="float" office:value="2600.42118480369" calcext:value-type="float">
            <text:p>2600</text:p>
          </table:table-cell>
          <table:table-cell table:number-columns-repeated="1018"/>
        </table:table-row>
        <table:table-row table:style-name="ro1">
          <table:table-cell office:value-type="float" office:value="0.286" calcext:value-type="float">
            <text:p>0,286</text:p>
          </table:table-cell>
          <table:table-cell table:formula="of:=EXP([.A289]*[.$B$1])" office:value-type="float" office:value="3.1393004861794" calcext:value-type="float">
            <text:p>3,139</text:p>
          </table:table-cell>
          <table:table-cell table:formula="of:=([.B289]-[.$B$3])/([.$B$1003]-[.$B$3])" office:value-type="float" office:value="0.039913700097046" calcext:value-type="float">
            <text:p>0,040</text:p>
          </table:table-cell>
          <table:table-cell/>
          <table:table-cell table:formula="of:=[.A289]*65535" office:value-type="float" office:value="18743.01" calcext:value-type="float">
            <text:p>18743</text:p>
          </table:table-cell>
          <table:table-cell table:formula="of:=[.C289]*65535" office:value-type="float" office:value="2615.74433585991" calcext:value-type="float">
            <text:p>2616</text:p>
          </table:table-cell>
          <table:table-cell table:number-columns-repeated="1018"/>
        </table:table-row>
        <table:table-row table:style-name="ro1">
          <table:table-cell office:value-type="float" office:value="0.287" calcext:value-type="float">
            <text:p>0,287</text:p>
          </table:table-cell>
          <table:table-cell table:formula="of:=EXP([.A290]*[.$B$1])" office:value-type="float" office:value="3.15188283604739" calcext:value-type="float">
            <text:p>3,152</text:p>
          </table:table-cell>
          <table:table-cell table:formula="of:=([.B290]-[.$B$3])/([.$B$1003]-[.$B$3])" office:value-type="float" office:value="0.0401484535327562" calcext:value-type="float">
            <text:p>0,040</text:p>
          </table:table-cell>
          <table:table-cell/>
          <table:table-cell table:formula="of:=[.A290]*65535" office:value-type="float" office:value="18808.545" calcext:value-type="float">
            <text:p>18809</text:p>
          </table:table-cell>
          <table:table-cell table:formula="of:=[.C290]*65535" office:value-type="float" office:value="2631.12890226918" calcext:value-type="float">
            <text:p>2631</text:p>
          </table:table-cell>
          <table:table-cell table:number-columns-repeated="1018"/>
        </table:table-row>
        <table:table-row table:style-name="ro1">
          <table:table-cell office:value-type="float" office:value="0.288" calcext:value-type="float">
            <text:p>0,288</text:p>
          </table:table-cell>
          <table:table-cell table:formula="of:=EXP([.A291]*[.$B$1])" office:value-type="float" office:value="3.164515616108" calcext:value-type="float">
            <text:p>3,165</text:p>
          </table:table-cell>
          <table:table-cell table:formula="of:=([.B291]-[.$B$3])/([.$B$1003]-[.$B$3])" office:value-type="float" office:value="0.0403841478627433" calcext:value-type="float">
            <text:p>0,040</text:p>
          </table:table-cell>
          <table:table-cell/>
          <table:table-cell table:formula="of:=[.A291]*65535" office:value-type="float" office:value="18874.08" calcext:value-type="float">
            <text:p>18874</text:p>
          </table:table-cell>
          <table:table-cell table:formula="of:=[.C291]*65535" office:value-type="float" office:value="2646.57513018488" calcext:value-type="float">
            <text:p>2647</text:p>
          </table:table-cell>
          <table:table-cell table:number-columns-repeated="1018"/>
        </table:table-row>
        <table:table-row table:style-name="ro1">
          <table:table-cell office:value-type="float" office:value="0.289" calcext:value-type="float">
            <text:p>0,289</text:p>
          </table:table-cell>
          <table:table-cell table:formula="of:=EXP([.A292]*[.$B$1])" office:value-type="float" office:value="3.17719902848597" calcext:value-type="float">
            <text:p>3,177</text:p>
          </table:table-cell>
          <table:table-cell table:formula="of:=([.B292]-[.$B$3])/([.$B$1003]-[.$B$3])" office:value-type="float" office:value="0.0406207868581216" calcext:value-type="float">
            <text:p>0,041</text:p>
          </table:table-cell>
          <table:table-cell/>
          <table:table-cell table:formula="of:=[.A292]*65535" office:value-type="float" office:value="18939.615" calcext:value-type="float">
            <text:p>18940</text:p>
          </table:table-cell>
          <table:table-cell table:formula="of:=[.C292]*65535" office:value-type="float" office:value="2662.083266747" calcext:value-type="float">
            <text:p>2662</text:p>
          </table:table-cell>
          <table:table-cell table:number-columns-repeated="1018"/>
        </table:table-row>
        <table:table-row table:style-name="ro1">
          <table:table-cell office:value-type="float" office:value="0.29" calcext:value-type="float">
            <text:p>0,290</text:p>
          </table:table-cell>
          <table:table-cell table:formula="of:=EXP([.A293]*[.$B$1])" office:value-type="float" office:value="3.18993327611618" calcext:value-type="float">
            <text:p>3,190</text:p>
          </table:table-cell>
          <table:table-cell table:formula="of:=([.B293]-[.$B$3])/([.$B$1003]-[.$B$3])" office:value-type="float" office:value="0.04085837430512" calcext:value-type="float">
            <text:p>0,041</text:p>
          </table:table-cell>
          <table:table-cell/>
          <table:table-cell table:formula="of:=[.A293]*65535" office:value-type="float" office:value="19005.15" calcext:value-type="float">
            <text:p>19005</text:p>
          </table:table-cell>
          <table:table-cell table:formula="of:=[.C293]*65535" office:value-type="float" office:value="2677.65356008604" calcext:value-type="float">
            <text:p>2678</text:p>
          </table:table-cell>
          <table:table-cell table:number-columns-repeated="1018"/>
        </table:table-row>
        <table:table-row table:style-name="ro1">
          <table:table-cell office:value-type="float" office:value="0.291" calcext:value-type="float">
            <text:p>0,291</text:p>
          </table:table-cell>
          <table:table-cell table:formula="of:=EXP([.A294]*[.$B$1])" office:value-type="float" office:value="3.20271856274687" calcext:value-type="float">
            <text:p>3,203</text:p>
          </table:table-cell>
          <table:table-cell table:formula="of:=([.B294]-[.$B$3])/([.$B$1003]-[.$B$3])" office:value-type="float" office:value="0.0410969140051427" calcext:value-type="float">
            <text:p>0,041</text:p>
          </table:table-cell>
          <table:table-cell/>
          <table:table-cell table:formula="of:=[.A294]*65535" office:value-type="float" office:value="19070.685" calcext:value-type="float">
            <text:p>19071</text:p>
          </table:table-cell>
          <table:table-cell table:formula="of:=[.C294]*65535" office:value-type="float" office:value="2693.28625932703" calcext:value-type="float">
            <text:p>2693</text:p>
          </table:table-cell>
          <table:table-cell table:number-columns-repeated="1018"/>
        </table:table-row>
        <table:table-row table:style-name="ro1">
          <table:table-cell office:value-type="float" office:value="0.292" calcext:value-type="float">
            <text:p>0,292</text:p>
          </table:table-cell>
          <table:table-cell table:formula="of:=EXP([.A295]*[.$B$1])" office:value-type="float" office:value="3.21555509294288" calcext:value-type="float">
            <text:p>3,216</text:p>
          </table:table-cell>
          <table:table-cell table:formula="of:=([.B295]-[.$B$3])/([.$B$1003]-[.$B$3])" office:value-type="float" office:value="0.0413364097748302" calcext:value-type="float">
            <text:p>0,041</text:p>
          </table:table-cell>
          <table:table-cell/>
          <table:table-cell table:formula="of:=[.A295]*65535" office:value-type="float" office:value="19136.22" calcext:value-type="float">
            <text:p>19136</text:p>
          </table:table-cell>
          <table:table-cell table:formula="of:=[.C295]*65535" office:value-type="float" office:value="2708.98161459349" calcext:value-type="float">
            <text:p>2709</text:p>
          </table:table-cell>
          <table:table-cell table:number-columns-repeated="1018"/>
        </table:table-row>
        <table:table-row table:style-name="ro1">
          <table:table-cell office:value-type="float" office:value="0.293" calcext:value-type="float">
            <text:p>0,293</text:p>
          </table:table-cell>
          <table:table-cell table:formula="of:=EXP([.A296]*[.$B$1])" office:value-type="float" office:value="3.22844307208897" calcext:value-type="float">
            <text:p>3,228</text:p>
          </table:table-cell>
          <table:table-cell table:formula="of:=([.B296]-[.$B$3])/([.$B$1003]-[.$B$3])" office:value-type="float" office:value="0.0415768654461197" calcext:value-type="float">
            <text:p>0,042</text:p>
          </table:table-cell>
          <table:table-cell/>
          <table:table-cell table:formula="of:=[.A296]*65535" office:value-type="float" office:value="19201.755" calcext:value-type="float">
            <text:p>19202</text:p>
          </table:table-cell>
          <table:table-cell table:formula="of:=[.C296]*65535" office:value-type="float" office:value="2724.73987701145" calcext:value-type="float">
            <text:p>2725</text:p>
          </table:table-cell>
          <table:table-cell table:number-columns-repeated="1018"/>
        </table:table-row>
        <table:table-row table:style-name="ro1">
          <table:table-cell office:value-type="float" office:value="0.294" calcext:value-type="float">
            <text:p>0,294</text:p>
          </table:table-cell>
          <table:table-cell table:formula="of:=EXP([.A297]*[.$B$1])" office:value-type="float" office:value="3.2413827063931" calcext:value-type="float">
            <text:p>3,241</text:p>
          </table:table-cell>
          <table:table-cell table:formula="of:=([.B297]-[.$B$3])/([.$B$1003]-[.$B$3])" office:value-type="float" office:value="0.0418182848663072" calcext:value-type="float">
            <text:p>0,042</text:p>
          </table:table-cell>
          <table:table-cell/>
          <table:table-cell table:formula="of:=[.A297]*65535" office:value-type="float" office:value="19267.29" calcext:value-type="float">
            <text:p>19267</text:p>
          </table:table-cell>
          <table:table-cell table:formula="of:=[.C297]*65535" office:value-type="float" office:value="2740.56129871344" calcext:value-type="float">
            <text:p>2741</text:p>
          </table:table-cell>
          <table:table-cell table:number-columns-repeated="1018"/>
        </table:table-row>
        <table:table-row table:style-name="ro1">
          <table:table-cell office:value-type="float" office:value="0.295" calcext:value-type="float">
            <text:p>0,295</text:p>
          </table:table-cell>
          <table:table-cell table:formula="of:=EXP([.A298]*[.$B$1])" office:value-type="float" office:value="3.25437420288967" calcext:value-type="float">
            <text:p>3,254</text:p>
          </table:table-cell>
          <table:table-cell table:formula="of:=([.B298]-[.$B$3])/([.$B$1003]-[.$B$3])" office:value-type="float" office:value="0.0420606718981085" calcext:value-type="float">
            <text:p>0,042</text:p>
          </table:table-cell>
          <table:table-cell/>
          <table:table-cell table:formula="of:=[.A298]*65535" office:value-type="float" office:value="19332.825" calcext:value-type="float">
            <text:p>19333</text:p>
          </table:table-cell>
          <table:table-cell table:formula="of:=[.C298]*65535" office:value-type="float" office:value="2756.44613284254" calcext:value-type="float">
            <text:p>2756</text:p>
          </table:table-cell>
          <table:table-cell table:number-columns-repeated="1018"/>
        </table:table-row>
        <table:table-row table:style-name="ro1">
          <table:table-cell office:value-type="float" office:value="0.296" calcext:value-type="float">
            <text:p>0,296</text:p>
          </table:table-cell>
          <table:table-cell table:formula="of:=EXP([.A299]*[.$B$1])" office:value-type="float" office:value="3.26741776944292" calcext:value-type="float">
            <text:p>3,267</text:p>
          </table:table-cell>
          <table:table-cell table:formula="of:=([.B299]-[.$B$3])/([.$B$1003]-[.$B$3])" office:value-type="float" office:value="0.0423040304197213" calcext:value-type="float">
            <text:p>0,042</text:p>
          </table:table-cell>
          <table:table-cell/>
          <table:table-cell table:formula="of:=[.A299]*65535" office:value-type="float" office:value="19398.36" calcext:value-type="float">
            <text:p>19398</text:p>
          </table:table-cell>
          <table:table-cell table:formula="of:=[.C299]*65535" office:value-type="float" office:value="2772.39463355643" calcext:value-type="float">
            <text:p>2772</text:p>
          </table:table-cell>
          <table:table-cell table:number-columns-repeated="1018"/>
        </table:table-row>
        <table:table-row table:style-name="ro1">
          <table:table-cell office:value-type="float" office:value="0.297" calcext:value-type="float">
            <text:p>0,297</text:p>
          </table:table-cell>
          <table:table-cell table:formula="of:=EXP([.A300]*[.$B$1])" office:value-type="float" office:value="3.28051361475018" calcext:value-type="float">
            <text:p>3,281</text:p>
          </table:table-cell>
          <table:table-cell table:formula="of:=([.B300]-[.$B$3])/([.$B$1003]-[.$B$3])" office:value-type="float" office:value="0.0425483643248871" calcext:value-type="float">
            <text:p>0,043</text:p>
          </table:table-cell>
          <table:table-cell/>
          <table:table-cell table:formula="of:=[.A300]*65535" office:value-type="float" office:value="19463.895" calcext:value-type="float">
            <text:p>19464</text:p>
          </table:table-cell>
          <table:table-cell table:formula="of:=[.C300]*65535" office:value-type="float" office:value="2788.40705603148" calcext:value-type="float">
            <text:p>2788</text:p>
          </table:table-cell>
          <table:table-cell table:number-columns-repeated="1018"/>
        </table:table-row>
        <table:table-row table:style-name="ro1">
          <table:table-cell office:value-type="float" office:value="0.298" calcext:value-type="float">
            <text:p>0,298</text:p>
          </table:table-cell>
          <table:table-cell table:formula="of:=EXP([.A301]*[.$B$1])" office:value-type="float" office:value="3.29366194834527" calcext:value-type="float">
            <text:p>3,294</text:p>
          </table:table-cell>
          <table:table-cell table:formula="of:=([.B301]-[.$B$3])/([.$B$1003]-[.$B$3])" office:value-type="float" office:value="0.0427936775229537" calcext:value-type="float">
            <text:p>0,043</text:p>
          </table:table-cell>
          <table:table-cell/>
          <table:table-cell table:formula="of:=[.A301]*65535" office:value-type="float" office:value="19529.43" calcext:value-type="float">
            <text:p>19529</text:p>
          </table:table-cell>
          <table:table-cell table:formula="of:=[.C301]*65535" office:value-type="float" office:value="2804.48365646677" calcext:value-type="float">
            <text:p>2804</text:p>
          </table:table-cell>
          <table:table-cell table:number-columns-repeated="1018"/>
        </table:table-row>
        <table:table-row table:style-name="ro1">
          <table:table-cell office:value-type="float" office:value="0.299" calcext:value-type="float">
            <text:p>0,299</text:p>
          </table:table-cell>
          <table:table-cell table:formula="of:=EXP([.A302]*[.$B$1])" office:value-type="float" office:value="3.30686298060179" calcext:value-type="float">
            <text:p>3,307</text:p>
          </table:table-cell>
          <table:table-cell table:formula="of:=([.B302]-[.$B$3])/([.$B$1003]-[.$B$3])" office:value-type="float" office:value="0.0430399739389375" calcext:value-type="float">
            <text:p>0,043</text:p>
          </table:table-cell>
          <table:table-cell/>
          <table:table-cell table:formula="of:=[.A302]*65535" office:value-type="float" office:value="19594.965" calcext:value-type="float">
            <text:p>19595</text:p>
          </table:table-cell>
          <table:table-cell table:formula="of:=[.C302]*65535" office:value-type="float" office:value="2820.62469208827" calcext:value-type="float">
            <text:p>2821</text:p>
          </table:table-cell>
          <table:table-cell table:number-columns-repeated="1018"/>
        </table:table-row>
        <table:table-row table:style-name="ro1">
          <table:table-cell office:value-type="float" office:value="0.3" calcext:value-type="float">
            <text:p>0,300</text:p>
          </table:table-cell>
          <table:table-cell table:formula="of:=EXP([.A303]*[.$B$1])" office:value-type="float" office:value="3.32011692273655" calcext:value-type="float">
            <text:p>3,320</text:p>
          </table:table-cell>
          <table:table-cell table:formula="of:=([.B303]-[.$B$3])/([.$B$1003]-[.$B$3])" office:value-type="float" office:value="0.0432872575135863" calcext:value-type="float">
            <text:p>0,043</text:p>
          </table:table-cell>
          <table:table-cell/>
          <table:table-cell table:formula="of:=[.A303]*65535" office:value-type="float" office:value="19660.5" calcext:value-type="float">
            <text:p>19661</text:p>
          </table:table-cell>
          <table:table-cell table:formula="of:=[.C303]*65535" office:value-type="float" office:value="2836.83042115288" calcext:value-type="float">
            <text:p>2837</text:p>
          </table:table-cell>
          <table:table-cell table:number-columns-repeated="1018"/>
        </table:table-row>
        <table:table-row table:style-name="ro1">
          <table:table-cell office:value-type="float" office:value="0.301" calcext:value-type="float">
            <text:p>0,301</text:p>
          </table:table-cell>
          <table:table-cell table:formula="of:=EXP([.A304]*[.$B$1])" office:value-type="float" office:value="3.3334239868129" calcext:value-type="float">
            <text:p>3,333</text:p>
          </table:table-cell>
          <table:table-cell table:formula="of:=([.B304]-[.$B$3])/([.$B$1003]-[.$B$3])" office:value-type="float" office:value="0.0435355322034426" calcext:value-type="float">
            <text:p>0,044</text:p>
          </table:table-cell>
          <table:table-cell/>
          <table:table-cell table:formula="of:=[.A304]*65535" office:value-type="float" office:value="19726.035" calcext:value-type="float">
            <text:p>19726</text:p>
          </table:table-cell>
          <table:table-cell table:formula="of:=[.C304]*65535" office:value-type="float" office:value="2853.10110295261" calcext:value-type="float">
            <text:p>2853</text:p>
          </table:table-cell>
          <table:table-cell table:number-columns-repeated="1018"/>
        </table:table-row>
        <table:table-row table:style-name="ro1">
          <table:table-cell office:value-type="float" office:value="0.302" calcext:value-type="float">
            <text:p>0,302</text:p>
          </table:table-cell>
          <table:table-cell table:formula="of:=EXP([.A305]*[.$B$1])" office:value-type="float" office:value="3.34678438574415" calcext:value-type="float">
            <text:p>3,347</text:p>
          </table:table-cell>
          <table:table-cell table:formula="of:=([.B305]-[.$B$3])/([.$B$1003]-[.$B$3])" office:value-type="float" office:value="0.0437848019809068" calcext:value-type="float">
            <text:p>0,044</text:p>
          </table:table-cell>
          <table:table-cell/>
          <table:table-cell table:formula="of:=[.A305]*65535" office:value-type="float" office:value="19791.57" calcext:value-type="float">
            <text:p>19792</text:p>
          </table:table-cell>
          <table:table-cell table:formula="of:=[.C305]*65535" office:value-type="float" office:value="2869.43699781873" calcext:value-type="float">
            <text:p>2869</text:p>
          </table:table-cell>
          <table:table-cell table:number-columns-repeated="1018"/>
        </table:table-row>
        <table:table-row table:style-name="ro1">
          <table:table-cell office:value-type="float" office:value="0.303" calcext:value-type="float">
            <text:p>0,303</text:p>
          </table:table-cell>
          <table:table-cell table:formula="of:=EXP([.A306]*[.$B$1])" office:value-type="float" office:value="3.36019833329698" calcext:value-type="float">
            <text:p>3,360</text:p>
          </table:table-cell>
          <table:table-cell table:formula="of:=([.B306]-[.$B$3])/([.$B$1003]-[.$B$3])" office:value-type="float" office:value="0.0440350708343006" calcext:value-type="float">
            <text:p>0,044</text:p>
          </table:table-cell>
          <table:table-cell/>
          <table:table-cell table:formula="of:=[.A306]*65535" office:value-type="float" office:value="19857.105" calcext:value-type="float">
            <text:p>19857</text:p>
          </table:table-cell>
          <table:table-cell table:formula="of:=[.C306]*65535" office:value-type="float" office:value="2885.83836712589" calcext:value-type="float">
            <text:p>2886</text:p>
          </table:table-cell>
          <table:table-cell table:number-columns-repeated="1018"/>
        </table:table-row>
        <table:table-row table:style-name="ro1">
          <table:table-cell office:value-type="float" office:value="0.304" calcext:value-type="float">
            <text:p>0,304</text:p>
          </table:table-cell>
          <table:table-cell table:formula="of:=EXP([.A307]*[.$B$1])" office:value-type="float" office:value="3.37366604409482" calcext:value-type="float">
            <text:p>3,374</text:p>
          </table:table-cell>
          <table:table-cell table:formula="of:=([.B307]-[.$B$3])/([.$B$1003]-[.$B$3])" office:value-type="float" office:value="0.044286342767931" calcext:value-type="float">
            <text:p>0,044</text:p>
          </table:table-cell>
          <table:table-cell/>
          <table:table-cell table:formula="of:=[.A307]*65535" office:value-type="float" office:value="19922.64" calcext:value-type="float">
            <text:p>19923</text:p>
          </table:table-cell>
          <table:table-cell table:formula="of:=[.C307]*65535" office:value-type="float" office:value="2902.30547329636" calcext:value-type="float">
            <text:p>2902</text:p>
          </table:table-cell>
          <table:table-cell table:number-columns-repeated="1018"/>
        </table:table-row>
        <table:table-row table:style-name="ro1">
          <table:table-cell office:value-type="float" office:value="0.305" calcext:value-type="float">
            <text:p>0,305</text:p>
          </table:table-cell>
          <table:table-cell table:formula="of:=EXP([.A308]*[.$B$1])" office:value-type="float" office:value="3.38718773362133" calcext:value-type="float">
            <text:p>3,387</text:p>
          </table:table-cell>
          <table:table-cell table:formula="of:=([.B308]-[.$B$3])/([.$B$1003]-[.$B$3])" office:value-type="float" office:value="0.0445386218021543" calcext:value-type="float">
            <text:p>0,045</text:p>
          </table:table-cell>
          <table:table-cell/>
          <table:table-cell table:formula="of:=[.A308]*65535" office:value-type="float" office:value="19988.175" calcext:value-type="float">
            <text:p>19988</text:p>
          </table:table-cell>
          <table:table-cell table:formula="of:=[.C308]*65535" office:value-type="float" office:value="2918.83857980418" calcext:value-type="float">
            <text:p>2919</text:p>
          </table:table-cell>
          <table:table-cell table:number-columns-repeated="1018"/>
        </table:table-row>
        <table:table-row table:style-name="ro1">
          <table:table-cell office:value-type="float" office:value="0.306" calcext:value-type="float">
            <text:p>0,306</text:p>
          </table:table-cell>
          <table:table-cell table:formula="of:=EXP([.A309]*[.$B$1])" office:value-type="float" office:value="3.40076361822385" calcext:value-type="float">
            <text:p>3,401</text:p>
          </table:table-cell>
          <table:table-cell table:formula="of:=([.B309]-[.$B$3])/([.$B$1003]-[.$B$3])" office:value-type="float" office:value="0.0447919119734404" calcext:value-type="float">
            <text:p>0,045</text:p>
          </table:table-cell>
          <table:table-cell/>
          <table:table-cell table:formula="of:=[.A309]*65535" office:value-type="float" office:value="20053.71" calcext:value-type="float">
            <text:p>20054</text:p>
          </table:table-cell>
          <table:table-cell table:formula="of:=[.C309]*65535" office:value-type="float" office:value="2935.43795117942" calcext:value-type="float">
            <text:p>2935</text:p>
          </table:table-cell>
          <table:table-cell table:number-columns-repeated="1018"/>
        </table:table-row>
        <table:table-row table:style-name="ro1">
          <table:table-cell office:value-type="float" office:value="0.307" calcext:value-type="float">
            <text:p>0,307</text:p>
          </table:table-cell>
          <table:table-cell table:formula="of:=EXP([.A310]*[.$B$1])" office:value-type="float" office:value="3.41439391511681" calcext:value-type="float">
            <text:p>3,414</text:p>
          </table:table-cell>
          <table:table-cell table:formula="of:=([.B310]-[.$B$3])/([.$B$1003]-[.$B$3])" office:value-type="float" office:value="0.0450462173344376" calcext:value-type="float">
            <text:p>0,045</text:p>
          </table:table-cell>
          <table:table-cell/>
          <table:table-cell table:formula="of:=[.A310]*65535" office:value-type="float" office:value="20119.245" calcext:value-type="float">
            <text:p>20119</text:p>
          </table:table-cell>
          <table:table-cell table:formula="of:=[.C310]*65535" office:value-type="float" office:value="2952.10385301237" calcext:value-type="float">
            <text:p>2952</text:p>
          </table:table-cell>
          <table:table-cell table:number-columns-repeated="1018"/>
        </table:table-row>
        <table:table-row table:style-name="ro1">
          <table:table-cell office:value-type="float" office:value="0.308" calcext:value-type="float">
            <text:p>0,308</text:p>
          </table:table-cell>
          <table:table-cell table:formula="of:=EXP([.A311]*[.$B$1])" office:value-type="float" office:value="3.42807884238525" calcext:value-type="float">
            <text:p>3,428</text:p>
          </table:table-cell>
          <table:table-cell table:formula="of:=([.B311]-[.$B$3])/([.$B$1003]-[.$B$3])" office:value-type="float" office:value="0.0453015419540369" calcext:value-type="float">
            <text:p>0,045</text:p>
          </table:table-cell>
          <table:table-cell/>
          <table:table-cell table:formula="of:=[.A311]*65535" office:value-type="float" office:value="20184.78" calcext:value-type="float">
            <text:p>20185</text:p>
          </table:table-cell>
          <table:table-cell table:formula="of:=[.C311]*65535" office:value-type="float" office:value="2968.83655195781" calcext:value-type="float">
            <text:p>2969</text:p>
          </table:table-cell>
          <table:table-cell table:number-columns-repeated="1018"/>
        </table:table-row>
        <table:table-row table:style-name="ro1">
          <table:table-cell office:value-type="float" office:value="0.309" calcext:value-type="float">
            <text:p>0,309</text:p>
          </table:table-cell>
          <table:table-cell table:formula="of:=EXP([.A312]*[.$B$1])" office:value-type="float" office:value="3.4418186189883" calcext:value-type="float">
            <text:p>3,442</text:p>
          </table:table-cell>
          <table:table-cell table:formula="of:=([.B312]-[.$B$3])/([.$B$1003]-[.$B$3])" office:value-type="float" office:value="0.0455578899174377" calcext:value-type="float">
            <text:p>0,046</text:p>
          </table:table-cell>
          <table:table-cell/>
          <table:table-cell table:formula="of:=[.A312]*65535" office:value-type="float" office:value="20250.315" calcext:value-type="float">
            <text:p>20250</text:p>
          </table:table-cell>
          <table:table-cell table:formula="of:=[.C312]*65535" office:value-type="float" office:value="2985.63631573928" calcext:value-type="float">
            <text:p>2986</text:p>
          </table:table-cell>
          <table:table-cell table:number-columns-repeated="1018"/>
        </table:table-row>
        <table:table-row table:style-name="ro1">
          <table:table-cell office:value-type="float" office:value="0.31" calcext:value-type="float">
            <text:p>0,310</text:p>
          </table:table-cell>
          <table:table-cell table:formula="of:=EXP([.A313]*[.$B$1])" office:value-type="float" office:value="3.45561346476268" calcext:value-type="float">
            <text:p>3,456</text:p>
          </table:table-cell>
          <table:table-cell table:formula="of:=([.B313]-[.$B$3])/([.$B$1003]-[.$B$3])" office:value-type="float" office:value="0.045815265326213" calcext:value-type="float">
            <text:p>0,046</text:p>
          </table:table-cell>
          <table:table-cell/>
          <table:table-cell table:formula="of:=[.A313]*65535" office:value-type="float" office:value="20315.85" calcext:value-type="float">
            <text:p>20316</text:p>
          </table:table-cell>
          <table:table-cell table:formula="of:=[.C313]*65535" office:value-type="float" office:value="3002.50341315337" calcext:value-type="float">
            <text:p>3003</text:p>
          </table:table-cell>
          <table:table-cell table:number-columns-repeated="1018"/>
        </table:table-row>
        <table:table-row table:style-name="ro1">
          <table:table-cell office:value-type="float" office:value="0.311" calcext:value-type="float">
            <text:p>0,311</text:p>
          </table:table-cell>
          <table:table-cell table:formula="of:=EXP([.A314]*[.$B$1])" office:value-type="float" office:value="3.46946360042621" calcext:value-type="float">
            <text:p>3,469</text:p>
          </table:table-cell>
          <table:table-cell table:formula="of:=([.B314]-[.$B$3])/([.$B$1003]-[.$B$3])" office:value-type="float" office:value="0.0460736722983747" calcext:value-type="float">
            <text:p>0,046</text:p>
          </table:table-cell>
          <table:table-cell/>
          <table:table-cell table:formula="of:=[.A314]*65535" office:value-type="float" office:value="20381.385" calcext:value-type="float">
            <text:p>20381</text:p>
          </table:table-cell>
          <table:table-cell table:formula="of:=[.C314]*65535" office:value-type="float" office:value="3019.43811407399" calcext:value-type="float">
            <text:p>3019</text:p>
          </table:table-cell>
          <table:table-cell table:number-columns-repeated="1018"/>
        </table:table-row>
        <table:table-row table:style-name="ro1">
          <table:table-cell office:value-type="float" office:value="0.312" calcext:value-type="float">
            <text:p>0,312</text:p>
          </table:table-cell>
          <table:table-cell table:formula="of:=EXP([.A315]*[.$B$1])" office:value-type="float" office:value="3.48336924758137" calcext:value-type="float">
            <text:p>3,483</text:p>
          </table:table-cell>
          <table:table-cell table:formula="of:=([.B315]-[.$B$3])/([.$B$1003]-[.$B$3])" office:value-type="float" office:value="0.04633311496844" calcext:value-type="float">
            <text:p>0,046</text:p>
          </table:table-cell>
          <table:table-cell/>
          <table:table-cell table:formula="of:=[.A315]*65535" office:value-type="float" office:value="20446.92" calcext:value-type="float">
            <text:p>20447</text:p>
          </table:table-cell>
          <table:table-cell table:formula="of:=[.C315]*65535" office:value-type="float" office:value="3036.44068945671" calcext:value-type="float">
            <text:p>3036</text:p>
          </table:table-cell>
          <table:table-cell table:number-columns-repeated="1018"/>
        </table:table-row>
        <table:table-row table:style-name="ro1">
          <table:table-cell office:value-type="float" office:value="0.313" calcext:value-type="float">
            <text:p>0,313</text:p>
          </table:table-cell>
          <table:table-cell table:formula="of:=EXP([.A316]*[.$B$1])" office:value-type="float" office:value="3.4973306287188" calcext:value-type="float">
            <text:p>3,497</text:p>
          </table:table-cell>
          <table:table-cell table:formula="of:=([.B316]-[.$B$3])/([.$B$1003]-[.$B$3])" office:value-type="float" office:value="0.046593597487497" calcext:value-type="float">
            <text:p>0,047</text:p>
          </table:table-cell>
          <table:table-cell/>
          <table:table-cell table:formula="of:=[.A316]*65535" office:value-type="float" office:value="20512.455" calcext:value-type="float">
            <text:p>20512</text:p>
          </table:table-cell>
          <table:table-cell table:formula="of:=[.C316]*65535" office:value-type="float" office:value="3053.51141134312" calcext:value-type="float">
            <text:p>3054</text:p>
          </table:table-cell>
          <table:table-cell table:number-columns-repeated="1018"/>
        </table:table-row>
        <table:table-row table:style-name="ro1">
          <table:table-cell office:value-type="float" office:value="0.314" calcext:value-type="float">
            <text:p>0,314</text:p>
          </table:table-cell>
          <table:table-cell table:formula="of:=EXP([.A317]*[.$B$1])" office:value-type="float" office:value="3.5113479672209" calcext:value-type="float">
            <text:p>3,511</text:p>
          </table:table-cell>
          <table:table-cell table:formula="of:=([.B317]-[.$B$3])/([.$B$1003]-[.$B$3])" office:value-type="float" office:value="0.0468551240232717" calcext:value-type="float">
            <text:p>0,047</text:p>
          </table:table-cell>
          <table:table-cell/>
          <table:table-cell table:formula="of:=[.A317]*65535" office:value-type="float" office:value="20577.99" calcext:value-type="float">
            <text:p>20578</text:p>
          </table:table-cell>
          <table:table-cell table:formula="of:=[.C317]*65535" office:value-type="float" office:value="3070.65055286511" calcext:value-type="float">
            <text:p>3071</text:p>
          </table:table-cell>
          <table:table-cell table:number-columns-repeated="1018"/>
        </table:table-row>
        <table:table-row table:style-name="ro1">
          <table:table-cell office:value-type="float" office:value="0.315" calcext:value-type="float">
            <text:p>0,315</text:p>
          </table:table-cell>
          <table:table-cell table:formula="of:=EXP([.A318]*[.$B$1])" office:value-type="float" office:value="3.52542148736538" calcext:value-type="float">
            <text:p>3,525</text:p>
          </table:table-cell>
          <table:table-cell table:formula="of:=([.B318]-[.$B$3])/([.$B$1003]-[.$B$3])" office:value-type="float" office:value="0.0471176987601942" calcext:value-type="float">
            <text:p>0,047</text:p>
          </table:table-cell>
          <table:table-cell/>
          <table:table-cell table:formula="of:=[.A318]*65535" office:value-type="float" office:value="20643.525" calcext:value-type="float">
            <text:p>20644</text:p>
          </table:table-cell>
          <table:table-cell table:formula="of:=[.C318]*65535" office:value-type="float" office:value="3087.85838824933" calcext:value-type="float">
            <text:p>3088</text:p>
          </table:table-cell>
          <table:table-cell table:number-columns-repeated="1018"/>
        </table:table-row>
        <table:table-row table:style-name="ro1">
          <table:table-cell office:value-type="float" office:value="0.316" calcext:value-type="float">
            <text:p>0,316</text:p>
          </table:table-cell>
          <table:table-cell table:formula="of:=EXP([.A319]*[.$B$1])" office:value-type="float" office:value="3.53955141432887" calcext:value-type="float">
            <text:p>3,540</text:p>
          </table:table-cell>
          <table:table-cell table:formula="of:=([.B319]-[.$B$3])/([.$B$1003]-[.$B$3])" office:value-type="float" office:value="0.0473813258994659" calcext:value-type="float">
            <text:p>0,047</text:p>
          </table:table-cell>
          <table:table-cell/>
          <table:table-cell table:formula="of:=[.A319]*65535" office:value-type="float" office:value="20709.06" calcext:value-type="float">
            <text:p>20709</text:p>
          </table:table-cell>
          <table:table-cell table:formula="of:=[.C319]*65535" office:value-type="float" office:value="3105.13519282149" calcext:value-type="float">
            <text:p>3105</text:p>
          </table:table-cell>
          <table:table-cell table:number-columns-repeated="1018"/>
        </table:table-row>
        <table:table-row table:style-name="ro1">
          <table:table-cell office:value-type="float" office:value="0.317" calcext:value-type="float">
            <text:p>0,317</text:p>
          </table:table-cell>
          <table:table-cell table:formula="of:=EXP([.A320]*[.$B$1])" office:value-type="float" office:value="3.5537379741905" calcext:value-type="float">
            <text:p>3,554</text:p>
          </table:table-cell>
          <table:table-cell table:formula="of:=([.B320]-[.$B$3])/([.$B$1003]-[.$B$3])" office:value-type="float" office:value="0.0476460096591265" calcext:value-type="float">
            <text:p>0,048</text:p>
          </table:table-cell>
          <table:table-cell/>
          <table:table-cell table:formula="of:=[.A320]*65535" office:value-type="float" office:value="20774.595" calcext:value-type="float">
            <text:p>20775</text:p>
          </table:table-cell>
          <table:table-cell table:formula="of:=[.C320]*65535" office:value-type="float" office:value="3122.48124301086" calcext:value-type="float">
            <text:p>3122</text:p>
          </table:table-cell>
          <table:table-cell table:number-columns-repeated="1018"/>
        </table:table-row>
        <table:table-row table:style-name="ro1">
          <table:table-cell office:value-type="float" office:value="0.318" calcext:value-type="float">
            <text:p>0,318</text:p>
          </table:table-cell>
          <table:table-cell table:formula="of:=EXP([.A321]*[.$B$1])" office:value-type="float" office:value="3.56798139393553" calcext:value-type="float">
            <text:p>3,568</text:p>
          </table:table-cell>
          <table:table-cell table:formula="of:=([.B321]-[.$B$3])/([.$B$1003]-[.$B$3])" office:value-type="float" office:value="0.0479117542741221" calcext:value-type="float">
            <text:p>0,048</text:p>
          </table:table-cell>
          <table:table-cell/>
          <table:table-cell table:formula="of:=[.A321]*65535" office:value-type="float" office:value="20840.13" calcext:value-type="float">
            <text:p>20840</text:p>
          </table:table-cell>
          <table:table-cell table:formula="of:=[.C321]*65535" office:value-type="float" office:value="3139.89681635459" calcext:value-type="float">
            <text:p>3140</text:p>
          </table:table-cell>
          <table:table-cell table:number-columns-repeated="1018"/>
        </table:table-row>
        <table:table-row table:style-name="ro1">
          <table:table-cell office:value-type="float" office:value="0.319" calcext:value-type="float">
            <text:p>0,319</text:p>
          </table:table-cell>
          <table:table-cell table:formula="of:=EXP([.A322]*[.$B$1])" office:value-type="float" office:value="3.58228190145899" calcext:value-type="float">
            <text:p>3,582</text:p>
          </table:table-cell>
          <table:table-cell table:formula="of:=([.B322]-[.$B$3])/([.$B$1003]-[.$B$3])" office:value-type="float" office:value="0.048178563996372" calcext:value-type="float">
            <text:p>0,048</text:p>
          </table:table-cell>
          <table:table-cell/>
          <table:table-cell table:formula="of:=[.A322]*65535" office:value-type="float" office:value="20905.665" calcext:value-type="float">
            <text:p>20906</text:p>
          </table:table-cell>
          <table:table-cell table:formula="of:=[.C322]*65535" office:value-type="float" office:value="3157.38219150224" calcext:value-type="float">
            <text:p>3157</text:p>
          </table:table-cell>
          <table:table-cell table:number-columns-repeated="1018"/>
        </table:table-row>
        <table:table-row table:style-name="ro1">
          <table:table-cell office:value-type="float" office:value="0.32" calcext:value-type="float">
            <text:p>0,320</text:p>
          </table:table-cell>
          <table:table-cell table:formula="of:=EXP([.A323]*[.$B$1])" office:value-type="float" office:value="3.59663972556928" calcext:value-type="float">
            <text:p>3,597</text:p>
          </table:table-cell>
          <table:table-cell table:formula="of:=([.B323]-[.$B$3])/([.$B$1003]-[.$B$3])" office:value-type="float" office:value="0.0484464430948374" calcext:value-type="float">
            <text:p>0,048</text:p>
          </table:table-cell>
          <table:table-cell/>
          <table:table-cell table:formula="of:=[.A323]*65535" office:value-type="float" office:value="20971.2" calcext:value-type="float">
            <text:p>20971</text:p>
          </table:table-cell>
          <table:table-cell table:formula="of:=[.C323]*65535" office:value-type="float" office:value="3174.93764822017" calcext:value-type="float">
            <text:p>3175</text:p>
          </table:table-cell>
          <table:table-cell table:number-columns-repeated="1018"/>
        </table:table-row>
        <table:table-row table:style-name="ro1">
          <table:table-cell office:value-type="float" office:value="0.321" calcext:value-type="float">
            <text:p>0,321</text:p>
          </table:table-cell>
          <table:table-cell table:formula="of:=EXP([.A324]*[.$B$1])" office:value-type="float" office:value="3.61105509599192" calcext:value-type="float">
            <text:p>3,611</text:p>
          </table:table-cell>
          <table:table-cell table:formula="of:=([.B324]-[.$B$3])/([.$B$1003]-[.$B$3])" office:value-type="float" office:value="0.0487153958555898" calcext:value-type="float">
            <text:p>0,049</text:p>
          </table:table-cell>
          <table:table-cell/>
          <table:table-cell table:formula="of:=[.A324]*65535" office:value-type="float" office:value="21036.735" calcext:value-type="float">
            <text:p>21037</text:p>
          </table:table-cell>
          <table:table-cell table:formula="of:=[.C324]*65535" office:value-type="float" office:value="3192.56346739608" calcext:value-type="float">
            <text:p>3193</text:p>
          </table:table-cell>
          <table:table-cell table:number-columns-repeated="1018"/>
        </table:table-row>
        <table:table-row table:style-name="ro1">
          <table:table-cell office:value-type="float" office:value="0.322" calcext:value-type="float">
            <text:p>0,322</text:p>
          </table:table-cell>
          <table:table-cell table:formula="of:=EXP([.A325]*[.$B$1])" office:value-type="float" office:value="3.62552824337312" calcext:value-type="float">
            <text:p>3,626</text:p>
          </table:table-cell>
          <table:table-cell table:formula="of:=([.B325]-[.$B$3])/([.$B$1003]-[.$B$3])" office:value-type="float" office:value="0.048985426581879" calcext:value-type="float">
            <text:p>0,049</text:p>
          </table:table-cell>
          <table:table-cell/>
          <table:table-cell table:formula="of:=[.A325]*65535" office:value-type="float" office:value="21102.27" calcext:value-type="float">
            <text:p>21102</text:p>
          </table:table-cell>
          <table:table-cell table:formula="of:=[.C325]*65535" office:value-type="float" office:value="3210.25993104344" calcext:value-type="float">
            <text:p>3210</text:p>
          </table:table-cell>
          <table:table-cell table:number-columns-repeated="1018"/>
        </table:table-row>
        <table:table-row table:style-name="ro1">
          <table:table-cell office:value-type="float" office:value="0.323" calcext:value-type="float">
            <text:p>0,323</text:p>
          </table:table-cell>
          <table:table-cell table:formula="of:=EXP([.A326]*[.$B$1])" office:value-type="float" office:value="3.64005939928356" calcext:value-type="float">
            <text:p>3,640</text:p>
          </table:table-cell>
          <table:table-cell table:formula="of:=([.B326]-[.$B$3])/([.$B$1003]-[.$B$3])" office:value-type="float" office:value="0.0492565395942023" calcext:value-type="float">
            <text:p>0,049</text:p>
          </table:table-cell>
          <table:table-cell/>
          <table:table-cell table:formula="of:=[.A326]*65535" office:value-type="float" office:value="21167.805" calcext:value-type="float">
            <text:p>21168</text:p>
          </table:table-cell>
          <table:table-cell table:formula="of:=[.C326]*65535" office:value-type="float" office:value="3228.02732230605" calcext:value-type="float">
            <text:p>3228</text:p>
          </table:table-cell>
          <table:table-cell table:number-columns-repeated="1018"/>
        </table:table-row>
        <table:table-row table:style-name="ro1">
          <table:table-cell office:value-type="float" office:value="0.324" calcext:value-type="float">
            <text:p>0,324</text:p>
          </table:table-cell>
          <table:table-cell table:formula="of:=EXP([.A327]*[.$B$1])" office:value-type="float" office:value="3.65464879622205" calcext:value-type="float">
            <text:p>3,655</text:p>
          </table:table-cell>
          <table:table-cell table:formula="of:=([.B327]-[.$B$3])/([.$B$1003]-[.$B$3])" office:value-type="float" office:value="0.0495287392303738" calcext:value-type="float">
            <text:p>0,050</text:p>
          </table:table-cell>
          <table:table-cell/>
          <table:table-cell table:formula="of:=[.A327]*65535" office:value-type="float" office:value="21233.34" calcext:value-type="float">
            <text:p>21233</text:p>
          </table:table-cell>
          <table:table-cell table:formula="of:=[.C327]*65535" office:value-type="float" office:value="3245.86592546255" calcext:value-type="float">
            <text:p>3246</text:p>
          </table:table-cell>
          <table:table-cell table:number-columns-repeated="1018"/>
        </table:table-row>
        <table:table-row table:style-name="ro1">
          <table:table-cell office:value-type="float" office:value="0.325" calcext:value-type="float">
            <text:p>0,325</text:p>
          </table:table-cell>
          <table:table-cell table:formula="of:=EXP([.A328]*[.$B$1])" office:value-type="float" office:value="3.66929666761924" calcext:value-type="float">
            <text:p>3,669</text:p>
          </table:table-cell>
          <table:table-cell table:formula="of:=([.B328]-[.$B$3])/([.$B$1003]-[.$B$3])" office:value-type="float" office:value="0.0498020298455934" calcext:value-type="float">
            <text:p>0,050</text:p>
          </table:table-cell>
          <table:table-cell/>
          <table:table-cell table:formula="of:=[.A328]*65535" office:value-type="float" office:value="21298.875" calcext:value-type="float">
            <text:p>21299</text:p>
          </table:table-cell>
          <table:table-cell table:formula="of:=[.C328]*65535" office:value-type="float" office:value="3263.77602593097" calcext:value-type="float">
            <text:p>3264</text:p>
          </table:table-cell>
          <table:table-cell table:number-columns-repeated="1018"/>
        </table:table-row>
        <table:table-row table:style-name="ro1">
          <table:table-cell office:value-type="float" office:value="0.326" calcext:value-type="float">
            <text:p>0,326</text:p>
          </table:table-cell>
          <table:table-cell table:formula="of:=EXP([.A329]*[.$B$1])" office:value-type="float" office:value="3.6840032478414" calcext:value-type="float">
            <text:p>3,684</text:p>
          </table:table-cell>
          <table:table-cell table:formula="of:=([.B329]-[.$B$3])/([.$B$1003]-[.$B$3])" office:value-type="float" office:value="0.0500764158125169" calcext:value-type="float">
            <text:p>0,050</text:p>
          </table:table-cell>
          <table:table-cell/>
          <table:table-cell table:formula="of:=[.A329]*65535" office:value-type="float" office:value="21364.41" calcext:value-type="float">
            <text:p>21364</text:p>
          </table:table-cell>
          <table:table-cell table:formula="of:=[.C329]*65535" office:value-type="float" office:value="3281.7579102733" calcext:value-type="float">
            <text:p>3282</text:p>
          </table:table-cell>
          <table:table-cell table:number-columns-repeated="1018"/>
        </table:table-row>
        <table:table-row table:style-name="ro1">
          <table:table-cell office:value-type="float" office:value="0.327" calcext:value-type="float">
            <text:p>0,327</text:p>
          </table:table-cell>
          <table:table-cell table:formula="of:=EXP([.A330]*[.$B$1])" office:value-type="float" office:value="3.69876877219411" calcext:value-type="float">
            <text:p>3,699</text:p>
          </table:table-cell>
          <table:table-cell table:formula="of:=([.B330]-[.$B$3])/([.$B$1003]-[.$B$3])" office:value-type="float" office:value="0.0503519015213255" calcext:value-type="float">
            <text:p>0,050</text:p>
          </table:table-cell>
          <table:table-cell/>
          <table:table-cell table:formula="of:=[.A330]*65535" office:value-type="float" office:value="21429.945" calcext:value-type="float">
            <text:p>21430</text:p>
          </table:table-cell>
          <table:table-cell table:formula="of:=[.C330]*65535" office:value-type="float" office:value="3299.81186620007" calcext:value-type="float">
            <text:p>3300</text:p>
          </table:table-cell>
          <table:table-cell table:number-columns-repeated="1018"/>
        </table:table-row>
        <table:table-row table:style-name="ro1">
          <table:table-cell office:value-type="float" office:value="0.328" calcext:value-type="float">
            <text:p>0,328</text:p>
          </table:table-cell>
          <table:table-cell table:formula="of:=EXP([.A331]*[.$B$1])" office:value-type="float" office:value="3.71359347692608" calcext:value-type="float">
            <text:p>3,714</text:p>
          </table:table-cell>
          <table:table-cell table:formula="of:=([.B331]-[.$B$3])/([.$B$1003]-[.$B$3])" office:value-type="float" office:value="0.0506284913797965" calcext:value-type="float">
            <text:p>0,051</text:p>
          </table:table-cell>
          <table:table-cell/>
          <table:table-cell table:formula="of:=[.A331]*65535" office:value-type="float" office:value="21495.48" calcext:value-type="float">
            <text:p>21495</text:p>
          </table:table-cell>
          <table:table-cell table:formula="of:=[.C331]*65535" office:value-type="float" office:value="3317.93818257496" calcext:value-type="float">
            <text:p>3318</text:p>
          </table:table-cell>
          <table:table-cell table:number-columns-repeated="1018"/>
        </table:table-row>
        <table:table-row table:style-name="ro1">
          <table:table-cell office:value-type="float" office:value="0.329" calcext:value-type="float">
            <text:p>0,329</text:p>
          </table:table-cell>
          <table:table-cell table:formula="of:=EXP([.A332]*[.$B$1])" office:value-type="float" office:value="3.72847759923291" calcext:value-type="float">
            <text:p>3,728</text:p>
          </table:table-cell>
          <table:table-cell table:formula="of:=([.B332]-[.$B$3])/([.$B$1003]-[.$B$3])" office:value-type="float" office:value="0.0509061898133734" calcext:value-type="float">
            <text:p>0,051</text:p>
          </table:table-cell>
          <table:table-cell/>
          <table:table-cell table:formula="of:=[.A332]*65535" office:value-type="float" office:value="21561.015" calcext:value-type="float">
            <text:p>21561</text:p>
          </table:table-cell>
          <table:table-cell table:formula="of:=[.C332]*65535" office:value-type="float" office:value="3336.13714941943" calcext:value-type="float">
            <text:p>3336</text:p>
          </table:table-cell>
          <table:table-cell table:number-columns-repeated="1018"/>
        </table:table-row>
        <table:table-row table:style-name="ro1">
          <table:table-cell office:value-type="float" office:value="0.33" calcext:value-type="float">
            <text:p>0,330</text:p>
          </table:table-cell>
          <table:table-cell table:formula="of:=EXP([.A333]*[.$B$1])" office:value-type="float" office:value="3.74342137726086" calcext:value-type="float">
            <text:p>3,743</text:p>
          </table:table-cell>
          <table:table-cell table:formula="of:=([.B333]-[.$B$3])/([.$B$1003]-[.$B$3])" office:value-type="float" office:value="0.0511850012652372" calcext:value-type="float">
            <text:p>0,051</text:p>
          </table:table-cell>
          <table:table-cell/>
          <table:table-cell table:formula="of:=[.A333]*65535" office:value-type="float" office:value="21626.55" calcext:value-type="float">
            <text:p>21627</text:p>
          </table:table-cell>
          <table:table-cell table:formula="of:=[.C333]*65535" office:value-type="float" office:value="3354.40905791732" calcext:value-type="float">
            <text:p>3354</text:p>
          </table:table-cell>
          <table:table-cell table:number-columns-repeated="1018"/>
        </table:table-row>
        <table:table-row table:style-name="ro1">
          <table:table-cell office:value-type="float" office:value="0.331" calcext:value-type="float">
            <text:p>0,331</text:p>
          </table:table-cell>
          <table:table-cell table:formula="of:=EXP([.A334]*[.$B$1])" office:value-type="float" office:value="3.75842505011071" calcext:value-type="float">
            <text:p>3,758</text:p>
          </table:table-cell>
          <table:table-cell table:formula="of:=([.B334]-[.$B$3])/([.$B$1003]-[.$B$3])" office:value-type="float" office:value="0.0514649301963771" calcext:value-type="float">
            <text:p>0,051</text:p>
          </table:table-cell>
          <table:table-cell/>
          <table:table-cell table:formula="of:=[.A334]*65535" office:value-type="float" office:value="21692.085" calcext:value-type="float">
            <text:p>21692</text:p>
          </table:table-cell>
          <table:table-cell table:formula="of:=[.C334]*65535" office:value-type="float" office:value="3372.75420041957" calcext:value-type="float">
            <text:p>3373</text:p>
          </table:table-cell>
          <table:table-cell table:number-columns-repeated="1018"/>
        </table:table-row>
        <table:table-row table:style-name="ro1">
          <table:table-cell office:value-type="float" office:value="0.332" calcext:value-type="float">
            <text:p>0,332</text:p>
          </table:table-cell>
          <table:table-cell table:formula="of:=EXP([.A335]*[.$B$1])" office:value-type="float" office:value="3.77348885784155" calcext:value-type="float">
            <text:p>3,773</text:p>
          </table:table-cell>
          <table:table-cell table:formula="of:=([.B335]-[.$B$3])/([.$B$1003]-[.$B$3])" office:value-type="float" office:value="0.0517459810856618" calcext:value-type="float">
            <text:p>0,052</text:p>
          </table:table-cell>
          <table:table-cell/>
          <table:table-cell table:formula="of:=[.A335]*65535" office:value-type="float" office:value="21757.62" calcext:value-type="float">
            <text:p>21758</text:p>
          </table:table-cell>
          <table:table-cell table:formula="of:=[.C335]*65535" office:value-type="float" office:value="3391.17287044885" calcext:value-type="float">
            <text:p>3391</text:p>
          </table:table-cell>
          <table:table-cell table:number-columns-repeated="1018"/>
        </table:table-row>
        <table:table-row table:style-name="ro1">
          <table:table-cell office:value-type="float" office:value="0.333" calcext:value-type="float">
            <text:p>0,333</text:p>
          </table:table-cell>
          <table:table-cell table:formula="of:=EXP([.A336]*[.$B$1])" office:value-type="float" office:value="3.78861304147461" calcext:value-type="float">
            <text:p>3,789</text:p>
          </table:table-cell>
          <table:table-cell table:formula="of:=([.B336]-[.$B$3])/([.$B$1003]-[.$B$3])" office:value-type="float" office:value="0.0520281584299117" calcext:value-type="float">
            <text:p>0,052</text:p>
          </table:table-cell>
          <table:table-cell/>
          <table:table-cell table:formula="of:=[.A336]*65535" office:value-type="float" office:value="21823.155" calcext:value-type="float">
            <text:p>21823</text:p>
          </table:table-cell>
          <table:table-cell table:formula="of:=[.C336]*65535" office:value-type="float" office:value="3409.66536270426" calcext:value-type="float">
            <text:p>3410</text:p>
          </table:table-cell>
          <table:table-cell table:number-columns-repeated="1018"/>
        </table:table-row>
        <table:table-row table:style-name="ro1">
          <table:table-cell office:value-type="float" office:value="0.334" calcext:value-type="float">
            <text:p>0,334</text:p>
          </table:table-cell>
          <table:table-cell table:formula="of:=EXP([.A337]*[.$B$1])" office:value-type="float" office:value="3.80379784299715" calcext:value-type="float">
            <text:p>3,804</text:p>
          </table:table-cell>
          <table:table-cell table:formula="of:=([.B337]-[.$B$3])/([.$B$1003]-[.$B$3])" office:value-type="float" office:value="0.0523114667439703" calcext:value-type="float">
            <text:p>0,052</text:p>
          </table:table-cell>
          <table:table-cell/>
          <table:table-cell table:formula="of:=[.A337]*65535" office:value-type="float" office:value="21888.69" calcext:value-type="float">
            <text:p>21889</text:p>
          </table:table-cell>
          <table:table-cell table:formula="of:=[.C337]*65535" office:value-type="float" office:value="3428.23197306609" calcext:value-type="float">
            <text:p>3428</text:p>
          </table:table-cell>
          <table:table-cell table:number-columns-repeated="1018"/>
        </table:table-row>
        <table:table-row table:style-name="ro1">
          <table:table-cell office:value-type="float" office:value="0.335" calcext:value-type="float">
            <text:p>0,335</text:p>
          </table:table-cell>
          <table:table-cell table:formula="of:=EXP([.A338]*[.$B$1])" office:value-type="float" office:value="3.81904350536634" calcext:value-type="float">
            <text:p>3,819</text:p>
          </table:table-cell>
          <table:table-cell table:formula="of:=([.B338]-[.$B$3])/([.$B$1003]-[.$B$3])" office:value-type="float" office:value="0.0525959105607765" calcext:value-type="float">
            <text:p>0,053</text:p>
          </table:table-cell>
          <table:table-cell/>
          <table:table-cell table:formula="of:=[.A338]*65535" office:value-type="float" office:value="21954.225" calcext:value-type="float">
            <text:p>21954</text:p>
          </table:table-cell>
          <table:table-cell table:formula="of:=[.C338]*65535" office:value-type="float" office:value="3446.87299860049" calcext:value-type="float">
            <text:p>3447</text:p>
          </table:table-cell>
          <table:table-cell table:number-columns-repeated="1018"/>
        </table:table-row>
        <table:table-row table:style-name="ro1">
          <table:table-cell office:value-type="float" office:value="0.336" calcext:value-type="float">
            <text:p>0,336</text:p>
          </table:table-cell>
          <table:table-cell table:formula="of:=EXP([.A339]*[.$B$1])" office:value-type="float" office:value="3.83435027251308" calcext:value-type="float">
            <text:p>3,834</text:p>
          </table:table-cell>
          <table:table-cell table:formula="of:=([.B339]-[.$B$3])/([.$B$1003]-[.$B$3])" office:value-type="float" office:value="0.0528814944314377" calcext:value-type="float">
            <text:p>0,053</text:p>
          </table:table-cell>
          <table:table-cell/>
          <table:table-cell table:formula="of:=[.A339]*65535" office:value-type="float" office:value="22019.76" calcext:value-type="float">
            <text:p>22020</text:p>
          </table:table-cell>
          <table:table-cell table:formula="of:=[.C339]*65535" office:value-type="float" office:value="3465.58873756427" calcext:value-type="float">
            <text:p>3466</text:p>
          </table:table-cell>
          <table:table-cell table:number-columns-repeated="1018"/>
        </table:table-row>
        <table:table-row table:style-name="ro1">
          <table:table-cell office:value-type="float" office:value="0.337" calcext:value-type="float">
            <text:p>0,337</text:p>
          </table:table-cell>
          <table:table-cell table:formula="of:=EXP([.A340]*[.$B$1])" office:value-type="float" office:value="3.84971838934598" calcext:value-type="float">
            <text:p>3,850</text:p>
          </table:table-cell>
          <table:table-cell table:formula="of:=([.B340]-[.$B$3])/([.$B$1003]-[.$B$3])" office:value-type="float" office:value="0.0531682229253017" calcext:value-type="float">
            <text:p>0,053</text:p>
          </table:table-cell>
          <table:table-cell/>
          <table:table-cell table:formula="of:=[.A340]*65535" office:value-type="float" office:value="22085.295" calcext:value-type="float">
            <text:p>22085</text:p>
          </table:table-cell>
          <table:table-cell table:formula="of:=[.C340]*65535" office:value-type="float" office:value="3484.37948940965" calcext:value-type="float">
            <text:p>3484</text:p>
          </table:table-cell>
          <table:table-cell table:number-columns-repeated="1018"/>
        </table:table-row>
        <table:table-row table:style-name="ro1">
          <table:table-cell office:value-type="float" office:value="0.338" calcext:value-type="float">
            <text:p>0,338</text:p>
          </table:table-cell>
          <table:table-cell table:formula="of:=EXP([.A341]*[.$B$1])" office:value-type="float" office:value="3.86514810175524" calcext:value-type="float">
            <text:p>3,865</text:p>
          </table:table-cell>
          <table:table-cell table:formula="of:=([.B341]-[.$B$3])/([.$B$1003]-[.$B$3])" office:value-type="float" office:value="0.0534561006300306" calcext:value-type="float">
            <text:p>0,053</text:p>
          </table:table-cell>
          <table:table-cell/>
          <table:table-cell table:formula="of:=[.A341]*65535" office:value-type="float" office:value="22150.83" calcext:value-type="float">
            <text:p>22151</text:p>
          </table:table-cell>
          <table:table-cell table:formula="of:=[.C341]*65535" office:value-type="float" office:value="3503.24555478906" calcext:value-type="float">
            <text:p>3503</text:p>
          </table:table-cell>
          <table:table-cell table:number-columns-repeated="1018"/>
        </table:table-row>
        <table:table-row table:style-name="ro1">
          <table:table-cell office:value-type="float" office:value="0.339" calcext:value-type="float">
            <text:p>0,339</text:p>
          </table:table-cell>
          <table:table-cell table:formula="of:=EXP([.A342]*[.$B$1])" office:value-type="float" office:value="3.88063965661658" calcext:value-type="float">
            <text:p>3,881</text:p>
          </table:table-cell>
          <table:table-cell table:formula="of:=([.B342]-[.$B$3])/([.$B$1003]-[.$B$3])" office:value-type="float" office:value="0.0537451321516739" calcext:value-type="float">
            <text:p>0,054</text:p>
          </table:table-cell>
          <table:table-cell/>
          <table:table-cell table:formula="of:=[.A342]*65535" office:value-type="float" office:value="22216.365" calcext:value-type="float">
            <text:p>22216</text:p>
          </table:table-cell>
          <table:table-cell table:formula="of:=[.C342]*65535" office:value-type="float" office:value="3522.18723555995" calcext:value-type="float">
            <text:p>3522</text:p>
          </table:table-cell>
          <table:table-cell table:number-columns-repeated="1018"/>
        </table:table-row>
        <table:table-row table:style-name="ro1">
          <table:table-cell office:value-type="float" office:value="0.34" calcext:value-type="float">
            <text:p>0,340</text:p>
          </table:table-cell>
          <table:table-cell table:formula="of:=EXP([.A343]*[.$B$1])" office:value-type="float" office:value="3.89619330179521" calcext:value-type="float">
            <text:p>3,896</text:p>
          </table:table-cell>
          <table:table-cell table:formula="of:=([.B343]-[.$B$3])/([.$B$1003]-[.$B$3])" office:value-type="float" office:value="0.0540353221147419" calcext:value-type="float">
            <text:p>0,054</text:p>
          </table:table-cell>
          <table:table-cell/>
          <table:table-cell table:formula="of:=[.A343]*65535" office:value-type="float" office:value="22281.9" calcext:value-type="float">
            <text:p>22282</text:p>
          </table:table-cell>
          <table:table-cell table:formula="of:=[.C343]*65535" office:value-type="float" office:value="3541.20483478961" calcext:value-type="float">
            <text:p>3541</text:p>
          </table:table-cell>
          <table:table-cell table:number-columns-repeated="1018"/>
        </table:table-row>
        <table:table-row table:style-name="ro1">
          <table:table-cell office:value-type="float" office:value="0.341" calcext:value-type="float">
            <text:p>0,341</text:p>
          </table:table-cell>
          <table:table-cell table:formula="of:=EXP([.A344]*[.$B$1])" office:value-type="float" office:value="3.9118092861498" calcext:value-type="float">
            <text:p>3,912</text:p>
          </table:table-cell>
          <table:table-cell table:formula="of:=([.B344]-[.$B$3])/([.$B$1003]-[.$B$3])" office:value-type="float" office:value="0.0543266751622804" calcext:value-type="float">
            <text:p>0,054</text:p>
          </table:table-cell>
          <table:table-cell/>
          <table:table-cell table:formula="of:=[.A344]*65535" office:value-type="float" office:value="22347.435" calcext:value-type="float">
            <text:p>22347</text:p>
          </table:table-cell>
          <table:table-cell table:formula="of:=[.C344]*65535" office:value-type="float" office:value="3560.29865676005" calcext:value-type="float">
            <text:p>3560</text:p>
          </table:table-cell>
          <table:table-cell table:number-columns-repeated="1018"/>
        </table:table-row>
        <table:table-row table:style-name="ro1">
          <table:table-cell office:value-type="float" office:value="0.342" calcext:value-type="float">
            <text:p>0,342</text:p>
          </table:table-cell>
          <table:table-cell table:formula="of:=EXP([.A345]*[.$B$1])" office:value-type="float" office:value="3.92748785953641" calcext:value-type="float">
            <text:p>3,927</text:p>
          </table:table-cell>
          <table:table-cell table:formula="of:=([.B345]-[.$B$3])/([.$B$1003]-[.$B$3])" office:value-type="float" office:value="0.0546191959559444" calcext:value-type="float">
            <text:p>0,055</text:p>
          </table:table-cell>
          <table:table-cell/>
          <table:table-cell table:formula="of:=[.A345]*65535" office:value-type="float" office:value="22412.97" calcext:value-type="float">
            <text:p>22413</text:p>
          </table:table-cell>
          <table:table-cell table:formula="of:=[.C345]*65535" office:value-type="float" office:value="3579.46900697281" calcext:value-type="float">
            <text:p>3579</text:p>
          </table:table-cell>
          <table:table-cell table:number-columns-repeated="1018"/>
        </table:table-row>
        <table:table-row table:style-name="ro1">
          <table:table-cell office:value-type="float" office:value="0.343" calcext:value-type="float">
            <text:p>0,343</text:p>
          </table:table-cell>
          <table:table-cell table:formula="of:=EXP([.A346]*[.$B$1])" office:value-type="float" office:value="3.94322927281256" calcext:value-type="float">
            <text:p>3,943</text:p>
          </table:table-cell>
          <table:table-cell table:formula="of:=([.B346]-[.$B$3])/([.$B$1003]-[.$B$3])" office:value-type="float" office:value="0.0549128891760727" calcext:value-type="float">
            <text:p>0,055</text:p>
          </table:table-cell>
          <table:table-cell/>
          <table:table-cell table:formula="of:=[.A346]*65535" office:value-type="float" office:value="22478.505" calcext:value-type="float">
            <text:p>22479</text:p>
          </table:table-cell>
          <table:table-cell table:formula="of:=[.C346]*65535" office:value-type="float" office:value="3598.71619215392" calcext:value-type="float">
            <text:p>3599</text:p>
          </table:table-cell>
          <table:table-cell table:number-columns-repeated="1018"/>
        </table:table-row>
        <table:table-row table:style-name="ro1">
          <table:table-cell office:value-type="float" office:value="0.344" calcext:value-type="float">
            <text:p>0,344</text:p>
          </table:table-cell>
          <table:table-cell table:formula="of:=EXP([.A347]*[.$B$1])" office:value-type="float" office:value="3.9590337778412" calcext:value-type="float">
            <text:p>3,959</text:p>
          </table:table-cell>
          <table:table-cell table:formula="of:=([.B347]-[.$B$3])/([.$B$1003]-[.$B$3])" office:value-type="float" office:value="0.0552077595217631" calcext:value-type="float">
            <text:p>0,055</text:p>
          </table:table-cell>
          <table:table-cell/>
          <table:table-cell table:formula="of:=[.A347]*65535" office:value-type="float" office:value="22544.04" calcext:value-type="float">
            <text:p>22544</text:p>
          </table:table-cell>
          <table:table-cell table:formula="of:=[.C347]*65535" office:value-type="float" office:value="3618.04052025874" calcext:value-type="float">
            <text:p>3618</text:p>
          </table:table-cell>
          <table:table-cell table:number-columns-repeated="1018"/>
        </table:table-row>
        <table:table-row table:style-name="ro1">
          <table:table-cell office:value-type="float" office:value="0.345" calcext:value-type="float">
            <text:p>0,345</text:p>
          </table:table-cell>
          <table:table-cell table:formula="of:=EXP([.A348]*[.$B$1])" office:value-type="float" office:value="3.97490162749475" calcext:value-type="float">
            <text:p>3,975</text:p>
          </table:table-cell>
          <table:table-cell table:formula="of:=([.B348]-[.$B$3])/([.$B$1003]-[.$B$3])" office:value-type="float" office:value="0.0555038117109474" calcext:value-type="float">
            <text:p>0,056</text:p>
          </table:table-cell>
          <table:table-cell/>
          <table:table-cell table:formula="of:=[.A348]*65535" office:value-type="float" office:value="22609.575" calcext:value-type="float">
            <text:p>22610</text:p>
          </table:table-cell>
          <table:table-cell table:formula="of:=[.C348]*65535" office:value-type="float" office:value="3637.44230047694" calcext:value-type="float">
            <text:p>3637</text:p>
          </table:table-cell>
          <table:table-cell table:number-columns-repeated="1018"/>
        </table:table-row>
        <table:table-row table:style-name="ro1">
          <table:table-cell office:value-type="float" office:value="0.346" calcext:value-type="float">
            <text:p>0,346</text:p>
          </table:table-cell>
          <table:table-cell table:formula="of:=EXP([.A349]*[.$B$1])" office:value-type="float" office:value="3.99083307565913" calcext:value-type="float">
            <text:p>3,991</text:p>
          </table:table-cell>
          <table:table-cell table:formula="of:=([.B349]-[.$B$3])/([.$B$1003]-[.$B$3])" office:value-type="float" office:value="0.0558010504804671" calcext:value-type="float">
            <text:p>0,056</text:p>
          </table:table-cell>
          <table:table-cell/>
          <table:table-cell table:formula="of:=[.A349]*65535" office:value-type="float" office:value="22675.11" calcext:value-type="float">
            <text:p>22675</text:p>
          </table:table-cell>
          <table:table-cell table:formula="of:=[.C349]*65535" office:value-type="float" office:value="3656.92184323741" calcext:value-type="float">
            <text:p>3657</text:p>
          </table:table-cell>
          <table:table-cell table:number-columns-repeated="1018"/>
        </table:table-row>
        <table:table-row table:style-name="ro1">
          <table:table-cell office:value-type="float" office:value="0.347" calcext:value-type="float">
            <text:p>0,347</text:p>
          </table:table-cell>
          <table:table-cell table:formula="of:=EXP([.A350]*[.$B$1])" office:value-type="float" office:value="4.00682837723786" calcext:value-type="float">
            <text:p>4,007</text:p>
          </table:table-cell>
          <table:table-cell table:formula="of:=([.B350]-[.$B$3])/([.$B$1003]-[.$B$3])" office:value-type="float" office:value="0.0560994805861487" calcext:value-type="float">
            <text:p>0,056</text:p>
          </table:table-cell>
          <table:table-cell/>
          <table:table-cell table:formula="of:=[.A350]*65535" office:value-type="float" office:value="22740.645" calcext:value-type="float">
            <text:p>22741</text:p>
          </table:table-cell>
          <table:table-cell table:formula="of:=[.C350]*65535" office:value-type="float" office:value="3676.47946021326" calcext:value-type="float">
            <text:p>3676</text:p>
          </table:table-cell>
          <table:table-cell table:number-columns-repeated="1018"/>
        </table:table-row>
        <table:table-row table:style-name="ro1">
          <table:table-cell office:value-type="float" office:value="0.348" calcext:value-type="float">
            <text:p>0,348</text:p>
          </table:table-cell>
          <table:table-cell table:formula="of:=EXP([.A351]*[.$B$1])" office:value-type="float" office:value="4.02288778815611" calcext:value-type="float">
            <text:p>4,023</text:p>
          </table:table-cell>
          <table:table-cell table:formula="of:=([.B351]-[.$B$3])/([.$B$1003]-[.$B$3])" office:value-type="float" office:value="0.0563991068028804" calcext:value-type="float">
            <text:p>0,056</text:p>
          </table:table-cell>
          <table:table-cell/>
          <table:table-cell table:formula="of:=[.A351]*65535" office:value-type="float" office:value="22806.18" calcext:value-type="float">
            <text:p>22806</text:p>
          </table:table-cell>
          <table:table-cell table:formula="of:=[.C351]*65535" office:value-type="float" office:value="3696.11546432677" calcext:value-type="float">
            <text:p>3696</text:p>
          </table:table-cell>
          <table:table-cell table:number-columns-repeated="1018"/>
        </table:table-row>
        <table:table-row table:style-name="ro1">
          <table:table-cell office:value-type="float" office:value="0.349" calcext:value-type="float">
            <text:p>0,349</text:p>
          </table:table-cell>
          <table:table-cell table:formula="of:=EXP([.A352]*[.$B$1])" office:value-type="float" office:value="4.03901156536479" calcext:value-type="float">
            <text:p>4,039</text:p>
          </table:table-cell>
          <table:table-cell table:formula="of:=([.B352]-[.$B$3])/([.$B$1003]-[.$B$3])" office:value-type="float" office:value="0.0566999339246879" calcext:value-type="float">
            <text:p>0,057</text:p>
          </table:table-cell>
          <table:table-cell/>
          <table:table-cell table:formula="of:=[.A352]*65535" office:value-type="float" office:value="22871.715" calcext:value-type="float">
            <text:p>22872</text:p>
          </table:table-cell>
          <table:table-cell table:formula="of:=[.C352]*65535" office:value-type="float" office:value="3715.83016975442" calcext:value-type="float">
            <text:p>3716</text:p>
          </table:table-cell>
          <table:table-cell table:number-columns-repeated="1018"/>
        </table:table-row>
        <table:table-row table:style-name="ro1">
          <table:table-cell office:value-type="float" office:value="0.35" calcext:value-type="float">
            <text:p>0,350</text:p>
          </table:table-cell>
          <table:table-cell table:formula="of:=EXP([.A353]*[.$B$1])" office:value-type="float" office:value="4.05519996684468" calcext:value-type="float">
            <text:p>4,055</text:p>
          </table:table-cell>
          <table:table-cell table:formula="of:=([.B353]-[.$B$3])/([.$B$1003]-[.$B$3])" office:value-type="float" office:value="0.0570019667648116" calcext:value-type="float">
            <text:p>0,057</text:p>
          </table:table-cell>
          <table:table-cell/>
          <table:table-cell table:formula="of:=[.A353]*65535" office:value-type="float" office:value="22937.25" calcext:value-type="float">
            <text:p>22937</text:p>
          </table:table-cell>
          <table:table-cell table:formula="of:=[.C353]*65535" office:value-type="float" office:value="3735.62389193193" calcext:value-type="float">
            <text:p>3736</text:p>
          </table:table-cell>
          <table:table-cell table:number-columns-repeated="1018"/>
        </table:table-row>
        <table:table-row table:style-name="ro1">
          <table:table-cell office:value-type="float" office:value="0.351" calcext:value-type="float">
            <text:p>0,351</text:p>
          </table:table-cell>
          <table:table-cell table:formula="of:=EXP([.A354]*[.$B$1])" office:value-type="float" office:value="4.07145325161055" calcext:value-type="float">
            <text:p>4,071</text:p>
          </table:table-cell>
          <table:table-cell table:formula="of:=([.B354]-[.$B$3])/([.$B$1003]-[.$B$3])" office:value-type="float" office:value="0.0573052101557835" calcext:value-type="float">
            <text:p>0,057</text:p>
          </table:table-cell>
          <table:table-cell/>
          <table:table-cell table:formula="of:=[.A354]*65535" office:value-type="float" office:value="23002.785" calcext:value-type="float">
            <text:p>23003</text:p>
          </table:table-cell>
          <table:table-cell table:formula="of:=[.C354]*65535" office:value-type="float" office:value="3755.49694755927" calcext:value-type="float">
            <text:p>3755</text:p>
          </table:table-cell>
          <table:table-cell table:number-columns-repeated="1018"/>
        </table:table-row>
        <table:table-row table:style-name="ro1">
          <table:table-cell office:value-type="float" office:value="0.352" calcext:value-type="float">
            <text:p>0,352</text:p>
          </table:table-cell>
          <table:table-cell table:formula="of:=EXP([.A355]*[.$B$1])" office:value-type="float" office:value="4.0877716797153" calcext:value-type="float">
            <text:p>4,088</text:p>
          </table:table-cell>
          <table:table-cell table:formula="of:=([.B355]-[.$B$3])/([.$B$1003]-[.$B$3])" office:value-type="float" office:value="0.0576096689495042" calcext:value-type="float">
            <text:p>0,058</text:p>
          </table:table-cell>
          <table:table-cell/>
          <table:table-cell table:formula="of:=[.A355]*65535" office:value-type="float" office:value="23068.32" calcext:value-type="float">
            <text:p>23068</text:p>
          </table:table-cell>
          <table:table-cell table:formula="of:=[.C355]*65535" office:value-type="float" office:value="3775.44965460576" calcext:value-type="float">
            <text:p>3775</text:p>
          </table:table-cell>
          <table:table-cell table:number-columns-repeated="1018"/>
        </table:table-row>
        <table:table-row table:style-name="ro1">
          <table:table-cell office:value-type="float" office:value="0.353" calcext:value-type="float">
            <text:p>0,353</text:p>
          </table:table-cell>
          <table:table-cell table:formula="of:=EXP([.A356]*[.$B$1])" office:value-type="float" office:value="4.10415551225413" calcext:value-type="float">
            <text:p>4,104</text:p>
          </table:table-cell>
          <table:table-cell table:formula="of:=([.B356]-[.$B$3])/([.$B$1003]-[.$B$3])" office:value-type="float" office:value="0.057915348017321" calcext:value-type="float">
            <text:p>0,058</text:p>
          </table:table-cell>
          <table:table-cell/>
          <table:table-cell table:formula="of:=[.A356]*65535" office:value-type="float" office:value="23133.855" calcext:value-type="float">
            <text:p>23134</text:p>
          </table:table-cell>
          <table:table-cell table:formula="of:=[.C356]*65535" office:value-type="float" office:value="3795.48233231513" calcext:value-type="float">
            <text:p>3795</text:p>
          </table:table-cell>
          <table:table-cell table:number-columns-repeated="1018"/>
        </table:table-row>
        <table:table-row table:style-name="ro1">
          <table:table-cell office:value-type="float" office:value="0.354" calcext:value-type="float">
            <text:p>0,354</text:p>
          </table:table-cell>
          <table:table-cell table:formula="of:=EXP([.A357]*[.$B$1])" office:value-type="float" office:value="4.12060501136872" calcext:value-type="float">
            <text:p>4,121</text:p>
          </table:table-cell>
          <table:table-cell table:formula="of:=([.B357]-[.$B$3])/([.$B$1003]-[.$B$3])" office:value-type="float" office:value="0.0582222522501054" calcext:value-type="float">
            <text:p>0,058</text:p>
          </table:table-cell>
          <table:table-cell/>
          <table:table-cell table:formula="of:=[.A357]*65535" office:value-type="float" office:value="23199.39" calcext:value-type="float">
            <text:p>23199</text:p>
          </table:table-cell>
          <table:table-cell table:formula="of:=[.C357]*65535" office:value-type="float" office:value="3815.59530121066" calcext:value-type="float">
            <text:p>3816</text:p>
          </table:table-cell>
          <table:table-cell table:number-columns-repeated="1018"/>
        </table:table-row>
        <table:table-row table:style-name="ro1">
          <table:table-cell office:value-type="float" office:value="0.355" calcext:value-type="float">
            <text:p>0,355</text:p>
          </table:table-cell>
          <table:table-cell table:formula="of:=EXP([.A358]*[.$B$1])" office:value-type="float" office:value="4.13712044025139" calcext:value-type="float">
            <text:p>4,137</text:p>
          </table:table-cell>
          <table:table-cell table:formula="of:=([.B358]-[.$B$3])/([.$B$1003]-[.$B$3])" office:value-type="float" office:value="0.0585303865583317" calcext:value-type="float">
            <text:p>0,059</text:p>
          </table:table-cell>
          <table:table-cell/>
          <table:table-cell table:formula="of:=[.A358]*65535" office:value-type="float" office:value="23264.925" calcext:value-type="float">
            <text:p>23265</text:p>
          </table:table-cell>
          <table:table-cell table:formula="of:=[.C358]*65535" office:value-type="float" office:value="3835.78888310027" calcext:value-type="float">
            <text:p>3836</text:p>
          </table:table-cell>
          <table:table-cell table:number-columns-repeated="1018"/>
        </table:table-row>
        <table:table-row table:style-name="ro1">
          <table:table-cell office:value-type="float" office:value="0.356" calcext:value-type="float">
            <text:p>0,356</text:p>
          </table:table-cell>
          <table:table-cell table:formula="of:=EXP([.A359]*[.$B$1])" office:value-type="float" office:value="4.15370206314937" calcext:value-type="float">
            <text:p>4,154</text:p>
          </table:table-cell>
          <table:table-cell table:formula="of:=([.B359]-[.$B$3])/([.$B$1003]-[.$B$3])" office:value-type="float" office:value="0.0588397558721555" calcext:value-type="float">
            <text:p>0,059</text:p>
          </table:table-cell>
          <table:table-cell/>
          <table:table-cell table:formula="of:=[.A359]*65535" office:value-type="float" office:value="23330.46" calcext:value-type="float">
            <text:p>23330</text:p>
          </table:table-cell>
          <table:table-cell table:formula="of:=[.C359]*65535" office:value-type="float" office:value="3856.06340108171" calcext:value-type="float">
            <text:p>3856</text:p>
          </table:table-cell>
          <table:table-cell table:number-columns-repeated="1018"/>
        </table:table-row>
        <table:table-row table:style-name="ro1">
          <table:table-cell office:value-type="float" office:value="0.357" calcext:value-type="float">
            <text:p>0,357</text:p>
          </table:table-cell>
          <table:table-cell table:formula="of:=EXP([.A360]*[.$B$1])" office:value-type="float" office:value="4.17035014536897" calcext:value-type="float">
            <text:p>4,170</text:p>
          </table:table-cell>
          <table:table-cell table:formula="of:=([.B360]-[.$B$3])/([.$B$1003]-[.$B$3])" office:value-type="float" office:value="0.0591503651414923" calcext:value-type="float">
            <text:p>0,059</text:p>
          </table:table-cell>
          <table:table-cell/>
          <table:table-cell table:formula="of:=[.A360]*65535" office:value-type="float" office:value="23395.995" calcext:value-type="float">
            <text:p>23396</text:p>
          </table:table-cell>
          <table:table-cell table:formula="of:=[.C360]*65535" office:value-type="float" office:value="3876.4191795477" calcext:value-type="float">
            <text:p>3876</text:p>
          </table:table-cell>
          <table:table-cell table:number-columns-repeated="1018"/>
        </table:table-row>
        <table:table-row table:style-name="ro1">
          <table:table-cell office:value-type="float" office:value="0.358" calcext:value-type="float">
            <text:p>0,358</text:p>
          </table:table-cell>
          <table:table-cell table:formula="of:=EXP([.A361]*[.$B$1])" office:value-type="float" office:value="4.18706495327986" calcext:value-type="float">
            <text:p>4,187</text:p>
          </table:table-cell>
          <table:table-cell table:formula="of:=([.B361]-[.$B$3])/([.$B$1003]-[.$B$3])" office:value-type="float" office:value="0.0594622193360971" calcext:value-type="float">
            <text:p>0,059</text:p>
          </table:table-cell>
          <table:table-cell/>
          <table:table-cell table:formula="of:=[.A361]*65535" office:value-type="float" office:value="23461.53" calcext:value-type="float">
            <text:p>23462</text:p>
          </table:table-cell>
          <table:table-cell table:formula="of:=[.C361]*65535" office:value-type="float" office:value="3896.85654419112" calcext:value-type="float">
            <text:p>3897</text:p>
          </table:table-cell>
          <table:table-cell table:number-columns-repeated="1018"/>
        </table:table-row>
        <table:table-row table:style-name="ro1">
          <table:table-cell office:value-type="float" office:value="0.359" calcext:value-type="float">
            <text:p>0,359</text:p>
          </table:table-cell>
          <table:table-cell table:formula="of:=EXP([.A362]*[.$B$1])" office:value-type="float" office:value="4.20384675431933" calcext:value-type="float">
            <text:p>4,204</text:p>
          </table:table-cell>
          <table:table-cell table:formula="of:=([.B362]-[.$B$3])/([.$B$1003]-[.$B$3])" office:value-type="float" office:value="0.0597753234456436" calcext:value-type="float">
            <text:p>0,060</text:p>
          </table:table-cell>
          <table:table-cell/>
          <table:table-cell table:formula="of:=[.A362]*65535" office:value-type="float" office:value="23527.065" calcext:value-type="float">
            <text:p>23527</text:p>
          </table:table-cell>
          <table:table-cell table:formula="of:=[.C362]*65535" office:value-type="float" office:value="3917.37582201026" calcext:value-type="float">
            <text:p>3917</text:p>
          </table:table-cell>
          <table:table-cell table:number-columns-repeated="1018"/>
        </table:table-row>
        <table:table-row table:style-name="ro1">
          <table:table-cell office:value-type="float" office:value="0.36" calcext:value-type="float">
            <text:p>0,360</text:p>
          </table:table-cell>
          <table:table-cell table:formula="of:=EXP([.A363]*[.$B$1])" office:value-type="float" office:value="4.22069581699655" calcext:value-type="float">
            <text:p>4,221</text:p>
          </table:table-cell>
          <table:table-cell table:formula="of:=([.B363]-[.$B$3])/([.$B$1003]-[.$B$3])" office:value-type="float" office:value="0.0600896824798044" calcext:value-type="float">
            <text:p>0,060</text:p>
          </table:table-cell>
          <table:table-cell/>
          <table:table-cell table:formula="of:=[.A363]*65535" office:value-type="float" office:value="23592.6" calcext:value-type="float">
            <text:p>23593</text:p>
          </table:table-cell>
          <table:table-cell table:formula="of:=[.C363]*65535" office:value-type="float" office:value="3937.97734131398" calcext:value-type="float">
            <text:p>3938</text:p>
          </table:table-cell>
          <table:table-cell table:number-columns-repeated="1018"/>
        </table:table-row>
        <table:table-row table:style-name="ro1">
          <table:table-cell office:value-type="float" office:value="0.361" calcext:value-type="float">
            <text:p>0,361</text:p>
          </table:table-cell>
          <table:table-cell table:formula="of:=EXP([.A364]*[.$B$1])" office:value-type="float" office:value="4.23761241089689" calcext:value-type="float">
            <text:p>4,238</text:p>
          </table:table-cell>
          <table:table-cell table:formula="of:=([.B364]-[.$B$3])/([.$B$1003]-[.$B$3])" office:value-type="float" office:value="0.0604053014683305" calcext:value-type="float">
            <text:p>0,060</text:p>
          </table:table-cell>
          <table:table-cell/>
          <table:table-cell table:formula="of:=[.A364]*65535" office:value-type="float" office:value="23658.135" calcext:value-type="float">
            <text:p>23658</text:p>
          </table:table-cell>
          <table:table-cell table:formula="of:=[.C364]*65535" office:value-type="float" office:value="3958.66143172704" calcext:value-type="float">
            <text:p>3959</text:p>
          </table:table-cell>
          <table:table-cell table:number-columns-repeated="1018"/>
        </table:table-row>
        <table:table-row table:style-name="ro1">
          <table:table-cell office:value-type="float" office:value="0.362" calcext:value-type="float">
            <text:p>0,362</text:p>
          </table:table-cell>
          <table:table-cell table:formula="of:=EXP([.A365]*[.$B$1])" office:value-type="float" office:value="4.2545968066862" calcext:value-type="float">
            <text:p>4,255</text:p>
          </table:table-cell>
          <table:table-cell table:formula="of:=([.B365]-[.$B$3])/([.$B$1003]-[.$B$3])" office:value-type="float" office:value="0.0607221854611327" calcext:value-type="float">
            <text:p>0,061</text:p>
          </table:table-cell>
          <table:table-cell/>
          <table:table-cell table:formula="of:=[.A365]*65535" office:value-type="float" office:value="23723.67" calcext:value-type="float">
            <text:p>23724</text:p>
          </table:table-cell>
          <table:table-cell table:formula="of:=[.C365]*65535" office:value-type="float" office:value="3979.42842419533" calcext:value-type="float">
            <text:p>3979</text:p>
          </table:table-cell>
          <table:table-cell table:number-columns-repeated="1018"/>
        </table:table-row>
        <table:table-row table:style-name="ro1">
          <table:table-cell office:value-type="float" office:value="0.363" calcext:value-type="float">
            <text:p>0,363</text:p>
          </table:table-cell>
          <table:table-cell table:formula="of:=EXP([.A366]*[.$B$1])" office:value-type="float" office:value="4.27164927611518" calcext:value-type="float">
            <text:p>4,272</text:p>
          </table:table-cell>
          <table:table-cell table:formula="of:=([.B366]-[.$B$3])/([.$B$1003]-[.$B$3])" office:value-type="float" office:value="0.0610403395283614" calcext:value-type="float">
            <text:p>0,061</text:p>
          </table:table-cell>
          <table:table-cell/>
          <table:table-cell table:formula="of:=[.A366]*65535" office:value-type="float" office:value="23789.205" calcext:value-type="float">
            <text:p>23789</text:p>
          </table:table-cell>
          <table:table-cell table:formula="of:=[.C366]*65535" office:value-type="float" office:value="4000.27865099117" calcext:value-type="float">
            <text:p>4000</text:p>
          </table:table-cell>
          <table:table-cell table:number-columns-repeated="1018"/>
        </table:table-row>
        <table:table-row table:style-name="ro1">
          <table:table-cell office:value-type="float" office:value="0.364" calcext:value-type="float">
            <text:p>0,364</text:p>
          </table:table-cell>
          <table:table-cell table:formula="of:=EXP([.A367]*[.$B$1])" office:value-type="float" office:value="4.28877009202371" calcext:value-type="float">
            <text:p>4,289</text:p>
          </table:table-cell>
          <table:table-cell table:formula="of:=([.B367]-[.$B$3])/([.$B$1003]-[.$B$3])" office:value-type="float" office:value="0.0613597687604887" calcext:value-type="float">
            <text:p>0,061</text:p>
          </table:table-cell>
          <table:table-cell/>
          <table:table-cell table:formula="of:=[.A367]*65535" office:value-type="float" office:value="23854.74" calcext:value-type="float">
            <text:p>23855</text:p>
          </table:table-cell>
          <table:table-cell table:formula="of:=[.C367]*65535" office:value-type="float" office:value="4021.21244571863" calcext:value-type="float">
            <text:p>4021</text:p>
          </table:table-cell>
          <table:table-cell table:number-columns-repeated="1018"/>
        </table:table-row>
        <table:table-row table:style-name="ro1">
          <table:table-cell office:value-type="float" office:value="0.365" calcext:value-type="float">
            <text:p>0,365</text:p>
          </table:table-cell>
          <table:table-cell table:formula="of:=EXP([.A368]*[.$B$1])" office:value-type="float" office:value="4.30595952834521" calcext:value-type="float">
            <text:p>4,306</text:p>
          </table:table-cell>
          <table:table-cell table:formula="of:=([.B368]-[.$B$3])/([.$B$1003]-[.$B$3])" office:value-type="float" office:value="0.061680478268389" calcext:value-type="float">
            <text:p>0,062</text:p>
          </table:table-cell>
          <table:table-cell/>
          <table:table-cell table:formula="of:=[.A368]*65535" office:value-type="float" office:value="23920.275" calcext:value-type="float">
            <text:p>23920</text:p>
          </table:table-cell>
          <table:table-cell table:formula="of:=[.C368]*65535" office:value-type="float" office:value="4042.23014331887" calcext:value-type="float">
            <text:p>4042</text:p>
          </table:table-cell>
          <table:table-cell table:number-columns-repeated="1018"/>
        </table:table-row>
        <table:table-row table:style-name="ro1">
          <table:table-cell office:value-type="float" office:value="0.366" calcext:value-type="float">
            <text:p>0,366</text:p>
          </table:table-cell>
          <table:table-cell table:formula="of:=EXP([.A369]*[.$B$1])" office:value-type="float" office:value="4.32321786011102" calcext:value-type="float">
            <text:p>4,323</text:p>
          </table:table-cell>
          <table:table-cell table:formula="of:=([.B369]-[.$B$3])/([.$B$1003]-[.$B$3])" office:value-type="float" office:value="0.0620024731834213" calcext:value-type="float">
            <text:p>0,062</text:p>
          </table:table-cell>
          <table:table-cell/>
          <table:table-cell table:formula="of:=[.A369]*65535" office:value-type="float" office:value="23985.81" calcext:value-type="float">
            <text:p>23986</text:p>
          </table:table-cell>
          <table:table-cell table:formula="of:=[.C369]*65535" office:value-type="float" office:value="4063.33208007551" calcext:value-type="float">
            <text:p>4063</text:p>
          </table:table-cell>
          <table:table-cell table:number-columns-repeated="1018"/>
        </table:table-row>
        <table:table-row table:style-name="ro1">
          <table:table-cell office:value-type="float" office:value="0.367" calcext:value-type="float">
            <text:p>0,367</text:p>
          </table:table-cell>
          <table:table-cell table:formula="of:=EXP([.A370]*[.$B$1])" office:value-type="float" office:value="4.34054536345482" calcext:value-type="float">
            <text:p>4,341</text:p>
          </table:table-cell>
          <table:table-cell table:formula="of:=([.B370]-[.$B$3])/([.$B$1003]-[.$B$3])" office:value-type="float" office:value="0.062325758657511" calcext:value-type="float">
            <text:p>0,062</text:p>
          </table:table-cell>
          <table:table-cell/>
          <table:table-cell table:formula="of:=[.A370]*65535" office:value-type="float" office:value="24051.345" calcext:value-type="float">
            <text:p>24051</text:p>
          </table:table-cell>
          <table:table-cell table:formula="of:=[.C370]*65535" office:value-type="float" office:value="4084.51859361999" calcext:value-type="float">
            <text:p>4085</text:p>
          </table:table-cell>
          <table:table-cell table:number-columns-repeated="1018"/>
        </table:table-row>
        <table:table-row table:style-name="ro1">
          <table:table-cell office:value-type="float" office:value="0.368" calcext:value-type="float">
            <text:p>0,368</text:p>
          </table:table-cell>
          <table:table-cell table:formula="of:=EXP([.A371]*[.$B$1])" office:value-type="float" office:value="4.35794231561703" calcext:value-type="float">
            <text:p>4,358</text:p>
          </table:table-cell>
          <table:table-cell table:formula="of:=([.B371]-[.$B$3])/([.$B$1003]-[.$B$3])" office:value-type="float" office:value="0.0626503398632328" calcext:value-type="float">
            <text:p>0,063</text:p>
          </table:table-cell>
          <table:table-cell/>
          <table:table-cell table:formula="of:=[.A371]*65535" office:value-type="float" office:value="24116.88" calcext:value-type="float">
            <text:p>24117</text:p>
          </table:table-cell>
          <table:table-cell table:formula="of:=[.C371]*65535" office:value-type="float" office:value="4105.79002293696" calcext:value-type="float">
            <text:p>4106</text:p>
          </table:table-cell>
          <table:table-cell table:number-columns-repeated="1018"/>
        </table:table-row>
        <table:table-row table:style-name="ro1">
          <table:table-cell office:value-type="float" office:value="0.369" calcext:value-type="float">
            <text:p>0,369</text:p>
          </table:table-cell>
          <table:table-cell table:formula="of:=EXP([.A372]*[.$B$1])" office:value-type="float" office:value="4.37540899494926" calcext:value-type="float">
            <text:p>4,375</text:p>
          </table:table-cell>
          <table:table-cell table:formula="of:=([.B372]-[.$B$3])/([.$B$1003]-[.$B$3])" office:value-type="float" office:value="0.0629762219938928" calcext:value-type="float">
            <text:p>0,063</text:p>
          </table:table-cell>
          <table:table-cell/>
          <table:table-cell table:formula="of:=[.A372]*65535" office:value-type="float" office:value="24182.415" calcext:value-type="float">
            <text:p>24182</text:p>
          </table:table-cell>
          <table:table-cell table:formula="of:=[.C372]*65535" office:value-type="float" office:value="4127.14670836976" calcext:value-type="float">
            <text:p>4127</text:p>
          </table:table-cell>
          <table:table-cell table:number-columns-repeated="1018"/>
        </table:table-row>
        <table:table-row table:style-name="ro1">
          <table:table-cell office:value-type="float" office:value="0.37" calcext:value-type="float">
            <text:p>0,370</text:p>
          </table:table-cell>
          <table:table-cell table:formula="of:=EXP([.A373]*[.$B$1])" office:value-type="float" office:value="4.39294568091876" calcext:value-type="float">
            <text:p>4,393</text:p>
          </table:table-cell>
          <table:table-cell table:formula="of:=([.B373]-[.$B$3])/([.$B$1003]-[.$B$3])" office:value-type="float" office:value="0.063303410263612" calcext:value-type="float">
            <text:p>0,063</text:p>
          </table:table-cell>
          <table:table-cell/>
          <table:table-cell table:formula="of:=[.A373]*65535" office:value-type="float" office:value="24247.95" calcext:value-type="float">
            <text:p>24248</text:p>
          </table:table-cell>
          <table:table-cell table:formula="of:=[.C373]*65535" office:value-type="float" office:value="4148.58899162581" calcext:value-type="float">
            <text:p>4149</text:p>
          </table:table-cell>
          <table:table-cell table:number-columns-repeated="1018"/>
        </table:table-row>
        <table:table-row table:style-name="ro1">
          <table:table-cell office:value-type="float" office:value="0.371" calcext:value-type="float">
            <text:p>0,371</text:p>
          </table:table-cell>
          <table:table-cell table:formula="of:=EXP([.A374]*[.$B$1])" office:value-type="float" office:value="4.41055265411286" calcext:value-type="float">
            <text:p>4,411</text:p>
          </table:table-cell>
          <table:table-cell table:formula="of:=([.B374]-[.$B$3])/([.$B$1003]-[.$B$3])" office:value-type="float" office:value="0.0636319099074097" calcext:value-type="float">
            <text:p>0,064</text:p>
          </table:table-cell>
          <table:table-cell/>
          <table:table-cell table:formula="of:=[.A374]*65535" office:value-type="float" office:value="24313.485" calcext:value-type="float">
            <text:p>24313</text:p>
          </table:table-cell>
          <table:table-cell table:formula="of:=[.C374]*65535" office:value-type="float" office:value="4170.11721578209" calcext:value-type="float">
            <text:p>4170</text:p>
          </table:table-cell>
          <table:table-cell table:number-columns-repeated="1018"/>
        </table:table-row>
        <table:table-row table:style-name="ro1">
          <table:table-cell office:value-type="float" office:value="0.372" calcext:value-type="float">
            <text:p>0,372</text:p>
          </table:table-cell>
          <table:table-cell table:formula="of:=EXP([.A375]*[.$B$1])" office:value-type="float" office:value="4.42823019624352" calcext:value-type="float">
            <text:p>4,428</text:p>
          </table:table-cell>
          <table:table-cell table:formula="of:=([.B375]-[.$B$3])/([.$B$1003]-[.$B$3])" office:value-type="float" office:value="0.0639617261812873" calcext:value-type="float">
            <text:p>0,064</text:p>
          </table:table-cell>
          <table:table-cell/>
          <table:table-cell table:formula="of:=[.A375]*65535" office:value-type="float" office:value="24379.02" calcext:value-type="float">
            <text:p>24379</text:p>
          </table:table-cell>
          <table:table-cell table:formula="of:=[.C375]*65535" office:value-type="float" office:value="4191.73172529066" calcext:value-type="float">
            <text:p>4192</text:p>
          </table:table-cell>
          <table:table-cell table:number-columns-repeated="1018"/>
        </table:table-row>
        <table:table-row table:style-name="ro1">
          <table:table-cell office:value-type="float" office:value="0.373" calcext:value-type="float">
            <text:p>0,373</text:p>
          </table:table-cell>
          <table:table-cell table:formula="of:=EXP([.A376]*[.$B$1])" office:value-type="float" office:value="4.4459785901518" calcext:value-type="float">
            <text:p>4,446</text:p>
          </table:table-cell>
          <table:table-cell table:formula="of:=([.B376]-[.$B$3])/([.$B$1003]-[.$B$3])" office:value-type="float" office:value="0.0642928643623121" calcext:value-type="float">
            <text:p>0,064</text:p>
          </table:table-cell>
          <table:table-cell/>
          <table:table-cell table:formula="of:=[.A376]*65535" office:value-type="float" office:value="24444.555" calcext:value-type="float">
            <text:p>24445</text:p>
          </table:table-cell>
          <table:table-cell table:formula="of:=[.C376]*65535" office:value-type="float" office:value="4213.43286598412" calcext:value-type="float">
            <text:p>4213</text:p>
          </table:table-cell>
          <table:table-cell table:number-columns-repeated="1018"/>
        </table:table-row>
        <table:table-row table:style-name="ro1">
          <table:table-cell office:value-type="float" office:value="0.374" calcext:value-type="float">
            <text:p>0,374</text:p>
          </table:table-cell>
          <table:table-cell table:formula="of:=EXP([.A377]*[.$B$1])" office:value-type="float" office:value="4.46379811981236" calcext:value-type="float">
            <text:p>4,464</text:p>
          </table:table-cell>
          <table:table-cell table:formula="of:=([.B377]-[.$B$3])/([.$B$1003]-[.$B$3])" office:value-type="float" office:value="0.0646253297487022" calcext:value-type="float">
            <text:p>0,065</text:p>
          </table:table-cell>
          <table:table-cell/>
          <table:table-cell table:formula="of:=[.A377]*65535" office:value-type="float" office:value="24510.09" calcext:value-type="float">
            <text:p>24510</text:p>
          </table:table-cell>
          <table:table-cell table:formula="of:=[.C377]*65535" office:value-type="float" office:value="4235.2209850812" calcext:value-type="float">
            <text:p>4235</text:p>
          </table:table-cell>
          <table:table-cell table:number-columns-repeated="1018"/>
        </table:table-row>
        <table:table-row table:style-name="ro1">
          <table:table-cell office:value-type="float" office:value="0.375" calcext:value-type="float">
            <text:p>0,375</text:p>
          </table:table-cell>
          <table:table-cell table:formula="of:=EXP([.A378]*[.$B$1])" office:value-type="float" office:value="4.48168907033806" calcext:value-type="float">
            <text:p>4,482</text:p>
          </table:table-cell>
          <table:table-cell table:formula="of:=([.B378]-[.$B$3])/([.$B$1003]-[.$B$3])" office:value-type="float" office:value="0.0649591276599107" calcext:value-type="float">
            <text:p>0,065</text:p>
          </table:table-cell>
          <table:table-cell/>
          <table:table-cell table:formula="of:=[.A378]*65535" office:value-type="float" office:value="24575.625" calcext:value-type="float">
            <text:p>24576</text:p>
          </table:table-cell>
          <table:table-cell table:formula="of:=[.C378]*65535" office:value-type="float" office:value="4257.09643119225" calcext:value-type="float">
            <text:p>4257</text:p>
          </table:table-cell>
          <table:table-cell table:number-columns-repeated="1018"/>
        </table:table-row>
        <table:table-row table:style-name="ro1">
          <table:table-cell office:value-type="float" office:value="0.376" calcext:value-type="float">
            <text:p>0,376</text:p>
          </table:table-cell>
          <table:table-cell table:formula="of:=EXP([.A379]*[.$B$1])" office:value-type="float" office:value="4.49965172798451" calcext:value-type="float">
            <text:p>4,500</text:p>
          </table:table-cell>
          <table:table-cell table:formula="of:=([.B379]-[.$B$3])/([.$B$1003]-[.$B$3])" office:value-type="float" office:value="0.0652942634367115" calcext:value-type="float">
            <text:p>0,065</text:p>
          </table:table-cell>
          <table:table-cell/>
          <table:table-cell table:formula="of:=[.A379]*65535" office:value-type="float" office:value="24641.16" calcext:value-type="float">
            <text:p>24641</text:p>
          </table:table-cell>
          <table:table-cell table:formula="of:=[.C379]*65535" office:value-type="float" office:value="4279.05955432489" calcext:value-type="float">
            <text:p>4279</text:p>
          </table:table-cell>
          <table:table-cell table:number-columns-repeated="1018"/>
        </table:table-row>
        <table:table-row table:style-name="ro1">
          <table:table-cell office:value-type="float" office:value="0.377" calcext:value-type="float">
            <text:p>0,377</text:p>
          </table:table-cell>
          <table:table-cell table:formula="of:=EXP([.A380]*[.$B$1])" office:value-type="float" office:value="4.51768638015459" calcext:value-type="float">
            <text:p>4,518</text:p>
          </table:table-cell>
          <table:table-cell table:formula="of:=([.B380]-[.$B$3])/([.$B$1003]-[.$B$3])" office:value-type="float" office:value="0.065630742441284" calcext:value-type="float">
            <text:p>0,066</text:p>
          </table:table-cell>
          <table:table-cell/>
          <table:table-cell table:formula="of:=[.A380]*65535" office:value-type="float" office:value="24706.695" calcext:value-type="float">
            <text:p>24707</text:p>
          </table:table-cell>
          <table:table-cell table:formula="of:=[.C380]*65535" office:value-type="float" office:value="4301.11070588955" calcext:value-type="float">
            <text:p>4301</text:p>
          </table:table-cell>
          <table:table-cell table:number-columns-repeated="1018"/>
        </table:table-row>
        <table:table-row table:style-name="ro1">
          <table:table-cell office:value-type="float" office:value="0.378" calcext:value-type="float">
            <text:p>0,378</text:p>
          </table:table-cell>
          <table:table-cell table:formula="of:=EXP([.A381]*[.$B$1])" office:value-type="float" office:value="4.53579331540313" calcext:value-type="float">
            <text:p>4,536</text:p>
          </table:table-cell>
          <table:table-cell table:formula="of:=([.B381]-[.$B$3])/([.$B$1003]-[.$B$3])" office:value-type="float" office:value="0.0659685700572996" calcext:value-type="float">
            <text:p>0,066</text:p>
          </table:table-cell>
          <table:table-cell/>
          <table:table-cell table:formula="of:=[.A381]*65535" office:value-type="float" office:value="24772.23" calcext:value-type="float">
            <text:p>24772</text:p>
          </table:table-cell>
          <table:table-cell table:formula="of:=[.C381]*65535" office:value-type="float" office:value="4323.25023870513" calcext:value-type="float">
            <text:p>4323</text:p>
          </table:table-cell>
          <table:table-cell table:number-columns-repeated="1018"/>
        </table:table-row>
        <table:table-row table:style-name="ro1">
          <table:table-cell office:value-type="float" office:value="0.379" calcext:value-type="float">
            <text:p>0,379</text:p>
          </table:table-cell>
          <table:table-cell table:formula="of:=EXP([.A382]*[.$B$1])" office:value-type="float" office:value="4.55397282344148" calcext:value-type="float">
            <text:p>4,554</text:p>
          </table:table-cell>
          <table:table-cell table:formula="of:=([.B382]-[.$B$3])/([.$B$1003]-[.$B$3])" office:value-type="float" office:value="0.0663077516900072" calcext:value-type="float">
            <text:p>0,066</text:p>
          </table:table-cell>
          <table:table-cell/>
          <table:table-cell table:formula="of:=[.A382]*65535" office:value-type="float" office:value="24837.765" calcext:value-type="float">
            <text:p>24838</text:p>
          </table:table-cell>
          <table:table-cell table:formula="of:=[.C382]*65535" office:value-type="float" office:value="4345.47850700462" calcext:value-type="float">
            <text:p>4345</text:p>
          </table:table-cell>
          <table:table-cell table:number-columns-repeated="1018"/>
        </table:table-row>
        <table:table-row table:style-name="ro1">
          <table:table-cell office:value-type="float" office:value="0.38" calcext:value-type="float">
            <text:p>0,380</text:p>
          </table:table-cell>
          <table:table-cell table:formula="of:=EXP([.A383]*[.$B$1])" office:value-type="float" office:value="4.57222519514216" calcext:value-type="float">
            <text:p>4,572</text:p>
          </table:table-cell>
          <table:table-cell table:formula="of:=([.B383]-[.$B$3])/([.$B$1003]-[.$B$3])" office:value-type="float" office:value="0.0666482927663203" calcext:value-type="float">
            <text:p>0,067</text:p>
          </table:table-cell>
          <table:table-cell/>
          <table:table-cell table:formula="of:=[.A383]*65535" office:value-type="float" office:value="24903.3" calcext:value-type="float">
            <text:p>24903</text:p>
          </table:table-cell>
          <table:table-cell table:formula="of:=[.C383]*65535" office:value-type="float" office:value="4367.7958664408" calcext:value-type="float">
            <text:p>4368</text:p>
          </table:table-cell>
          <table:table-cell table:number-columns-repeated="1018"/>
        </table:table-row>
        <table:table-row table:style-name="ro1">
          <table:table-cell office:value-type="float" office:value="0.381" calcext:value-type="float">
            <text:p>0,381</text:p>
          </table:table-cell>
          <table:table-cell table:formula="of:=EXP([.A384]*[.$B$1])" office:value-type="float" office:value="4.5905507225435" calcext:value-type="float">
            <text:p>4,591</text:p>
          </table:table-cell>
          <table:table-cell table:formula="of:=([.B384]-[.$B$3])/([.$B$1003]-[.$B$3])" office:value-type="float" office:value="0.0669901987349034" calcext:value-type="float">
            <text:p>0,067</text:p>
          </table:table-cell>
          <table:table-cell/>
          <table:table-cell table:formula="of:=[.A384]*65535" office:value-type="float" office:value="24968.835" calcext:value-type="float">
            <text:p>24969</text:p>
          </table:table-cell>
          <table:table-cell table:formula="of:=[.C384]*65535" office:value-type="float" office:value="4390.20267409189" calcext:value-type="float">
            <text:p>4390</text:p>
          </table:table-cell>
          <table:table-cell table:number-columns-repeated="1018"/>
        </table:table-row>
        <table:table-row table:style-name="ro1">
          <table:table-cell office:value-type="float" office:value="0.382" calcext:value-type="float">
            <text:p>0,382</text:p>
          </table:table-cell>
          <table:table-cell table:formula="of:=EXP([.A385]*[.$B$1])" office:value-type="float" office:value="4.60894969885433" calcext:value-type="float">
            <text:p>4,609</text:p>
          </table:table-cell>
          <table:table-cell table:formula="of:=([.B385]-[.$B$3])/([.$B$1003]-[.$B$3])" office:value-type="float" office:value="0.0673334750662592" calcext:value-type="float">
            <text:p>0,067</text:p>
          </table:table-cell>
          <table:table-cell/>
          <table:table-cell table:formula="of:=[.A385]*65535" office:value-type="float" office:value="25034.37" calcext:value-type="float">
            <text:p>25034</text:p>
          </table:table-cell>
          <table:table-cell table:formula="of:=[.C385]*65535" office:value-type="float" office:value="4412.69928846729" calcext:value-type="float">
            <text:p>4413</text:p>
          </table:table-cell>
          <table:table-cell table:number-columns-repeated="1018"/>
        </table:table-row>
        <table:table-row table:style-name="ro1">
          <table:table-cell office:value-type="float" office:value="0.383" calcext:value-type="float">
            <text:p>0,383</text:p>
          </table:table-cell>
          <table:table-cell table:formula="of:=EXP([.A386]*[.$B$1])" office:value-type="float" office:value="4.62742241845867" calcext:value-type="float">
            <text:p>4,627</text:p>
          </table:table-cell>
          <table:table-cell table:formula="of:=([.B386]-[.$B$3])/([.$B$1003]-[.$B$3])" office:value-type="float" office:value="0.0676781272528163" calcext:value-type="float">
            <text:p>0,068</text:p>
          </table:table-cell>
          <table:table-cell/>
          <table:table-cell table:formula="of:=[.A386]*65535" office:value-type="float" office:value="25099.905" calcext:value-type="float">
            <text:p>25100</text:p>
          </table:table-cell>
          <table:table-cell table:formula="of:=[.C386]*65535" office:value-type="float" office:value="4435.28606951331" calcext:value-type="float">
            <text:p>4435</text:p>
          </table:table-cell>
          <table:table-cell table:number-columns-repeated="1018"/>
        </table:table-row>
        <table:table-row table:style-name="ro1">
          <table:table-cell office:value-type="float" office:value="0.384" calcext:value-type="float">
            <text:p>0,384</text:p>
          </table:table-cell>
          <table:table-cell table:formula="of:=EXP([.A387]*[.$B$1])" office:value-type="float" office:value="4.64596917692043" calcext:value-type="float">
            <text:p>4,646</text:p>
          </table:table-cell>
          <table:table-cell table:formula="of:=([.B387]-[.$B$3])/([.$B$1003]-[.$B$3])" office:value-type="float" office:value="0.0680241608090171" calcext:value-type="float">
            <text:p>0,068</text:p>
          </table:table-cell>
          <table:table-cell/>
          <table:table-cell table:formula="of:=[.A387]*65535" office:value-type="float" office:value="25165.44" calcext:value-type="float">
            <text:p>25165</text:p>
          </table:table-cell>
          <table:table-cell table:formula="of:=[.C387]*65535" office:value-type="float" office:value="4457.96337861893" calcext:value-type="float">
            <text:p>4458</text:p>
          </table:table-cell>
          <table:table-cell table:number-columns-repeated="1018"/>
        </table:table-row>
        <table:table-row table:style-name="ro1">
          <table:table-cell office:value-type="float" office:value="0.385" calcext:value-type="float">
            <text:p>0,385</text:p>
          </table:table-cell>
          <table:table-cell table:formula="of:=EXP([.A388]*[.$B$1])" office:value-type="float" office:value="4.66459027098813" calcext:value-type="float">
            <text:p>4,665</text:p>
          </table:table-cell>
          <table:table-cell table:formula="of:=([.B388]-[.$B$3])/([.$B$1003]-[.$B$3])" office:value-type="float" office:value="0.0683715812714059" calcext:value-type="float">
            <text:p>0,068</text:p>
          </table:table-cell>
          <table:table-cell/>
          <table:table-cell table:formula="of:=[.A388]*65535" office:value-type="float" office:value="25230.975" calcext:value-type="float">
            <text:p>25231</text:p>
          </table:table-cell>
          <table:table-cell table:formula="of:=[.C388]*65535" office:value-type="float" office:value="4480.73157862158" calcext:value-type="float">
            <text:p>4481</text:p>
          </table:table-cell>
          <table:table-cell table:number-columns-repeated="1018"/>
        </table:table-row>
        <table:table-row table:style-name="ro1">
          <table:table-cell office:value-type="float" office:value="0.386" calcext:value-type="float">
            <text:p>0,386</text:p>
          </table:table-cell>
          <table:table-cell table:formula="of:=EXP([.A389]*[.$B$1])" office:value-type="float" office:value="4.68328599859967" calcext:value-type="float">
            <text:p>4,683</text:p>
          </table:table-cell>
          <table:table-cell table:formula="of:=([.B389]-[.$B$3])/([.$B$1003]-[.$B$3])" office:value-type="float" office:value="0.0687203941987174" calcext:value-type="float">
            <text:p>0,069</text:p>
          </table:table-cell>
          <table:table-cell/>
          <table:table-cell table:formula="of:=[.A389]*65535" office:value-type="float" office:value="25296.51" calcext:value-type="float">
            <text:p>25297</text:p>
          </table:table-cell>
          <table:table-cell table:formula="of:=[.C389]*65535" office:value-type="float" office:value="4503.59103381295" calcext:value-type="float">
            <text:p>4504</text:p>
          </table:table-cell>
          <table:table-cell table:number-columns-repeated="1018"/>
        </table:table-row>
        <table:table-row table:style-name="ro1">
          <table:table-cell office:value-type="float" office:value="0.387" calcext:value-type="float">
            <text:p>0,387</text:p>
          </table:table-cell>
          <table:table-cell table:formula="of:=EXP([.A390]*[.$B$1])" office:value-type="float" office:value="4.7020566588871" calcext:value-type="float">
            <text:p>4,702</text:p>
          </table:table-cell>
          <table:table-cell table:formula="of:=([.B390]-[.$B$3])/([.$B$1003]-[.$B$3])" office:value-type="float" office:value="0.069070605171966" calcext:value-type="float">
            <text:p>0,069</text:p>
          </table:table-cell>
          <table:table-cell/>
          <table:table-cell table:formula="of:=[.A390]*65535" office:value-type="float" office:value="25362.045" calcext:value-type="float">
            <text:p>25362</text:p>
          </table:table-cell>
          <table:table-cell table:formula="of:=[.C390]*65535" office:value-type="float" office:value="4526.54210994479" calcext:value-type="float">
            <text:p>4527</text:p>
          </table:table-cell>
          <table:table-cell table:number-columns-repeated="1018"/>
        </table:table-row>
        <table:table-row table:style-name="ro1">
          <table:table-cell office:value-type="float" office:value="0.388" calcext:value-type="float">
            <text:p>0,388</text:p>
          </table:table-cell>
          <table:table-cell table:formula="of:=EXP([.A391]*[.$B$1])" office:value-type="float" office:value="4.72090255218139" calcext:value-type="float">
            <text:p>4,721</text:p>
          </table:table-cell>
          <table:table-cell table:formula="of:=([.B391]-[.$B$3])/([.$B$1003]-[.$B$3])" office:value-type="float" office:value="0.0694222197945348" calcext:value-type="float">
            <text:p>0,069</text:p>
          </table:table-cell>
          <table:table-cell/>
          <table:table-cell table:formula="of:=[.A391]*65535" office:value-type="float" office:value="25427.58" calcext:value-type="float">
            <text:p>25428</text:p>
          </table:table-cell>
          <table:table-cell table:formula="of:=[.C391]*65535" office:value-type="float" office:value="4549.58517423484" calcext:value-type="float">
            <text:p>4550</text:p>
          </table:table-cell>
          <table:table-cell table:number-columns-repeated="1018"/>
        </table:table-row>
        <table:table-row table:style-name="ro1">
          <table:table-cell office:value-type="float" office:value="0.389" calcext:value-type="float">
            <text:p>0,389</text:p>
          </table:table-cell>
          <table:table-cell table:formula="of:=EXP([.A392]*[.$B$1])" office:value-type="float" office:value="4.73982398001722" calcext:value-type="float">
            <text:p>4,740</text:p>
          </table:table-cell>
          <table:table-cell table:formula="of:=([.B392]-[.$B$3])/([.$B$1003]-[.$B$3])" office:value-type="float" office:value="0.0697752436922651" calcext:value-type="float">
            <text:p>0,070</text:p>
          </table:table-cell>
          <table:table-cell/>
          <table:table-cell table:formula="of:=[.A392]*65535" office:value-type="float" office:value="25493.115" calcext:value-type="float">
            <text:p>25493</text:p>
          </table:table-cell>
          <table:table-cell table:formula="of:=[.C392]*65535" office:value-type="float" office:value="4572.72059537259" calcext:value-type="float">
            <text:p>4573</text:p>
          </table:table-cell>
          <table:table-cell table:number-columns-repeated="1018"/>
        </table:table-row>
        <table:table-row table:style-name="ro1">
          <table:table-cell office:value-type="float" office:value="0.39" calcext:value-type="float">
            <text:p>0,390</text:p>
          </table:table-cell>
          <table:table-cell table:formula="of:=EXP([.A393]*[.$B$1])" office:value-type="float" office:value="4.75882124513785" calcext:value-type="float">
            <text:p>4,759</text:p>
          </table:table-cell>
          <table:table-cell table:formula="of:=([.B393]-[.$B$3])/([.$B$1003]-[.$B$3])" office:value-type="float" office:value="0.0701296825135468" calcext:value-type="float">
            <text:p>0,070</text:p>
          </table:table-cell>
          <table:table-cell/>
          <table:table-cell table:formula="of:=[.A393]*65535" office:value-type="float" office:value="25558.65" calcext:value-type="float">
            <text:p>25559</text:p>
          </table:table-cell>
          <table:table-cell table:formula="of:=[.C393]*65535" office:value-type="float" office:value="4595.94874352529" calcext:value-type="float">
            <text:p>4596</text:p>
          </table:table-cell>
          <table:table-cell table:number-columns-repeated="1018"/>
        </table:table-row>
        <table:table-row table:style-name="ro1">
          <table:table-cell office:value-type="float" office:value="0.391" calcext:value-type="float">
            <text:p>0,391</text:p>
          </table:table-cell>
          <table:table-cell table:formula="of:=EXP([.A394]*[.$B$1])" office:value-type="float" office:value="4.77789465149993" calcext:value-type="float">
            <text:p>4,778</text:p>
          </table:table-cell>
          <table:table-cell table:formula="of:=([.B394]-[.$B$3])/([.$B$1003]-[.$B$3])" office:value-type="float" office:value="0.0704855419294087" calcext:value-type="float">
            <text:p>0,070</text:p>
          </table:table-cell>
          <table:table-cell/>
          <table:table-cell table:formula="of:=[.A394]*65535" office:value-type="float" office:value="25624.185" calcext:value-type="float">
            <text:p>25624</text:p>
          </table:table-cell>
          <table:table-cell table:formula="of:=[.C394]*65535" office:value-type="float" office:value="4619.2699903438" calcext:value-type="float">
            <text:p>4619</text:p>
          </table:table-cell>
          <table:table-cell table:number-columns-repeated="1018"/>
        </table:table-row>
        <table:table-row table:style-name="ro1">
          <table:table-cell office:value-type="float" office:value="0.392" calcext:value-type="float">
            <text:p>0,392</text:p>
          </table:table-cell>
          <table:table-cell table:formula="of:=EXP([.A395]*[.$B$1])" office:value-type="float" office:value="4.79704450427836" calcext:value-type="float">
            <text:p>4,797</text:p>
          </table:table-cell>
          <table:table-cell table:formula="of:=([.B395]-[.$B$3])/([.$B$1003]-[.$B$3])" office:value-type="float" office:value="0.0708428276336091" calcext:value-type="float">
            <text:p>0,071</text:p>
          </table:table-cell>
          <table:table-cell/>
          <table:table-cell table:formula="of:=[.A395]*65535" office:value-type="float" office:value="25689.72" calcext:value-type="float">
            <text:p>25690</text:p>
          </table:table-cell>
          <table:table-cell table:formula="of:=[.C395]*65535" office:value-type="float" office:value="4642.68470896857" calcext:value-type="float">
            <text:p>4643</text:p>
          </table:table-cell>
          <table:table-cell table:number-columns-repeated="1018"/>
        </table:table-row>
        <table:table-row table:style-name="ro1">
          <table:table-cell office:value-type="float" office:value="0.393" calcext:value-type="float">
            <text:p>0,393</text:p>
          </table:table-cell>
          <table:table-cell table:formula="of:=EXP([.A396]*[.$B$1])" office:value-type="float" office:value="4.81627110987119" calcext:value-type="float">
            <text:p>4,816</text:p>
          </table:table-cell>
          <table:table-cell table:formula="of:=([.B396]-[.$B$3])/([.$B$1003]-[.$B$3])" office:value-type="float" office:value="0.0712015453427267" calcext:value-type="float">
            <text:p>0,071</text:p>
          </table:table-cell>
          <table:table-cell/>
          <table:table-cell table:formula="of:=[.A396]*65535" office:value-type="float" office:value="25755.255" calcext:value-type="float">
            <text:p>25755</text:p>
          </table:table-cell>
          <table:table-cell table:formula="of:=[.C396]*65535" office:value-type="float" office:value="4666.19327403559" calcext:value-type="float">
            <text:p>4666</text:p>
          </table:table-cell>
          <table:table-cell table:number-columns-repeated="1018"/>
        </table:table-row>
        <table:table-row table:style-name="ro1">
          <table:table-cell office:value-type="float" office:value="0.394" calcext:value-type="float">
            <text:p>0,394</text:p>
          </table:table-cell>
          <table:table-cell table:formula="of:=EXP([.A397]*[.$B$1])" office:value-type="float" office:value="4.83557477590452" calcext:value-type="float">
            <text:p>4,836</text:p>
          </table:table-cell>
          <table:table-cell table:formula="of:=([.B397]-[.$B$3])/([.$B$1003]-[.$B$3])" office:value-type="float" office:value="0.0715617007962526" calcext:value-type="float">
            <text:p>0,072</text:p>
          </table:table-cell>
          <table:table-cell/>
          <table:table-cell table:formula="of:=[.A397]*65535" office:value-type="float" office:value="25820.79" calcext:value-type="float">
            <text:p>25821</text:p>
          </table:table-cell>
          <table:table-cell table:formula="of:=[.C397]*65535" office:value-type="float" office:value="4689.79606168241" calcext:value-type="float">
            <text:p>4690</text:p>
          </table:table-cell>
          <table:table-cell table:number-columns-repeated="1018"/>
        </table:table-row>
        <table:table-row table:style-name="ro1">
          <table:table-cell office:value-type="float" office:value="0.395" calcext:value-type="float">
            <text:p>0,395</text:p>
          </table:table-cell>
          <table:table-cell table:formula="of:=EXP([.A398]*[.$B$1])" office:value-type="float" office:value="4.85495581123743" calcext:value-type="float">
            <text:p>4,855</text:p>
          </table:table-cell>
          <table:table-cell table:formula="of:=([.B398]-[.$B$3])/([.$B$1003]-[.$B$3])" office:value-type="float" office:value="0.0719232997566817" calcext:value-type="float">
            <text:p>0,072</text:p>
          </table:table-cell>
          <table:table-cell/>
          <table:table-cell table:formula="of:=[.A398]*65535" office:value-type="float" office:value="25886.325" calcext:value-type="float">
            <text:p>25886</text:p>
          </table:table-cell>
          <table:table-cell table:formula="of:=[.C398]*65535" office:value-type="float" office:value="4713.49344955414" calcext:value-type="float">
            <text:p>4713</text:p>
          </table:table-cell>
          <table:table-cell table:number-columns-repeated="1018"/>
        </table:table-row>
        <table:table-row table:style-name="ro1">
          <table:table-cell office:value-type="float" office:value="0.396" calcext:value-type="float">
            <text:p>0,396</text:p>
          </table:table-cell>
          <table:table-cell table:formula="of:=EXP([.A399]*[.$B$1])" office:value-type="float" office:value="4.8744145259669" calcext:value-type="float">
            <text:p>4,874</text:p>
          </table:table-cell>
          <table:table-cell table:formula="of:=([.B399]-[.$B$3])/([.$B$1003]-[.$B$3])" office:value-type="float" office:value="0.0722863480096052" calcext:value-type="float">
            <text:p>0,072</text:p>
          </table:table-cell>
          <table:table-cell/>
          <table:table-cell table:formula="of:=[.A399]*65535" office:value-type="float" office:value="25951.86" calcext:value-type="float">
            <text:p>25952</text:p>
          </table:table-cell>
          <table:table-cell table:formula="of:=[.C399]*65535" office:value-type="float" office:value="4737.28581680948" calcext:value-type="float">
            <text:p>4737</text:p>
          </table:table-cell>
          <table:table-cell table:number-columns-repeated="1018"/>
        </table:table-row>
        <table:table-row table:style-name="ro1">
          <table:table-cell office:value-type="float" office:value="0.397" calcext:value-type="float">
            <text:p>0,397</text:p>
          </table:table-cell>
          <table:table-cell table:formula="of:=EXP([.A400]*[.$B$1])" office:value-type="float" office:value="4.89395123143276" calcext:value-type="float">
            <text:p>4,894</text:p>
          </table:table-cell>
          <table:table-cell table:formula="of:=([.B400]-[.$B$3])/([.$B$1003]-[.$B$3])" office:value-type="float" office:value="0.0726508513638028" calcext:value-type="float">
            <text:p>0,073</text:p>
          </table:table-cell>
          <table:table-cell/>
          <table:table-cell table:formula="of:=[.A400]*65535" office:value-type="float" office:value="26017.395" calcext:value-type="float">
            <text:p>26017</text:p>
          </table:table-cell>
          <table:table-cell table:formula="of:=[.C400]*65535" office:value-type="float" office:value="4761.17354412682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float" office:value="0.398" calcext:value-type="float">
            <text:p>0,398</text:p>
          </table:table-cell>
          <table:table-cell table:formula="of:=EXP([.A401]*[.$B$1])" office:value-type="float" office:value="4.91356624022273" calcext:value-type="float">
            <text:p>4,914</text:p>
          </table:table-cell>
          <table:table-cell table:formula="of:=([.B401]-[.$B$3])/([.$B$1003]-[.$B$3])" office:value-type="float" office:value="0.0730168156513359" calcext:value-type="float">
            <text:p>0,073</text:p>
          </table:table-cell>
          <table:table-cell/>
          <table:table-cell table:formula="of:=[.A401]*65535" office:value-type="float" office:value="26082.93" calcext:value-type="float">
            <text:p>26083</text:p>
          </table:table-cell>
          <table:table-cell table:formula="of:=[.C401]*65535" office:value-type="float" office:value="4785.1570137103" calcext:value-type="float">
            <text:p>4785</text:p>
          </table:table-cell>
          <table:table-cell table:number-columns-repeated="1018"/>
        </table:table-row>
        <table:table-row table:style-name="ro1">
          <table:table-cell office:value-type="float" office:value="0.399" calcext:value-type="float">
            <text:p>0,399</text:p>
          </table:table-cell>
          <table:table-cell table:formula="of:=EXP([.A402]*[.$B$1])" office:value-type="float" office:value="4.93325986617737" calcext:value-type="float">
            <text:p>4,933</text:p>
          </table:table-cell>
          <table:table-cell table:formula="of:=([.B402]-[.$B$3])/([.$B$1003]-[.$B$3])" office:value-type="float" office:value="0.073384246727641" calcext:value-type="float">
            <text:p>0,073</text:p>
          </table:table-cell>
          <table:table-cell/>
          <table:table-cell table:formula="of:=[.A402]*65535" office:value-type="float" office:value="26148.465" calcext:value-type="float">
            <text:p>26148</text:p>
          </table:table-cell>
          <table:table-cell table:formula="of:=[.C402]*65535" office:value-type="float" office:value="4809.23660929595" calcext:value-type="float">
            <text:p>4809</text:p>
          </table:table-cell>
          <table:table-cell table:number-columns-repeated="1018"/>
        </table:table-row>
        <table:table-row table:style-name="ro1">
          <table:table-cell office:value-type="float" office:value="0.4" calcext:value-type="float">
            <text:p>0,400</text:p>
          </table:table-cell>
          <table:table-cell table:formula="of:=EXP([.A403]*[.$B$1])" office:value-type="float" office:value="4.95303242439512" calcext:value-type="float">
            <text:p>4,953</text:p>
          </table:table-cell>
          <table:table-cell table:formula="of:=([.B403]-[.$B$3])/([.$B$1003]-[.$B$3])" office:value-type="float" office:value="0.0737531504716231" calcext:value-type="float">
            <text:p>0,074</text:p>
          </table:table-cell>
          <table:table-cell/>
          <table:table-cell table:formula="of:=[.A403]*65535" office:value-type="float" office:value="26214" calcext:value-type="float">
            <text:p>26214</text:p>
          </table:table-cell>
          <table:table-cell table:formula="of:=[.C403]*65535" office:value-type="float" office:value="4833.41271615782" calcext:value-type="float">
            <text:p>4833</text:p>
          </table:table-cell>
          <table:table-cell table:number-columns-repeated="1018"/>
        </table:table-row>
        <table:table-row table:style-name="ro1">
          <table:table-cell office:value-type="float" office:value="0.401" calcext:value-type="float">
            <text:p>0,401</text:p>
          </table:table-cell>
          <table:table-cell table:formula="of:=EXP([.A404]*[.$B$1])" office:value-type="float" office:value="4.97288423123731" calcext:value-type="float">
            <text:p>4,973</text:p>
          </table:table-cell>
          <table:table-cell table:formula="of:=([.B404]-[.$B$3])/([.$B$1003]-[.$B$3])" office:value-type="float" office:value="0.07412353278575" calcext:value-type="float">
            <text:p>0,074</text:p>
          </table:table-cell>
          <table:table-cell/>
          <table:table-cell table:formula="of:=[.A404]*65535" office:value-type="float" office:value="26279.535" calcext:value-type="float">
            <text:p>26280</text:p>
          </table:table-cell>
          <table:table-cell table:formula="of:=[.C404]*65535" office:value-type="float" office:value="4857.68572111412" calcext:value-type="float">
            <text:p>4858</text:p>
          </table:table-cell>
          <table:table-cell table:number-columns-repeated="1018"/>
        </table:table-row>
        <table:table-row table:style-name="ro1">
          <table:table-cell office:value-type="float" office:value="0.402" calcext:value-type="float">
            <text:p>0,402</text:p>
          </table:table-cell>
          <table:table-cell table:formula="of:=EXP([.A405]*[.$B$1])" office:value-type="float" office:value="4.9928156043333" calcext:value-type="float">
            <text:p>4,993</text:p>
          </table:table-cell>
          <table:table-cell table:formula="of:=([.B405]-[.$B$3])/([.$B$1003]-[.$B$3])" office:value-type="float" office:value="0.0744953995961466" calcext:value-type="float">
            <text:p>0,074</text:p>
          </table:table-cell>
          <table:table-cell/>
          <table:table-cell table:formula="of:=[.A405]*65535" office:value-type="float" office:value="26345.07" calcext:value-type="float">
            <text:p>26345</text:p>
          </table:table-cell>
          <table:table-cell table:formula="of:=[.C405]*65535" office:value-type="float" office:value="4882.05601253346" calcext:value-type="float">
            <text:p>4882</text:p>
          </table:table-cell>
          <table:table-cell table:number-columns-repeated="1018"/>
        </table:table-row>
        <table:table-row table:style-name="ro1">
          <table:table-cell office:value-type="float" office:value="0.403" calcext:value-type="float">
            <text:p>0,403</text:p>
          </table:table-cell>
          <table:table-cell table:formula="of:=EXP([.A406]*[.$B$1])" office:value-type="float" office:value="5.01282686258546" calcext:value-type="float">
            <text:p>5,013</text:p>
          </table:table-cell>
          <table:table-cell table:formula="of:=([.B406]-[.$B$3])/([.$B$1003]-[.$B$3])" office:value-type="float" office:value="0.0748687568526898" calcext:value-type="float">
            <text:p>0,075</text:p>
          </table:table-cell>
          <table:table-cell/>
          <table:table-cell table:formula="of:=[.A406]*65535" office:value-type="float" office:value="26410.605" calcext:value-type="float">
            <text:p>26411</text:p>
          </table:table-cell>
          <table:table-cell table:formula="of:=[.C406]*65535" office:value-type="float" office:value="4906.52398034102" calcext:value-type="float">
            <text:p>4907</text:p>
          </table:table-cell>
          <table:table-cell table:number-columns-repeated="1018"/>
        </table:table-row>
        <table:table-row table:style-name="ro1">
          <table:table-cell office:value-type="float" office:value="0.404" calcext:value-type="float">
            <text:p>0,404</text:p>
          </table:table-cell>
          <table:table-cell table:formula="of:=EXP([.A407]*[.$B$1])" office:value-type="float" office:value="5.03291832617437" calcext:value-type="float">
            <text:p>5,033</text:p>
          </table:table-cell>
          <table:table-cell table:formula="of:=([.B407]-[.$B$3])/([.$B$1003]-[.$B$3])" office:value-type="float" office:value="0.0752436105291037" calcext:value-type="float">
            <text:p>0,075</text:p>
          </table:table-cell>
          <table:table-cell/>
          <table:table-cell table:formula="of:=[.A407]*65535" office:value-type="float" office:value="26476.14" calcext:value-type="float">
            <text:p>26476</text:p>
          </table:table-cell>
          <table:table-cell table:formula="of:=[.C407]*65535" office:value-type="float" office:value="4931.09001602481" calcext:value-type="float">
            <text:p>4931</text:p>
          </table:table-cell>
          <table:table-cell table:number-columns-repeated="1018"/>
        </table:table-row>
        <table:table-row table:style-name="ro1">
          <table:table-cell office:value-type="float" office:value="0.405" calcext:value-type="float">
            <text:p>0,405</text:p>
          </table:table-cell>
          <table:table-cell table:formula="of:=EXP([.A408]*[.$B$1])" office:value-type="float" office:value="5.05309031656387" calcext:value-type="float">
            <text:p>5,053</text:p>
          </table:table-cell>
          <table:table-cell table:formula="of:=([.B408]-[.$B$3])/([.$B$1003]-[.$B$3])" office:value-type="float" office:value="0.0756199666230551" calcext:value-type="float">
            <text:p>0,076</text:p>
          </table:table-cell>
          <table:table-cell/>
          <table:table-cell table:formula="of:=[.A408]*65535" office:value-type="float" office:value="26541.675" calcext:value-type="float">
            <text:p>26542</text:p>
          </table:table-cell>
          <table:table-cell table:formula="of:=[.C408]*65535" office:value-type="float" office:value="4955.75451264192" calcext:value-type="float">
            <text:p>4956</text:p>
          </table:table-cell>
          <table:table-cell table:number-columns-repeated="1018"/>
        </table:table-row>
        <table:table-row table:style-name="ro1">
          <table:table-cell office:value-type="float" office:value="0.406" calcext:value-type="float">
            <text:p>0,406</text:p>
          </table:table-cell>
          <table:table-cell table:formula="of:=EXP([.A409]*[.$B$1])" office:value-type="float" office:value="5.07334315650623" calcext:value-type="float">
            <text:p>5,073</text:p>
          </table:table-cell>
          <table:table-cell table:formula="of:=([.B409]-[.$B$3])/([.$B$1003]-[.$B$3])" office:value-type="float" office:value="0.0759978311562496" calcext:value-type="float">
            <text:p>0,076</text:p>
          </table:table-cell>
          <table:table-cell/>
          <table:table-cell table:formula="of:=[.A409]*65535" office:value-type="float" office:value="26607.21" calcext:value-type="float">
            <text:p>26607</text:p>
          </table:table-cell>
          <table:table-cell table:formula="of:=[.C409]*65535" office:value-type="float" office:value="4980.51786482482" calcext:value-type="float">
            <text:p>4981</text:p>
          </table:table-cell>
          <table:table-cell table:number-columns-repeated="1018"/>
        </table:table-row>
        <table:table-row table:style-name="ro1">
          <table:table-cell office:value-type="float" office:value="0.407" calcext:value-type="float">
            <text:p>0,407</text:p>
          </table:table-cell>
          <table:table-cell table:formula="of:=EXP([.A410]*[.$B$1])" office:value-type="float" office:value="5.09367717004733" calcext:value-type="float">
            <text:p>5,094</text:p>
          </table:table-cell>
          <table:table-cell table:formula="of:=([.B410]-[.$B$3])/([.$B$1003]-[.$B$3])" office:value-type="float" office:value="0.0763772101745277" calcext:value-type="float">
            <text:p>0,076</text:p>
          </table:table-cell>
          <table:table-cell/>
          <table:table-cell table:formula="of:=[.A410]*65535" office:value-type="float" office:value="26672.745" calcext:value-type="float">
            <text:p>26673</text:p>
          </table:table-cell>
          <table:table-cell table:formula="of:=[.C410]*65535" office:value-type="float" office:value="5005.38046878767" calcext:value-type="float">
            <text:p>5005</text:p>
          </table:table-cell>
          <table:table-cell table:number-columns-repeated="1018"/>
        </table:table-row>
        <table:table-row table:style-name="ro1">
          <table:table-cell office:value-type="float" office:value="0.408" calcext:value-type="float">
            <text:p>0,408</text:p>
          </table:table-cell>
          <table:table-cell table:formula="of:=EXP([.A411]*[.$B$1])" office:value-type="float" office:value="5.11409268253181" calcext:value-type="float">
            <text:p>5,114</text:p>
          </table:table-cell>
          <table:table-cell table:formula="of:=([.B411]-[.$B$3])/([.$B$1003]-[.$B$3])" office:value-type="float" office:value="0.0767581097479618" calcext:value-type="float">
            <text:p>0,077</text:p>
          </table:table-cell>
          <table:table-cell/>
          <table:table-cell table:formula="of:=[.A411]*65535" office:value-type="float" office:value="26738.28" calcext:value-type="float">
            <text:p>26738</text:p>
          </table:table-cell>
          <table:table-cell table:formula="of:=[.C411]*65535" office:value-type="float" office:value="5030.34272233268" calcext:value-type="float">
            <text:p>5030</text:p>
          </table:table-cell>
          <table:table-cell table:number-columns-repeated="1018"/>
        </table:table-row>
        <table:table-row table:style-name="ro1">
          <table:table-cell office:value-type="float" office:value="0.409" calcext:value-type="float">
            <text:p>0,409</text:p>
          </table:table-cell>
          <table:table-cell table:formula="of:=EXP([.A412]*[.$B$1])" office:value-type="float" office:value="5.13459002060831" calcext:value-type="float">
            <text:p>5,135</text:p>
          </table:table-cell>
          <table:table-cell table:formula="of:=([.B412]-[.$B$3])/([.$B$1003]-[.$B$3])" office:value-type="float" office:value="0.0771405359709532" calcext:value-type="float">
            <text:p>0,077</text:p>
          </table:table-cell>
          <table:table-cell/>
          <table:table-cell table:formula="of:=[.A412]*65535" office:value-type="float" office:value="26803.815" calcext:value-type="float">
            <text:p>26804</text:p>
          </table:table-cell>
          <table:table-cell table:formula="of:=[.C412]*65535" office:value-type="float" office:value="5055.40502485642" calcext:value-type="float">
            <text:p>5055</text:p>
          </table:table-cell>
          <table:table-cell table:number-columns-repeated="1018"/>
        </table:table-row>
        <table:table-row table:style-name="ro1">
          <table:table-cell office:value-type="float" office:value="0.41" calcext:value-type="float">
            <text:p>0,410</text:p>
          </table:table-cell>
          <table:table-cell table:formula="of:=EXP([.A413]*[.$B$1])" office:value-type="float" office:value="5.15516951223468" calcext:value-type="float">
            <text:p>5,155</text:p>
          </table:table-cell>
          <table:table-cell table:formula="of:=([.B413]-[.$B$3])/([.$B$1003]-[.$B$3])" office:value-type="float" office:value="0.0775244949623297" calcext:value-type="float">
            <text:p>0,078</text:p>
          </table:table-cell>
          <table:table-cell/>
          <table:table-cell table:formula="of:=[.A413]*65535" office:value-type="float" office:value="26869.35" calcext:value-type="float">
            <text:p>26869</text:p>
          </table:table-cell>
          <table:table-cell table:formula="of:=[.C413]*65535" office:value-type="float" office:value="5080.56777735628" calcext:value-type="float">
            <text:p>5081</text:p>
          </table:table-cell>
          <table:table-cell table:number-columns-repeated="1018"/>
        </table:table-row>
        <table:table-row table:style-name="ro1">
          <table:table-cell office:value-type="float" office:value="0.411" calcext:value-type="float">
            <text:p>0,411</text:p>
          </table:table-cell>
          <table:table-cell table:formula="of:=EXP([.A414]*[.$B$1])" office:value-type="float" office:value="5.17583148668323" calcext:value-type="float">
            <text:p>5,176</text:p>
          </table:table-cell>
          <table:table-cell table:formula="of:=([.B414]-[.$B$3])/([.$B$1003]-[.$B$3])" office:value-type="float" office:value="0.0779099928654433" calcext:value-type="float">
            <text:p>0,078</text:p>
          </table:table-cell>
          <table:table-cell/>
          <table:table-cell table:formula="of:=[.A414]*65535" office:value-type="float" office:value="26934.885" calcext:value-type="float">
            <text:p>26935</text:p>
          </table:table-cell>
          <table:table-cell table:formula="of:=[.C414]*65535" office:value-type="float" office:value="5105.83138243683" calcext:value-type="float">
            <text:p>5106</text:p>
          </table:table-cell>
          <table:table-cell table:number-columns-repeated="1018"/>
        </table:table-row>
        <table:table-row table:style-name="ro1">
          <table:table-cell office:value-type="float" office:value="0.412" calcext:value-type="float">
            <text:p>0,412</text:p>
          </table:table-cell>
          <table:table-cell table:formula="of:=EXP([.A415]*[.$B$1])" office:value-type="float" office:value="5.19657627454597" calcext:value-type="float">
            <text:p>5,197</text:p>
          </table:table-cell>
          <table:table-cell table:formula="of:=([.B415]-[.$B$3])/([.$B$1003]-[.$B$3])" office:value-type="float" office:value="0.0782970358482686" calcext:value-type="float">
            <text:p>0,078</text:p>
          </table:table-cell>
          <table:table-cell/>
          <table:table-cell table:formula="of:=[.A415]*65535" office:value-type="float" office:value="27000.42" calcext:value-type="float">
            <text:p>27000</text:p>
          </table:table-cell>
          <table:table-cell table:formula="of:=[.C415]*65535" office:value-type="float" office:value="5131.19624431628" calcext:value-type="float">
            <text:p>5131</text:p>
          </table:table-cell>
          <table:table-cell table:number-columns-repeated="1018"/>
        </table:table-row>
        <table:table-row table:style-name="ro1">
          <table:table-cell office:value-type="float" office:value="0.413" calcext:value-type="float">
            <text:p>0,413</text:p>
          </table:table-cell>
          <table:table-cell table:formula="of:=EXP([.A416]*[.$B$1])" office:value-type="float" office:value="5.21740420773998" calcext:value-type="float">
            <text:p>5,217</text:p>
          </table:table-cell>
          <table:table-cell table:formula="of:=([.B416]-[.$B$3])/([.$B$1003]-[.$B$3])" office:value-type="float" office:value="0.0786856301035017" calcext:value-type="float">
            <text:p>0,079</text:p>
          </table:table-cell>
          <table:table-cell/>
          <table:table-cell table:formula="of:=[.A416]*65535" office:value-type="float" office:value="27065.955" calcext:value-type="float">
            <text:p>27066</text:p>
          </table:table-cell>
          <table:table-cell table:formula="of:=[.C416]*65535" office:value-type="float" office:value="5156.66276883299" calcext:value-type="float">
            <text:p>5157</text:p>
          </table:table-cell>
          <table:table-cell table:number-columns-repeated="1018"/>
        </table:table-row>
        <table:table-row table:style-name="ro1">
          <table:table-cell office:value-type="float" office:value="0.414" calcext:value-type="float">
            <text:p>0,414</text:p>
          </table:table-cell>
          <table:table-cell table:formula="of:=EXP([.A417]*[.$B$1])" office:value-type="float" office:value="5.23831561951261" calcext:value-type="float">
            <text:p>5,238</text:p>
          </table:table-cell>
          <table:table-cell table:formula="of:=([.B417]-[.$B$3])/([.$B$1003]-[.$B$3])" office:value-type="float" office:value="0.079075781848659" calcext:value-type="float">
            <text:p>0,079</text:p>
          </table:table-cell>
          <table:table-cell/>
          <table:table-cell table:formula="of:=[.A417]*65535" office:value-type="float" office:value="27131.49" calcext:value-type="float">
            <text:p>27131</text:p>
          </table:table-cell>
          <table:table-cell table:formula="of:=[.C417]*65535" office:value-type="float" office:value="5182.23136345187" calcext:value-type="float">
            <text:p>5182</text:p>
          </table:table-cell>
          <table:table-cell table:number-columns-repeated="1018"/>
        </table:table-row>
        <table:table-row table:style-name="ro1">
          <table:table-cell office:value-type="float" office:value="0.415" calcext:value-type="float">
            <text:p>0,415</text:p>
          </table:table-cell>
          <table:table-cell table:formula="of:=EXP([.A418]*[.$B$1])" office:value-type="float" office:value="5.2593108444469" calcext:value-type="float">
            <text:p>5,259</text:p>
          </table:table-cell>
          <table:table-cell table:formula="of:=([.B418]-[.$B$3])/([.$B$1003]-[.$B$3])" office:value-type="float" office:value="0.0794674973261766" calcext:value-type="float">
            <text:p>0,079</text:p>
          </table:table-cell>
          <table:table-cell/>
          <table:table-cell table:formula="of:=[.A418]*65535" office:value-type="float" office:value="27197.025" calcext:value-type="float">
            <text:p>27197</text:p>
          </table:table-cell>
          <table:table-cell table:formula="of:=[.C418]*65535" office:value-type="float" office:value="5207.90243727098" calcext:value-type="float">
            <text:p>5208</text:p>
          </table:table-cell>
          <table:table-cell table:number-columns-repeated="1018"/>
        </table:table-row>
        <table:table-row table:style-name="ro1">
          <table:table-cell office:value-type="float" office:value="0.416" calcext:value-type="float">
            <text:p>0,416</text:p>
          </table:table-cell>
          <table:table-cell table:formula="of:=EXP([.A419]*[.$B$1])" office:value-type="float" office:value="5.2803902184669" calcext:value-type="float">
            <text:p>5,280</text:p>
          </table:table-cell>
          <table:table-cell table:formula="of:=([.B419]-[.$B$3])/([.$B$1003]-[.$B$3])" office:value-type="float" office:value="0.0798607828035105" calcext:value-type="float">
            <text:p>0,080</text:p>
          </table:table-cell>
          <table:table-cell/>
          <table:table-cell table:formula="of:=[.A419]*65535" office:value-type="float" office:value="27262.56" calcext:value-type="float">
            <text:p>27263</text:p>
          </table:table-cell>
          <table:table-cell table:formula="of:=[.C419]*65535" office:value-type="float" office:value="5233.67640102806" calcext:value-type="float">
            <text:p>5234</text:p>
          </table:table-cell>
          <table:table-cell table:number-columns-repeated="1018"/>
        </table:table-row>
        <table:table-row table:style-name="ro1">
          <table:table-cell office:value-type="float" office:value="0.417" calcext:value-type="float">
            <text:p>0,417</text:p>
          </table:table-cell>
          <table:table-cell table:formula="of:=EXP([.A420]*[.$B$1])" office:value-type="float" office:value="5.30155407884305" calcext:value-type="float">
            <text:p>5,302</text:p>
          </table:table-cell>
          <table:table-cell table:formula="of:=([.B420]-[.$B$3])/([.$B$1003]-[.$B$3])" office:value-type="float" office:value="0.0802556445732369" calcext:value-type="float">
            <text:p>0,080</text:p>
          </table:table-cell>
          <table:table-cell/>
          <table:table-cell table:formula="of:=[.A420]*65535" office:value-type="float" office:value="27328.095" calcext:value-type="float">
            <text:p>27328</text:p>
          </table:table-cell>
          <table:table-cell table:formula="of:=[.C420]*65535" office:value-type="float" office:value="5259.55366710708" calcext:value-type="float">
            <text:p>5260</text:p>
          </table:table-cell>
          <table:table-cell table:number-columns-repeated="1018"/>
        </table:table-row>
        <table:table-row table:style-name="ro1">
          <table:table-cell office:value-type="float" office:value="0.418" calcext:value-type="float">
            <text:p>0,418</text:p>
          </table:table-cell>
          <table:table-cell table:formula="of:=EXP([.A421]*[.$B$1])" office:value-type="float" office:value="5.32280276419756" calcext:value-type="float">
            <text:p>5,323</text:p>
          </table:table-cell>
          <table:table-cell table:formula="of:=([.B421]-[.$B$3])/([.$B$1003]-[.$B$3])" office:value-type="float" office:value="0.0806520889531524" calcext:value-type="float">
            <text:p>0,081</text:p>
          </table:table-cell>
          <table:table-cell/>
          <table:table-cell table:formula="of:=[.A421]*65535" office:value-type="float" office:value="27393.63" calcext:value-type="float">
            <text:p>27394</text:p>
          </table:table-cell>
          <table:table-cell table:formula="of:=[.C421]*65535" office:value-type="float" office:value="5285.53464954484" calcext:value-type="float">
            <text:p>5286</text:p>
          </table:table-cell>
          <table:table-cell table:number-columns-repeated="1018"/>
        </table:table-row>
        <table:table-row table:style-name="ro1">
          <table:table-cell office:value-type="float" office:value="0.419" calcext:value-type="float">
            <text:p>0,419</text:p>
          </table:table-cell>
          <table:table-cell table:formula="of:=EXP([.A422]*[.$B$1])" office:value-type="float" office:value="5.34413661450985" calcext:value-type="float">
            <text:p>5,344</text:p>
          </table:table-cell>
          <table:table-cell table:formula="of:=([.B422]-[.$B$3])/([.$B$1003]-[.$B$3])" office:value-type="float" office:value="0.0810501222863756" calcext:value-type="float">
            <text:p>0,081</text:p>
          </table:table-cell>
          <table:table-cell/>
          <table:table-cell table:formula="of:=[.A422]*65535" office:value-type="float" office:value="27459.165" calcext:value-type="float">
            <text:p>27459</text:p>
          </table:table-cell>
          <table:table-cell table:formula="of:=[.C422]*65535" office:value-type="float" office:value="5311.61976403762" calcext:value-type="float">
            <text:p>5312</text:p>
          </table:table-cell>
          <table:table-cell table:number-columns-repeated="1018"/>
        </table:table-row>
        <table:table-row table:style-name="ro1">
          <table:table-cell office:value-type="float" office:value="0.42" calcext:value-type="float">
            <text:p>0,420</text:p>
          </table:table-cell>
          <table:table-cell table:formula="of:=EXP([.A423]*[.$B$1])" office:value-type="float" office:value="5.36555597112197" calcext:value-type="float">
            <text:p>5,366</text:p>
          </table:table-cell>
          <table:table-cell table:formula="of:=([.B423]-[.$B$3])/([.$B$1003]-[.$B$3])" office:value-type="float" office:value="0.0814497509414483" calcext:value-type="float">
            <text:p>0,081</text:p>
          </table:table-cell>
          <table:table-cell/>
          <table:table-cell table:formula="of:=[.A423]*65535" office:value-type="float" office:value="27524.7" calcext:value-type="float">
            <text:p>27525</text:p>
          </table:table-cell>
          <table:table-cell table:formula="of:=[.C423]*65535" office:value-type="float" office:value="5337.80942794781" calcext:value-type="float">
            <text:p>5338</text:p>
          </table:table-cell>
          <table:table-cell table:number-columns-repeated="1018"/>
        </table:table-row>
        <table:table-row table:style-name="ro1">
          <table:table-cell office:value-type="float" office:value="0.421" calcext:value-type="float">
            <text:p>0,421</text:p>
          </table:table-cell>
          <table:table-cell table:formula="of:=EXP([.A424]*[.$B$1])" office:value-type="float" office:value="5.38706117674411" calcext:value-type="float">
            <text:p>5,387</text:p>
          </table:table-cell>
          <table:table-cell table:formula="of:=([.B424]-[.$B$3])/([.$B$1003]-[.$B$3])" office:value-type="float" office:value="0.0818509813124374" calcext:value-type="float">
            <text:p>0,082</text:p>
          </table:table-cell>
          <table:table-cell/>
          <table:table-cell table:formula="of:=[.A424]*65535" office:value-type="float" office:value="27590.235" calcext:value-type="float">
            <text:p>27590</text:p>
          </table:table-cell>
          <table:table-cell table:formula="of:=[.C424]*65535" office:value-type="float" office:value="5364.10406031059" calcext:value-type="float">
            <text:p>5364</text:p>
          </table:table-cell>
          <table:table-cell table:number-columns-repeated="1018"/>
        </table:table-row>
        <table:table-row table:style-name="ro1">
          <table:table-cell office:value-type="float" office:value="0.422" calcext:value-type="float">
            <text:p>0,422</text:p>
          </table:table-cell>
          <table:table-cell table:formula="of:=EXP([.A425]*[.$B$1])" office:value-type="float" office:value="5.40865257545999" calcext:value-type="float">
            <text:p>5,409</text:p>
          </table:table-cell>
          <table:table-cell table:formula="of:=([.B425]-[.$B$3])/([.$B$1003]-[.$B$3])" office:value-type="float" office:value="0.0822538198190376" calcext:value-type="float">
            <text:p>0,082</text:p>
          </table:table-cell>
          <table:table-cell/>
          <table:table-cell table:formula="of:=[.A425]*65535" office:value-type="float" office:value="27655.77" calcext:value-type="float">
            <text:p>27656</text:p>
          </table:table-cell>
          <table:table-cell table:formula="of:=[.C425]*65535" office:value-type="float" office:value="5390.50408184063" calcext:value-type="float">
            <text:p>5391</text:p>
          </table:table-cell>
          <table:table-cell table:number-columns-repeated="1018"/>
        </table:table-row>
        <table:table-row table:style-name="ro1">
          <table:table-cell office:value-type="float" office:value="0.423" calcext:value-type="float">
            <text:p>0,423</text:p>
          </table:table-cell>
          <table:table-cell table:formula="of:=EXP([.A426]*[.$B$1])" office:value-type="float" office:value="5.43033051273247" calcext:value-type="float">
            <text:p>5,430</text:p>
          </table:table-cell>
          <table:table-cell table:formula="of:=([.B426]-[.$B$3])/([.$B$1003]-[.$B$3])" office:value-type="float" office:value="0.0826582729066735" calcext:value-type="float">
            <text:p>0,083</text:p>
          </table:table-cell>
          <table:table-cell/>
          <table:table-cell table:formula="of:=[.A426]*65535" office:value-type="float" office:value="27721.305" calcext:value-type="float">
            <text:p>27721</text:p>
          </table:table-cell>
          <table:table-cell table:formula="of:=[.C426]*65535" office:value-type="float" office:value="5417.00991493885" calcext:value-type="float">
            <text:p>5417</text:p>
          </table:table-cell>
          <table:table-cell table:number-columns-repeated="1018"/>
        </table:table-row>
        <table:table-row table:style-name="ro1">
          <table:table-cell office:value-type="float" office:value="0.424" calcext:value-type="float">
            <text:p>0,424</text:p>
          </table:table-cell>
          <table:table-cell table:formula="of:=EXP([.A427]*[.$B$1])" office:value-type="float" office:value="5.452095335409" calcext:value-type="float">
            <text:p>5,452</text:p>
          </table:table-cell>
          <table:table-cell table:formula="of:=([.B427]-[.$B$3])/([.$B$1003]-[.$B$3])" office:value-type="float" office:value="0.0830643470466031" calcext:value-type="float">
            <text:p>0,083</text:p>
          </table:table-cell>
          <table:table-cell/>
          <table:table-cell table:formula="of:=[.A427]*65535" office:value-type="float" office:value="27786.84" calcext:value-type="float">
            <text:p>27787</text:p>
          </table:table-cell>
          <table:table-cell table:formula="of:=[.C427]*65535" office:value-type="float" office:value="5443.62198369914" calcext:value-type="float">
            <text:p>5444</text:p>
          </table:table-cell>
          <table:table-cell table:number-columns-repeated="1018"/>
        </table:table-row>
        <table:table-row table:style-name="ro1">
          <table:table-cell office:value-type="float" office:value="0.425" calcext:value-type="float">
            <text:p>0,425</text:p>
          </table:table-cell>
          <table:table-cell table:formula="of:=EXP([.A428]*[.$B$1])" office:value-type="float" office:value="5.4739473917272" calcext:value-type="float">
            <text:p>5,474</text:p>
          </table:table-cell>
          <table:table-cell table:formula="of:=([.B428]-[.$B$3])/([.$B$1003]-[.$B$3])" office:value-type="float" office:value="0.0834720487360213" calcext:value-type="float">
            <text:p>0,083</text:p>
          </table:table-cell>
          <table:table-cell/>
          <table:table-cell table:formula="of:=[.A428]*65535" office:value-type="float" office:value="27852.375" calcext:value-type="float">
            <text:p>27852</text:p>
          </table:table-cell>
          <table:table-cell table:formula="of:=[.C428]*65535" office:value-type="float" office:value="5470.34071391516" calcext:value-type="float">
            <text:p>5470</text:p>
          </table:table-cell>
          <table:table-cell table:number-columns-repeated="1018"/>
        </table:table-row>
        <table:table-row table:style-name="ro1">
          <table:table-cell office:value-type="float" office:value="0.426" calcext:value-type="float">
            <text:p>0,426</text:p>
          </table:table-cell>
          <table:table-cell table:formula="of:=EXP([.A429]*[.$B$1])" office:value-type="float" office:value="5.49588703132045" calcext:value-type="float">
            <text:p>5,496</text:p>
          </table:table-cell>
          <table:table-cell table:formula="of:=([.B429]-[.$B$3])/([.$B$1003]-[.$B$3])" office:value-type="float" office:value="0.0838813844981639" calcext:value-type="float">
            <text:p>0,084</text:p>
          </table:table-cell>
          <table:table-cell/>
          <table:table-cell table:formula="of:=[.A429]*65535" office:value-type="float" office:value="27917.91" calcext:value-type="float">
            <text:p>27918</text:p>
          </table:table-cell>
          <table:table-cell table:formula="of:=[.C429]*65535" office:value-type="float" office:value="5497.16653308717" calcext:value-type="float">
            <text:p>5497</text:p>
          </table:table-cell>
          <table:table-cell table:number-columns-repeated="1018"/>
        </table:table-row>
        <table:table-row table:style-name="ro1">
          <table:table-cell office:value-type="float" office:value="0.427" calcext:value-type="float">
            <text:p>0,427</text:p>
          </table:table-cell>
          <table:table-cell table:formula="of:=EXP([.A430]*[.$B$1])" office:value-type="float" office:value="5.51791460522345" calcext:value-type="float">
            <text:p>5,518</text:p>
          </table:table-cell>
          <table:table-cell table:formula="of:=([.B430]-[.$B$3])/([.$B$1003]-[.$B$3])" office:value-type="float" office:value="0.0842923608824118" calcext:value-type="float">
            <text:p>0,084</text:p>
          </table:table-cell>
          <table:table-cell/>
          <table:table-cell table:formula="of:=[.A430]*65535" office:value-type="float" office:value="27983.445" calcext:value-type="float">
            <text:p>27983</text:p>
          </table:table-cell>
          <table:table-cell table:formula="of:=[.C430]*65535" office:value-type="float" office:value="5524.09987042886" calcext:value-type="float">
            <text:p>5524</text:p>
          </table:table-cell>
          <table:table-cell table:number-columns-repeated="1018"/>
        </table:table-row>
        <table:table-row table:style-name="ro1">
          <table:table-cell office:value-type="float" office:value="0.428" calcext:value-type="float">
            <text:p>0,428</text:p>
          </table:table-cell>
          <table:table-cell table:formula="of:=EXP([.A431]*[.$B$1])" office:value-type="float" office:value="5.54003046587784" calcext:value-type="float">
            <text:p>5,540</text:p>
          </table:table-cell>
          <table:table-cell table:formula="of:=([.B431]-[.$B$3])/([.$B$1003]-[.$B$3])" office:value-type="float" office:value="0.0847049844643959" calcext:value-type="float">
            <text:p>0,085</text:p>
          </table:table-cell>
          <table:table-cell/>
          <table:table-cell table:formula="of:=[.A431]*65535" office:value-type="float" office:value="28048.98" calcext:value-type="float">
            <text:p>28049</text:p>
          </table:table-cell>
          <table:table-cell table:formula="of:=[.C431]*65535" office:value-type="float" office:value="5551.14115687419" calcext:value-type="float">
            <text:p>5551</text:p>
          </table:table-cell>
          <table:table-cell table:number-columns-repeated="1018"/>
        </table:table-row>
        <table:table-row table:style-name="ro1">
          <table:table-cell office:value-type="float" office:value="0.429" calcext:value-type="float">
            <text:p>0,429</text:p>
          </table:table-cell>
          <table:table-cell table:formula="of:=EXP([.A432]*[.$B$1])" office:value-type="float" office:value="5.56223496713788" calcext:value-type="float">
            <text:p>5,562</text:p>
          </table:table-cell>
          <table:table-cell table:formula="of:=([.B432]-[.$B$3])/([.$B$1003]-[.$B$3])" office:value-type="float" office:value="0.0851192618461023" calcext:value-type="float">
            <text:p>0,085</text:p>
          </table:table-cell>
          <table:table-cell/>
          <table:table-cell table:formula="of:=[.A432]*65535" office:value-type="float" office:value="28114.515" calcext:value-type="float">
            <text:p>28115</text:p>
          </table:table-cell>
          <table:table-cell table:formula="of:=[.C432]*65535" office:value-type="float" office:value="5578.29082508431" calcext:value-type="float">
            <text:p>5578</text:p>
          </table:table-cell>
          <table:table-cell table:number-columns-repeated="1018"/>
        </table:table-row>
        <table:table-row table:style-name="ro1">
          <table:table-cell office:value-type="float" office:value="0.43" calcext:value-type="float">
            <text:p>0,430</text:p>
          </table:table-cell>
          <table:table-cell table:formula="of:=EXP([.A433]*[.$B$1])" office:value-type="float" office:value="5.58452846427605" calcext:value-type="float">
            <text:p>5,585</text:p>
          </table:table-cell>
          <table:table-cell table:formula="of:=([.B433]-[.$B$3])/([.$B$1003]-[.$B$3])" office:value-type="float" office:value="0.085535199655978" calcext:value-type="float">
            <text:p>0,086</text:p>
          </table:table-cell>
          <table:table-cell/>
          <table:table-cell table:formula="of:=[.A433]*65535" office:value-type="float" office:value="28180.05" calcext:value-type="float">
            <text:p>28180</text:p>
          </table:table-cell>
          <table:table-cell table:formula="of:=[.C433]*65535" office:value-type="float" office:value="5605.54930945452" calcext:value-type="float">
            <text:p>5606</text:p>
          </table:table-cell>
          <table:table-cell table:number-columns-repeated="1018"/>
        </table:table-row>
        <table:table-row table:style-name="ro1">
          <table:table-cell office:value-type="float" office:value="0.431" calcext:value-type="float">
            <text:p>0,431</text:p>
          </table:table-cell>
          <table:table-cell table:formula="of:=EXP([.A434]*[.$B$1])" office:value-type="float" office:value="5.60691131398879" calcext:value-type="float">
            <text:p>5,607</text:p>
          </table:table-cell>
          <table:table-cell table:formula="of:=([.B434]-[.$B$3])/([.$B$1003]-[.$B$3])" office:value-type="float" office:value="0.0859528045490367" calcext:value-type="float">
            <text:p>0,086</text:p>
          </table:table-cell>
          <table:table-cell/>
          <table:table-cell table:formula="of:=[.A434]*65535" office:value-type="float" office:value="28245.585" calcext:value-type="float">
            <text:p>28246</text:p>
          </table:table-cell>
          <table:table-cell table:formula="of:=[.C434]*65535" office:value-type="float" office:value="5632.91704612112" calcext:value-type="float">
            <text:p>5633</text:p>
          </table:table-cell>
          <table:table-cell table:number-columns-repeated="1018"/>
        </table:table-row>
        <table:table-row table:style-name="ro1">
          <table:table-cell office:value-type="float" office:value="0.432" calcext:value-type="float">
            <text:p>0,432</text:p>
          </table:table-cell>
          <table:table-cell table:formula="of:=EXP([.A435]*[.$B$1])" office:value-type="float" office:value="5.62938387440217" calcext:value-type="float">
            <text:p>5,629</text:p>
          </table:table-cell>
          <table:table-cell table:formula="of:=([.B435]-[.$B$3])/([.$B$1003]-[.$B$3])" office:value-type="float" office:value="0.0863720832069657" calcext:value-type="float">
            <text:p>0,086</text:p>
          </table:table-cell>
          <table:table-cell/>
          <table:table-cell table:formula="of:=[.A435]*65535" office:value-type="float" office:value="28311.12" calcext:value-type="float">
            <text:p>28311</text:p>
          </table:table-cell>
          <table:table-cell table:formula="of:=[.C435]*65535" office:value-type="float" office:value="5660.3944729685" calcext:value-type="float">
            <text:p>5660</text:p>
          </table:table-cell>
          <table:table-cell table:number-columns-repeated="1018"/>
        </table:table-row>
        <table:table-row table:style-name="ro1">
          <table:table-cell office:value-type="float" office:value="0.433" calcext:value-type="float">
            <text:p>0,433</text:p>
          </table:table-cell>
          <table:table-cell table:formula="of:=EXP([.A436]*[.$B$1])" office:value-type="float" office:value="5.65194650507763" calcext:value-type="float">
            <text:p>5,652</text:p>
          </table:table-cell>
          <table:table-cell table:formula="of:=([.B436]-[.$B$3])/([.$B$1003]-[.$B$3])" office:value-type="float" office:value="0.0867930423382326" calcext:value-type="float">
            <text:p>0,087</text:p>
          </table:table-cell>
          <table:table-cell/>
          <table:table-cell table:formula="of:=[.A436]*65535" office:value-type="float" office:value="28376.655" calcext:value-type="float">
            <text:p>28377</text:p>
          </table:table-cell>
          <table:table-cell table:formula="of:=[.C436]*65535" office:value-type="float" office:value="5687.98202963607" calcext:value-type="float">
            <text:p>5688</text:p>
          </table:table-cell>
          <table:table-cell table:number-columns-repeated="1018"/>
        </table:table-row>
        <table:table-row table:style-name="ro1">
          <table:table-cell office:value-type="float" office:value="0.434" calcext:value-type="float">
            <text:p>0,434</text:p>
          </table:table-cell>
          <table:table-cell table:formula="of:=EXP([.A437]*[.$B$1])" office:value-type="float" office:value="5.67459956701774" calcext:value-type="float">
            <text:p>5,675</text:p>
          </table:table-cell>
          <table:table-cell table:formula="of:=([.B437]-[.$B$3])/([.$B$1003]-[.$B$3])" office:value-type="float" office:value="0.0872156886781922" calcext:value-type="float">
            <text:p>0,087</text:p>
          </table:table-cell>
          <table:table-cell/>
          <table:table-cell table:formula="of:=[.A437]*65535" office:value-type="float" office:value="28442.19" calcext:value-type="float">
            <text:p>28442</text:p>
          </table:table-cell>
          <table:table-cell table:formula="of:=[.C437]*65535" office:value-type="float" office:value="5715.68015752533" calcext:value-type="float">
            <text:p>5716</text:p>
          </table:table-cell>
          <table:table-cell table:number-columns-repeated="1018"/>
        </table:table-row>
        <table:table-row table:style-name="ro1">
          <table:table-cell office:value-type="float" office:value="0.435" calcext:value-type="float">
            <text:p>0,435</text:p>
          </table:table-cell>
          <table:table-cell table:formula="of:=EXP([.A438]*[.$B$1])" office:value-type="float" office:value="5.69734342267199" calcext:value-type="float">
            <text:p>5,697</text:p>
          </table:table-cell>
          <table:table-cell table:formula="of:=([.B438]-[.$B$3])/([.$B$1003]-[.$B$3])" office:value-type="float" office:value="0.0876400289891951" calcext:value-type="float">
            <text:p>0,088</text:p>
          </table:table-cell>
          <table:table-cell/>
          <table:table-cell table:formula="of:=[.A438]*65535" office:value-type="float" office:value="28507.725" calcext:value-type="float">
            <text:p>28508</text:p>
          </table:table-cell>
          <table:table-cell table:formula="of:=[.C438]*65535" office:value-type="float" office:value="5743.4892998069" calcext:value-type="float">
            <text:p>5743</text:p>
          </table:table-cell>
          <table:table-cell table:number-columns-repeated="1018"/>
        </table:table-row>
        <table:table-row table:style-name="ro1">
          <table:table-cell office:value-type="float" office:value="0.436" calcext:value-type="float">
            <text:p>0,436</text:p>
          </table:table-cell>
          <table:table-cell table:formula="of:=EXP([.A439]*[.$B$1])" office:value-type="float" office:value="5.72017843594254" calcext:value-type="float">
            <text:p>5,720</text:p>
          </table:table-cell>
          <table:table-cell table:formula="of:=([.B439]-[.$B$3])/([.$B$1003]-[.$B$3])" office:value-type="float" office:value="0.0880660700606954" calcext:value-type="float">
            <text:p>0,088</text:p>
          </table:table-cell>
          <table:table-cell/>
          <table:table-cell table:formula="of:=[.A439]*65535" office:value-type="float" office:value="28573.26" calcext:value-type="float">
            <text:p>28573</text:p>
          </table:table-cell>
          <table:table-cell table:formula="of:=[.C439]*65535" office:value-type="float" office:value="5771.40990142767" calcext:value-type="float">
            <text:p>5771</text:p>
          </table:table-cell>
          <table:table-cell table:number-columns-repeated="1018"/>
        </table:table-row>
        <table:table-row table:style-name="ro1">
          <table:table-cell office:value-type="float" office:value="0.437" calcext:value-type="float">
            <text:p>0,437</text:p>
          </table:table-cell>
          <table:table-cell table:formula="of:=EXP([.A440]*[.$B$1])" office:value-type="float" office:value="5.7431049721901" calcext:value-type="float">
            <text:p>5,743</text:p>
          </table:table-cell>
          <table:table-cell table:formula="of:=([.B440]-[.$B$3])/([.$B$1003]-[.$B$3])" office:value-type="float" office:value="0.0884938187093592" calcext:value-type="float">
            <text:p>0,088</text:p>
          </table:table-cell>
          <table:table-cell/>
          <table:table-cell table:formula="of:=[.A440]*65535" office:value-type="float" office:value="28638.795" calcext:value-type="float">
            <text:p>28639</text:p>
          </table:table-cell>
          <table:table-cell table:formula="of:=[.C440]*65535" office:value-type="float" office:value="5799.44240911786" calcext:value-type="float">
            <text:p>5799</text:p>
          </table:table-cell>
          <table:table-cell table:number-columns-repeated="1018"/>
        </table:table-row>
        <table:table-row table:style-name="ro1">
          <table:table-cell office:value-type="float" office:value="0.438" calcext:value-type="float">
            <text:p>0,438</text:p>
          </table:table-cell>
          <table:table-cell table:formula="of:=EXP([.A441]*[.$B$1])" office:value-type="float" office:value="5.76612339823974" calcext:value-type="float">
            <text:p>5,766</text:p>
          </table:table-cell>
          <table:table-cell table:formula="of:=([.B441]-[.$B$3])/([.$B$1003]-[.$B$3])" office:value-type="float" office:value="0.0889232817791741" calcext:value-type="float">
            <text:p>0,089</text:p>
          </table:table-cell>
          <table:table-cell/>
          <table:table-cell table:formula="of:=[.A441]*65535" office:value-type="float" office:value="28704.33" calcext:value-type="float">
            <text:p>28704</text:p>
          </table:table-cell>
          <table:table-cell table:formula="of:=[.C441]*65535" office:value-type="float" office:value="5827.58727139818" calcext:value-type="float">
            <text:p>5828</text:p>
          </table:table-cell>
          <table:table-cell table:number-columns-repeated="1018"/>
        </table:table-row>
        <table:table-row table:style-name="ro1">
          <table:table-cell office:value-type="float" office:value="0.439" calcext:value-type="float">
            <text:p>0,439</text:p>
          </table:table-cell>
          <table:table-cell table:formula="of:=EXP([.A442]*[.$B$1])" office:value-type="float" office:value="5.78923408238675" calcext:value-type="float">
            <text:p>5,789</text:p>
          </table:table-cell>
          <table:table-cell table:formula="of:=([.B442]-[.$B$3])/([.$B$1003]-[.$B$3])" office:value-type="float" office:value="0.0893544661415584" calcext:value-type="float">
            <text:p>0,089</text:p>
          </table:table-cell>
          <table:table-cell/>
          <table:table-cell table:formula="of:=[.A442]*65535" office:value-type="float" office:value="28769.865" calcext:value-type="float">
            <text:p>28770</text:p>
          </table:table-cell>
          <table:table-cell table:formula="of:=[.C442]*65535" office:value-type="float" office:value="5855.84493858703" calcext:value-type="float">
            <text:p>5856</text:p>
          </table:table-cell>
          <table:table-cell table:number-columns-repeated="1018"/>
        </table:table-row>
        <table:table-row table:style-name="ro1">
          <table:table-cell office:value-type="float" office:value="0.44" calcext:value-type="float">
            <text:p>0,440</text:p>
          </table:table-cell>
          <table:table-cell table:formula="of:=EXP([.A443]*[.$B$1])" office:value-type="float" office:value="5.81243739440259" calcext:value-type="float">
            <text:p>5,812</text:p>
          </table:table-cell>
          <table:table-cell table:formula="of:=([.B443]-[.$B$3])/([.$B$1003]-[.$B$3])" office:value-type="float" office:value="0.0897873786954709" calcext:value-type="float">
            <text:p>0,090</text:p>
          </table:table-cell>
          <table:table-cell/>
          <table:table-cell table:formula="of:=[.A443]*65535" office:value-type="float" office:value="28835.4" calcext:value-type="float">
            <text:p>28835</text:p>
          </table:table-cell>
          <table:table-cell table:formula="of:=[.C443]*65535" office:value-type="float" office:value="5884.21586280769" calcext:value-type="float">
            <text:p>5884</text:p>
          </table:table-cell>
          <table:table-cell table:number-columns-repeated="1018"/>
        </table:table-row>
        <table:table-row table:style-name="ro1">
          <table:table-cell office:value-type="float" office:value="0.441" calcext:value-type="float">
            <text:p>0,441</text:p>
          </table:table-cell>
          <table:table-cell table:formula="of:=EXP([.A444]*[.$B$1])" office:value-type="float" office:value="5.83573370554074" calcext:value-type="float">
            <text:p>5,836</text:p>
          </table:table-cell>
          <table:table-cell table:formula="of:=([.B444]-[.$B$3])/([.$B$1003]-[.$B$3])" office:value-type="float" office:value="0.0902220263675219" calcext:value-type="float">
            <text:p>0,090</text:p>
          </table:table-cell>
          <table:table-cell/>
          <table:table-cell table:formula="of:=[.A444]*65535" office:value-type="float" office:value="28900.935" calcext:value-type="float">
            <text:p>28901</text:p>
          </table:table-cell>
          <table:table-cell table:formula="of:=[.C444]*65535" office:value-type="float" office:value="5912.70049799555" calcext:value-type="float">
            <text:p>5913</text:p>
          </table:table-cell>
          <table:table-cell table:number-columns-repeated="1018"/>
        </table:table-row>
        <table:table-row table:style-name="ro1">
          <table:table-cell office:value-type="float" office:value="0.442" calcext:value-type="float">
            <text:p>0,442</text:p>
          </table:table-cell>
          <table:table-cell table:formula="of:=EXP([.A445]*[.$B$1])" office:value-type="float" office:value="5.85912338854267" calcext:value-type="float">
            <text:p>5,859</text:p>
          </table:table-cell>
          <table:table-cell table:formula="of:=([.B445]-[.$B$3])/([.$B$1003]-[.$B$3])" office:value-type="float" office:value="0.0906584161120834" calcext:value-type="float">
            <text:p>0,091</text:p>
          </table:table-cell>
          <table:table-cell/>
          <table:table-cell table:formula="of:=[.A445]*65535" office:value-type="float" office:value="28966.47" calcext:value-type="float">
            <text:p>28966</text:p>
          </table:table-cell>
          <table:table-cell table:formula="of:=[.C445]*65535" office:value-type="float" office:value="5941.29929990539" calcext:value-type="float">
            <text:p>5941</text:p>
          </table:table-cell>
          <table:table-cell table:number-columns-repeated="1018"/>
        </table:table-row>
        <table:table-row table:style-name="ro1">
          <table:table-cell office:value-type="float" office:value="0.443" calcext:value-type="float">
            <text:p>0,443</text:p>
          </table:table-cell>
          <table:table-cell table:formula="of:=EXP([.A446]*[.$B$1])" office:value-type="float" office:value="5.88260681764381" calcext:value-type="float">
            <text:p>5,883</text:p>
          </table:table-cell>
          <table:table-cell table:formula="of:=([.B446]-[.$B$3])/([.$B$1003]-[.$B$3])" office:value-type="float" office:value="0.0910965549114006" calcext:value-type="float">
            <text:p>0,091</text:p>
          </table:table-cell>
          <table:table-cell/>
          <table:table-cell table:formula="of:=[.A446]*65535" office:value-type="float" office:value="29032.005" calcext:value-type="float">
            <text:p>29032</text:p>
          </table:table-cell>
          <table:table-cell table:formula="of:=[.C446]*65535" office:value-type="float" office:value="5970.01272611864" calcext:value-type="float">
            <text:p>5970</text:p>
          </table:table-cell>
          <table:table-cell table:number-columns-repeated="1018"/>
        </table:table-row>
        <table:table-row table:style-name="ro1">
          <table:table-cell office:value-type="float" office:value="0.444" calcext:value-type="float">
            <text:p>0,444</text:p>
          </table:table-cell>
          <table:table-cell table:formula="of:=EXP([.A447]*[.$B$1])" office:value-type="float" office:value="5.90618436857953" calcext:value-type="float">
            <text:p>5,906</text:p>
          </table:table-cell>
          <table:table-cell table:formula="of:=([.B447]-[.$B$3])/([.$B$1003]-[.$B$3])" office:value-type="float" office:value="0.0915364497757035" calcext:value-type="float">
            <text:p>0,092</text:p>
          </table:table-cell>
          <table:table-cell/>
          <table:table-cell table:formula="of:=[.A447]*65535" office:value-type="float" office:value="29097.54" calcext:value-type="float">
            <text:p>29098</text:p>
          </table:table-cell>
          <table:table-cell table:formula="of:=[.C447]*65535" office:value-type="float" office:value="5998.84123605073" calcext:value-type="float">
            <text:p>5999</text:p>
          </table:table-cell>
          <table:table-cell table:number-columns-repeated="1018"/>
        </table:table-row>
        <table:table-row table:style-name="ro1">
          <table:table-cell office:value-type="float" office:value="0.445" calcext:value-type="float">
            <text:p>0,445</text:p>
          </table:table-cell>
          <table:table-cell table:formula="of:=EXP([.A448]*[.$B$1])" office:value-type="float" office:value="5.92985641859115" calcext:value-type="float">
            <text:p>5,930</text:p>
          </table:table-cell>
          <table:table-cell table:formula="of:=([.B448]-[.$B$3])/([.$B$1003]-[.$B$3])" office:value-type="float" office:value="0.0919781077433195" calcext:value-type="float">
            <text:p>0,092</text:p>
          </table:table-cell>
          <table:table-cell/>
          <table:table-cell table:formula="of:=[.A448]*65535" office:value-type="float" office:value="29163.075" calcext:value-type="float">
            <text:p>29163</text:p>
          </table:table-cell>
          <table:table-cell table:formula="of:=[.C448]*65535" office:value-type="float" office:value="6027.78529095845" calcext:value-type="float">
            <text:p>6028</text:p>
          </table:table-cell>
          <table:table-cell table:number-columns-repeated="1018"/>
        </table:table-row>
        <table:table-row table:style-name="ro1">
          <table:table-cell office:value-type="float" office:value="0.446" calcext:value-type="float">
            <text:p>0,446</text:p>
          </table:table-cell>
          <table:table-cell table:formula="of:=EXP([.A449]*[.$B$1])" office:value-type="float" office:value="5.95362334643196" calcext:value-type="float">
            <text:p>5,954</text:p>
          </table:table-cell>
          <table:table-cell table:formula="of:=([.B449]-[.$B$3])/([.$B$1003]-[.$B$3])" office:value-type="float" office:value="0.0924215358807855" calcext:value-type="float">
            <text:p>0,092</text:p>
          </table:table-cell>
          <table:table-cell/>
          <table:table-cell table:formula="of:=[.A449]*65535" office:value-type="float" office:value="29228.61" calcext:value-type="float">
            <text:p>29229</text:p>
          </table:table-cell>
          <table:table-cell table:formula="of:=[.C449]*65535" office:value-type="float" office:value="6056.84535394728" calcext:value-type="float">
            <text:p>6057</text:p>
          </table:table-cell>
          <table:table-cell table:number-columns-repeated="1018"/>
        </table:table-row>
        <table:table-row table:style-name="ro1">
          <table:table-cell office:value-type="float" office:value="0.447" calcext:value-type="float">
            <text:p>0,447</text:p>
          </table:table-cell>
          <table:table-cell table:formula="of:=EXP([.A450]*[.$B$1])" office:value-type="float" office:value="5.97748553237333" calcext:value-type="float">
            <text:p>5,977</text:p>
          </table:table-cell>
          <table:table-cell table:formula="of:=([.B450]-[.$B$3])/([.$B$1003]-[.$B$3])" office:value-type="float" office:value="0.092866741282961" calcext:value-type="float">
            <text:p>0,093</text:p>
          </table:table-cell>
          <table:table-cell/>
          <table:table-cell table:formula="of:=[.A450]*65535" office:value-type="float" office:value="29294.145" calcext:value-type="float">
            <text:p>29294</text:p>
          </table:table-cell>
          <table:table-cell table:formula="of:=[.C450]*65535" office:value-type="float" office:value="6086.02188997885" calcext:value-type="float">
            <text:p>6086</text:p>
          </table:table-cell>
          <table:table-cell table:number-columns-repeated="1018"/>
        </table:table-row>
        <table:table-row table:style-name="ro1">
          <table:table-cell office:value-type="float" office:value="0.448" calcext:value-type="float">
            <text:p>0,448</text:p>
          </table:table-cell>
          <table:table-cell table:formula="of:=EXP([.A451]*[.$B$1])" office:value-type="float" office:value="6.00144335821074" calcext:value-type="float">
            <text:p>6,001</text:p>
          </table:table-cell>
          <table:table-cell table:formula="of:=([.B451]-[.$B$3])/([.$B$1003]-[.$B$3])" office:value-type="float" office:value="0.0933137310731421" calcext:value-type="float">
            <text:p>0,093</text:p>
          </table:table-cell>
          <table:table-cell/>
          <table:table-cell table:formula="of:=[.A451]*65535" office:value-type="float" office:value="29359.68" calcext:value-type="float">
            <text:p>29360</text:p>
          </table:table-cell>
          <table:table-cell table:formula="of:=[.C451]*65535" office:value-type="float" office:value="6115.31536587837" calcext:value-type="float">
            <text:p>6115</text:p>
          </table:table-cell>
          <table:table-cell table:number-columns-repeated="1018"/>
        </table:table-row>
        <table:table-row table:style-name="ro1">
          <table:table-cell office:value-type="float" office:value="0.449" calcext:value-type="float">
            <text:p>0,449</text:p>
          </table:table-cell>
          <table:table-cell table:formula="of:=EXP([.A452]*[.$B$1])" office:value-type="float" office:value="6.02549720726991" calcext:value-type="float">
            <text:p>6,025</text:p>
          </table:table-cell>
          <table:table-cell table:formula="of:=([.B452]-[.$B$3])/([.$B$1003]-[.$B$3])" office:value-type="float" office:value="0.0937625124031749" calcext:value-type="float">
            <text:p>0,094</text:p>
          </table:table-cell>
          <table:table-cell/>
          <table:table-cell table:formula="of:=[.A452]*65535" office:value-type="float" office:value="29425.215" calcext:value-type="float">
            <text:p>29425</text:p>
          </table:table-cell>
          <table:table-cell table:formula="of:=[.C452]*65535" office:value-type="float" office:value="6144.72625034207" calcext:value-type="float">
            <text:p>6145</text:p>
          </table:table-cell>
          <table:table-cell table:number-columns-repeated="1018"/>
        </table:table-row>
        <table:table-row table:style-name="ro1">
          <table:table-cell office:value-type="float" office:value="0.45" calcext:value-type="float">
            <text:p>0,450</text:p>
          </table:table-cell>
          <table:table-cell table:formula="of:=EXP([.A453]*[.$B$1])" office:value-type="float" office:value="6.04964746441295" calcext:value-type="float">
            <text:p>6,050</text:p>
          </table:table-cell>
          <table:table-cell table:formula="of:=([.B453]-[.$B$3])/([.$B$1003]-[.$B$3])" office:value-type="float" office:value="0.0942130924535702" calcext:value-type="float">
            <text:p>0,094</text:p>
          </table:table-cell>
          <table:table-cell/>
          <table:table-cell table:formula="of:=[.A453]*65535" office:value-type="float" office:value="29490.75" calcext:value-type="float">
            <text:p>29491</text:p>
          </table:table-cell>
          <table:table-cell table:formula="of:=[.C453]*65535" office:value-type="float" office:value="6174.25501394473" calcext:value-type="float">
            <text:p>6174</text:p>
          </table:table-cell>
          <table:table-cell table:number-columns-repeated="1018"/>
        </table:table-row>
        <table:table-row table:style-name="ro1">
          <table:table-cell office:value-type="float" office:value="0.451" calcext:value-type="float">
            <text:p>0,451</text:p>
          </table:table-cell>
          <table:table-cell table:formula="of:=EXP([.A454]*[.$B$1])" office:value-type="float" office:value="6.07389451604447" calcext:value-type="float">
            <text:p>6,074</text:p>
          </table:table-cell>
          <table:table-cell table:formula="of:=([.B454]-[.$B$3])/([.$B$1003]-[.$B$3])" office:value-type="float" office:value="0.0946654784336186" calcext:value-type="float">
            <text:p>0,095</text:p>
          </table:table-cell>
          <table:table-cell/>
          <table:table-cell table:formula="of:=[.A454]*65535" office:value-type="float" office:value="29556.285" calcext:value-type="float">
            <text:p>29556</text:p>
          </table:table-cell>
          <table:table-cell table:formula="of:=[.C454]*65535" office:value-type="float" office:value="6203.90212914719" calcext:value-type="float">
            <text:p>6204</text:p>
          </table:table-cell>
          <table:table-cell table:number-columns-repeated="1018"/>
        </table:table-row>
        <table:table-row table:style-name="ro1">
          <table:table-cell office:value-type="float" office:value="0.452" calcext:value-type="float">
            <text:p>0,452</text:p>
          </table:table-cell>
          <table:table-cell table:formula="of:=EXP([.A455]*[.$B$1])" office:value-type="float" office:value="6.09823875011782" calcext:value-type="float">
            <text:p>6,098</text:p>
          </table:table-cell>
          <table:table-cell table:formula="of:=([.B455]-[.$B$3])/([.$B$1003]-[.$B$3])" office:value-type="float" office:value="0.0951196775815052" calcext:value-type="float">
            <text:p>0,095</text:p>
          </table:table-cell>
          <table:table-cell/>
          <table:table-cell table:formula="of:=[.A455]*65535" office:value-type="float" office:value="29621.82" calcext:value-type="float">
            <text:p>29622</text:p>
          </table:table-cell>
          <table:table-cell table:formula="of:=[.C455]*65535" office:value-type="float" office:value="6233.66807030394" calcext:value-type="float">
            <text:p>6234</text:p>
          </table:table-cell>
          <table:table-cell table:number-columns-repeated="1018"/>
        </table:table-row>
        <table:table-row table:style-name="ro1">
          <table:table-cell office:value-type="float" office:value="0.453" calcext:value-type="float">
            <text:p>0,453</text:p>
          </table:table-cell>
          <table:table-cell table:formula="of:=EXP([.A456]*[.$B$1])" office:value-type="float" office:value="6.12268055614127" calcext:value-type="float">
            <text:p>6,123</text:p>
          </table:table-cell>
          <table:table-cell table:formula="of:=([.B456]-[.$B$3])/([.$B$1003]-[.$B$3])" office:value-type="float" office:value="0.0955756971644262" calcext:value-type="float">
            <text:p>0,096</text:p>
          </table:table-cell>
          <table:table-cell/>
          <table:table-cell table:formula="of:=[.A456]*65535" office:value-type="float" office:value="29687.355" calcext:value-type="float">
            <text:p>29687</text:p>
          </table:table-cell>
          <table:table-cell table:formula="of:=[.C456]*65535" office:value-type="float" office:value="6263.55331367067" calcext:value-type="float">
            <text:p>6264</text:p>
          </table:table-cell>
          <table:table-cell table:number-columns-repeated="1018"/>
        </table:table-row>
        <table:table-row table:style-name="ro1">
          <table:table-cell office:value-type="float" office:value="0.454" calcext:value-type="float">
            <text:p>0,454</text:p>
          </table:table-cell>
          <table:table-cell table:formula="of:=EXP([.A457]*[.$B$1])" office:value-type="float" office:value="6.14722032518424" calcext:value-type="float">
            <text:p>6,147</text:p>
          </table:table-cell>
          <table:table-cell table:formula="of:=([.B457]-[.$B$3])/([.$B$1003]-[.$B$3])" office:value-type="float" office:value="0.0960335444787046" calcext:value-type="float">
            <text:p>0,096</text:p>
          </table:table-cell>
          <table:table-cell/>
          <table:table-cell table:formula="of:=[.A457]*65535" office:value-type="float" office:value="29752.89" calcext:value-type="float">
            <text:p>29753</text:p>
          </table:table-cell>
          <table:table-cell table:formula="of:=[.C457]*65535" office:value-type="float" office:value="6293.55833741191" calcext:value-type="float">
            <text:p>6294</text:p>
          </table:table-cell>
          <table:table-cell table:number-columns-repeated="1018"/>
        </table:table-row>
        <table:table-row table:style-name="ro1">
          <table:table-cell office:value-type="float" office:value="0.455" calcext:value-type="float">
            <text:p>0,455</text:p>
          </table:table-cell>
          <table:table-cell table:formula="of:=EXP([.A458]*[.$B$1])" office:value-type="float" office:value="6.17185844988355" calcext:value-type="float">
            <text:p>6,172</text:p>
          </table:table-cell>
          <table:table-cell table:formula="of:=([.B458]-[.$B$3])/([.$B$1003]-[.$B$3])" office:value-type="float" office:value="0.0964932268499073" calcext:value-type="float">
            <text:p>0,096</text:p>
          </table:table-cell>
          <table:table-cell/>
          <table:table-cell table:formula="of:=[.A458]*65535" office:value-type="float" office:value="29818.425" calcext:value-type="float">
            <text:p>29818</text:p>
          </table:table-cell>
          <table:table-cell table:formula="of:=[.C458]*65535" office:value-type="float" office:value="6323.68362160868" calcext:value-type="float">
            <text:p>6324</text:p>
          </table:table-cell>
          <table:table-cell table:number-columns-repeated="1018"/>
        </table:table-row>
        <table:table-row table:style-name="ro1">
          <table:table-cell office:value-type="float" office:value="0.456" calcext:value-type="float">
            <text:p>0,456</text:p>
          </table:table-cell>
          <table:table-cell table:formula="of:=EXP([.A459]*[.$B$1])" office:value-type="float" office:value="6.19659532444973" calcext:value-type="float">
            <text:p>6,197</text:p>
          </table:table-cell>
          <table:table-cell table:formula="of:=([.B459]-[.$B$3])/([.$B$1003]-[.$B$3])" office:value-type="float" office:value="0.0969547516329619" calcext:value-type="float">
            <text:p>0,097</text:p>
          </table:table-cell>
          <table:table-cell/>
          <table:table-cell table:formula="of:=[.A459]*65535" office:value-type="float" office:value="29883.96" calcext:value-type="float">
            <text:p>29884</text:p>
          </table:table-cell>
          <table:table-cell table:formula="of:=[.C459]*65535" office:value-type="float" office:value="6353.92964826616" calcext:value-type="float">
            <text:p>6354</text:p>
          </table:table-cell>
          <table:table-cell table:number-columns-repeated="1018"/>
        </table:table-row>
        <table:table-row table:style-name="ro1">
          <table:table-cell office:value-type="float" office:value="0.457" calcext:value-type="float">
            <text:p>0,457</text:p>
          </table:table-cell>
          <table:table-cell table:formula="of:=EXP([.A460]*[.$B$1])" office:value-type="float" office:value="6.22143134467329" calcext:value-type="float">
            <text:p>6,221</text:p>
          </table:table-cell>
          <table:table-cell table:formula="of:=([.B460]-[.$B$3])/([.$B$1003]-[.$B$3])" office:value-type="float" office:value="0.0974181262122749" calcext:value-type="float">
            <text:p>0,097</text:p>
          </table:table-cell>
          <table:table-cell/>
          <table:table-cell table:formula="of:=[.A460]*65535" office:value-type="float" office:value="29949.495" calcext:value-type="float">
            <text:p>29949</text:p>
          </table:table-cell>
          <table:table-cell table:formula="of:=[.C460]*65535" office:value-type="float" office:value="6384.29690132143" calcext:value-type="float">
            <text:p>6384</text:p>
          </table:table-cell>
          <table:table-cell table:number-columns-repeated="1018"/>
        </table:table-row>
        <table:table-row table:style-name="ro1">
          <table:table-cell office:value-type="float" office:value="0.458" calcext:value-type="float">
            <text:p>0,458</text:p>
          </table:table-cell>
          <table:table-cell table:formula="of:=EXP([.A461]*[.$B$1])" office:value-type="float" office:value="6.24636690793109" calcext:value-type="float">
            <text:p>6,246</text:p>
          </table:table-cell>
          <table:table-cell table:formula="of:=([.B461]-[.$B$3])/([.$B$1003]-[.$B$3])" office:value-type="float" office:value="0.0978833580018493" calcext:value-type="float">
            <text:p>0,098</text:p>
          </table:table-cell>
          <table:table-cell/>
          <table:table-cell table:formula="of:=[.A461]*65535" office:value-type="float" office:value="30015.03" calcext:value-type="float">
            <text:p>30015</text:p>
          </table:table-cell>
          <table:table-cell table:formula="of:=[.C461]*65535" office:value-type="float" office:value="6414.7858666512" calcext:value-type="float">
            <text:p>6415</text:p>
          </table:table-cell>
          <table:table-cell table:number-columns-repeated="1018"/>
        </table:table-row>
        <table:table-row table:style-name="ro1">
          <table:table-cell office:value-type="float" office:value="0.459" calcext:value-type="float">
            <text:p>0,459</text:p>
          </table:table-cell>
          <table:table-cell table:formula="of:=EXP([.A462]*[.$B$1])" office:value-type="float" office:value="6.27140241319267" calcext:value-type="float">
            <text:p>6,271</text:p>
          </table:table-cell>
          <table:table-cell table:formula="of:=([.B462]-[.$B$3])/([.$B$1003]-[.$B$3])" office:value-type="float" office:value="0.0983504544454039" calcext:value-type="float">
            <text:p>0,098</text:p>
          </table:table-cell>
          <table:table-cell/>
          <table:table-cell table:formula="of:=[.A462]*65535" office:value-type="float" office:value="30080.565" calcext:value-type="float">
            <text:p>30081</text:p>
          </table:table-cell>
          <table:table-cell table:formula="of:=[.C462]*65535" office:value-type="float" office:value="6445.39703207954" calcext:value-type="float">
            <text:p>6445</text:p>
          </table:table-cell>
          <table:table-cell table:number-columns-repeated="1018"/>
        </table:table-row>
        <table:table-row table:style-name="ro1">
          <table:table-cell office:value-type="float" office:value="0.46" calcext:value-type="float">
            <text:p>0,460</text:p>
          </table:table-cell>
          <table:table-cell table:formula="of:=EXP([.A463]*[.$B$1])" office:value-type="float" office:value="6.29653826102666" calcext:value-type="float">
            <text:p>6,297</text:p>
          </table:table-cell>
          <table:table-cell table:formula="of:=([.B463]-[.$B$3])/([.$B$1003]-[.$B$3])" office:value-type="float" office:value="0.0988194230164915" calcext:value-type="float">
            <text:p>0,099</text:p>
          </table:table-cell>
          <table:table-cell/>
          <table:table-cell table:formula="of:=[.A463]*65535" office:value-type="float" office:value="30146.1" calcext:value-type="float">
            <text:p>30146</text:p>
          </table:table-cell>
          <table:table-cell table:formula="of:=[.C463]*65535" office:value-type="float" office:value="6476.13088738577" calcext:value-type="float">
            <text:p>6476</text:p>
          </table:table-cell>
          <table:table-cell table:number-columns-repeated="1018"/>
        </table:table-row>
        <table:table-row table:style-name="ro1">
          <table:table-cell office:value-type="float" office:value="0.461" calcext:value-type="float">
            <text:p>0,461</text:p>
          </table:table-cell>
          <table:table-cell table:formula="of:=EXP([.A464]*[.$B$1])" office:value-type="float" office:value="6.32177485360714" calcext:value-type="float">
            <text:p>6,322</text:p>
          </table:table-cell>
          <table:table-cell table:formula="of:=([.B464]-[.$B$3])/([.$B$1003]-[.$B$3])" office:value-type="float" office:value="0.0992902712186194" calcext:value-type="float">
            <text:p>0,099</text:p>
          </table:table-cell>
          <table:table-cell/>
          <table:table-cell table:formula="of:=[.A464]*65535" office:value-type="float" office:value="30211.635" calcext:value-type="float">
            <text:p>30212</text:p>
          </table:table-cell>
          <table:table-cell table:formula="of:=[.C464]*65535" office:value-type="float" office:value="6506.98792431222" calcext:value-type="float">
            <text:p>6507</text:p>
          </table:table-cell>
          <table:table-cell table:number-columns-repeated="1018"/>
        </table:table-row>
        <table:table-row table:style-name="ro1">
          <table:table-cell office:value-type="float" office:value="0.462" calcext:value-type="float">
            <text:p>0,462</text:p>
          </table:table-cell>
          <table:table-cell table:formula="of:=EXP([.A465]*[.$B$1])" office:value-type="float" office:value="6.34711259472015" calcext:value-type="float">
            <text:p>6,347</text:p>
          </table:table-cell>
          <table:table-cell table:formula="of:=([.B465]-[.$B$3])/([.$B$1003]-[.$B$3])" office:value-type="float" office:value="0.0997630065853688" calcext:value-type="float">
            <text:p>0,100</text:p>
          </table:table-cell>
          <table:table-cell/>
          <table:table-cell table:formula="of:=[.A465]*65535" office:value-type="float" office:value="30277.17" calcext:value-type="float">
            <text:p>30277</text:p>
          </table:table-cell>
          <table:table-cell table:formula="of:=[.C465]*65535" office:value-type="float" office:value="6537.96863657214" calcext:value-type="float">
            <text:p>6538</text:p>
          </table:table-cell>
          <table:table-cell table:number-columns-repeated="1018"/>
        </table:table-row>
        <table:table-row table:style-name="ro1">
          <table:table-cell office:value-type="float" office:value="0.463" calcext:value-type="float">
            <text:p>0,463</text:p>
          </table:table-cell>
          <table:table-cell table:formula="of:=EXP([.A466]*[.$B$1])" office:value-type="float" office:value="6.37255188977008" calcext:value-type="float">
            <text:p>6,373</text:p>
          </table:table-cell>
          <table:table-cell table:formula="of:=([.B466]-[.$B$3])/([.$B$1003]-[.$B$3])" office:value-type="float" office:value="0.100237636680516" calcext:value-type="float">
            <text:p>0,100</text:p>
          </table:table-cell>
          <table:table-cell/>
          <table:table-cell table:formula="of:=[.A466]*65535" office:value-type="float" office:value="30342.705" calcext:value-type="float">
            <text:p>30343</text:p>
          </table:table-cell>
          <table:table-cell table:formula="of:=[.C466]*65535" office:value-type="float" office:value="6569.0735198576" calcext:value-type="float">
            <text:p>6569</text:p>
          </table:table-cell>
          <table:table-cell table:number-columns-repeated="1018"/>
        </table:table-row>
        <table:table-row table:style-name="ro1">
          <table:table-cell office:value-type="float" office:value="0.464" calcext:value-type="float">
            <text:p>0,464</text:p>
          </table:table-cell>
          <table:table-cell table:formula="of:=EXP([.A467]*[.$B$1])" office:value-type="float" office:value="6.3980931457862" calcext:value-type="float">
            <text:p>6,398</text:p>
          </table:table-cell>
          <table:table-cell table:formula="of:=([.B467]-[.$B$3])/([.$B$1003]-[.$B$3])" office:value-type="float" office:value="0.100714169098152" calcext:value-type="float">
            <text:p>0,101</text:p>
          </table:table-cell>
          <table:table-cell/>
          <table:table-cell table:formula="of:=[.A467]*65535" office:value-type="float" office:value="30408.24" calcext:value-type="float">
            <text:p>30408</text:p>
          </table:table-cell>
          <table:table-cell table:formula="of:=[.C467]*65535" office:value-type="float" office:value="6600.30307184737" calcext:value-type="float">
            <text:p>6600</text:p>
          </table:table-cell>
          <table:table-cell table:number-columns-repeated="1018"/>
        </table:table-row>
        <table:table-row table:style-name="ro1">
          <table:table-cell office:value-type="float" office:value="0.465" calcext:value-type="float">
            <text:p>0,465</text:p>
          </table:table-cell>
          <table:table-cell table:formula="of:=EXP([.A468]*[.$B$1])" office:value-type="float" office:value="6.42373677142914" calcext:value-type="float">
            <text:p>6,424</text:p>
          </table:table-cell>
          <table:table-cell table:formula="of:=([.B468]-[.$B$3])/([.$B$1003]-[.$B$3])" office:value-type="float" office:value="0.101192611462806" calcext:value-type="float">
            <text:p>0,101</text:p>
          </table:table-cell>
          <table:table-cell/>
          <table:table-cell table:formula="of:=[.A468]*65535" office:value-type="float" office:value="30473.775" calcext:value-type="float">
            <text:p>30474</text:p>
          </table:table-cell>
          <table:table-cell table:formula="of:=[.C468]*65535" office:value-type="float" office:value="6631.65779221498" calcext:value-type="float">
            <text:p>6632</text:p>
          </table:table-cell>
          <table:table-cell table:number-columns-repeated="1018"/>
        </table:table-row>
        <table:table-row table:style-name="ro1">
          <table:table-cell office:value-type="float" office:value="0.466" calcext:value-type="float">
            <text:p>0,466</text:p>
          </table:table-cell>
          <table:table-cell table:formula="of:=EXP([.A469]*[.$B$1])" office:value-type="float" office:value="6.44948317699746" calcext:value-type="float">
            <text:p>6,449</text:p>
          </table:table-cell>
          <table:table-cell table:formula="of:=([.B469]-[.$B$3])/([.$B$1003]-[.$B$3])" office:value-type="float" office:value="0.101672971429566" calcext:value-type="float">
            <text:p>0,102</text:p>
          </table:table-cell>
          <table:table-cell/>
          <table:table-cell table:formula="of:=[.A469]*65535" office:value-type="float" office:value="30539.31" calcext:value-type="float">
            <text:p>30539</text:p>
          </table:table-cell>
          <table:table-cell table:formula="of:=[.C469]*65535" office:value-type="float" office:value="6663.1381826366" calcext:value-type="float">
            <text:p>6663</text:p>
          </table:table-cell>
          <table:table-cell table:number-columns-repeated="1018"/>
        </table:table-row>
        <table:table-row table:style-name="ro1">
          <table:table-cell office:value-type="float" office:value="0.467" calcext:value-type="float">
            <text:p>0,467</text:p>
          </table:table-cell>
          <table:table-cell table:formula="of:=EXP([.A470]*[.$B$1])" office:value-type="float" office:value="6.4753327744342" calcext:value-type="float">
            <text:p>6,475</text:p>
          </table:table-cell>
          <table:table-cell table:formula="of:=([.B470]-[.$B$3])/([.$B$1003]-[.$B$3])" office:value-type="float" office:value="0.102155256684202" calcext:value-type="float">
            <text:p>0,102</text:p>
          </table:table-cell>
          <table:table-cell/>
          <table:table-cell table:formula="of:=[.A470]*65535" office:value-type="float" office:value="30604.845" calcext:value-type="float">
            <text:p>30605</text:p>
          </table:table-cell>
          <table:table-cell table:formula="of:=[.C470]*65535" office:value-type="float" office:value="6694.74474679915" calcext:value-type="float">
            <text:p>6695</text:p>
          </table:table-cell>
          <table:table-cell table:number-columns-repeated="1018"/>
        </table:table-row>
        <table:table-row table:style-name="ro1">
          <table:table-cell office:value-type="float" office:value="0.468" calcext:value-type="float">
            <text:p>0,468</text:p>
          </table:table-cell>
          <table:table-cell table:formula="of:=EXP([.A471]*[.$B$1])" office:value-type="float" office:value="6.50128597733347" calcext:value-type="float">
            <text:p>6,501</text:p>
          </table:table-cell>
          <table:table-cell table:formula="of:=([.B471]-[.$B$3])/([.$B$1003]-[.$B$3])" office:value-type="float" office:value="0.102639474943288" calcext:value-type="float">
            <text:p>0,103</text:p>
          </table:table-cell>
          <table:table-cell/>
          <table:table-cell table:formula="of:=[.A471]*65535" office:value-type="float" office:value="30670.38" calcext:value-type="float">
            <text:p>30670</text:p>
          </table:table-cell>
          <table:table-cell table:formula="of:=[.C471]*65535" office:value-type="float" office:value="6726.47799040835" calcext:value-type="float">
            <text:p>6726</text:p>
          </table:table-cell>
          <table:table-cell table:number-columns-repeated="1018"/>
        </table:table-row>
        <table:table-row table:style-name="ro1">
          <table:table-cell office:value-type="float" office:value="0.469" calcext:value-type="float">
            <text:p>0,469</text:p>
          </table:table-cell>
          <table:table-cell table:formula="of:=EXP([.A472]*[.$B$1])" office:value-type="float" office:value="6.52734320094708" calcext:value-type="float">
            <text:p>6,527</text:p>
          </table:table-cell>
          <table:table-cell table:formula="of:=([.B472]-[.$B$3])/([.$B$1003]-[.$B$3])" office:value-type="float" office:value="0.103125633954326" calcext:value-type="float">
            <text:p>0,103</text:p>
          </table:table-cell>
          <table:table-cell/>
          <table:table-cell table:formula="of:=[.A472]*65535" office:value-type="float" office:value="30735.915" calcext:value-type="float">
            <text:p>30736</text:p>
          </table:table-cell>
          <table:table-cell table:formula="of:=[.C472]*65535" office:value-type="float" office:value="6758.33842119675" calcext:value-type="float">
            <text:p>6758</text:p>
          </table:table-cell>
          <table:table-cell table:number-columns-repeated="1018"/>
        </table:table-row>
        <table:table-row table:style-name="ro1">
          <table:table-cell office:value-type="float" office:value="0.47" calcext:value-type="float">
            <text:p>0,470</text:p>
          </table:table-cell>
          <table:table-cell table:formula="of:=EXP([.A473]*[.$B$1])" office:value-type="float" office:value="6.55350486219115" calcext:value-type="float">
            <text:p>6,554</text:p>
          </table:table-cell>
          <table:table-cell table:formula="of:=([.B473]-[.$B$3])/([.$B$1003]-[.$B$3])" office:value-type="float" office:value="0.103613741495872" calcext:value-type="float">
            <text:p>0,104</text:p>
          </table:table-cell>
          <table:table-cell/>
          <table:table-cell table:formula="of:=[.A473]*65535" office:value-type="float" office:value="30801.45" calcext:value-type="float">
            <text:p>30801</text:p>
          </table:table-cell>
          <table:table-cell table:formula="of:=[.C473]*65535" office:value-type="float" office:value="6790.32654893195" calcext:value-type="float">
            <text:p>6790</text:p>
          </table:table-cell>
          <table:table-cell table:number-columns-repeated="1018"/>
        </table:table-row>
        <table:table-row table:style-name="ro1">
          <table:table-cell office:value-type="float" office:value="0.471" calcext:value-type="float">
            <text:p>0,471</text:p>
          </table:table-cell>
          <table:table-cell table:formula="of:=EXP([.A474]*[.$B$1])" office:value-type="float" office:value="6.57977137965282" calcext:value-type="float">
            <text:p>6,580</text:p>
          </table:table-cell>
          <table:table-cell table:formula="of:=([.B474]-[.$B$3])/([.$B$1003]-[.$B$3])" office:value-type="float" office:value="0.104103805377655" calcext:value-type="float">
            <text:p>0,104</text:p>
          </table:table-cell>
          <table:table-cell/>
          <table:table-cell table:formula="of:=[.A474]*65535" office:value-type="float" office:value="30866.985" calcext:value-type="float">
            <text:p>30867</text:p>
          </table:table-cell>
          <table:table-cell table:formula="of:=[.C474]*65535" office:value-type="float" office:value="6822.44288542465" calcext:value-type="float">
            <text:p>6822</text:p>
          </table:table-cell>
          <table:table-cell table:number-columns-repeated="1018"/>
        </table:table-row>
        <table:table-row table:style-name="ro1">
          <table:table-cell office:value-type="float" office:value="0.472" calcext:value-type="float">
            <text:p>0,472</text:p>
          </table:table-cell>
          <table:table-cell table:formula="of:=EXP([.A475]*[.$B$1])" office:value-type="float" office:value="6.60614317359694" calcext:value-type="float">
            <text:p>6,606</text:p>
          </table:table-cell>
          <table:table-cell table:formula="of:=([.B475]-[.$B$3])/([.$B$1003]-[.$B$3])" office:value-type="float" office:value="0.10459583344071" calcext:value-type="float">
            <text:p>0,105</text:p>
          </table:table-cell>
          <table:table-cell/>
          <table:table-cell table:formula="of:=[.A475]*65535" office:value-type="float" office:value="30932.52" calcext:value-type="float">
            <text:p>30933</text:p>
          </table:table-cell>
          <table:table-cell table:formula="of:=[.C475]*65535" office:value-type="float" office:value="6854.68794453693" calcext:value-type="float">
            <text:p>6855</text:p>
          </table:table-cell>
          <table:table-cell table:number-columns-repeated="1018"/>
        </table:table-row>
        <table:table-row table:style-name="ro1">
          <table:table-cell office:value-type="float" office:value="0.473" calcext:value-type="float">
            <text:p>0,473</text:p>
          </table:table-cell>
          <table:table-cell table:formula="of:=EXP([.A476]*[.$B$1])" office:value-type="float" office:value="6.63262066597277" calcext:value-type="float">
            <text:p>6,633</text:p>
          </table:table-cell>
          <table:table-cell table:formula="of:=([.B476]-[.$B$3])/([.$B$1003]-[.$B$3])" office:value-type="float" office:value="0.105089833557495" calcext:value-type="float">
            <text:p>0,105</text:p>
          </table:table-cell>
          <table:table-cell/>
          <table:table-cell table:formula="of:=[.A476]*65535" office:value-type="float" office:value="30998.055" calcext:value-type="float">
            <text:p>30998</text:p>
          </table:table-cell>
          <table:table-cell table:formula="of:=[.C476]*65535" office:value-type="float" office:value="6887.06224219043" calcext:value-type="float">
            <text:p>6887</text:p>
          </table:table-cell>
          <table:table-cell table:number-columns-repeated="1018"/>
        </table:table-row>
        <table:table-row table:style-name="ro1">
          <table:table-cell office:value-type="float" office:value="0.474" calcext:value-type="float">
            <text:p>0,474</text:p>
          </table:table-cell>
          <table:table-cell table:formula="of:=EXP([.A477]*[.$B$1])" office:value-type="float" office:value="6.65920428042074" calcext:value-type="float">
            <text:p>6,659</text:p>
          </table:table-cell>
          <table:table-cell table:formula="of:=([.B477]-[.$B$3])/([.$B$1003]-[.$B$3])" office:value-type="float" office:value="0.105585813632022" calcext:value-type="float">
            <text:p>0,106</text:p>
          </table:table-cell>
          <table:table-cell/>
          <table:table-cell table:formula="of:=[.A477]*65535" office:value-type="float" office:value="31063.59" calcext:value-type="float">
            <text:p>31064</text:p>
          </table:table-cell>
          <table:table-cell table:formula="of:=[.C477]*65535" office:value-type="float" office:value="6919.56629637459" calcext:value-type="float">
            <text:p>6920</text:p>
          </table:table-cell>
          <table:table-cell table:number-columns-repeated="1018"/>
        </table:table-row>
        <table:table-row table:style-name="ro1">
          <table:table-cell office:value-type="float" office:value="0.475" calcext:value-type="float">
            <text:p>0,475</text:p>
          </table:table-cell>
          <table:table-cell table:formula="of:=EXP([.A478]*[.$B$1])" office:value-type="float" office:value="6.68589444227927" calcext:value-type="float">
            <text:p>6,686</text:p>
          </table:table-cell>
          <table:table-cell table:formula="of:=([.B478]-[.$B$3])/([.$B$1003]-[.$B$3])" office:value-type="float" office:value="0.106083781599984" calcext:value-type="float">
            <text:p>0,106</text:p>
          </table:table-cell>
          <table:table-cell/>
          <table:table-cell table:formula="of:=[.A478]*65535" office:value-type="float" office:value="31129.125" calcext:value-type="float">
            <text:p>31129</text:p>
          </table:table-cell>
          <table:table-cell table:formula="of:=[.C478]*65535" office:value-type="float" office:value="6952.20062715498" calcext:value-type="float">
            <text:p>6952</text:p>
          </table:table-cell>
          <table:table-cell table:number-columns-repeated="1018"/>
        </table:table-row>
        <table:table-row table:style-name="ro1">
          <table:table-cell office:value-type="float" office:value="0.476" calcext:value-type="float">
            <text:p>0,476</text:p>
          </table:table-cell>
          <table:table-cell table:formula="of:=EXP([.A479]*[.$B$1])" office:value-type="float" office:value="6.71269157859151" calcext:value-type="float">
            <text:p>6,713</text:p>
          </table:table-cell>
          <table:table-cell table:formula="of:=([.B479]-[.$B$3])/([.$B$1003]-[.$B$3])" office:value-type="float" office:value="0.106583745428879" calcext:value-type="float">
            <text:p>0,107</text:p>
          </table:table-cell>
          <table:table-cell/>
          <table:table-cell table:formula="of:=[.A479]*65535" office:value-type="float" office:value="31194.66" calcext:value-type="float">
            <text:p>31195</text:p>
          </table:table-cell>
          <table:table-cell table:formula="of:=[.C479]*65535" office:value-type="float" office:value="6984.96575668158" calcext:value-type="float">
            <text:p>6985</text:p>
          </table:table-cell>
          <table:table-cell table:number-columns-repeated="1018"/>
        </table:table-row>
        <table:table-row table:style-name="ro1">
          <table:table-cell office:value-type="float" office:value="0.477" calcext:value-type="float">
            <text:p>0,477</text:p>
          </table:table-cell>
          <table:table-cell table:formula="of:=EXP([.A480]*[.$B$1])" office:value-type="float" office:value="6.7395961181122" calcext:value-type="float">
            <text:p>6,740</text:p>
          </table:table-cell>
          <table:table-cell table:formula="of:=([.B480]-[.$B$3])/([.$B$1003]-[.$B$3])" office:value-type="float" office:value="0.107085713118138" calcext:value-type="float">
            <text:p>0,107</text:p>
          </table:table-cell>
          <table:table-cell/>
          <table:table-cell table:formula="of:=[.A480]*65535" office:value-type="float" office:value="31260.195" calcext:value-type="float">
            <text:p>31260</text:p>
          </table:table-cell>
          <table:table-cell table:formula="of:=[.C480]*65535" office:value-type="float" office:value="7017.86220919718" calcext:value-type="float">
            <text:p>7018</text:p>
          </table:table-cell>
          <table:table-cell table:number-columns-repeated="1018"/>
        </table:table-row>
        <table:table-row table:style-name="ro1">
          <table:table-cell office:value-type="float" office:value="0.478" calcext:value-type="float">
            <text:p>0,478</text:p>
          </table:table-cell>
          <table:table-cell table:formula="of:=EXP([.A481]*[.$B$1])" office:value-type="float" office:value="6.76660849131457" calcext:value-type="float">
            <text:p>6,767</text:p>
          </table:table-cell>
          <table:table-cell table:formula="of:=([.B481]-[.$B$3])/([.$B$1003]-[.$B$3])" office:value-type="float" office:value="0.107589692699255" calcext:value-type="float">
            <text:p>0,108</text:p>
          </table:table-cell>
          <table:table-cell/>
          <table:table-cell table:formula="of:=[.A481]*65535" office:value-type="float" office:value="31325.73" calcext:value-type="float">
            <text:p>31326</text:p>
          </table:table-cell>
          <table:table-cell table:formula="of:=[.C481]*65535" office:value-type="float" office:value="7050.8905110457" calcext:value-type="float">
            <text:p>7051</text:p>
          </table:table-cell>
          <table:table-cell table:number-columns-repeated="1018"/>
        </table:table-row>
        <table:table-row table:style-name="ro1">
          <table:table-cell office:value-type="float" office:value="0.479" calcext:value-type="float">
            <text:p>0,479</text:p>
          </table:table-cell>
          <table:table-cell table:formula="of:=EXP([.A482]*[.$B$1])" office:value-type="float" office:value="6.79372913039715" calcext:value-type="float">
            <text:p>6,794</text:p>
          </table:table-cell>
          <table:table-cell table:formula="of:=([.B482]-[.$B$3])/([.$B$1003]-[.$B$3])" office:value-type="float" office:value="0.108095692235915" calcext:value-type="float">
            <text:p>0,108</text:p>
          </table:table-cell>
          <table:table-cell/>
          <table:table-cell table:formula="of:=[.A482]*65535" office:value-type="float" office:value="31391.265" calcext:value-type="float">
            <text:p>31391</text:p>
          </table:table-cell>
          <table:table-cell table:formula="of:=[.C482]*65535" office:value-type="float" office:value="7084.05119068068" calcext:value-type="float">
            <text:p>7084</text:p>
          </table:table-cell>
          <table:table-cell table:number-columns-repeated="1018"/>
        </table:table-row>
        <table:table-row table:style-name="ro1">
          <table:table-cell office:value-type="float" office:value="0.48" calcext:value-type="float">
            <text:p>0,480</text:p>
          </table:table-cell>
          <table:table-cell table:formula="of:=EXP([.A483]*[.$B$1])" office:value-type="float" office:value="6.82095846929075" calcext:value-type="float">
            <text:p>6,821</text:p>
          </table:table-cell>
          <table:table-cell table:formula="of:=([.B483]-[.$B$3])/([.$B$1003]-[.$B$3])" office:value-type="float" office:value="0.10860371982412" calcext:value-type="float">
            <text:p>0,109</text:p>
          </table:table-cell>
          <table:table-cell/>
          <table:table-cell table:formula="of:=[.A483]*65535" office:value-type="float" office:value="31456.8" calcext:value-type="float">
            <text:p>31457</text:p>
          </table:table-cell>
          <table:table-cell table:formula="of:=[.C483]*65535" office:value-type="float" office:value="7117.34477867371" calcext:value-type="float">
            <text:p>7117</text:p>
          </table:table-cell>
          <table:table-cell table:number-columns-repeated="1018"/>
        </table:table-row>
        <table:table-row table:style-name="ro1">
          <table:table-cell office:value-type="float" office:value="0.481" calcext:value-type="float">
            <text:p>0,481</text:p>
          </table:table-cell>
          <table:table-cell table:formula="of:=EXP([.A484]*[.$B$1])" office:value-type="float" office:value="6.84829694366537" calcext:value-type="float">
            <text:p>6,848</text:p>
          </table:table-cell>
          <table:table-cell table:formula="of:=([.B484]-[.$B$3])/([.$B$1003]-[.$B$3])" office:value-type="float" office:value="0.109113783592323" calcext:value-type="float">
            <text:p>0,109</text:p>
          </table:table-cell>
          <table:table-cell/>
          <table:table-cell table:formula="of:=[.A484]*65535" office:value-type="float" office:value="31522.335" calcext:value-type="float">
            <text:p>31522</text:p>
          </table:table-cell>
          <table:table-cell table:formula="of:=[.C484]*65535" office:value-type="float" office:value="7150.7718077229" calcext:value-type="float">
            <text:p>7151</text:p>
          </table:table-cell>
          <table:table-cell table:number-columns-repeated="1018"/>
        </table:table-row>
        <table:table-row table:style-name="ro1">
          <table:table-cell office:value-type="float" office:value="0.482" calcext:value-type="float">
            <text:p>0,482</text:p>
          </table:table-cell>
          <table:table-cell table:formula="of:=EXP([.A485]*[.$B$1])" office:value-type="float" office:value="6.87574499093719" calcext:value-type="float">
            <text:p>6,876</text:p>
          </table:table-cell>
          <table:table-cell table:formula="of:=([.B485]-[.$B$3])/([.$B$1003]-[.$B$3])" office:value-type="float" office:value="0.109625891701555" calcext:value-type="float">
            <text:p>0,110</text:p>
          </table:table-cell>
          <table:table-cell/>
          <table:table-cell table:formula="of:=[.A485]*65535" office:value-type="float" office:value="31587.87" calcext:value-type="float">
            <text:p>31588</text:p>
          </table:table-cell>
          <table:table-cell table:formula="of:=[.C485]*65535" office:value-type="float" office:value="7184.33281266144" calcext:value-type="float">
            <text:p>7184</text:p>
          </table:table-cell>
          <table:table-cell table:number-columns-repeated="1018"/>
        </table:table-row>
        <table:table-row table:style-name="ro1">
          <table:table-cell office:value-type="float" office:value="0.483" calcext:value-type="float">
            <text:p>0,483</text:p>
          </table:table-cell>
          <table:table-cell table:formula="of:=EXP([.A486]*[.$B$1])" office:value-type="float" office:value="6.90330305027555" calcext:value-type="float">
            <text:p>6,903</text:p>
          </table:table-cell>
          <table:table-cell table:formula="of:=([.B486]-[.$B$3])/([.$B$1003]-[.$B$3])" office:value-type="float" office:value="0.110140052345557" calcext:value-type="float">
            <text:p>0,110</text:p>
          </table:table-cell>
          <table:table-cell/>
          <table:table-cell table:formula="of:=[.A486]*65535" office:value-type="float" office:value="31653.405" calcext:value-type="float">
            <text:p>31653</text:p>
          </table:table-cell>
          <table:table-cell table:formula="of:=[.C486]*65535" office:value-type="float" office:value="7218.02833046611" calcext:value-type="float">
            <text:p>7218</text:p>
          </table:table-cell>
          <table:table-cell table:number-columns-repeated="1018"/>
        </table:table-row>
        <table:table-row table:style-name="ro1">
          <table:table-cell office:value-type="float" office:value="0.484" calcext:value-type="float">
            <text:p>0,484</text:p>
          </table:table-cell>
          <table:table-cell table:formula="of:=EXP([.A487]*[.$B$1])" office:value-type="float" office:value="6.93097156260998" calcext:value-type="float">
            <text:p>6,931</text:p>
          </table:table-cell>
          <table:table-cell table:formula="of:=([.B487]-[.$B$3])/([.$B$1003]-[.$B$3])" office:value-type="float" office:value="0.11065627375091" calcext:value-type="float">
            <text:p>0,111</text:p>
          </table:table-cell>
          <table:table-cell/>
          <table:table-cell table:formula="of:=[.A487]*65535" office:value-type="float" office:value="31718.94" calcext:value-type="float">
            <text:p>31719</text:p>
          </table:table-cell>
          <table:table-cell table:formula="of:=[.C487]*65535" office:value-type="float" office:value="7251.85890026592" calcext:value-type="float">
            <text:p>7252</text:p>
          </table:table-cell>
          <table:table-cell table:number-columns-repeated="1018"/>
        </table:table-row>
        <table:table-row table:style-name="ro1">
          <table:table-cell office:value-type="float" office:value="0.485" calcext:value-type="float">
            <text:p>0,485</text:p>
          </table:table-cell>
          <table:table-cell table:formula="of:=EXP([.A488]*[.$B$1])" office:value-type="float" office:value="6.95875097063727" calcext:value-type="float">
            <text:p>6,959</text:p>
          </table:table-cell>
          <table:table-cell table:formula="of:=([.B488]-[.$B$3])/([.$B$1003]-[.$B$3])" office:value-type="float" office:value="0.111174564177168" calcext:value-type="float">
            <text:p>0,111</text:p>
          </table:table-cell>
          <table:table-cell/>
          <table:table-cell table:formula="of:=[.A488]*65535" office:value-type="float" office:value="31784.475" calcext:value-type="float">
            <text:p>31784</text:p>
          </table:table-cell>
          <table:table-cell table:formula="of:=[.C488]*65535" office:value-type="float" office:value="7285.8250633507" calcext:value-type="float">
            <text:p>7286</text:p>
          </table:table-cell>
          <table:table-cell table:number-columns-repeated="1018"/>
        </table:table-row>
        <table:table-row table:style-name="ro1">
          <table:table-cell office:value-type="float" office:value="0.486" calcext:value-type="float">
            <text:p>0,486</text:p>
          </table:table-cell>
          <table:table-cell table:formula="of:=EXP([.A489]*[.$B$1])" office:value-type="float" office:value="6.98664171882855" calcext:value-type="float">
            <text:p>6,987</text:p>
          </table:table-cell>
          <table:table-cell table:formula="of:=([.B489]-[.$B$3])/([.$B$1003]-[.$B$3])" office:value-type="float" office:value="0.111694931916988" calcext:value-type="float">
            <text:p>0,112</text:p>
          </table:table-cell>
          <table:table-cell/>
          <table:table-cell table:formula="of:=[.A489]*65535" office:value-type="float" office:value="31850.01" calcext:value-type="float">
            <text:p>31850</text:p>
          </table:table-cell>
          <table:table-cell table:formula="of:=[.C489]*65535" office:value-type="float" office:value="7319.9273631798" calcext:value-type="float">
            <text:p>7320</text:p>
          </table:table-cell>
          <table:table-cell table:number-columns-repeated="1018"/>
        </table:table-row>
        <table:table-row table:style-name="ro1">
          <table:table-cell office:value-type="float" office:value="0.487" calcext:value-type="float">
            <text:p>0,487</text:p>
          </table:table-cell>
          <table:table-cell table:formula="of:=EXP([.A490]*[.$B$1])" office:value-type="float" office:value="7.01464425343638" calcext:value-type="float">
            <text:p>7,015</text:p>
          </table:table-cell>
          <table:table-cell table:formula="of:=([.B490]-[.$B$3])/([.$B$1003]-[.$B$3])" office:value-type="float" office:value="0.112217385296265" calcext:value-type="float">
            <text:p>0,112</text:p>
          </table:table-cell>
          <table:table-cell/>
          <table:table-cell table:formula="of:=[.A490]*65535" office:value-type="float" office:value="31915.545" calcext:value-type="float">
            <text:p>31916</text:p>
          </table:table-cell>
          <table:table-cell table:formula="of:=[.C490]*65535" office:value-type="float" office:value="7354.16634539074" calcext:value-type="float">
            <text:p>7354</text:p>
          </table:table-cell>
          <table:table-cell table:number-columns-repeated="1018"/>
        </table:table-row>
        <table:table-row table:style-name="ro1">
          <table:table-cell office:value-type="float" office:value="0.488" calcext:value-type="float">
            <text:p>0,488</text:p>
          </table:table-cell>
          <table:table-cell table:formula="of:=EXP([.A491]*[.$B$1])" office:value-type="float" office:value="7.0427590225019" calcext:value-type="float">
            <text:p>7,043</text:p>
          </table:table-cell>
          <table:table-cell table:formula="of:=([.B491]-[.$B$3])/([.$B$1003]-[.$B$3])" office:value-type="float" office:value="0.112741932674265" calcext:value-type="float">
            <text:p>0,113</text:p>
          </table:table-cell>
          <table:table-cell/>
          <table:table-cell table:formula="of:=[.A491]*65535" office:value-type="float" office:value="31981.08" calcext:value-type="float">
            <text:p>31981</text:p>
          </table:table-cell>
          <table:table-cell table:formula="of:=[.C491]*65535" office:value-type="float" office:value="7388.54255780796" calcext:value-type="float">
            <text:p>7389</text:p>
          </table:table-cell>
          <table:table-cell table:number-columns-repeated="1018"/>
        </table:table-row>
        <table:table-row table:style-name="ro1">
          <table:table-cell office:value-type="float" office:value="0.489" calcext:value-type="float">
            <text:p>0,489</text:p>
          </table:table-cell>
          <table:table-cell table:formula="of:=EXP([.A492]*[.$B$1])" office:value-type="float" office:value="7.07098647586204" calcext:value-type="float">
            <text:p>7,071</text:p>
          </table:table-cell>
          <table:table-cell table:formula="of:=([.B492]-[.$B$3])/([.$B$1003]-[.$B$3])" office:value-type="float" office:value="0.113268582443757" calcext:value-type="float">
            <text:p>0,113</text:p>
          </table:table-cell>
          <table:table-cell/>
          <table:table-cell table:formula="of:=[.A492]*65535" office:value-type="float" office:value="32046.615" calcext:value-type="float">
            <text:p>32047</text:p>
          </table:table-cell>
          <table:table-cell table:formula="of:=[.C492]*65535" office:value-type="float" office:value="7423.05655045159" calcext:value-type="float">
            <text:p>7423</text:p>
          </table:table-cell>
          <table:table-cell table:number-columns-repeated="1018"/>
        </table:table-row>
        <table:table-row table:style-name="ro1">
          <table:table-cell office:value-type="float" office:value="0.49" calcext:value-type="float">
            <text:p>0,490</text:p>
          </table:table-cell>
          <table:table-cell table:formula="of:=EXP([.A493]*[.$B$1])" office:value-type="float" office:value="7.09932706515663" calcext:value-type="float">
            <text:p>7,099</text:p>
          </table:table-cell>
          <table:table-cell table:formula="of:=([.B493]-[.$B$3])/([.$B$1003]-[.$B$3])" office:value-type="float" office:value="0.113797343031148" calcext:value-type="float">
            <text:p>0,114</text:p>
          </table:table-cell>
          <table:table-cell/>
          <table:table-cell table:formula="of:=[.A493]*65535" office:value-type="float" office:value="32112.15" calcext:value-type="float">
            <text:p>32112</text:p>
          </table:table-cell>
          <table:table-cell table:formula="of:=[.C493]*65535" office:value-type="float" office:value="7457.70887554626" calcext:value-type="float">
            <text:p>7458</text:p>
          </table:table-cell>
          <table:table-cell table:number-columns-repeated="1018"/>
        </table:table-row>
        <table:table-row table:style-name="ro1">
          <table:table-cell office:value-type="float" office:value="0.491" calcext:value-type="float">
            <text:p>0,491</text:p>
          </table:table-cell>
          <table:table-cell table:formula="of:=EXP([.A494]*[.$B$1])" office:value-type="float" office:value="7.12778124383572" calcext:value-type="float">
            <text:p>7,128</text:p>
          </table:table-cell>
          <table:table-cell table:formula="of:=([.B494]-[.$B$3])/([.$B$1003]-[.$B$3])" office:value-type="float" office:value="0.114328222896619" calcext:value-type="float">
            <text:p>0,114</text:p>
          </table:table-cell>
          <table:table-cell/>
          <table:table-cell table:formula="of:=[.A494]*65535" office:value-type="float" office:value="32177.685" calcext:value-type="float">
            <text:p>32178</text:p>
          </table:table-cell>
          <table:table-cell table:formula="of:=[.C494]*65535" office:value-type="float" office:value="7492.5000875299" calcext:value-type="float">
            <text:p>7493</text:p>
          </table:table-cell>
          <table:table-cell table:number-columns-repeated="1018"/>
        </table:table-row>
        <table:table-row table:style-name="ro1">
          <table:table-cell office:value-type="float" office:value="0.492" calcext:value-type="float">
            <text:p>0,492</text:p>
          </table:table-cell>
          <table:table-cell table:formula="of:=EXP([.A495]*[.$B$1])" office:value-type="float" office:value="7.15634946716677" calcext:value-type="float">
            <text:p>7,156</text:p>
          </table:table-cell>
          <table:table-cell table:formula="of:=([.B495]-[.$B$3])/([.$B$1003]-[.$B$3])" office:value-type="float" office:value="0.114861230534259" calcext:value-type="float">
            <text:p>0,115</text:p>
          </table:table-cell>
          <table:table-cell/>
          <table:table-cell table:formula="of:=[.A495]*65535" office:value-type="float" office:value="32243.22" calcext:value-type="float">
            <text:p>32243</text:p>
          </table:table-cell>
          <table:table-cell table:formula="of:=[.C495]*65535" office:value-type="float" office:value="7527.43074306265" calcext:value-type="float">
            <text:p>7527</text:p>
          </table:table-cell>
          <table:table-cell table:number-columns-repeated="1018"/>
        </table:table-row>
        <table:table-row table:style-name="ro1">
          <table:table-cell office:value-type="float" office:value="0.493" calcext:value-type="float">
            <text:p>0,493</text:p>
          </table:table-cell>
          <table:table-cell table:formula="of:=EXP([.A496]*[.$B$1])" office:value-type="float" office:value="7.18503219224197" calcext:value-type="float">
            <text:p>7,185</text:p>
          </table:table-cell>
          <table:table-cell table:formula="of:=([.B496]-[.$B$3])/([.$B$1003]-[.$B$3])" office:value-type="float" office:value="0.115396374472202" calcext:value-type="float">
            <text:p>0,115</text:p>
          </table:table-cell>
          <table:table-cell/>
          <table:table-cell table:formula="of:=[.A496]*65535" office:value-type="float" office:value="32308.755" calcext:value-type="float">
            <text:p>32309</text:p>
          </table:table-cell>
          <table:table-cell table:formula="of:=[.C496]*65535" office:value-type="float" office:value="7562.50140103575" calcext:value-type="float">
            <text:p>7563</text:p>
          </table:table-cell>
          <table:table-cell table:number-columns-repeated="1018"/>
        </table:table-row>
        <table:table-row table:style-name="ro1">
          <table:table-cell office:value-type="float" office:value="0.494" calcext:value-type="float">
            <text:p>0,494</text:p>
          </table:table-cell>
          <table:table-cell table:formula="of:=EXP([.A497]*[.$B$1])" office:value-type="float" office:value="7.21382987798552" calcext:value-type="float">
            <text:p>7,214</text:p>
          </table:table-cell>
          <table:table-cell table:formula="of:=([.B497]-[.$B$3])/([.$B$1003]-[.$B$3])" office:value-type="float" office:value="0.115933663272762" calcext:value-type="float">
            <text:p>0,116</text:p>
          </table:table-cell>
          <table:table-cell/>
          <table:table-cell table:formula="of:=[.A497]*65535" office:value-type="float" office:value="32374.29" calcext:value-type="float">
            <text:p>32374</text:p>
          </table:table-cell>
          <table:table-cell table:formula="of:=[.C497]*65535" office:value-type="float" office:value="7597.71262258045" calcext:value-type="float">
            <text:p>7598</text:p>
          </table:table-cell>
          <table:table-cell table:number-columns-repeated="1018"/>
        </table:table-row>
        <table:table-row table:style-name="ro1">
          <table:table-cell office:value-type="float" office:value="0.495" calcext:value-type="float">
            <text:p>0,495</text:p>
          </table:table-cell>
          <table:table-cell table:formula="of:=EXP([.A498]*[.$B$1])" office:value-type="float" office:value="7.24274298516101" calcext:value-type="float">
            <text:p>7,243</text:p>
          </table:table-cell>
          <table:table-cell table:formula="of:=([.B498]-[.$B$3])/([.$B$1003]-[.$B$3])" office:value-type="float" office:value="0.116473105532572" calcext:value-type="float">
            <text:p>0,116</text:p>
          </table:table-cell>
          <table:table-cell/>
          <table:table-cell table:formula="of:=[.A498]*65535" office:value-type="float" office:value="32439.825" calcext:value-type="float">
            <text:p>32440</text:p>
          </table:table-cell>
          <table:table-cell table:formula="of:=[.C498]*65535" office:value-type="float" office:value="7633.06497107708" calcext:value-type="float">
            <text:p>7633</text:p>
          </table:table-cell>
          <table:table-cell table:number-columns-repeated="1018"/>
        </table:table-row>
        <table:table-row table:style-name="ro1">
          <table:table-cell office:value-type="float" office:value="0.496" calcext:value-type="float">
            <text:p>0,496</text:p>
          </table:table-cell>
          <table:table-cell table:formula="of:=EXP([.A499]*[.$B$1])" office:value-type="float" office:value="7.27177197637878" calcext:value-type="float">
            <text:p>7,272</text:p>
          </table:table-cell>
          <table:table-cell table:formula="of:=([.B499]-[.$B$3])/([.$B$1003]-[.$B$3])" office:value-type="float" office:value="0.117014709882718" calcext:value-type="float">
            <text:p>0,117</text:p>
          </table:table-cell>
          <table:table-cell/>
          <table:table-cell table:formula="of:=[.A499]*65535" office:value-type="float" office:value="32505.36" calcext:value-type="float">
            <text:p>32505</text:p>
          </table:table-cell>
          <table:table-cell table:formula="of:=[.C499]*65535" office:value-type="float" office:value="7668.55901216394" calcext:value-type="float">
            <text:p>7669</text:p>
          </table:table-cell>
          <table:table-cell table:number-columns-repeated="1018"/>
        </table:table-row>
        <table:table-row table:style-name="ro1">
          <table:table-cell office:value-type="float" office:value="0.497" calcext:value-type="float">
            <text:p>0,497</text:p>
          </table:table-cell>
          <table:table-cell table:formula="of:=EXP([.A500]*[.$B$1])" office:value-type="float" office:value="7.3009173161033" calcext:value-type="float">
            <text:p>7,301</text:p>
          </table:table-cell>
          <table:table-cell table:formula="of:=([.B500]-[.$B$3])/([.$B$1003]-[.$B$3])" office:value-type="float" office:value="0.117558484988883" calcext:value-type="float">
            <text:p>0,118</text:p>
          </table:table-cell>
          <table:table-cell/>
          <table:table-cell table:formula="of:=[.A500]*65535" office:value-type="float" office:value="32570.895" calcext:value-type="float">
            <text:p>32571</text:p>
          </table:table-cell>
          <table:table-cell table:formula="of:=[.C500]*65535" office:value-type="float" office:value="7704.19531374647" calcext:value-type="float">
            <text:p>7704</text:p>
          </table:table-cell>
          <table:table-cell table:number-columns-repeated="1018"/>
        </table:table-row>
        <table:table-row table:style-name="ro1">
          <table:table-cell office:value-type="float" office:value="0.498" calcext:value-type="float">
            <text:p>0,498</text:p>
          </table:table-cell>
          <table:table-cell table:formula="of:=EXP([.A501]*[.$B$1])" office:value-type="float" office:value="7.33017947066063" calcext:value-type="float">
            <text:p>7,330</text:p>
          </table:table-cell>
          <table:table-cell table:formula="of:=([.B501]-[.$B$3])/([.$B$1003]-[.$B$3])" office:value-type="float" office:value="0.11810443955148" calcext:value-type="float">
            <text:p>0,118</text:p>
          </table:table-cell>
          <table:table-cell/>
          <table:table-cell table:formula="of:=[.A501]*65535" office:value-type="float" office:value="32636.43" calcext:value-type="float">
            <text:p>32636</text:p>
          </table:table-cell>
          <table:table-cell table:formula="of:=[.C501]*65535" office:value-type="float" office:value="7739.97444600624" calcext:value-type="float">
            <text:p>7740</text:p>
          </table:table-cell>
          <table:table-cell table:number-columns-repeated="1018"/>
        </table:table-row>
        <table:table-row table:style-name="ro1">
          <table:table-cell office:value-type="float" office:value="0.499" calcext:value-type="float">
            <text:p>0,499</text:p>
          </table:table-cell>
          <table:table-cell table:formula="of:=EXP([.A502]*[.$B$1])" office:value-type="float" office:value="7.35955890824587" calcext:value-type="float">
            <text:p>7,360</text:p>
          </table:table-cell>
          <table:table-cell table:formula="of:=([.B502]-[.$B$3])/([.$B$1003]-[.$B$3])" office:value-type="float" office:value="0.118652582305793" calcext:value-type="float">
            <text:p>0,119</text:p>
          </table:table-cell>
          <table:table-cell/>
          <table:table-cell table:formula="of:=[.A502]*65535" office:value-type="float" office:value="32701.965" calcext:value-type="float">
            <text:p>32702</text:p>
          </table:table-cell>
          <table:table-cell table:formula="of:=[.C502]*65535" office:value-type="float" office:value="7775.89698141013" calcext:value-type="float">
            <text:p>7776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,500</text:p>
          </table:table-cell>
          <table:table-cell table:formula="of:=EXP([.A503]*[.$B$1])" office:value-type="float" office:value="7.38905609893065" calcext:value-type="float">
            <text:p>7,389</text:p>
          </table:table-cell>
          <table:table-cell table:formula="of:=([.B503]-[.$B$3])/([.$B$1003]-[.$B$3])" office:value-type="float" office:value="0.119202922022118" calcext:value-type="float">
            <text:p>0,119</text:p>
          </table:table-cell>
          <table:table-cell/>
          <table:table-cell table:formula="of:=[.A503]*65535" office:value-type="float" office:value="32767.5" calcext:value-type="float">
            <text:p>32768</text:p>
          </table:table-cell>
          <table:table-cell table:formula="of:=[.C503]*65535" office:value-type="float" office:value="7811.96349471948" calcext:value-type="float">
            <text:p>7812</text:p>
          </table:table-cell>
          <table:table-cell table:number-columns-repeated="1018"/>
        </table:table-row>
        <table:table-row table:style-name="ro1">
          <table:table-cell office:value-type="float" office:value="0.501" calcext:value-type="float">
            <text:p>0,501</text:p>
          </table:table-cell>
          <table:table-cell table:formula="of:=EXP([.A504]*[.$B$1])" office:value-type="float" office:value="7.41867151467064" calcext:value-type="float">
            <text:p>7,419</text:p>
          </table:table-cell>
          <table:table-cell table:formula="of:=([.B504]-[.$B$3])/([.$B$1003]-[.$B$3])" office:value-type="float" office:value="0.119755467505902" calcext:value-type="float">
            <text:p>0,120</text:p>
          </table:table-cell>
          <table:table-cell/>
          <table:table-cell table:formula="of:=[.A504]*65535" office:value-type="float" office:value="32833.035" calcext:value-type="float">
            <text:p>32833</text:p>
          </table:table-cell>
          <table:table-cell table:formula="of:=[.C504]*65535" office:value-type="float" office:value="7848.17456299926" calcext:value-type="float">
            <text:p>7848</text:p>
          </table:table-cell>
          <table:table-cell table:number-columns-repeated="1018"/>
        </table:table-row>
        <table:table-row table:style-name="ro1">
          <table:table-cell office:value-type="float" office:value="0.502" calcext:value-type="float">
            <text:p>0,502</text:p>
          </table:table-cell>
          <table:table-cell table:formula="of:=EXP([.A505]*[.$B$1])" office:value-type="float" office:value="7.44840562931313" calcext:value-type="float">
            <text:p>7,448</text:p>
          </table:table-cell>
          <table:table-cell table:formula="of:=([.B505]-[.$B$3])/([.$B$1003]-[.$B$3])" office:value-type="float" office:value="0.120310227597884" calcext:value-type="float">
            <text:p>0,120</text:p>
          </table:table-cell>
          <table:table-cell/>
          <table:table-cell table:formula="of:=[.A505]*65535" office:value-type="float" office:value="32898.57" calcext:value-type="float">
            <text:p>32899</text:p>
          </table:table-cell>
          <table:table-cell table:formula="of:=[.C505]*65535" office:value-type="float" office:value="7884.53076562735" calcext:value-type="float">
            <text:p>7885</text:p>
          </table:table-cell>
          <table:table-cell table:number-columns-repeated="1018"/>
        </table:table-row>
        <table:table-row table:style-name="ro1">
          <table:table-cell office:value-type="float" office:value="0.503" calcext:value-type="float">
            <text:p>0,503</text:p>
          </table:table-cell>
          <table:table-cell table:formula="of:=EXP([.A506]*[.$B$1])" office:value-type="float" office:value="7.47825891860459" calcext:value-type="float">
            <text:p>7,478</text:p>
          </table:table-cell>
          <table:table-cell table:formula="of:=([.B506]-[.$B$3])/([.$B$1003]-[.$B$3])" office:value-type="float" office:value="0.120867211174239" calcext:value-type="float">
            <text:p>0,121</text:p>
          </table:table-cell>
          <table:table-cell/>
          <table:table-cell table:formula="of:=[.A506]*65535" office:value-type="float" office:value="32964.105" calcext:value-type="float">
            <text:p>32964</text:p>
          </table:table-cell>
          <table:table-cell table:formula="of:=[.C506]*65535" office:value-type="float" office:value="7921.03268430376" calcext:value-type="float">
            <text:p>7921</text:p>
          </table:table-cell>
          <table:table-cell table:number-columns-repeated="1018"/>
        </table:table-row>
        <table:table-row table:style-name="ro1">
          <table:table-cell office:value-type="float" office:value="0.504" calcext:value-type="float">
            <text:p>0,504</text:p>
          </table:table-cell>
          <table:table-cell table:formula="of:=EXP([.A507]*[.$B$1])" office:value-type="float" office:value="7.50823186019829" calcext:value-type="float">
            <text:p>7,508</text:p>
          </table:table-cell>
          <table:table-cell table:formula="of:=([.B507]-[.$B$3])/([.$B$1003]-[.$B$3])" office:value-type="float" office:value="0.121426427146715" calcext:value-type="float">
            <text:p>0,121</text:p>
          </table:table-cell>
          <table:table-cell/>
          <table:table-cell table:formula="of:=[.A507]*65535" office:value-type="float" office:value="33029.64" calcext:value-type="float">
            <text:p>33030</text:p>
          </table:table-cell>
          <table:table-cell table:formula="of:=[.C507]*65535" office:value-type="float" office:value="7957.68090305997" calcext:value-type="float">
            <text:p>7958</text:p>
          </table:table-cell>
          <table:table-cell table:number-columns-repeated="1018"/>
        </table:table-row>
        <table:table-row table:style-name="ro1">
          <table:table-cell office:value-type="float" office:value="0.505" calcext:value-type="float">
            <text:p>0,505</text:p>
          </table:table-cell>
          <table:table-cell table:formula="of:=EXP([.A508]*[.$B$1])" office:value-type="float" office:value="7.53832493366192" calcext:value-type="float">
            <text:p>7,538</text:p>
          </table:table-cell>
          <table:table-cell table:formula="of:=([.B508]-[.$B$3])/([.$B$1003]-[.$B$3])" office:value-type="float" office:value="0.12198788446278" calcext:value-type="float">
            <text:p>0,122</text:p>
          </table:table-cell>
          <table:table-cell/>
          <table:table-cell table:formula="of:=[.A508]*65535" office:value-type="float" office:value="33095.175" calcext:value-type="float">
            <text:p>33095</text:p>
          </table:table-cell>
          <table:table-cell table:formula="of:=[.C508]*65535" office:value-type="float" office:value="7994.47600826826" calcext:value-type="float">
            <text:p>7994</text:p>
          </table:table-cell>
          <table:table-cell table:number-columns-repeated="1018"/>
        </table:table-row>
        <table:table-row table:style-name="ro1">
          <table:table-cell office:value-type="float" office:value="0.506" calcext:value-type="float">
            <text:p>0,506</text:p>
          </table:table-cell>
          <table:table-cell table:formula="of:=EXP([.A509]*[.$B$1])" office:value-type="float" office:value="7.56853862048531" calcext:value-type="float">
            <text:p>7,569</text:p>
          </table:table-cell>
          <table:table-cell table:formula="of:=([.B509]-[.$B$3])/([.$B$1003]-[.$B$3])" office:value-type="float" office:value="0.122551592105762" calcext:value-type="float">
            <text:p>0,123</text:p>
          </table:table-cell>
          <table:table-cell/>
          <table:table-cell table:formula="of:=[.A509]*65535" office:value-type="float" office:value="33160.71" calcext:value-type="float">
            <text:p>33161</text:p>
          </table:table-cell>
          <table:table-cell table:formula="of:=[.C509]*65535" office:value-type="float" office:value="8031.41858865109" calcext:value-type="float">
            <text:p>8031</text:p>
          </table:table-cell>
          <table:table-cell table:number-columns-repeated="1018"/>
        </table:table-row>
        <table:table-row table:style-name="ro1">
          <table:table-cell office:value-type="float" office:value="0.507" calcext:value-type="float">
            <text:p>0,507</text:p>
          </table:table-cell>
          <table:table-cell table:formula="of:=EXP([.A510]*[.$B$1])" office:value-type="float" office:value="7.59887340408809" calcext:value-type="float">
            <text:p>7,599</text:p>
          </table:table-cell>
          <table:table-cell table:formula="of:=([.B510]-[.$B$3])/([.$B$1003]-[.$B$3])" office:value-type="float" office:value="0.123117559094996" calcext:value-type="float">
            <text:p>0,123</text:p>
          </table:table-cell>
          <table:table-cell/>
          <table:table-cell table:formula="of:=[.A510]*65535" office:value-type="float" office:value="33226.245" calcext:value-type="float">
            <text:p>33226</text:p>
          </table:table-cell>
          <table:table-cell table:formula="of:=[.C510]*65535" office:value-type="float" office:value="8068.50923529056" calcext:value-type="float">
            <text:p>8069</text:p>
          </table:table-cell>
          <table:table-cell table:number-columns-repeated="1018"/>
        </table:table-row>
        <table:table-row table:style-name="ro1">
          <table:table-cell office:value-type="float" office:value="0.508" calcext:value-type="float">
            <text:p>0,508</text:p>
          </table:table-cell>
          <table:table-cell table:formula="of:=EXP([.A511]*[.$B$1])" office:value-type="float" office:value="7.62932976982745" calcext:value-type="float">
            <text:p>7,629</text:p>
          </table:table-cell>
          <table:table-cell table:formula="of:=([.B511]-[.$B$3])/([.$B$1003]-[.$B$3])" office:value-type="float" office:value="0.123685794485966" calcext:value-type="float">
            <text:p>0,124</text:p>
          </table:table-cell>
          <table:table-cell/>
          <table:table-cell table:formula="of:=[.A511]*65535" office:value-type="float" office:value="33291.78" calcext:value-type="float">
            <text:p>33292</text:p>
          </table:table-cell>
          <table:table-cell table:formula="of:=[.C511]*65535" office:value-type="float" office:value="8105.74854163778" calcext:value-type="float">
            <text:p>8106</text:p>
          </table:table-cell>
          <table:table-cell table:number-columns-repeated="1018"/>
        </table:table-row>
        <table:table-row table:style-name="ro1">
          <table:table-cell office:value-type="float" office:value="0.509" calcext:value-type="float">
            <text:p>0,509</text:p>
          </table:table-cell>
          <table:table-cell table:formula="of:=EXP([.A512]*[.$B$1])" office:value-type="float" office:value="7.65990820500588" calcext:value-type="float">
            <text:p>7,660</text:p>
          </table:table-cell>
          <table:table-cell table:formula="of:=([.B512]-[.$B$3])/([.$B$1003]-[.$B$3])" office:value-type="float" office:value="0.12425630737045" calcext:value-type="float">
            <text:p>0,124</text:p>
          </table:table-cell>
          <table:table-cell/>
          <table:table-cell table:formula="of:=[.A512]*65535" office:value-type="float" office:value="33357.315" calcext:value-type="float">
            <text:p>33357</text:p>
          </table:table-cell>
          <table:table-cell table:formula="of:=[.C512]*65535" office:value-type="float" office:value="8143.13710352245" calcext:value-type="float">
            <text:p>8143</text:p>
          </table:table-cell>
          <table:table-cell table:number-columns-repeated="1018"/>
        </table:table-row>
        <table:table-row table:style-name="ro1">
          <table:table-cell office:value-type="float" office:value="0.51" calcext:value-type="float">
            <text:p>0,510</text:p>
          </table:table-cell>
          <table:table-cell table:formula="of:=EXP([.A513]*[.$B$1])" office:value-type="float" office:value="7.690609198879" calcext:value-type="float">
            <text:p>7,691</text:p>
          </table:table-cell>
          <table:table-cell table:formula="of:=([.B513]-[.$B$3])/([.$B$1003]-[.$B$3])" office:value-type="float" office:value="0.124829106876667" calcext:value-type="float">
            <text:p>0,125</text:p>
          </table:table-cell>
          <table:table-cell/>
          <table:table-cell table:formula="of:=[.A513]*65535" office:value-type="float" office:value="33422.85" calcext:value-type="float">
            <text:p>33423</text:p>
          </table:table-cell>
          <table:table-cell table:formula="of:=[.C513]*65535" office:value-type="float" office:value="8180.67551916237" calcext:value-type="float">
            <text:p>8181</text:p>
          </table:table-cell>
          <table:table-cell table:number-columns-repeated="1018"/>
        </table:table-row>
        <table:table-row table:style-name="ro1">
          <table:table-cell office:value-type="float" office:value="0.511" calcext:value-type="float">
            <text:p>0,511</text:p>
          </table:table-cell>
          <table:table-cell table:formula="of:=EXP([.A514]*[.$B$1])" office:value-type="float" office:value="7.72143324266337" calcext:value-type="float">
            <text:p>7,721</text:p>
          </table:table-cell>
          <table:table-cell table:formula="of:=([.B514]-[.$B$3])/([.$B$1003]-[.$B$3])" office:value-type="float" office:value="0.125404202169421" calcext:value-type="float">
            <text:p>0,125</text:p>
          </table:table-cell>
          <table:table-cell/>
          <table:table-cell table:formula="of:=[.A514]*65535" office:value-type="float" office:value="33488.385" calcext:value-type="float">
            <text:p>33488</text:p>
          </table:table-cell>
          <table:table-cell table:formula="of:=[.C514]*65535" office:value-type="float" office:value="8218.36438917299" calcext:value-type="float">
            <text:p>8218</text:p>
          </table:table-cell>
          <table:table-cell table:number-columns-repeated="1018"/>
        </table:table-row>
        <table:table-row table:style-name="ro1">
          <table:table-cell office:value-type="float" office:value="0.512" calcext:value-type="float">
            <text:p>0,512</text:p>
          </table:table-cell>
          <table:table-cell table:formula="of:=EXP([.A515]*[.$B$1])" office:value-type="float" office:value="7.75238082954435" calcext:value-type="float">
            <text:p>7,752</text:p>
          </table:table-cell>
          <table:table-cell table:formula="of:=([.B515]-[.$B$3])/([.$B$1003]-[.$B$3])" office:value-type="float" office:value="0.125981602450248" calcext:value-type="float">
            <text:p>0,126</text:p>
          </table:table-cell>
          <table:table-cell/>
          <table:table-cell table:formula="of:=[.A515]*65535" office:value-type="float" office:value="33553.92" calcext:value-type="float">
            <text:p>33554</text:p>
          </table:table-cell>
          <table:table-cell table:formula="of:=[.C515]*65535" office:value-type="float" office:value="8256.20431657703" calcext:value-type="float">
            <text:p>8256</text:p>
          </table:table-cell>
          <table:table-cell table:number-columns-repeated="1018"/>
        </table:table-row>
        <table:table-row table:style-name="ro1">
          <table:table-cell office:value-type="float" office:value="0.513" calcext:value-type="float">
            <text:p>0,513</text:p>
          </table:table-cell>
          <table:table-cell table:formula="of:=EXP([.A516]*[.$B$1])" office:value-type="float" office:value="7.78345245468398" calcext:value-type="float">
            <text:p>7,783</text:p>
          </table:table-cell>
          <table:table-cell table:formula="of:=([.B516]-[.$B$3])/([.$B$1003]-[.$B$3])" office:value-type="float" office:value="0.126561316957567" calcext:value-type="float">
            <text:p>0,127</text:p>
          </table:table-cell>
          <table:table-cell/>
          <table:table-cell table:formula="of:=[.A516]*65535" office:value-type="float" office:value="33619.455" calcext:value-type="float">
            <text:p>33619</text:p>
          </table:table-cell>
          <table:table-cell table:formula="of:=[.C516]*65535" office:value-type="float" office:value="8294.19590681413" calcext:value-type="float">
            <text:p>8294</text:p>
          </table:table-cell>
          <table:table-cell table:number-columns-repeated="1018"/>
        </table:table-row>
        <table:table-row table:style-name="ro1">
          <table:table-cell office:value-type="float" office:value="0.514" calcext:value-type="float">
            <text:p>0,514</text:p>
          </table:table-cell>
          <table:table-cell table:formula="of:=EXP([.A517]*[.$B$1])" office:value-type="float" office:value="7.81464861522894" calcext:value-type="float">
            <text:p>7,815</text:p>
          </table:table-cell>
          <table:table-cell table:formula="of:=([.B517]-[.$B$3])/([.$B$1003]-[.$B$3])" office:value-type="float" office:value="0.12714335496682" calcext:value-type="float">
            <text:p>0,127</text:p>
          </table:table-cell>
          <table:table-cell/>
          <table:table-cell table:formula="of:=[.A517]*65535" office:value-type="float" office:value="33684.99" calcext:value-type="float">
            <text:p>33685</text:p>
          </table:table-cell>
          <table:table-cell table:formula="of:=[.C517]*65535" office:value-type="float" office:value="8332.33976775055" calcext:value-type="float">
            <text:p>8332</text:p>
          </table:table-cell>
          <table:table-cell table:number-columns-repeated="1018"/>
        </table:table-row>
        <table:table-row table:style-name="ro1">
          <table:table-cell office:value-type="float" office:value="0.515" calcext:value-type="float">
            <text:p>0,515</text:p>
          </table:table-cell>
          <table:table-cell table:formula="of:=EXP([.A518]*[.$B$1])" office:value-type="float" office:value="7.84596981031845" calcext:value-type="float">
            <text:p>7,846</text:p>
          </table:table-cell>
          <table:table-cell table:formula="of:=([.B518]-[.$B$3])/([.$B$1003]-[.$B$3])" office:value-type="float" office:value="0.127727725790629" calcext:value-type="float">
            <text:p>0,128</text:p>
          </table:table-cell>
          <table:table-cell/>
          <table:table-cell table:formula="of:=[.A518]*65535" office:value-type="float" office:value="33750.525" calcext:value-type="float">
            <text:p>33751</text:p>
          </table:table-cell>
          <table:table-cell table:formula="of:=[.C518]*65535" office:value-type="float" office:value="8370.63650968888" calcext:value-type="float">
            <text:p>8371</text:p>
          </table:table-cell>
          <table:table-cell table:number-columns-repeated="1018"/>
        </table:table-row>
        <table:table-row table:style-name="ro1">
          <table:table-cell office:value-type="float" office:value="0.516" calcext:value-type="float">
            <text:p>0,516</text:p>
          </table:table-cell>
          <table:table-cell table:formula="of:=EXP([.A519]*[.$B$1])" office:value-type="float" office:value="7.87741654109231" calcext:value-type="float">
            <text:p>7,877</text:p>
          </table:table-cell>
          <table:table-cell table:formula="of:=([.B519]-[.$B$3])/([.$B$1003]-[.$B$3])" office:value-type="float" office:value="0.12831443877894" calcext:value-type="float">
            <text:p>0,128</text:p>
          </table:table-cell>
          <table:table-cell/>
          <table:table-cell table:formula="of:=[.A519]*65535" office:value-type="float" office:value="33816.06" calcext:value-type="float">
            <text:p>33816</text:p>
          </table:table-cell>
          <table:table-cell table:formula="of:=[.C519]*65535" office:value-type="float" office:value="8409.08674537781" calcext:value-type="float">
            <text:p>8409</text:p>
          </table:table-cell>
          <table:table-cell table:number-columns-repeated="1018"/>
        </table:table-row>
        <table:table-row table:style-name="ro1">
          <table:table-cell office:value-type="float" office:value="0.517" calcext:value-type="float">
            <text:p>0,517</text:p>
          </table:table-cell>
          <table:table-cell table:formula="of:=EXP([.A520]*[.$B$1])" office:value-type="float" office:value="7.90898931069888" calcext:value-type="float">
            <text:p>7,909</text:p>
          </table:table-cell>
          <table:table-cell table:formula="of:=([.B520]-[.$B$3])/([.$B$1003]-[.$B$3])" office:value-type="float" office:value="0.128903503319172" calcext:value-type="float">
            <text:p>0,129</text:p>
          </table:table-cell>
          <table:table-cell/>
          <table:table-cell table:formula="of:=[.A520]*65535" office:value-type="float" office:value="33881.595" calcext:value-type="float">
            <text:p>33882</text:p>
          </table:table-cell>
          <table:table-cell table:formula="of:=[.C520]*65535" office:value-type="float" office:value="8447.69109002192" calcext:value-type="float">
            <text:p>8448</text:p>
          </table:table-cell>
          <table:table-cell table:number-columns-repeated="1018"/>
        </table:table-row>
        <table:table-row table:style-name="ro1">
          <table:table-cell office:value-type="float" office:value="0.518" calcext:value-type="float">
            <text:p>0,518</text:p>
          </table:table-cell>
          <table:table-cell table:formula="of:=EXP([.A521]*[.$B$1])" office:value-type="float" office:value="7.94068862430314" calcext:value-type="float">
            <text:p>7,941</text:p>
          </table:table-cell>
          <table:table-cell table:formula="of:=([.B521]-[.$B$3])/([.$B$1003]-[.$B$3])" office:value-type="float" office:value="0.129494928836371" calcext:value-type="float">
            <text:p>0,129</text:p>
          </table:table-cell>
          <table:table-cell/>
          <table:table-cell table:formula="of:=[.A521]*65535" office:value-type="float" office:value="33947.13" calcext:value-type="float">
            <text:p>33947</text:p>
          </table:table-cell>
          <table:table-cell table:formula="of:=[.C521]*65535" office:value-type="float" office:value="8486.45016129156" calcext:value-type="float">
            <text:p>8486</text:p>
          </table:table-cell>
          <table:table-cell table:number-columns-repeated="1018"/>
        </table:table-row>
        <table:table-row table:style-name="ro1">
          <table:table-cell office:value-type="float" office:value="0.519" calcext:value-type="float">
            <text:p>0,519</text:p>
          </table:table-cell>
          <table:table-cell table:formula="of:=EXP([.A522]*[.$B$1])" office:value-type="float" office:value="7.97251498909479" calcext:value-type="float">
            <text:p>7,973</text:p>
          </table:table-cell>
          <table:table-cell table:formula="of:=([.B522]-[.$B$3])/([.$B$1003]-[.$B$3])" office:value-type="float" office:value="0.130088724793358" calcext:value-type="float">
            <text:p>0,130</text:p>
          </table:table-cell>
          <table:table-cell/>
          <table:table-cell table:formula="of:=[.A522]*65535" office:value-type="float" office:value="34012.665" calcext:value-type="float">
            <text:p>34013</text:p>
          </table:table-cell>
          <table:table-cell table:formula="of:=[.C522]*65535" office:value-type="float" office:value="8525.36457933269" calcext:value-type="float">
            <text:p>8525</text:p>
          </table:table-cell>
          <table:table-cell table:number-columns-repeated="1018"/>
        </table:table-row>
        <table:table-row table:style-name="ro1">
          <table:table-cell office:value-type="float" office:value="0.52" calcext:value-type="float">
            <text:p>0,520</text:p>
          </table:table-cell>
          <table:table-cell table:formula="of:=EXP([.A523]*[.$B$1])" office:value-type="float" office:value="8.00446891429635" calcext:value-type="float">
            <text:p>8,004</text:p>
          </table:table-cell>
          <table:table-cell table:formula="of:=([.B523]-[.$B$3])/([.$B$1003]-[.$B$3])" office:value-type="float" office:value="0.13068490069088" calcext:value-type="float">
            <text:p>0,131</text:p>
          </table:table-cell>
          <table:table-cell/>
          <table:table-cell table:formula="of:=[.A523]*65535" office:value-type="float" office:value="34078.2" calcext:value-type="float">
            <text:p>34078</text:p>
          </table:table-cell>
          <table:table-cell table:formula="of:=[.C523]*65535" office:value-type="float" office:value="8564.43496677684" calcext:value-type="float">
            <text:p>8564</text:p>
          </table:table-cell>
          <table:table-cell table:number-columns-repeated="1018"/>
        </table:table-row>
        <table:table-row table:style-name="ro1">
          <table:table-cell office:value-type="float" office:value="0.521" calcext:value-type="float">
            <text:p>0,521</text:p>
          </table:table-cell>
          <table:table-cell table:formula="of:=EXP([.A524]*[.$B$1])" office:value-type="float" office:value="8.0365509111713" calcext:value-type="float">
            <text:p>8,037</text:p>
          </table:table-cell>
          <table:table-cell table:formula="of:=([.B524]-[.$B$3])/([.$B$1003]-[.$B$3])" office:value-type="float" office:value="0.131283466067766" calcext:value-type="float">
            <text:p>0,131</text:p>
          </table:table-cell>
          <table:table-cell/>
          <table:table-cell table:formula="of:=[.A524]*65535" office:value-type="float" office:value="34143.735" calcext:value-type="float">
            <text:p>34144</text:p>
          </table:table-cell>
          <table:table-cell table:formula="of:=[.C524]*65535" office:value-type="float" office:value="8603.66194875102" calcext:value-type="float">
            <text:p>8604</text:p>
          </table:table-cell>
          <table:table-cell table:number-columns-repeated="1018"/>
        </table:table-row>
        <table:table-row table:style-name="ro1">
          <table:table-cell office:value-type="float" office:value="0.522" calcext:value-type="float">
            <text:p>0,522</text:p>
          </table:table-cell>
          <table:table-cell table:formula="of:=EXP([.A525]*[.$B$1])" office:value-type="float" office:value="8.06876149303228" calcext:value-type="float">
            <text:p>8,069</text:p>
          </table:table-cell>
          <table:table-cell table:formula="of:=([.B525]-[.$B$3])/([.$B$1003]-[.$B$3])" office:value-type="float" office:value="0.131884430501073" calcext:value-type="float">
            <text:p>0,132</text:p>
          </table:table-cell>
          <table:table-cell/>
          <table:table-cell table:formula="of:=[.A525]*65535" office:value-type="float" office:value="34209.27" calcext:value-type="float">
            <text:p>34209</text:p>
          </table:table-cell>
          <table:table-cell table:formula="of:=[.C525]*65535" office:value-type="float" office:value="8643.0461528878" calcext:value-type="float">
            <text:p>8643</text:p>
          </table:table-cell>
          <table:table-cell table:number-columns-repeated="1018"/>
        </table:table-row>
        <table:table-row table:style-name="ro1">
          <table:table-cell office:value-type="float" office:value="0.523" calcext:value-type="float">
            <text:p>0,523</text:p>
          </table:table-cell>
          <table:table-cell table:formula="of:=EXP([.A526]*[.$B$1])" office:value-type="float" office:value="8.10110117524928" calcext:value-type="float">
            <text:p>8,101</text:p>
          </table:table-cell>
          <table:table-cell table:formula="of:=([.B526]-[.$B$3])/([.$B$1003]-[.$B$3])" office:value-type="float" office:value="0.132487803606245" calcext:value-type="float">
            <text:p>0,132</text:p>
          </table:table-cell>
          <table:table-cell/>
          <table:table-cell table:formula="of:=[.A526]*65535" office:value-type="float" office:value="34274.805" calcext:value-type="float">
            <text:p>34275</text:p>
          </table:table-cell>
          <table:table-cell table:formula="of:=[.C526]*65535" office:value-type="float" office:value="8682.58820933528" calcext:value-type="float">
            <text:p>8683</text:p>
          </table:table-cell>
          <table:table-cell table:number-columns-repeated="1018"/>
        </table:table-row>
        <table:table-row table:style-name="ro1">
          <table:table-cell office:value-type="float" office:value="0.524" calcext:value-type="float">
            <text:p>0,524</text:p>
          </table:table-cell>
          <table:table-cell table:formula="of:=EXP([.A527]*[.$B$1])" office:value-type="float" office:value="8.13357047525791" calcext:value-type="float">
            <text:p>8,134</text:p>
          </table:table-cell>
          <table:table-cell table:formula="of:=([.B527]-[.$B$3])/([.$B$1003]-[.$B$3])" office:value-type="float" office:value="0.133093595037266" calcext:value-type="float">
            <text:p>0,133</text:p>
          </table:table-cell>
          <table:table-cell/>
          <table:table-cell table:formula="of:=[.A527]*65535" office:value-type="float" office:value="34340.34" calcext:value-type="float">
            <text:p>34340</text:p>
          </table:table-cell>
          <table:table-cell table:formula="of:=[.C527]*65535" office:value-type="float" office:value="8722.2887507672" calcext:value-type="float">
            <text:p>8722</text:p>
          </table:table-cell>
          <table:table-cell table:number-columns-repeated="1018"/>
        </table:table-row>
        <table:table-row table:style-name="ro1">
          <table:table-cell office:value-type="float" office:value="0.525" calcext:value-type="float">
            <text:p>0,525</text:p>
          </table:table-cell>
          <table:table-cell table:formula="of:=EXP([.A528]*[.$B$1])" office:value-type="float" office:value="8.16616991256765" calcext:value-type="float">
            <text:p>8,166</text:p>
          </table:table-cell>
          <table:table-cell table:formula="of:=([.B528]-[.$B$3])/([.$B$1003]-[.$B$3])" office:value-type="float" office:value="0.13370181448681" calcext:value-type="float">
            <text:p>0,134</text:p>
          </table:table-cell>
          <table:table-cell/>
          <table:table-cell table:formula="of:=[.A528]*65535" office:value-type="float" office:value="34405.875" calcext:value-type="float">
            <text:p>34406</text:p>
          </table:table-cell>
          <table:table-cell table:formula="of:=[.C528]*65535" office:value-type="float" office:value="8762.14841239309" calcext:value-type="float">
            <text:p>8762</text:p>
          </table:table-cell>
          <table:table-cell table:number-columns-repeated="1018"/>
        </table:table-row>
        <table:table-row table:style-name="ro1">
          <table:table-cell office:value-type="float" office:value="0.526" calcext:value-type="float">
            <text:p>0,526</text:p>
          </table:table-cell>
          <table:table-cell table:formula="of:=EXP([.A529]*[.$B$1])" office:value-type="float" office:value="8.19890000877021" calcext:value-type="float">
            <text:p>8,199</text:p>
          </table:table-cell>
          <table:table-cell table:formula="of:=([.B529]-[.$B$3])/([.$B$1003]-[.$B$3])" office:value-type="float" office:value="0.134312471686402" calcext:value-type="float">
            <text:p>0,134</text:p>
          </table:table-cell>
          <table:table-cell/>
          <table:table-cell table:formula="of:=[.A529]*65535" office:value-type="float" office:value="34471.41" calcext:value-type="float">
            <text:p>34471</text:p>
          </table:table-cell>
          <table:table-cell table:formula="of:=[.C529]*65535" office:value-type="float" office:value="8802.16783196835" calcext:value-type="float">
            <text:p>8802</text:p>
          </table:table-cell>
          <table:table-cell table:number-columns-repeated="1018"/>
        </table:table-row>
        <table:table-row table:style-name="ro1">
          <table:table-cell office:value-type="float" office:value="0.527" calcext:value-type="float">
            <text:p>0,527</text:p>
          </table:table-cell>
          <table:table-cell table:formula="of:=EXP([.A530]*[.$B$1])" office:value-type="float" office:value="8.23176128754782" calcext:value-type="float">
            <text:p>8,232</text:p>
          </table:table-cell>
          <table:table-cell table:formula="of:=([.B530]-[.$B$3])/([.$B$1003]-[.$B$3])" office:value-type="float" office:value="0.13492557640657" calcext:value-type="float">
            <text:p>0,135</text:p>
          </table:table-cell>
          <table:table-cell/>
          <table:table-cell table:formula="of:=[.A530]*65535" office:value-type="float" office:value="34536.945" calcext:value-type="float">
            <text:p>34537</text:p>
          </table:table-cell>
          <table:table-cell table:formula="of:=[.C530]*65535" office:value-type="float" office:value="8842.34764980458" calcext:value-type="float">
            <text:p>8842</text:p>
          </table:table-cell>
          <table:table-cell table:number-columns-repeated="1018"/>
        </table:table-row>
        <table:table-row table:style-name="ro1">
          <table:table-cell office:value-type="float" office:value="0.528" calcext:value-type="float">
            <text:p>0,528</text:p>
          </table:table-cell>
          <table:table-cell table:formula="of:=EXP([.A531]*[.$B$1])" office:value-type="float" office:value="8.26475427468164" calcext:value-type="float">
            <text:p>8,265</text:p>
          </table:table-cell>
          <table:table-cell table:formula="of:=([.B531]-[.$B$3])/([.$B$1003]-[.$B$3])" office:value-type="float" office:value="0.135541138457003" calcext:value-type="float">
            <text:p>0,136</text:p>
          </table:table-cell>
          <table:table-cell/>
          <table:table-cell table:formula="of:=[.A531]*65535" office:value-type="float" office:value="34602.48" calcext:value-type="float">
            <text:p>34602</text:p>
          </table:table-cell>
          <table:table-cell table:formula="of:=[.C531]*65535" office:value-type="float" office:value="8882.68850877971" calcext:value-type="float">
            <text:p>8883</text:p>
          </table:table-cell>
          <table:table-cell table:number-columns-repeated="1018"/>
        </table:table-row>
        <table:table-row table:style-name="ro1">
          <table:table-cell office:value-type="float" office:value="0.529" calcext:value-type="float">
            <text:p>0,529</text:p>
          </table:table-cell>
          <table:table-cell table:formula="of:=EXP([.A532]*[.$B$1])" office:value-type="float" office:value="8.29787949806017" calcext:value-type="float">
            <text:p>8,298</text:p>
          </table:table-cell>
          <table:table-cell table:formula="of:=([.B532]-[.$B$3])/([.$B$1003]-[.$B$3])" office:value-type="float" office:value="0.136159167686707" calcext:value-type="float">
            <text:p>0,136</text:p>
          </table:table-cell>
          <table:table-cell/>
          <table:table-cell table:formula="of:=[.A532]*65535" office:value-type="float" office:value="34668.015" calcext:value-type="float">
            <text:p>34668</text:p>
          </table:table-cell>
          <table:table-cell table:formula="of:=[.C532]*65535" office:value-type="float" office:value="8923.19105434835" calcext:value-type="float">
            <text:p>8923</text:p>
          </table:table-cell>
          <table:table-cell table:number-columns-repeated="1018"/>
        </table:table-row>
        <table:table-row table:style-name="ro1">
          <table:table-cell office:value-type="float" office:value="0.53" calcext:value-type="float">
            <text:p>0,530</text:p>
          </table:table-cell>
          <table:table-cell table:formula="of:=EXP([.A533]*[.$B$1])" office:value-type="float" office:value="8.33113748768769" calcext:value-type="float">
            <text:p>8,331</text:p>
          </table:table-cell>
          <table:table-cell table:formula="of:=([.B533]-[.$B$3])/([.$B$1003]-[.$B$3])" office:value-type="float" office:value="0.136779673984162" calcext:value-type="float">
            <text:p>0,137</text:p>
          </table:table-cell>
          <table:table-cell/>
          <table:table-cell table:formula="of:=[.A533]*65535" office:value-type="float" office:value="34733.55" calcext:value-type="float">
            <text:p>34734</text:p>
          </table:table-cell>
          <table:table-cell table:formula="of:=[.C533]*65535" office:value-type="float" office:value="8963.85593455208" calcext:value-type="float">
            <text:p>8964</text:p>
          </table:table-cell>
          <table:table-cell table:number-columns-repeated="1018"/>
        </table:table-row>
        <table:table-row table:style-name="ro1">
          <table:table-cell office:value-type="float" office:value="0.531" calcext:value-type="float">
            <text:p>0,531</text:p>
          </table:table-cell>
          <table:table-cell table:formula="of:=EXP([.A534]*[.$B$1])" office:value-type="float" office:value="8.36452877569275" calcext:value-type="float">
            <text:p>8,365</text:p>
          </table:table-cell>
          <table:table-cell table:formula="of:=([.B534]-[.$B$3])/([.$B$1003]-[.$B$3])" office:value-type="float" office:value="0.137402667277483" calcext:value-type="float">
            <text:p>0,137</text:p>
          </table:table-cell>
          <table:table-cell/>
          <table:table-cell table:formula="of:=[.A534]*65535" office:value-type="float" office:value="34799.085" calcext:value-type="float">
            <text:p>34799</text:p>
          </table:table-cell>
          <table:table-cell table:formula="of:=[.C534]*65535" office:value-type="float" office:value="9004.68380002987" calcext:value-type="float">
            <text:p>9005</text:p>
          </table:table-cell>
          <table:table-cell table:number-columns-repeated="1018"/>
        </table:table-row>
        <table:table-row table:style-name="ro1">
          <table:table-cell office:value-type="float" office:value="0.532" calcext:value-type="float">
            <text:p>0,532</text:p>
          </table:table-cell>
          <table:table-cell table:formula="of:=EXP([.A535]*[.$B$1])" office:value-type="float" office:value="8.39805389633666" calcext:value-type="float">
            <text:p>8,398</text:p>
          </table:table-cell>
          <table:table-cell table:formula="of:=([.B535]-[.$B$3])/([.$B$1003]-[.$B$3])" office:value-type="float" office:value="0.138028157534576" calcext:value-type="float">
            <text:p>0,138</text:p>
          </table:table-cell>
          <table:table-cell/>
          <table:table-cell table:formula="of:=[.A535]*65535" office:value-type="float" office:value="34864.62" calcext:value-type="float">
            <text:p>34865</text:p>
          </table:table-cell>
          <table:table-cell table:formula="of:=[.C535]*65535" office:value-type="float" office:value="9045.67530402842" calcext:value-type="float">
            <text:p>9046</text:p>
          </table:table-cell>
          <table:table-cell table:number-columns-repeated="1018"/>
        </table:table-row>
        <table:table-row table:style-name="ro1">
          <table:table-cell office:value-type="float" office:value="0.533" calcext:value-type="float">
            <text:p>0,533</text:p>
          </table:table-cell>
          <table:table-cell table:formula="of:=EXP([.A536]*[.$B$1])" office:value-type="float" office:value="8.43171338602207" calcext:value-type="float">
            <text:p>8,432</text:p>
          </table:table-cell>
          <table:table-cell table:formula="of:=([.B536]-[.$B$3])/([.$B$1003]-[.$B$3])" office:value-type="float" office:value="0.138656154763297" calcext:value-type="float">
            <text:p>0,139</text:p>
          </table:table-cell>
          <table:table-cell/>
          <table:table-cell table:formula="of:=[.A536]*65535" office:value-type="float" office:value="34930.155" calcext:value-type="float">
            <text:p>34930</text:p>
          </table:table-cell>
          <table:table-cell table:formula="of:=[.C536]*65535" office:value-type="float" office:value="9086.83110241268" calcext:value-type="float">
            <text:p>9087</text:p>
          </table:table-cell>
          <table:table-cell table:number-columns-repeated="1018"/>
        </table:table-row>
        <table:table-row table:style-name="ro1">
          <table:table-cell office:value-type="float" office:value="0.534" calcext:value-type="float">
            <text:p>0,534</text:p>
          </table:table-cell>
          <table:table-cell table:formula="of:=EXP([.A537]*[.$B$1])" office:value-type="float" office:value="8.46550778330153" calcext:value-type="float">
            <text:p>8,466</text:p>
          </table:table-cell>
          <table:table-cell table:formula="of:=([.B537]-[.$B$3])/([.$B$1003]-[.$B$3])" office:value-type="float" office:value="0.139286669011617" calcext:value-type="float">
            <text:p>0,139</text:p>
          </table:table-cell>
          <table:table-cell/>
          <table:table-cell table:formula="of:=[.A537]*65535" office:value-type="float" office:value="34995.69" calcext:value-type="float">
            <text:p>34996</text:p>
          </table:table-cell>
          <table:table-cell table:formula="of:=[.C537]*65535" office:value-type="float" office:value="9128.1518536763" calcext:value-type="float">
            <text:p>9128</text:p>
          </table:table-cell>
          <table:table-cell table:number-columns-repeated="1018"/>
        </table:table-row>
        <table:table-row table:style-name="ro1">
          <table:table-cell office:value-type="float" office:value="0.535" calcext:value-type="float">
            <text:p>0,535</text:p>
          </table:table-cell>
          <table:table-cell table:formula="of:=EXP([.A538]*[.$B$1])" office:value-type="float" office:value="8.49943762888612" calcext:value-type="float">
            <text:p>8,499</text:p>
          </table:table-cell>
          <table:table-cell table:formula="of:=([.B538]-[.$B$3])/([.$B$1003]-[.$B$3])" office:value-type="float" office:value="0.139919710367776" calcext:value-type="float">
            <text:p>0,140</text:p>
          </table:table-cell>
          <table:table-cell/>
          <table:table-cell table:formula="of:=[.A538]*65535" office:value-type="float" office:value="35061.225" calcext:value-type="float">
            <text:p>35061</text:p>
          </table:table-cell>
          <table:table-cell table:formula="of:=[.C538]*65535" office:value-type="float" office:value="9169.63821895218" calcext:value-type="float">
            <text:p>9170</text:p>
          </table:table-cell>
          <table:table-cell table:number-columns-repeated="1018"/>
        </table:table-row>
        <table:table-row table:style-name="ro1">
          <table:table-cell office:value-type="float" office:value="0.536" calcext:value-type="float">
            <text:p>0,536</text:p>
          </table:table-cell>
          <table:table-cell table:formula="of:=EXP([.A539]*[.$B$1])" office:value-type="float" office:value="8.5335034656541" calcext:value-type="float">
            <text:p>8,534</text:p>
          </table:table-cell>
          <table:table-cell table:formula="of:=([.B539]-[.$B$3])/([.$B$1003]-[.$B$3])" office:value-type="float" office:value="0.140555288960449" calcext:value-type="float">
            <text:p>0,141</text:p>
          </table:table-cell>
          <table:table-cell/>
          <table:table-cell table:formula="of:=[.A539]*65535" office:value-type="float" office:value="35126.76" calcext:value-type="float">
            <text:p>35127</text:p>
          </table:table-cell>
          <table:table-cell table:formula="of:=[.C539]*65535" office:value-type="float" office:value="9211.29086202304" calcext:value-type="float">
            <text:p>9211</text:p>
          </table:table-cell>
          <table:table-cell table:number-columns-repeated="1018"/>
        </table:table-row>
        <table:table-row table:style-name="ro1">
          <table:table-cell office:value-type="float" office:value="0.537" calcext:value-type="float">
            <text:p>0,537</text:p>
          </table:table-cell>
          <table:table-cell table:formula="of:=EXP([.A540]*[.$B$1])" office:value-type="float" office:value="8.56770583865958" calcext:value-type="float">
            <text:p>8,568</text:p>
          </table:table-cell>
          <table:table-cell table:formula="of:=([.B540]-[.$B$3])/([.$B$1003]-[.$B$3])" office:value-type="float" office:value="0.141193414958909" calcext:value-type="float">
            <text:p>0,141</text:p>
          </table:table-cell>
          <table:table-cell/>
          <table:table-cell table:formula="of:=[.A540]*65535" office:value-type="float" office:value="35192.295" calcext:value-type="float">
            <text:p>35192</text:p>
          </table:table-cell>
          <table:table-cell table:formula="of:=[.C540]*65535" office:value-type="float" office:value="9253.11044933208" calcext:value-type="float">
            <text:p>9253</text:p>
          </table:table-cell>
          <table:table-cell table:number-columns-repeated="1018"/>
        </table:table-row>
        <table:table-row table:style-name="ro1">
          <table:table-cell office:value-type="float" office:value="0.538" calcext:value-type="float">
            <text:p>0,538</text:p>
          </table:table-cell>
          <table:table-cell table:formula="of:=EXP([.A541]*[.$B$1])" office:value-type="float" office:value="8.60204529514125" calcext:value-type="float">
            <text:p>8,602</text:p>
          </table:table-cell>
          <table:table-cell table:formula="of:=([.B541]-[.$B$3])/([.$B$1003]-[.$B$3])" office:value-type="float" office:value="0.141834098573183" calcext:value-type="float">
            <text:p>0,142</text:p>
          </table:table-cell>
          <table:table-cell/>
          <table:table-cell table:formula="of:=[.A541]*65535" office:value-type="float" office:value="35257.83" calcext:value-type="float">
            <text:p>35258</text:p>
          </table:table-cell>
          <table:table-cell table:formula="of:=[.C541]*65535" office:value-type="float" office:value="9295.09764999357" calcext:value-type="float">
            <text:p>9295</text:p>
          </table:table-cell>
          <table:table-cell table:number-columns-repeated="1018"/>
        </table:table-row>
        <table:table-row table:style-name="ro1">
          <table:table-cell office:value-type="float" office:value="0.539" calcext:value-type="float">
            <text:p>0,539</text:p>
          </table:table-cell>
          <table:table-cell table:formula="of:=EXP([.A542]*[.$B$1])" office:value-type="float" office:value="8.63652238453115" calcext:value-type="float">
            <text:p>8,637</text:p>
          </table:table-cell>
          <table:table-cell table:formula="of:=([.B542]-[.$B$3])/([.$B$1003]-[.$B$3])" office:value-type="float" office:value="0.142477350054225" calcext:value-type="float">
            <text:p>0,142</text:p>
          </table:table-cell>
          <table:table-cell/>
          <table:table-cell table:formula="of:=[.A542]*65535" office:value-type="float" office:value="35323.365" calcext:value-type="float">
            <text:p>35323</text:p>
          </table:table-cell>
          <table:table-cell table:formula="of:=[.C542]*65535" office:value-type="float" office:value="9337.25313580362" calcext:value-type="float">
            <text:p>9337</text:p>
          </table:table-cell>
          <table:table-cell table:number-columns-repeated="1018"/>
        </table:table-row>
        <table:table-row table:style-name="ro1">
          <table:table-cell office:value-type="float" office:value="0.54" calcext:value-type="float">
            <text:p>0,540</text:p>
          </table:table-cell>
          <table:table-cell table:formula="of:=EXP([.A543]*[.$B$1])" office:value-type="float" office:value="8.67113765846346" calcext:value-type="float">
            <text:p>8,671</text:p>
          </table:table-cell>
          <table:table-cell table:formula="of:=([.B543]-[.$B$3])/([.$B$1003]-[.$B$3])" office:value-type="float" office:value="0.143123179694071" calcext:value-type="float">
            <text:p>0,143</text:p>
          </table:table-cell>
          <table:table-cell/>
          <table:table-cell table:formula="of:=[.A543]*65535" office:value-type="float" office:value="35388.9" calcext:value-type="float">
            <text:p>35389</text:p>
          </table:table-cell>
          <table:table-cell table:formula="of:=[.C543]*65535" office:value-type="float" office:value="9379.57758125091" calcext:value-type="float">
            <text:p>9380</text:p>
          </table:table-cell>
          <table:table-cell table:number-columns-repeated="1018"/>
        </table:table-row>
        <table:table-row table:style-name="ro1">
          <table:table-cell office:value-type="float" office:value="0.541" calcext:value-type="float">
            <text:p>0,541</text:p>
          </table:table-cell>
          <table:table-cell table:formula="of:=EXP([.A544]*[.$B$1])" office:value-type="float" office:value="8.70589167078328" calcext:value-type="float">
            <text:p>8,706</text:p>
          </table:table-cell>
          <table:table-cell table:formula="of:=([.B544]-[.$B$3])/([.$B$1003]-[.$B$3])" office:value-type="float" office:value="0.143771597826009" calcext:value-type="float">
            <text:p>0,144</text:p>
          </table:table-cell>
          <table:table-cell/>
          <table:table-cell table:formula="of:=[.A544]*65535" office:value-type="float" office:value="35454.435" calcext:value-type="float">
            <text:p>35454</text:p>
          </table:table-cell>
          <table:table-cell table:formula="of:=[.C544]*65535" office:value-type="float" office:value="9422.07166352747" calcext:value-type="float">
            <text:p>9422</text:p>
          </table:table-cell>
          <table:table-cell table:number-columns-repeated="1018"/>
        </table:table-row>
        <table:table-row table:style-name="ro1">
          <table:table-cell office:value-type="float" office:value="0.542" calcext:value-type="float">
            <text:p>0,542</text:p>
          </table:table-cell>
          <table:table-cell table:formula="of:=EXP([.A545]*[.$B$1])" office:value-type="float" office:value="8.74078497755556" calcext:value-type="float">
            <text:p>8,741</text:p>
          </table:table-cell>
          <table:table-cell table:formula="of:=([.B545]-[.$B$3])/([.$B$1003]-[.$B$3])" office:value-type="float" office:value="0.144422614824743" calcext:value-type="float">
            <text:p>0,144</text:p>
          </table:table-cell>
          <table:table-cell/>
          <table:table-cell table:formula="of:=[.A545]*65535" office:value-type="float" office:value="35519.97" calcext:value-type="float">
            <text:p>35520</text:p>
          </table:table-cell>
          <table:table-cell table:formula="of:=[.C545]*65535" office:value-type="float" office:value="9464.73606253951" calcext:value-type="float">
            <text:p>9465</text:p>
          </table:table-cell>
          <table:table-cell table:number-columns-repeated="1018"/>
        </table:table-row>
        <table:table-row table:style-name="ro1">
          <table:table-cell office:value-type="float" office:value="0.543" calcext:value-type="float">
            <text:p>0,543</text:p>
          </table:table-cell>
          <table:table-cell table:formula="of:=EXP([.A546]*[.$B$1])" office:value-type="float" office:value="8.77581813707395" calcext:value-type="float">
            <text:p>8,776</text:p>
          </table:table-cell>
          <table:table-cell table:formula="of:=([.B546]-[.$B$3])/([.$B$1003]-[.$B$3])" office:value-type="float" office:value="0.145076241106559" calcext:value-type="float">
            <text:p>0,145</text:p>
          </table:table-cell>
          <table:table-cell/>
          <table:table-cell table:formula="of:=[.A546]*65535" office:value-type="float" office:value="35585.505" calcext:value-type="float">
            <text:p>35586</text:p>
          </table:table-cell>
          <table:table-cell table:formula="of:=[.C546]*65535" office:value-type="float" office:value="9507.57146091834" calcext:value-type="float">
            <text:p>9508</text:p>
          </table:table-cell>
          <table:table-cell table:number-columns-repeated="1018"/>
        </table:table-row>
        <table:table-row table:style-name="ro1">
          <table:table-cell office:value-type="float" office:value="0.544" calcext:value-type="float">
            <text:p>0,544</text:p>
          </table:table-cell>
          <table:table-cell table:formula="of:=EXP([.A547]*[.$B$1])" office:value-type="float" office:value="8.81099170986976" calcext:value-type="float">
            <text:p>8,811</text:p>
          </table:table-cell>
          <table:table-cell table:formula="of:=([.B547]-[.$B$3])/([.$B$1003]-[.$B$3])" office:value-type="float" office:value="0.145732487129492" calcext:value-type="float">
            <text:p>0,146</text:p>
          </table:table-cell>
          <table:table-cell/>
          <table:table-cell table:formula="of:=[.A547]*65535" office:value-type="float" office:value="35651.04" calcext:value-type="float">
            <text:p>35651</text:p>
          </table:table-cell>
          <table:table-cell table:formula="of:=[.C547]*65535" office:value-type="float" office:value="9550.57854403124" calcext:value-type="float">
            <text:p>9551</text:p>
          </table:table-cell>
          <table:table-cell table:number-columns-repeated="1018"/>
        </table:table-row>
        <table:table-row table:style-name="ro1">
          <table:table-cell office:value-type="float" office:value="0.545" calcext:value-type="float">
            <text:p>0,545</text:p>
          </table:table-cell>
          <table:table-cell table:formula="of:=EXP([.A548]*[.$B$1])" office:value-type="float" office:value="8.84630625872088" calcext:value-type="float">
            <text:p>8,846</text:p>
          </table:table-cell>
          <table:table-cell table:formula="of:=([.B548]-[.$B$3])/([.$B$1003]-[.$B$3])" office:value-type="float" office:value="0.146391363393491" calcext:value-type="float">
            <text:p>0,146</text:p>
          </table:table-cell>
          <table:table-cell/>
          <table:table-cell table:formula="of:=[.A548]*65535" office:value-type="float" office:value="35716.575" calcext:value-type="float">
            <text:p>35717</text:p>
          </table:table-cell>
          <table:table-cell table:formula="of:=[.C548]*65535" office:value-type="float" office:value="9593.75799999245" calcext:value-type="float">
            <text:p>9594</text:p>
          </table:table-cell>
          <table:table-cell table:number-columns-repeated="1018"/>
        </table:table-row>
        <table:table-row table:style-name="ro1">
          <table:table-cell office:value-type="float" office:value="0.546" calcext:value-type="float">
            <text:p>0,546</text:p>
          </table:table-cell>
          <table:table-cell table:formula="of:=EXP([.A549]*[.$B$1])" office:value-type="float" office:value="8.88176234866087" calcext:value-type="float">
            <text:p>8,882</text:p>
          </table:table-cell>
          <table:table-cell table:formula="of:=([.B549]-[.$B$3])/([.$B$1003]-[.$B$3])" office:value-type="float" office:value="0.147052880440592" calcext:value-type="float">
            <text:p>0,147</text:p>
          </table:table-cell>
          <table:table-cell/>
          <table:table-cell table:formula="of:=[.A549]*65535" office:value-type="float" office:value="35782.11" calcext:value-type="float">
            <text:p>35782</text:p>
          </table:table-cell>
          <table:table-cell table:formula="of:=[.C549]*65535" office:value-type="float" office:value="9637.1105196742" calcext:value-type="float">
            <text:p>9637</text:p>
          </table:table-cell>
          <table:table-cell table:number-columns-repeated="1018"/>
        </table:table-row>
        <table:table-row table:style-name="ro1">
          <table:table-cell office:value-type="float" office:value="0.547" calcext:value-type="float">
            <text:p>0,547</text:p>
          </table:table-cell>
          <table:table-cell table:formula="of:=EXP([.A550]*[.$B$1])" office:value-type="float" office:value="8.91736054698792" calcext:value-type="float">
            <text:p>8,917</text:p>
          </table:table-cell>
          <table:table-cell table:formula="of:=([.B550]-[.$B$3])/([.$B$1003]-[.$B$3])" office:value-type="float" office:value="0.147717048855081" calcext:value-type="float">
            <text:p>0,148</text:p>
          </table:table-cell>
          <table:table-cell/>
          <table:table-cell table:formula="of:=[.A550]*65535" office:value-type="float" office:value="35847.645" calcext:value-type="float">
            <text:p>35848</text:p>
          </table:table-cell>
          <table:table-cell table:formula="of:=[.C550]*65535" office:value-type="float" office:value="9680.63679671772" calcext:value-type="float">
            <text:p>9681</text:p>
          </table:table-cell>
          <table:table-cell table:number-columns-repeated="1018"/>
        </table:table-row>
        <table:table-row table:style-name="ro1">
          <table:table-cell office:value-type="float" office:value="0.548" calcext:value-type="float">
            <text:p>0,548</text:p>
          </table:table-cell>
          <table:table-cell table:formula="of:=EXP([.A551]*[.$B$1])" office:value-type="float" office:value="8.95310142327396" calcext:value-type="float">
            <text:p>8,953</text:p>
          </table:table-cell>
          <table:table-cell table:formula="of:=([.B551]-[.$B$3])/([.$B$1003]-[.$B$3])" office:value-type="float" office:value="0.148383879263666" calcext:value-type="float">
            <text:p>0,148</text:p>
          </table:table-cell>
          <table:table-cell/>
          <table:table-cell table:formula="of:=[.A551]*65535" office:value-type="float" office:value="35913.18" calcext:value-type="float">
            <text:p>35913</text:p>
          </table:table-cell>
          <table:table-cell table:formula="of:=[.C551]*65535" office:value-type="float" office:value="9724.33752754438" calcext:value-type="float">
            <text:p>9724</text:p>
          </table:table-cell>
          <table:table-cell table:number-columns-repeated="1018"/>
        </table:table-row>
        <table:table-row table:style-name="ro1">
          <table:table-cell office:value-type="float" office:value="0.549" calcext:value-type="float">
            <text:p>0,549</text:p>
          </table:table-cell>
          <table:table-cell table:formula="of:=EXP([.A552]*[.$B$1])" office:value-type="float" office:value="8.98898554937376" calcext:value-type="float">
            <text:p>8,989</text:p>
          </table:table-cell>
          <table:table-cell table:formula="of:=([.B552]-[.$B$3])/([.$B$1003]-[.$B$3])" office:value-type="float" office:value="0.14905338233565" calcext:value-type="float">
            <text:p>0,149</text:p>
          </table:table-cell>
          <table:table-cell/>
          <table:table-cell table:formula="of:=[.A552]*65535" office:value-type="float" office:value="35978.715" calcext:value-type="float">
            <text:p>35979</text:p>
          </table:table-cell>
          <table:table-cell table:formula="of:=[.C552]*65535" office:value-type="float" office:value="9768.2134113668" calcext:value-type="float">
            <text:p>9768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,550</text:p>
          </table:table-cell>
          <table:table-cell table:formula="of:=EXP([.A553]*[.$B$1])" office:value-type="float" office:value="9.02501349943412" calcext:value-type="float">
            <text:p>9,025</text:p>
          </table:table-cell>
          <table:table-cell table:formula="of:=([.B553]-[.$B$3])/([.$B$1003]-[.$B$3])" office:value-type="float" office:value="0.149725568783094" calcext:value-type="float">
            <text:p>0,150</text:p>
          </table:table-cell>
          <table:table-cell/>
          <table:table-cell table:formula="of:=[.A553]*65535" office:value-type="float" office:value="36044.25" calcext:value-type="float">
            <text:p>36044</text:p>
          </table:table-cell>
          <table:table-cell table:formula="of:=[.C553]*65535" office:value-type="float" office:value="9812.26515020006" calcext:value-type="float">
            <text:p>9812</text:p>
          </table:table-cell>
          <table:table-cell table:number-columns-repeated="1018"/>
        </table:table-row>
        <table:table-row table:style-name="ro1">
          <table:table-cell office:value-type="float" office:value="0.551" calcext:value-type="float">
            <text:p>0,551</text:p>
          </table:table-cell>
          <table:table-cell table:formula="of:=EXP([.A554]*[.$B$1])" office:value-type="float" office:value="9.06118584990301" calcext:value-type="float">
            <text:p>9,061</text:p>
          </table:table-cell>
          <table:table-cell table:formula="of:=([.B554]-[.$B$3])/([.$B$1003]-[.$B$3])" office:value-type="float" office:value="0.150400449360997" calcext:value-type="float">
            <text:p>0,150</text:p>
          </table:table-cell>
          <table:table-cell/>
          <table:table-cell table:formula="of:=[.A554]*65535" office:value-type="float" office:value="36109.785" calcext:value-type="float">
            <text:p>36110</text:p>
          </table:table-cell>
          <table:table-cell table:formula="of:=[.C554]*65535" office:value-type="float" office:value="9856.49344887291" calcext:value-type="float">
            <text:p>9856</text:p>
          </table:table-cell>
          <table:table-cell table:number-columns-repeated="1018"/>
        </table:table-row>
        <table:table-row table:style-name="ro1">
          <table:table-cell office:value-type="float" office:value="0.552" calcext:value-type="float">
            <text:p>0,552</text:p>
          </table:table-cell>
          <table:table-cell table:formula="of:=EXP([.A555]*[.$B$1])" office:value-type="float" office:value="9.0975031795388" calcext:value-type="float">
            <text:p>9,098</text:p>
          </table:table-cell>
          <table:table-cell table:formula="of:=([.B555]-[.$B$3])/([.$B$1003]-[.$B$3])" office:value-type="float" office:value="0.151078034867462" calcext:value-type="float">
            <text:p>0,151</text:p>
          </table:table-cell>
          <table:table-cell/>
          <table:table-cell table:formula="of:=[.A555]*65535" office:value-type="float" office:value="36175.32" calcext:value-type="float">
            <text:p>36175</text:p>
          </table:table-cell>
          <table:table-cell table:formula="of:=[.C555]*65535" office:value-type="float" office:value="9900.89901503909" calcext:value-type="float">
            <text:p>9901</text:p>
          </table:table-cell>
          <table:table-cell table:number-columns-repeated="1018"/>
        </table:table-row>
        <table:table-row table:style-name="ro1">
          <table:table-cell office:value-type="float" office:value="0.553" calcext:value-type="float">
            <text:p>0,553</text:p>
          </table:table-cell>
          <table:table-cell table:formula="of:=EXP([.A556]*[.$B$1])" office:value-type="float" office:value="9.13396606941954" calcext:value-type="float">
            <text:p>9,134</text:p>
          </table:table-cell>
          <table:table-cell table:formula="of:=([.B556]-[.$B$3])/([.$B$1003]-[.$B$3])" office:value-type="float" office:value="0.151758336143871" calcext:value-type="float">
            <text:p>0,152</text:p>
          </table:table-cell>
          <table:table-cell/>
          <table:table-cell table:formula="of:=[.A556]*65535" office:value-type="float" office:value="36240.855" calcext:value-type="float">
            <text:p>36241</text:p>
          </table:table-cell>
          <table:table-cell table:formula="of:=[.C556]*65535" office:value-type="float" office:value="9945.4825591886" calcext:value-type="float">
            <text:p>9945</text:p>
          </table:table-cell>
          <table:table-cell table:number-columns-repeated="1018"/>
        </table:table-row>
        <table:table-row table:style-name="ro1">
          <table:table-cell office:value-type="float" office:value="0.554" calcext:value-type="float">
            <text:p>0,554</text:p>
          </table:table-cell>
          <table:table-cell table:formula="of:=EXP([.A557]*[.$B$1])" office:value-type="float" office:value="9.17057510295225" calcext:value-type="float">
            <text:p>9,171</text:p>
          </table:table-cell>
          <table:table-cell table:formula="of:=([.B557]-[.$B$3])/([.$B$1003]-[.$B$3])" office:value-type="float" office:value="0.15244136407506" calcext:value-type="float">
            <text:p>0,152</text:p>
          </table:table-cell>
          <table:table-cell/>
          <table:table-cell table:formula="of:=[.A557]*65535" office:value-type="float" office:value="36306.39" calcext:value-type="float">
            <text:p>36306</text:p>
          </table:table-cell>
          <table:table-cell table:formula="of:=[.C557]*65535" office:value-type="float" office:value="9990.24479465909" calcext:value-type="float">
            <text:p>9990</text:p>
          </table:table-cell>
          <table:table-cell table:number-columns-repeated="1018"/>
        </table:table-row>
        <table:table-row table:style-name="ro1">
          <table:table-cell office:value-type="float" office:value="0.555" calcext:value-type="float">
            <text:p>0,555</text:p>
          </table:table-cell>
          <table:table-cell table:formula="of:=EXP([.A558]*[.$B$1])" office:value-type="float" office:value="9.20733086588225" calcext:value-type="float">
            <text:p>9,207</text:p>
          </table:table-cell>
          <table:table-cell table:formula="of:=([.B558]-[.$B$3])/([.$B$1003]-[.$B$3])" office:value-type="float" office:value="0.153127129589491" calcext:value-type="float">
            <text:p>0,153</text:p>
          </table:table-cell>
          <table:table-cell/>
          <table:table-cell table:formula="of:=[.A558]*65535" office:value-type="float" office:value="36371.925" calcext:value-type="float">
            <text:p>36372</text:p>
          </table:table-cell>
          <table:table-cell table:formula="of:=[.C558]*65535" office:value-type="float" office:value="10035.1864376473" calcext:value-type="float">
            <text:p>10035</text:p>
          </table:table-cell>
          <table:table-cell table:number-columns-repeated="1018"/>
        </table:table-row>
        <table:table-row table:style-name="ro1">
          <table:table-cell office:value-type="float" office:value="0.556" calcext:value-type="float">
            <text:p>0,556</text:p>
          </table:table-cell>
          <table:table-cell table:formula="of:=EXP([.A559]*[.$B$1])" office:value-type="float" office:value="9.24423394630253" calcext:value-type="float">
            <text:p>9,244</text:p>
          </table:table-cell>
          <table:table-cell table:formula="of:=([.B559]-[.$B$3])/([.$B$1003]-[.$B$3])" office:value-type="float" office:value="0.153815643659425" calcext:value-type="float">
            <text:p>0,154</text:p>
          </table:table-cell>
          <table:table-cell/>
          <table:table-cell table:formula="of:=[.A559]*65535" office:value-type="float" office:value="36437.46" calcext:value-type="float">
            <text:p>36437</text:p>
          </table:table-cell>
          <table:table-cell table:formula="of:=[.C559]*65535" office:value-type="float" office:value="10080.3082072204" calcext:value-type="float">
            <text:p>10080</text:p>
          </table:table-cell>
          <table:table-cell table:number-columns-repeated="1018"/>
        </table:table-row>
        <table:table-row table:style-name="ro1">
          <table:table-cell office:value-type="float" office:value="0.557" calcext:value-type="float">
            <text:p>0,557</text:p>
          </table:table-cell>
          <table:table-cell table:formula="of:=EXP([.A560]*[.$B$1])" office:value-type="float" office:value="9.28128493466316" calcext:value-type="float">
            <text:p>9,281</text:p>
          </table:table-cell>
          <table:table-cell table:formula="of:=([.B560]-[.$B$3])/([.$B$1003]-[.$B$3])" office:value-type="float" office:value="0.154506917301104" calcext:value-type="float">
            <text:p>0,155</text:p>
          </table:table-cell>
          <table:table-cell/>
          <table:table-cell table:formula="of:=[.A560]*65535" office:value-type="float" office:value="36502.995" calcext:value-type="float">
            <text:p>36503</text:p>
          </table:table-cell>
          <table:table-cell table:formula="of:=[.C560]*65535" office:value-type="float" office:value="10125.6108253278" calcext:value-type="float">
            <text:p>10126</text:p>
          </table:table-cell>
          <table:table-cell table:number-columns-repeated="1018"/>
        </table:table-row>
        <table:table-row table:style-name="ro1">
          <table:table-cell office:value-type="float" office:value="0.558" calcext:value-type="float">
            <text:p>0,558</text:p>
          </table:table-cell>
          <table:table-cell table:formula="of:=EXP([.A561]*[.$B$1])" office:value-type="float" office:value="9.31848442378074" calcext:value-type="float">
            <text:p>9,318</text:p>
          </table:table-cell>
          <table:table-cell table:formula="of:=([.B561]-[.$B$3])/([.$B$1003]-[.$B$3])" office:value-type="float" office:value="0.155200961574919" calcext:value-type="float">
            <text:p>0,155</text:p>
          </table:table-cell>
          <table:table-cell/>
          <table:table-cell table:formula="of:=[.A561]*65535" office:value-type="float" office:value="36568.53" calcext:value-type="float">
            <text:p>36569</text:p>
          </table:table-cell>
          <table:table-cell table:formula="of:=[.C561]*65535" office:value-type="float" office:value="10171.0950168123" calcext:value-type="float">
            <text:p>10171</text:p>
          </table:table-cell>
          <table:table-cell table:number-columns-repeated="1018"/>
        </table:table-row>
        <table:table-row table:style-name="ro1">
          <table:table-cell office:value-type="float" office:value="0.559" calcext:value-type="float">
            <text:p>0,559</text:p>
          </table:table-cell>
          <table:table-cell table:formula="of:=EXP([.A562]*[.$B$1])" office:value-type="float" office:value="9.35583300884789" calcext:value-type="float">
            <text:p>9,356</text:p>
          </table:table-cell>
          <table:table-cell table:formula="of:=([.B562]-[.$B$3])/([.$B$1003]-[.$B$3])" office:value-type="float" office:value="0.155897787585594" calcext:value-type="float">
            <text:p>0,156</text:p>
          </table:table-cell>
          <table:table-cell/>
          <table:table-cell table:formula="of:=[.A562]*65535" office:value-type="float" office:value="36634.065" calcext:value-type="float">
            <text:p>36634</text:p>
          </table:table-cell>
          <table:table-cell table:formula="of:=[.C562]*65535" office:value-type="float" office:value="10216.7615094219" calcext:value-type="float">
            <text:p>10217</text:p>
          </table:table-cell>
          <table:table-cell table:number-columns-repeated="1018"/>
        </table:table-row>
        <table:table-row table:style-name="ro1">
          <table:table-cell office:value-type="float" office:value="0.56" calcext:value-type="float">
            <text:p>0,560</text:p>
          </table:table-cell>
          <table:table-cell table:formula="of:=EXP([.A563]*[.$B$1])" office:value-type="float" office:value="9.39333128744278" calcext:value-type="float">
            <text:p>9,393</text:p>
          </table:table-cell>
          <table:table-cell table:formula="of:=([.B563]-[.$B$3])/([.$B$1003]-[.$B$3])" office:value-type="float" office:value="0.15659740648236" calcext:value-type="float">
            <text:p>0,157</text:p>
          </table:table-cell>
          <table:table-cell/>
          <table:table-cell table:formula="of:=[.A563]*65535" office:value-type="float" office:value="36699.6" calcext:value-type="float">
            <text:p>36700</text:p>
          </table:table-cell>
          <table:table-cell table:formula="of:=[.C563]*65535" office:value-type="float" office:value="10262.6110338214" calcext:value-type="float">
            <text:p>10263</text:p>
          </table:table-cell>
          <table:table-cell table:number-columns-repeated="1018"/>
        </table:table-row>
        <table:table-row table:style-name="ro1">
          <table:table-cell office:value-type="float" office:value="0.561" calcext:value-type="float">
            <text:p>0,561</text:p>
          </table:table-cell>
          <table:table-cell table:formula="of:=EXP([.A564]*[.$B$1])" office:value-type="float" office:value="9.43097985953867" calcext:value-type="float">
            <text:p>9,431</text:p>
          </table:table-cell>
          <table:table-cell table:formula="of:=([.B564]-[.$B$3])/([.$B$1003]-[.$B$3])" office:value-type="float" office:value="0.157299829459134" calcext:value-type="float">
            <text:p>0,157</text:p>
          </table:table-cell>
          <table:table-cell/>
          <table:table-cell table:formula="of:=[.A564]*65535" office:value-type="float" office:value="36765.135" calcext:value-type="float">
            <text:p>36765</text:p>
          </table:table-cell>
          <table:table-cell table:formula="of:=[.C564]*65535" office:value-type="float" office:value="10308.6443236043" calcext:value-type="float">
            <text:p>10309</text:p>
          </table:table-cell>
          <table:table-cell table:number-columns-repeated="1018"/>
        </table:table-row>
        <table:table-row table:style-name="ro1">
          <table:table-cell office:value-type="float" office:value="0.562" calcext:value-type="float">
            <text:p>0,562</text:p>
          </table:table-cell>
          <table:table-cell table:formula="of:=EXP([.A565]*[.$B$1])" office:value-type="float" office:value="9.46877932751349" calcext:value-type="float">
            <text:p>9,469</text:p>
          </table:table-cell>
          <table:table-cell table:formula="of:=([.B565]-[.$B$3])/([.$B$1003]-[.$B$3])" office:value-type="float" office:value="0.158005067754699" calcext:value-type="float">
            <text:p>0,158</text:p>
          </table:table-cell>
          <table:table-cell/>
          <table:table-cell table:formula="of:=[.A565]*65535" office:value-type="float" office:value="36830.67" calcext:value-type="float">
            <text:p>36831</text:p>
          </table:table-cell>
          <table:table-cell table:formula="of:=[.C565]*65535" office:value-type="float" office:value="10354.8621153042" calcext:value-type="float">
            <text:p>10355</text:p>
          </table:table-cell>
          <table:table-cell table:number-columns-repeated="1018"/>
        </table:table-row>
        <table:table-row table:style-name="ro1">
          <table:table-cell office:value-type="float" office:value="0.563" calcext:value-type="float">
            <text:p>0,563</text:p>
          </table:table-cell>
          <table:table-cell table:formula="of:=EXP([.A566]*[.$B$1])" office:value-type="float" office:value="9.50673029615956" calcext:value-type="float">
            <text:p>9,507</text:p>
          </table:table-cell>
          <table:table-cell table:formula="of:=([.B566]-[.$B$3])/([.$B$1003]-[.$B$3])" office:value-type="float" office:value="0.158713132652883" calcext:value-type="float">
            <text:p>0,159</text:p>
          </table:table-cell>
          <table:table-cell/>
          <table:table-cell table:formula="of:=[.A566]*65535" office:value-type="float" office:value="36896.205" calcext:value-type="float">
            <text:p>36896</text:p>
          </table:table-cell>
          <table:table-cell table:formula="of:=[.C566]*65535" office:value-type="float" office:value="10401.2651484067" calcext:value-type="float">
            <text:p>10401</text:p>
          </table:table-cell>
          <table:table-cell table:number-columns-repeated="1018"/>
        </table:table-row>
        <table:table-row table:style-name="ro1">
          <table:table-cell office:value-type="float" office:value="0.564" calcext:value-type="float">
            <text:p>0,564</text:p>
          </table:table-cell>
          <table:table-cell table:formula="of:=EXP([.A567]*[.$B$1])" office:value-type="float" office:value="9.54483337269318" calcext:value-type="float">
            <text:p>9,545</text:p>
          </table:table-cell>
          <table:table-cell table:formula="of:=([.B567]-[.$B$3])/([.$B$1003]-[.$B$3])" office:value-type="float" office:value="0.159424035482739" calcext:value-type="float">
            <text:p>0,159</text:p>
          </table:table-cell>
          <table:table-cell/>
          <table:table-cell table:formula="of:=[.A567]*65535" office:value-type="float" office:value="36961.74" calcext:value-type="float">
            <text:p>36962</text:p>
          </table:table-cell>
          <table:table-cell table:formula="of:=[.C567]*65535" office:value-type="float" office:value="10447.8541653613" calcext:value-type="float">
            <text:p>10448</text:p>
          </table:table-cell>
          <table:table-cell table:number-columns-repeated="1018"/>
        </table:table-row>
        <table:table-row table:style-name="ro1">
          <table:table-cell office:value-type="float" office:value="0.565" calcext:value-type="float">
            <text:p>0,565</text:p>
          </table:table-cell>
          <table:table-cell table:formula="of:=EXP([.A568]*[.$B$1])" office:value-type="float" office:value="9.58308916676438" calcext:value-type="float">
            <text:p>9,583</text:p>
          </table:table-cell>
          <table:table-cell table:formula="of:=([.B568]-[.$B$3])/([.$B$1003]-[.$B$3])" office:value-type="float" office:value="0.160137787618728" calcext:value-type="float">
            <text:p>0,160</text:p>
          </table:table-cell>
          <table:table-cell/>
          <table:table-cell table:formula="of:=[.A568]*65535" office:value-type="float" office:value="37027.275" calcext:value-type="float">
            <text:p>37027</text:p>
          </table:table-cell>
          <table:table-cell table:formula="of:=[.C568]*65535" office:value-type="float" office:value="10494.6299115934" calcext:value-type="float">
            <text:p>10495</text:p>
          </table:table-cell>
          <table:table-cell table:number-columns-repeated="1018"/>
        </table:table-row>
        <table:table-row table:style-name="ro1">
          <table:table-cell office:value-type="float" office:value="0.566" calcext:value-type="float">
            <text:p>0,566</text:p>
          </table:table-cell>
          <table:table-cell table:formula="of:=EXP([.A569]*[.$B$1])" office:value-type="float" office:value="9.62149829046669" calcext:value-type="float">
            <text:p>9,621</text:p>
          </table:table-cell>
          <table:table-cell table:formula="of:=([.B569]-[.$B$3])/([.$B$1003]-[.$B$3])" office:value-type="float" office:value="0.160854400480899" calcext:value-type="float">
            <text:p>0,161</text:p>
          </table:table-cell>
          <table:table-cell/>
          <table:table-cell table:formula="of:=[.A569]*65535" office:value-type="float" office:value="37092.81" calcext:value-type="float">
            <text:p>37093</text:p>
          </table:table-cell>
          <table:table-cell table:formula="of:=[.C569]*65535" office:value-type="float" office:value="10541.5931355157" calcext:value-type="float">
            <text:p>10542</text:p>
          </table:table-cell>
          <table:table-cell table:number-columns-repeated="1018"/>
        </table:table-row>
        <table:table-row table:style-name="ro1">
          <table:table-cell office:value-type="float" office:value="0.567" calcext:value-type="float">
            <text:p>0,567</text:p>
          </table:table-cell>
          <table:table-cell table:formula="of:=EXP([.A570]*[.$B$1])" office:value-type="float" office:value="9.66006135834691" calcext:value-type="float">
            <text:p>9,660</text:p>
          </table:table-cell>
          <table:table-cell table:formula="of:=([.B570]-[.$B$3])/([.$B$1003]-[.$B$3])" office:value-type="float" office:value="0.161573885535073" calcext:value-type="float">
            <text:p>0,162</text:p>
          </table:table-cell>
          <table:table-cell/>
          <table:table-cell table:formula="of:=[.A570]*65535" office:value-type="float" office:value="37158.345" calcext:value-type="float">
            <text:p>37158</text:p>
          </table:table-cell>
          <table:table-cell table:formula="of:=[.C570]*65535" office:value-type="float" office:value="10588.744588541" calcext:value-type="float">
            <text:p>10589</text:p>
          </table:table-cell>
          <table:table-cell table:number-columns-repeated="1018"/>
        </table:table-row>
        <table:table-row table:style-name="ro1">
          <table:table-cell office:value-type="float" office:value="0.568" calcext:value-type="float">
            <text:p>0,568</text:p>
          </table:table-cell>
          <table:table-cell table:formula="of:=EXP([.A571]*[.$B$1])" office:value-type="float" office:value="9.69877898741494" calcext:value-type="float">
            <text:p>9,699</text:p>
          </table:table-cell>
          <table:table-cell table:formula="of:=([.B571]-[.$B$3])/([.$B$1003]-[.$B$3])" office:value-type="float" office:value="0.162296254293026" calcext:value-type="float">
            <text:p>0,162</text:p>
          </table:table-cell>
          <table:table-cell/>
          <table:table-cell table:formula="of:=[.A571]*65535" office:value-type="float" office:value="37223.88" calcext:value-type="float">
            <text:p>37224</text:p>
          </table:table-cell>
          <table:table-cell table:formula="of:=[.C571]*65535" office:value-type="float" office:value="10636.0850250935" calcext:value-type="float">
            <text:p>10636</text:p>
          </table:table-cell>
          <table:table-cell table:number-columns-repeated="1018"/>
        </table:table-row>
        <table:table-row table:style-name="ro1">
          <table:table-cell office:value-type="float" office:value="0.569" calcext:value-type="float">
            <text:p>0,569</text:p>
          </table:table-cell>
          <table:table-cell table:formula="of:=EXP([.A572]*[.$B$1])" office:value-type="float" office:value="9.73765179715368" calcext:value-type="float">
            <text:p>9,738</text:p>
          </table:table-cell>
          <table:table-cell table:formula="of:=([.B572]-[.$B$3])/([.$B$1003]-[.$B$3])" office:value-type="float" office:value="0.163021518312674" calcext:value-type="float">
            <text:p>0,163</text:p>
          </table:table-cell>
          <table:table-cell/>
          <table:table-cell table:formula="of:=[.A572]*65535" office:value-type="float" office:value="37289.415" calcext:value-type="float">
            <text:p>37289</text:p>
          </table:table-cell>
          <table:table-cell table:formula="of:=[.C572]*65535" office:value-type="float" office:value="10683.6152026211" calcext:value-type="float">
            <text:p>10684</text:p>
          </table:table-cell>
          <table:table-cell table:number-columns-repeated="1018"/>
        </table:table-row>
        <table:table-row table:style-name="ro1">
          <table:table-cell office:value-type="float" office:value="0.57" calcext:value-type="float">
            <text:p>0,570</text:p>
          </table:table-cell>
          <table:table-cell table:formula="of:=EXP([.A573]*[.$B$1])" office:value-type="float" office:value="9.77668040952891" calcext:value-type="float">
            <text:p>9,777</text:p>
          </table:table-cell>
          <table:table-cell table:formula="of:=([.B573]-[.$B$3])/([.$B$1003]-[.$B$3])" office:value-type="float" office:value="0.163749689198257" calcext:value-type="float">
            <text:p>0,164</text:p>
          </table:table-cell>
          <table:table-cell/>
          <table:table-cell table:formula="of:=[.A573]*65535" office:value-type="float" office:value="37354.95" calcext:value-type="float">
            <text:p>37355</text:p>
          </table:table-cell>
          <table:table-cell table:formula="of:=[.C573]*65535" office:value-type="float" office:value="10731.3358816078" calcext:value-type="float">
            <text:p>10731</text:p>
          </table:table-cell>
          <table:table-cell table:number-columns-repeated="1018"/>
        </table:table-row>
        <table:table-row table:style-name="ro1">
          <table:table-cell office:value-type="float" office:value="0.571" calcext:value-type="float">
            <text:p>0,571</text:p>
          </table:table-cell>
          <table:table-cell table:formula="of:=EXP([.A574]*[.$B$1])" office:value-type="float" office:value="9.81586544899926" calcext:value-type="float">
            <text:p>9,816</text:p>
          </table:table-cell>
          <table:table-cell table:formula="of:=([.B574]-[.$B$3])/([.$B$1003]-[.$B$3])" office:value-type="float" office:value="0.164480778600524" calcext:value-type="float">
            <text:p>0,164</text:p>
          </table:table-cell>
          <table:table-cell/>
          <table:table-cell table:formula="of:=[.A574]*65535" office:value-type="float" office:value="37420.485" calcext:value-type="float">
            <text:p>37420</text:p>
          </table:table-cell>
          <table:table-cell table:formula="of:=[.C574]*65535" office:value-type="float" office:value="10779.2478255853" calcext:value-type="float">
            <text:p>10779</text:p>
          </table:table-cell>
          <table:table-cell table:number-columns-repeated="1018"/>
        </table:table-row>
        <table:table-row table:style-name="ro1">
          <table:table-cell office:value-type="float" office:value="0.572" calcext:value-type="float">
            <text:p>0,572</text:p>
          </table:table-cell>
          <table:table-cell table:formula="of:=EXP([.A575]*[.$B$1])" office:value-type="float" office:value="9.8552075425262" calcext:value-type="float">
            <text:p>9,855</text:p>
          </table:table-cell>
          <table:table-cell table:formula="of:=([.B575]-[.$B$3])/([.$B$1003]-[.$B$3])" office:value-type="float" office:value="0.165214798216921" calcext:value-type="float">
            <text:p>0,165</text:p>
          </table:table-cell>
          <table:table-cell/>
          <table:table-cell table:formula="of:=[.A575]*65535" office:value-type="float" office:value="37486.02" calcext:value-type="float">
            <text:p>37486</text:p>
          </table:table-cell>
          <table:table-cell table:formula="of:=[.C575]*65535" office:value-type="float" office:value="10827.3518011459" calcext:value-type="float">
            <text:p>10827</text:p>
          </table:table-cell>
          <table:table-cell table:number-columns-repeated="1018"/>
        </table:table-row>
        <table:table-row table:style-name="ro1">
          <table:table-cell office:value-type="float" office:value="0.573" calcext:value-type="float">
            <text:p>0,573</text:p>
          </table:table-cell>
          <table:table-cell table:formula="of:=EXP([.A576]*[.$B$1])" office:value-type="float" office:value="9.89470731958406" calcext:value-type="float">
            <text:p>9,895</text:p>
          </table:table-cell>
          <table:table-cell table:formula="of:=([.B576]-[.$B$3])/([.$B$1003]-[.$B$3])" office:value-type="float" office:value="0.165951759791779" calcext:value-type="float">
            <text:p>0,166</text:p>
          </table:table-cell>
          <table:table-cell/>
          <table:table-cell table:formula="of:=[.A576]*65535" office:value-type="float" office:value="37551.555" calcext:value-type="float">
            <text:p>37552</text:p>
          </table:table-cell>
          <table:table-cell table:formula="of:=[.C576]*65535" office:value-type="float" office:value="10875.6485779542" calcext:value-type="float">
            <text:p>10876</text:p>
          </table:table-cell>
          <table:table-cell table:number-columns-repeated="1018"/>
        </table:table-row>
        <table:table-row table:style-name="ro1">
          <table:table-cell office:value-type="float" office:value="0.574" calcext:value-type="float">
            <text:p>0,574</text:p>
          </table:table-cell>
          <table:table-cell table:formula="of:=EXP([.A577]*[.$B$1])" office:value-type="float" office:value="9.93436541217013" calcext:value-type="float">
            <text:p>9,934</text:p>
          </table:table-cell>
          <table:table-cell table:formula="of:=([.B577]-[.$B$3])/([.$B$1003]-[.$B$3])" office:value-type="float" office:value="0.166691675116497" calcext:value-type="float">
            <text:p>0,167</text:p>
          </table:table-cell>
          <table:table-cell/>
          <table:table-cell table:formula="of:=[.A577]*65535" office:value-type="float" office:value="37617.09" calcext:value-type="float">
            <text:p>37617</text:p>
          </table:table-cell>
          <table:table-cell table:formula="of:=[.C577]*65535" office:value-type="float" office:value="10924.1389287596" calcext:value-type="float">
            <text:p>10924</text:p>
          </table:table-cell>
          <table:table-cell table:number-columns-repeated="1018"/>
        </table:table-row>
        <table:table-row table:style-name="ro1">
          <table:table-cell office:value-type="float" office:value="0.575" calcext:value-type="float">
            <text:p>0,575</text:p>
          </table:table-cell>
          <table:table-cell table:formula="of:=EXP([.A578]*[.$B$1])" office:value-type="float" office:value="9.97418245481472" calcext:value-type="float">
            <text:p>9,974</text:p>
          </table:table-cell>
          <table:table-cell table:formula="of:=([.B578]-[.$B$3])/([.$B$1003]-[.$B$3])" office:value-type="float" office:value="0.167434556029737" calcext:value-type="float">
            <text:p>0,167</text:p>
          </table:table-cell>
          <table:table-cell/>
          <table:table-cell table:formula="of:=[.A578]*65535" office:value-type="float" office:value="37682.625" calcext:value-type="float">
            <text:p>37683</text:p>
          </table:table-cell>
          <table:table-cell table:formula="of:=[.C578]*65535" office:value-type="float" office:value="10972.8236294088" calcext:value-type="float">
            <text:p>10973</text:p>
          </table:table-cell>
          <table:table-cell table:number-columns-repeated="1018"/>
        </table:table-row>
        <table:table-row table:style-name="ro1">
          <table:table-cell office:value-type="float" office:value="0.576" calcext:value-type="float">
            <text:p>0,576</text:p>
          </table:table-cell>
          <table:table-cell table:formula="of:=EXP([.A579]*[.$B$1])" office:value-type="float" office:value="10.0141590845914" calcext:value-type="float">
            <text:p>10,014</text:p>
          </table:table-cell>
          <table:table-cell table:formula="of:=([.B579]-[.$B$3])/([.$B$1003]-[.$B$3])" office:value-type="float" office:value="0.168180414417609" calcext:value-type="float">
            <text:p>0,168</text:p>
          </table:table-cell>
          <table:table-cell/>
          <table:table-cell table:formula="of:=[.A579]*65535" office:value-type="float" office:value="37748.16" calcext:value-type="float">
            <text:p>37748</text:p>
          </table:table-cell>
          <table:table-cell table:formula="of:=[.C579]*65535" office:value-type="float" office:value="11021.703458858" calcext:value-type="float">
            <text:p>11022</text:p>
          </table:table-cell>
          <table:table-cell table:number-columns-repeated="1018"/>
        </table:table-row>
        <table:table-row table:style-name="ro1">
          <table:table-cell office:value-type="float" office:value="0.577" calcext:value-type="float">
            <text:p>0,577</text:p>
          </table:table-cell>
          <table:table-cell table:formula="of:=EXP([.A580]*[.$B$1])" office:value-type="float" office:value="10.054295941127" calcext:value-type="float">
            <text:p>10,054</text:p>
          </table:table-cell>
          <table:table-cell table:formula="of:=([.B580]-[.$B$3])/([.$B$1003]-[.$B$3])" office:value-type="float" office:value="0.168929262213863" calcext:value-type="float">
            <text:p>0,169</text:p>
          </table:table-cell>
          <table:table-cell/>
          <table:table-cell table:formula="of:=[.A580]*65535" office:value-type="float" office:value="37813.695" calcext:value-type="float">
            <text:p>37814</text:p>
          </table:table-cell>
          <table:table-cell table:formula="of:=[.C580]*65535" office:value-type="float" office:value="11070.7791991855" calcext:value-type="float">
            <text:p>11071</text:p>
          </table:table-cell>
          <table:table-cell table:number-columns-repeated="1018"/>
        </table:table-row>
        <table:table-row table:style-name="ro1">
          <table:table-cell office:value-type="float" office:value="0.578" calcext:value-type="float">
            <text:p>0,578</text:p>
          </table:table-cell>
          <table:table-cell table:formula="of:=EXP([.A581]*[.$B$1])" office:value-type="float" office:value="10.0945936666122" calcext:value-type="float">
            <text:p>10,095</text:p>
          </table:table-cell>
          <table:table-cell table:formula="of:=([.B581]-[.$B$3])/([.$B$1003]-[.$B$3])" office:value-type="float" office:value="0.169681111400081" calcext:value-type="float">
            <text:p>0,170</text:p>
          </table:table-cell>
          <table:table-cell/>
          <table:table-cell table:formula="of:=[.A581]*65535" office:value-type="float" office:value="37879.23" calcext:value-type="float">
            <text:p>37879</text:p>
          </table:table-cell>
          <table:table-cell table:formula="of:=[.C581]*65535" office:value-type="float" office:value="11120.0516356043" calcext:value-type="float">
            <text:p>11120</text:p>
          </table:table-cell>
          <table:table-cell table:number-columns-repeated="1018"/>
        </table:table-row>
        <table:table-row table:style-name="ro1">
          <table:table-cell office:value-type="float" office:value="0.579" calcext:value-type="float">
            <text:p>0,579</text:p>
          </table:table-cell>
          <table:table-cell table:formula="of:=EXP([.A582]*[.$B$1])" office:value-type="float" office:value="10.1350529058114" calcext:value-type="float">
            <text:p>10,135</text:p>
          </table:table-cell>
          <table:table-cell table:formula="of:=([.B582]-[.$B$3])/([.$B$1003]-[.$B$3])" office:value-type="float" office:value="0.170435974005865" calcext:value-type="float">
            <text:p>0,170</text:p>
          </table:table-cell>
          <table:table-cell/>
          <table:table-cell table:formula="of:=[.A582]*65535" office:value-type="float" office:value="37944.765" calcext:value-type="float">
            <text:p>37945</text:p>
          </table:table-cell>
          <table:table-cell table:formula="of:=[.C582]*65535" office:value-type="float" office:value="11169.5215564744" calcext:value-type="float">
            <text:p>11170</text:p>
          </table:table-cell>
          <table:table-cell table:number-columns-repeated="1018"/>
        </table:table-row>
        <table:table-row table:style-name="ro1">
          <table:table-cell office:value-type="float" office:value="0.58" calcext:value-type="float">
            <text:p>0,580</text:p>
          </table:table-cell>
          <table:table-cell table:formula="of:=EXP([.A583]*[.$B$1])" office:value-type="float" office:value="10.1756743060733" calcext:value-type="float">
            <text:p>10,176</text:p>
          </table:table-cell>
          <table:table-cell table:formula="of:=([.B583]-[.$B$3])/([.$B$1003]-[.$B$3])" office:value-type="float" office:value="0.171193862109033" calcext:value-type="float">
            <text:p>0,171</text:p>
          </table:table-cell>
          <table:table-cell/>
          <table:table-cell table:formula="of:=[.A583]*65535" office:value-type="float" office:value="38010.3" calcext:value-type="float">
            <text:p>38010</text:p>
          </table:table-cell>
          <table:table-cell table:formula="of:=[.C583]*65535" office:value-type="float" office:value="11219.1897533155" calcext:value-type="float">
            <text:p>11219</text:p>
          </table:table-cell>
          <table:table-cell table:number-columns-repeated="1018"/>
        </table:table-row>
        <table:table-row table:style-name="ro1">
          <table:table-cell office:value-type="float" office:value="0.581" calcext:value-type="float">
            <text:p>0,581</text:p>
          </table:table-cell>
          <table:table-cell table:formula="of:=EXP([.A584]*[.$B$1])" office:value-type="float" office:value="10.2164585173412" calcext:value-type="float">
            <text:p>10,216</text:p>
          </table:table-cell>
          <table:table-cell table:formula="of:=([.B584]-[.$B$3])/([.$B$1003]-[.$B$3])" office:value-type="float" office:value="0.17195478783581" calcext:value-type="float">
            <text:p>0,172</text:p>
          </table:table-cell>
          <table:table-cell/>
          <table:table-cell table:formula="of:=[.A584]*65535" office:value-type="float" office:value="38075.835" calcext:value-type="float">
            <text:p>38076</text:p>
          </table:table-cell>
          <table:table-cell table:formula="of:=[.C584]*65535" office:value-type="float" office:value="11269.0570208198" calcext:value-type="float">
            <text:p>11269</text:p>
          </table:table-cell>
          <table:table-cell table:number-columns-repeated="1018"/>
        </table:table-row>
        <table:table-row table:style-name="ro1">
          <table:table-cell office:value-type="float" office:value="0.582" calcext:value-type="float">
            <text:p>0,582</text:p>
          </table:table-cell>
          <table:table-cell table:formula="of:=EXP([.A585]*[.$B$1])" office:value-type="float" office:value="10.2574061921634" calcext:value-type="float">
            <text:p>10,257</text:p>
          </table:table-cell>
          <table:table-cell table:formula="of:=([.B585]-[.$B$3])/([.$B$1003]-[.$B$3])" office:value-type="float" office:value="0.172718763361025" calcext:value-type="float">
            <text:p>0,173</text:p>
          </table:table-cell>
          <table:table-cell/>
          <table:table-cell table:formula="of:=[.A585]*65535" office:value-type="float" office:value="38141.37" calcext:value-type="float">
            <text:p>38141</text:p>
          </table:table-cell>
          <table:table-cell table:formula="of:=[.C585]*65535" office:value-type="float" office:value="11319.1241568648" calcext:value-type="float">
            <text:p>11319</text:p>
          </table:table-cell>
          <table:table-cell table:number-columns-repeated="1018"/>
        </table:table-row>
        <table:table-row table:style-name="ro1">
          <table:table-cell office:value-type="float" office:value="0.583" calcext:value-type="float">
            <text:p>0,583</text:p>
          </table:table-cell>
          <table:table-cell table:formula="of:=EXP([.A586]*[.$B$1])" office:value-type="float" office:value="10.2985179857034" calcext:value-type="float">
            <text:p>10,299</text:p>
          </table:table-cell>
          <table:table-cell table:formula="of:=([.B586]-[.$B$3])/([.$B$1003]-[.$B$3])" office:value-type="float" office:value="0.173485800908302" calcext:value-type="float">
            <text:p>0,173</text:p>
          </table:table-cell>
          <table:table-cell/>
          <table:table-cell table:formula="of:=[.A586]*65535" office:value-type="float" office:value="38206.905" calcext:value-type="float">
            <text:p>38207</text:p>
          </table:table-cell>
          <table:table-cell table:formula="of:=[.C586]*65535" office:value-type="float" office:value="11369.3919625256" calcext:value-type="float">
            <text:p>11369</text:p>
          </table:table-cell>
          <table:table-cell table:number-columns-repeated="1018"/>
        </table:table-row>
        <table:table-row table:style-name="ro1">
          <table:table-cell office:value-type="float" office:value="0.584" calcext:value-type="float">
            <text:p>0,584</text:p>
          </table:table-cell>
          <table:table-cell table:formula="of:=EXP([.A587]*[.$B$1])" office:value-type="float" office:value="10.3397945557509" calcext:value-type="float">
            <text:p>10,340</text:p>
          </table:table-cell>
          <table:table-cell table:formula="of:=([.B587]-[.$B$3])/([.$B$1003]-[.$B$3])" office:value-type="float" office:value="0.174255912750259" calcext:value-type="float">
            <text:p>0,174</text:p>
          </table:table-cell>
          <table:table-cell/>
          <table:table-cell table:formula="of:=[.A587]*65535" office:value-type="float" office:value="38272.44" calcext:value-type="float">
            <text:p>38272</text:p>
          </table:table-cell>
          <table:table-cell table:formula="of:=[.C587]*65535" office:value-type="float" office:value="11419.8612420882" calcext:value-type="float">
            <text:p>11420</text:p>
          </table:table-cell>
          <table:table-cell table:number-columns-repeated="1018"/>
        </table:table-row>
        <table:table-row table:style-name="ro1">
          <table:table-cell office:value-type="float" office:value="0.585" calcext:value-type="float">
            <text:p>0,585</text:p>
          </table:table-cell>
          <table:table-cell table:formula="of:=EXP([.A588]*[.$B$1])" office:value-type="float" office:value="10.3812365627318" calcext:value-type="float">
            <text:p>10,381</text:p>
          </table:table-cell>
          <table:table-cell table:formula="of:=([.B588]-[.$B$3])/([.$B$1003]-[.$B$3])" office:value-type="float" office:value="0.175029111208701" calcext:value-type="float">
            <text:p>0,175</text:p>
          </table:table-cell>
          <table:table-cell/>
          <table:table-cell table:formula="of:=[.A588]*65535" office:value-type="float" office:value="38337.975" calcext:value-type="float">
            <text:p>38338</text:p>
          </table:table-cell>
          <table:table-cell table:formula="of:=[.C588]*65535" office:value-type="float" office:value="11470.5328030622" calcext:value-type="float">
            <text:p>11471</text:p>
          </table:table-cell>
          <table:table-cell table:number-columns-repeated="1018"/>
        </table:table-row>
        <table:table-row table:style-name="ro1">
          <table:table-cell office:value-type="float" office:value="0.586" calcext:value-type="float">
            <text:p>0,586</text:p>
          </table:table-cell>
          <table:table-cell table:formula="of:=EXP([.A589]*[.$B$1])" office:value-type="float" office:value="10.4228446697193" calcext:value-type="float">
            <text:p>10,423</text:p>
          </table:table-cell>
          <table:table-cell table:formula="of:=([.B589]-[.$B$3])/([.$B$1003]-[.$B$3])" office:value-type="float" office:value="0.17580540865482" calcext:value-type="float">
            <text:p>0,176</text:p>
          </table:table-cell>
          <table:table-cell/>
          <table:table-cell table:formula="of:=[.A589]*65535" office:value-type="float" office:value="38403.51" calcext:value-type="float">
            <text:p>38404</text:p>
          </table:table-cell>
          <table:table-cell table:formula="of:=[.C589]*65535" office:value-type="float" office:value="11521.4074561936" calcext:value-type="float">
            <text:p>11521</text:p>
          </table:table-cell>
          <table:table-cell table:number-columns-repeated="1018"/>
        </table:table-row>
        <table:table-row table:style-name="ro1">
          <table:table-cell office:value-type="float" office:value="0.587" calcext:value-type="float">
            <text:p>0,587</text:p>
          </table:table-cell>
          <table:table-cell table:formula="of:=EXP([.A590]*[.$B$1])" office:value-type="float" office:value="10.4646195424438" calcext:value-type="float">
            <text:p>10,465</text:p>
          </table:table-cell>
          <table:table-cell table:formula="of:=([.B590]-[.$B$3])/([.$B$1003]-[.$B$3])" office:value-type="float" office:value="0.176584817509392" calcext:value-type="float">
            <text:p>0,177</text:p>
          </table:table-cell>
          <table:table-cell/>
          <table:table-cell table:formula="of:=[.A590]*65535" office:value-type="float" office:value="38469.045" calcext:value-type="float">
            <text:p>38469</text:p>
          </table:table-cell>
          <table:table-cell table:formula="of:=[.C590]*65535" office:value-type="float" office:value="11572.486015478" calcext:value-type="float">
            <text:p>11572</text:p>
          </table:table-cell>
          <table:table-cell table:number-columns-repeated="1018"/>
        </table:table-row>
        <table:table-row table:style-name="ro1">
          <table:table-cell office:value-type="float" office:value="0.588" calcext:value-type="float">
            <text:p>0,588</text:p>
          </table:table-cell>
          <table:table-cell table:formula="of:=EXP([.A591]*[.$B$1])" office:value-type="float" office:value="10.5065618493042" calcext:value-type="float">
            <text:p>10,507</text:p>
          </table:table-cell>
          <table:table-cell table:formula="of:=([.B591]-[.$B$3])/([.$B$1003]-[.$B$3])" office:value-type="float" office:value="0.177367350242975" calcext:value-type="float">
            <text:p>0,177</text:p>
          </table:table-cell>
          <table:table-cell/>
          <table:table-cell table:formula="of:=[.A591]*65535" office:value-type="float" office:value="38534.58" calcext:value-type="float">
            <text:p>38535</text:p>
          </table:table-cell>
          <table:table-cell table:formula="of:=[.C591]*65535" office:value-type="float" office:value="11623.7692981734" calcext:value-type="float">
            <text:p>11624</text:p>
          </table:table-cell>
          <table:table-cell table:number-columns-repeated="1018"/>
        </table:table-row>
        <table:table-row table:style-name="ro1">
          <table:table-cell office:value-type="float" office:value="0.589" calcext:value-type="float">
            <text:p>0,589</text:p>
          </table:table-cell>
          <table:table-cell table:formula="of:=EXP([.A592]*[.$B$1])" office:value-type="float" office:value="10.5486722613784" calcext:value-type="float">
            <text:p>10,549</text:p>
          </table:table-cell>
          <table:table-cell table:formula="of:=([.B592]-[.$B$3])/([.$B$1003]-[.$B$3])" office:value-type="float" office:value="0.17815301937611" calcext:value-type="float">
            <text:p>0,178</text:p>
          </table:table-cell>
          <table:table-cell/>
          <table:table-cell table:formula="of:=[.A592]*65535" office:value-type="float" office:value="38600.115" calcext:value-type="float">
            <text:p>38600</text:p>
          </table:table-cell>
          <table:table-cell table:formula="of:=[.C592]*65535" office:value-type="float" office:value="11675.2581248134" calcext:value-type="float">
            <text:p>11675</text:p>
          </table:table-cell>
          <table:table-cell table:number-columns-repeated="1018"/>
        </table:table-row>
        <table:table-row table:style-name="ro1">
          <table:table-cell office:value-type="float" office:value="0.59" calcext:value-type="float">
            <text:p>0,590</text:p>
          </table:table-cell>
          <table:table-cell table:formula="of:=EXP([.A593]*[.$B$1])" office:value-type="float" office:value="10.5909514524338" calcext:value-type="float">
            <text:p>10,591</text:p>
          </table:table-cell>
          <table:table-cell table:formula="of:=([.B593]-[.$B$3])/([.$B$1003]-[.$B$3])" office:value-type="float" office:value="0.178941837479519" calcext:value-type="float">
            <text:p>0,179</text:p>
          </table:table-cell>
          <table:table-cell/>
          <table:table-cell table:formula="of:=[.A593]*65535" office:value-type="float" office:value="38665.65" calcext:value-type="float">
            <text:p>38666</text:p>
          </table:table-cell>
          <table:table-cell table:formula="of:=[.C593]*65535" office:value-type="float" office:value="11726.9533192203" calcext:value-type="float">
            <text:p>11727</text:p>
          </table:table-cell>
          <table:table-cell table:number-columns-repeated="1018"/>
        </table:table-row>
        <table:table-row table:style-name="ro1">
          <table:table-cell office:value-type="float" office:value="0.591" calcext:value-type="float">
            <text:p>0,591</text:p>
          </table:table-cell>
          <table:table-cell table:formula="of:=EXP([.A594]*[.$B$1])" office:value-type="float" office:value="10.6334000989383" calcext:value-type="float">
            <text:p>10,633</text:p>
          </table:table-cell>
          <table:table-cell table:formula="of:=([.B594]-[.$B$3])/([.$B$1003]-[.$B$3])" office:value-type="float" office:value="0.179733817174309" calcext:value-type="float">
            <text:p>0,180</text:p>
          </table:table-cell>
          <table:table-cell/>
          <table:table-cell table:formula="of:=[.A594]*65535" office:value-type="float" office:value="38731.185" calcext:value-type="float">
            <text:p>38731</text:p>
          </table:table-cell>
          <table:table-cell table:formula="of:=[.C594]*65535" office:value-type="float" office:value="11778.8557085184" calcext:value-type="float">
            <text:p>11779</text:p>
          </table:table-cell>
          <table:table-cell table:number-columns-repeated="1018"/>
        </table:table-row>
        <table:table-row table:style-name="ro1">
          <table:table-cell office:value-type="float" office:value="0.592" calcext:value-type="float">
            <text:p>0,592</text:p>
          </table:table-cell>
          <table:table-cell table:formula="of:=EXP([.A595]*[.$B$1])" office:value-type="float" office:value="10.6760188800713" calcext:value-type="float">
            <text:p>10,676</text:p>
          </table:table-cell>
          <table:table-cell table:formula="of:=([.B595]-[.$B$3])/([.$B$1003]-[.$B$3])" office:value-type="float" office:value="0.180528971132172" calcext:value-type="float">
            <text:p>0,181</text:p>
          </table:table-cell>
          <table:table-cell/>
          <table:table-cell table:formula="of:=[.A595]*65535" office:value-type="float" office:value="38796.72" calcext:value-type="float">
            <text:p>38797</text:p>
          </table:table-cell>
          <table:table-cell table:formula="of:=[.C595]*65535" office:value-type="float" office:value="11830.9661231469" calcext:value-type="float">
            <text:p>11831</text:p>
          </table:table-cell>
          <table:table-cell table:number-columns-repeated="1018"/>
        </table:table-row>
        <table:table-row table:style-name="ro1">
          <table:table-cell office:value-type="float" office:value="0.593" calcext:value-type="float">
            <text:p>0,593</text:p>
          </table:table-cell>
          <table:table-cell table:formula="of:=EXP([.A596]*[.$B$1])" office:value-type="float" office:value="10.7188084777342" calcext:value-type="float">
            <text:p>10,719</text:p>
          </table:table-cell>
          <table:table-cell table:formula="of:=([.B596]-[.$B$3])/([.$B$1003]-[.$B$3])" office:value-type="float" office:value="0.181327312075589" calcext:value-type="float">
            <text:p>0,181</text:p>
          </table:table-cell>
          <table:table-cell/>
          <table:table-cell table:formula="of:=[.A596]*65535" office:value-type="float" office:value="38862.255" calcext:value-type="float">
            <text:p>38862</text:p>
          </table:table-cell>
          <table:table-cell table:formula="of:=[.C596]*65535" office:value-type="float" office:value="11883.2853968737" calcext:value-type="float">
            <text:p>11883</text:p>
          </table:table-cell>
          <table:table-cell table:number-columns-repeated="1018"/>
        </table:table-row>
        <table:table-row table:style-name="ro1">
          <table:table-cell office:value-type="float" office:value="0.594" calcext:value-type="float">
            <text:p>0,594</text:p>
          </table:table-cell>
          <table:table-cell table:formula="of:=EXP([.A597]*[.$B$1])" office:value-type="float" office:value="10.7617695765613" calcext:value-type="float">
            <text:p>10,762</text:p>
          </table:table-cell>
          <table:table-cell table:formula="of:=([.B597]-[.$B$3])/([.$B$1003]-[.$B$3])" office:value-type="float" office:value="0.18212885277803" calcext:value-type="float">
            <text:p>0,182</text:p>
          </table:table-cell>
          <table:table-cell/>
          <table:table-cell table:formula="of:=[.A597]*65535" office:value-type="float" office:value="38927.79" calcext:value-type="float">
            <text:p>38928</text:p>
          </table:table-cell>
          <table:table-cell table:formula="of:=[.C597]*65535" office:value-type="float" office:value="11935.8143668082" calcext:value-type="float">
            <text:p>11936</text:p>
          </table:table-cell>
          <table:table-cell table:number-columns-repeated="1018"/>
        </table:table-row>
        <table:table-row table:style-name="ro1">
          <table:table-cell office:value-type="float" office:value="0.595" calcext:value-type="float">
            <text:p>0,595</text:p>
          </table:table-cell>
          <table:table-cell table:formula="of:=EXP([.A598]*[.$B$1])" office:value-type="float" office:value="10.8049028639313" calcext:value-type="float">
            <text:p>10,805</text:p>
          </table:table-cell>
          <table:table-cell table:formula="of:=([.B598]-[.$B$3])/([.$B$1003]-[.$B$3])" office:value-type="float" office:value="0.182933606064166" calcext:value-type="float">
            <text:p>0,183</text:p>
          </table:table-cell>
          <table:table-cell/>
          <table:table-cell table:formula="of:=[.A598]*65535" office:value-type="float" office:value="38993.325" calcext:value-type="float">
            <text:p>38993</text:p>
          </table:table-cell>
          <table:table-cell table:formula="of:=[.C598]*65535" office:value-type="float" office:value="11988.5538734151" calcext:value-type="float">
            <text:p>11989</text:p>
          </table:table-cell>
          <table:table-cell table:number-columns-repeated="1018"/>
        </table:table-row>
        <table:table-row table:style-name="ro1">
          <table:table-cell office:value-type="float" office:value="0.596" calcext:value-type="float">
            <text:p>0,596</text:p>
          </table:table-cell>
          <table:table-cell table:formula="of:=EXP([.A599]*[.$B$1])" office:value-type="float" office:value="10.8482090299775" calcext:value-type="float">
            <text:p>10,848</text:p>
          </table:table-cell>
          <table:table-cell table:formula="of:=([.B599]-[.$B$3])/([.$B$1003]-[.$B$3])" office:value-type="float" office:value="0.183741584810065" calcext:value-type="float">
            <text:p>0,184</text:p>
          </table:table-cell>
          <table:table-cell/>
          <table:table-cell table:formula="of:=[.A599]*65535" office:value-type="float" office:value="39058.86" calcext:value-type="float">
            <text:p>39059</text:p>
          </table:table-cell>
          <table:table-cell table:formula="of:=[.C599]*65535" office:value-type="float" office:value="12041.5047605276" calcext:value-type="float">
            <text:p>12042</text:p>
          </table:table-cell>
          <table:table-cell table:number-columns-repeated="1018"/>
        </table:table-row>
        <table:table-row table:style-name="ro1">
          <table:table-cell office:value-type="float" office:value="0.597" calcext:value-type="float">
            <text:p>0,597</text:p>
          </table:table-cell>
          <table:table-cell table:formula="of:=EXP([.A600]*[.$B$1])" office:value-type="float" office:value="10.8916887675997" calcext:value-type="float">
            <text:p>10,892</text:p>
          </table:table-cell>
          <table:table-cell table:formula="of:=([.B600]-[.$B$3])/([.$B$1003]-[.$B$3])" office:value-type="float" office:value="0.184552801943404" calcext:value-type="float">
            <text:p>0,185</text:p>
          </table:table-cell>
          <table:table-cell/>
          <table:table-cell table:formula="of:=[.A600]*65535" office:value-type="float" office:value="39124.395" calcext:value-type="float">
            <text:p>39124</text:p>
          </table:table-cell>
          <table:table-cell table:formula="of:=[.C600]*65535" office:value-type="float" office:value="12094.667875361" calcext:value-type="float">
            <text:p>12095</text:p>
          </table:table-cell>
          <table:table-cell table:number-columns-repeated="1018"/>
        </table:table-row>
        <table:table-row table:style-name="ro1">
          <table:table-cell office:value-type="float" office:value="0.598" calcext:value-type="float">
            <text:p>0,598</text:p>
          </table:table-cell>
          <table:table-cell table:formula="of:=EXP([.A601]*[.$B$1])" office:value-type="float" office:value="10.9353427724745" calcext:value-type="float">
            <text:p>10,935</text:p>
          </table:table-cell>
          <table:table-cell table:formula="of:=([.B601]-[.$B$3])/([.$B$1003]-[.$B$3])" office:value-type="float" office:value="0.185367270443676" calcext:value-type="float">
            <text:p>0,185</text:p>
          </table:table-cell>
          <table:table-cell/>
          <table:table-cell table:formula="of:=[.A601]*65535" office:value-type="float" office:value="39189.93" calcext:value-type="float">
            <text:p>39190</text:p>
          </table:table-cell>
          <table:table-cell table:formula="of:=[.C601]*65535" office:value-type="float" office:value="12148.0440685263" calcext:value-type="float">
            <text:p>12148</text:p>
          </table:table-cell>
          <table:table-cell table:number-columns-repeated="1018"/>
        </table:table-row>
        <table:table-row table:style-name="ro1">
          <table:table-cell office:value-type="float" office:value="0.599" calcext:value-type="float">
            <text:p>0,599</text:p>
          </table:table-cell>
          <table:table-cell table:formula="of:=EXP([.A602]*[.$B$1])" office:value-type="float" office:value="10.979171743067" calcext:value-type="float">
            <text:p>10,979</text:p>
          </table:table-cell>
          <table:table-cell table:formula="of:=([.B602]-[.$B$3])/([.$B$1003]-[.$B$3])" office:value-type="float" office:value="0.186185003342393" calcext:value-type="float">
            <text:p>0,186</text:p>
          </table:table-cell>
          <table:table-cell/>
          <table:table-cell table:formula="of:=[.A602]*65535" office:value-type="float" office:value="39255.465" calcext:value-type="float">
            <text:p>39255</text:p>
          </table:table-cell>
          <table:table-cell table:formula="of:=[.C602]*65535" office:value-type="float" office:value="12201.6341940437" calcext:value-type="float">
            <text:p>12202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,600</text:p>
          </table:table-cell>
          <table:table-cell table:formula="of:=EXP([.A603]*[.$B$1])" office:value-type="float" office:value="11.0231763806416" calcext:value-type="float">
            <text:p>11,023</text:p>
          </table:table-cell>
          <table:table-cell table:formula="of:=([.B603]-[.$B$3])/([.$B$1003]-[.$B$3])" office:value-type="float" office:value="0.187006013723299" calcext:value-type="float">
            <text:p>0,187</text:p>
          </table:table-cell>
          <table:table-cell/>
          <table:table-cell table:formula="of:=[.A603]*65535" office:value-type="float" office:value="39321" calcext:value-type="float">
            <text:p>39321</text:p>
          </table:table-cell>
          <table:table-cell table:formula="of:=[.C603]*65535" office:value-type="float" office:value="12255.4391093564" calcext:value-type="float">
            <text:p>12255</text:p>
          </table:table-cell>
          <table:table-cell table:number-columns-repeated="1018"/>
        </table:table-row>
        <table:table-row table:style-name="ro1">
          <table:table-cell office:value-type="float" office:value="0.601" calcext:value-type="float">
            <text:p>0,601</text:p>
          </table:table-cell>
          <table:table-cell table:formula="of:=EXP([.A604]*[.$B$1])" office:value-type="float" office:value="11.0673573892734" calcext:value-type="float">
            <text:p>11,067</text:p>
          </table:table-cell>
          <table:table-cell table:formula="of:=([.B604]-[.$B$3])/([.$B$1003]-[.$B$3])" office:value-type="float" office:value="0.187830314722578" calcext:value-type="float">
            <text:p>0,188</text:p>
          </table:table-cell>
          <table:table-cell/>
          <table:table-cell table:formula="of:=[.A604]*65535" office:value-type="float" office:value="39386.535" calcext:value-type="float">
            <text:p>39387</text:p>
          </table:table-cell>
          <table:table-cell table:formula="of:=[.C604]*65535" office:value-type="float" office:value="12309.4596753441" calcext:value-type="float">
            <text:p>12309</text:p>
          </table:table-cell>
          <table:table-cell table:number-columns-repeated="1018"/>
        </table:table-row>
        <table:table-row table:style-name="ro1">
          <table:table-cell office:value-type="float" office:value="0.602" calcext:value-type="float">
            <text:p>0,602</text:p>
          </table:table-cell>
          <table:table-cell table:formula="of:=EXP([.A605]*[.$B$1])" office:value-type="float" office:value="11.1117154758596" calcext:value-type="float">
            <text:p>11,112</text:p>
          </table:table-cell>
          <table:table-cell table:formula="of:=([.B605]-[.$B$3])/([.$B$1003]-[.$B$3])" office:value-type="float" office:value="0.188657919529064" calcext:value-type="float">
            <text:p>0,189</text:p>
          </table:table-cell>
          <table:table-cell/>
          <table:table-cell table:formula="of:=[.A605]*65535" office:value-type="float" office:value="39452.07" calcext:value-type="float">
            <text:p>39452</text:p>
          </table:table-cell>
          <table:table-cell table:formula="of:=[.C605]*65535" office:value-type="float" office:value="12363.6967563372" calcext:value-type="float">
            <text:p>12364</text:p>
          </table:table-cell>
          <table:table-cell table:number-columns-repeated="1018"/>
        </table:table-row>
        <table:table-row table:style-name="ro1">
          <table:table-cell office:value-type="float" office:value="0.603" calcext:value-type="float">
            <text:p>0,603</text:p>
          </table:table-cell>
          <table:table-cell table:formula="of:=EXP([.A606]*[.$B$1])" office:value-type="float" office:value="11.1562513501304" calcext:value-type="float">
            <text:p>11,156</text:p>
          </table:table-cell>
          <table:table-cell table:formula="of:=([.B606]-[.$B$3])/([.$B$1003]-[.$B$3])" office:value-type="float" office:value="0.18948884138445" calcext:value-type="float">
            <text:p>0,189</text:p>
          </table:table-cell>
          <table:table-cell/>
          <table:table-cell table:formula="of:=[.A606]*65535" office:value-type="float" office:value="39517.605" calcext:value-type="float">
            <text:p>39518</text:p>
          </table:table-cell>
          <table:table-cell table:formula="of:=[.C606]*65535" office:value-type="float" office:value="12418.1512201299" calcext:value-type="float">
            <text:p>12418</text:p>
          </table:table-cell>
          <table:table-cell table:number-columns-repeated="1018"/>
        </table:table-row>
        <table:table-row table:style-name="ro1">
          <table:table-cell office:value-type="float" office:value="0.604" calcext:value-type="float">
            <text:p>0,604</text:p>
          </table:table-cell>
          <table:table-cell table:formula="of:=EXP([.A607]*[.$B$1])" office:value-type="float" office:value="11.2009657246609" calcext:value-type="float">
            <text:p>11,201</text:p>
          </table:table-cell>
          <table:table-cell table:formula="of:=([.B607]-[.$B$3])/([.$B$1003]-[.$B$3])" office:value-type="float" office:value="0.190323093583505" calcext:value-type="float">
            <text:p>0,190</text:p>
          </table:table-cell>
          <table:table-cell/>
          <table:table-cell table:formula="of:=[.A607]*65535" office:value-type="float" office:value="39583.14" calcext:value-type="float">
            <text:p>39583</text:p>
          </table:table-cell>
          <table:table-cell table:formula="of:=[.C607]*65535" office:value-type="float" office:value="12472.823937995" calcext:value-type="float">
            <text:p>12473</text:p>
          </table:table-cell>
          <table:table-cell table:number-columns-repeated="1018"/>
        </table:table-row>
        <table:table-row table:style-name="ro1">
          <table:table-cell office:value-type="float" office:value="0.605" calcext:value-type="float">
            <text:p>0,605</text:p>
          </table:table-cell>
          <table:table-cell table:formula="of:=EXP([.A608]*[.$B$1])" office:value-type="float" office:value="11.2458593148818" calcext:value-type="float">
            <text:p>11,246</text:p>
          </table:table-cell>
          <table:table-cell table:formula="of:=([.B608]-[.$B$3])/([.$B$1003]-[.$B$3])" office:value-type="float" office:value="0.191160689474282" calcext:value-type="float">
            <text:p>0,191</text:p>
          </table:table-cell>
          <table:table-cell/>
          <table:table-cell table:formula="of:=[.A608]*65535" office:value-type="float" office:value="39648.675" calcext:value-type="float">
            <text:p>39649</text:p>
          </table:table-cell>
          <table:table-cell table:formula="of:=[.C608]*65535" office:value-type="float" office:value="12527.715784697" calcext:value-type="float">
            <text:p>12528</text:p>
          </table:table-cell>
          <table:table-cell table:number-columns-repeated="1018"/>
        </table:table-row>
        <table:table-row table:style-name="ro1">
          <table:table-cell office:value-type="float" office:value="0.606" calcext:value-type="float">
            <text:p>0,606</text:p>
          </table:table-cell>
          <table:table-cell table:formula="of:=EXP([.A609]*[.$B$1])" office:value-type="float" office:value="11.2909328390918" calcext:value-type="float">
            <text:p>11,291</text:p>
          </table:table-cell>
          <table:table-cell table:formula="of:=([.B609]-[.$B$3])/([.$B$1003]-[.$B$3])" office:value-type="float" office:value="0.192001642458332" calcext:value-type="float">
            <text:p>0,192</text:p>
          </table:table-cell>
          <table:table-cell/>
          <table:table-cell table:formula="of:=[.A609]*65535" office:value-type="float" office:value="39714.21" calcext:value-type="float">
            <text:p>39714</text:p>
          </table:table-cell>
          <table:table-cell table:formula="of:=[.C609]*65535" office:value-type="float" office:value="12582.8276385068" calcext:value-type="float">
            <text:p>12583</text:p>
          </table:table-cell>
          <table:table-cell table:number-columns-repeated="1018"/>
        </table:table-row>
        <table:table-row table:style-name="ro1">
          <table:table-cell office:value-type="float" office:value="0.607" calcext:value-type="float">
            <text:p>0,607</text:p>
          </table:table-cell>
          <table:table-cell table:formula="of:=EXP([.A610]*[.$B$1])" office:value-type="float" office:value="11.336187018468" calcext:value-type="float">
            <text:p>11,336</text:p>
          </table:table-cell>
          <table:table-cell table:formula="of:=([.B610]-[.$B$3])/([.$B$1003]-[.$B$3])" office:value-type="float" office:value="0.192845965990921" calcext:value-type="float">
            <text:p>0,193</text:p>
          </table:table-cell>
          <table:table-cell/>
          <table:table-cell table:formula="of:=[.A610]*65535" office:value-type="float" office:value="39779.745" calcext:value-type="float">
            <text:p>39780</text:p>
          </table:table-cell>
          <table:table-cell table:formula="of:=[.C610]*65535" office:value-type="float" office:value="12638.160381215" calcext:value-type="float">
            <text:p>12638</text:p>
          </table:table-cell>
          <table:table-cell table:number-columns-repeated="1018"/>
        </table:table-row>
        <table:table-row table:style-name="ro1">
          <table:table-cell office:value-type="float" office:value="0.608" calcext:value-type="float">
            <text:p>0,608</text:p>
          </table:table-cell>
          <table:table-cell table:formula="of:=EXP([.A611]*[.$B$1])" office:value-type="float" office:value="11.3816225770784" calcext:value-type="float">
            <text:p>11,382</text:p>
          </table:table-cell>
          <table:table-cell table:formula="of:=([.B611]-[.$B$3])/([.$B$1003]-[.$B$3])" office:value-type="float" office:value="0.193693673581244" calcext:value-type="float">
            <text:p>0,194</text:p>
          </table:table-cell>
          <table:table-cell/>
          <table:table-cell table:formula="of:=[.A611]*65535" office:value-type="float" office:value="39845.28" calcext:value-type="float">
            <text:p>39845</text:p>
          </table:table-cell>
          <table:table-cell table:formula="of:=[.C611]*65535" office:value-type="float" office:value="12693.7148981468" calcext:value-type="float">
            <text:p>12694</text:p>
          </table:table-cell>
          <table:table-cell table:number-columns-repeated="1018"/>
        </table:table-row>
        <table:table-row table:style-name="ro1">
          <table:table-cell office:value-type="float" office:value="0.609" calcext:value-type="float">
            <text:p>0,609</text:p>
          </table:table-cell>
          <table:table-cell table:formula="of:=EXP([.A612]*[.$B$1])" office:value-type="float" office:value="11.4272402418928" calcext:value-type="float">
            <text:p>11,427</text:p>
          </table:table-cell>
          <table:table-cell table:formula="of:=([.B612]-[.$B$3])/([.$B$1003]-[.$B$3])" office:value-type="float" office:value="0.19454477879264" calcext:value-type="float">
            <text:p>0,195</text:p>
          </table:table-cell>
          <table:table-cell/>
          <table:table-cell table:formula="of:=[.A612]*65535" office:value-type="float" office:value="39910.815" calcext:value-type="float">
            <text:p>39911</text:p>
          </table:table-cell>
          <table:table-cell table:formula="of:=[.C612]*65535" office:value-type="float" office:value="12749.4920781757" calcext:value-type="float">
            <text:p>12749</text:p>
          </table:table-cell>
          <table:table-cell table:number-columns-repeated="1018"/>
        </table:table-row>
        <table:table-row table:style-name="ro1">
          <table:table-cell office:value-type="float" office:value="0.61" calcext:value-type="float">
            <text:p>0,610</text:p>
          </table:table-cell>
          <table:table-cell table:formula="of:=EXP([.A613]*[.$B$1])" office:value-type="float" office:value="11.4730407427948" calcext:value-type="float">
            <text:p>11,473</text:p>
          </table:table-cell>
          <table:table-cell table:formula="of:=([.B613]-[.$B$3])/([.$B$1003]-[.$B$3])" office:value-type="float" office:value="0.195399295242811" calcext:value-type="float">
            <text:p>0,195</text:p>
          </table:table-cell>
          <table:table-cell/>
          <table:table-cell table:formula="of:=[.A613]*65535" office:value-type="float" office:value="39976.35" calcext:value-type="float">
            <text:p>39976</text:p>
          </table:table-cell>
          <table:table-cell table:formula="of:=[.C613]*65535" office:value-type="float" office:value="12805.4928137376" calcext:value-type="float">
            <text:p>12805</text:p>
          </table:table-cell>
          <table:table-cell table:number-columns-repeated="1018"/>
        </table:table-row>
        <table:table-row table:style-name="ro1">
          <table:table-cell office:value-type="float" office:value="0.611" calcext:value-type="float">
            <text:p>0,611</text:p>
          </table:table-cell>
          <table:table-cell table:formula="of:=EXP([.A614]*[.$B$1])" office:value-type="float" office:value="11.5190248125935" calcext:value-type="float">
            <text:p>11,519</text:p>
          </table:table-cell>
          <table:table-cell table:formula="of:=([.B614]-[.$B$3])/([.$B$1003]-[.$B$3])" office:value-type="float" office:value="0.196257236604038" calcext:value-type="float">
            <text:p>0,196</text:p>
          </table:table-cell>
          <table:table-cell/>
          <table:table-cell table:formula="of:=[.A614]*65535" office:value-type="float" office:value="40041.885" calcext:value-type="float">
            <text:p>40042</text:p>
          </table:table-cell>
          <table:table-cell table:formula="of:=[.C614]*65535" office:value-type="float" office:value="12861.7180008457" calcext:value-type="float">
            <text:p>12862</text:p>
          </table:table-cell>
          <table:table-cell table:number-columns-repeated="1018"/>
        </table:table-row>
        <table:table-row table:style-name="ro1">
          <table:table-cell office:value-type="float" office:value="0.612" calcext:value-type="float">
            <text:p>0,612</text:p>
          </table:table-cell>
          <table:table-cell table:formula="of:=EXP([.A615]*[.$B$1])" office:value-type="float" office:value="11.565193187035" calcext:value-type="float">
            <text:p>11,565</text:p>
          </table:table-cell>
          <table:table-cell table:formula="of:=([.B615]-[.$B$3])/([.$B$1003]-[.$B$3])" office:value-type="float" office:value="0.197118616603402" calcext:value-type="float">
            <text:p>0,197</text:p>
          </table:table-cell>
          <table:table-cell/>
          <table:table-cell table:formula="of:=[.A615]*65535" office:value-type="float" office:value="40107.42" calcext:value-type="float">
            <text:p>40107</text:p>
          </table:table-cell>
          <table:table-cell table:formula="of:=[.C615]*65535" office:value-type="float" office:value="12918.1685391039" calcext:value-type="float">
            <text:p>12918</text:p>
          </table:table-cell>
          <table:table-cell table:number-columns-repeated="1018"/>
        </table:table-row>
        <table:table-row table:style-name="ro1">
          <table:table-cell office:value-type="float" office:value="0.613" calcext:value-type="float">
            <text:p>0,613</text:p>
          </table:table-cell>
          <table:table-cell table:formula="of:=EXP([.A616]*[.$B$1])" office:value-type="float" office:value="11.6115466048141" calcext:value-type="float">
            <text:p>11,612</text:p>
          </table:table-cell>
          <table:table-cell table:formula="of:=([.B616]-[.$B$3])/([.$B$1003]-[.$B$3])" office:value-type="float" office:value="0.197983449023" calcext:value-type="float">
            <text:p>0,198</text:p>
          </table:table-cell>
          <table:table-cell/>
          <table:table-cell table:formula="of:=[.A616]*65535" office:value-type="float" office:value="40172.955" calcext:value-type="float">
            <text:p>40173</text:p>
          </table:table-cell>
          <table:table-cell table:formula="of:=[.C616]*65535" office:value-type="float" office:value="12974.8453317223" calcext:value-type="float">
            <text:p>12975</text:p>
          </table:table-cell>
          <table:table-cell table:number-columns-repeated="1018"/>
        </table:table-row>
        <table:table-row table:style-name="ro1">
          <table:table-cell office:value-type="float" office:value="0.614" calcext:value-type="float">
            <text:p>0,614</text:p>
          </table:table-cell>
          <table:table-cell table:formula="of:=EXP([.A617]*[.$B$1])" office:value-type="float" office:value="11.6580858075867" calcext:value-type="float">
            <text:p>11,658</text:p>
          </table:table-cell>
          <table:table-cell table:formula="of:=([.B617]-[.$B$3])/([.$B$1003]-[.$B$3])" office:value-type="float" office:value="0.19885174770017" calcext:value-type="float">
            <text:p>0,199</text:p>
          </table:table-cell>
          <table:table-cell/>
          <table:table-cell table:formula="of:=[.A617]*65535" office:value-type="float" office:value="40238.49" calcext:value-type="float">
            <text:p>40238</text:p>
          </table:table-cell>
          <table:table-cell table:formula="of:=[.C617]*65535" office:value-type="float" office:value="13031.7492855307" calcext:value-type="float">
            <text:p>13032</text:p>
          </table:table-cell>
          <table:table-cell table:number-columns-repeated="1018"/>
        </table:table-row>
        <table:table-row table:style-name="ro1">
          <table:table-cell office:value-type="float" office:value="0.615" calcext:value-type="float">
            <text:p>0,615</text:p>
          </table:table-cell>
          <table:table-cell table:formula="of:=EXP([.A618]*[.$B$1])" office:value-type="float" office:value="11.7048115399809" calcext:value-type="float">
            <text:p>11,705</text:p>
          </table:table-cell>
          <table:table-cell table:formula="of:=([.B618]-[.$B$3])/([.$B$1003]-[.$B$3])" office:value-type="float" office:value="0.19972352652771" calcext:value-type="float">
            <text:p>0,200</text:p>
          </table:table-cell>
          <table:table-cell/>
          <table:table-cell table:formula="of:=[.A618]*65535" office:value-type="float" office:value="40304.025" calcext:value-type="float">
            <text:p>40304</text:p>
          </table:table-cell>
          <table:table-cell table:formula="of:=[.C618]*65535" office:value-type="float" office:value="13088.8813109935" calcext:value-type="float">
            <text:p>13089</text:p>
          </table:table-cell>
          <table:table-cell table:number-columns-repeated="1018"/>
        </table:table-row>
        <table:table-row table:style-name="ro1">
          <table:table-cell office:value-type="float" office:value="0.616" calcext:value-type="float">
            <text:p>0,616</text:p>
          </table:table-cell>
          <table:table-cell table:formula="of:=EXP([.A619]*[.$B$1])" office:value-type="float" office:value="11.7517245496094" calcext:value-type="float">
            <text:p>11,752</text:p>
          </table:table-cell>
          <table:table-cell table:formula="of:=([.B619]-[.$B$3])/([.$B$1003]-[.$B$3])" office:value-type="float" office:value="0.200598799454098" calcext:value-type="float">
            <text:p>0,201</text:p>
          </table:table-cell>
          <table:table-cell/>
          <table:table-cell table:formula="of:=[.A619]*65535" office:value-type="float" office:value="40369.56" calcext:value-type="float">
            <text:p>40370</text:p>
          </table:table-cell>
          <table:table-cell table:formula="of:=[.C619]*65535" office:value-type="float" office:value="13146.2423222243" calcext:value-type="float">
            <text:p>13146</text:p>
          </table:table-cell>
          <table:table-cell table:number-columns-repeated="1018"/>
        </table:table-row>
        <table:table-row table:style-name="ro1">
          <table:table-cell office:value-type="float" office:value="0.617" calcext:value-type="float">
            <text:p>0,617</text:p>
          </table:table-cell>
          <table:table-cell table:formula="of:=EXP([.A620]*[.$B$1])" office:value-type="float" office:value="11.7988255870814" calcext:value-type="float">
            <text:p>11,799</text:p>
          </table:table-cell>
          <table:table-cell table:formula="of:=([.B620]-[.$B$3])/([.$B$1003]-[.$B$3])" office:value-type="float" office:value="0.201477580483721" calcext:value-type="float">
            <text:p>0,201</text:p>
          </table:table-cell>
          <table:table-cell/>
          <table:table-cell table:formula="of:=[.A620]*65535" office:value-type="float" office:value="40435.095" calcext:value-type="float">
            <text:p>40435</text:p>
          </table:table-cell>
          <table:table-cell table:formula="of:=[.C620]*65535" office:value-type="float" office:value="13203.8332370007" calcext:value-type="float">
            <text:p>13204</text:p>
          </table:table-cell>
          <table:table-cell table:number-columns-repeated="1018"/>
        </table:table-row>
        <table:table-row table:style-name="ro1">
          <table:table-cell office:value-type="float" office:value="0.618" calcext:value-type="float">
            <text:p>0,618</text:p>
          </table:table-cell>
          <table:table-cell table:formula="of:=EXP([.A621]*[.$B$1])" office:value-type="float" office:value="11.8461154060145" calcext:value-type="float">
            <text:p>11,846</text:p>
          </table:table-cell>
          <table:table-cell table:formula="of:=([.B621]-[.$B$3])/([.$B$1003]-[.$B$3])" office:value-type="float" office:value="0.202359883677094" calcext:value-type="float">
            <text:p>0,202</text:p>
          </table:table-cell>
          <table:table-cell/>
          <table:table-cell table:formula="of:=[.A621]*65535" office:value-type="float" office:value="40500.63" calcext:value-type="float">
            <text:p>40501</text:p>
          </table:table-cell>
          <table:table-cell table:formula="of:=[.C621]*65535" office:value-type="float" office:value="13261.6549767784" calcext:value-type="float">
            <text:p>13262</text:p>
          </table:table-cell>
          <table:table-cell table:number-columns-repeated="1018"/>
        </table:table-row>
        <table:table-row table:style-name="ro1">
          <table:table-cell office:value-type="float" office:value="0.619" calcext:value-type="float">
            <text:p>0,619</text:p>
          </table:table-cell>
          <table:table-cell table:formula="of:=EXP([.A622]*[.$B$1])" office:value-type="float" office:value="11.8935947630468" calcext:value-type="float">
            <text:p>11,894</text:p>
          </table:table-cell>
          <table:table-cell table:formula="of:=([.B622]-[.$B$3])/([.$B$1003]-[.$B$3])" office:value-type="float" office:value="0.203245723151087" calcext:value-type="float">
            <text:p>0,203</text:p>
          </table:table-cell>
          <table:table-cell/>
          <table:table-cell table:formula="of:=[.A622]*65535" office:value-type="float" office:value="40566.165" calcext:value-type="float">
            <text:p>40566</text:p>
          </table:table-cell>
          <table:table-cell table:formula="of:=[.C622]*65535" office:value-type="float" office:value="13319.7084667065" calcext:value-type="float">
            <text:p>13320</text:p>
          </table:table-cell>
          <table:table-cell table:number-columns-repeated="1018"/>
        </table:table-row>
        <table:table-row table:style-name="ro1">
          <table:table-cell office:value-type="float" office:value="0.62" calcext:value-type="float">
            <text:p>0,620</text:p>
          </table:table-cell>
          <table:table-cell table:formula="of:=EXP([.A623]*[.$B$1])" office:value-type="float" office:value="11.9412644178491" calcext:value-type="float">
            <text:p>11,941</text:p>
          </table:table-cell>
          <table:table-cell table:formula="of:=([.B623]-[.$B$3])/([.$B$1003]-[.$B$3])" office:value-type="float" office:value="0.204135113079149" calcext:value-type="float">
            <text:p>0,204</text:p>
          </table:table-cell>
          <table:table-cell/>
          <table:table-cell table:formula="of:=[.A623]*65535" office:value-type="float" office:value="40631.7" calcext:value-type="float">
            <text:p>40632</text:p>
          </table:table-cell>
          <table:table-cell table:formula="of:=[.C623]*65535" office:value-type="float" office:value="13377.994635642" calcext:value-type="float">
            <text:p>13378</text:p>
          </table:table-cell>
          <table:table-cell table:number-columns-repeated="1018"/>
        </table:table-row>
        <table:table-row table:style-name="ro1">
          <table:table-cell office:value-type="float" office:value="0.621" calcext:value-type="float">
            <text:p>0,621</text:p>
          </table:table-cell>
          <table:table-cell table:formula="of:=EXP([.A624]*[.$B$1])" office:value-type="float" office:value="11.9891251331368" calcext:value-type="float">
            <text:p>11,989</text:p>
          </table:table-cell>
          <table:table-cell table:formula="of:=([.B624]-[.$B$3])/([.$B$1003]-[.$B$3])" office:value-type="float" office:value="0.20502806769154" calcext:value-type="float">
            <text:p>0,205</text:p>
          </table:table-cell>
          <table:table-cell/>
          <table:table-cell table:formula="of:=[.A624]*65535" office:value-type="float" office:value="40697.235" calcext:value-type="float">
            <text:p>40697</text:p>
          </table:table-cell>
          <table:table-cell table:formula="of:=[.C624]*65535" office:value-type="float" office:value="13436.5144161651" calcext:value-type="float">
            <text:p>13437</text:p>
          </table:table-cell>
          <table:table-cell table:number-columns-repeated="1018"/>
        </table:table-row>
        <table:table-row table:style-name="ro1">
          <table:table-cell office:value-type="float" office:value="0.622" calcext:value-type="float">
            <text:p>0,622</text:p>
          </table:table-cell>
          <table:table-cell table:formula="of:=EXP([.A625]*[.$B$1])" office:value-type="float" office:value="12.0371776746824" calcext:value-type="float">
            <text:p>12,037</text:p>
          </table:table-cell>
          <table:table-cell table:formula="of:=([.B625]-[.$B$3])/([.$B$1003]-[.$B$3])" office:value-type="float" office:value="0.205924601275551" calcext:value-type="float">
            <text:p>0,206</text:p>
          </table:table-cell>
          <table:table-cell/>
          <table:table-cell table:formula="of:=[.A625]*65535" office:value-type="float" office:value="40762.77" calcext:value-type="float">
            <text:p>40763</text:p>
          </table:table-cell>
          <table:table-cell table:formula="of:=[.C625]*65535" office:value-type="float" office:value="13495.2687445933" calcext:value-type="float">
            <text:p>13495</text:p>
          </table:table-cell>
          <table:table-cell table:number-columns-repeated="1018"/>
        </table:table-row>
        <table:table-row table:style-name="ro1">
          <table:table-cell office:value-type="float" office:value="0.623" calcext:value-type="float">
            <text:p>0,623</text:p>
          </table:table-cell>
          <table:table-cell table:formula="of:=EXP([.A626]*[.$B$1])" office:value-type="float" office:value="12.0854228113276" calcext:value-type="float">
            <text:p>12,085</text:p>
          </table:table-cell>
          <table:table-cell table:formula="of:=([.B626]-[.$B$3])/([.$B$1003]-[.$B$3])" office:value-type="float" office:value="0.20682472817574" calcext:value-type="float">
            <text:p>0,207</text:p>
          </table:table-cell>
          <table:table-cell/>
          <table:table-cell table:formula="of:=[.A626]*65535" office:value-type="float" office:value="40828.305" calcext:value-type="float">
            <text:p>40828</text:p>
          </table:table-cell>
          <table:table-cell table:formula="of:=[.C626]*65535" office:value-type="float" office:value="13554.2585609971" calcext:value-type="float">
            <text:p>13554</text:p>
          </table:table-cell>
          <table:table-cell table:number-columns-repeated="1018"/>
        </table:table-row>
        <table:table-row table:style-name="ro1">
          <table:table-cell office:value-type="float" office:value="0.624" calcext:value-type="float">
            <text:p>0,624</text:p>
          </table:table-cell>
          <table:table-cell table:formula="of:=EXP([.A627]*[.$B$1])" office:value-type="float" office:value="12.1338613149956" calcext:value-type="float">
            <text:p>12,134</text:p>
          </table:table-cell>
          <table:table-cell table:formula="of:=([.B627]-[.$B$3])/([.$B$1003]-[.$B$3])" office:value-type="float" office:value="0.207728462794156" calcext:value-type="float">
            <text:p>0,208</text:p>
          </table:table-cell>
          <table:table-cell/>
          <table:table-cell table:formula="of:=[.A627]*65535" office:value-type="float" office:value="40893.84" calcext:value-type="float">
            <text:p>40894</text:p>
          </table:table-cell>
          <table:table-cell table:formula="of:=[.C627]*65535" office:value-type="float" office:value="13613.484809215" calcext:value-type="float">
            <text:p>13613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,625</text:p>
          </table:table-cell>
          <table:table-cell table:formula="of:=EXP([.A628]*[.$B$1])" office:value-type="float" office:value="12.1824939607035" calcext:value-type="float">
            <text:p>12,182</text:p>
          </table:table-cell>
          <table:table-cell table:formula="of:=([.B628]-[.$B$3])/([.$B$1003]-[.$B$3])" office:value-type="float" office:value="0.208635819590572" calcext:value-type="float">
            <text:p>0,209</text:p>
          </table:table-cell>
          <table:table-cell/>
          <table:table-cell table:formula="of:=[.A628]*65535" office:value-type="float" office:value="40959.375" calcext:value-type="float">
            <text:p>40959</text:p>
          </table:table-cell>
          <table:table-cell table:formula="of:=[.C628]*65535" office:value-type="float" office:value="13672.9484368681" calcext:value-type="float">
            <text:p>13673</text:p>
          </table:table-cell>
          <table:table-cell table:number-columns-repeated="1018"/>
        </table:table-row>
        <table:table-row table:style-name="ro1">
          <table:table-cell office:value-type="float" office:value="0.626" calcext:value-type="float">
            <text:p>0,626</text:p>
          </table:table-cell>
          <table:table-cell table:formula="of:=EXP([.A629]*[.$B$1])" office:value-type="float" office:value="12.2313215265746" calcext:value-type="float">
            <text:p>12,231</text:p>
          </table:table-cell>
          <table:table-cell table:formula="of:=([.B629]-[.$B$3])/([.$B$1003]-[.$B$3])" office:value-type="float" office:value="0.209546813082716" calcext:value-type="float">
            <text:p>0,210</text:p>
          </table:table-cell>
          <table:table-cell/>
          <table:table-cell table:formula="of:=[.A629]*65535" office:value-type="float" office:value="41024.91" calcext:value-type="float">
            <text:p>41025</text:p>
          </table:table-cell>
          <table:table-cell table:formula="of:=[.C629]*65535" office:value-type="float" office:value="13732.6503953758" calcext:value-type="float">
            <text:p>13733</text:p>
          </table:table-cell>
          <table:table-cell table:number-columns-repeated="1018"/>
        </table:table-row>
        <table:table-row table:style-name="ro1">
          <table:table-cell office:value-type="float" office:value="0.627" calcext:value-type="float">
            <text:p>0,627</text:p>
          </table:table-cell>
          <table:table-cell table:formula="of:=EXP([.A630]*[.$B$1])" office:value-type="float" office:value="12.2803447938511" calcext:value-type="float">
            <text:p>12,280</text:p>
          </table:table-cell>
          <table:table-cell table:formula="of:=([.B630]-[.$B$3])/([.$B$1003]-[.$B$3])" office:value-type="float" office:value="0.210461457846503" calcext:value-type="float">
            <text:p>0,210</text:p>
          </table:table-cell>
          <table:table-cell/>
          <table:table-cell table:formula="of:=[.A630]*65535" office:value-type="float" office:value="41090.445" calcext:value-type="float">
            <text:p>41090</text:p>
          </table:table-cell>
          <table:table-cell table:formula="of:=[.C630]*65535" office:value-type="float" office:value="13792.5916399706" calcext:value-type="float">
            <text:p>13793</text:p>
          </table:table-cell>
          <table:table-cell table:number-columns-repeated="1018"/>
        </table:table-row>
        <table:table-row table:style-name="ro1">
          <table:table-cell office:value-type="float" office:value="0.628" calcext:value-type="float">
            <text:p>0,628</text:p>
          </table:table-cell>
          <table:table-cell table:formula="of:=EXP([.A631]*[.$B$1])" office:value-type="float" office:value="12.3295645469063" calcext:value-type="float">
            <text:p>12,330</text:p>
          </table:table-cell>
          <table:table-cell table:formula="of:=([.B631]-[.$B$3])/([.$B$1003]-[.$B$3])" office:value-type="float" office:value="0.21137976851627" calcext:value-type="float">
            <text:p>0,211</text:p>
          </table:table-cell>
          <table:table-cell/>
          <table:table-cell table:formula="of:=[.A631]*65535" office:value-type="float" office:value="41155.98" calcext:value-type="float">
            <text:p>41156</text:p>
          </table:table-cell>
          <table:table-cell table:formula="of:=[.C631]*65535" office:value-type="float" office:value="13852.7731297138" calcext:value-type="float">
            <text:p>13853</text:p>
          </table:table-cell>
          <table:table-cell table:number-columns-repeated="1018"/>
        </table:table-row>
        <table:table-row table:style-name="ro1">
          <table:table-cell office:value-type="float" office:value="0.629" calcext:value-type="float">
            <text:p>0,629</text:p>
          </table:table-cell>
          <table:table-cell table:formula="of:=EXP([.A632]*[.$B$1])" office:value-type="float" office:value="12.3789815732573" calcext:value-type="float">
            <text:p>12,379</text:p>
          </table:table-cell>
          <table:table-cell table:formula="of:=([.B632]-[.$B$3])/([.$B$1003]-[.$B$3])" office:value-type="float" office:value="0.212301759785006" calcext:value-type="float">
            <text:p>0,212</text:p>
          </table:table-cell>
          <table:table-cell/>
          <table:table-cell table:formula="of:=[.A632]*65535" office:value-type="float" office:value="41221.515" calcext:value-type="float">
            <text:p>41222</text:p>
          </table:table-cell>
          <table:table-cell table:formula="of:=[.C632]*65535" office:value-type="float" office:value="13913.1958275104" calcext:value-type="float">
            <text:p>13913</text:p>
          </table:table-cell>
          <table:table-cell table:number-columns-repeated="1018"/>
        </table:table-row>
        <table:table-row table:style-name="ro1">
          <table:table-cell office:value-type="float" office:value="0.63" calcext:value-type="float">
            <text:p>0,630</text:p>
          </table:table-cell>
          <table:table-cell table:formula="of:=EXP([.A633]*[.$B$1])" office:value-type="float" office:value="12.4285966635775" calcext:value-type="float">
            <text:p>12,429</text:p>
          </table:table-cell>
          <table:table-cell table:formula="of:=([.B633]-[.$B$3])/([.$B$1003]-[.$B$3])" office:value-type="float" office:value="0.213227446404592" calcext:value-type="float">
            <text:p>0,213</text:p>
          </table:table-cell>
          <table:table-cell/>
          <table:table-cell table:formula="of:=[.A633]*65535" office:value-type="float" office:value="41287.05" calcext:value-type="float">
            <text:p>41287</text:p>
          </table:table-cell>
          <table:table-cell table:formula="of:=[.C633]*65535" office:value-type="float" office:value="13973.8607001249" calcext:value-type="float">
            <text:p>13974</text:p>
          </table:table-cell>
          <table:table-cell table:number-columns-repeated="1018"/>
        </table:table-row>
        <table:table-row table:style-name="ro1">
          <table:table-cell office:value-type="float" office:value="0.631" calcext:value-type="float">
            <text:p>0,631</text:p>
          </table:table-cell>
          <table:table-cell table:formula="of:=EXP([.A634]*[.$B$1])" office:value-type="float" office:value="12.4784106117095" calcext:value-type="float">
            <text:p>12,478</text:p>
          </table:table-cell>
          <table:table-cell table:formula="of:=([.B634]-[.$B$3])/([.$B$1003]-[.$B$3])" office:value-type="float" office:value="0.214156843186033" calcext:value-type="float">
            <text:p>0,214</text:p>
          </table:table-cell>
          <table:table-cell/>
          <table:table-cell table:formula="of:=[.A634]*65535" office:value-type="float" office:value="41352.585" calcext:value-type="float">
            <text:p>41353</text:p>
          </table:table-cell>
          <table:table-cell table:formula="of:=[.C634]*65535" office:value-type="float" office:value="14034.7687181967" calcext:value-type="float">
            <text:p>14035</text:p>
          </table:table-cell>
          <table:table-cell table:number-columns-repeated="1018"/>
        </table:table-row>
        <table:table-row table:style-name="ro1">
          <table:table-cell office:value-type="float" office:value="0.632" calcext:value-type="float">
            <text:p>0,632</text:p>
          </table:table-cell>
          <table:table-cell table:formula="of:=EXP([.A635]*[.$B$1])" office:value-type="float" office:value="12.5284242146775" calcext:value-type="float">
            <text:p>12,528</text:p>
          </table:table-cell>
          <table:table-cell table:formula="of:=([.B635]-[.$B$3])/([.$B$1003]-[.$B$3])" office:value-type="float" office:value="0.215089964999697" calcext:value-type="float">
            <text:p>0,215</text:p>
          </table:table-cell>
          <table:table-cell/>
          <table:table-cell table:formula="of:=[.A635]*65535" office:value-type="float" office:value="41418.12" calcext:value-type="float">
            <text:p>41418</text:p>
          </table:table-cell>
          <table:table-cell table:formula="of:=[.C635]*65535" office:value-type="float" office:value="14095.9208562552" calcext:value-type="float">
            <text:p>14096</text:p>
          </table:table-cell>
          <table:table-cell table:number-columns-repeated="1018"/>
        </table:table-row>
        <table:table-row table:style-name="ro1">
          <table:table-cell office:value-type="float" office:value="0.633" calcext:value-type="float">
            <text:p>0,633</text:p>
          </table:table-cell>
          <table:table-cell table:formula="of:=EXP([.A636]*[.$B$1])" office:value-type="float" office:value="12.5786382727002" calcext:value-type="float">
            <text:p>12,579</text:p>
          </table:table-cell>
          <table:table-cell table:formula="of:=([.B636]-[.$B$3])/([.$B$1003]-[.$B$3])" office:value-type="float" office:value="0.216026826775554" calcext:value-type="float">
            <text:p>0,216</text:p>
          </table:table-cell>
          <table:table-cell/>
          <table:table-cell table:formula="of:=[.A636]*65535" office:value-type="float" office:value="41483.655" calcext:value-type="float">
            <text:p>41484</text:p>
          </table:table-cell>
          <table:table-cell table:formula="of:=[.C636]*65535" office:value-type="float" office:value="14157.318092736" calcext:value-type="float">
            <text:p>14157</text:p>
          </table:table-cell>
          <table:table-cell table:number-columns-repeated="1018"/>
        </table:table-row>
        <table:table-row table:style-name="ro1">
          <table:table-cell office:value-type="float" office:value="0.634" calcext:value-type="float">
            <text:p>0,634</text:p>
          </table:table-cell>
          <table:table-cell table:formula="of:=EXP([.A637]*[.$B$1])" office:value-type="float" office:value="12.6290535892036" calcext:value-type="float">
            <text:p>12,629</text:p>
          </table:table-cell>
          <table:table-cell table:formula="of:=([.B637]-[.$B$3])/([.$B$1003]-[.$B$3])" office:value-type="float" office:value="0.216967443503412" calcext:value-type="float">
            <text:p>0,217</text:p>
          </table:table-cell>
          <table:table-cell/>
          <table:table-cell table:formula="of:=[.A637]*65535" office:value-type="float" office:value="41549.19" calcext:value-type="float">
            <text:p>41549</text:p>
          </table:table-cell>
          <table:table-cell table:formula="of:=[.C637]*65535" office:value-type="float" office:value="14218.9614099961" calcext:value-type="float">
            <text:p>14219</text:p>
          </table:table-cell>
          <table:table-cell table:number-columns-repeated="1018"/>
        </table:table-row>
        <table:table-row table:style-name="ro1">
          <table:table-cell office:value-type="float" office:value="0.635" calcext:value-type="float">
            <text:p>0,635</text:p>
          </table:table-cell>
          <table:table-cell table:formula="of:=EXP([.A638]*[.$B$1])" office:value-type="float" office:value="12.6796709708339" calcext:value-type="float">
            <text:p>12,680</text:p>
          </table:table-cell>
          <table:table-cell table:formula="of:=([.B638]-[.$B$3])/([.$B$1003]-[.$B$3])" office:value-type="float" office:value="0.217911830233158" calcext:value-type="float">
            <text:p>0,218</text:p>
          </table:table-cell>
          <table:table-cell/>
          <table:table-cell table:formula="of:=[.A638]*65535" office:value-type="float" office:value="41614.725" calcext:value-type="float">
            <text:p>41615</text:p>
          </table:table-cell>
          <table:table-cell table:formula="of:=[.C638]*65535" office:value-type="float" office:value="14280.85179433" calcext:value-type="float">
            <text:p>14281</text:p>
          </table:table-cell>
          <table:table-cell table:number-columns-repeated="1018"/>
        </table:table-row>
        <table:table-row table:style-name="ro1">
          <table:table-cell office:value-type="float" office:value="0.636" calcext:value-type="float">
            <text:p>0,636</text:p>
          </table:table-cell>
          <table:table-cell table:formula="of:=EXP([.A639]*[.$B$1])" office:value-type="float" office:value="12.7304912274702" calcext:value-type="float">
            <text:p>12,730</text:p>
          </table:table-cell>
          <table:table-cell table:formula="of:=([.B639]-[.$B$3])/([.$B$1003]-[.$B$3])" office:value-type="float" office:value="0.218860002075001" calcext:value-type="float">
            <text:p>0,219</text:p>
          </table:table-cell>
          <table:table-cell/>
          <table:table-cell table:formula="of:=[.A639]*65535" office:value-type="float" office:value="41680.26" calcext:value-type="float">
            <text:p>41680</text:p>
          </table:table-cell>
          <table:table-cell table:formula="of:=[.C639]*65535" office:value-type="float" office:value="14342.9902359852" calcext:value-type="float">
            <text:p>14343</text:p>
          </table:table-cell>
          <table:table-cell table:number-columns-repeated="1018"/>
        </table:table-row>
        <table:table-row table:style-name="ro1">
          <table:table-cell office:value-type="float" office:value="0.637" calcext:value-type="float">
            <text:p>0,637</text:p>
          </table:table-cell>
          <table:table-cell table:formula="of:=EXP([.A640]*[.$B$1])" office:value-type="float" office:value="12.7815151722377" calcext:value-type="float">
            <text:p>12,782</text:p>
          </table:table-cell>
          <table:table-cell table:formula="of:=([.B640]-[.$B$3])/([.$B$1003]-[.$B$3])" office:value-type="float" office:value="0.21981197419971" calcext:value-type="float">
            <text:p>0,220</text:p>
          </table:table-cell>
          <table:table-cell/>
          <table:table-cell table:formula="of:=[.A640]*65535" office:value-type="float" office:value="41745.795" calcext:value-type="float">
            <text:p>41746</text:p>
          </table:table-cell>
          <table:table-cell table:formula="of:=[.C640]*65535" office:value-type="float" office:value="14405.377729178" calcext:value-type="float">
            <text:p>14405</text:p>
          </table:table-cell>
          <table:table-cell table:number-columns-repeated="1018"/>
        </table:table-row>
        <table:table-row table:style-name="ro1">
          <table:table-cell office:value-type="float" office:value="0.638" calcext:value-type="float">
            <text:p>0,638</text:p>
          </table:table-cell>
          <table:table-cell table:formula="of:=EXP([.A641]*[.$B$1])" office:value-type="float" office:value="12.8327436215206" calcext:value-type="float">
            <text:p>12,833</text:p>
          </table:table-cell>
          <table:table-cell table:formula="of:=([.B641]-[.$B$3])/([.$B$1003]-[.$B$3])" office:value-type="float" office:value="0.220767761838859" calcext:value-type="float">
            <text:p>0,221</text:p>
          </table:table-cell>
          <table:table-cell/>
          <table:table-cell table:formula="of:=[.A641]*65535" office:value-type="float" office:value="41811.33" calcext:value-type="float">
            <text:p>41811</text:p>
          </table:table-cell>
          <table:table-cell table:formula="of:=[.C641]*65535" office:value-type="float" office:value="14468.0152721096" calcext:value-type="float">
            <text:p>14468</text:p>
          </table:table-cell>
          <table:table-cell table:number-columns-repeated="1018"/>
        </table:table-row>
        <table:table-row table:style-name="ro1">
          <table:table-cell office:value-type="float" office:value="0.639" calcext:value-type="float">
            <text:p>0,639</text:p>
          </table:table-cell>
          <table:table-cell table:formula="of:=EXP([.A642]*[.$B$1])" office:value-type="float" office:value="12.8841773949753" calcext:value-type="float">
            <text:p>12,884</text:p>
          </table:table-cell>
          <table:table-cell table:formula="of:=([.B642]-[.$B$3])/([.$B$1003]-[.$B$3])" office:value-type="float" office:value="0.221727380285071" calcext:value-type="float">
            <text:p>0,222</text:p>
          </table:table-cell>
          <table:table-cell/>
          <table:table-cell table:formula="of:=[.A642]*65535" office:value-type="float" office:value="41876.865" calcext:value-type="float">
            <text:p>41877</text:p>
          </table:table-cell>
          <table:table-cell table:formula="of:=[.C642]*65535" office:value-type="float" office:value="14530.9038669821" calcext:value-type="float">
            <text:p>14531</text:p>
          </table:table-cell>
          <table:table-cell table:number-columns-repeated="1018"/>
        </table:table-row>
        <table:table-row table:style-name="ro1">
          <table:table-cell office:value-type="float" office:value="0.64" calcext:value-type="float">
            <text:p>0,640</text:p>
          </table:table-cell>
          <table:table-cell table:formula="of:=EXP([.A643]*[.$B$1])" office:value-type="float" office:value="12.9358173155431" calcext:value-type="float">
            <text:p>12,936</text:p>
          </table:table-cell>
          <table:table-cell table:formula="of:=([.B643]-[.$B$3])/([.$B$1003]-[.$B$3])" office:value-type="float" office:value="0.222690844892261" calcext:value-type="float">
            <text:p>0,223</text:p>
          </table:table-cell>
          <table:table-cell/>
          <table:table-cell table:formula="of:=[.A643]*65535" office:value-type="float" office:value="41942.4" calcext:value-type="float">
            <text:p>41942</text:p>
          </table:table-cell>
          <table:table-cell table:formula="of:=[.C643]*65535" office:value-type="float" office:value="14594.0445200143" calcext:value-type="float">
            <text:p>14594</text:p>
          </table:table-cell>
          <table:table-cell table:number-columns-repeated="1018"/>
        </table:table-row>
        <table:table-row table:style-name="ro1">
          <table:table-cell office:value-type="float" office:value="0.641" calcext:value-type="float">
            <text:p>0,641</text:p>
          </table:table-cell>
          <table:table-cell table:formula="of:=EXP([.A644]*[.$B$1])" office:value-type="float" office:value="12.9876642094639" calcext:value-type="float">
            <text:p>12,988</text:p>
          </table:table-cell>
          <table:table-cell table:formula="of:=([.B644]-[.$B$3])/([.$B$1003]-[.$B$3])" office:value-type="float" office:value="0.223658171075885" calcext:value-type="float">
            <text:p>0,224</text:p>
          </table:table-cell>
          <table:table-cell/>
          <table:table-cell table:formula="of:=[.A644]*65535" office:value-type="float" office:value="42007.935" calcext:value-type="float">
            <text:p>42008</text:p>
          </table:table-cell>
          <table:table-cell table:formula="of:=[.C644]*65535" office:value-type="float" office:value="14657.4382414581" calcext:value-type="float">
            <text:p>14657</text:p>
          </table:table-cell>
          <table:table-cell table:number-columns-repeated="1018"/>
        </table:table-row>
        <table:table-row table:style-name="ro1">
          <table:table-cell office:value-type="float" office:value="0.642" calcext:value-type="float">
            <text:p>0,642</text:p>
          </table:table-cell>
          <table:table-cell table:formula="of:=EXP([.A645]*[.$B$1])" office:value-type="float" office:value="13.0397189062892" calcext:value-type="float">
            <text:p>13,040</text:p>
          </table:table-cell>
          <table:table-cell table:formula="of:=([.B645]-[.$B$3])/([.$B$1003]-[.$B$3])" office:value-type="float" office:value="0.224629374313181" calcext:value-type="float">
            <text:p>0,225</text:p>
          </table:table-cell>
          <table:table-cell/>
          <table:table-cell table:formula="of:=[.A645]*65535" office:value-type="float" office:value="42073.47" calcext:value-type="float">
            <text:p>42073</text:p>
          </table:table-cell>
          <table:table-cell table:formula="of:=[.C645]*65535" office:value-type="float" office:value="14721.0860456143" calcext:value-type="float">
            <text:p>14721</text:p>
          </table:table-cell>
          <table:table-cell table:number-columns-repeated="1018"/>
        </table:table-row>
        <table:table-row table:style-name="ro1">
          <table:table-cell office:value-type="float" office:value="0.643" calcext:value-type="float">
            <text:p>0,643</text:p>
          </table:table-cell>
          <table:table-cell table:formula="of:=EXP([.A646]*[.$B$1])" office:value-type="float" office:value="13.0919822388951" calcext:value-type="float">
            <text:p>13,092</text:p>
          </table:table-cell>
          <table:table-cell table:formula="of:=([.B646]-[.$B$3])/([.$B$1003]-[.$B$3])" office:value-type="float" office:value="0.225604470143422" calcext:value-type="float">
            <text:p>0,226</text:p>
          </table:table-cell>
          <table:table-cell/>
          <table:table-cell table:formula="of:=[.A646]*65535" office:value-type="float" office:value="42139.005" calcext:value-type="float">
            <text:p>42139</text:p>
          </table:table-cell>
          <table:table-cell table:formula="of:=[.C646]*65535" office:value-type="float" office:value="14784.9889508491" calcext:value-type="float">
            <text:p>14785</text:p>
          </table:table-cell>
          <table:table-cell table:number-columns-repeated="1018"/>
        </table:table-row>
        <table:table-row table:style-name="ro1">
          <table:table-cell office:value-type="float" office:value="0.644" calcext:value-type="float">
            <text:p>0,644</text:p>
          </table:table-cell>
          <table:table-cell table:formula="of:=EXP([.A647]*[.$B$1])" office:value-type="float" office:value="13.1444550434962" calcext:value-type="float">
            <text:p>13,144</text:p>
          </table:table-cell>
          <table:table-cell table:formula="of:=([.B647]-[.$B$3])/([.$B$1003]-[.$B$3])" office:value-type="float" office:value="0.226583474168162" calcext:value-type="float">
            <text:p>0,227</text:p>
          </table:table-cell>
          <table:table-cell/>
          <table:table-cell table:formula="of:=[.A647]*65535" office:value-type="float" office:value="42204.54" calcext:value-type="float">
            <text:p>42205</text:p>
          </table:table-cell>
          <table:table-cell table:formula="of:=[.C647]*65535" office:value-type="float" office:value="14849.1479796105" calcext:value-type="float">
            <text:p>14849</text:p>
          </table:table-cell>
          <table:table-cell table:number-columns-repeated="1018"/>
        </table:table-row>
        <table:table-row table:style-name="ro1">
          <table:table-cell office:value-type="float" office:value="0.645" calcext:value-type="float">
            <text:p>0,645</text:p>
          </table:table-cell>
          <table:table-cell table:formula="of:=EXP([.A648]*[.$B$1])" office:value-type="float" office:value="13.1971381596584" calcext:value-type="float">
            <text:p>13,197</text:p>
          </table:table-cell>
          <table:table-cell table:formula="of:=([.B648]-[.$B$3])/([.$B$1003]-[.$B$3])" office:value-type="float" office:value="0.227566402051486" calcext:value-type="float">
            <text:p>0,228</text:p>
          </table:table-cell>
          <table:table-cell/>
          <table:table-cell table:formula="of:=[.A648]*65535" office:value-type="float" office:value="42270.075" calcext:value-type="float">
            <text:p>42270</text:p>
          </table:table-cell>
          <table:table-cell table:formula="of:=[.C648]*65535" office:value-type="float" office:value="14913.5641584441" calcext:value-type="float">
            <text:p>14914</text:p>
          </table:table-cell>
          <table:table-cell table:number-columns-repeated="1018"/>
        </table:table-row>
        <table:table-row table:style-name="ro1">
          <table:table-cell office:value-type="float" office:value="0.646" calcext:value-type="float">
            <text:p>0,646</text:p>
          </table:table-cell>
          <table:table-cell table:formula="of:=EXP([.A649]*[.$B$1])" office:value-type="float" office:value="13.2500324303126" calcext:value-type="float">
            <text:p>13,250</text:p>
          </table:table-cell>
          <table:table-cell table:formula="of:=([.B649]-[.$B$3])/([.$B$1003]-[.$B$3])" office:value-type="float" office:value="0.228553269520261" calcext:value-type="float">
            <text:p>0,229</text:p>
          </table:table-cell>
          <table:table-cell/>
          <table:table-cell table:formula="of:=[.A649]*65535" office:value-type="float" office:value="42335.61" calcext:value-type="float">
            <text:p>42336</text:p>
          </table:table-cell>
          <table:table-cell table:formula="of:=[.C649]*65535" office:value-type="float" office:value="14978.2385180103" calcext:value-type="float">
            <text:p>14978</text:p>
          </table:table-cell>
          <table:table-cell table:number-columns-repeated="1018"/>
        </table:table-row>
        <table:table-row table:style-name="ro1">
          <table:table-cell office:value-type="float" office:value="0.647" calcext:value-type="float">
            <text:p>0,647</text:p>
          </table:table-cell>
          <table:table-cell table:formula="of:=EXP([.A650]*[.$B$1])" office:value-type="float" office:value="13.3031387017684" calcext:value-type="float">
            <text:p>13,303</text:p>
          </table:table-cell>
          <table:table-cell table:formula="of:=([.B650]-[.$B$3])/([.$B$1003]-[.$B$3])" office:value-type="float" office:value="0.229544092364389" calcext:value-type="float">
            <text:p>0,230</text:p>
          </table:table-cell>
          <table:table-cell/>
          <table:table-cell table:formula="of:=[.A650]*65535" office:value-type="float" office:value="42401.145" calcext:value-type="float">
            <text:p>42401</text:p>
          </table:table-cell>
          <table:table-cell table:formula="of:=[.C650]*65535" office:value-type="float" office:value="15043.1720931002" calcext:value-type="float">
            <text:p>15043</text:p>
          </table:table-cell>
          <table:table-cell table:number-columns-repeated="1018"/>
        </table:table-row>
        <table:table-row table:style-name="ro1">
          <table:table-cell office:value-type="float" office:value="0.648" calcext:value-type="float">
            <text:p>0,648</text:p>
          </table:table-cell>
          <table:table-cell table:formula="of:=EXP([.A651]*[.$B$1])" office:value-type="float" office:value="13.3564578237273" calcext:value-type="float">
            <text:p>13,356</text:p>
          </table:table-cell>
          <table:table-cell table:formula="of:=([.B651]-[.$B$3])/([.$B$1003]-[.$B$3])" office:value-type="float" office:value="0.230538886437055" calcext:value-type="float">
            <text:p>0,231</text:p>
          </table:table-cell>
          <table:table-cell/>
          <table:table-cell table:formula="of:=[.A651]*65535" office:value-type="float" office:value="42466.68" calcext:value-type="float">
            <text:p>42467</text:p>
          </table:table-cell>
          <table:table-cell table:formula="of:=[.C651]*65535" office:value-type="float" office:value="15108.3659226524" calcext:value-type="float">
            <text:p>15108</text:p>
          </table:table-cell>
          <table:table-cell table:number-columns-repeated="1018"/>
        </table:table-row>
        <table:table-row table:style-name="ro1">
          <table:table-cell office:value-type="float" office:value="0.649" calcext:value-type="float">
            <text:p>0,649</text:p>
          </table:table-cell>
          <table:table-cell table:formula="of:=EXP([.A652]*[.$B$1])" office:value-type="float" office:value="13.4099906492963" calcext:value-type="float">
            <text:p>13,410</text:p>
          </table:table-cell>
          <table:table-cell table:formula="of:=([.B652]-[.$B$3])/([.$B$1003]-[.$B$3])" office:value-type="float" office:value="0.231537667654987" calcext:value-type="float">
            <text:p>0,232</text:p>
          </table:table-cell>
          <table:table-cell/>
          <table:table-cell table:formula="of:=[.A652]*65535" office:value-type="float" office:value="42532.215" calcext:value-type="float">
            <text:p>42532</text:p>
          </table:table-cell>
          <table:table-cell table:formula="of:=[.C652]*65535" office:value-type="float" office:value="15173.8210497695" calcext:value-type="float">
            <text:p>15174</text:p>
          </table:table-cell>
          <table:table-cell table:number-columns-repeated="1018"/>
        </table:table-row>
        <table:table-row table:style-name="ro1">
          <table:table-cell office:value-type="float" office:value="0.65" calcext:value-type="float">
            <text:p>0,650</text:p>
          </table:table-cell>
          <table:table-cell table:formula="of:=EXP([.A653]*[.$B$1])" office:value-type="float" office:value="13.4637380350017" calcext:value-type="float">
            <text:p>13,464</text:p>
          </table:table-cell>
          <table:table-cell table:formula="of:=([.B653]-[.$B$3])/([.$B$1003]-[.$B$3])" office:value-type="float" office:value="0.232540451998704" calcext:value-type="float">
            <text:p>0,233</text:p>
          </table:table-cell>
          <table:table-cell/>
          <table:table-cell table:formula="of:=[.A653]*65535" office:value-type="float" office:value="42597.75" calcext:value-type="float">
            <text:p>42598</text:p>
          </table:table-cell>
          <table:table-cell table:formula="of:=[.C653]*65535" office:value-type="float" office:value="15239.538521735" calcext:value-type="float">
            <text:p>15240</text:p>
          </table:table-cell>
          <table:table-cell table:number-columns-repeated="1018"/>
        </table:table-row>
        <table:table-row table:style-name="ro1">
          <table:table-cell office:value-type="float" office:value="0.651" calcext:value-type="float">
            <text:p>0,651</text:p>
          </table:table-cell>
          <table:table-cell table:formula="of:=EXP([.A654]*[.$B$1])" office:value-type="float" office:value="13.5177008408029" calcext:value-type="float">
            <text:p>13,518</text:p>
          </table:table-cell>
          <table:table-cell table:formula="of:=([.B654]-[.$B$3])/([.$B$1003]-[.$B$3])" office:value-type="float" office:value="0.233547255512777" calcext:value-type="float">
            <text:p>0,234</text:p>
          </table:table-cell>
          <table:table-cell/>
          <table:table-cell table:formula="of:=[.A654]*65535" office:value-type="float" office:value="42663.285" calcext:value-type="float">
            <text:p>42663</text:p>
          </table:table-cell>
          <table:table-cell table:formula="of:=[.C654]*65535" office:value-type="float" office:value="15305.5193900299" calcext:value-type="float">
            <text:p>15306</text:p>
          </table:table-cell>
          <table:table-cell table:number-columns-repeated="1018"/>
        </table:table-row>
        <table:table-row table:style-name="ro1">
          <table:table-cell office:value-type="float" office:value="0.652" calcext:value-type="float">
            <text:p>0,652</text:p>
          </table:table-cell>
          <table:table-cell table:formula="of:=EXP([.A655]*[.$B$1])" office:value-type="float" office:value="13.571879930106" calcext:value-type="float">
            <text:p>13,572</text:p>
          </table:table-cell>
          <table:table-cell table:formula="of:=([.B655]-[.$B$3])/([.$B$1003]-[.$B$3])" office:value-type="float" office:value="0.234558094306085" calcext:value-type="float">
            <text:p>0,235</text:p>
          </table:table-cell>
          <table:table-cell/>
          <table:table-cell table:formula="of:=[.A655]*65535" office:value-type="float" office:value="42728.82" calcext:value-type="float">
            <text:p>42729</text:p>
          </table:table-cell>
          <table:table-cell table:formula="of:=[.C655]*65535" office:value-type="float" office:value="15371.7647103493" calcext:value-type="float">
            <text:p>15372</text:p>
          </table:table-cell>
          <table:table-cell table:number-columns-repeated="1018"/>
        </table:table-row>
        <table:table-row table:style-name="ro1">
          <table:table-cell office:value-type="float" office:value="0.653" calcext:value-type="float">
            <text:p>0,653</text:p>
          </table:table-cell>
          <table:table-cell table:formula="of:=EXP([.A656]*[.$B$1])" office:value-type="float" office:value="13.6262761697774" calcext:value-type="float">
            <text:p>13,626</text:p>
          </table:table-cell>
          <table:table-cell table:formula="of:=([.B656]-[.$B$3])/([.$B$1003]-[.$B$3])" office:value-type="float" office:value="0.23557298455207" calcext:value-type="float">
            <text:p>0,236</text:p>
          </table:table-cell>
          <table:table-cell/>
          <table:table-cell table:formula="of:=[.A656]*65535" office:value-type="float" office:value="42794.355" calcext:value-type="float">
            <text:p>42794</text:p>
          </table:table-cell>
          <table:table-cell table:formula="of:=[.C656]*65535" office:value-type="float" office:value="15438.2755426199" calcext:value-type="float">
            <text:p>15438</text:p>
          </table:table-cell>
          <table:table-cell table:number-columns-repeated="1018"/>
        </table:table-row>
        <table:table-row table:style-name="ro1">
          <table:table-cell office:value-type="float" office:value="0.654" calcext:value-type="float">
            <text:p>0,654</text:p>
          </table:table-cell>
          <table:table-cell table:formula="of:=EXP([.A657]*[.$B$1])" office:value-type="float" office:value="13.6808904301583" calcext:value-type="float">
            <text:p>13,681</text:p>
          </table:table-cell>
          <table:table-cell table:formula="of:=([.B657]-[.$B$3])/([.$B$1003]-[.$B$3])" office:value-type="float" office:value="0.236591942488997" calcext:value-type="float">
            <text:p>0,237</text:p>
          </table:table-cell>
          <table:table-cell/>
          <table:table-cell table:formula="of:=[.A657]*65535" office:value-type="float" office:value="42859.89" calcext:value-type="float">
            <text:p>42860</text:p>
          </table:table-cell>
          <table:table-cell table:formula="of:=[.C657]*65535" office:value-type="float" office:value="15505.0529510164" calcext:value-type="float">
            <text:p>15505</text:p>
          </table:table-cell>
          <table:table-cell table:number-columns-repeated="1018"/>
        </table:table-row>
        <table:table-row table:style-name="ro1">
          <table:table-cell office:value-type="float" office:value="0.655" calcext:value-type="float">
            <text:p>0,655</text:p>
          </table:table-cell>
          <table:table-cell table:formula="of:=EXP([.A658]*[.$B$1])" office:value-type="float" office:value="13.7357235850779" calcext:value-type="float">
            <text:p>13,736</text:p>
          </table:table-cell>
          <table:table-cell table:formula="of:=([.B658]-[.$B$3])/([.$B$1003]-[.$B$3])" office:value-type="float" office:value="0.237614984420215" calcext:value-type="float">
            <text:p>0,238</text:p>
          </table:table-cell>
          <table:table-cell/>
          <table:table-cell table:formula="of:=[.A658]*65535" office:value-type="float" office:value="42925.425" calcext:value-type="float">
            <text:p>42925</text:p>
          </table:table-cell>
          <table:table-cell table:formula="of:=[.C658]*65535" office:value-type="float" office:value="15572.0980039788" calcext:value-type="float">
            <text:p>15572</text:p>
          </table:table-cell>
          <table:table-cell table:number-columns-repeated="1018"/>
        </table:table-row>
        <table:table-row table:style-name="ro1">
          <table:table-cell office:value-type="float" office:value="0.656" calcext:value-type="float">
            <text:p>0,656</text:p>
          </table:table-cell>
          <table:table-cell table:formula="of:=EXP([.A659]*[.$B$1])" office:value-type="float" office:value="13.7907765118679" calcext:value-type="float">
            <text:p>13,791</text:p>
          </table:table-cell>
          <table:table-cell table:formula="of:=([.B659]-[.$B$3])/([.$B$1003]-[.$B$3])" office:value-type="float" office:value="0.238642126714417" calcext:value-type="float">
            <text:p>0,239</text:p>
          </table:table-cell>
          <table:table-cell/>
          <table:table-cell table:formula="of:=[.A659]*65535" office:value-type="float" office:value="42990.96" calcext:value-type="float">
            <text:p>42991</text:p>
          </table:table-cell>
          <table:table-cell table:formula="of:=[.C659]*65535" office:value-type="float" office:value="15639.4117742293" calcext:value-type="float">
            <text:p>15639</text:p>
          </table:table-cell>
          <table:table-cell table:number-columns-repeated="1018"/>
        </table:table-row>
        <table:table-row table:style-name="ro1">
          <table:table-cell office:value-type="float" office:value="0.657" calcext:value-type="float">
            <text:p>0,657</text:p>
          </table:table-cell>
          <table:table-cell table:formula="of:=EXP([.A660]*[.$B$1])" office:value-type="float" office:value="13.8460500913763" calcext:value-type="float">
            <text:p>13,846</text:p>
          </table:table-cell>
          <table:table-cell table:formula="of:=([.B660]-[.$B$3])/([.$B$1003]-[.$B$3])" office:value-type="float" office:value="0.239673385805901" calcext:value-type="float">
            <text:p>0,240</text:p>
          </table:table-cell>
          <table:table-cell/>
          <table:table-cell table:formula="of:=[.A660]*65535" office:value-type="float" office:value="43056.495" calcext:value-type="float">
            <text:p>43056</text:p>
          </table:table-cell>
          <table:table-cell table:formula="of:=[.C660]*65535" office:value-type="float" office:value="15706.9953387897" calcext:value-type="float">
            <text:p>15707</text:p>
          </table:table-cell>
          <table:table-cell table:number-columns-repeated="1018"/>
        </table:table-row>
        <table:table-row table:style-name="ro1">
          <table:table-cell office:value-type="float" office:value="0.658" calcext:value-type="float">
            <text:p>0,658</text:p>
          </table:table-cell>
          <table:table-cell table:formula="of:=EXP([.A661]*[.$B$1])" office:value-type="float" office:value="13.9015452079816" calcext:value-type="float">
            <text:p>13,902</text:p>
          </table:table-cell>
          <table:table-cell table:formula="of:=([.B661]-[.$B$3])/([.$B$1003]-[.$B$3])" office:value-type="float" office:value="0.240708778194835" calcext:value-type="float">
            <text:p>0,241</text:p>
          </table:table-cell>
          <table:table-cell/>
          <table:table-cell table:formula="of:=[.A661]*65535" office:value-type="float" office:value="43122.03" calcext:value-type="float">
            <text:p>43122</text:p>
          </table:table-cell>
          <table:table-cell table:formula="of:=[.C661]*65535" office:value-type="float" office:value="15774.8497789985" calcext:value-type="float">
            <text:p>15775</text:p>
          </table:table-cell>
          <table:table-cell table:number-columns-repeated="1018"/>
        </table:table-row>
        <table:table-row table:style-name="ro1">
          <table:table-cell office:value-type="float" office:value="0.659" calcext:value-type="float">
            <text:p>0,659</text:p>
          </table:table-cell>
          <table:table-cell table:formula="of:=EXP([.A662]*[.$B$1])" office:value-type="float" office:value="13.9572627496067" calcext:value-type="float">
            <text:p>13,957</text:p>
          </table:table-cell>
          <table:table-cell table:formula="of:=([.B662]-[.$B$3])/([.$B$1003]-[.$B$3])" office:value-type="float" office:value="0.241748320447518" calcext:value-type="float">
            <text:p>0,242</text:p>
          </table:table-cell>
          <table:table-cell/>
          <table:table-cell table:formula="of:=[.A662]*65535" office:value-type="float" office:value="43187.565" calcext:value-type="float">
            <text:p>43188</text:p>
          </table:table-cell>
          <table:table-cell table:formula="of:=[.C662]*65535" office:value-type="float" office:value="15842.9761805281" calcext:value-type="float">
            <text:p>15843</text:p>
          </table:table-cell>
          <table:table-cell table:number-columns-repeated="1018"/>
        </table:table-row>
        <table:table-row table:style-name="ro1">
          <table:table-cell office:value-type="float" office:value="0.66" calcext:value-type="float">
            <text:p>0,660</text:p>
          </table:table-cell>
          <table:table-cell table:formula="of:=EXP([.A663]*[.$B$1])" office:value-type="float" office:value="14.0132036077336" calcext:value-type="float">
            <text:p>14,013</text:p>
          </table:table-cell>
          <table:table-cell table:formula="of:=([.B663]-[.$B$3])/([.$B$1003]-[.$B$3])" office:value-type="float" office:value="0.242792029196651" calcext:value-type="float">
            <text:p>0,243</text:p>
          </table:table-cell>
          <table:table-cell/>
          <table:table-cell table:formula="of:=[.A663]*65535" office:value-type="float" office:value="43253.1" calcext:value-type="float">
            <text:p>43253</text:p>
          </table:table-cell>
          <table:table-cell table:formula="of:=[.C663]*65535" office:value-type="float" office:value="15911.3756334025" calcext:value-type="float">
            <text:p>15911</text:p>
          </table:table-cell>
          <table:table-cell table:number-columns-repeated="1018"/>
        </table:table-row>
        <table:table-row table:style-name="ro1">
          <table:table-cell office:value-type="float" office:value="0.661" calcext:value-type="float">
            <text:p>0,661</text:p>
          </table:table-cell>
          <table:table-cell table:formula="of:=EXP([.A664]*[.$B$1])" office:value-type="float" office:value="14.0693686774172" calcext:value-type="float">
            <text:p>14,069</text:p>
          </table:table-cell>
          <table:table-cell table:formula="of:=([.B664]-[.$B$3])/([.$B$1003]-[.$B$3])" office:value-type="float" office:value="0.243839921141593" calcext:value-type="float">
            <text:p>0,244</text:p>
          </table:table-cell>
          <table:table-cell/>
          <table:table-cell table:formula="of:=[.A664]*65535" office:value-type="float" office:value="43318.635" calcext:value-type="float">
            <text:p>43319</text:p>
          </table:table-cell>
          <table:table-cell table:formula="of:=[.C664]*65535" office:value-type="float" office:value="15980.0492320143" calcext:value-type="float">
            <text:p>15980</text:p>
          </table:table-cell>
          <table:table-cell table:number-columns-repeated="1018"/>
        </table:table-row>
        <table:table-row table:style-name="ro1">
          <table:table-cell office:value-type="float" office:value="0.662" calcext:value-type="float">
            <text:p>0,662</text:p>
          </table:table-cell>
          <table:table-cell table:formula="of:=EXP([.A665]*[.$B$1])" office:value-type="float" office:value="14.1257588572997" calcext:value-type="float">
            <text:p>14,126</text:p>
          </table:table-cell>
          <table:table-cell table:formula="of:=([.B665]-[.$B$3])/([.$B$1003]-[.$B$3])" office:value-type="float" office:value="0.24489201304864" calcext:value-type="float">
            <text:p>0,245</text:p>
          </table:table-cell>
          <table:table-cell/>
          <table:table-cell table:formula="of:=[.A665]*65535" office:value-type="float" office:value="43384.17" calcext:value-type="float">
            <text:p>43384</text:p>
          </table:table-cell>
          <table:table-cell table:formula="of:=[.C665]*65535" office:value-type="float" office:value="16048.9980751426" calcext:value-type="float">
            <text:p>16049</text:p>
          </table:table-cell>
          <table:table-cell table:number-columns-repeated="1018"/>
        </table:table-row>
        <table:table-row table:style-name="ro1">
          <table:table-cell office:value-type="float" office:value="0.663" calcext:value-type="float">
            <text:p>0,663</text:p>
          </table:table-cell>
          <table:table-cell table:formula="of:=EXP([.A666]*[.$B$1])" office:value-type="float" office:value="14.1823750496253" calcext:value-type="float">
            <text:p>14,182</text:p>
          </table:table-cell>
          <table:table-cell table:formula="of:=([.B666]-[.$B$3])/([.$B$1003]-[.$B$3])" office:value-type="float" office:value="0.245948321751284" calcext:value-type="float">
            <text:p>0,246</text:p>
          </table:table-cell>
          <table:table-cell/>
          <table:table-cell table:formula="of:=[.A666]*65535" office:value-type="float" office:value="43449.705" calcext:value-type="float">
            <text:p>43450</text:p>
          </table:table-cell>
          <table:table-cell table:formula="of:=[.C666]*65535" office:value-type="float" office:value="16118.2232659704" calcext:value-type="float">
            <text:p>16118</text:p>
          </table:table-cell>
          <table:table-cell table:number-columns-repeated="1018"/>
        </table:table-row>
        <table:table-row table:style-name="ro1">
          <table:table-cell office:value-type="float" office:value="0.664" calcext:value-type="float">
            <text:p>0,664</text:p>
          </table:table-cell>
          <table:table-cell table:formula="of:=EXP([.A667]*[.$B$1])" office:value-type="float" office:value="14.2392181602543" calcext:value-type="float">
            <text:p>14,239</text:p>
          </table:table-cell>
          <table:table-cell table:formula="of:=([.B667]-[.$B$3])/([.$B$1003]-[.$B$3])" office:value-type="float" office:value="0.247008864150486" calcext:value-type="float">
            <text:p>0,247</text:p>
          </table:table-cell>
          <table:table-cell/>
          <table:table-cell table:formula="of:=[.A667]*65535" office:value-type="float" office:value="43515.24" calcext:value-type="float">
            <text:p>43515</text:p>
          </table:table-cell>
          <table:table-cell table:formula="of:=[.C667]*65535" office:value-type="float" office:value="16187.7259121021" calcext:value-type="float">
            <text:p>16188</text:p>
          </table:table-cell>
          <table:table-cell table:number-columns-repeated="1018"/>
        </table:table-row>
        <table:table-row table:style-name="ro1">
          <table:table-cell office:value-type="float" office:value="0.665" calcext:value-type="float">
            <text:p>0,665</text:p>
          </table:table-cell>
          <table:table-cell table:formula="of:=EXP([.A668]*[.$B$1])" office:value-type="float" office:value="14.2962890986776" calcext:value-type="float">
            <text:p>14,296</text:p>
          </table:table-cell>
          <table:table-cell table:formula="of:=([.B668]-[.$B$3])/([.$B$1003]-[.$B$3])" office:value-type="float" office:value="0.248073657214948" calcext:value-type="float">
            <text:p>0,248</text:p>
          </table:table-cell>
          <table:table-cell/>
          <table:table-cell table:formula="of:=[.A668]*65535" office:value-type="float" office:value="43580.775" calcext:value-type="float">
            <text:p>43581</text:p>
          </table:table-cell>
          <table:table-cell table:formula="of:=[.C668]*65535" office:value-type="float" office:value="16257.5071255817" calcext:value-type="float">
            <text:p>16258</text:p>
          </table:table-cell>
          <table:table-cell table:number-columns-repeated="1018"/>
        </table:table-row>
        <table:table-row table:style-name="ro1">
          <table:table-cell office:value-type="float" office:value="0.666" calcext:value-type="float">
            <text:p>0,666</text:p>
          </table:table-cell>
          <table:table-cell table:formula="of:=EXP([.A669]*[.$B$1])" office:value-type="float" office:value="14.3535887780315" calcext:value-type="float">
            <text:p>14,354</text:p>
          </table:table-cell>
          <table:table-cell table:formula="of:=([.B669]-[.$B$3])/([.$B$1003]-[.$B$3])" office:value-type="float" office:value="0.249142717981382" calcext:value-type="float">
            <text:p>0,249</text:p>
          </table:table-cell>
          <table:table-cell/>
          <table:table-cell table:formula="of:=[.A669]*65535" office:value-type="float" office:value="43646.31" calcext:value-type="float">
            <text:p>43646</text:p>
          </table:table-cell>
          <table:table-cell table:formula="of:=[.C669]*65535" office:value-type="float" office:value="16327.5680229099" calcext:value-type="float">
            <text:p>16328</text:p>
          </table:table-cell>
          <table:table-cell table:number-columns-repeated="1018"/>
        </table:table-row>
        <table:table-row table:style-name="ro1">
          <table:table-cell office:value-type="float" office:value="0.667" calcext:value-type="float">
            <text:p>0,667</text:p>
          </table:table-cell>
          <table:table-cell table:formula="of:=EXP([.A670]*[.$B$1])" office:value-type="float" office:value="14.411118115112" calcext:value-type="float">
            <text:p>14,411</text:p>
          </table:table-cell>
          <table:table-cell table:formula="of:=([.B670]-[.$B$3])/([.$B$1003]-[.$B$3])" office:value-type="float" office:value="0.250216063554783" calcext:value-type="float">
            <text:p>0,250</text:p>
          </table:table-cell>
          <table:table-cell/>
          <table:table-cell table:formula="of:=[.A670]*65535" office:value-type="float" office:value="43711.845" calcext:value-type="float">
            <text:p>43712</text:p>
          </table:table-cell>
          <table:table-cell table:formula="of:=[.C670]*65535" office:value-type="float" office:value="16397.9097250627" calcext:value-type="float">
            <text:p>16398</text:p>
          </table:table-cell>
          <table:table-cell table:number-columns-repeated="1018"/>
        </table:table-row>
        <table:table-row table:style-name="ro1">
          <table:table-cell office:value-type="float" office:value="0.668" calcext:value-type="float">
            <text:p>0,668</text:p>
          </table:table-cell>
          <table:table-cell table:formula="of:=EXP([.A671]*[.$B$1])" office:value-type="float" office:value="14.4688780303898" calcext:value-type="float">
            <text:p>14,469</text:p>
          </table:table-cell>
          <table:table-cell table:formula="of:=([.B671]-[.$B$3])/([.$B$1003]-[.$B$3])" office:value-type="float" office:value="0.251293711108702" calcext:value-type="float">
            <text:p>0,251</text:p>
          </table:table-cell>
          <table:table-cell/>
          <table:table-cell table:formula="of:=[.A671]*65535" office:value-type="float" office:value="43777.38" calcext:value-type="float">
            <text:p>43777</text:p>
          </table:table-cell>
          <table:table-cell table:formula="of:=[.C671]*65535" office:value-type="float" office:value="16468.5333575088" calcext:value-type="float">
            <text:p>16469</text:p>
          </table:table-cell>
          <table:table-cell table:number-columns-repeated="1018"/>
        </table:table-row>
        <table:table-row table:style-name="ro1">
          <table:table-cell office:value-type="float" office:value="0.669" calcext:value-type="float">
            <text:p>0,669</text:p>
          </table:table-cell>
          <table:table-cell table:formula="of:=EXP([.A672]*[.$B$1])" office:value-type="float" office:value="14.5268694480248" calcext:value-type="float">
            <text:p>14,527</text:p>
          </table:table-cell>
          <table:table-cell table:formula="of:=([.B672]-[.$B$3])/([.$B$1003]-[.$B$3])" office:value-type="float" office:value="0.252375677885523" calcext:value-type="float">
            <text:p>0,252</text:p>
          </table:table-cell>
          <table:table-cell/>
          <table:table-cell table:formula="of:=[.A672]*65535" office:value-type="float" office:value="43842.915" calcext:value-type="float">
            <text:p>43843</text:p>
          </table:table-cell>
          <table:table-cell table:formula="of:=[.C672]*65535" office:value-type="float" office:value="16539.4400502278" calcext:value-type="float">
            <text:p>16539</text:p>
          </table:table-cell>
          <table:table-cell table:number-columns-repeated="1018"/>
        </table:table-row>
        <table:table-row table:style-name="ro1">
          <table:table-cell office:value-type="float" office:value="0.67" calcext:value-type="float">
            <text:p>0,670</text:p>
          </table:table-cell>
          <table:table-cell table:formula="of:=EXP([.A673]*[.$B$1])" office:value-type="float" office:value="14.5850932958808" calcext:value-type="float">
            <text:p>14,585</text:p>
          </table:table-cell>
          <table:table-cell table:formula="of:=([.B673]-[.$B$3])/([.$B$1003]-[.$B$3])" office:value-type="float" office:value="0.253461981196739" calcext:value-type="float">
            <text:p>0,253</text:p>
          </table:table-cell>
          <table:table-cell/>
          <table:table-cell table:formula="of:=[.A673]*65535" office:value-type="float" office:value="43908.45" calcext:value-type="float">
            <text:p>43908</text:p>
          </table:table-cell>
          <table:table-cell table:formula="of:=[.C673]*65535" office:value-type="float" office:value="16610.6309377283" calcext:value-type="float">
            <text:p>16611</text:p>
          </table:table-cell>
          <table:table-cell table:number-columns-repeated="1018"/>
        </table:table-row>
        <table:table-row table:style-name="ro1">
          <table:table-cell office:value-type="float" office:value="0.671" calcext:value-type="float">
            <text:p>0,671</text:p>
          </table:table-cell>
          <table:table-cell table:formula="of:=EXP([.A674]*[.$B$1])" office:value-type="float" office:value="14.6435505055407" calcext:value-type="float">
            <text:p>14,644</text:p>
          </table:table-cell>
          <table:table-cell table:formula="of:=([.B674]-[.$B$3])/([.$B$1003]-[.$B$3])" office:value-type="float" office:value="0.254552638423225" calcext:value-type="float">
            <text:p>0,255</text:p>
          </table:table-cell>
          <table:table-cell/>
          <table:table-cell table:formula="of:=[.A674]*65535" office:value-type="float" office:value="43973.985" calcext:value-type="float">
            <text:p>43974</text:p>
          </table:table-cell>
          <table:table-cell table:formula="of:=[.C674]*65535" office:value-type="float" office:value="16682.107159066" calcext:value-type="float">
            <text:p>16682</text:p>
          </table:table-cell>
          <table:table-cell table:number-columns-repeated="1018"/>
        </table:table-row>
        <table:table-row table:style-name="ro1">
          <table:table-cell office:value-type="float" office:value="0.672" calcext:value-type="float">
            <text:p>0,672</text:p>
          </table:table-cell>
          <table:table-cell table:formula="of:=EXP([.A675]*[.$B$1])" office:value-type="float" office:value="14.7022420123211" calcext:value-type="float">
            <text:p>14,702</text:p>
          </table:table-cell>
          <table:table-cell table:formula="of:=([.B675]-[.$B$3])/([.$B$1003]-[.$B$3])" office:value-type="float" office:value="0.255647667015519" calcext:value-type="float">
            <text:p>0,256</text:p>
          </table:table-cell>
          <table:table-cell/>
          <table:table-cell table:formula="of:=[.A675]*65535" office:value-type="float" office:value="44039.52" calcext:value-type="float">
            <text:p>44040</text:p>
          </table:table-cell>
          <table:table-cell table:formula="of:=[.C675]*65535" office:value-type="float" office:value="16753.8698578621" calcext:value-type="float">
            <text:p>16754</text:p>
          </table:table-cell>
          <table:table-cell table:number-columns-repeated="1018"/>
        </table:table-row>
        <table:table-row table:style-name="ro1">
          <table:table-cell office:value-type="float" office:value="0.673" calcext:value-type="float">
            <text:p>0,673</text:p>
          </table:table-cell>
          <table:table-cell table:formula="of:=EXP([.A676]*[.$B$1])" office:value-type="float" office:value="14.7611687552874" calcext:value-type="float">
            <text:p>14,761</text:p>
          </table:table-cell>
          <table:table-cell table:formula="of:=([.B676]-[.$B$3])/([.$B$1003]-[.$B$3])" office:value-type="float" office:value="0.256747084494104" calcext:value-type="float">
            <text:p>0,257</text:p>
          </table:table-cell>
          <table:table-cell/>
          <table:table-cell table:formula="of:=[.A676]*65535" office:value-type="float" office:value="44105.055" calcext:value-type="float">
            <text:p>44105</text:p>
          </table:table-cell>
          <table:table-cell table:formula="of:=[.C676]*65535" office:value-type="float" office:value="16825.9201823211" calcext:value-type="float">
            <text:p>16826</text:p>
          </table:table-cell>
          <table:table-cell table:number-columns-repeated="1018"/>
        </table:table-row>
        <table:table-row table:style-name="ro1">
          <table:table-cell office:value-type="float" office:value="0.674" calcext:value-type="float">
            <text:p>0,674</text:p>
          </table:table-cell>
          <table:table-cell table:formula="of:=EXP([.A677]*[.$B$1])" office:value-type="float" office:value="14.8203316772686" calcext:value-type="float">
            <text:p>14,820</text:p>
          </table:table-cell>
          <table:table-cell table:formula="of:=([.B677]-[.$B$3])/([.$B$1003]-[.$B$3])" office:value-type="float" office:value="0.257850908449682" calcext:value-type="float">
            <text:p>0,258</text:p>
          </table:table-cell>
          <table:table-cell/>
          <table:table-cell table:formula="of:=[.A677]*65535" office:value-type="float" office:value="44170.59" calcext:value-type="float">
            <text:p>44171</text:p>
          </table:table-cell>
          <table:table-cell table:formula="of:=[.C677]*65535" office:value-type="float" office:value="16898.2592852499" calcext:value-type="float">
            <text:p>16898</text:p>
          </table:table-cell>
          <table:table-cell table:number-columns-repeated="1018"/>
        </table:table-row>
        <table:table-row table:style-name="ro1">
          <table:table-cell office:value-type="float" office:value="0.675" calcext:value-type="float">
            <text:p>0,675</text:p>
          </table:table-cell>
          <table:table-cell table:formula="of:=EXP([.A678]*[.$B$1])" office:value-type="float" office:value="14.8797317248728" calcext:value-type="float">
            <text:p>14,880</text:p>
          </table:table-cell>
          <table:table-cell table:formula="of:=([.B678]-[.$B$3])/([.$B$1003]-[.$B$3])" office:value-type="float" office:value="0.25895915654346" calcext:value-type="float">
            <text:p>0,259</text:p>
          </table:table-cell>
          <table:table-cell/>
          <table:table-cell table:formula="of:=[.A678]*65535" office:value-type="float" office:value="44236.125" calcext:value-type="float">
            <text:p>44236</text:p>
          </table:table-cell>
          <table:table-cell table:formula="of:=[.C678]*65535" office:value-type="float" office:value="16970.8883240756" calcext:value-type="float">
            <text:p>16971</text:p>
          </table:table-cell>
          <table:table-cell table:number-columns-repeated="1018"/>
        </table:table-row>
        <table:table-row table:style-name="ro1">
          <table:table-cell office:value-type="float" office:value="0.676" calcext:value-type="float">
            <text:p>0,676</text:p>
          </table:table-cell>
          <table:table-cell table:formula="of:=EXP([.A679]*[.$B$1])" office:value-type="float" office:value="14.9393698485021" calcext:value-type="float">
            <text:p>14,939</text:p>
          </table:table-cell>
          <table:table-cell table:formula="of:=([.B679]-[.$B$3])/([.$B$1003]-[.$B$3])" office:value-type="float" office:value="0.26007184650743" calcext:value-type="float">
            <text:p>0,260</text:p>
          </table:table-cell>
          <table:table-cell/>
          <table:table-cell table:formula="of:=[.A679]*65535" office:value-type="float" office:value="44301.66" calcext:value-type="float">
            <text:p>44302</text:p>
          </table:table-cell>
          <table:table-cell table:formula="of:=[.C679]*65535" office:value-type="float" office:value="17043.8084608645" calcext:value-type="float">
            <text:p>17044</text:p>
          </table:table-cell>
          <table:table-cell table:number-columns-repeated="1018"/>
        </table:table-row>
        <table:table-row table:style-name="ro1">
          <table:table-cell office:value-type="float" office:value="0.677" calcext:value-type="float">
            <text:p>0,677</text:p>
          </table:table-cell>
          <table:table-cell table:formula="of:=EXP([.A680]*[.$B$1])" office:value-type="float" office:value="14.9992470023677" calcext:value-type="float">
            <text:p>14,999</text:p>
          </table:table-cell>
          <table:table-cell table:formula="of:=([.B680]-[.$B$3])/([.$B$1003]-[.$B$3])" office:value-type="float" office:value="0.261188996144657" calcext:value-type="float">
            <text:p>0,261</text:p>
          </table:table-cell>
          <table:table-cell/>
          <table:table-cell table:formula="of:=[.A680]*65535" office:value-type="float" office:value="44367.195" calcext:value-type="float">
            <text:p>44367</text:p>
          </table:table-cell>
          <table:table-cell table:formula="of:=[.C680]*65535" office:value-type="float" office:value="17117.0208623401" calcext:value-type="float">
            <text:p>17117</text:p>
          </table:table-cell>
          <table:table-cell table:number-columns-repeated="1018"/>
        </table:table-row>
        <table:table-row table:style-name="ro1">
          <table:table-cell office:value-type="float" office:value="0.678" calcext:value-type="float">
            <text:p>0,678</text:p>
          </table:table-cell>
          <table:table-cell table:formula="of:=EXP([.A681]*[.$B$1])" office:value-type="float" office:value="15.0593641445052" calcext:value-type="float">
            <text:p>15,059</text:p>
          </table:table-cell>
          <table:table-cell table:formula="of:=([.B681]-[.$B$3])/([.$B$1003]-[.$B$3])" office:value-type="float" office:value="0.262310623329558" calcext:value-type="float">
            <text:p>0,262</text:p>
          </table:table-cell>
          <table:table-cell/>
          <table:table-cell table:formula="of:=[.A681]*65535" office:value-type="float" office:value="44432.73" calcext:value-type="float">
            <text:p>44433</text:p>
          </table:table-cell>
          <table:table-cell table:formula="of:=[.C681]*65535" office:value-type="float" office:value="17190.5266999026" calcext:value-type="float">
            <text:p>17191</text:p>
          </table:table-cell>
          <table:table-cell table:number-columns-repeated="1018"/>
        </table:table-row>
        <table:table-row table:style-name="ro1">
          <table:table-cell office:value-type="float" office:value="0.679" calcext:value-type="float">
            <text:p>0,679</text:p>
          </table:table-cell>
          <table:table-cell table:formula="of:=EXP([.A682]*[.$B$1])" office:value-type="float" office:value="15.1197222367904" calcext:value-type="float">
            <text:p>15,120</text:p>
          </table:table-cell>
          <table:table-cell table:formula="of:=([.B682]-[.$B$3])/([.$B$1003]-[.$B$3])" office:value-type="float" office:value="0.263436746008192" calcext:value-type="float">
            <text:p>0,263</text:p>
          </table:table-cell>
          <table:table-cell/>
          <table:table-cell table:formula="of:=[.A682]*65535" office:value-type="float" office:value="44498.265" calcext:value-type="float">
            <text:p>44498</text:p>
          </table:table-cell>
          <table:table-cell table:formula="of:=[.C682]*65535" office:value-type="float" office:value="17264.3271496469" calcext:value-type="float">
            <text:p>17264</text:p>
          </table:table-cell>
          <table:table-cell table:number-columns-repeated="1018"/>
        </table:table-row>
        <table:table-row table:style-name="ro1">
          <table:table-cell office:value-type="float" office:value="0.68" calcext:value-type="float">
            <text:p>0,680</text:p>
          </table:table-cell>
          <table:table-cell table:formula="of:=EXP([.A683]*[.$B$1])" office:value-type="float" office:value="15.1803222449539" calcext:value-type="float">
            <text:p>15,180</text:p>
          </table:table-cell>
          <table:table-cell table:formula="of:=([.B683]-[.$B$3])/([.$B$1003]-[.$B$3])" office:value-type="float" office:value="0.264567382198546" calcext:value-type="float">
            <text:p>0,265</text:p>
          </table:table-cell>
          <table:table-cell/>
          <table:table-cell table:formula="of:=[.A683]*65535" office:value-type="float" office:value="44563.8" calcext:value-type="float">
            <text:p>44564</text:p>
          </table:table-cell>
          <table:table-cell table:formula="of:=[.C683]*65535" office:value-type="float" office:value="17338.4233923817" calcext:value-type="float">
            <text:p>17338</text:p>
          </table:table-cell>
          <table:table-cell table:number-columns-repeated="1018"/>
        </table:table-row>
        <table:table-row table:style-name="ro1">
          <table:table-cell office:value-type="float" office:value="0.681" calcext:value-type="float">
            <text:p>0,681</text:p>
          </table:table-cell>
          <table:table-cell table:formula="of:=EXP([.A684]*[.$B$1])" office:value-type="float" office:value="15.2411651385972" calcext:value-type="float">
            <text:p>15,241</text:p>
          </table:table-cell>
          <table:table-cell table:formula="of:=([.B684]-[.$B$3])/([.$B$1003]-[.$B$3])" office:value-type="float" office:value="0.265702549990823" calcext:value-type="float">
            <text:p>0,266</text:p>
          </table:table-cell>
          <table:table-cell/>
          <table:table-cell table:formula="of:=[.A684]*65535" office:value-type="float" office:value="44629.335" calcext:value-type="float">
            <text:p>44629</text:p>
          </table:table-cell>
          <table:table-cell table:formula="of:=[.C684]*65535" office:value-type="float" office:value="17412.8166136486" calcext:value-type="float">
            <text:p>17413</text:p>
          </table:table-cell>
          <table:table-cell table:number-columns-repeated="1018"/>
        </table:table-row>
        <table:table-row table:style-name="ro1">
          <table:table-cell office:value-type="float" office:value="0.682" calcext:value-type="float">
            <text:p>0,682</text:p>
          </table:table-cell>
          <table:table-cell table:formula="of:=EXP([.A685]*[.$B$1])" office:value-type="float" office:value="15.3022518912078" calcext:value-type="float">
            <text:p>15,302</text:p>
          </table:table-cell>
          <table:table-cell table:formula="of:=([.B685]-[.$B$3])/([.$B$1003]-[.$B$3])" office:value-type="float" office:value="0.266842267547733" calcext:value-type="float">
            <text:p>0,267</text:p>
          </table:table-cell>
          <table:table-cell/>
          <table:table-cell table:formula="of:=[.A685]*65535" office:value-type="float" office:value="44694.87" calcext:value-type="float">
            <text:p>44695</text:p>
          </table:table-cell>
          <table:table-cell table:formula="of:=[.C685]*65535" office:value-type="float" office:value="17487.5080037407" calcext:value-type="float">
            <text:p>17488</text:p>
          </table:table-cell>
          <table:table-cell table:number-columns-repeated="1018"/>
        </table:table-row>
        <table:table-row table:style-name="ro1">
          <table:table-cell office:value-type="float" office:value="0.683" calcext:value-type="float">
            <text:p>0,683</text:p>
          </table:table-cell>
          <table:table-cell table:formula="of:=EXP([.A686]*[.$B$1])" office:value-type="float" office:value="15.3635834801751" calcext:value-type="float">
            <text:p>15,364</text:p>
          </table:table-cell>
          <table:table-cell table:formula="of:=([.B686]-[.$B$3])/([.$B$1003]-[.$B$3])" office:value-type="float" office:value="0.267986553104779" calcext:value-type="float">
            <text:p>0,268</text:p>
          </table:table-cell>
          <table:table-cell/>
          <table:table-cell table:formula="of:=[.A686]*65535" office:value-type="float" office:value="44760.405" calcext:value-type="float">
            <text:p>44760</text:p>
          </table:table-cell>
          <table:table-cell table:formula="of:=[.C686]*65535" office:value-type="float" office:value="17562.4987577217" calcext:value-type="float">
            <text:p>17562</text:p>
          </table:table-cell>
          <table:table-cell table:number-columns-repeated="1018"/>
        </table:table-row>
        <table:table-row table:style-name="ro1">
          <table:table-cell office:value-type="float" office:value="0.684" calcext:value-type="float">
            <text:p>0,684</text:p>
          </table:table-cell>
          <table:table-cell table:formula="of:=EXP([.A687]*[.$B$1])" office:value-type="float" office:value="15.4251608868059" calcext:value-type="float">
            <text:p>15,425</text:p>
          </table:table-cell>
          <table:table-cell table:formula="of:=([.B687]-[.$B$3])/([.$B$1003]-[.$B$3])" office:value-type="float" office:value="0.269135424970556" calcext:value-type="float">
            <text:p>0,269</text:p>
          </table:table-cell>
          <table:table-cell/>
          <table:table-cell table:formula="of:=[.A687]*65535" office:value-type="float" office:value="44825.94" calcext:value-type="float">
            <text:p>44826</text:p>
          </table:table-cell>
          <table:table-cell table:formula="of:=[.C687]*65535" office:value-type="float" office:value="17637.7900754454" calcext:value-type="float">
            <text:p>17638</text:p>
          </table:table-cell>
          <table:table-cell table:number-columns-repeated="1018"/>
        </table:table-row>
        <table:table-row table:style-name="ro1">
          <table:table-cell office:value-type="float" office:value="0.685" calcext:value-type="float">
            <text:p>0,685</text:p>
          </table:table-cell>
          <table:table-cell table:formula="of:=EXP([.A688]*[.$B$1])" office:value-type="float" office:value="15.4869850963399" calcext:value-type="float">
            <text:p>15,487</text:p>
          </table:table-cell>
          <table:table-cell table:formula="of:=([.B688]-[.$B$3])/([.$B$1003]-[.$B$3])" office:value-type="float" office:value="0.270288901527038" calcext:value-type="float">
            <text:p>0,270</text:p>
          </table:table-cell>
          <table:table-cell/>
          <table:table-cell table:formula="of:=[.A688]*65535" office:value-type="float" office:value="44891.475" calcext:value-type="float">
            <text:p>44891</text:p>
          </table:table-cell>
          <table:table-cell table:formula="of:=[.C688]*65535" office:value-type="float" office:value="17713.3831615744" calcext:value-type="float">
            <text:p>17713</text:p>
          </table:table-cell>
          <table:table-cell table:number-columns-repeated="1018"/>
        </table:table-row>
        <table:table-row table:style-name="ro1">
          <table:table-cell office:value-type="float" office:value="0.686" calcext:value-type="float">
            <text:p>0,686</text:p>
          </table:table-cell>
          <table:table-cell table:formula="of:=EXP([.A689]*[.$B$1])" office:value-type="float" office:value="15.5490570979659" calcext:value-type="float">
            <text:p>15,549</text:p>
          </table:table-cell>
          <table:table-cell table:formula="of:=([.B689]-[.$B$3])/([.$B$1003]-[.$B$3])" office:value-type="float" office:value="0.271447001229874" calcext:value-type="float">
            <text:p>0,271</text:p>
          </table:table-cell>
          <table:table-cell/>
          <table:table-cell table:formula="of:=[.A689]*65535" office:value-type="float" office:value="44957.01" calcext:value-type="float">
            <text:p>44957</text:p>
          </table:table-cell>
          <table:table-cell table:formula="of:=[.C689]*65535" office:value-type="float" office:value="17789.2792255998" calcext:value-type="float">
            <text:p>17789</text:p>
          </table:table-cell>
          <table:table-cell table:number-columns-repeated="1018"/>
        </table:table-row>
        <table:table-row table:style-name="ro1">
          <table:table-cell office:value-type="float" office:value="0.687" calcext:value-type="float">
            <text:p>0,687</text:p>
          </table:table-cell>
          <table:table-cell table:formula="of:=EXP([.A690]*[.$B$1])" office:value-type="float" office:value="15.6113778848371" calcext:value-type="float">
            <text:p>15,611</text:p>
          </table:table-cell>
          <table:table-cell table:formula="of:=([.B690]-[.$B$3])/([.$B$1003]-[.$B$3])" office:value-type="float" office:value="0.272609742608685" calcext:value-type="float">
            <text:p>0,273</text:p>
          </table:table-cell>
          <table:table-cell/>
          <table:table-cell table:formula="of:=[.A690]*65535" office:value-type="float" office:value="45022.545" calcext:value-type="float">
            <text:p>45023</text:p>
          </table:table-cell>
          <table:table-cell table:formula="of:=[.C690]*65535" office:value-type="float" office:value="17865.4794818602" calcext:value-type="float">
            <text:p>17865</text:p>
          </table:table-cell>
          <table:table-cell table:number-columns-repeated="1018"/>
        </table:table-row>
        <table:table-row table:style-name="ro1">
          <table:table-cell office:value-type="float" office:value="0.688" calcext:value-type="float">
            <text:p>0,688</text:p>
          </table:table-cell>
          <table:table-cell table:formula="of:=EXP([.A691]*[.$B$1])" office:value-type="float" office:value="15.6739484540876" calcext:value-type="float">
            <text:p>15,674</text:p>
          </table:table-cell>
          <table:table-cell table:formula="of:=([.B691]-[.$B$3])/([.$B$1003]-[.$B$3])" office:value-type="float" office:value="0.273777144267357" calcext:value-type="float">
            <text:p>0,274</text:p>
          </table:table-cell>
          <table:table-cell/>
          <table:table-cell table:formula="of:=[.A691]*65535" office:value-type="float" office:value="45088.08" calcext:value-type="float">
            <text:p>45088</text:p>
          </table:table-cell>
          <table:table-cell table:formula="of:=[.C691]*65535" office:value-type="float" office:value="17941.9851495613" calcext:value-type="float">
            <text:p>17942</text:p>
          </table:table-cell>
          <table:table-cell table:number-columns-repeated="1018"/>
        </table:table-row>
        <table:table-row table:style-name="ro1">
          <table:table-cell office:value-type="float" office:value="0.689" calcext:value-type="float">
            <text:p>0,689</text:p>
          </table:table-cell>
          <table:table-cell table:formula="of:=EXP([.A692]*[.$B$1])" office:value-type="float" office:value="15.7367698068477" calcext:value-type="float">
            <text:p>15,737</text:p>
          </table:table-cell>
          <table:table-cell table:formula="of:=([.B692]-[.$B$3])/([.$B$1003]-[.$B$3])" office:value-type="float" office:value="0.274949224884342" calcext:value-type="float">
            <text:p>0,275</text:p>
          </table:table-cell>
          <table:table-cell/>
          <table:table-cell table:formula="of:=[.A692]*65535" office:value-type="float" office:value="45153.615" calcext:value-type="float">
            <text:p>45154</text:p>
          </table:table-cell>
          <table:table-cell table:formula="of:=[.C692]*65535" office:value-type="float" office:value="18018.7974527954" calcext:value-type="float">
            <text:p>18019</text:p>
          </table:table-cell>
          <table:table-cell table:number-columns-repeated="1018"/>
        </table:table-row>
        <table:table-row table:style-name="ro1">
          <table:table-cell office:value-type="float" office:value="0.69" calcext:value-type="float">
            <text:p>0,690</text:p>
          </table:table-cell>
          <table:table-cell table:formula="of:=EXP([.A693]*[.$B$1])" office:value-type="float" office:value="15.7998429482604" calcext:value-type="float">
            <text:p>15,800</text:p>
          </table:table-cell>
          <table:table-cell table:formula="of:=([.B693]-[.$B$3])/([.$B$1003]-[.$B$3])" office:value-type="float" office:value="0.276126003212954" calcext:value-type="float">
            <text:p>0,276</text:p>
          </table:table-cell>
          <table:table-cell/>
          <table:table-cell table:formula="of:=[.A693]*65535" office:value-type="float" office:value="45219.15" calcext:value-type="float">
            <text:p>45219</text:p>
          </table:table-cell>
          <table:table-cell table:formula="of:=[.C693]*65535" office:value-type="float" office:value="18095.917620561" calcext:value-type="float">
            <text:p>18096</text:p>
          </table:table-cell>
          <table:table-cell table:number-columns-repeated="1018"/>
        </table:table-row>
        <table:table-row table:style-name="ro1">
          <table:table-cell office:value-type="float" office:value="0.691" calcext:value-type="float">
            <text:p>0,691</text:p>
          </table:table-cell>
          <table:table-cell table:formula="of:=EXP([.A694]*[.$B$1])" office:value-type="float" office:value="15.8631688874974" calcext:value-type="float">
            <text:p>15,863</text:p>
          </table:table-cell>
          <table:table-cell table:formula="of:=([.B694]-[.$B$3])/([.$B$1003]-[.$B$3])" office:value-type="float" office:value="0.277307498081673" calcext:value-type="float">
            <text:p>0,277</text:p>
          </table:table-cell>
          <table:table-cell/>
          <table:table-cell table:formula="of:=[.A694]*65535" office:value-type="float" office:value="45284.685" calcext:value-type="float">
            <text:p>45285</text:p>
          </table:table-cell>
          <table:table-cell table:formula="of:=[.C694]*65535" office:value-type="float" office:value="18173.3468867824" calcext:value-type="float">
            <text:p>18173</text:p>
          </table:table-cell>
          <table:table-cell table:number-columns-repeated="1018"/>
        </table:table-row>
        <table:table-row table:style-name="ro1">
          <table:table-cell office:value-type="float" office:value="0.692" calcext:value-type="float">
            <text:p>0,692</text:p>
          </table:table-cell>
          <table:table-cell table:formula="of:=EXP([.A695]*[.$B$1])" office:value-type="float" office:value="15.9267486377749" calcext:value-type="float">
            <text:p>15,927</text:p>
          </table:table-cell>
          <table:table-cell table:formula="of:=([.B695]-[.$B$3])/([.$B$1003]-[.$B$3])" office:value-type="float" office:value="0.27849372839444" calcext:value-type="float">
            <text:p>0,278</text:p>
          </table:table-cell>
          <table:table-cell/>
          <table:table-cell table:formula="of:=[.A695]*65535" office:value-type="float" office:value="45350.22" calcext:value-type="float">
            <text:p>45350</text:p>
          </table:table-cell>
          <table:table-cell table:formula="of:=[.C695]*65535" office:value-type="float" office:value="18251.0864903296" calcext:value-type="float">
            <text:p>18251</text:p>
          </table:table-cell>
          <table:table-cell table:number-columns-repeated="1018"/>
        </table:table-row>
        <table:table-row table:style-name="ro1">
          <table:table-cell office:value-type="float" office:value="0.693" calcext:value-type="float">
            <text:p>0,693</text:p>
          </table:table-cell>
          <table:table-cell table:formula="of:=EXP([.A696]*[.$B$1])" office:value-type="float" office:value="15.9905832163705" calcext:value-type="float">
            <text:p>15,991</text:p>
          </table:table-cell>
          <table:table-cell table:formula="of:=([.B696]-[.$B$3])/([.$B$1003]-[.$B$3])" office:value-type="float" office:value="0.279684713130967" calcext:value-type="float">
            <text:p>0,280</text:p>
          </table:table-cell>
          <table:table-cell/>
          <table:table-cell table:formula="of:=[.A696]*65535" office:value-type="float" office:value="45415.755" calcext:value-type="float">
            <text:p>45416</text:p>
          </table:table-cell>
          <table:table-cell table:formula="of:=[.C696]*65535" office:value-type="float" office:value="18329.1376750379" calcext:value-type="float">
            <text:p>18329</text:p>
          </table:table-cell>
          <table:table-cell table:number-columns-repeated="1018"/>
        </table:table-row>
        <table:table-row table:style-name="ro1">
          <table:table-cell office:value-type="float" office:value="0.694" calcext:value-type="float">
            <text:p>0,694</text:p>
          </table:table-cell>
          <table:table-cell table:formula="of:=EXP([.A697]*[.$B$1])" office:value-type="float" office:value="16.0546736446386" calcext:value-type="float">
            <text:p>16,055</text:p>
          </table:table-cell>
          <table:table-cell table:formula="of:=([.B697]-[.$B$3])/([.$B$1003]-[.$B$3])" office:value-type="float" office:value="0.280880471347034" calcext:value-type="float">
            <text:p>0,281</text:p>
          </table:table-cell>
          <table:table-cell/>
          <table:table-cell table:formula="of:=[.A697]*65535" office:value-type="float" office:value="45481.29" calcext:value-type="float">
            <text:p>45481</text:p>
          </table:table-cell>
          <table:table-cell table:formula="of:=[.C697]*65535" office:value-type="float" office:value="18407.5016897279" calcext:value-type="float">
            <text:p>18408</text:p>
          </table:table-cell>
          <table:table-cell table:number-columns-repeated="1018"/>
        </table:table-row>
        <table:table-row table:style-name="ro1">
          <table:table-cell office:value-type="float" office:value="0.695" calcext:value-type="float">
            <text:p>0,695</text:p>
          </table:table-cell>
          <table:table-cell table:formula="of:=EXP([.A698]*[.$B$1])" office:value-type="float" office:value="16.1190209480276" calcext:value-type="float">
            <text:p>16,119</text:p>
          </table:table-cell>
          <table:table-cell table:formula="of:=([.B698]-[.$B$3])/([.$B$1003]-[.$B$3])" office:value-type="float" office:value="0.282081022174799" calcext:value-type="float">
            <text:p>0,282</text:p>
          </table:table-cell>
          <table:table-cell/>
          <table:table-cell table:formula="of:=[.A698]*65535" office:value-type="float" office:value="45546.825" calcext:value-type="float">
            <text:p>45547</text:p>
          </table:table-cell>
          <table:table-cell table:formula="of:=[.C698]*65535" office:value-type="float" office:value="18486.1797882254" calcext:value-type="float">
            <text:p>18486</text:p>
          </table:table-cell>
          <table:table-cell table:number-columns-repeated="1018"/>
        </table:table-row>
        <table:table-row table:style-name="ro1">
          <table:table-cell office:value-type="float" office:value="0.696" calcext:value-type="float">
            <text:p>0,696</text:p>
          </table:table-cell>
          <table:table-cell table:formula="of:=EXP([.A699]*[.$B$1])" office:value-type="float" office:value="16.1836261560955" calcext:value-type="float">
            <text:p>16,184</text:p>
          </table:table-cell>
          <table:table-cell table:formula="of:=([.B699]-[.$B$3])/([.$B$1003]-[.$B$3])" office:value-type="float" office:value="0.2832863848231" calcext:value-type="float">
            <text:p>0,283</text:p>
          </table:table-cell>
          <table:table-cell/>
          <table:table-cell table:formula="of:=[.A699]*65535" office:value-type="float" office:value="45612.36" calcext:value-type="float">
            <text:p>45612</text:p>
          </table:table-cell>
          <table:table-cell table:formula="of:=[.C699]*65535" office:value-type="float" office:value="18565.1732293819" calcext:value-type="float">
            <text:p>18565</text:p>
          </table:table-cell>
          <table:table-cell table:number-columns-repeated="1018"/>
        </table:table-row>
        <table:table-row table:style-name="ro1">
          <table:table-cell office:value-type="float" office:value="0.697" calcext:value-type="float">
            <text:p>0,697</text:p>
          </table:table-cell>
          <table:table-cell table:formula="of:=EXP([.A700]*[.$B$1])" office:value-type="float" office:value="16.2484903025273" calcext:value-type="float">
            <text:p>16,248</text:p>
          </table:table-cell>
          <table:table-cell table:formula="of:=([.B700]-[.$B$3])/([.$B$1003]-[.$B$3])" office:value-type="float" office:value="0.284496578577765" calcext:value-type="float">
            <text:p>0,284</text:p>
          </table:table-cell>
          <table:table-cell/>
          <table:table-cell table:formula="of:=[.A700]*65535" office:value-type="float" office:value="45677.895" calcext:value-type="float">
            <text:p>45678</text:p>
          </table:table-cell>
          <table:table-cell table:formula="of:=[.C700]*65535" office:value-type="float" office:value="18644.4832770939" calcext:value-type="float">
            <text:p>18644</text:p>
          </table:table-cell>
          <table:table-cell table:number-columns-repeated="1018"/>
        </table:table-row>
        <table:table-row table:style-name="ro1">
          <table:table-cell office:value-type="float" office:value="0.698" calcext:value-type="float">
            <text:p>0,698</text:p>
          </table:table-cell>
          <table:table-cell table:formula="of:=EXP([.A701]*[.$B$1])" office:value-type="float" office:value="16.3136144251505" calcext:value-type="float">
            <text:p>16,314</text:p>
          </table:table-cell>
          <table:table-cell table:formula="of:=([.B701]-[.$B$3])/([.$B$1003]-[.$B$3])" office:value-type="float" office:value="0.285711622801921" calcext:value-type="float">
            <text:p>0,286</text:p>
          </table:table-cell>
          <table:table-cell/>
          <table:table-cell table:formula="of:=[.A701]*65535" office:value-type="float" office:value="45743.43" calcext:value-type="float">
            <text:p>45743</text:p>
          </table:table-cell>
          <table:table-cell table:formula="of:=[.C701]*65535" office:value-type="float" office:value="18724.1112003239" calcext:value-type="float">
            <text:p>18724</text:p>
          </table:table-cell>
          <table:table-cell table:number-columns-repeated="1018"/>
        </table:table-row>
        <table:table-row table:style-name="ro1">
          <table:table-cell office:value-type="float" office:value="0.699" calcext:value-type="float">
            <text:p>0,699</text:p>
          </table:table-cell>
          <table:table-cell table:formula="of:=EXP([.A702]*[.$B$1])" office:value-type="float" office:value="16.3789995659525" calcext:value-type="float">
            <text:p>16,379</text:p>
          </table:table-cell>
          <table:table-cell table:formula="of:=([.B702]-[.$B$3])/([.$B$1003]-[.$B$3])" office:value-type="float" office:value="0.286931536936301" calcext:value-type="float">
            <text:p>0,287</text:p>
          </table:table-cell>
          <table:table-cell/>
          <table:table-cell table:formula="of:=[.A702]*65535" office:value-type="float" office:value="45808.965" calcext:value-type="float">
            <text:p>45809</text:p>
          </table:table-cell>
          <table:table-cell table:formula="of:=[.C702]*65535" office:value-type="float" office:value="18804.0582731205" calcext:value-type="float">
            <text:p>18804</text:p>
          </table:table-cell>
          <table:table-cell table:number-columns-repeated="1018"/>
        </table:table-row>
        <table:table-row table:style-name="ro1">
          <table:table-cell office:value-type="float" office:value="0.7" calcext:value-type="float">
            <text:p>0,700</text:p>
          </table:table-cell>
          <table:table-cell table:formula="of:=EXP([.A703]*[.$B$1])" office:value-type="float" office:value="16.4446467710971" calcext:value-type="float">
            <text:p>16,445</text:p>
          </table:table-cell>
          <table:table-cell table:formula="of:=([.B703]-[.$B$3])/([.$B$1003]-[.$B$3])" office:value-type="float" office:value="0.288156340499557" calcext:value-type="float">
            <text:p>0,288</text:p>
          </table:table-cell>
          <table:table-cell/>
          <table:table-cell table:formula="of:=[.A703]*65535" office:value-type="float" office:value="45874.5" calcext:value-type="float">
            <text:p>45875</text:p>
          </table:table-cell>
          <table:table-cell table:formula="of:=[.C703]*65535" office:value-type="float" office:value="18884.3257746385" calcext:value-type="float">
            <text:p>18884</text:p>
          </table:table-cell>
          <table:table-cell table:number-columns-repeated="1018"/>
        </table:table-row>
        <table:table-row table:style-name="ro1">
          <table:table-cell office:value-type="float" office:value="0.701" calcext:value-type="float">
            <text:p>0,701</text:p>
          </table:table-cell>
          <table:table-cell table:formula="of:=EXP([.A704]*[.$B$1])" office:value-type="float" office:value="16.5105570909407" calcext:value-type="float">
            <text:p>16,511</text:p>
          </table:table-cell>
          <table:table-cell table:formula="of:=([.B704]-[.$B$3])/([.$B$1003]-[.$B$3])" office:value-type="float" office:value="0.289386053088572" calcext:value-type="float">
            <text:p>0,289</text:p>
          </table:table-cell>
          <table:table-cell/>
          <table:table-cell table:formula="of:=[.A704]*65535" office:value-type="float" office:value="45940.035" calcext:value-type="float">
            <text:p>45940</text:p>
          </table:table-cell>
          <table:table-cell table:formula="of:=[.C704]*65535" office:value-type="float" office:value="18964.9149891596" calcext:value-type="float">
            <text:p>18965</text:p>
          </table:table-cell>
          <table:table-cell table:number-columns-repeated="1018"/>
        </table:table-row>
        <table:table-row table:style-name="ro1">
          <table:table-cell office:value-type="float" office:value="0.702" calcext:value-type="float">
            <text:p>0,702</text:p>
          </table:table-cell>
          <table:table-cell table:formula="of:=EXP([.A705]*[.$B$1])" office:value-type="float" office:value="16.5767315800501" calcext:value-type="float">
            <text:p>16,577</text:p>
          </table:table-cell>
          <table:table-cell table:formula="of:=([.B705]-[.$B$3])/([.$B$1003]-[.$B$3])" office:value-type="float" office:value="0.290620694378774" calcext:value-type="float">
            <text:p>0,291</text:p>
          </table:table-cell>
          <table:table-cell/>
          <table:table-cell table:formula="of:=[.A705]*65535" office:value-type="float" office:value="46005.57" calcext:value-type="float">
            <text:p>46006</text:p>
          </table:table-cell>
          <table:table-cell table:formula="of:=[.C705]*65535" office:value-type="float" office:value="19045.8272061129" calcext:value-type="float">
            <text:p>19046</text:p>
          </table:table-cell>
          <table:table-cell table:number-columns-repeated="1018"/>
        </table:table-row>
        <table:table-row table:style-name="ro1">
          <table:table-cell office:value-type="float" office:value="0.703" calcext:value-type="float">
            <text:p>0,703</text:p>
          </table:table-cell>
          <table:table-cell table:formula="of:=EXP([.A706]*[.$B$1])" office:value-type="float" office:value="16.6431712972184" calcext:value-type="float">
            <text:p>16,643</text:p>
          </table:table-cell>
          <table:table-cell table:formula="of:=([.B706]-[.$B$3])/([.$B$1003]-[.$B$3])" office:value-type="float" office:value="0.29186028412445" calcext:value-type="float">
            <text:p>0,292</text:p>
          </table:table-cell>
          <table:table-cell/>
          <table:table-cell table:formula="of:=[.A706]*65535" office:value-type="float" office:value="46071.105" calcext:value-type="float">
            <text:p>46071</text:p>
          </table:table-cell>
          <table:table-cell table:formula="of:=[.C706]*65535" office:value-type="float" office:value="19127.0637200958" calcext:value-type="float">
            <text:p>19127</text:p>
          </table:table-cell>
          <table:table-cell table:number-columns-repeated="1018"/>
        </table:table-row>
        <table:table-row table:style-name="ro1">
          <table:table-cell office:value-type="float" office:value="0.704" calcext:value-type="float">
            <text:p>0,704</text:p>
          </table:table-cell>
          <table:table-cell table:formula="of:=EXP([.A707]*[.$B$1])" office:value-type="float" office:value="16.7098773054824" calcext:value-type="float">
            <text:p>16,710</text:p>
          </table:table-cell>
          <table:table-cell table:formula="of:=([.B707]-[.$B$3])/([.$B$1003]-[.$B$3])" office:value-type="float" office:value="0.293104842159061" calcext:value-type="float">
            <text:p>0,293</text:p>
          </table:table-cell>
          <table:table-cell/>
          <table:table-cell table:formula="of:=[.A707]*65535" office:value-type="float" office:value="46136.64" calcext:value-type="float">
            <text:p>46137</text:p>
          </table:table-cell>
          <table:table-cell table:formula="of:=[.C707]*65535" office:value-type="float" office:value="19208.6258308941" calcext:value-type="float">
            <text:p>19209</text:p>
          </table:table-cell>
          <table:table-cell table:number-columns-repeated="1018"/>
        </table:table-row>
        <table:table-row table:style-name="ro1">
          <table:table-cell office:value-type="float" office:value="0.705" calcext:value-type="float">
            <text:p>0,705</text:p>
          </table:table-cell>
          <table:table-cell table:formula="of:=EXP([.A708]*[.$B$1])" office:value-type="float" office:value="16.7768506721399" calcext:value-type="float">
            <text:p>16,777</text:p>
          </table:table-cell>
          <table:table-cell table:formula="of:=([.B708]-[.$B$3])/([.$B$1003]-[.$B$3])" office:value-type="float" office:value="0.294354388395564" calcext:value-type="float">
            <text:p>0,294</text:p>
          </table:table-cell>
          <table:table-cell/>
          <table:table-cell table:formula="of:=[.A708]*65535" office:value-type="float" office:value="46202.175" calcext:value-type="float">
            <text:p>46202</text:p>
          </table:table-cell>
          <table:table-cell table:formula="of:=[.C708]*65535" office:value-type="float" office:value="19290.5148435033" calcext:value-type="float">
            <text:p>19291</text:p>
          </table:table-cell>
          <table:table-cell table:number-columns-repeated="1018"/>
        </table:table-row>
        <table:table-row table:style-name="ro1">
          <table:table-cell office:value-type="float" office:value="0.706" calcext:value-type="float">
            <text:p>0,706</text:p>
          </table:table-cell>
          <table:table-cell table:formula="of:=EXP([.A709]*[.$B$1])" office:value-type="float" office:value="16.844092468766" calcext:value-type="float">
            <text:p>16,844</text:p>
          </table:table-cell>
          <table:table-cell table:formula="of:=([.B709]-[.$B$3])/([.$B$1003]-[.$B$3])" office:value-type="float" office:value="0.295608942826725" calcext:value-type="float">
            <text:p>0,296</text:p>
          </table:table-cell>
          <table:table-cell/>
          <table:table-cell table:formula="of:=[.A709]*65535" office:value-type="float" office:value="46267.71" calcext:value-type="float">
            <text:p>46268</text:p>
          </table:table-cell>
          <table:table-cell table:formula="of:=[.C709]*65535" office:value-type="float" office:value="19372.7320681494" calcext:value-type="float">
            <text:p>19373</text:p>
          </table:table-cell>
          <table:table-cell table:number-columns-repeated="1018"/>
        </table:table-row>
        <table:table-row table:style-name="ro1">
          <table:table-cell office:value-type="float" office:value="0.707" calcext:value-type="float">
            <text:p>0,707</text:p>
          </table:table-cell>
          <table:table-cell table:formula="of:=EXP([.A710]*[.$B$1])" office:value-type="float" office:value="16.9116037712309" calcext:value-type="float">
            <text:p>16,912</text:p>
          </table:table-cell>
          <table:table-cell table:formula="of:=([.B710]-[.$B$3])/([.$B$1003]-[.$B$3])" office:value-type="float" office:value="0.296868525525442" calcext:value-type="float">
            <text:p>0,297</text:p>
          </table:table-cell>
          <table:table-cell/>
          <table:table-cell table:formula="of:=[.A710]*65535" office:value-type="float" office:value="46333.245" calcext:value-type="float">
            <text:p>46333</text:p>
          </table:table-cell>
          <table:table-cell table:formula="of:=[.C710]*65535" office:value-type="float" office:value="19455.2788203098" calcext:value-type="float">
            <text:p>19455</text:p>
          </table:table-cell>
          <table:table-cell table:number-columns-repeated="1018"/>
        </table:table-row>
        <table:table-row table:style-name="ro1">
          <table:table-cell office:value-type="float" office:value="0.708" calcext:value-type="float">
            <text:p>0,708</text:p>
          </table:table-cell>
          <table:table-cell table:formula="of:=EXP([.A711]*[.$B$1])" office:value-type="float" office:value="16.979385659717" calcext:value-type="float">
            <text:p>16,979</text:p>
          </table:table-cell>
          <table:table-cell table:formula="of:=([.B711]-[.$B$3])/([.$B$1003]-[.$B$3])" office:value-type="float" office:value="0.298133156645063" calcext:value-type="float">
            <text:p>0,298</text:p>
          </table:table-cell>
          <table:table-cell/>
          <table:table-cell table:formula="of:=[.A711]*65535" office:value-type="float" office:value="46398.78" calcext:value-type="float">
            <text:p>46399</text:p>
          </table:table-cell>
          <table:table-cell table:formula="of:=[.C711]*65535" office:value-type="float" office:value="19538.1564207342" calcext:value-type="float">
            <text:p>19538</text:p>
          </table:table-cell>
          <table:table-cell table:number-columns-repeated="1018"/>
        </table:table-row>
        <table:table-row table:style-name="ro1">
          <table:table-cell office:value-type="float" office:value="0.709" calcext:value-type="float">
            <text:p>0,709</text:p>
          </table:table-cell>
          <table:table-cell table:formula="of:=EXP([.A712]*[.$B$1])" office:value-type="float" office:value="17.0474392187358" calcext:value-type="float">
            <text:p>17,047</text:p>
          </table:table-cell>
          <table:table-cell table:formula="of:=([.B712]-[.$B$3])/([.$B$1003]-[.$B$3])" office:value-type="float" office:value="0.299402856419715" calcext:value-type="float">
            <text:p>0,299</text:p>
          </table:table-cell>
          <table:table-cell/>
          <table:table-cell table:formula="of:=[.A712]*65535" office:value-type="float" office:value="46464.315" calcext:value-type="float">
            <text:p>46464</text:p>
          </table:table-cell>
          <table:table-cell table:formula="of:=[.C712]*65535" office:value-type="float" office:value="19621.366195466" calcext:value-type="float">
            <text:p>19621</text:p>
          </table:table-cell>
          <table:table-cell table:number-columns-repeated="1018"/>
        </table:table-row>
        <table:table-row table:style-name="ro1">
          <table:table-cell office:value-type="float" office:value="0.71" calcext:value-type="float">
            <text:p>0,710</text:p>
          </table:table-cell>
          <table:table-cell table:formula="of:=EXP([.A713]*[.$B$1])" office:value-type="float" office:value="17.1157655371459" calcext:value-type="float">
            <text:p>17,116</text:p>
          </table:table-cell>
          <table:table-cell table:formula="of:=([.B713]-[.$B$3])/([.$B$1003]-[.$B$3])" office:value-type="float" office:value="0.300677645164621" calcext:value-type="float">
            <text:p>0,301</text:p>
          </table:table-cell>
          <table:table-cell/>
          <table:table-cell table:formula="of:=[.A713]*65535" office:value-type="float" office:value="46529.85" calcext:value-type="float">
            <text:p>46530</text:p>
          </table:table-cell>
          <table:table-cell table:formula="of:=[.C713]*65535" office:value-type="float" office:value="19704.9094758635" calcext:value-type="float">
            <text:p>19705</text:p>
          </table:table-cell>
          <table:table-cell table:number-columns-repeated="1018"/>
        </table:table-row>
        <table:table-row table:style-name="ro1">
          <table:table-cell office:value-type="float" office:value="0.711" calcext:value-type="float">
            <text:p>0,711</text:p>
          </table:table-cell>
          <table:table-cell table:formula="of:=EXP([.A714]*[.$B$1])" office:value-type="float" office:value="17.1843657081696" calcext:value-type="float">
            <text:p>17,184</text:p>
          </table:table-cell>
          <table:table-cell table:formula="of:=([.B714]-[.$B$3])/([.$B$1003]-[.$B$3])" office:value-type="float" office:value="0.301957543276428" calcext:value-type="float">
            <text:p>0,302</text:p>
          </table:table-cell>
          <table:table-cell/>
          <table:table-cell table:formula="of:=[.A714]*65535" office:value-type="float" office:value="46595.385" calcext:value-type="float">
            <text:p>46595</text:p>
          </table:table-cell>
          <table:table-cell table:formula="of:=[.C714]*65535" office:value-type="float" office:value="19788.7875986207" calcext:value-type="float">
            <text:p>19789</text:p>
          </table:table-cell>
          <table:table-cell table:number-columns-repeated="1018"/>
        </table:table-row>
        <table:table-row table:style-name="ro1">
          <table:table-cell office:value-type="float" office:value="0.712" calcext:value-type="float">
            <text:p>0,712</text:p>
          </table:table-cell>
          <table:table-cell table:formula="of:=EXP([.A715]*[.$B$1])" office:value-type="float" office:value="17.2532408294113" calcext:value-type="float">
            <text:p>17,253</text:p>
          </table:table-cell>
          <table:table-cell table:formula="of:=([.B715]-[.$B$3])/([.$B$1003]-[.$B$3])" office:value-type="float" office:value="0.303242571233533" calcext:value-type="float">
            <text:p>0,303</text:p>
          </table:table-cell>
          <table:table-cell/>
          <table:table-cell table:formula="of:=[.A715]*65535" office:value-type="float" office:value="46660.92" calcext:value-type="float">
            <text:p>46661</text:p>
          </table:table-cell>
          <table:table-cell table:formula="of:=[.C715]*65535" office:value-type="float" office:value="19873.0019057896" calcext:value-type="float">
            <text:p>19873</text:p>
          </table:table-cell>
          <table:table-cell table:number-columns-repeated="1018"/>
        </table:table-row>
        <table:table-row table:style-name="ro1">
          <table:table-cell office:value-type="float" office:value="0.713" calcext:value-type="float">
            <text:p>0,713</text:p>
          </table:table-cell>
          <table:table-cell table:formula="of:=EXP([.A716]*[.$B$1])" office:value-type="float" office:value="17.3223920028744" calcext:value-type="float">
            <text:p>17,322</text:p>
          </table:table-cell>
          <table:table-cell table:formula="of:=([.B716]-[.$B$3])/([.$B$1003]-[.$B$3])" office:value-type="float" office:value="0.304532749596411" calcext:value-type="float">
            <text:p>0,305</text:p>
          </table:table-cell>
          <table:table-cell/>
          <table:table-cell table:formula="of:=[.A716]*65535" office:value-type="float" office:value="46726.455" calcext:value-type="float">
            <text:p>46726</text:p>
          </table:table-cell>
          <table:table-cell table:formula="of:=[.C716]*65535" office:value-type="float" office:value="19957.5537448008" calcext:value-type="float">
            <text:p>19958</text:p>
          </table:table-cell>
          <table:table-cell table:number-columns-repeated="1018"/>
        </table:table-row>
        <table:table-row table:style-name="ro1">
          <table:table-cell office:value-type="float" office:value="0.714" calcext:value-type="float">
            <text:p>0,714</text:p>
          </table:table-cell>
          <table:table-cell table:formula="of:=EXP([.A717]*[.$B$1])" office:value-type="float" office:value="17.391820334979" calcext:value-type="float">
            <text:p>17,392</text:p>
          </table:table-cell>
          <table:table-cell table:formula="of:=([.B717]-[.$B$3])/([.$B$1003]-[.$B$3])" office:value-type="float" office:value="0.305828099007942" calcext:value-type="float">
            <text:p>0,306</text:p>
          </table:table-cell>
          <table:table-cell/>
          <table:table-cell table:formula="of:=[.A717]*65535" office:value-type="float" office:value="46791.99" calcext:value-type="float">
            <text:p>46792</text:p>
          </table:table-cell>
          <table:table-cell table:formula="of:=[.C717]*65535" office:value-type="float" office:value="20042.4444684855" calcext:value-type="float">
            <text:p>20042</text:p>
          </table:table-cell>
          <table:table-cell table:number-columns-repeated="1018"/>
        </table:table-row>
        <table:table-row table:style-name="ro1">
          <table:table-cell office:value-type="float" office:value="0.715" calcext:value-type="float">
            <text:p>0,715</text:p>
          </table:table-cell>
          <table:table-cell table:formula="of:=EXP([.A718]*[.$B$1])" office:value-type="float" office:value="17.46152693658" calcext:value-type="float">
            <text:p>17,462</text:p>
          </table:table-cell>
          <table:table-cell table:formula="of:=([.B718]-[.$B$3])/([.$B$1003]-[.$B$3])" office:value-type="float" office:value="0.307128640193746" calcext:value-type="float">
            <text:p>0,307</text:p>
          </table:table-cell>
          <table:table-cell/>
          <table:table-cell table:formula="of:=[.A718]*65535" office:value-type="float" office:value="46857.525" calcext:value-type="float">
            <text:p>46858</text:p>
          </table:table-cell>
          <table:table-cell table:formula="of:=[.C718]*65535" office:value-type="float" office:value="20127.6754350972" calcext:value-type="float">
            <text:p>20128</text:p>
          </table:table-cell>
          <table:table-cell table:number-columns-repeated="1018"/>
        </table:table-row>
        <table:table-row table:style-name="ro1">
          <table:table-cell office:value-type="float" office:value="0.716" calcext:value-type="float">
            <text:p>0,716</text:p>
          </table:table-cell>
          <table:table-cell table:formula="of:=EXP([.A719]*[.$B$1])" office:value-type="float" office:value="17.5315129229845" calcext:value-type="float">
            <text:p>17,532</text:p>
          </table:table-cell>
          <table:table-cell table:formula="of:=([.B719]-[.$B$3])/([.$B$1003]-[.$B$3])" office:value-type="float" office:value="0.308434393962509" calcext:value-type="float">
            <text:p>0,308</text:p>
          </table:table-cell>
          <table:table-cell/>
          <table:table-cell table:formula="of:=[.A719]*65535" office:value-type="float" office:value="46923.06" calcext:value-type="float">
            <text:p>46923</text:p>
          </table:table-cell>
          <table:table-cell table:formula="of:=[.C719]*65535" office:value-type="float" office:value="20213.2480083331" calcext:value-type="float">
            <text:p>20213</text:p>
          </table:table-cell>
          <table:table-cell table:number-columns-repeated="1018"/>
        </table:table-row>
        <table:table-row table:style-name="ro1">
          <table:table-cell office:value-type="float" office:value="0.717" calcext:value-type="float">
            <text:p>0,717</text:p>
          </table:table-cell>
          <table:table-cell table:formula="of:=EXP([.A720]*[.$B$1])" office:value-type="float" office:value="17.6017794139698" calcext:value-type="float">
            <text:p>17,602</text:p>
          </table:table-cell>
          <table:table-cell table:formula="of:=([.B720]-[.$B$3])/([.$B$1003]-[.$B$3])" office:value-type="float" office:value="0.30974538120632" calcext:value-type="float">
            <text:p>0,310</text:p>
          </table:table-cell>
          <table:table-cell/>
          <table:table-cell table:formula="of:=[.A720]*65535" office:value-type="float" office:value="46988.595" calcext:value-type="float">
            <text:p>46989</text:p>
          </table:table-cell>
          <table:table-cell table:formula="of:=[.C720]*65535" office:value-type="float" office:value="20299.1635573562" calcext:value-type="float">
            <text:p>20299</text:p>
          </table:table-cell>
          <table:table-cell table:number-columns-repeated="1018"/>
        </table:table-row>
        <table:table-row table:style-name="ro1">
          <table:table-cell office:value-type="float" office:value="0.718" calcext:value-type="float">
            <text:p>0,718</text:p>
          </table:table-cell>
          <table:table-cell table:formula="of:=EXP([.A721]*[.$B$1])" office:value-type="float" office:value="17.6723275338012" calcext:value-type="float">
            <text:p>17,672</text:p>
          </table:table-cell>
          <table:table-cell table:formula="of:=([.B721]-[.$B$3])/([.$B$1003]-[.$B$3])" office:value-type="float" office:value="0.311061622901001" calcext:value-type="float">
            <text:p>0,311</text:p>
          </table:table-cell>
          <table:table-cell/>
          <table:table-cell table:formula="of:=[.A721]*65535" office:value-type="float" office:value="47054.13" calcext:value-type="float">
            <text:p>47054</text:p>
          </table:table-cell>
          <table:table-cell table:formula="of:=[.C721]*65535" office:value-type="float" office:value="20385.4234568171" calcext:value-type="float">
            <text:p>20385</text:p>
          </table:table-cell>
          <table:table-cell table:number-columns-repeated="1018"/>
        </table:table-row>
        <table:table-row table:style-name="ro1">
          <table:table-cell office:value-type="float" office:value="0.719" calcext:value-type="float">
            <text:p>0,719</text:p>
          </table:table-cell>
          <table:table-cell table:formula="of:=EXP([.A722]*[.$B$1])" office:value-type="float" office:value="17.7431584112501" calcext:value-type="float">
            <text:p>17,743</text:p>
          </table:table-cell>
          <table:table-cell table:formula="of:=([.B722]-[.$B$3])/([.$B$1003]-[.$B$3])" office:value-type="float" office:value="0.312383140106448" calcext:value-type="float">
            <text:p>0,312</text:p>
          </table:table-cell>
          <table:table-cell/>
          <table:table-cell table:formula="of:=[.A722]*65535" office:value-type="float" office:value="47119.665" calcext:value-type="float">
            <text:p>47120</text:p>
          </table:table-cell>
          <table:table-cell table:formula="of:=[.C722]*65535" office:value-type="float" office:value="20472.0290868761" calcext:value-type="float">
            <text:p>20472</text:p>
          </table:table-cell>
          <table:table-cell table:number-columns-repeated="1018"/>
        </table:table-row>
        <table:table-row table:style-name="ro1">
          <table:table-cell office:value-type="float" office:value="0.72" calcext:value-type="float">
            <text:p>0,720</text:p>
          </table:table-cell>
          <table:table-cell table:formula="of:=EXP([.A723]*[.$B$1])" office:value-type="float" office:value="17.8142731796122" calcext:value-type="float">
            <text:p>17,814</text:p>
          </table:table-cell>
          <table:table-cell table:formula="of:=([.B723]-[.$B$3])/([.$B$1003]-[.$B$3])" office:value-type="float" office:value="0.313709953966966" calcext:value-type="float">
            <text:p>0,314</text:p>
          </table:table-cell>
          <table:table-cell/>
          <table:table-cell table:formula="of:=[.A723]*65535" office:value-type="float" office:value="47185.2" calcext:value-type="float">
            <text:p>47185</text:p>
          </table:table-cell>
          <table:table-cell table:formula="of:=[.C723]*65535" office:value-type="float" office:value="20558.9818332251" calcext:value-type="float">
            <text:p>20559</text:p>
          </table:table-cell>
          <table:table-cell table:number-columns-repeated="1018"/>
        </table:table-row>
        <table:table-row table:style-name="ro1">
          <table:table-cell office:value-type="float" office:value="0.721" calcext:value-type="float">
            <text:p>0,721</text:p>
          </table:table-cell>
          <table:table-cell table:formula="of:=EXP([.A724]*[.$B$1])" office:value-type="float" office:value="17.8856729767252" calcext:value-type="float">
            <text:p>17,886</text:p>
          </table:table-cell>
          <table:table-cell table:formula="of:=([.B724]-[.$B$3])/([.$B$1003]-[.$B$3])" office:value-type="float" office:value="0.315042085711603" calcext:value-type="float">
            <text:p>0,315</text:p>
          </table:table-cell>
          <table:table-cell/>
          <table:table-cell table:formula="of:=[.A724]*65535" office:value-type="float" office:value="47250.735" calcext:value-type="float">
            <text:p>47251</text:p>
          </table:table-cell>
          <table:table-cell table:formula="of:=[.C724]*65535" office:value-type="float" office:value="20646.2830871099" calcext:value-type="float">
            <text:p>20646</text:p>
          </table:table-cell>
          <table:table-cell table:number-columns-repeated="1018"/>
        </table:table-row>
        <table:table-row table:style-name="ro1">
          <table:table-cell office:value-type="float" office:value="0.722" calcext:value-type="float">
            <text:p>0,722</text:p>
          </table:table-cell>
          <table:table-cell table:formula="of:=EXP([.A725]*[.$B$1])" office:value-type="float" office:value="17.9573589449873" calcext:value-type="float">
            <text:p>17,957</text:p>
          </table:table-cell>
          <table:table-cell table:formula="of:=([.B725]-[.$B$3])/([.$B$1003]-[.$B$3])" office:value-type="float" office:value="0.316379556654496" calcext:value-type="float">
            <text:p>0,316</text:p>
          </table:table-cell>
          <table:table-cell/>
          <table:table-cell table:formula="of:=[.A725]*65535" office:value-type="float" office:value="47316.27" calcext:value-type="float">
            <text:p>47316</text:p>
          </table:table-cell>
          <table:table-cell table:formula="of:=[.C725]*65535" office:value-type="float" office:value="20733.9342453524" calcext:value-type="float">
            <text:p>20734</text:p>
          </table:table-cell>
          <table:table-cell table:number-columns-repeated="1018"/>
        </table:table-row>
        <table:table-row table:style-name="ro1">
          <table:table-cell office:value-type="float" office:value="0.723" calcext:value-type="float">
            <text:p>0,723</text:p>
          </table:table-cell>
          <table:table-cell table:formula="of:=EXP([.A726]*[.$B$1])" office:value-type="float" office:value="18.0293322313757" calcext:value-type="float">
            <text:p>18,029</text:p>
          </table:table-cell>
          <table:table-cell table:formula="of:=([.B726]-[.$B$3])/([.$B$1003]-[.$B$3])" office:value-type="float" office:value="0.317722388195209" calcext:value-type="float">
            <text:p>0,318</text:p>
          </table:table-cell>
          <table:table-cell/>
          <table:table-cell table:formula="of:=[.A726]*65535" office:value-type="float" office:value="47381.805" calcext:value-type="float">
            <text:p>47382</text:p>
          </table:table-cell>
          <table:table-cell table:formula="of:=[.C726]*65535" office:value-type="float" office:value="20821.936710373" calcext:value-type="float">
            <text:p>20822</text:p>
          </table:table-cell>
          <table:table-cell table:number-columns-repeated="1018"/>
        </table:table-row>
        <table:table-row table:style-name="ro1">
          <table:table-cell office:value-type="float" office:value="0.724" calcext:value-type="float">
            <text:p>0,724</text:p>
          </table:table-cell>
          <table:table-cell table:formula="of:=EXP([.A727]*[.$B$1])" office:value-type="float" office:value="18.1015939874644" calcext:value-type="float">
            <text:p>18,102</text:p>
          </table:table-cell>
          <table:table-cell table:formula="of:=([.B727]-[.$B$3])/([.$B$1003]-[.$B$3])" office:value-type="float" office:value="0.319070601819075" calcext:value-type="float">
            <text:p>0,319</text:p>
          </table:table-cell>
          <table:table-cell/>
          <table:table-cell table:formula="of:=[.A727]*65535" office:value-type="float" office:value="47447.34" calcext:value-type="float">
            <text:p>47447</text:p>
          </table:table-cell>
          <table:table-cell table:formula="of:=[.C727]*65535" office:value-type="float" office:value="20910.2918902131" calcext:value-type="float">
            <text:p>20910</text:p>
          </table:table-cell>
          <table:table-cell table:number-columns-repeated="1018"/>
        </table:table-row>
        <table:table-row table:style-name="ro1">
          <table:table-cell office:value-type="float" office:value="0.725" calcext:value-type="float">
            <text:p>0,725</text:p>
          </table:table-cell>
          <table:table-cell table:formula="of:=EXP([.A728]*[.$B$1])" office:value-type="float" office:value="18.1741453694431" calcext:value-type="float">
            <text:p>18,174</text:p>
          </table:table-cell>
          <table:table-cell table:formula="of:=([.B728]-[.$B$3])/([.$B$1003]-[.$B$3])" office:value-type="float" office:value="0.320424219097541" calcext:value-type="float">
            <text:p>0,320</text:p>
          </table:table-cell>
          <table:table-cell/>
          <table:table-cell table:formula="of:=[.A728]*65535" office:value-type="float" office:value="47512.875" calcext:value-type="float">
            <text:p>47513</text:p>
          </table:table-cell>
          <table:table-cell table:formula="of:=[.C728]*65535" office:value-type="float" office:value="20999.0011985573" calcext:value-type="float">
            <text:p>20999</text:p>
          </table:table-cell>
          <table:table-cell table:number-columns-repeated="1018"/>
        </table:table-row>
        <table:table-row table:style-name="ro1">
          <table:table-cell office:value-type="float" office:value="0.726" calcext:value-type="float">
            <text:p>0,726</text:p>
          </table:table-cell>
          <table:table-cell table:formula="of:=EXP([.A729]*[.$B$1])" office:value-type="float" office:value="18.2469875381354" calcext:value-type="float">
            <text:p>18,247</text:p>
          </table:table-cell>
          <table:table-cell table:formula="of:=([.B729]-[.$B$3])/([.$B$1003]-[.$B$3])" office:value-type="float" office:value="0.321783261688511" calcext:value-type="float">
            <text:p>0,322</text:p>
          </table:table-cell>
          <table:table-cell/>
          <table:table-cell table:formula="of:=[.A729]*65535" office:value-type="float" office:value="47578.41" calcext:value-type="float">
            <text:p>47578</text:p>
          </table:table-cell>
          <table:table-cell table:formula="of:=[.C729]*65535" office:value-type="float" office:value="21088.0660547566" calcext:value-type="float">
            <text:p>21088</text:p>
          </table:table-cell>
          <table:table-cell table:number-columns-repeated="1018"/>
        </table:table-row>
        <table:table-row table:style-name="ro1">
          <table:table-cell office:value-type="float" office:value="0.727" calcext:value-type="float">
            <text:p>0,727</text:p>
          </table:table-cell>
          <table:table-cell table:formula="of:=EXP([.A730]*[.$B$1])" office:value-type="float" office:value="18.3201216590175" calcext:value-type="float">
            <text:p>18,320</text:p>
          </table:table-cell>
          <table:table-cell table:formula="of:=([.B730]-[.$B$3])/([.$B$1003]-[.$B$3])" office:value-type="float" office:value="0.323147751336698" calcext:value-type="float">
            <text:p>0,323</text:p>
          </table:table-cell>
          <table:table-cell/>
          <table:table-cell table:formula="of:=[.A730]*65535" office:value-type="float" office:value="47643.945" calcext:value-type="float">
            <text:p>47644</text:p>
          </table:table-cell>
          <table:table-cell table:formula="of:=[.C730]*65535" office:value-type="float" office:value="21177.4878838505" calcext:value-type="float">
            <text:p>21177</text:p>
          </table:table-cell>
          <table:table-cell table:number-columns-repeated="1018"/>
        </table:table-row>
        <table:table-row table:style-name="ro1">
          <table:table-cell office:value-type="float" office:value="0.728" calcext:value-type="float">
            <text:p>0,728</text:p>
          </table:table-cell>
          <table:table-cell table:formula="of:=EXP([.A731]*[.$B$1])" office:value-type="float" office:value="18.3935489022371" calcext:value-type="float">
            <text:p>18,394</text:p>
          </table:table-cell>
          <table:table-cell table:formula="of:=([.B731]-[.$B$3])/([.$B$1003]-[.$B$3])" office:value-type="float" office:value="0.324517709873963" calcext:value-type="float">
            <text:p>0,325</text:p>
          </table:table-cell>
          <table:table-cell/>
          <table:table-cell table:formula="of:=[.A731]*65535" office:value-type="float" office:value="47709.48" calcext:value-type="float">
            <text:p>47709</text:p>
          </table:table-cell>
          <table:table-cell table:formula="of:=[.C731]*65535" office:value-type="float" office:value="21267.2681165902" calcext:value-type="float">
            <text:p>21267</text:p>
          </table:table-cell>
          <table:table-cell table:number-columns-repeated="1018"/>
        </table:table-row>
        <table:table-row table:style-name="ro1">
          <table:table-cell office:value-type="float" office:value="0.729" calcext:value-type="float">
            <text:p>0,729</text:p>
          </table:table-cell>
          <table:table-cell table:formula="of:=EXP([.A732]*[.$B$1])" office:value-type="float" office:value="18.4672704426314" calcext:value-type="float">
            <text:p>18,467</text:p>
          </table:table-cell>
          <table:table-cell table:formula="of:=([.B732]-[.$B$3])/([.$B$1003]-[.$B$3])" office:value-type="float" office:value="0.325893159219674" calcext:value-type="float">
            <text:p>0,326</text:p>
          </table:table-cell>
          <table:table-cell/>
          <table:table-cell table:formula="of:=[.A732]*65535" office:value-type="float" office:value="47775.015" calcext:value-type="float">
            <text:p>47775</text:p>
          </table:table-cell>
          <table:table-cell table:formula="of:=[.C732]*65535" office:value-type="float" office:value="21357.4081894613" calcext:value-type="float">
            <text:p>21357</text:p>
          </table:table-cell>
          <table:table-cell table:number-columns-repeated="1018"/>
        </table:table-row>
        <table:table-row table:style-name="ro1">
          <table:table-cell office:value-type="float" office:value="0.73" calcext:value-type="float">
            <text:p>0,730</text:p>
          </table:table-cell>
          <table:table-cell table:formula="of:=EXP([.A733]*[.$B$1])" office:value-type="float" office:value="18.5412874597469" calcext:value-type="float">
            <text:p>18,541</text:p>
          </table:table-cell>
          <table:table-cell table:formula="of:=([.B733]-[.$B$3])/([.$B$1003]-[.$B$3])" office:value-type="float" office:value="0.327274121381048" calcext:value-type="float">
            <text:p>0,327</text:p>
          </table:table-cell>
          <table:table-cell/>
          <table:table-cell table:formula="of:=[.A733]*65535" office:value-type="float" office:value="47840.55" calcext:value-type="float">
            <text:p>47841</text:p>
          </table:table-cell>
          <table:table-cell table:formula="of:=[.C733]*65535" office:value-type="float" office:value="21447.909544707" calcext:value-type="float">
            <text:p>21448</text:p>
          </table:table-cell>
          <table:table-cell table:number-columns-repeated="1018"/>
        </table:table-row>
        <table:table-row table:style-name="ro1">
          <table:table-cell office:value-type="float" office:value="0.731" calcext:value-type="float">
            <text:p>0,731</text:p>
          </table:table-cell>
          <table:table-cell table:formula="of:=EXP([.A734]*[.$B$1])" office:value-type="float" office:value="18.6156011378572" calcext:value-type="float">
            <text:p>18,616</text:p>
          </table:table-cell>
          <table:table-cell table:formula="of:=([.B734]-[.$B$3])/([.$B$1003]-[.$B$3])" office:value-type="float" office:value="0.32866061845351" calcext:value-type="float">
            <text:p>0,329</text:p>
          </table:table-cell>
          <table:table-cell/>
          <table:table-cell table:formula="of:=[.A734]*65535" office:value-type="float" office:value="47906.085" calcext:value-type="float">
            <text:p>47906</text:p>
          </table:table-cell>
          <table:table-cell table:formula="of:=[.C734]*65535" office:value-type="float" office:value="21538.7736303508" calcext:value-type="float">
            <text:p>21539</text:p>
          </table:table-cell>
          <table:table-cell table:number-columns-repeated="1018"/>
        </table:table-row>
        <table:table-row table:style-name="ro1">
          <table:table-cell office:value-type="float" office:value="0.732" calcext:value-type="float">
            <text:p>0,732</text:p>
          </table:table-cell>
          <table:table-cell table:formula="of:=EXP([.A735]*[.$B$1])" office:value-type="float" office:value="18.6902126659829" calcext:value-type="float">
            <text:p>18,690</text:p>
          </table:table-cell>
          <table:table-cell table:formula="of:=([.B735]-[.$B$3])/([.$B$1003]-[.$B$3])" office:value-type="float" office:value="0.330052672621042" calcext:value-type="float">
            <text:p>0,330</text:p>
          </table:table-cell>
          <table:table-cell/>
          <table:table-cell table:formula="of:=[.A735]*65535" office:value-type="float" office:value="47971.62" calcext:value-type="float">
            <text:p>47972</text:p>
          </table:table-cell>
          <table:table-cell table:formula="of:=[.C735]*65535" office:value-type="float" office:value="21630.00190022" calcext:value-type="float">
            <text:p>21630</text:p>
          </table:table-cell>
          <table:table-cell table:number-columns-repeated="1018"/>
        </table:table-row>
        <table:table-row table:style-name="ro1">
          <table:table-cell office:value-type="float" office:value="0.733" calcext:value-type="float">
            <text:p>0,733</text:p>
          </table:table-cell>
          <table:table-cell table:formula="of:=EXP([.A736]*[.$B$1])" office:value-type="float" office:value="18.7651232379099" calcext:value-type="float">
            <text:p>18,765</text:p>
          </table:table-cell>
          <table:table-cell table:formula="of:=([.B736]-[.$B$3])/([.$B$1003]-[.$B$3])" office:value-type="float" office:value="0.331450306156542" calcext:value-type="float">
            <text:p>0,331</text:p>
          </table:table-cell>
          <table:table-cell/>
          <table:table-cell table:formula="of:=[.A736]*65535" office:value-type="float" office:value="48037.155" calcext:value-type="float">
            <text:p>48037</text:p>
          </table:table-cell>
          <table:table-cell table:formula="of:=[.C736]*65535" office:value-type="float" office:value="21721.595813969" calcext:value-type="float">
            <text:p>21722</text:p>
          </table:table-cell>
          <table:table-cell table:number-columns-repeated="1018"/>
        </table:table-row>
        <table:table-row table:style-name="ro1">
          <table:table-cell office:value-type="float" office:value="0.734" calcext:value-type="float">
            <text:p>0,734</text:p>
          </table:table-cell>
          <table:table-cell table:formula="of:=EXP([.A737]*[.$B$1])" office:value-type="float" office:value="18.8403340522091" calcext:value-type="float">
            <text:p>18,840</text:p>
          </table:table-cell>
          <table:table-cell table:formula="of:=([.B737]-[.$B$3])/([.$B$1003]-[.$B$3])" office:value-type="float" office:value="0.332853541422174" calcext:value-type="float">
            <text:p>0,333</text:p>
          </table:table-cell>
          <table:table-cell/>
          <table:table-cell table:formula="of:=[.A737]*65535" office:value-type="float" office:value="48102.69" calcext:value-type="float">
            <text:p>48103</text:p>
          </table:table-cell>
          <table:table-cell table:formula="of:=[.C737]*65535" office:value-type="float" office:value="21813.5568371022" calcext:value-type="float">
            <text:p>21814</text:p>
          </table:table-cell>
          <table:table-cell table:number-columns-repeated="1018"/>
        </table:table-row>
        <table:table-row table:style-name="ro1">
          <table:table-cell office:value-type="float" office:value="0.735" calcext:value-type="float">
            <text:p>0,735</text:p>
          </table:table-cell>
          <table:table-cell table:formula="of:=EXP([.A738]*[.$B$1])" office:value-type="float" office:value="18.915846312255" calcext:value-type="float">
            <text:p>18,916</text:p>
          </table:table-cell>
          <table:table-cell table:formula="of:=([.B738]-[.$B$3])/([.$B$1003]-[.$B$3])" office:value-type="float" office:value="0.334262400869735" calcext:value-type="float">
            <text:p>0,334</text:p>
          </table:table-cell>
          <table:table-cell/>
          <table:table-cell table:formula="of:=[.A738]*65535" office:value-type="float" office:value="48168.225" calcext:value-type="float">
            <text:p>48168</text:p>
          </table:table-cell>
          <table:table-cell table:formula="of:=[.C738]*65535" office:value-type="float" office:value="21905.8864409981" calcext:value-type="float">
            <text:p>21906</text:p>
          </table:table-cell>
          <table:table-cell table:number-columns-repeated="1018"/>
        </table:table-row>
        <table:table-row table:style-name="ro1">
          <table:table-cell office:value-type="float" office:value="0.736" calcext:value-type="float">
            <text:p>0,736</text:p>
          </table:table-cell>
          <table:table-cell table:formula="of:=EXP([.A739]*[.$B$1])" office:value-type="float" office:value="18.9916612262455" calcext:value-type="float">
            <text:p>18,992</text:p>
          </table:table-cell>
          <table:table-cell table:formula="of:=([.B739]-[.$B$3])/([.$B$1003]-[.$B$3])" office:value-type="float" office:value="0.335676907041003" calcext:value-type="float">
            <text:p>0,336</text:p>
          </table:table-cell>
          <table:table-cell/>
          <table:table-cell table:formula="of:=[.A739]*65535" office:value-type="float" office:value="48233.76" calcext:value-type="float">
            <text:p>48234</text:p>
          </table:table-cell>
          <table:table-cell table:formula="of:=[.C739]*65535" office:value-type="float" office:value="21998.5861029322" calcext:value-type="float">
            <text:p>21999</text:p>
          </table:table-cell>
          <table:table-cell table:number-columns-repeated="1018"/>
        </table:table-row>
        <table:table-row table:style-name="ro1">
          <table:table-cell office:value-type="float" office:value="0.737" calcext:value-type="float">
            <text:p>0,737</text:p>
          </table:table-cell>
          <table:table-cell table:formula="of:=EXP([.A740]*[.$B$1])" office:value-type="float" office:value="19.0677800072208" calcext:value-type="float">
            <text:p>19,068</text:p>
          </table:table-cell>
          <table:table-cell table:formula="of:=([.B740]-[.$B$3])/([.$B$1003]-[.$B$3])" office:value-type="float" office:value="0.33709708256811" calcext:value-type="float">
            <text:p>0,337</text:p>
          </table:table-cell>
          <table:table-cell/>
          <table:table-cell table:formula="of:=[.A740]*65535" office:value-type="float" office:value="48299.295" calcext:value-type="float">
            <text:p>48299</text:p>
          </table:table-cell>
          <table:table-cell table:formula="of:=[.C740]*65535" office:value-type="float" office:value="22091.6573061011" calcext:value-type="float">
            <text:p>22092</text:p>
          </table:table-cell>
          <table:table-cell table:number-columns-repeated="1018"/>
        </table:table-row>
        <table:table-row table:style-name="ro1">
          <table:table-cell office:value-type="float" office:value="0.738" calcext:value-type="float">
            <text:p>0,738</text:p>
          </table:table-cell>
          <table:table-cell table:formula="of:=EXP([.A741]*[.$B$1])" office:value-type="float" office:value="19.1442038730829" calcext:value-type="float">
            <text:p>19,144</text:p>
          </table:table-cell>
          <table:table-cell table:formula="of:=([.B741]-[.$B$3])/([.$B$1003]-[.$B$3])" office:value-type="float" office:value="0.338522950173893" calcext:value-type="float">
            <text:p>0,339</text:p>
          </table:table-cell>
          <table:table-cell/>
          <table:table-cell table:formula="of:=[.A741]*65535" office:value-type="float" office:value="48364.83" calcext:value-type="float">
            <text:p>48365</text:p>
          </table:table-cell>
          <table:table-cell table:formula="of:=[.C741]*65535" office:value-type="float" office:value="22185.1015396461" calcext:value-type="float">
            <text:p>22185</text:p>
          </table:table-cell>
          <table:table-cell table:number-columns-repeated="1018"/>
        </table:table-row>
        <table:table-row table:style-name="ro1">
          <table:table-cell office:value-type="float" office:value="0.739" calcext:value-type="float">
            <text:p>0,739</text:p>
          </table:table-cell>
          <table:table-cell table:formula="of:=EXP([.A742]*[.$B$1])" office:value-type="float" office:value="19.2209340466154" calcext:value-type="float">
            <text:p>19,221</text:p>
          </table:table-cell>
          <table:table-cell table:formula="of:=([.B742]-[.$B$3])/([.$B$1003]-[.$B$3])" office:value-type="float" office:value="0.339954532672264" calcext:value-type="float">
            <text:p>0,340</text:p>
          </table:table-cell>
          <table:table-cell/>
          <table:table-cell table:formula="of:=[.A742]*65535" office:value-type="float" office:value="48430.365" calcext:value-type="float">
            <text:p>48430</text:p>
          </table:table-cell>
          <table:table-cell table:formula="of:=[.C742]*65535" office:value-type="float" office:value="22278.9202986768" calcext:value-type="float">
            <text:p>22279</text:p>
          </table:table-cell>
          <table:table-cell table:number-columns-repeated="1018"/>
        </table:table-row>
        <table:table-row table:style-name="ro1">
          <table:table-cell office:value-type="float" office:value="0.74" calcext:value-type="float">
            <text:p>0,740</text:p>
          </table:table-cell>
          <table:table-cell table:formula="of:=EXP([.A743]*[.$B$1])" office:value-type="float" office:value="19.2979717555028" calcext:value-type="float">
            <text:p>19,298</text:p>
          </table:table-cell>
          <table:table-cell table:formula="of:=([.B743]-[.$B$3])/([.$B$1003]-[.$B$3])" office:value-type="float" office:value="0.341391852968574" calcext:value-type="float">
            <text:p>0,341</text:p>
          </table:table-cell>
          <table:table-cell/>
          <table:table-cell table:formula="of:=[.A743]*65535" office:value-type="float" office:value="48495.9" calcext:value-type="float">
            <text:p>48496</text:p>
          </table:table-cell>
          <table:table-cell table:formula="of:=[.C743]*65535" office:value-type="float" office:value="22373.1150842955" calcext:value-type="float">
            <text:p>22373</text:p>
          </table:table-cell>
          <table:table-cell table:number-columns-repeated="1018"/>
        </table:table-row>
        <table:table-row table:style-name="ro1">
          <table:table-cell office:value-type="float" office:value="0.741" calcext:value-type="float">
            <text:p>0,741</text:p>
          </table:table-cell>
          <table:table-cell table:formula="of:=EXP([.A744]*[.$B$1])" office:value-type="float" office:value="19.3753182323499" calcext:value-type="float">
            <text:p>19,375</text:p>
          </table:table-cell>
          <table:table-cell table:formula="of:=([.B744]-[.$B$3])/([.$B$1003]-[.$B$3])" office:value-type="float" office:value="0.342834934059979" calcext:value-type="float">
            <text:p>0,343</text:p>
          </table:table-cell>
          <table:table-cell/>
          <table:table-cell table:formula="of:=[.A744]*65535" office:value-type="float" office:value="48561.435" calcext:value-type="float">
            <text:p>48561</text:p>
          </table:table-cell>
          <table:table-cell table:formula="of:=[.C744]*65535" office:value-type="float" office:value="22467.6874036207" calcext:value-type="float">
            <text:p>22468</text:p>
          </table:table-cell>
          <table:table-cell table:number-columns-repeated="1018"/>
        </table:table-row>
        <table:table-row table:style-name="ro1">
          <table:table-cell office:value-type="float" office:value="0.742" calcext:value-type="float">
            <text:p>0,742</text:p>
          </table:table-cell>
          <table:table-cell table:formula="of:=EXP([.A745]*[.$B$1])" office:value-type="float" office:value="19.452974714702" calcext:value-type="float">
            <text:p>19,453</text:p>
          </table:table-cell>
          <table:table-cell table:formula="of:=([.B745]-[.$B$3])/([.$B$1003]-[.$B$3])" office:value-type="float" office:value="0.344283799035806" calcext:value-type="float">
            <text:p>0,344</text:p>
          </table:table-cell>
          <table:table-cell/>
          <table:table-cell table:formula="of:=[.A745]*65535" office:value-type="float" office:value="48626.97" calcext:value-type="float">
            <text:p>48627</text:p>
          </table:table-cell>
          <table:table-cell table:formula="of:=[.C745]*65535" office:value-type="float" office:value="22562.6387698115" calcext:value-type="float">
            <text:p>22563</text:p>
          </table:table-cell>
          <table:table-cell table:number-columns-repeated="1018"/>
        </table:table-row>
        <table:table-row table:style-name="ro1">
          <table:table-cell office:value-type="float" office:value="0.743" calcext:value-type="float">
            <text:p>0,743</text:p>
          </table:table-cell>
          <table:table-cell table:formula="of:=EXP([.A746]*[.$B$1])" office:value-type="float" office:value="19.5309424450646" calcext:value-type="float">
            <text:p>19,531</text:p>
          </table:table-cell>
          <table:table-cell table:formula="of:=([.B746]-[.$B$3])/([.$B$1003]-[.$B$3])" office:value-type="float" office:value="0.345738471077926" calcext:value-type="float">
            <text:p>0,346</text:p>
          </table:table-cell>
          <table:table-cell/>
          <table:table-cell table:formula="of:=[.A746]*65535" office:value-type="float" office:value="48692.505" calcext:value-type="float">
            <text:p>48693</text:p>
          </table:table-cell>
          <table:table-cell table:formula="of:=[.C746]*65535" office:value-type="float" office:value="22657.9707020919" calcext:value-type="float">
            <text:p>22658</text:p>
          </table:table-cell>
          <table:table-cell table:number-columns-repeated="1018"/>
        </table:table-row>
        <table:table-row table:style-name="ro1">
          <table:table-cell office:value-type="float" office:value="0.744" calcext:value-type="float">
            <text:p>0,744</text:p>
          </table:table-cell>
          <table:table-cell table:formula="of:=EXP([.A747]*[.$B$1])" office:value-type="float" office:value="19.609222670923" calcext:value-type="float">
            <text:p>19,609</text:p>
          </table:table-cell>
          <table:table-cell table:formula="of:=([.B747]-[.$B$3])/([.$B$1003]-[.$B$3])" office:value-type="float" office:value="0.347198973461124" calcext:value-type="float">
            <text:p>0,347</text:p>
          </table:table-cell>
          <table:table-cell/>
          <table:table-cell table:formula="of:=[.A747]*65535" office:value-type="float" office:value="48758.04" calcext:value-type="float">
            <text:p>48758</text:p>
          </table:table-cell>
          <table:table-cell table:formula="of:=[.C747]*65535" office:value-type="float" office:value="22753.6847257747" calcext:value-type="float">
            <text:p>22754</text:p>
          </table:table-cell>
          <table:table-cell table:number-columns-repeated="1018"/>
        </table:table-row>
        <table:table-row table:style-name="ro1">
          <table:table-cell office:value-type="float" office:value="0.745" calcext:value-type="float">
            <text:p>0,745</text:p>
          </table:table-cell>
          <table:table-cell table:formula="of:=EXP([.A748]*[.$B$1])" office:value-type="float" office:value="19.6878166447624" calcext:value-type="float">
            <text:p>19,688</text:p>
          </table:table-cell>
          <table:table-cell table:formula="of:=([.B748]-[.$B$3])/([.$B$1003]-[.$B$3])" office:value-type="float" office:value="0.348665329553467" calcext:value-type="float">
            <text:p>0,349</text:p>
          </table:table-cell>
          <table:table-cell/>
          <table:table-cell table:formula="of:=[.A748]*65535" office:value-type="float" office:value="48823.575" calcext:value-type="float">
            <text:p>48824</text:p>
          </table:table-cell>
          <table:table-cell table:formula="of:=[.C748]*65535" office:value-type="float" office:value="22849.7823722865" calcext:value-type="float">
            <text:p>22850</text:p>
          </table:table-cell>
          <table:table-cell table:number-columns-repeated="1018"/>
        </table:table-row>
        <table:table-row table:style-name="ro1">
          <table:table-cell office:value-type="float" office:value="0.746" calcext:value-type="float">
            <text:p>0,746</text:p>
          </table:table-cell>
          <table:table-cell table:formula="of:=EXP([.A749]*[.$B$1])" office:value-type="float" office:value="19.7667256240882" calcext:value-type="float">
            <text:p>19,767</text:p>
          </table:table-cell>
          <table:table-cell table:formula="of:=([.B749]-[.$B$3])/([.$B$1003]-[.$B$3])" office:value-type="float" office:value="0.350137562816685" calcext:value-type="float">
            <text:p>0,350</text:p>
          </table:table-cell>
          <table:table-cell/>
          <table:table-cell table:formula="of:=[.A749]*65535" office:value-type="float" office:value="48889.11" calcext:value-type="float">
            <text:p>48889</text:p>
          </table:table-cell>
          <table:table-cell table:formula="of:=[.C749]*65535" office:value-type="float" office:value="22946.2651791915" calcext:value-type="float">
            <text:p>22946</text:p>
          </table:table-cell>
          <table:table-cell table:number-columns-repeated="1018"/>
        </table:table-row>
        <table:table-row table:style-name="ro1">
          <table:table-cell office:value-type="float" office:value="0.747" calcext:value-type="float">
            <text:p>0,747</text:p>
          </table:table-cell>
          <table:table-cell table:formula="of:=EXP([.A750]*[.$B$1])" office:value-type="float" office:value="19.8459508714456" calcext:value-type="float">
            <text:p>19,846</text:p>
          </table:table-cell>
          <table:table-cell table:formula="of:=([.B750]-[.$B$3])/([.$B$1003]-[.$B$3])" office:value-type="float" office:value="0.351615696806542" calcext:value-type="float">
            <text:p>0,352</text:p>
          </table:table-cell>
          <table:table-cell/>
          <table:table-cell table:formula="of:=[.A750]*65535" office:value-type="float" office:value="48954.645" calcext:value-type="float">
            <text:p>48955</text:p>
          </table:table-cell>
          <table:table-cell table:formula="of:=[.C750]*65535" office:value-type="float" office:value="23043.1346902167" calcext:value-type="float">
            <text:p>23043</text:p>
          </table:table-cell>
          <table:table-cell table:number-columns-repeated="1018"/>
        </table:table-row>
        <table:table-row table:style-name="ro1">
          <table:table-cell office:value-type="float" office:value="0.748" calcext:value-type="float">
            <text:p>0,748</text:p>
          </table:table-cell>
          <table:table-cell table:formula="of:=EXP([.A751]*[.$B$1])" office:value-type="float" office:value="19.9254936544403" calcext:value-type="float">
            <text:p>19,925</text:p>
          </table:table-cell>
          <table:table-cell table:formula="of:=([.B751]-[.$B$3])/([.$B$1003]-[.$B$3])" office:value-type="float" office:value="0.353099755173213" calcext:value-type="float">
            <text:p>0,353</text:p>
          </table:table-cell>
          <table:table-cell/>
          <table:table-cell table:formula="of:=[.A751]*65535" office:value-type="float" office:value="49020.18" calcext:value-type="float">
            <text:p>49020</text:p>
          </table:table-cell>
          <table:table-cell table:formula="of:=[.C751]*65535" office:value-type="float" office:value="23140.3924552765" calcext:value-type="float">
            <text:p>23140</text:p>
          </table:table-cell>
          <table:table-cell table:number-columns-repeated="1018"/>
        </table:table-row>
        <table:table-row table:style-name="ro1">
          <table:table-cell office:value-type="float" office:value="0.749" calcext:value-type="float">
            <text:p>0,749</text:p>
          </table:table-cell>
          <table:table-cell table:formula="of:=EXP([.A752]*[.$B$1])" office:value-type="float" office:value="20.0053552457587" calcext:value-type="float">
            <text:p>20,005</text:p>
          </table:table-cell>
          <table:table-cell table:formula="of:=([.B752]-[.$B$3])/([.$B$1003]-[.$B$3])" office:value-type="float" office:value="0.354589761661663" calcext:value-type="float">
            <text:p>0,355</text:p>
          </table:table-cell>
          <table:table-cell/>
          <table:table-cell table:formula="of:=[.A752]*65535" office:value-type="float" office:value="49085.715" calcext:value-type="float">
            <text:p>49086</text:p>
          </table:table-cell>
          <table:table-cell table:formula="of:=[.C752]*65535" office:value-type="float" office:value="23238.0400304971" calcext:value-type="float">
            <text:p>23238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,750</text:p>
          </table:table-cell>
          <table:table-cell table:formula="of:=EXP([.A753]*[.$B$1])" office:value-type="float" office:value="20.0855369231877" calcext:value-type="float">
            <text:p>20,086</text:p>
          </table:table-cell>
          <table:table-cell table:formula="of:=([.B753]-[.$B$3])/([.$B$1003]-[.$B$3])" office:value-type="float" office:value="0.356085740112028" calcext:value-type="float">
            <text:p>0,356</text:p>
          </table:table-cell>
          <table:table-cell/>
          <table:table-cell table:formula="of:=[.A753]*65535" office:value-type="float" office:value="49151.25" calcext:value-type="float">
            <text:p>49151</text:p>
          </table:table-cell>
          <table:table-cell table:formula="of:=[.C753]*65535" office:value-type="float" office:value="23336.0789782417" calcext:value-type="float">
            <text:p>23336</text:p>
          </table:table-cell>
          <table:table-cell table:number-columns-repeated="1018"/>
        </table:table-row>
        <table:table-row table:style-name="ro1">
          <table:table-cell office:value-type="float" office:value="0.751" calcext:value-type="float">
            <text:p>0,751</text:p>
          </table:table-cell>
          <table:table-cell table:formula="of:=EXP([.A754]*[.$B$1])" office:value-type="float" office:value="20.166039969636" calcext:value-type="float">
            <text:p>20,166</text:p>
          </table:table-cell>
          <table:table-cell table:formula="of:=([.B754]-[.$B$3])/([.$B$1003]-[.$B$3])" office:value-type="float" office:value="0.357587714459995" calcext:value-type="float">
            <text:p>0,358</text:p>
          </table:table-cell>
          <table:table-cell/>
          <table:table-cell table:formula="of:=[.A754]*65535" office:value-type="float" office:value="49216.785" calcext:value-type="float">
            <text:p>49217</text:p>
          </table:table-cell>
          <table:table-cell table:formula="of:=[.C754]*65535" office:value-type="float" office:value="23434.5108671358" calcext:value-type="float">
            <text:p>23435</text:p>
          </table:table-cell>
          <table:table-cell table:number-columns-repeated="1018"/>
        </table:table-row>
        <table:table-row table:style-name="ro1">
          <table:table-cell office:value-type="float" office:value="0.752" calcext:value-type="float">
            <text:p>0,752</text:p>
          </table:table-cell>
          <table:table-cell table:formula="of:=EXP([.A755]*[.$B$1])" office:value-type="float" office:value="20.2468656731539" calcext:value-type="float">
            <text:p>20,247</text:p>
          </table:table-cell>
          <table:table-cell table:formula="of:=([.B755]-[.$B$3])/([.$B$1003]-[.$B$3])" office:value-type="float" office:value="0.359095708737186" calcext:value-type="float">
            <text:p>0,359</text:p>
          </table:table-cell>
          <table:table-cell/>
          <table:table-cell table:formula="of:=[.A755]*65535" office:value-type="float" office:value="49282.32" calcext:value-type="float">
            <text:p>49282</text:p>
          </table:table-cell>
          <table:table-cell table:formula="of:=[.C755]*65535" office:value-type="float" office:value="23533.3372720915" calcext:value-type="float">
            <text:p>23533</text:p>
          </table:table-cell>
          <table:table-cell table:number-columns-repeated="1018"/>
        </table:table-row>
        <table:table-row table:style-name="ro1">
          <table:table-cell office:value-type="float" office:value="0.753" calcext:value-type="float">
            <text:p>0,753</text:p>
          </table:table-cell>
          <table:table-cell table:formula="of:=EXP([.A756]*[.$B$1])" office:value-type="float" office:value="20.3280153269547" calcext:value-type="float">
            <text:p>20,328</text:p>
          </table:table-cell>
          <table:table-cell table:formula="of:=([.B756]-[.$B$3])/([.$B$1003]-[.$B$3])" office:value-type="float" office:value="0.360609747071541" calcext:value-type="float">
            <text:p>0,361</text:p>
          </table:table-cell>
          <table:table-cell/>
          <table:table-cell table:formula="of:=[.A756]*65535" office:value-type="float" office:value="49347.855" calcext:value-type="float">
            <text:p>49348</text:p>
          </table:table-cell>
          <table:table-cell table:formula="of:=[.C756]*65535" office:value-type="float" office:value="23632.5597743334" calcext:value-type="float">
            <text:p>23633</text:p>
          </table:table-cell>
          <table:table-cell table:number-columns-repeated="1018"/>
        </table:table-row>
        <table:table-row table:style-name="ro1">
          <table:table-cell office:value-type="float" office:value="0.754" calcext:value-type="float">
            <text:p>0,754</text:p>
          </table:table-cell>
          <table:table-cell table:formula="of:=EXP([.A757]*[.$B$1])" office:value-type="float" office:value="20.4094902294343" calcext:value-type="float">
            <text:p>20,409</text:p>
          </table:table-cell>
          <table:table-cell table:formula="of:=([.B757]-[.$B$3])/([.$B$1003]-[.$B$3])" office:value-type="float" office:value="0.362129853687706" calcext:value-type="float">
            <text:p>0,362</text:p>
          </table:table-cell>
          <table:table-cell/>
          <table:table-cell table:formula="of:=[.A757]*65535" office:value-type="float" office:value="49413.39" calcext:value-type="float">
            <text:p>49413</text:p>
          </table:table-cell>
          <table:table-cell table:formula="of:=[.C757]*65535" office:value-type="float" office:value="23732.1799614238" calcext:value-type="float">
            <text:p>23732</text:p>
          </table:table-cell>
          <table:table-cell table:number-columns-repeated="1018"/>
        </table:table-row>
        <table:table-row table:style-name="ro1">
          <table:table-cell office:value-type="float" office:value="0.755" calcext:value-type="float">
            <text:p>0,755</text:p>
          </table:table-cell>
          <table:table-cell table:formula="of:=EXP([.A758]*[.$B$1])" office:value-type="float" office:value="20.4912916841929" calcext:value-type="float">
            <text:p>20,491</text:p>
          </table:table-cell>
          <table:table-cell table:formula="of:=([.B758]-[.$B$3])/([.$B$1003]-[.$B$3])" office:value-type="float" office:value="0.36365605290742" calcext:value-type="float">
            <text:p>0,364</text:p>
          </table:table-cell>
          <table:table-cell/>
          <table:table-cell table:formula="of:=[.A758]*65535" office:value-type="float" office:value="49478.925" calcext:value-type="float">
            <text:p>49479</text:p>
          </table:table-cell>
          <table:table-cell table:formula="of:=[.C758]*65535" office:value-type="float" office:value="23832.1994272878" calcext:value-type="float">
            <text:p>23832</text:p>
          </table:table-cell>
          <table:table-cell table:number-columns-repeated="1018"/>
        </table:table-row>
        <table:table-row table:style-name="ro1">
          <table:table-cell office:value-type="float" office:value="0.756" calcext:value-type="float">
            <text:p>0,756</text:p>
          </table:table-cell>
          <table:table-cell table:formula="of:=EXP([.A759]*[.$B$1])" office:value-type="float" office:value="20.5734210000557" calcext:value-type="float">
            <text:p>20,573</text:p>
          </table:table-cell>
          <table:table-cell table:formula="of:=([.B759]-[.$B$3])/([.$B$1003]-[.$B$3])" office:value-type="float" office:value="0.365188369149902" calcext:value-type="float">
            <text:p>0,365</text:p>
          </table:table-cell>
          <table:table-cell/>
          <table:table-cell table:formula="of:=[.A759]*65535" office:value-type="float" office:value="49544.46" calcext:value-type="float">
            <text:p>49544</text:p>
          </table:table-cell>
          <table:table-cell table:formula="of:=[.C759]*65535" office:value-type="float" office:value="23932.6197722388" calcext:value-type="float">
            <text:p>23933</text:p>
          </table:table-cell>
          <table:table-cell table:number-columns-repeated="1018"/>
        </table:table-row>
        <table:table-row table:style-name="ro1">
          <table:table-cell office:value-type="float" office:value="0.757" calcext:value-type="float">
            <text:p>0,757</text:p>
          </table:table-cell>
          <table:table-cell table:formula="of:=EXP([.A760]*[.$B$1])" office:value-type="float" office:value="20.6558794910934" calcext:value-type="float">
            <text:p>20,656</text:p>
          </table:table-cell>
          <table:table-cell table:formula="of:=([.B760]-[.$B$3])/([.$B$1003]-[.$B$3])" office:value-type="float" office:value="0.366726826932245" calcext:value-type="float">
            <text:p>0,367</text:p>
          </table:table-cell>
          <table:table-cell/>
          <table:table-cell table:formula="of:=[.A760]*65535" office:value-type="float" office:value="49609.995" calcext:value-type="float">
            <text:p>49610</text:p>
          </table:table-cell>
          <table:table-cell table:formula="of:=[.C760]*65535" office:value-type="float" office:value="24033.4426030047" calcext:value-type="float">
            <text:p>24033</text:p>
          </table:table-cell>
          <table:table-cell table:number-columns-repeated="1018"/>
        </table:table-row>
        <table:table-row table:style-name="ro1">
          <table:table-cell office:value-type="float" office:value="0.758" calcext:value-type="float">
            <text:p>0,758</text:p>
          </table:table-cell>
          <table:table-cell table:formula="of:=EXP([.A761]*[.$B$1])" office:value-type="float" office:value="20.7386684766436" calcext:value-type="float">
            <text:p>20,739</text:p>
          </table:table-cell>
          <table:table-cell table:formula="of:=([.B761]-[.$B$3])/([.$B$1003]-[.$B$3])" office:value-type="float" office:value="0.368271450869806" calcext:value-type="float">
            <text:p>0,368</text:p>
          </table:table-cell>
          <table:table-cell/>
          <table:table-cell table:formula="of:=[.A761]*65535" office:value-type="float" office:value="49675.53" calcext:value-type="float">
            <text:p>49676</text:p>
          </table:table-cell>
          <table:table-cell table:formula="of:=[.C761]*65535" office:value-type="float" office:value="24134.6695327527" calcext:value-type="float">
            <text:p>24135</text:p>
          </table:table-cell>
          <table:table-cell table:number-columns-repeated="1018"/>
        </table:table-row>
        <table:table-row table:style-name="ro1">
          <table:table-cell office:value-type="float" office:value="0.759" calcext:value-type="float">
            <text:p>0,759</text:p>
          </table:table-cell>
          <table:table-cell table:formula="of:=EXP([.A762]*[.$B$1])" office:value-type="float" office:value="20.8217892813318" calcext:value-type="float">
            <text:p>20,822</text:p>
          </table:table-cell>
          <table:table-cell table:formula="of:=([.B762]-[.$B$3])/([.$B$1003]-[.$B$3])" office:value-type="float" office:value="0.369822265676602" calcext:value-type="float">
            <text:p>0,370</text:p>
          </table:table-cell>
          <table:table-cell/>
          <table:table-cell table:formula="of:=[.A762]*65535" office:value-type="float" office:value="49741.065" calcext:value-type="float">
            <text:p>49741</text:p>
          </table:table-cell>
          <table:table-cell table:formula="of:=[.C762]*65535" office:value-type="float" office:value="24236.3021811161" calcext:value-type="float">
            <text:p>24236</text:p>
          </table:table-cell>
          <table:table-cell table:number-columns-repeated="1018"/>
        </table:table-row>
        <table:table-row table:style-name="ro1">
          <table:table-cell office:value-type="float" office:value="0.76" calcext:value-type="float">
            <text:p>0,760</text:p>
          </table:table-cell>
          <table:table-cell table:formula="of:=EXP([.A763]*[.$B$1])" office:value-type="float" office:value="20.9052432350928" calcext:value-type="float">
            <text:p>20,905</text:p>
          </table:table-cell>
          <table:table-cell table:formula="of:=([.B763]-[.$B$3])/([.$B$1003]-[.$B$3])" office:value-type="float" office:value="0.371379296165701" calcext:value-type="float">
            <text:p>0,371</text:p>
          </table:table-cell>
          <table:table-cell/>
          <table:table-cell table:formula="of:=[.A763]*65535" office:value-type="float" office:value="49806.6" calcext:value-type="float">
            <text:p>49807</text:p>
          </table:table-cell>
          <table:table-cell table:formula="of:=[.C763]*65535" office:value-type="float" office:value="24338.3421742192" calcext:value-type="float">
            <text:p>24338</text:p>
          </table:table-cell>
          <table:table-cell table:number-columns-repeated="1018"/>
        </table:table-row>
        <table:table-row table:style-name="ro1">
          <table:table-cell office:value-type="float" office:value="0.761" calcext:value-type="float">
            <text:p>0,761</text:p>
          </table:table-cell>
          <table:table-cell table:formula="of:=EXP([.A764]*[.$B$1])" office:value-type="float" office:value="20.9890316731914" calcext:value-type="float">
            <text:p>20,989</text:p>
          </table:table-cell>
          <table:table-cell table:formula="of:=([.B764]-[.$B$3])/([.$B$1003]-[.$B$3])" office:value-type="float" office:value="0.372942567249626" calcext:value-type="float">
            <text:p>0,373</text:p>
          </table:table-cell>
          <table:table-cell/>
          <table:table-cell table:formula="of:=[.A764]*65535" office:value-type="float" office:value="49872.135" calcext:value-type="float">
            <text:p>49872</text:p>
          </table:table-cell>
          <table:table-cell table:formula="of:=[.C764]*65535" office:value-type="float" office:value="24440.7911447042" calcext:value-type="float">
            <text:p>24441</text:p>
          </table:table-cell>
          <table:table-cell table:number-columns-repeated="1018"/>
        </table:table-row>
        <table:table-row table:style-name="ro1">
          <table:table-cell office:value-type="float" office:value="0.762" calcext:value-type="float">
            <text:p>0,762</text:p>
          </table:table-cell>
          <table:table-cell table:formula="of:=EXP([.A765]*[.$B$1])" office:value-type="float" office:value="21.0731559362447" calcext:value-type="float">
            <text:p>21,073</text:p>
          </table:table-cell>
          <table:table-cell table:formula="of:=([.B765]-[.$B$3])/([.$B$1003]-[.$B$3])" office:value-type="float" office:value="0.374512103940747" calcext:value-type="float">
            <text:p>0,375</text:p>
          </table:table-cell>
          <table:table-cell/>
          <table:table-cell table:formula="of:=[.A765]*65535" office:value-type="float" office:value="49937.67" calcext:value-type="float">
            <text:p>49938</text:p>
          </table:table-cell>
          <table:table-cell table:formula="of:=[.C765]*65535" office:value-type="float" office:value="24543.6507317568" calcext:value-type="float">
            <text:p>24544</text:p>
          </table:table-cell>
          <table:table-cell table:number-columns-repeated="1018"/>
        </table:table-row>
        <table:table-row table:style-name="ro1">
          <table:table-cell office:value-type="float" office:value="0.763" calcext:value-type="float">
            <text:p>0,763</text:p>
          </table:table-cell>
          <table:table-cell table:formula="of:=EXP([.A766]*[.$B$1])" office:value-type="float" office:value="21.1576173702424" calcext:value-type="float">
            <text:p>21,158</text:p>
          </table:table-cell>
          <table:table-cell table:formula="of:=([.B766]-[.$B$3])/([.$B$1003]-[.$B$3])" office:value-type="float" office:value="0.376087931351684" calcext:value-type="float">
            <text:p>0,376</text:p>
          </table:table-cell>
          <table:table-cell/>
          <table:table-cell table:formula="of:=[.A766]*65535" office:value-type="float" office:value="50003.205" calcext:value-type="float">
            <text:p>50003</text:p>
          </table:table-cell>
          <table:table-cell table:formula="of:=[.C766]*65535" office:value-type="float" office:value="24646.9225811326" calcext:value-type="float">
            <text:p>24647</text:p>
          </table:table-cell>
          <table:table-cell table:number-columns-repeated="1018"/>
        </table:table-row>
        <table:table-row table:style-name="ro1">
          <table:table-cell office:value-type="float" office:value="0.764" calcext:value-type="float">
            <text:p>0,764</text:p>
          </table:table-cell>
          <table:table-cell table:formula="of:=EXP([.A767]*[.$B$1])" office:value-type="float" office:value="21.2424173265695" calcext:value-type="float">
            <text:p>21,242</text:p>
          </table:table-cell>
          <table:table-cell table:formula="of:=([.B767]-[.$B$3])/([.$B$1003]-[.$B$3])" office:value-type="float" office:value="0.37767007469571" calcext:value-type="float">
            <text:p>0,378</text:p>
          </table:table-cell>
          <table:table-cell/>
          <table:table-cell table:formula="of:=[.A767]*65535" office:value-type="float" office:value="50068.74" calcext:value-type="float">
            <text:p>50069</text:p>
          </table:table-cell>
          <table:table-cell table:formula="of:=[.C767]*65535" office:value-type="float" office:value="24750.6083451834" calcext:value-type="float">
            <text:p>24751</text:p>
          </table:table-cell>
          <table:table-cell table:number-columns-repeated="1018"/>
        </table:table-row>
        <table:table-row table:style-name="ro1">
          <table:table-cell office:value-type="float" office:value="0.765" calcext:value-type="float">
            <text:p>0,765</text:p>
          </table:table-cell>
          <table:table-cell table:formula="of:=EXP([.A768]*[.$B$1])" office:value-type="float" office:value="21.3275571620269" calcext:value-type="float">
            <text:p>21,328</text:p>
          </table:table-cell>
          <table:table-cell table:formula="of:=([.B768]-[.$B$3])/([.$B$1003]-[.$B$3])" office:value-type="float" office:value="0.379258559287152" calcext:value-type="float">
            <text:p>0,379</text:p>
          </table:table-cell>
          <table:table-cell/>
          <table:table-cell table:formula="of:=[.A768]*65535" office:value-type="float" office:value="50134.275" calcext:value-type="float">
            <text:p>50134</text:p>
          </table:table-cell>
          <table:table-cell table:formula="of:=[.C768]*65535" office:value-type="float" office:value="24854.7096828835" calcext:value-type="float">
            <text:p>24855</text:p>
          </table:table-cell>
          <table:table-cell table:number-columns-repeated="1018"/>
        </table:table-row>
        <table:table-row table:style-name="ro1">
          <table:table-cell office:value-type="float" office:value="0.766" calcext:value-type="float">
            <text:p>0,766</text:p>
          </table:table-cell>
          <table:table-cell table:formula="of:=EXP([.A769]*[.$B$1])" office:value-type="float" office:value="21.4130382388539" calcext:value-type="float">
            <text:p>21,413</text:p>
          </table:table-cell>
          <table:table-cell table:formula="of:=([.B769]-[.$B$3])/([.$B$1003]-[.$B$3])" office:value-type="float" office:value="0.380853410541797" calcext:value-type="float">
            <text:p>0,381</text:p>
          </table:table-cell>
          <table:table-cell/>
          <table:table-cell table:formula="of:=[.A769]*65535" office:value-type="float" office:value="50199.81" calcext:value-type="float">
            <text:p>50200</text:p>
          </table:table-cell>
          <table:table-cell table:formula="of:=[.C769]*65535" office:value-type="float" office:value="24959.2282598567" calcext:value-type="float">
            <text:p>24959</text:p>
          </table:table-cell>
          <table:table-cell table:number-columns-repeated="1018"/>
        </table:table-row>
        <table:table-row table:style-name="ro1">
          <table:table-cell office:value-type="float" office:value="0.767" calcext:value-type="float">
            <text:p>0,767</text:p>
          </table:table-cell>
          <table:table-cell table:formula="of:=EXP([.A770]*[.$B$1])" office:value-type="float" office:value="21.4988619247496" calcext:value-type="float">
            <text:p>21,499</text:p>
          </table:table-cell>
          <table:table-cell table:formula="of:=([.B770]-[.$B$3])/([.$B$1003]-[.$B$3])" office:value-type="float" office:value="0.3824546539773" calcext:value-type="float">
            <text:p>0,382</text:p>
          </table:table-cell>
          <table:table-cell/>
          <table:table-cell table:formula="of:=[.A770]*65535" office:value-type="float" office:value="50265.345" calcext:value-type="float">
            <text:p>50265</text:p>
          </table:table-cell>
          <table:table-cell table:formula="of:=[.C770]*65535" office:value-type="float" office:value="25064.1657484023" calcext:value-type="float">
            <text:p>25064</text:p>
          </table:table-cell>
          <table:table-cell table:number-columns-repeated="1018"/>
        </table:table-row>
        <table:table-row table:style-name="ro1">
          <table:table-cell office:value-type="float" office:value="0.768" calcext:value-type="float">
            <text:p>0,768</text:p>
          </table:table-cell>
          <table:table-cell table:formula="of:=EXP([.A771]*[.$B$1])" office:value-type="float" office:value="21.5850295928947" calcext:value-type="float">
            <text:p>21,585</text:p>
          </table:table-cell>
          <table:table-cell table:formula="of:=([.B771]-[.$B$3])/([.$B$1003]-[.$B$3])" office:value-type="float" office:value="0.384062315213589" calcext:value-type="float">
            <text:p>0,384</text:p>
          </table:table-cell>
          <table:table-cell/>
          <table:table-cell table:formula="of:=[.A771]*65535" office:value-type="float" office:value="50330.88" calcext:value-type="float">
            <text:p>50331</text:p>
          </table:table-cell>
          <table:table-cell table:formula="of:=[.C771]*65535" office:value-type="float" office:value="25169.5238275226" calcext:value-type="float">
            <text:p>25170</text:p>
          </table:table-cell>
          <table:table-cell table:number-columns-repeated="1018"/>
        </table:table-row>
        <table:table-row table:style-name="ro1">
          <table:table-cell office:value-type="float" office:value="0.769" calcext:value-type="float">
            <text:p>0,769</text:p>
          </table:table-cell>
          <table:table-cell table:formula="of:=EXP([.A772]*[.$B$1])" office:value-type="float" office:value="21.6715426219737" calcext:value-type="float">
            <text:p>21,672</text:p>
          </table:table-cell>
          <table:table-cell table:formula="of:=([.B772]-[.$B$3])/([.$B$1003]-[.$B$3])" office:value-type="float" office:value="0.385676419973279" calcext:value-type="float">
            <text:p>0,386</text:p>
          </table:table-cell>
          <table:table-cell/>
          <table:table-cell table:formula="of:=[.A772]*65535" office:value-type="float" office:value="50396.415" calcext:value-type="float">
            <text:p>50396</text:p>
          </table:table-cell>
          <table:table-cell table:formula="of:=[.C772]*65535" office:value-type="float" office:value="25275.3041829488" calcext:value-type="float">
            <text:p>25275</text:p>
          </table:table-cell>
          <table:table-cell table:number-columns-repeated="1018"/>
        </table:table-row>
        <table:table-row table:style-name="ro1">
          <table:table-cell office:value-type="float" office:value="0.77" calcext:value-type="float">
            <text:p>0,770</text:p>
          </table:table-cell>
          <table:table-cell table:formula="of:=EXP([.A773]*[.$B$1])" office:value-type="float" office:value="21.7584023961971" calcext:value-type="float">
            <text:p>21,758</text:p>
          </table:table-cell>
          <table:table-cell table:formula="of:=([.B773]-[.$B$3])/([.$B$1003]-[.$B$3])" office:value-type="float" office:value="0.38729699408208" calcext:value-type="float">
            <text:p>0,387</text:p>
          </table:table-cell>
          <table:table-cell/>
          <table:table-cell table:formula="of:=[.A773]*65535" office:value-type="float" office:value="50461.95" calcext:value-type="float">
            <text:p>50462</text:p>
          </table:table-cell>
          <table:table-cell table:formula="of:=[.C773]*65535" office:value-type="float" office:value="25381.5085071691" calcext:value-type="float">
            <text:p>25382</text:p>
          </table:table-cell>
          <table:table-cell table:number-columns-repeated="1018"/>
        </table:table-row>
        <table:table-row table:style-name="ro1">
          <table:table-cell office:value-type="float" office:value="0.771" calcext:value-type="float">
            <text:p>0,771</text:p>
          </table:table-cell>
          <table:table-cell table:formula="of:=EXP([.A774]*[.$B$1])" office:value-type="float" office:value="21.8456103053229" calcext:value-type="float">
            <text:p>21,846</text:p>
          </table:table-cell>
          <table:table-cell table:formula="of:=([.B774]-[.$B$3])/([.$B$1003]-[.$B$3])" office:value-type="float" office:value="0.388924063469212" calcext:value-type="float">
            <text:p>0,389</text:p>
          </table:table-cell>
          <table:table-cell/>
          <table:table-cell table:formula="of:=[.A774]*65535" office:value-type="float" office:value="50527.485" calcext:value-type="float">
            <text:p>50527</text:p>
          </table:table-cell>
          <table:table-cell table:formula="of:=[.C774]*65535" office:value-type="float" office:value="25488.1384994548" calcext:value-type="float">
            <text:p>25488</text:p>
          </table:table-cell>
          <table:table-cell table:number-columns-repeated="1018"/>
        </table:table-row>
        <table:table-row table:style-name="ro1">
          <table:table-cell office:value-type="float" office:value="0.772" calcext:value-type="float">
            <text:p>0,772</text:p>
          </table:table-cell>
          <table:table-cell table:formula="of:=EXP([.A775]*[.$B$1])" office:value-type="float" office:value="21.9331677446797" calcext:value-type="float">
            <text:p>21,933</text:p>
          </table:table-cell>
          <table:table-cell table:formula="of:=([.B775]-[.$B$3])/([.$B$1003]-[.$B$3])" office:value-type="float" office:value="0.390557654167821" calcext:value-type="float">
            <text:p>0,391</text:p>
          </table:table-cell>
          <table:table-cell/>
          <table:table-cell table:formula="of:=[.A775]*65535" office:value-type="float" office:value="50593.02" calcext:value-type="float">
            <text:p>50593</text:p>
          </table:table-cell>
          <table:table-cell table:formula="of:=[.C775]*65535" office:value-type="float" office:value="25595.1958658881" calcext:value-type="float">
            <text:p>25595</text:p>
          </table:table-cell>
          <table:table-cell table:number-columns-repeated="1018"/>
        </table:table-row>
        <table:table-row table:style-name="ro1">
          <table:table-cell office:value-type="float" office:value="0.773" calcext:value-type="float">
            <text:p>0,773</text:p>
          </table:table-cell>
          <table:table-cell table:formula="of:=EXP([.A776]*[.$B$1])" office:value-type="float" office:value="22.0210761151883" calcext:value-type="float">
            <text:p>22,021</text:p>
          </table:table-cell>
          <table:table-cell table:formula="of:=([.B776]-[.$B$3])/([.$B$1003]-[.$B$3])" office:value-type="float" office:value="0.392197792315392" calcext:value-type="float">
            <text:p>0,392</text:p>
          </table:table-cell>
          <table:table-cell/>
          <table:table-cell table:formula="of:=[.A776]*65535" office:value-type="float" office:value="50658.555" calcext:value-type="float">
            <text:p>50659</text:p>
          </table:table-cell>
          <table:table-cell table:formula="of:=[.C776]*65535" office:value-type="float" office:value="25702.6823193892" calcext:value-type="float">
            <text:p>25703</text:p>
          </table:table-cell>
          <table:table-cell table:number-columns-repeated="1018"/>
        </table:table-row>
        <table:table-row table:style-name="ro1">
          <table:table-cell office:value-type="float" office:value="0.774" calcext:value-type="float">
            <text:p>0,774</text:p>
          </table:table-cell>
          <table:table-cell table:formula="of:=EXP([.A777]*[.$B$1])" office:value-type="float" office:value="22.1093368233846" calcext:value-type="float">
            <text:p>22,109</text:p>
          </table:table-cell>
          <table:table-cell table:formula="of:=([.B777]-[.$B$3])/([.$B$1003]-[.$B$3])" office:value-type="float" office:value="0.393844504154171" calcext:value-type="float">
            <text:p>0,394</text:p>
          </table:table-cell>
          <table:table-cell/>
          <table:table-cell table:formula="of:=[.A777]*65535" office:value-type="float" office:value="50724.09" calcext:value-type="float">
            <text:p>50724</text:p>
          </table:table-cell>
          <table:table-cell table:formula="of:=[.C777]*65535" office:value-type="float" office:value="25810.5995797436" calcext:value-type="float">
            <text:p>25811</text:p>
          </table:table-cell>
          <table:table-cell table:number-columns-repeated="1018"/>
        </table:table-row>
        <table:table-row table:style-name="ro1">
          <table:table-cell office:value-type="float" office:value="0.775" calcext:value-type="float">
            <text:p>0,775</text:p>
          </table:table-cell>
          <table:table-cell table:formula="of:=EXP([.A778]*[.$B$1])" office:value-type="float" office:value="22.1979512814416" calcext:value-type="float">
            <text:p>22,198</text:p>
          </table:table-cell>
          <table:table-cell table:formula="of:=([.B778]-[.$B$3])/([.$B$1003]-[.$B$3])" office:value-type="float" office:value="0.395497816031582" calcext:value-type="float">
            <text:p>0,395</text:p>
          </table:table-cell>
          <table:table-cell/>
          <table:table-cell table:formula="of:=[.A778]*65535" office:value-type="float" office:value="50789.625" calcext:value-type="float">
            <text:p>50790</text:p>
          </table:table-cell>
          <table:table-cell table:formula="of:=[.C778]*65535" office:value-type="float" office:value="25918.9493736298" calcext:value-type="float">
            <text:p>25919</text:p>
          </table:table-cell>
          <table:table-cell table:number-columns-repeated="1018"/>
        </table:table-row>
        <table:table-row table:style-name="ro1">
          <table:table-cell office:value-type="float" office:value="0.776" calcext:value-type="float">
            <text:p>0,776</text:p>
          </table:table-cell>
          <table:table-cell table:formula="of:=EXP([.A779]*[.$B$1])" office:value-type="float" office:value="22.2869209071928" calcext:value-type="float">
            <text:p>22,287</text:p>
          </table:table-cell>
          <table:table-cell table:formula="of:=([.B779]-[.$B$3])/([.$B$1003]-[.$B$3])" office:value-type="float" office:value="0.397157754400651" calcext:value-type="float">
            <text:p>0,397</text:p>
          </table:table-cell>
          <table:table-cell/>
          <table:table-cell table:formula="of:=[.A779]*65535" office:value-type="float" office:value="50855.16" calcext:value-type="float">
            <text:p>50855</text:p>
          </table:table-cell>
          <table:table-cell table:formula="of:=[.C779]*65535" office:value-type="float" office:value="26027.7334346467" calcext:value-type="float">
            <text:p>26028</text:p>
          </table:table-cell>
          <table:table-cell table:number-columns-repeated="1018"/>
        </table:table-row>
        <table:table-row table:style-name="ro1">
          <table:table-cell office:value-type="float" office:value="0.777" calcext:value-type="float">
            <text:p>0,777</text:p>
          </table:table-cell>
          <table:table-cell table:formula="of:=EXP([.A780]*[.$B$1])" office:value-type="float" office:value="22.3762471241539" calcext:value-type="float">
            <text:p>22,376</text:p>
          </table:table-cell>
          <table:table-cell table:formula="of:=([.B780]-[.$B$3])/([.$B$1003]-[.$B$3])" office:value-type="float" office:value="0.398824345820427" calcext:value-type="float">
            <text:p>0,399</text:p>
          </table:table-cell>
          <table:table-cell/>
          <table:table-cell table:formula="of:=[.A780]*65535" office:value-type="float" office:value="50920.695" calcext:value-type="float">
            <text:p>50921</text:p>
          </table:table-cell>
          <table:table-cell table:formula="of:=[.C780]*65535" office:value-type="float" office:value="26136.9535033417" calcext:value-type="float">
            <text:p>26137</text:p>
          </table:table-cell>
          <table:table-cell table:number-columns-repeated="1018"/>
        </table:table-row>
        <table:table-row table:style-name="ro1">
          <table:table-cell office:value-type="float" office:value="0.778" calcext:value-type="float">
            <text:p>0,778</text:p>
          </table:table-cell>
          <table:table-cell table:formula="of:=EXP([.A781]*[.$B$1])" office:value-type="float" office:value="22.4659313615463" calcext:value-type="float">
            <text:p>22,466</text:p>
          </table:table-cell>
          <table:table-cell table:formula="of:=([.B781]-[.$B$3])/([.$B$1003]-[.$B$3])" office:value-type="float" office:value="0.400497616956409" calcext:value-type="float">
            <text:p>0,400</text:p>
          </table:table-cell>
          <table:table-cell/>
          <table:table-cell table:formula="of:=[.A781]*65535" office:value-type="float" office:value="50986.23" calcext:value-type="float">
            <text:p>50986</text:p>
          </table:table-cell>
          <table:table-cell table:formula="of:=[.C781]*65535" office:value-type="float" office:value="26246.6113272382" calcext:value-type="float">
            <text:p>26247</text:p>
          </table:table-cell>
          <table:table-cell table:number-columns-repeated="1018"/>
        </table:table-row>
        <table:table-row table:style-name="ro1">
          <table:table-cell office:value-type="float" office:value="0.779" calcext:value-type="float">
            <text:p>0,779</text:p>
          </table:table-cell>
          <table:table-cell table:formula="of:=EXP([.A782]*[.$B$1])" office:value-type="float" office:value="22.5559750543198" calcext:value-type="float">
            <text:p>22,556</text:p>
          </table:table-cell>
          <table:table-cell table:formula="of:=([.B782]-[.$B$3])/([.$B$1003]-[.$B$3])" office:value-type="float" office:value="0.402177594580969" calcext:value-type="float">
            <text:p>0,402</text:p>
          </table:table-cell>
          <table:table-cell/>
          <table:table-cell table:formula="of:=[.A782]*65535" office:value-type="float" office:value="51051.765" calcext:value-type="float">
            <text:p>51052</text:p>
          </table:table-cell>
          <table:table-cell table:formula="of:=[.C782]*65535" office:value-type="float" office:value="26356.7086608638" calcext:value-type="float">
            <text:p>26357</text:p>
          </table:table-cell>
          <table:table-cell table:number-columns-repeated="1018"/>
        </table:table-row>
        <table:table-row table:style-name="ro1">
          <table:table-cell office:value-type="float" office:value="0.78" calcext:value-type="float">
            <text:p>0,780</text:p>
          </table:table-cell>
          <table:table-cell table:formula="of:=EXP([.A783]*[.$B$1])" office:value-type="float" office:value="22.6463796431754" calcext:value-type="float">
            <text:p>22,646</text:p>
          </table:table-cell>
          <table:table-cell table:formula="of:=([.B783]-[.$B$3])/([.$B$1003]-[.$B$3])" office:value-type="float" office:value="0.403864305573786" calcext:value-type="float">
            <text:p>0,404</text:p>
          </table:table-cell>
          <table:table-cell/>
          <table:table-cell table:formula="of:=[.A783]*65535" office:value-type="float" office:value="51117.3" calcext:value-type="float">
            <text:p>51117</text:p>
          </table:table-cell>
          <table:table-cell table:formula="of:=[.C783]*65535" office:value-type="float" office:value="26467.2472657781" calcext:value-type="float">
            <text:p>26467</text:p>
          </table:table-cell>
          <table:table-cell table:number-columns-repeated="1018"/>
        </table:table-row>
        <table:table-row table:style-name="ro1">
          <table:table-cell office:value-type="float" office:value="0.781" calcext:value-type="float">
            <text:p>0,781</text:p>
          </table:table-cell>
          <table:table-cell table:formula="of:=EXP([.A784]*[.$B$1])" office:value-type="float" office:value="22.7371465745884" calcext:value-type="float">
            <text:p>22,737</text:p>
          </table:table-cell>
          <table:table-cell table:formula="of:=([.B784]-[.$B$3])/([.$B$1003]-[.$B$3])" office:value-type="float" office:value="0.405557776922272" calcext:value-type="float">
            <text:p>0,406</text:p>
          </table:table-cell>
          <table:table-cell/>
          <table:table-cell table:formula="of:=[.A784]*65535" office:value-type="float" office:value="51182.835" calcext:value-type="float">
            <text:p>51183</text:p>
          </table:table-cell>
          <table:table-cell table:formula="of:=[.C784]*65535" office:value-type="float" office:value="26578.2289106011" calcext:value-type="float">
            <text:p>26578</text:p>
          </table:table-cell>
          <table:table-cell table:number-columns-repeated="1018"/>
        </table:table-row>
        <table:table-row table:style-name="ro1">
          <table:table-cell office:value-type="float" office:value="0.782" calcext:value-type="float">
            <text:p>0,782</text:p>
          </table:table-cell>
          <table:table-cell table:formula="of:=EXP([.A785]*[.$B$1])" office:value-type="float" office:value="22.8282773008316" calcext:value-type="float">
            <text:p>22,828</text:p>
          </table:table-cell>
          <table:table-cell table:formula="of:=([.B785]-[.$B$3])/([.$B$1003]-[.$B$3])" office:value-type="float" office:value="0.407258035722005" calcext:value-type="float">
            <text:p>0,407</text:p>
          </table:table-cell>
          <table:table-cell/>
          <table:table-cell table:formula="of:=[.A785]*65535" office:value-type="float" office:value="51248.37" calcext:value-type="float">
            <text:p>51248</text:p>
          </table:table-cell>
          <table:table-cell table:formula="of:=[.C785]*65535" office:value-type="float" office:value="26689.6553710416" calcext:value-type="float">
            <text:p>26690</text:p>
          </table:table-cell>
          <table:table-cell table:number-columns-repeated="1018"/>
        </table:table-row>
        <table:table-row table:style-name="ro1">
          <table:table-cell office:value-type="float" office:value="0.783" calcext:value-type="float">
            <text:p>0,783</text:p>
          </table:table-cell>
          <table:table-cell table:formula="of:=EXP([.A786]*[.$B$1])" office:value-type="float" office:value="22.9197732799987" calcext:value-type="float">
            <text:p>22,920</text:p>
          </table:table-cell>
          <table:table-cell table:formula="of:=([.B786]-[.$B$3])/([.$B$1003]-[.$B$3])" office:value-type="float" office:value="0.408965109177161" calcext:value-type="float">
            <text:p>0,409</text:p>
          </table:table-cell>
          <table:table-cell/>
          <table:table-cell table:formula="of:=[.A786]*65535" office:value-type="float" office:value="51313.905" calcext:value-type="float">
            <text:p>51314</text:p>
          </table:table-cell>
          <table:table-cell table:formula="of:=[.C786]*65535" office:value-type="float" office:value="26801.5284299252" calcext:value-type="float">
            <text:p>26802</text:p>
          </table:table-cell>
          <table:table-cell table:number-columns-repeated="1018"/>
        </table:table-row>
        <table:table-row table:style-name="ro1">
          <table:table-cell office:value-type="float" office:value="0.784" calcext:value-type="float">
            <text:p>0,784</text:p>
          </table:table-cell>
          <table:table-cell table:formula="of:=EXP([.A787]*[.$B$1])" office:value-type="float" office:value="23.0116359760272" calcext:value-type="float">
            <text:p>23,012</text:p>
          </table:table-cell>
          <table:table-cell table:formula="of:=([.B787]-[.$B$3])/([.$B$1003]-[.$B$3])" office:value-type="float" office:value="0.410679024600952" calcext:value-type="float">
            <text:p>0,411</text:p>
          </table:table-cell>
          <table:table-cell/>
          <table:table-cell table:formula="of:=[.A787]*65535" office:value-type="float" office:value="51379.44" calcext:value-type="float">
            <text:p>51379</text:p>
          </table:table-cell>
          <table:table-cell table:formula="of:=[.C787]*65535" office:value-type="float" office:value="26913.8498772234" calcext:value-type="float">
            <text:p>26914</text:p>
          </table:table-cell>
          <table:table-cell table:number-columns-repeated="1018"/>
        </table:table-row>
        <table:table-row table:style-name="ro1">
          <table:table-cell office:value-type="float" office:value="0.785" calcext:value-type="float">
            <text:p>0,785</text:p>
          </table:table-cell>
          <table:table-cell table:formula="of:=EXP([.A788]*[.$B$1])" office:value-type="float" office:value="23.1038668587222" calcext:value-type="float">
            <text:p>23,104</text:p>
          </table:table-cell>
          <table:table-cell table:formula="of:=([.B788]-[.$B$3])/([.$B$1003]-[.$B$3])" office:value-type="float" office:value="0.412399809416062" calcext:value-type="float">
            <text:p>0,412</text:p>
          </table:table-cell>
          <table:table-cell/>
          <table:table-cell table:formula="of:=[.A788]*65535" office:value-type="float" office:value="51444.975" calcext:value-type="float">
            <text:p>51445</text:p>
          </table:table-cell>
          <table:table-cell table:formula="of:=[.C788]*65535" office:value-type="float" office:value="27026.6215100816" calcext:value-type="float">
            <text:p>27027</text:p>
          </table:table-cell>
          <table:table-cell table:number-columns-repeated="1018"/>
        </table:table-row>
        <table:table-row table:style-name="ro1">
          <table:table-cell office:value-type="float" office:value="0.786" calcext:value-type="float">
            <text:p>0,786</text:p>
          </table:table-cell>
          <table:table-cell table:formula="of:=EXP([.A789]*[.$B$1])" office:value-type="float" office:value="23.1964674037798" calcext:value-type="float">
            <text:p>23,196</text:p>
          </table:table-cell>
          <table:table-cell table:formula="of:=([.B789]-[.$B$3])/([.$B$1003]-[.$B$3])" office:value-type="float" office:value="0.414127491155084" calcext:value-type="float">
            <text:p>0,414</text:p>
          </table:table-cell>
          <table:table-cell/>
          <table:table-cell table:formula="of:=[.A789]*65535" office:value-type="float" office:value="51510.51" calcext:value-type="float">
            <text:p>51511</text:p>
          </table:table-cell>
          <table:table-cell table:formula="of:=[.C789]*65535" office:value-type="float" office:value="27139.8451328485" calcext:value-type="float">
            <text:p>27140</text:p>
          </table:table-cell>
          <table:table-cell table:number-columns-repeated="1018"/>
        </table:table-row>
        <table:table-row table:style-name="ro1">
          <table:table-cell office:value-type="float" office:value="0.787" calcext:value-type="float">
            <text:p>0,787</text:p>
          </table:table-cell>
          <table:table-cell table:formula="of:=EXP([.A790]*[.$B$1])" office:value-type="float" office:value="23.2894390928108" calcext:value-type="float">
            <text:p>23,289</text:p>
          </table:table-cell>
          <table:table-cell table:formula="of:=([.B790]-[.$B$3])/([.$B$1003]-[.$B$3])" office:value-type="float" office:value="0.415862097460964" calcext:value-type="float">
            <text:p>0,416</text:p>
          </table:table-cell>
          <table:table-cell/>
          <table:table-cell table:formula="of:=[.A790]*65535" office:value-type="float" office:value="51576.045" calcext:value-type="float">
            <text:p>51576</text:p>
          </table:table-cell>
          <table:table-cell table:formula="of:=[.C790]*65535" office:value-type="float" office:value="27253.5225571043" calcext:value-type="float">
            <text:p>27254</text:p>
          </table:table-cell>
          <table:table-cell table:number-columns-repeated="1018"/>
        </table:table-row>
        <table:table-row table:style-name="ro1">
          <table:table-cell office:value-type="float" office:value="0.788" calcext:value-type="float">
            <text:p>0,788</text:p>
          </table:table-cell>
          <table:table-cell table:formula="of:=EXP([.A791]*[.$B$1])" office:value-type="float" office:value="23.3827834133641" calcext:value-type="float">
            <text:p>23,383</text:p>
          </table:table-cell>
          <table:table-cell table:formula="of:=([.B791]-[.$B$3])/([.$B$1003]-[.$B$3])" office:value-type="float" office:value="0.417603656087438" calcext:value-type="float">
            <text:p>0,418</text:p>
          </table:table-cell>
          <table:table-cell/>
          <table:table-cell table:formula="of:=[.A791]*65535" office:value-type="float" office:value="51641.58" calcext:value-type="float">
            <text:p>51642</text:p>
          </table:table-cell>
          <table:table-cell table:formula="of:=[.C791]*65535" office:value-type="float" office:value="27367.6556016903" calcext:value-type="float">
            <text:p>27368</text:p>
          </table:table-cell>
          <table:table-cell table:number-columns-repeated="1018"/>
        </table:table-row>
        <table:table-row table:style-name="ro1">
          <table:table-cell office:value-type="float" office:value="0.789" calcext:value-type="float">
            <text:p>0,789</text:p>
          </table:table-cell>
          <table:table-cell table:formula="of:=EXP([.A792]*[.$B$1])" office:value-type="float" office:value="23.4765018589508" calcext:value-type="float">
            <text:p>23,477</text:p>
          </table:table-cell>
          <table:table-cell table:formula="of:=([.B792]-[.$B$3])/([.$B$1003]-[.$B$3])" office:value-type="float" office:value="0.419352194899483" calcext:value-type="float">
            <text:p>0,419</text:p>
          </table:table-cell>
          <table:table-cell/>
          <table:table-cell table:formula="of:=[.A792]*65535" office:value-type="float" office:value="51707.115" calcext:value-type="float">
            <text:p>51707</text:p>
          </table:table-cell>
          <table:table-cell table:formula="of:=[.C792]*65535" office:value-type="float" office:value="27482.2460927376" calcext:value-type="float">
            <text:p>27482</text:p>
          </table:table-cell>
          <table:table-cell table:number-columns-repeated="1018"/>
        </table:table-row>
        <table:table-row table:style-name="ro1">
          <table:table-cell office:value-type="float" office:value="0.79" calcext:value-type="float">
            <text:p>0,790</text:p>
          </table:table-cell>
          <table:table-cell table:formula="of:=EXP([.A793]*[.$B$1])" office:value-type="float" office:value="23.5705959290681" calcext:value-type="float">
            <text:p>23,571</text:p>
          </table:table-cell>
          <table:table-cell table:formula="of:=([.B793]-[.$B$3])/([.$B$1003]-[.$B$3])" office:value-type="float" office:value="0.421107741873756" calcext:value-type="float">
            <text:p>0,421</text:p>
          </table:table-cell>
          <table:table-cell/>
          <table:table-cell table:formula="of:=[.A793]*65535" office:value-type="float" office:value="51772.65" calcext:value-type="float">
            <text:p>51773</text:p>
          </table:table-cell>
          <table:table-cell table:formula="of:=[.C793]*65535" office:value-type="float" office:value="27597.2958636966" calcext:value-type="float">
            <text:p>27597</text:p>
          </table:table-cell>
          <table:table-cell table:number-columns-repeated="1018"/>
        </table:table-row>
        <table:table-row table:style-name="ro1">
          <table:table-cell office:value-type="float" office:value="0.791" calcext:value-type="float">
            <text:p>0,791</text:p>
          </table:table-cell>
          <table:table-cell table:formula="of:=EXP([.A794]*[.$B$1])" office:value-type="float" office:value="23.6650671292231" calcext:value-type="float">
            <text:p>23,665</text:p>
          </table:table-cell>
          <table:table-cell table:formula="of:=([.B794]-[.$B$3])/([.$B$1003]-[.$B$3])" office:value-type="float" office:value="0.422870325099046" calcext:value-type="float">
            <text:p>0,423</text:p>
          </table:table-cell>
          <table:table-cell/>
          <table:table-cell table:formula="of:=[.A794]*65535" office:value-type="float" office:value="51838.185" calcext:value-type="float">
            <text:p>51838</text:p>
          </table:table-cell>
          <table:table-cell table:formula="of:=[.C794]*65535" office:value-type="float" office:value="27712.806755366" calcext:value-type="float">
            <text:p>27713</text:p>
          </table:table-cell>
          <table:table-cell table:number-columns-repeated="1018"/>
        </table:table-row>
        <table:table-row table:style-name="ro1">
          <table:table-cell office:value-type="float" office:value="0.792" calcext:value-type="float">
            <text:p>0,792</text:p>
          </table:table-cell>
          <table:table-cell table:formula="of:=EXP([.A795]*[.$B$1])" office:value-type="float" office:value="23.7599169709571" calcext:value-type="float">
            <text:p>23,760</text:p>
          </table:table-cell>
          <table:table-cell table:formula="of:=([.B795]-[.$B$3])/([.$B$1003]-[.$B$3])" office:value-type="float" office:value="0.424639972776723" calcext:value-type="float">
            <text:p>0,425</text:p>
          </table:table-cell>
          <table:table-cell/>
          <table:table-cell table:formula="of:=[.A795]*65535" office:value-type="float" office:value="51903.72" calcext:value-type="float">
            <text:p>51904</text:p>
          </table:table-cell>
          <table:table-cell table:formula="of:=[.C795]*65535" office:value-type="float" office:value="27828.7806159225" calcext:value-type="float">
            <text:p>27829</text:p>
          </table:table-cell>
          <table:table-cell table:number-columns-repeated="1018"/>
        </table:table-row>
        <table:table-row table:style-name="ro1">
          <table:table-cell office:value-type="float" office:value="0.793" calcext:value-type="float">
            <text:p>0,793</text:p>
          </table:table-cell>
          <table:table-cell table:formula="of:=EXP([.A796]*[.$B$1])" office:value-type="float" office:value="23.8551469718694" calcext:value-type="float">
            <text:p>23,855</text:p>
          </table:table-cell>
          <table:table-cell table:formula="of:=([.B796]-[.$B$3])/([.$B$1003]-[.$B$3])" office:value-type="float" office:value="0.426416713221187" calcext:value-type="float">
            <text:p>0,426</text:p>
          </table:table-cell>
          <table:table-cell/>
          <table:table-cell table:formula="of:=[.A796]*65535" office:value-type="float" office:value="51969.255" calcext:value-type="float">
            <text:p>51969</text:p>
          </table:table-cell>
          <table:table-cell table:formula="of:=[.C796]*65535" office:value-type="float" office:value="27945.2193009505" calcext:value-type="float">
            <text:p>27945</text:p>
          </table:table-cell>
          <table:table-cell table:number-columns-repeated="1018"/>
        </table:table-row>
        <table:table-row table:style-name="ro1">
          <table:table-cell office:value-type="float" office:value="0.794" calcext:value-type="float">
            <text:p>0,794</text:p>
          </table:table-cell>
          <table:table-cell table:formula="of:=EXP([.A797]*[.$B$1])" office:value-type="float" office:value="23.9507586556422" calcext:value-type="float">
            <text:p>23,951</text:p>
          </table:table-cell>
          <table:table-cell table:formula="of:=([.B797]-[.$B$3])/([.$B$1003]-[.$B$3])" office:value-type="float" office:value="0.428200574860324" calcext:value-type="float">
            <text:p>0,428</text:p>
          </table:table-cell>
          <table:table-cell/>
          <table:table-cell table:formula="of:=[.A797]*65535" office:value-type="float" office:value="52034.79" calcext:value-type="float">
            <text:p>52035</text:p>
          </table:table-cell>
          <table:table-cell table:formula="of:=[.C797]*65535" office:value-type="float" office:value="28062.1246734713" calcext:value-type="float">
            <text:p>28062</text:p>
          </table:table-cell>
          <table:table-cell table:number-columns-repeated="1018"/>
        </table:table-row>
        <table:table-row table:style-name="ro1">
          <table:table-cell office:value-type="float" office:value="0.795" calcext:value-type="float">
            <text:p>0,795</text:p>
          </table:table-cell>
          <table:table-cell table:formula="of:=EXP([.A798]*[.$B$1])" office:value-type="float" office:value="24.0467535520645" calcext:value-type="float">
            <text:p>24,047</text:p>
          </table:table-cell>
          <table:table-cell table:formula="of:=([.B798]-[.$B$3])/([.$B$1003]-[.$B$3])" office:value-type="float" office:value="0.429991586235957" calcext:value-type="float">
            <text:p>0,430</text:p>
          </table:table-cell>
          <table:table-cell/>
          <table:table-cell table:formula="of:=[.A798]*65535" office:value-type="float" office:value="52100.325" calcext:value-type="float">
            <text:p>52100</text:p>
          </table:table-cell>
          <table:table-cell table:formula="of:=[.C798]*65535" office:value-type="float" office:value="28179.4986039734" calcext:value-type="float">
            <text:p>28179</text:p>
          </table:table-cell>
          <table:table-cell table:number-columns-repeated="1018"/>
        </table:table-row>
        <table:table-row table:style-name="ro1">
          <table:table-cell office:value-type="float" office:value="0.796" calcext:value-type="float">
            <text:p>0,796</text:p>
          </table:table-cell>
          <table:table-cell table:formula="of:=EXP([.A799]*[.$B$1])" office:value-type="float" office:value="24.1431331970566" calcext:value-type="float">
            <text:p>24,143</text:p>
          </table:table-cell>
          <table:table-cell table:formula="of:=([.B799]-[.$B$3])/([.$B$1003]-[.$B$3])" office:value-type="float" office:value="0.431789776004307" calcext:value-type="float">
            <text:p>0,432</text:p>
          </table:table-cell>
          <table:table-cell/>
          <table:table-cell table:formula="of:=[.A799]*65535" office:value-type="float" office:value="52165.86" calcext:value-type="float">
            <text:p>52166</text:p>
          </table:table-cell>
          <table:table-cell table:formula="of:=[.C799]*65535" office:value-type="float" office:value="28297.3429704422" calcext:value-type="float">
            <text:p>28297</text:p>
          </table:table-cell>
          <table:table-cell table:number-columns-repeated="1018"/>
        </table:table-row>
        <table:table-row table:style-name="ro1">
          <table:table-cell office:value-type="float" office:value="0.797" calcext:value-type="float">
            <text:p>0,797</text:p>
          </table:table-cell>
          <table:table-cell table:formula="of:=EXP([.A800]*[.$B$1])" office:value-type="float" office:value="24.2398991326949" calcext:value-type="float">
            <text:p>24,240</text:p>
          </table:table-cell>
          <table:table-cell table:formula="of:=([.B800]-[.$B$3])/([.$B$1003]-[.$B$3])" office:value-type="float" office:value="0.433595172936448" calcext:value-type="float">
            <text:p>0,434</text:p>
          </table:table-cell>
          <table:table-cell/>
          <table:table-cell table:formula="of:=[.A800]*65535" office:value-type="float" office:value="52231.395" calcext:value-type="float">
            <text:p>52231</text:p>
          </table:table-cell>
          <table:table-cell table:formula="of:=[.C800]*65535" office:value-type="float" office:value="28415.6596583901" calcext:value-type="float">
            <text:p>28416</text:p>
          </table:table-cell>
          <table:table-cell table:number-columns-repeated="1018"/>
        </table:table-row>
        <table:table-row table:style-name="ro1">
          <table:table-cell office:value-type="float" office:value="0.798" calcext:value-type="float">
            <text:p>0,798</text:p>
          </table:table-cell>
          <table:table-cell table:formula="of:=EXP([.A801]*[.$B$1])" office:value-type="float" office:value="24.3370529072364" calcext:value-type="float">
            <text:p>24,337</text:p>
          </table:table-cell>
          <table:table-cell table:formula="of:=([.B801]-[.$B$3])/([.$B$1003]-[.$B$3])" office:value-type="float" office:value="0.43540780591877" calcext:value-type="float">
            <text:p>0,435</text:p>
          </table:table-cell>
          <table:table-cell/>
          <table:table-cell table:formula="of:=[.A801]*65535" office:value-type="float" office:value="52296.93" calcext:value-type="float">
            <text:p>52297</text:p>
          </table:table-cell>
          <table:table-cell table:formula="of:=[.C801]*65535" office:value-type="float" office:value="28534.4505608866" calcext:value-type="float">
            <text:p>28534</text:p>
          </table:table-cell>
          <table:table-cell table:number-columns-repeated="1018"/>
        </table:table-row>
        <table:table-row table:style-name="ro1">
          <table:table-cell office:value-type="float" office:value="0.799" calcext:value-type="float">
            <text:p>0,799</text:p>
          </table:table-cell>
          <table:table-cell table:formula="of:=EXP([.A802]*[.$B$1])" office:value-type="float" office:value="24.4345960751436" calcext:value-type="float">
            <text:p>24,435</text:p>
          </table:table-cell>
          <table:table-cell table:formula="of:=([.B802]-[.$B$3])/([.$B$1003]-[.$B$3])" office:value-type="float" office:value="0.43722770395344" calcext:value-type="float">
            <text:p>0,437</text:p>
          </table:table-cell>
          <table:table-cell/>
          <table:table-cell table:formula="of:=[.A802]*65535" office:value-type="float" office:value="52362.465" calcext:value-type="float">
            <text:p>52362</text:p>
          </table:table-cell>
          <table:table-cell table:formula="of:=[.C802]*65535" office:value-type="float" office:value="28653.7175785887" calcext:value-type="float">
            <text:p>28654</text:p>
          </table:table-cell>
          <table:table-cell table:number-columns-repeated="1018"/>
        </table:table-row>
        <table:table-row table:style-name="ro1">
          <table:table-cell office:value-type="float" office:value="0.8" calcext:value-type="float">
            <text:p>0,800</text:p>
          </table:table-cell>
          <table:table-cell table:formula="of:=EXP([.A803]*[.$B$1])" office:value-type="float" office:value="24.5325301971094" calcext:value-type="float">
            <text:p>24,533</text:p>
          </table:table-cell>
          <table:table-cell table:formula="of:=([.B803]-[.$B$3])/([.$B$1003]-[.$B$3])" office:value-type="float" office:value="0.439054896158864" calcext:value-type="float">
            <text:p>0,439</text:p>
          </table:table-cell>
          <table:table-cell/>
          <table:table-cell table:formula="of:=[.A803]*65535" office:value-type="float" office:value="52428" calcext:value-type="float">
            <text:p>52428</text:p>
          </table:table-cell>
          <table:table-cell table:formula="of:=[.C803]*65535" office:value-type="float" office:value="28773.4626197711" calcext:value-type="float">
            <text:p>28773</text:p>
          </table:table-cell>
          <table:table-cell table:number-columns-repeated="1018"/>
        </table:table-row>
        <table:table-row table:style-name="ro1">
          <table:table-cell office:value-type="float" office:value="0.801" calcext:value-type="float">
            <text:p>0,801</text:p>
          </table:table-cell>
          <table:table-cell table:formula="of:=EXP([.A804]*[.$B$1])" office:value-type="float" office:value="24.6308568400816" calcext:value-type="float">
            <text:p>24,631</text:p>
          </table:table-cell>
          <table:table-cell table:formula="of:=([.B804]-[.$B$3])/([.$B$1003]-[.$B$3])" office:value-type="float" office:value="0.440889411770157" calcext:value-type="float">
            <text:p>0,441</text:p>
          </table:table-cell>
          <table:table-cell/>
          <table:table-cell table:formula="of:=[.A804]*65535" office:value-type="float" office:value="52493.535" calcext:value-type="float">
            <text:p>52494</text:p>
          </table:table-cell>
          <table:table-cell table:formula="of:=[.C804]*65535" office:value-type="float" office:value="28893.6876003572" calcext:value-type="float">
            <text:p>28894</text:p>
          </table:table-cell>
          <table:table-cell table:number-columns-repeated="1018"/>
        </table:table-row>
        <table:table-row table:style-name="ro1">
          <table:table-cell office:value-type="float" office:value="0.802" calcext:value-type="float">
            <text:p>0,802</text:p>
          </table:table-cell>
          <table:table-cell table:formula="of:=EXP([.A805]*[.$B$1])" office:value-type="float" office:value="24.7295775772887" calcext:value-type="float">
            <text:p>24,730</text:p>
          </table:table-cell>
          <table:table-cell table:formula="of:=([.B805]-[.$B$3])/([.$B$1003]-[.$B$3])" office:value-type="float" office:value="0.442731280139608" calcext:value-type="float">
            <text:p>0,443</text:p>
          </table:table-cell>
          <table:table-cell/>
          <table:table-cell table:formula="of:=[.A805]*65535" office:value-type="float" office:value="52559.07" calcext:value-type="float">
            <text:p>52559</text:p>
          </table:table-cell>
          <table:table-cell table:formula="of:=[.C805]*65535" office:value-type="float" office:value="29014.3944439492" calcext:value-type="float">
            <text:p>29014</text:p>
          </table:table-cell>
          <table:table-cell table:number-columns-repeated="1018"/>
        </table:table-row>
        <table:table-row table:style-name="ro1">
          <table:table-cell office:value-type="float" office:value="0.803" calcext:value-type="float">
            <text:p>0,803</text:p>
          </table:table-cell>
          <table:table-cell table:formula="of:=EXP([.A806]*[.$B$1])" office:value-type="float" office:value="24.8286939882646" calcext:value-type="float">
            <text:p>24,829</text:p>
          </table:table-cell>
          <table:table-cell table:formula="of:=([.B806]-[.$B$3])/([.$B$1003]-[.$B$3])" office:value-type="float" office:value="0.44458053073715" calcext:value-type="float">
            <text:p>0,445</text:p>
          </table:table-cell>
          <table:table-cell/>
          <table:table-cell table:formula="of:=[.A806]*65535" office:value-type="float" office:value="52624.605" calcext:value-type="float">
            <text:p>52625</text:p>
          </table:table-cell>
          <table:table-cell table:formula="of:=[.C806]*65535" office:value-type="float" office:value="29135.5850818591" calcext:value-type="float">
            <text:p>29136</text:p>
          </table:table-cell>
          <table:table-cell table:number-columns-repeated="1018"/>
        </table:table-row>
        <table:table-row table:style-name="ro1">
          <table:table-cell office:value-type="float" office:value="0.804" calcext:value-type="float">
            <text:p>0,804</text:p>
          </table:table-cell>
          <table:table-cell table:formula="of:=EXP([.A807]*[.$B$1])" office:value-type="float" office:value="24.928207658874" calcext:value-type="float">
            <text:p>24,928</text:p>
          </table:table-cell>
          <table:table-cell table:formula="of:=([.B807]-[.$B$3])/([.$B$1003]-[.$B$3])" office:value-type="float" office:value="0.446437193150831" calcext:value-type="float">
            <text:p>0,446</text:p>
          </table:table-cell>
          <table:table-cell/>
          <table:table-cell table:formula="of:=[.A807]*65535" office:value-type="float" office:value="52690.14" calcext:value-type="float">
            <text:p>52690</text:p>
          </table:table-cell>
          <table:table-cell table:formula="of:=[.C807]*65535" office:value-type="float" office:value="29257.2614531397" calcext:value-type="float">
            <text:p>29257</text:p>
          </table:table-cell>
          <table:table-cell table:number-columns-repeated="1018"/>
        </table:table-row>
        <table:table-row table:style-name="ro1">
          <table:table-cell office:value-type="float" office:value="0.805" calcext:value-type="float">
            <text:p>0,805</text:p>
          </table:table-cell>
          <table:table-cell table:formula="of:=EXP([.A808]*[.$B$1])" office:value-type="float" office:value="25.0281201813378" calcext:value-type="float">
            <text:p>25,028</text:p>
          </table:table-cell>
          <table:table-cell table:formula="of:=([.B808]-[.$B$3])/([.$B$1003]-[.$B$3])" office:value-type="float" office:value="0.448301297087292" calcext:value-type="float">
            <text:p>0,448</text:p>
          </table:table-cell>
          <table:table-cell/>
          <table:table-cell table:formula="of:=[.A808]*65535" office:value-type="float" office:value="52755.675" calcext:value-type="float">
            <text:p>52756</text:p>
          </table:table-cell>
          <table:table-cell table:formula="of:=[.C808]*65535" office:value-type="float" office:value="29379.4255046156" calcext:value-type="float">
            <text:p>29379</text:p>
          </table:table-cell>
          <table:table-cell table:number-columns-repeated="1018"/>
        </table:table-row>
        <table:table-row table:style-name="ro1">
          <table:table-cell office:value-type="float" office:value="0.806" calcext:value-type="float">
            <text:p>0,806</text:p>
          </table:table-cell>
          <table:table-cell table:formula="of:=EXP([.A809]*[.$B$1])" office:value-type="float" office:value="25.1284331542584" calcext:value-type="float">
            <text:p>25,128</text:p>
          </table:table-cell>
          <table:table-cell table:formula="of:=([.B809]-[.$B$3])/([.$B$1003]-[.$B$3])" office:value-type="float" office:value="0.450172872372233" calcext:value-type="float">
            <text:p>0,450</text:p>
          </table:table-cell>
          <table:table-cell/>
          <table:table-cell table:formula="of:=[.A809]*65535" office:value-type="float" office:value="52821.21" calcext:value-type="float">
            <text:p>52821</text:p>
          </table:table-cell>
          <table:table-cell table:formula="of:=[.C809]*65535" office:value-type="float" office:value="29502.0791909143" calcext:value-type="float">
            <text:p>29502</text:p>
          </table:table-cell>
          <table:table-cell table:number-columns-repeated="1018"/>
        </table:table-row>
        <table:table-row table:style-name="ro1">
          <table:table-cell office:value-type="float" office:value="0.807" calcext:value-type="float">
            <text:p>0,807</text:p>
          </table:table-cell>
          <table:table-cell table:formula="of:=EXP([.A810]*[.$B$1])" office:value-type="float" office:value="25.2291481826456" calcext:value-type="float">
            <text:p>25,229</text:p>
          </table:table-cell>
          <table:table-cell table:formula="of:=([.B810]-[.$B$3])/([.$B$1003]-[.$B$3])" office:value-type="float" office:value="0.452051948950899" calcext:value-type="float">
            <text:p>0,452</text:p>
          </table:table-cell>
          <table:table-cell/>
          <table:table-cell table:formula="of:=[.A810]*65535" office:value-type="float" office:value="52886.745" calcext:value-type="float">
            <text:p>52887</text:p>
          </table:table-cell>
          <table:table-cell table:formula="of:=[.C810]*65535" office:value-type="float" office:value="29625.2244744972" calcext:value-type="float">
            <text:p>29625</text:p>
          </table:table-cell>
          <table:table-cell table:number-columns-repeated="1018"/>
        </table:table-row>
        <table:table-row table:style-name="ro1">
          <table:table-cell office:value-type="float" office:value="0.808" calcext:value-type="float">
            <text:p>0,808</text:p>
          </table:table-cell>
          <table:table-cell table:formula="of:=EXP([.A811]*[.$B$1])" office:value-type="float" office:value="25.3302668779418" calcext:value-type="float">
            <text:p>25,330</text:p>
          </table:table-cell>
          <table:table-cell table:formula="of:=([.B811]-[.$B$3])/([.$B$1003]-[.$B$3])" office:value-type="float" office:value="0.453938556888557" calcext:value-type="float">
            <text:p>0,454</text:p>
          </table:table-cell>
          <table:table-cell/>
          <table:table-cell table:formula="of:=[.A811]*65535" office:value-type="float" office:value="52952.28" calcext:value-type="float">
            <text:p>52952</text:p>
          </table:table-cell>
          <table:table-cell table:formula="of:=[.C811]*65535" office:value-type="float" office:value="29748.8633256916" calcext:value-type="float">
            <text:p>29749</text:p>
          </table:table-cell>
          <table:table-cell table:number-columns-repeated="1018"/>
        </table:table-row>
        <table:table-row table:style-name="ro1">
          <table:table-cell office:value-type="float" office:value="0.809" calcext:value-type="float">
            <text:p>0,809</text:p>
          </table:table-cell>
          <table:table-cell table:formula="of:=EXP([.A812]*[.$B$1])" office:value-type="float" office:value="25.4317908580485" calcext:value-type="float">
            <text:p>25,432</text:p>
          </table:table-cell>
          <table:table-cell table:formula="of:=([.B812]-[.$B$3])/([.$B$1003]-[.$B$3])" office:value-type="float" office:value="0.455832726370972" calcext:value-type="float">
            <text:p>0,456</text:p>
          </table:table-cell>
          <table:table-cell/>
          <table:table-cell table:formula="of:=[.A812]*65535" office:value-type="float" office:value="53017.815" calcext:value-type="float">
            <text:p>53018</text:p>
          </table:table-cell>
          <table:table-cell table:formula="of:=[.C812]*65535" office:value-type="float" office:value="29872.9977227217" calcext:value-type="float">
            <text:p>29873</text:p>
          </table:table-cell>
          <table:table-cell table:number-columns-repeated="1018"/>
        </table:table-row>
        <table:table-row table:style-name="ro1">
          <table:table-cell office:value-type="float" office:value="0.81" calcext:value-type="float">
            <text:p>0,810</text:p>
          </table:table-cell>
          <table:table-cell table:formula="of:=EXP([.A813]*[.$B$1])" office:value-type="float" office:value="25.5337217473515" calcext:value-type="float">
            <text:p>25,534</text:p>
          </table:table-cell>
          <table:table-cell table:formula="of:=([.B813]-[.$B$3])/([.$B$1003]-[.$B$3])" office:value-type="float" office:value="0.457734487704898" calcext:value-type="float">
            <text:p>0,458</text:p>
          </table:table-cell>
          <table:table-cell/>
          <table:table-cell table:formula="of:=[.A813]*65535" office:value-type="float" office:value="53083.35" calcext:value-type="float">
            <text:p>53083</text:p>
          </table:table-cell>
          <table:table-cell table:formula="of:=[.C813]*65535" office:value-type="float" office:value="29997.6296517405" calcext:value-type="float">
            <text:p>29998</text:p>
          </table:table-cell>
          <table:table-cell table:number-columns-repeated="1018"/>
        </table:table-row>
        <table:table-row table:style-name="ro1">
          <table:table-cell office:value-type="float" office:value="0.811" calcext:value-type="float">
            <text:p>0,811</text:p>
          </table:table-cell>
          <table:table-cell table:formula="of:=EXP([.A814]*[.$B$1])" office:value-type="float" office:value="25.6360611767472" calcext:value-type="float">
            <text:p>25,636</text:p>
          </table:table-cell>
          <table:table-cell table:formula="of:=([.B814]-[.$B$3])/([.$B$1003]-[.$B$3])" office:value-type="float" office:value="0.459643871318556" calcext:value-type="float">
            <text:p>0,460</text:p>
          </table:table-cell>
          <table:table-cell/>
          <table:table-cell table:formula="of:=[.A814]*65535" office:value-type="float" office:value="53148.885" calcext:value-type="float">
            <text:p>53149</text:p>
          </table:table-cell>
          <table:table-cell table:formula="of:=[.C814]*65535" office:value-type="float" office:value="30122.7611068615" calcext:value-type="float">
            <text:p>30123</text:p>
          </table:table-cell>
          <table:table-cell table:number-columns-repeated="1018"/>
        </table:table-row>
        <table:table-row table:style-name="ro1">
          <table:table-cell office:value-type="float" office:value="0.812" calcext:value-type="float">
            <text:p>0,812</text:p>
          </table:table-cell>
          <table:table-cell table:formula="of:=EXP([.A815]*[.$B$1])" office:value-type="float" office:value="25.7388107836686" calcext:value-type="float">
            <text:p>25,739</text:p>
          </table:table-cell>
          <table:table-cell table:formula="of:=([.B815]-[.$B$3])/([.$B$1003]-[.$B$3])" office:value-type="float" office:value="0.461560907762124" calcext:value-type="float">
            <text:p>0,462</text:p>
          </table:table-cell>
          <table:table-cell/>
          <table:table-cell table:formula="of:=[.A815]*65535" office:value-type="float" office:value="53214.42" calcext:value-type="float">
            <text:p>53214</text:p>
          </table:table-cell>
          <table:table-cell table:formula="of:=[.C815]*65535" office:value-type="float" office:value="30248.3940901908" calcext:value-type="float">
            <text:p>30248</text:p>
          </table:table-cell>
          <table:table-cell table:number-columns-repeated="1018"/>
        </table:table-row>
        <table:table-row table:style-name="ro1">
          <table:table-cell office:value-type="float" office:value="0.813" calcext:value-type="float">
            <text:p>0,813</text:p>
          </table:table-cell>
          <table:table-cell table:formula="of:=EXP([.A816]*[.$B$1])" office:value-type="float" office:value="25.8419722121116" calcext:value-type="float">
            <text:p>25,842</text:p>
          </table:table-cell>
          <table:table-cell table:formula="of:=([.B816]-[.$B$3])/([.$B$1003]-[.$B$3])" office:value-type="float" office:value="0.463485627708227" calcext:value-type="float">
            <text:p>0,463</text:p>
          </table:table-cell>
          <table:table-cell/>
          <table:table-cell table:formula="of:=[.A816]*65535" office:value-type="float" office:value="53279.955" calcext:value-type="float">
            <text:p>53280</text:p>
          </table:table-cell>
          <table:table-cell table:formula="of:=[.C816]*65535" office:value-type="float" office:value="30374.5306118587" calcext:value-type="float">
            <text:p>30375</text:p>
          </table:table-cell>
          <table:table-cell table:number-columns-repeated="1018"/>
        </table:table-row>
        <table:table-row table:style-name="ro1">
          <table:table-cell office:value-type="float" office:value="0.814" calcext:value-type="float">
            <text:p>0,814</text:p>
          </table:table-cell>
          <table:table-cell table:formula="of:=EXP([.A817]*[.$B$1])" office:value-type="float" office:value="25.9455471126613" calcext:value-type="float">
            <text:p>25,946</text:p>
          </table:table-cell>
          <table:table-cell table:formula="of:=([.B817]-[.$B$3])/([.$B$1003]-[.$B$3])" office:value-type="float" office:value="0.465418061952426" calcext:value-type="float">
            <text:p>0,465</text:p>
          </table:table-cell>
          <table:table-cell/>
          <table:table-cell table:formula="of:=[.A817]*65535" office:value-type="float" office:value="53345.49" calcext:value-type="float">
            <text:p>53345</text:p>
          </table:table-cell>
          <table:table-cell table:formula="of:=[.C817]*65535" office:value-type="float" office:value="30501.1726900522" calcext:value-type="float">
            <text:p>30501</text:p>
          </table:table-cell>
          <table:table-cell table:number-columns-repeated="1018"/>
        </table:table-row>
        <table:table-row table:style-name="ro1">
          <table:table-cell office:value-type="float" office:value="0.815" calcext:value-type="float">
            <text:p>0,815</text:p>
          </table:table-cell>
          <table:table-cell table:formula="of:=EXP([.A818]*[.$B$1])" office:value-type="float" office:value="26.0495371425183" calcext:value-type="float">
            <text:p>26,050</text:p>
          </table:table-cell>
          <table:table-cell table:formula="of:=([.B818]-[.$B$3])/([.$B$1003]-[.$B$3])" office:value-type="float" office:value="0.467358241413708" calcext:value-type="float">
            <text:p>0,467</text:p>
          </table:table-cell>
          <table:table-cell/>
          <table:table-cell table:formula="of:=[.A818]*65535" office:value-type="float" office:value="53411.025" calcext:value-type="float">
            <text:p>53411</text:p>
          </table:table-cell>
          <table:table-cell table:formula="of:=[.C818]*65535" office:value-type="float" office:value="30628.3223510473" calcext:value-type="float">
            <text:p>30628</text:p>
          </table:table-cell>
          <table:table-cell table:number-columns-repeated="1018"/>
        </table:table-row>
        <table:table-row table:style-name="ro1">
          <table:table-cell office:value-type="float" office:value="0.816" calcext:value-type="float">
            <text:p>0,816</text:p>
          </table:table-cell>
          <table:table-cell table:formula="of:=EXP([.A819]*[.$B$1])" office:value-type="float" office:value="26.1539439655254" calcext:value-type="float">
            <text:p>26,154</text:p>
          </table:table-cell>
          <table:table-cell table:formula="of:=([.B819]-[.$B$3])/([.$B$1003]-[.$B$3])" office:value-type="float" office:value="0.469306197134987" calcext:value-type="float">
            <text:p>0,469</text:p>
          </table:table-cell>
          <table:table-cell/>
          <table:table-cell table:formula="of:=[.A819]*65535" office:value-type="float" office:value="53476.56" calcext:value-type="float">
            <text:p>53477</text:p>
          </table:table-cell>
          <table:table-cell table:formula="of:=[.C819]*65535" office:value-type="float" office:value="30755.9816292413" calcext:value-type="float">
            <text:p>30756</text:p>
          </table:table-cell>
          <table:table-cell table:number-columns-repeated="1018"/>
        </table:table-row>
        <table:table-row table:style-name="ro1">
          <table:table-cell office:value-type="float" office:value="0.817" calcext:value-type="float">
            <text:p>0,817</text:p>
          </table:table-cell>
          <table:table-cell table:formula="of:=EXP([.A820]*[.$B$1])" office:value-type="float" office:value="26.2587692521938" calcext:value-type="float">
            <text:p>26,259</text:p>
          </table:table-cell>
          <table:table-cell table:formula="of:=([.B820]-[.$B$3])/([.$B$1003]-[.$B$3])" office:value-type="float" office:value="0.471261960283595" calcext:value-type="float">
            <text:p>0,471</text:p>
          </table:table-cell>
          <table:table-cell/>
          <table:table-cell table:formula="of:=[.A820]*65535" office:value-type="float" office:value="53542.095" calcext:value-type="float">
            <text:p>53542</text:p>
          </table:table-cell>
          <table:table-cell table:formula="of:=[.C820]*65535" office:value-type="float" office:value="30884.1525671854" calcext:value-type="float">
            <text:p>30884</text:p>
          </table:table-cell>
          <table:table-cell table:number-columns-repeated="1018"/>
        </table:table-row>
        <table:table-row table:style-name="ro1">
          <table:table-cell office:value-type="float" office:value="0.818" calcext:value-type="float">
            <text:p>0,818</text:p>
          </table:table-cell>
          <table:table-cell table:formula="of:=EXP([.A821]*[.$B$1])" office:value-type="float" office:value="26.3640146797305" calcext:value-type="float">
            <text:p>26,364</text:p>
          </table:table-cell>
          <table:table-cell table:formula="of:=([.B821]-[.$B$3])/([.$B$1003]-[.$B$3])" office:value-type="float" office:value="0.473225562151786" calcext:value-type="float">
            <text:p>0,473</text:p>
          </table:table-cell>
          <table:table-cell/>
          <table:table-cell table:formula="of:=[.A821]*65535" office:value-type="float" office:value="53607.63" calcext:value-type="float">
            <text:p>53608</text:p>
          </table:table-cell>
          <table:table-cell table:formula="of:=[.C821]*65535" office:value-type="float" office:value="31012.8372156173" calcext:value-type="float">
            <text:p>31013</text:p>
          </table:table-cell>
          <table:table-cell table:number-columns-repeated="1018"/>
        </table:table-row>
        <table:table-row table:style-name="ro1">
          <table:table-cell office:value-type="float" office:value="0.819" calcext:value-type="float">
            <text:p>0,819</text:p>
          </table:table-cell>
          <table:table-cell table:formula="of:=EXP([.A822]*[.$B$1])" office:value-type="float" office:value="26.4696819320644" calcext:value-type="float">
            <text:p>26,470</text:p>
          </table:table-cell>
          <table:table-cell table:formula="of:=([.B822]-[.$B$3])/([.$B$1003]-[.$B$3])" office:value-type="float" office:value="0.475197034157231" calcext:value-type="float">
            <text:p>0,475</text:p>
          </table:table-cell>
          <table:table-cell/>
          <table:table-cell table:formula="of:=[.A822]*65535" office:value-type="float" office:value="53673.165" calcext:value-type="float">
            <text:p>53673</text:p>
          </table:table-cell>
          <table:table-cell table:formula="of:=[.C822]*65535" office:value-type="float" office:value="31142.0376334941" calcext:value-type="float">
            <text:p>31142</text:p>
          </table:table-cell>
          <table:table-cell table:number-columns-repeated="1018"/>
        </table:table-row>
        <table:table-row table:style-name="ro1">
          <table:table-cell office:value-type="float" office:value="0.82" calcext:value-type="float">
            <text:p>0,820</text:p>
          </table:table-cell>
          <table:table-cell table:formula="of:=EXP([.A823]*[.$B$1])" office:value-type="float" office:value="26.575772699874" calcext:value-type="float">
            <text:p>26,576</text:p>
          </table:table-cell>
          <table:table-cell table:formula="of:=([.B823]-[.$B$3])/([.$B$1003]-[.$B$3])" office:value-type="float" office:value="0.477176407843523" calcext:value-type="float">
            <text:p>0,477</text:p>
          </table:table-cell>
          <table:table-cell/>
          <table:table-cell table:formula="of:=[.A823]*65535" office:value-type="float" office:value="53738.7" calcext:value-type="float">
            <text:p>53739</text:p>
          </table:table-cell>
          <table:table-cell table:formula="of:=[.C823]*65535" office:value-type="float" office:value="31271.7558880253" calcext:value-type="float">
            <text:p>31272</text:p>
          </table:table-cell>
          <table:table-cell table:number-columns-repeated="1018"/>
        </table:table-row>
        <table:table-row table:style-name="ro1">
          <table:table-cell office:value-type="float" office:value="0.821" calcext:value-type="float">
            <text:p>0,821</text:p>
          </table:table-cell>
          <table:table-cell table:formula="of:=EXP([.A824]*[.$B$1])" office:value-type="float" office:value="26.6822886806137" calcext:value-type="float">
            <text:p>26,682</text:p>
          </table:table-cell>
          <table:table-cell table:formula="of:=([.B824]-[.$B$3])/([.$B$1003]-[.$B$3])" office:value-type="float" office:value="0.479163714880684" calcext:value-type="float">
            <text:p>0,479</text:p>
          </table:table-cell>
          <table:table-cell/>
          <table:table-cell table:formula="of:=[.A824]*65535" office:value-type="float" office:value="53804.235" calcext:value-type="float">
            <text:p>53804</text:p>
          </table:table-cell>
          <table:table-cell table:formula="of:=[.C824]*65535" office:value-type="float" office:value="31401.9940547056" calcext:value-type="float">
            <text:p>31402</text:p>
          </table:table-cell>
          <table:table-cell table:number-columns-repeated="1018"/>
        </table:table-row>
        <table:table-row table:style-name="ro1">
          <table:table-cell office:value-type="float" office:value="0.822" calcext:value-type="float">
            <text:p>0,822</text:p>
          </table:table-cell>
          <table:table-cell table:formula="of:=EXP([.A825]*[.$B$1])" office:value-type="float" office:value="26.7892315785415" calcext:value-type="float">
            <text:p>26,789</text:p>
          </table:table-cell>
          <table:table-cell table:formula="of:=([.B825]-[.$B$3])/([.$B$1003]-[.$B$3])" office:value-type="float" office:value="0.48115898706567" calcext:value-type="float">
            <text:p>0,481</text:p>
          </table:table-cell>
          <table:table-cell/>
          <table:table-cell table:formula="of:=[.A825]*65535" office:value-type="float" office:value="53869.77" calcext:value-type="float">
            <text:p>53870</text:p>
          </table:table-cell>
          <table:table-cell table:formula="of:=[.C825]*65535" office:value-type="float" office:value="31532.7542173487" calcext:value-type="float">
            <text:p>31533</text:p>
          </table:table-cell>
          <table:table-cell table:number-columns-repeated="1018"/>
        </table:table-row>
        <table:table-row table:style-name="ro1">
          <table:table-cell office:value-type="float" office:value="0.823" calcext:value-type="float">
            <text:p>0,823</text:p>
          </table:table-cell>
          <table:table-cell table:formula="of:=EXP([.A826]*[.$B$1])" office:value-type="float" office:value="26.8966031047461" calcext:value-type="float">
            <text:p>26,897</text:p>
          </table:table-cell>
          <table:table-cell table:formula="of:=([.B826]-[.$B$3])/([.$B$1003]-[.$B$3])" office:value-type="float" office:value="0.483162256322877" calcext:value-type="float">
            <text:p>0,483</text:p>
          </table:table-cell>
          <table:table-cell/>
          <table:table-cell table:formula="of:=[.A826]*65535" office:value-type="float" office:value="53935.305" calcext:value-type="float">
            <text:p>53935</text:p>
          </table:table-cell>
          <table:table-cell table:formula="of:=[.C826]*65535" office:value-type="float" office:value="31664.0384681198" calcext:value-type="float">
            <text:p>31664</text:p>
          </table:table-cell>
          <table:table-cell table:number-columns-repeated="1018"/>
        </table:table-row>
        <table:table-row table:style-name="ro1">
          <table:table-cell office:value-type="float" office:value="0.824" calcext:value-type="float">
            <text:p>0,824</text:p>
          </table:table-cell>
          <table:table-cell table:formula="of:=EXP([.A827]*[.$B$1])" office:value-type="float" office:value="27.0044049771741" calcext:value-type="float">
            <text:p>27,004</text:p>
          </table:table-cell>
          <table:table-cell table:formula="of:=([.B827]-[.$B$3])/([.$B$1003]-[.$B$3])" office:value-type="float" office:value="0.485173554704657" calcext:value-type="float">
            <text:p>0,485</text:p>
          </table:table-cell>
          <table:table-cell/>
          <table:table-cell table:formula="of:=[.A827]*65535" office:value-type="float" office:value="54000.84" calcext:value-type="float">
            <text:p>54001</text:p>
          </table:table-cell>
          <table:table-cell table:formula="of:=[.C827]*65535" office:value-type="float" office:value="31795.8489075697" calcext:value-type="float">
            <text:p>31796</text:p>
          </table:table-cell>
          <table:table-cell table:number-columns-repeated="1018"/>
        </table:table-row>
        <table:table-row table:style-name="ro1">
          <table:table-cell office:value-type="float" office:value="0.825" calcext:value-type="float">
            <text:p>0,825</text:p>
          </table:table-cell>
          <table:table-cell table:formula="of:=EXP([.A828]*[.$B$1])" office:value-type="float" office:value="27.1126389206579" calcext:value-type="float">
            <text:p>27,113</text:p>
          </table:table-cell>
          <table:table-cell table:formula="of:=([.B828]-[.$B$3])/([.$B$1003]-[.$B$3])" office:value-type="float" office:value="0.487192914391826" calcext:value-type="float">
            <text:p>0,487</text:p>
          </table:table-cell>
          <table:table-cell/>
          <table:table-cell table:formula="of:=[.A828]*65535" office:value-type="float" office:value="54066.375" calcext:value-type="float">
            <text:p>54066</text:p>
          </table:table-cell>
          <table:table-cell table:formula="of:=[.C828]*65535" office:value-type="float" office:value="31928.1876446683" calcext:value-type="float">
            <text:p>31928</text:p>
          </table:table-cell>
          <table:table-cell table:number-columns-repeated="1018"/>
        </table:table-row>
        <table:table-row table:style-name="ro1">
          <table:table-cell office:value-type="float" office:value="0.826" calcext:value-type="float">
            <text:p>0,826</text:p>
          </table:table-cell>
          <table:table-cell table:formula="of:=EXP([.A829]*[.$B$1])" office:value-type="float" office:value="27.2213066669428" calcext:value-type="float">
            <text:p>27,221</text:p>
          </table:table-cell>
          <table:table-cell table:formula="of:=([.B829]-[.$B$3])/([.$B$1003]-[.$B$3])" office:value-type="float" office:value="0.489220367694183" calcext:value-type="float">
            <text:p>0,489</text:p>
          </table:table-cell>
          <table:table-cell/>
          <table:table-cell table:formula="of:=[.A829]*65535" office:value-type="float" office:value="54131.91" calcext:value-type="float">
            <text:p>54132</text:p>
          </table:table-cell>
          <table:table-cell table:formula="of:=[.C829]*65535" office:value-type="float" office:value="32061.0567968383" calcext:value-type="float">
            <text:p>32061</text:p>
          </table:table-cell>
          <table:table-cell table:number-columns-repeated="1018"/>
        </table:table-row>
        <table:table-row table:style-name="ro1">
          <table:table-cell office:value-type="float" office:value="0.827" calcext:value-type="float">
            <text:p>0,827</text:p>
          </table:table-cell>
          <table:table-cell table:formula="of:=EXP([.A830]*[.$B$1])" office:value-type="float" office:value="27.3304099547151" calcext:value-type="float">
            <text:p>27,330</text:p>
          </table:table-cell>
          <table:table-cell table:formula="of:=([.B830]-[.$B$3])/([.$B$1003]-[.$B$3])" office:value-type="float" office:value="0.491255947051023" calcext:value-type="float">
            <text:p>0,491</text:p>
          </table:table-cell>
          <table:table-cell/>
          <table:table-cell table:formula="of:=[.A830]*65535" office:value-type="float" office:value="54197.445" calcext:value-type="float">
            <text:p>54197</text:p>
          </table:table-cell>
          <table:table-cell table:formula="of:=[.C830]*65535" office:value-type="float" office:value="32194.4584899888" calcext:value-type="float">
            <text:p>32194</text:p>
          </table:table-cell>
          <table:table-cell table:number-columns-repeated="1018"/>
        </table:table-row>
        <table:table-row table:style-name="ro1">
          <table:table-cell office:value-type="float" office:value="0.828" calcext:value-type="float">
            <text:p>0,828</text:p>
          </table:table-cell>
          <table:table-cell table:formula="of:=EXP([.A831]*[.$B$1])" office:value-type="float" office:value="27.4399505296297" calcext:value-type="float">
            <text:p>27,440</text:p>
          </table:table-cell>
          <table:table-cell table:formula="of:=([.B831]-[.$B$3])/([.$B$1003]-[.$B$3])" office:value-type="float" office:value="0.493299685031661" calcext:value-type="float">
            <text:p>0,493</text:p>
          </table:table-cell>
          <table:table-cell/>
          <table:table-cell table:formula="of:=[.A831]*65535" office:value-type="float" office:value="54262.98" calcext:value-type="float">
            <text:p>54263</text:p>
          </table:table-cell>
          <table:table-cell table:formula="of:=[.C831]*65535" office:value-type="float" office:value="32328.3948585499" calcext:value-type="float">
            <text:p>32328</text:p>
          </table:table-cell>
          <table:table-cell table:number-columns-repeated="1018"/>
        </table:table-row>
        <table:table-row table:style-name="ro1">
          <table:table-cell office:value-type="float" office:value="0.829" calcext:value-type="float">
            <text:p>0,829</text:p>
          </table:table-cell>
          <table:table-cell table:formula="of:=EXP([.A832]*[.$B$1])" office:value-type="float" office:value="27.5499301443382" calcext:value-type="float">
            <text:p>27,550</text:p>
          </table:table-cell>
          <table:table-cell table:formula="of:=([.B832]-[.$B$3])/([.$B$1003]-[.$B$3])" office:value-type="float" office:value="0.495351614335946" calcext:value-type="float">
            <text:p>0,495</text:p>
          </table:table-cell>
          <table:table-cell/>
          <table:table-cell table:formula="of:=[.A832]*65535" office:value-type="float" office:value="54328.515" calcext:value-type="float">
            <text:p>54329</text:p>
          </table:table-cell>
          <table:table-cell table:formula="of:=[.C832]*65535" office:value-type="float" office:value="32462.8680455062" calcext:value-type="float">
            <text:p>32463</text:p>
          </table:table-cell>
          <table:table-cell table:number-columns-repeated="1018"/>
        </table:table-row>
        <table:table-row table:style-name="ro1">
          <table:table-cell office:value-type="float" office:value="0.83" calcext:value-type="float">
            <text:p>0,830</text:p>
          </table:table-cell>
          <table:table-cell table:formula="of:=EXP([.A833]*[.$B$1])" office:value-type="float" office:value="27.6603505585168" calcext:value-type="float">
            <text:p>27,660</text:p>
          </table:table-cell>
          <table:table-cell table:formula="of:=([.B833]-[.$B$3])/([.$B$1003]-[.$B$3])" office:value-type="float" office:value="0.497411767794792" calcext:value-type="float">
            <text:p>0,497</text:p>
          </table:table-cell>
          <table:table-cell/>
          <table:table-cell table:formula="of:=[.A833]*65535" office:value-type="float" office:value="54394.05" calcext:value-type="float">
            <text:p>54394</text:p>
          </table:table-cell>
          <table:table-cell table:formula="of:=[.C833]*65535" office:value-type="float" office:value="32597.8802024317" calcext:value-type="float">
            <text:p>32598</text:p>
          </table:table-cell>
          <table:table-cell table:number-columns-repeated="1018"/>
        </table:table-row>
        <table:table-row table:style-name="ro1">
          <table:table-cell office:value-type="float" office:value="0.831" calcext:value-type="float">
            <text:p>0,831</text:p>
          </table:table-cell>
          <table:table-cell table:formula="of:=EXP([.A834]*[.$B$1])" office:value-type="float" office:value="27.7712135388943" calcext:value-type="float">
            <text:p>27,771</text:p>
          </table:table-cell>
          <table:table-cell table:formula="of:=([.B834]-[.$B$3])/([.$B$1003]-[.$B$3])" office:value-type="float" office:value="0.499480178370698" calcext:value-type="float">
            <text:p>0,499</text:p>
          </table:table-cell>
          <table:table-cell/>
          <table:table-cell table:formula="of:=[.A834]*65535" office:value-type="float" office:value="54459.585" calcext:value-type="float">
            <text:p>54460</text:p>
          </table:table-cell>
          <table:table-cell table:formula="of:=[.C834]*65535" office:value-type="float" office:value="32733.4334895237" calcext:value-type="float">
            <text:p>32733</text:p>
          </table:table-cell>
          <table:table-cell table:number-columns-repeated="1018"/>
        </table:table-row>
        <table:table-row table:style-name="ro1">
          <table:table-cell office:value-type="float" office:value="0.832" calcext:value-type="float">
            <text:p>0,832</text:p>
          </table:table-cell>
          <table:table-cell table:formula="of:=EXP([.A835]*[.$B$1])" office:value-type="float" office:value="27.8825208592809" calcext:value-type="float">
            <text:p>27,883</text:p>
          </table:table-cell>
          <table:table-cell table:formula="of:=([.B835]-[.$B$3])/([.$B$1003]-[.$B$3])" office:value-type="float" office:value="0.501556879158277" calcext:value-type="float">
            <text:p>0,502</text:p>
          </table:table-cell>
          <table:table-cell/>
          <table:table-cell table:formula="of:=[.A835]*65535" office:value-type="float" office:value="54525.12" calcext:value-type="float">
            <text:p>54525</text:p>
          </table:table-cell>
          <table:table-cell table:formula="of:=[.C835]*65535" office:value-type="float" office:value="32869.5300756377" calcext:value-type="float">
            <text:p>32870</text:p>
          </table:table-cell>
          <table:table-cell table:number-columns-repeated="1018"/>
        </table:table-row>
        <table:table-row table:style-name="ro1">
          <table:table-cell office:value-type="float" office:value="0.833" calcext:value-type="float">
            <text:p>0,833</text:p>
          </table:table-cell>
          <table:table-cell table:formula="of:=EXP([.A836]*[.$B$1])" office:value-type="float" office:value="27.9942743005961" calcext:value-type="float">
            <text:p>27,994</text:p>
          </table:table-cell>
          <table:table-cell table:formula="of:=([.B836]-[.$B$3])/([.$B$1003]-[.$B$3])" office:value-type="float" office:value="0.503641903384787" calcext:value-type="float">
            <text:p>0,504</text:p>
          </table:table-cell>
          <table:table-cell/>
          <table:table-cell table:formula="of:=[.A836]*65535" office:value-type="float" office:value="54590.655" calcext:value-type="float">
            <text:p>54591</text:p>
          </table:table-cell>
          <table:table-cell table:formula="of:=[.C836]*65535" office:value-type="float" office:value="33006.172138322" calcext:value-type="float">
            <text:p>33006</text:p>
          </table:table-cell>
          <table:table-cell table:number-columns-repeated="1018"/>
        </table:table-row>
        <table:table-row table:style-name="ro1">
          <table:table-cell office:value-type="float" office:value="0.834" calcext:value-type="float">
            <text:p>0,834</text:p>
          </table:table-cell>
          <table:table-cell table:formula="of:=EXP([.A837]*[.$B$1])" office:value-type="float" office:value="28.1064756508974" calcext:value-type="float">
            <text:p>28,106</text:p>
          </table:table-cell>
          <table:table-cell table:formula="of:=([.B837]-[.$B$3])/([.$B$1003]-[.$B$3])" office:value-type="float" office:value="0.505735284410659" calcext:value-type="float">
            <text:p>0,506</text:p>
          </table:table-cell>
          <table:table-cell/>
          <table:table-cell table:formula="of:=[.A837]*65535" office:value-type="float" office:value="54656.19" calcext:value-type="float">
            <text:p>54656</text:p>
          </table:table-cell>
          <table:table-cell table:formula="of:=[.C837]*65535" office:value-type="float" office:value="33143.3618638525" calcext:value-type="float">
            <text:p>33143</text:p>
          </table:table-cell>
          <table:table-cell table:number-columns-repeated="1018"/>
        </table:table-row>
        <table:table-row table:style-name="ro1">
          <table:table-cell office:value-type="float" office:value="0.835" calcext:value-type="float">
            <text:p>0,835</text:p>
          </table:table-cell>
          <table:table-cell table:formula="of:=EXP([.A838]*[.$B$1])" office:value-type="float" office:value="28.2191267054086" calcext:value-type="float">
            <text:p>28,219</text:p>
          </table:table-cell>
          <table:table-cell table:formula="of:=([.B838]-[.$B$3])/([.$B$1003]-[.$B$3])" office:value-type="float" office:value="0.507837055730034" calcext:value-type="float">
            <text:p>0,508</text:p>
          </table:table-cell>
          <table:table-cell/>
          <table:table-cell table:formula="of:=[.A838]*65535" office:value-type="float" office:value="54721.725" calcext:value-type="float">
            <text:p>54722</text:p>
          </table:table-cell>
          <table:table-cell table:formula="of:=[.C838]*65535" office:value-type="float" office:value="33281.1014472678" calcext:value-type="float">
            <text:p>33281</text:p>
          </table:table-cell>
          <table:table-cell table:number-columns-repeated="1018"/>
        </table:table-row>
        <table:table-row table:style-name="ro1">
          <table:table-cell office:value-type="float" office:value="0.836" calcext:value-type="float">
            <text:p>0,836</text:p>
          </table:table-cell>
          <table:table-cell table:formula="of:=EXP([.A839]*[.$B$1])" office:value-type="float" office:value="28.3322292665491" calcext:value-type="float">
            <text:p>28,332</text:p>
          </table:table-cell>
          <table:table-cell table:formula="of:=([.B839]-[.$B$3])/([.$B$1003]-[.$B$3])" office:value-type="float" office:value="0.509947250971299" calcext:value-type="float">
            <text:p>0,510</text:p>
          </table:table-cell>
          <table:table-cell/>
          <table:table-cell table:formula="of:=[.A839]*65535" office:value-type="float" office:value="54787.26" calcext:value-type="float">
            <text:p>54787</text:p>
          </table:table-cell>
          <table:table-cell table:formula="of:=[.C839]*65535" office:value-type="float" office:value="33419.3930924041" calcext:value-type="float">
            <text:p>33419</text:p>
          </table:table-cell>
          <table:table-cell table:number-columns-repeated="1018"/>
        </table:table-row>
        <table:table-row table:style-name="ro1">
          <table:table-cell office:value-type="float" office:value="0.837" calcext:value-type="float">
            <text:p>0,837</text:p>
          </table:table-cell>
          <table:table-cell table:formula="of:=EXP([.A840]*[.$B$1])" office:value-type="float" office:value="28.4457851439624" calcext:value-type="float">
            <text:p>28,446</text:p>
          </table:table-cell>
          <table:table-cell table:formula="of:=([.B840]-[.$B$3])/([.$B$1003]-[.$B$3])" office:value-type="float" office:value="0.512065903897622" calcext:value-type="float">
            <text:p>0,512</text:p>
          </table:table-cell>
          <table:table-cell/>
          <table:table-cell table:formula="of:=[.A840]*65535" office:value-type="float" office:value="54852.795" calcext:value-type="float">
            <text:p>54853</text:p>
          </table:table-cell>
          <table:table-cell table:formula="of:=[.C840]*65535" office:value-type="float" office:value="33558.2390119307" calcext:value-type="float">
            <text:p>33558</text:p>
          </table:table-cell>
          <table:table-cell table:number-columns-repeated="1018"/>
        </table:table-row>
        <table:table-row table:style-name="ro1">
          <table:table-cell office:value-type="float" office:value="0.838" calcext:value-type="float">
            <text:p>0,838</text:p>
          </table:table-cell>
          <table:table-cell table:formula="of:=EXP([.A841]*[.$B$1])" office:value-type="float" office:value="28.5597961545448" calcext:value-type="float">
            <text:p>28,560</text:p>
          </table:table-cell>
          <table:table-cell table:formula="of:=([.B841]-[.$B$3])/([.$B$1003]-[.$B$3])" office:value-type="float" office:value="0.514193048407496" calcext:value-type="float">
            <text:p>0,514</text:p>
          </table:table-cell>
          <table:table-cell/>
          <table:table-cell table:formula="of:=[.A841]*65535" office:value-type="float" office:value="54918.33" calcext:value-type="float">
            <text:p>54918</text:p>
          </table:table-cell>
          <table:table-cell table:formula="of:=[.C841]*65535" office:value-type="float" office:value="33697.6414273852" calcext:value-type="float">
            <text:p>33698</text:p>
          </table:table-cell>
          <table:table-cell table:number-columns-repeated="1018"/>
        </table:table-row>
        <table:table-row table:style-name="ro1">
          <table:table-cell office:value-type="float" office:value="0.839" calcext:value-type="float">
            <text:p>0,839</text:p>
          </table:table-cell>
          <table:table-cell table:formula="of:=EXP([.A842]*[.$B$1])" office:value-type="float" office:value="28.6742641224749" calcext:value-type="float">
            <text:p>28,674</text:p>
          </table:table-cell>
          <table:table-cell table:formula="of:=([.B842]-[.$B$3])/([.$B$1003]-[.$B$3])" office:value-type="float" office:value="0.516328718535277" calcext:value-type="float">
            <text:p>0,516</text:p>
          </table:table-cell>
          <table:table-cell/>
          <table:table-cell table:formula="of:=[.A842]*65535" office:value-type="float" office:value="54983.865" calcext:value-type="float">
            <text:p>54984</text:p>
          </table:table-cell>
          <table:table-cell table:formula="of:=[.C842]*65535" office:value-type="float" office:value="33837.6025692094" calcext:value-type="float">
            <text:p>33838</text:p>
          </table:table-cell>
          <table:table-cell table:number-columns-repeated="1018"/>
        </table:table-row>
        <table:table-row table:style-name="ro1">
          <table:table-cell office:value-type="float" office:value="0.84" calcext:value-type="float">
            <text:p>0,840</text:p>
          </table:table-cell>
          <table:table-cell table:formula="of:=EXP([.A843]*[.$B$1])" office:value-type="float" office:value="28.7891908792427" calcext:value-type="float">
            <text:p>28,789</text:p>
          </table:table-cell>
          <table:table-cell table:formula="of:=([.B843]-[.$B$3])/([.$B$1003]-[.$B$3])" office:value-type="float" office:value="0.518472948451734" calcext:value-type="float">
            <text:p>0,518</text:p>
          </table:table-cell>
          <table:table-cell/>
          <table:table-cell table:formula="of:=[.A843]*65535" office:value-type="float" office:value="55049.4" calcext:value-type="float">
            <text:p>55049</text:p>
          </table:table-cell>
          <table:table-cell table:formula="of:=[.C843]*65535" office:value-type="float" office:value="33978.1246767844" calcext:value-type="float">
            <text:p>33978</text:p>
          </table:table-cell>
          <table:table-cell table:number-columns-repeated="1018"/>
        </table:table-row>
        <table:table-row table:style-name="ro1">
          <table:table-cell office:value-type="float" office:value="0.841" calcext:value-type="float">
            <text:p>0,841</text:p>
          </table:table-cell>
          <table:table-cell table:formula="of:=EXP([.A844]*[.$B$1])" office:value-type="float" office:value="28.9045782636787" calcext:value-type="float">
            <text:p>28,905</text:p>
          </table:table-cell>
          <table:table-cell table:formula="of:=([.B844]-[.$B$3])/([.$B$1003]-[.$B$3])" office:value-type="float" office:value="0.52062577246459" calcext:value-type="float">
            <text:p>0,521</text:p>
          </table:table-cell>
          <table:table-cell/>
          <table:table-cell table:formula="of:=[.A844]*65535" office:value-type="float" office:value="55114.935" calcext:value-type="float">
            <text:p>55115</text:p>
          </table:table-cell>
          <table:table-cell table:formula="of:=[.C844]*65535" office:value-type="float" office:value="34119.2099984669" calcext:value-type="float">
            <text:p>34119</text:p>
          </table:table-cell>
          <table:table-cell table:number-columns-repeated="1018"/>
        </table:table-row>
        <table:table-row table:style-name="ro1">
          <table:table-cell office:value-type="float" office:value="0.842" calcext:value-type="float">
            <text:p>0,842</text:p>
          </table:table-cell>
          <table:table-cell table:formula="of:=EXP([.A845]*[.$B$1])" office:value-type="float" office:value="29.0204281219836" calcext:value-type="float">
            <text:p>29,020</text:p>
          </table:table-cell>
          <table:table-cell table:formula="of:=([.B845]-[.$B$3])/([.$B$1003]-[.$B$3])" office:value-type="float" office:value="0.522787225019076" calcext:value-type="float">
            <text:p>0,523</text:p>
          </table:table-cell>
          <table:table-cell/>
          <table:table-cell table:formula="of:=[.A845]*65535" office:value-type="float" office:value="55180.47" calcext:value-type="float">
            <text:p>55180</text:p>
          </table:table-cell>
          <table:table-cell table:formula="of:=[.C845]*65535" office:value-type="float" office:value="34260.8607916252" calcext:value-type="float">
            <text:p>34261</text:p>
          </table:table-cell>
          <table:table-cell table:number-columns-repeated="1018"/>
        </table:table-row>
        <table:table-row table:style-name="ro1">
          <table:table-cell office:value-type="float" office:value="0.843" calcext:value-type="float">
            <text:p>0,843</text:p>
          </table:table-cell>
          <table:table-cell table:formula="of:=EXP([.A846]*[.$B$1])" office:value-type="float" office:value="29.1367423077575" calcext:value-type="float">
            <text:p>29,137</text:p>
          </table:table-cell>
          <table:table-cell table:formula="of:=([.B846]-[.$B$3])/([.$B$1003]-[.$B$3])" office:value-type="float" office:value="0.52495734069848" calcext:value-type="float">
            <text:p>0,525</text:p>
          </table:table-cell>
          <table:table-cell/>
          <table:table-cell table:formula="of:=[.A846]*65535" office:value-type="float" office:value="55246.005" calcext:value-type="float">
            <text:p>55246</text:p>
          </table:table-cell>
          <table:table-cell table:formula="of:=[.C846]*65535" office:value-type="float" office:value="34403.0793226749" calcext:value-type="float">
            <text:p>34403</text:p>
          </table:table-cell>
          <table:table-cell table:number-columns-repeated="1018"/>
        </table:table-row>
        <table:table-row table:style-name="ro1">
          <table:table-cell office:value-type="float" office:value="0.844" calcext:value-type="float">
            <text:p>0,844</text:p>
          </table:table-cell>
          <table:table-cell table:formula="of:=EXP([.A847]*[.$B$1])" office:value-type="float" office:value="29.25352268203" calcext:value-type="float">
            <text:p>29,254</text:p>
          </table:table-cell>
          <table:table-cell table:formula="of:=([.B847]-[.$B$3])/([.$B$1003]-[.$B$3])" office:value-type="float" office:value="0.527136154224698" calcext:value-type="float">
            <text:p>0,527</text:p>
          </table:table-cell>
          <table:table-cell/>
          <table:table-cell table:formula="of:=[.A847]*65535" office:value-type="float" office:value="55311.54" calcext:value-type="float">
            <text:p>55312</text:p>
          </table:table-cell>
          <table:table-cell table:formula="of:=[.C847]*65535" office:value-type="float" office:value="34545.8678671155" calcext:value-type="float">
            <text:p>34546</text:p>
          </table:table-cell>
          <table:table-cell table:number-columns-repeated="1018"/>
        </table:table-row>
        <table:table-row table:style-name="ro1">
          <table:table-cell office:value-type="float" office:value="0.845" calcext:value-type="float">
            <text:p>0,845</text:p>
          </table:table-cell>
          <table:table-cell table:formula="of:=EXP([.A848]*[.$B$1])" office:value-type="float" office:value="29.3707711132894" calcext:value-type="float">
            <text:p>29,371</text:p>
          </table:table-cell>
          <table:table-cell table:formula="of:=([.B848]-[.$B$3])/([.$B$1003]-[.$B$3])" office:value-type="float" office:value="0.529323700458792" calcext:value-type="float">
            <text:p>0,529</text:p>
          </table:table-cell>
          <table:table-cell/>
          <table:table-cell table:formula="of:=[.A848]*65535" office:value-type="float" office:value="55377.075" calcext:value-type="float">
            <text:p>55377</text:p>
          </table:table-cell>
          <table:table-cell table:formula="of:=[.C848]*65535" office:value-type="float" office:value="34689.2287095669" calcext:value-type="float">
            <text:p>34689</text:p>
          </table:table-cell>
          <table:table-cell table:number-columns-repeated="1018"/>
        </table:table-row>
        <table:table-row table:style-name="ro1">
          <table:table-cell office:value-type="float" office:value="0.846" calcext:value-type="float">
            <text:p>0,846</text:p>
          </table:table-cell>
          <table:table-cell table:formula="of:=EXP([.A849]*[.$B$1])" office:value-type="float" office:value="29.4884894775133" calcext:value-type="float">
            <text:p>29,488</text:p>
          </table:table-cell>
          <table:table-cell table:formula="of:=([.B849]-[.$B$3])/([.$B$1003]-[.$B$3])" office:value-type="float" office:value="0.53152001440155" calcext:value-type="float">
            <text:p>0,532</text:p>
          </table:table-cell>
          <table:table-cell/>
          <table:table-cell table:formula="of:=[.A849]*65535" office:value-type="float" office:value="55442.61" calcext:value-type="float">
            <text:p>55443</text:p>
          </table:table-cell>
          <table:table-cell table:formula="of:=[.C849]*65535" office:value-type="float" office:value="34833.1641438056" calcext:value-type="float">
            <text:p>34833</text:p>
          </table:table-cell>
          <table:table-cell table:number-columns-repeated="1018"/>
        </table:table-row>
        <table:table-row table:style-name="ro1">
          <table:table-cell office:value-type="float" office:value="0.847" calcext:value-type="float">
            <text:p>0,847</text:p>
          </table:table-cell>
          <table:table-cell table:formula="of:=EXP([.A850]*[.$B$1])" office:value-type="float" office:value="29.6066796581978" calcext:value-type="float">
            <text:p>29,607</text:p>
          </table:table-cell>
          <table:table-cell table:formula="of:=([.B850]-[.$B$3])/([.$B$1003]-[.$B$3])" office:value-type="float" office:value="0.533725131194041" calcext:value-type="float">
            <text:p>0,534</text:p>
          </table:table-cell>
          <table:table-cell/>
          <table:table-cell table:formula="of:=[.A850]*65535" office:value-type="float" office:value="55508.145" calcext:value-type="float">
            <text:p>55508</text:p>
          </table:table-cell>
          <table:table-cell table:formula="of:=[.C850]*65535" office:value-type="float" office:value="34977.6764728015" calcext:value-type="float">
            <text:p>34978</text:p>
          </table:table-cell>
          <table:table-cell table:number-columns-repeated="1018"/>
        </table:table-row>
        <table:table-row table:style-name="ro1">
          <table:table-cell office:value-type="float" office:value="0.848" calcext:value-type="float">
            <text:p>0,848</text:p>
          </table:table-cell>
          <table:table-cell table:formula="of:=EXP([.A851]*[.$B$1])" office:value-type="float" office:value="29.7253435463885" calcext:value-type="float">
            <text:p>29,725</text:p>
          </table:table-cell>
          <table:table-cell table:formula="of:=([.B851]-[.$B$3])/([.$B$1003]-[.$B$3])" office:value-type="float" office:value="0.535939086118182" calcext:value-type="float">
            <text:p>0,536</text:p>
          </table:table-cell>
          <table:table-cell/>
          <table:table-cell table:formula="of:=[.A851]*65535" office:value-type="float" office:value="55573.68" calcext:value-type="float">
            <text:p>55574</text:p>
          </table:table-cell>
          <table:table-cell table:formula="of:=[.C851]*65535" office:value-type="float" office:value="35122.768008755" calcext:value-type="float">
            <text:p>35123</text:p>
          </table:table-cell>
          <table:table-cell table:number-columns-repeated="1018"/>
        </table:table-row>
        <table:table-row table:style-name="ro1">
          <table:table-cell office:value-type="float" office:value="0.849" calcext:value-type="float">
            <text:p>0,849</text:p>
          </table:table-cell>
          <table:table-cell table:formula="of:=EXP([.A852]*[.$B$1])" office:value-type="float" office:value="29.8444830407101" calcext:value-type="float">
            <text:p>29,844</text:p>
          </table:table-cell>
          <table:table-cell table:formula="of:=([.B852]-[.$B$3])/([.$B$1003]-[.$B$3])" office:value-type="float" office:value="0.538161914597297" calcext:value-type="float">
            <text:p>0,538</text:p>
          </table:table-cell>
          <table:table-cell/>
          <table:table-cell table:formula="of:=[.A852]*65535" office:value-type="float" office:value="55639.215" calcext:value-type="float">
            <text:p>55639</text:p>
          </table:table-cell>
          <table:table-cell table:formula="of:=[.C852]*65535" office:value-type="float" office:value="35268.4410731339" calcext:value-type="float">
            <text:p>35268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,850</text:p>
          </table:table-cell>
          <table:table-cell table:formula="of:=EXP([.A853]*[.$B$1])" office:value-type="float" office:value="29.964100047397" calcext:value-type="float">
            <text:p>29,964</text:p>
          </table:table-cell>
          <table:table-cell table:formula="of:=([.B853]-[.$B$3])/([.$B$1003]-[.$B$3])" office:value-type="float" office:value="0.540393652196691" calcext:value-type="float">
            <text:p>0,540</text:p>
          </table:table-cell>
          <table:table-cell/>
          <table:table-cell table:formula="of:=[.A853]*65535" office:value-type="float" office:value="55704.75" calcext:value-type="float">
            <text:p>55705</text:p>
          </table:table-cell>
          <table:table-cell table:formula="of:=[.C853]*65535" office:value-type="float" office:value="35414.6979967101" calcext:value-type="float">
            <text:p>35415</text:p>
          </table:table-cell>
          <table:table-cell table:number-columns-repeated="1018"/>
        </table:table-row>
        <table:table-row table:style-name="ro1">
          <table:table-cell office:value-type="float" office:value="0.851" calcext:value-type="float">
            <text:p>0,851</text:p>
          </table:table-cell>
          <table:table-cell table:formula="of:=EXP([.A854]*[.$B$1])" office:value-type="float" office:value="30.0841964803239" calcext:value-type="float">
            <text:p>30,084</text:p>
          </table:table-cell>
          <table:table-cell table:formula="of:=([.B854]-[.$B$3])/([.$B$1003]-[.$B$3])" office:value-type="float" office:value="0.542634334624212" calcext:value-type="float">
            <text:p>0,543</text:p>
          </table:table-cell>
          <table:table-cell/>
          <table:table-cell table:formula="of:=[.A854]*65535" office:value-type="float" office:value="55770.285" calcext:value-type="float">
            <text:p>55770</text:p>
          </table:table-cell>
          <table:table-cell table:formula="of:=[.C854]*65535" office:value-type="float" office:value="35561.5411195977" calcext:value-type="float">
            <text:p>35562</text:p>
          </table:table-cell>
          <table:table-cell table:number-columns-repeated="1018"/>
        </table:table-row>
        <table:table-row table:style-name="ro1">
          <table:table-cell office:value-type="float" office:value="0.852" calcext:value-type="float">
            <text:p>0,852</text:p>
          </table:table-cell>
          <table:table-cell table:formula="of:=EXP([.A855]*[.$B$1])" office:value-type="float" office:value="30.2047742610363" calcext:value-type="float">
            <text:p>30,205</text:p>
          </table:table-cell>
          <table:table-cell table:formula="of:=([.B855]-[.$B$3])/([.$B$1003]-[.$B$3])" office:value-type="float" office:value="0.544883997730827" calcext:value-type="float">
            <text:p>0,545</text:p>
          </table:table-cell>
          <table:table-cell/>
          <table:table-cell table:formula="of:=[.A855]*65535" office:value-type="float" office:value="55835.82" calcext:value-type="float">
            <text:p>55836</text:p>
          </table:table-cell>
          <table:table-cell table:formula="of:=[.C855]*65535" office:value-type="float" office:value="35708.9727912898" calcext:value-type="float">
            <text:p>35709</text:p>
          </table:table-cell>
          <table:table-cell table:number-columns-repeated="1018"/>
        </table:table-row>
        <table:table-row table:style-name="ro1">
          <table:table-cell office:value-type="float" office:value="0.853" calcext:value-type="float">
            <text:p>0,853</text:p>
          </table:table-cell>
          <table:table-cell table:formula="of:=EXP([.A856]*[.$B$1])" office:value-type="float" office:value="30.3258353187812" calcext:value-type="float">
            <text:p>30,326</text:p>
          </table:table-cell>
          <table:table-cell table:formula="of:=([.B856]-[.$B$3])/([.$B$1003]-[.$B$3])" office:value-type="float" office:value="0.547142677511194" calcext:value-type="float">
            <text:p>0,547</text:p>
          </table:table-cell>
          <table:table-cell/>
          <table:table-cell table:formula="of:=[.A856]*65535" office:value-type="float" office:value="55901.355" calcext:value-type="float">
            <text:p>55901</text:p>
          </table:table-cell>
          <table:table-cell table:formula="of:=[.C856]*65535" office:value-type="float" office:value="35856.9953706961" calcext:value-type="float">
            <text:p>35857</text:p>
          </table:table-cell>
          <table:table-cell table:number-columns-repeated="1018"/>
        </table:table-row>
        <table:table-row table:style-name="ro1">
          <table:table-cell office:value-type="float" office:value="0.854" calcext:value-type="float">
            <text:p>0,854</text:p>
          </table:table-cell>
          <table:table-cell table:formula="of:=EXP([.A857]*[.$B$1])" office:value-type="float" office:value="30.4473815905382" calcext:value-type="float">
            <text:p>30,447</text:p>
          </table:table-cell>
          <table:table-cell table:formula="of:=([.B857]-[.$B$3])/([.$B$1003]-[.$B$3])" office:value-type="float" office:value="0.549410410104237" calcext:value-type="float">
            <text:p>0,549</text:p>
          </table:table-cell>
          <table:table-cell/>
          <table:table-cell table:formula="of:=[.A857]*65535" office:value-type="float" office:value="55966.89" calcext:value-type="float">
            <text:p>55967</text:p>
          </table:table-cell>
          <table:table-cell table:formula="of:=[.C857]*65535" office:value-type="float" office:value="36005.6112261812" calcext:value-type="float">
            <text:p>36006</text:p>
          </table:table-cell>
          <table:table-cell table:number-columns-repeated="1018"/>
        </table:table-row>
        <table:table-row table:style-name="ro1">
          <table:table-cell office:value-type="float" office:value="0.855" calcext:value-type="float">
            <text:p>0,855</text:p>
          </table:table-cell>
          <table:table-cell table:formula="of:=EXP([.A858]*[.$B$1])" office:value-type="float" office:value="30.5694150210502" calcext:value-type="float">
            <text:p>30,569</text:p>
          </table:table-cell>
          <table:table-cell table:formula="of:=([.B858]-[.$B$3])/([.$B$1003]-[.$B$3])" office:value-type="float" office:value="0.551687231793727" calcext:value-type="float">
            <text:p>0,552</text:p>
          </table:table-cell>
          <table:table-cell/>
          <table:table-cell table:formula="of:=[.A858]*65535" office:value-type="float" office:value="56032.425" calcext:value-type="float">
            <text:p>56032</text:p>
          </table:table-cell>
          <table:table-cell table:formula="of:=[.C858]*65535" office:value-type="float" office:value="36154.8227356019" calcext:value-type="float">
            <text:p>36155</text:p>
          </table:table-cell>
          <table:table-cell table:number-columns-repeated="1018"/>
        </table:table-row>
        <table:table-row table:style-name="ro1">
          <table:table-cell office:value-type="float" office:value="0.856" calcext:value-type="float">
            <text:p>0,856</text:p>
          </table:table-cell>
          <table:table-cell table:formula="of:=EXP([.A859]*[.$B$1])" office:value-type="float" office:value="30.6919375628547" calcext:value-type="float">
            <text:p>30,692</text:p>
          </table:table-cell>
          <table:table-cell table:formula="of:=([.B859]-[.$B$3])/([.$B$1003]-[.$B$3])" office:value-type="float" office:value="0.553973179008859" calcext:value-type="float">
            <text:p>0,554</text:p>
          </table:table-cell>
          <table:table-cell/>
          <table:table-cell table:formula="of:=[.A859]*65535" office:value-type="float" office:value="56097.96" calcext:value-type="float">
            <text:p>56098</text:p>
          </table:table-cell>
          <table:table-cell table:formula="of:=[.C859]*65535" office:value-type="float" office:value="36304.6322863455" calcext:value-type="float">
            <text:p>36305</text:p>
          </table:table-cell>
          <table:table-cell table:number-columns-repeated="1018"/>
        </table:table-row>
        <table:table-row table:style-name="ro1">
          <table:table-cell office:value-type="float" office:value="0.857" calcext:value-type="float">
            <text:p>0,857</text:p>
          </table:table-cell>
          <table:table-cell table:formula="of:=EXP([.A860]*[.$B$1])" office:value-type="float" office:value="30.8149511763149" calcext:value-type="float">
            <text:p>30,815</text:p>
          </table:table-cell>
          <table:table-cell table:formula="of:=([.B860]-[.$B$3])/([.$B$1003]-[.$B$3])" office:value-type="float" office:value="0.556268288324836" calcext:value-type="float">
            <text:p>0,556</text:p>
          </table:table-cell>
          <table:table-cell/>
          <table:table-cell table:formula="of:=[.A860]*65535" office:value-type="float" office:value="56163.495" calcext:value-type="float">
            <text:p>56163</text:p>
          </table:table-cell>
          <table:table-cell table:formula="of:=[.C860]*65535" office:value-type="float" office:value="36455.0422753681" calcext:value-type="float">
            <text:p>36455</text:p>
          </table:table-cell>
          <table:table-cell table:number-columns-repeated="1018"/>
        </table:table-row>
        <table:table-row table:style-name="ro1">
          <table:table-cell office:value-type="float" office:value="0.858" calcext:value-type="float">
            <text:p>0,858</text:p>
          </table:table-cell>
          <table:table-cell table:formula="of:=EXP([.A861]*[.$B$1])" office:value-type="float" office:value="30.9384578296513" calcext:value-type="float">
            <text:p>30,938</text:p>
          </table:table-cell>
          <table:table-cell table:formula="of:=([.B861]-[.$B$3])/([.$B$1003]-[.$B$3])" office:value-type="float" office:value="0.558572596463458" calcext:value-type="float">
            <text:p>0,559</text:p>
          </table:table-cell>
          <table:table-cell/>
          <table:table-cell table:formula="of:=[.A861]*65535" office:value-type="float" office:value="56229.03" calcext:value-type="float">
            <text:p>56229</text:p>
          </table:table-cell>
          <table:table-cell table:formula="of:=[.C861]*65535" office:value-type="float" office:value="36606.0551092327" calcext:value-type="float">
            <text:p>36606</text:p>
          </table:table-cell>
          <table:table-cell table:number-columns-repeated="1018"/>
        </table:table-row>
        <table:table-row table:style-name="ro1">
          <table:table-cell office:value-type="float" office:value="0.859" calcext:value-type="float">
            <text:p>0,859</text:p>
          </table:table-cell>
          <table:table-cell table:formula="of:=EXP([.A862]*[.$B$1])" office:value-type="float" office:value="31.0624594989731" calcext:value-type="float">
            <text:p>31,062</text:p>
          </table:table-cell>
          <table:table-cell table:formula="of:=([.B862]-[.$B$3])/([.$B$1003]-[.$B$3])" office:value-type="float" office:value="0.560886140293703" calcext:value-type="float">
            <text:p>0,561</text:p>
          </table:table-cell>
          <table:table-cell/>
          <table:table-cell table:formula="of:=[.A862]*65535" office:value-type="float" office:value="56294.565" calcext:value-type="float">
            <text:p>56295</text:p>
          </table:table-cell>
          <table:table-cell table:formula="of:=[.C862]*65535" office:value-type="float" office:value="36757.6732041478" calcext:value-type="float">
            <text:p>36758</text:p>
          </table:table-cell>
          <table:table-cell table:number-columns-repeated="1018"/>
        </table:table-row>
        <table:table-row table:style-name="ro1">
          <table:table-cell office:value-type="float" office:value="0.86" calcext:value-type="float">
            <text:p>0,860</text:p>
          </table:table-cell>
          <table:table-cell table:formula="of:=EXP([.A863]*[.$B$1])" office:value-type="float" office:value="31.1869581683095" calcext:value-type="float">
            <text:p>31,187</text:p>
          </table:table-cell>
          <table:table-cell table:formula="of:=([.B863]-[.$B$3])/([.$B$1003]-[.$B$3])" office:value-type="float" office:value="0.563208956832322" calcext:value-type="float">
            <text:p>0,563</text:p>
          </table:table-cell>
          <table:table-cell/>
          <table:table-cell table:formula="of:=[.A863]*65535" office:value-type="float" office:value="56360.1" calcext:value-type="float">
            <text:p>56360</text:p>
          </table:table-cell>
          <table:table-cell table:formula="of:=[.C863]*65535" office:value-type="float" office:value="36909.8989860062" calcext:value-type="float">
            <text:p>36910</text:p>
          </table:table-cell>
          <table:table-cell table:number-columns-repeated="1018"/>
        </table:table-row>
        <table:table-row table:style-name="ro1">
          <table:table-cell office:value-type="float" office:value="0.861" calcext:value-type="float">
            <text:p>0,861</text:p>
          </table:table-cell>
          <table:table-cell table:formula="of:=EXP([.A864]*[.$B$1])" office:value-type="float" office:value="31.3119558296419" calcext:value-type="float">
            <text:p>31,312</text:p>
          </table:table-cell>
          <table:table-cell table:formula="of:=([.B864]-[.$B$3])/([.$B$1003]-[.$B$3])" office:value-type="float" office:value="0.56554108324443" calcext:value-type="float">
            <text:p>0,566</text:p>
          </table:table-cell>
          <table:table-cell/>
          <table:table-cell table:formula="of:=[.A864]*65535" office:value-type="float" office:value="56425.635" calcext:value-type="float">
            <text:p>56426</text:p>
          </table:table-cell>
          <table:table-cell table:formula="of:=[.C864]*65535" office:value-type="float" office:value="37062.7348904237" calcext:value-type="float">
            <text:p>37063</text:p>
          </table:table-cell>
          <table:table-cell table:number-columns-repeated="1018"/>
        </table:table-row>
        <table:table-row table:style-name="ro1">
          <table:table-cell office:value-type="float" office:value="0.862" calcext:value-type="float">
            <text:p>0,862</text:p>
          </table:table-cell>
          <table:table-cell table:formula="of:=EXP([.A865]*[.$B$1])" office:value-type="float" office:value="31.4374544829355" calcext:value-type="float">
            <text:p>31,437</text:p>
          </table:table-cell>
          <table:table-cell table:formula="of:=([.B865]-[.$B$3])/([.$B$1003]-[.$B$3])" office:value-type="float" office:value="0.567882556844098" calcext:value-type="float">
            <text:p>0,568</text:p>
          </table:table-cell>
          <table:table-cell/>
          <table:table-cell table:formula="of:=[.A865]*65535" office:value-type="float" office:value="56491.17" calcext:value-type="float">
            <text:p>56491</text:p>
          </table:table-cell>
          <table:table-cell table:formula="of:=[.C865]*65535" office:value-type="float" office:value="37216.183362778" calcext:value-type="float">
            <text:p>37216</text:p>
          </table:table-cell>
          <table:table-cell table:number-columns-repeated="1018"/>
        </table:table-row>
        <table:table-row table:style-name="ro1">
          <table:table-cell office:value-type="float" office:value="0.863" calcext:value-type="float">
            <text:p>0,863</text:p>
          </table:table-cell>
          <table:table-cell table:formula="of:=EXP([.A866]*[.$B$1])" office:value-type="float" office:value="31.5634561361716" calcext:value-type="float">
            <text:p>31,563</text:p>
          </table:table-cell>
          <table:table-cell table:formula="of:=([.B866]-[.$B$3])/([.$B$1003]-[.$B$3])" office:value-type="float" office:value="0.570233415094954" calcext:value-type="float">
            <text:p>0,570</text:p>
          </table:table-cell>
          <table:table-cell/>
          <table:table-cell table:formula="of:=[.A866]*65535" office:value-type="float" office:value="56556.705" calcext:value-type="float">
            <text:p>56557</text:p>
          </table:table-cell>
          <table:table-cell table:formula="of:=[.C866]*65535" office:value-type="float" office:value="37370.2468582478" calcext:value-type="float">
            <text:p>37370</text:p>
          </table:table-cell>
          <table:table-cell table:number-columns-repeated="1018"/>
        </table:table-row>
        <table:table-row table:style-name="ro1">
          <table:table-cell office:value-type="float" office:value="0.864" calcext:value-type="float">
            <text:p>0,864</text:p>
          </table:table-cell>
          <table:table-cell table:formula="of:=EXP([.A867]*[.$B$1])" office:value-type="float" office:value="31.6899628053792" calcext:value-type="float">
            <text:p>31,690</text:p>
          </table:table-cell>
          <table:table-cell table:formula="of:=([.B867]-[.$B$3])/([.$B$1003]-[.$B$3])" office:value-type="float" office:value="0.572593695610781" calcext:value-type="float">
            <text:p>0,573</text:p>
          </table:table-cell>
          <table:table-cell/>
          <table:table-cell table:formula="of:=[.A867]*65535" office:value-type="float" office:value="56622.24" calcext:value-type="float">
            <text:p>56622</text:p>
          </table:table-cell>
          <table:table-cell table:formula="of:=[.C867]*65535" office:value-type="float" office:value="37524.9278418525" calcext:value-type="float">
            <text:p>37525</text:p>
          </table:table-cell>
          <table:table-cell table:number-columns-repeated="1018"/>
        </table:table-row>
        <table:table-row table:style-name="ro1">
          <table:table-cell office:value-type="float" office:value="0.865" calcext:value-type="float">
            <text:p>0,865</text:p>
          </table:table-cell>
          <table:table-cell table:formula="of:=EXP([.A868]*[.$B$1])" office:value-type="float" office:value="31.8169765146677" calcext:value-type="float">
            <text:p>31,817</text:p>
          </table:table-cell>
          <table:table-cell table:formula="of:=([.B868]-[.$B$3])/([.$B$1003]-[.$B$3])" office:value-type="float" office:value="0.574963436156117" calcext:value-type="float">
            <text:p>0,575</text:p>
          </table:table-cell>
          <table:table-cell/>
          <table:table-cell table:formula="of:=[.A868]*65535" office:value-type="float" office:value="56687.775" calcext:value-type="float">
            <text:p>56688</text:p>
          </table:table-cell>
          <table:table-cell table:formula="of:=[.C868]*65535" office:value-type="float" office:value="37680.2287884911" calcext:value-type="float">
            <text:p>37680</text:p>
          </table:table-cell>
          <table:table-cell table:number-columns-repeated="1018"/>
        </table:table-row>
        <table:table-row table:style-name="ro1">
          <table:table-cell office:value-type="float" office:value="0.866" calcext:value-type="float">
            <text:p>0,866</text:p>
          </table:table-cell>
          <table:table-cell table:formula="of:=EXP([.A869]*[.$B$1])" office:value-type="float" office:value="31.9444992962592" calcext:value-type="float">
            <text:p>31,944</text:p>
          </table:table-cell>
          <table:table-cell table:formula="of:=([.B869]-[.$B$3])/([.$B$1003]-[.$B$3])" office:value-type="float" office:value="0.577342674646861" calcext:value-type="float">
            <text:p>0,577</text:p>
          </table:table-cell>
          <table:table-cell/>
          <table:table-cell table:formula="of:=[.A869]*65535" office:value-type="float" office:value="56753.31" calcext:value-type="float">
            <text:p>56753</text:p>
          </table:table-cell>
          <table:table-cell table:formula="of:=[.C869]*65535" office:value-type="float" office:value="37836.152182982" calcext:value-type="float">
            <text:p>37836</text:p>
          </table:table-cell>
          <table:table-cell table:number-columns-repeated="1018"/>
        </table:table-row>
        <table:table-row table:style-name="ro1">
          <table:table-cell office:value-type="float" office:value="0.867" calcext:value-type="float">
            <text:p>0,867</text:p>
          </table:table-cell>
          <table:table-cell table:formula="of:=EXP([.A870]*[.$B$1])" office:value-type="float" office:value="32.072533190521" calcext:value-type="float">
            <text:p>32,073</text:p>
          </table:table-cell>
          <table:table-cell table:formula="of:=([.B870]-[.$B$3])/([.$B$1003]-[.$B$3])" office:value-type="float" office:value="0.579731449150879" calcext:value-type="float">
            <text:p>0,580</text:p>
          </table:table-cell>
          <table:table-cell/>
          <table:table-cell table:formula="of:=[.A870]*65535" office:value-type="float" office:value="56818.845" calcext:value-type="float">
            <text:p>56819</text:p>
          </table:table-cell>
          <table:table-cell table:formula="of:=[.C870]*65535" office:value-type="float" office:value="37992.7005201029" calcext:value-type="float">
            <text:p>37993</text:p>
          </table:table-cell>
          <table:table-cell table:number-columns-repeated="1018"/>
        </table:table-row>
        <table:table-row table:style-name="ro1">
          <table:table-cell office:value-type="float" office:value="0.868" calcext:value-type="float">
            <text:p>0,868</text:p>
          </table:table-cell>
          <table:table-cell table:formula="of:=EXP([.A871]*[.$B$1])" office:value-type="float" office:value="32.201080245998" calcext:value-type="float">
            <text:p>32,201</text:p>
          </table:table-cell>
          <table:table-cell table:formula="of:=([.B871]-[.$B$3])/([.$B$1003]-[.$B$3])" office:value-type="float" office:value="0.582129797888616" calcext:value-type="float">
            <text:p>0,582</text:p>
          </table:table-cell>
          <table:table-cell/>
          <table:table-cell table:formula="of:=[.A871]*65535" office:value-type="float" office:value="56884.38" calcext:value-type="float">
            <text:p>56884</text:p>
          </table:table-cell>
          <table:table-cell table:formula="of:=[.C871]*65535" office:value-type="float" office:value="38149.8763046304" calcext:value-type="float">
            <text:p>38150</text:p>
          </table:table-cell>
          <table:table-cell table:number-columns-repeated="1018"/>
        </table:table-row>
        <table:table-row table:style-name="ro1">
          <table:table-cell office:value-type="float" office:value="0.869" calcext:value-type="float">
            <text:p>0,869</text:p>
          </table:table-cell>
          <table:table-cell table:formula="of:=EXP([.A872]*[.$B$1])" office:value-type="float" office:value="32.3301425194459" calcext:value-type="float">
            <text:p>32,330</text:p>
          </table:table-cell>
          <table:table-cell table:formula="of:=([.B872]-[.$B$3])/([.$B$1003]-[.$B$3])" office:value-type="float" office:value="0.584537759233701" calcext:value-type="float">
            <text:p>0,585</text:p>
          </table:table-cell>
          <table:table-cell/>
          <table:table-cell table:formula="of:=[.A872]*65535" office:value-type="float" office:value="56949.915" calcext:value-type="float">
            <text:p>56950</text:p>
          </table:table-cell>
          <table:table-cell table:formula="of:=[.C872]*65535" office:value-type="float" office:value="38307.6820513806" calcext:value-type="float">
            <text:p>38308</text:p>
          </table:table-cell>
          <table:table-cell table:number-columns-repeated="1018"/>
        </table:table-row>
        <table:table-row table:style-name="ro1">
          <table:table-cell office:value-type="float" office:value="0.87" calcext:value-type="float">
            <text:p>0,870</text:p>
          </table:table-cell>
          <table:table-cell table:formula="of:=EXP([.A873]*[.$B$1])" office:value-type="float" office:value="32.4597220758638" calcext:value-type="float">
            <text:p>32,460</text:p>
          </table:table-cell>
          <table:table-cell table:formula="of:=([.B873]-[.$B$3])/([.$B$1003]-[.$B$3])" office:value-type="float" office:value="0.586955371713569" calcext:value-type="float">
            <text:p>0,587</text:p>
          </table:table-cell>
          <table:table-cell/>
          <table:table-cell table:formula="of:=[.A873]*65535" office:value-type="float" office:value="57015.45" calcext:value-type="float">
            <text:p>57015</text:p>
          </table:table-cell>
          <table:table-cell table:formula="of:=[.C873]*65535" office:value-type="float" office:value="38466.1202852487" calcext:value-type="float">
            <text:p>38466</text:p>
          </table:table-cell>
          <table:table-cell table:number-columns-repeated="1018"/>
        </table:table-row>
        <table:table-row table:style-name="ro1">
          <table:table-cell office:value-type="float" office:value="0.871" calcext:value-type="float">
            <text:p>0,871</text:p>
          </table:table-cell>
          <table:table-cell table:formula="of:=EXP([.A874]*[.$B$1])" office:value-type="float" office:value="32.5898209885274" calcext:value-type="float">
            <text:p>32,590</text:p>
          </table:table-cell>
          <table:table-cell table:formula="of:=([.B874]-[.$B$3])/([.$B$1003]-[.$B$3])" office:value-type="float" office:value="0.589382674010069" calcext:value-type="float">
            <text:p>0,589</text:p>
          </table:table-cell>
          <table:table-cell/>
          <table:table-cell table:formula="of:=[.A874]*65535" office:value-type="float" office:value="57080.985" calcext:value-type="float">
            <text:p>57081</text:p>
          </table:table-cell>
          <table:table-cell table:formula="of:=[.C874]*65535" office:value-type="float" office:value="38625.1935412499" calcext:value-type="float">
            <text:p>38625</text:p>
          </table:table-cell>
          <table:table-cell table:number-columns-repeated="1018"/>
        </table:table-row>
        <table:table-row table:style-name="ro1">
          <table:table-cell office:value-type="float" office:value="0.872" calcext:value-type="float">
            <text:p>0,872</text:p>
          </table:table-cell>
          <table:table-cell table:formula="of:=EXP([.A875]*[.$B$1])" office:value-type="float" office:value="32.7204413390221" calcext:value-type="float">
            <text:p>32,720</text:p>
          </table:table-cell>
          <table:table-cell table:formula="of:=([.B875]-[.$B$3])/([.$B$1003]-[.$B$3])" office:value-type="float" office:value="0.591819704960091" calcext:value-type="float">
            <text:p>0,592</text:p>
          </table:table-cell>
          <table:table-cell/>
          <table:table-cell table:formula="of:=[.A875]*65535" office:value-type="float" office:value="57146.52" calcext:value-type="float">
            <text:p>57147</text:p>
          </table:table-cell>
          <table:table-cell table:formula="of:=[.C875]*65535" office:value-type="float" office:value="38784.9043645595" calcext:value-type="float">
            <text:p>38785</text:p>
          </table:table-cell>
          <table:table-cell table:number-columns-repeated="1018"/>
        </table:table-row>
        <table:table-row table:style-name="ro1">
          <table:table-cell office:value-type="float" office:value="0.873" calcext:value-type="float">
            <text:p>0,873</text:p>
          </table:table-cell>
          <table:table-cell table:formula="of:=EXP([.A876]*[.$B$1])" office:value-type="float" office:value="32.8515852172762" calcext:value-type="float">
            <text:p>32,852</text:p>
          </table:table-cell>
          <table:table-cell table:formula="of:=([.B876]-[.$B$3])/([.$B$1003]-[.$B$3])" office:value-type="float" office:value="0.594266503556181" calcext:value-type="float">
            <text:p>0,594</text:p>
          </table:table-cell>
          <table:table-cell/>
          <table:table-cell table:formula="of:=[.A876]*65535" office:value-type="float" office:value="57212.055" calcext:value-type="float">
            <text:p>57212</text:p>
          </table:table-cell>
          <table:table-cell table:formula="of:=[.C876]*65535" office:value-type="float" office:value="38945.2553105543" calcext:value-type="float">
            <text:p>38945</text:p>
          </table:table-cell>
          <table:table-cell table:number-columns-repeated="1018"/>
        </table:table-row>
        <table:table-row table:style-name="ro1">
          <table:table-cell office:value-type="float" office:value="0.874" calcext:value-type="float">
            <text:p>0,874</text:p>
          </table:table-cell>
          <table:table-cell table:formula="of:=EXP([.A877]*[.$B$1])" office:value-type="float" office:value="32.9832547215947" calcext:value-type="float">
            <text:p>32,983</text:p>
          </table:table-cell>
          <table:table-cell table:formula="of:=([.B877]-[.$B$3])/([.$B$1003]-[.$B$3])" office:value-type="float" office:value="0.59672310894717" calcext:value-type="float">
            <text:p>0,597</text:p>
          </table:table-cell>
          <table:table-cell/>
          <table:table-cell table:formula="of:=[.A877]*65535" office:value-type="float" office:value="57277.59" calcext:value-type="float">
            <text:p>57278</text:p>
          </table:table-cell>
          <table:table-cell table:formula="of:=[.C877]*65535" office:value-type="float" office:value="39106.2489448528" calcext:value-type="float">
            <text:p>39106</text:p>
          </table:table-cell>
          <table:table-cell table:number-columns-repeated="1018"/>
        </table:table-row>
        <table:table-row table:style-name="ro1">
          <table:table-cell office:value-type="float" office:value="0.875" calcext:value-type="float">
            <text:p>0,875</text:p>
          </table:table-cell>
          <table:table-cell table:formula="of:=EXP([.A878]*[.$B$1])" office:value-type="float" office:value="33.1154519586923" calcext:value-type="float">
            <text:p>33,115</text:p>
          </table:table-cell>
          <table:table-cell table:formula="of:=([.B878]-[.$B$3])/([.$B$1003]-[.$B$3])" office:value-type="float" office:value="0.599189560438796" calcext:value-type="float">
            <text:p>0,599</text:p>
          </table:table-cell>
          <table:table-cell/>
          <table:table-cell table:formula="of:=[.A878]*65535" office:value-type="float" office:value="57343.125" calcext:value-type="float">
            <text:p>57343</text:p>
          </table:table-cell>
          <table:table-cell table:formula="of:=[.C878]*65535" office:value-type="float" office:value="39267.8878433565" calcext:value-type="float">
            <text:p>39268</text:p>
          </table:table-cell>
          <table:table-cell table:number-columns-repeated="1018"/>
        </table:table-row>
        <table:table-row table:style-name="ro1">
          <table:table-cell office:value-type="float" office:value="0.876" calcext:value-type="float">
            <text:p>0,876</text:p>
          </table:table-cell>
          <table:table-cell table:formula="of:=EXP([.A879]*[.$B$1])" office:value-type="float" office:value="33.2481790437278" calcext:value-type="float">
            <text:p>33,248</text:p>
          </table:table-cell>
          <table:table-cell table:formula="of:=([.B879]-[.$B$3])/([.$B$1003]-[.$B$3])" office:value-type="float" office:value="0.601665897494335" calcext:value-type="float">
            <text:p>0,602</text:p>
          </table:table-cell>
          <table:table-cell/>
          <table:table-cell table:formula="of:=[.A879]*65535" office:value-type="float" office:value="57408.66" calcext:value-type="float">
            <text:p>57409</text:p>
          </table:table-cell>
          <table:table-cell table:formula="of:=[.C879]*65535" office:value-type="float" office:value="39430.1745922913" calcext:value-type="float">
            <text:p>39430</text:p>
          </table:table-cell>
          <table:table-cell table:number-columns-repeated="1018"/>
        </table:table-row>
        <table:table-row table:style-name="ro1">
          <table:table-cell office:value-type="float" office:value="0.877" calcext:value-type="float">
            <text:p>0,877</text:p>
          </table:table-cell>
          <table:table-cell table:formula="of:=EXP([.A880]*[.$B$1])" office:value-type="float" office:value="33.3814381003372" calcext:value-type="float">
            <text:p>33,381</text:p>
          </table:table-cell>
          <table:table-cell table:formula="of:=([.B880]-[.$B$3])/([.$B$1003]-[.$B$3])" office:value-type="float" office:value="0.604152159735234" calcext:value-type="float">
            <text:p>0,604</text:p>
          </table:table-cell>
          <table:table-cell/>
          <table:table-cell table:formula="of:=[.A880]*65535" office:value-type="float" office:value="57474.195" calcext:value-type="float">
            <text:p>57474</text:p>
          </table:table-cell>
          <table:table-cell table:formula="of:=[.C880]*65535" office:value-type="float" office:value="39593.1117882486" calcext:value-type="float">
            <text:p>39593</text:p>
          </table:table-cell>
          <table:table-cell table:number-columns-repeated="1018"/>
        </table:table-row>
        <table:table-row table:style-name="ro1">
          <table:table-cell office:value-type="float" office:value="0.878" calcext:value-type="float">
            <text:p>0,878</text:p>
          </table:table-cell>
          <table:table-cell table:formula="of:=EXP([.A881]*[.$B$1])" office:value-type="float" office:value="33.5152312606684" calcext:value-type="float">
            <text:p>33,515</text:p>
          </table:table-cell>
          <table:table-cell table:formula="of:=([.B881]-[.$B$3])/([.$B$1003]-[.$B$3])" office:value-type="float" office:value="0.606648386941741" calcext:value-type="float">
            <text:p>0,607</text:p>
          </table:table-cell>
          <table:table-cell/>
          <table:table-cell table:formula="of:=[.A881]*65535" office:value-type="float" office:value="57539.73" calcext:value-type="float">
            <text:p>57540</text:p>
          </table:table-cell>
          <table:table-cell table:formula="of:=[.C881]*65535" office:value-type="float" office:value="39756.702038227" calcext:value-type="float">
            <text:p>39757</text:p>
          </table:table-cell>
          <table:table-cell table:number-columns-repeated="1018"/>
        </table:table-row>
        <table:table-row table:style-name="ro1">
          <table:table-cell office:value-type="float" office:value="0.879" calcext:value-type="float">
            <text:p>0,879</text:p>
          </table:table-cell>
          <table:table-cell table:formula="of:=EXP([.A882]*[.$B$1])" office:value-type="float" office:value="33.6495606654147" calcext:value-type="float">
            <text:p>33,650</text:p>
          </table:table-cell>
          <table:table-cell table:formula="of:=([.B882]-[.$B$3])/([.$B$1003]-[.$B$3])" office:value-type="float" office:value="0.609154619053545" calcext:value-type="float">
            <text:p>0,609</text:p>
          </table:table-cell>
          <table:table-cell/>
          <table:table-cell table:formula="of:=[.A882]*65535" office:value-type="float" office:value="57605.265" calcext:value-type="float">
            <text:p>57605</text:p>
          </table:table-cell>
          <table:table-cell table:formula="of:=[.C882]*65535" office:value-type="float" office:value="39920.9479596741" calcext:value-type="float">
            <text:p>39921</text:p>
          </table:table-cell>
          <table:table-cell table:number-columns-repeated="1018"/>
        </table:table-row>
        <table:table-row table:style-name="ro1">
          <table:table-cell office:value-type="float" office:value="0.88" calcext:value-type="float">
            <text:p>0,880</text:p>
          </table:table-cell>
          <table:table-cell table:formula="of:=EXP([.A883]*[.$B$1])" office:value-type="float" office:value="33.7844284638496" calcext:value-type="float">
            <text:p>33,784</text:p>
          </table:table-cell>
          <table:table-cell table:formula="of:=([.B883]-[.$B$3])/([.$B$1003]-[.$B$3])" office:value-type="float" office:value="0.611670896170412" calcext:value-type="float">
            <text:p>0,612</text:p>
          </table:table-cell>
          <table:table-cell/>
          <table:table-cell table:formula="of:=[.A883]*65535" office:value-type="float" office:value="57670.8" calcext:value-type="float">
            <text:p>57671</text:p>
          </table:table-cell>
          <table:table-cell table:formula="of:=[.C883]*65535" office:value-type="float" office:value="40085.852180528" calcext:value-type="float">
            <text:p>40086</text:p>
          </table:table-cell>
          <table:table-cell table:number-columns-repeated="1018"/>
        </table:table-row>
        <table:table-row table:style-name="ro1">
          <table:table-cell office:value-type="float" office:value="0.881" calcext:value-type="float">
            <text:p>0,881</text:p>
          </table:table-cell>
          <table:table-cell table:formula="of:=EXP([.A884]*[.$B$1])" office:value-type="float" office:value="33.9198368138606" calcext:value-type="float">
            <text:p>33,920</text:p>
          </table:table-cell>
          <table:table-cell table:formula="of:=([.B884]-[.$B$3])/([.$B$1003]-[.$B$3])" office:value-type="float" office:value="0.614197258552832" calcext:value-type="float">
            <text:p>0,614</text:p>
          </table:table-cell>
          <table:table-cell/>
          <table:table-cell table:formula="of:=[.A884]*65535" office:value-type="float" office:value="57736.335" calcext:value-type="float">
            <text:p>57736</text:p>
          </table:table-cell>
          <table:table-cell table:formula="of:=[.C884]*65535" office:value-type="float" office:value="40251.4173392598" calcext:value-type="float">
            <text:p>40251</text:p>
          </table:table-cell>
          <table:table-cell table:number-columns-repeated="1018"/>
        </table:table-row>
        <table:table-row table:style-name="ro1">
          <table:table-cell office:value-type="float" office:value="0.882" calcext:value-type="float">
            <text:p>0,882</text:p>
          </table:table-cell>
          <table:table-cell table:formula="of:=EXP([.A885]*[.$B$1])" office:value-type="float" office:value="34.0557878819842" calcext:value-type="float">
            <text:p>34,056</text:p>
          </table:table-cell>
          <table:table-cell table:formula="of:=([.B885]-[.$B$3])/([.$B$1003]-[.$B$3])" office:value-type="float" office:value="0.616733746622655" calcext:value-type="float">
            <text:p>0,617</text:p>
          </table:table-cell>
          <table:table-cell/>
          <table:table-cell table:formula="of:=[.A885]*65535" office:value-type="float" office:value="57801.87" calcext:value-type="float">
            <text:p>57802</text:p>
          </table:table-cell>
          <table:table-cell table:formula="of:=[.C885]*65535" office:value-type="float" office:value="40417.6460849157" calcext:value-type="float">
            <text:p>40418</text:p>
          </table:table-cell>
          <table:table-cell table:number-columns-repeated="1018"/>
        </table:table-row>
        <table:table-row table:style-name="ro1">
          <table:table-cell office:value-type="float" office:value="0.883" calcext:value-type="float">
            <text:p>0,883</text:p>
          </table:table-cell>
          <table:table-cell table:formula="of:=EXP([.A886]*[.$B$1])" office:value-type="float" office:value="34.1922838434405" calcext:value-type="float">
            <text:p>34,192</text:p>
          </table:table-cell>
          <table:table-cell table:formula="of:=([.B886]-[.$B$3])/([.$B$1003]-[.$B$3])" office:value-type="float" office:value="0.619280400963744" calcext:value-type="float">
            <text:p>0,619</text:p>
          </table:table-cell>
          <table:table-cell/>
          <table:table-cell table:formula="of:=[.A886]*65535" office:value-type="float" office:value="57867.405" calcext:value-type="float">
            <text:p>57867</text:p>
          </table:table-cell>
          <table:table-cell table:formula="of:=[.C886]*65535" office:value-type="float" office:value="40584.541077159" calcext:value-type="float">
            <text:p>40585</text:p>
          </table:table-cell>
          <table:table-cell table:number-columns-repeated="1018"/>
        </table:table-row>
        <table:table-row table:style-name="ro1">
          <table:table-cell office:value-type="float" office:value="0.884" calcext:value-type="float">
            <text:p>0,884</text:p>
          </table:table-cell>
          <table:table-cell table:formula="of:=EXP([.A887]*[.$B$1])" office:value-type="float" office:value="34.3293268821677" calcext:value-type="float">
            <text:p>34,329</text:p>
          </table:table-cell>
          <table:table-cell table:formula="of:=([.B887]-[.$B$3])/([.$B$1003]-[.$B$3])" office:value-type="float" office:value="0.621837262322624" calcext:value-type="float">
            <text:p>0,622</text:p>
          </table:table-cell>
          <table:table-cell/>
          <table:table-cell table:formula="of:=[.A887]*65535" office:value-type="float" office:value="57932.94" calcext:value-type="float">
            <text:p>57933</text:p>
          </table:table-cell>
          <table:table-cell table:formula="of:=[.C887]*65535" office:value-type="float" office:value="40752.1049863132" calcext:value-type="float">
            <text:p>40752</text:p>
          </table:table-cell>
          <table:table-cell table:number-columns-repeated="1018"/>
        </table:table-row>
        <table:table-row table:style-name="ro1">
          <table:table-cell office:value-type="float" office:value="0.885" calcext:value-type="float">
            <text:p>0,885</text:p>
          </table:table-cell>
          <table:table-cell table:formula="of:=EXP([.A888]*[.$B$1])" office:value-type="float" office:value="34.4669191908574" calcext:value-type="float">
            <text:p>34,467</text:p>
          </table:table-cell>
          <table:table-cell table:formula="of:=([.B888]-[.$B$3])/([.$B$1003]-[.$B$3])" office:value-type="float" office:value="0.624404371609132" calcext:value-type="float">
            <text:p>0,624</text:p>
          </table:table-cell>
          <table:table-cell/>
          <table:table-cell table:formula="of:=[.A888]*65535" office:value-type="float" office:value="57998.475" calcext:value-type="float">
            <text:p>57998</text:p>
          </table:table-cell>
          <table:table-cell table:formula="of:=[.C888]*65535" office:value-type="float" office:value="40920.3404934045" calcext:value-type="float">
            <text:p>40920</text:p>
          </table:table-cell>
          <table:table-cell table:number-columns-repeated="1018"/>
        </table:table-row>
        <table:table-row table:style-name="ro1">
          <table:table-cell office:value-type="float" office:value="0.886" calcext:value-type="float">
            <text:p>0,886</text:p>
          </table:table-cell>
          <table:table-cell table:formula="of:=EXP([.A889]*[.$B$1])" office:value-type="float" office:value="34.6050629709894" calcext:value-type="float">
            <text:p>34,605</text:p>
          </table:table-cell>
          <table:table-cell table:formula="of:=([.B889]-[.$B$3])/([.$B$1003]-[.$B$3])" office:value-type="float" office:value="0.626981769897069" calcext:value-type="float">
            <text:p>0,627</text:p>
          </table:table-cell>
          <table:table-cell/>
          <table:table-cell table:formula="of:=[.A889]*65535" office:value-type="float" office:value="58064.01" calcext:value-type="float">
            <text:p>58064</text:p>
          </table:table-cell>
          <table:table-cell table:formula="of:=[.C889]*65535" office:value-type="float" office:value="41089.2502902044" calcext:value-type="float">
            <text:p>41089</text:p>
          </table:table-cell>
          <table:table-cell table:number-columns-repeated="1018"/>
        </table:table-row>
        <table:table-row table:style-name="ro1">
          <table:table-cell office:value-type="float" office:value="0.887" calcext:value-type="float">
            <text:p>0,887</text:p>
          </table:table-cell>
          <table:table-cell table:formula="of:=EXP([.A890]*[.$B$1])" office:value-type="float" office:value="34.7437604328672" calcext:value-type="float">
            <text:p>34,744</text:p>
          </table:table-cell>
          <table:table-cell table:formula="of:=([.B890]-[.$B$3])/([.$B$1003]-[.$B$3])" office:value-type="float" office:value="0.629569498424864" calcext:value-type="float">
            <text:p>0,630</text:p>
          </table:table-cell>
          <table:table-cell/>
          <table:table-cell table:formula="of:=[.A890]*65535" office:value-type="float" office:value="58129.545" calcext:value-type="float">
            <text:p>58130</text:p>
          </table:table-cell>
          <table:table-cell table:formula="of:=[.C890]*65535" office:value-type="float" office:value="41258.8370792735" calcext:value-type="float">
            <text:p>41259</text:p>
          </table:table-cell>
          <table:table-cell table:number-columns-repeated="1018"/>
        </table:table-row>
        <table:table-row table:style-name="ro1">
          <table:table-cell office:value-type="float" office:value="0.888" calcext:value-type="float">
            <text:p>0,888</text:p>
          </table:table-cell>
          <table:table-cell table:formula="of:=EXP([.A891]*[.$B$1])" office:value-type="float" office:value="34.8830137956532" calcext:value-type="float">
            <text:p>34,883</text:p>
          </table:table-cell>
          <table:table-cell table:formula="of:=([.B891]-[.$B$3])/([.$B$1003]-[.$B$3])" office:value-type="float" office:value="0.632167598596229" calcext:value-type="float">
            <text:p>0,632</text:p>
          </table:table-cell>
          <table:table-cell/>
          <table:table-cell table:formula="of:=[.A891]*65535" office:value-type="float" office:value="58195.08" calcext:value-type="float">
            <text:p>58195</text:p>
          </table:table-cell>
          <table:table-cell table:formula="of:=[.C891]*65535" office:value-type="float" office:value="41429.1035740039" calcext:value-type="float">
            <text:p>41429</text:p>
          </table:table-cell>
          <table:table-cell table:number-columns-repeated="1018"/>
        </table:table-row>
        <table:table-row table:style-name="ro1">
          <table:table-cell office:value-type="float" office:value="0.889" calcext:value-type="float">
            <text:p>0,889</text:p>
          </table:table-cell>
          <table:table-cell table:formula="of:=EXP([.A892]*[.$B$1])" office:value-type="float" office:value="35.022825287404" calcext:value-type="float">
            <text:p>35,023</text:p>
          </table:table-cell>
          <table:table-cell table:formula="of:=([.B892]-[.$B$3])/([.$B$1003]-[.$B$3])" office:value-type="float" office:value="0.634776111980821" calcext:value-type="float">
            <text:p>0,635</text:p>
          </table:table-cell>
          <table:table-cell/>
          <table:table-cell table:formula="of:=[.A892]*65535" office:value-type="float" office:value="58260.615" calcext:value-type="float">
            <text:p>58261</text:p>
          </table:table-cell>
          <table:table-cell table:formula="of:=[.C892]*65535" office:value-type="float" office:value="41600.0524986631" calcext:value-type="float">
            <text:p>41600</text:p>
          </table:table-cell>
          <table:table-cell table:number-columns-repeated="1018"/>
        </table:table-row>
        <table:table-row table:style-name="ro1">
          <table:table-cell office:value-type="float" office:value="0.89" calcext:value-type="float">
            <text:p>0,890</text:p>
          </table:table-cell>
          <table:table-cell table:formula="of:=EXP([.A893]*[.$B$1])" office:value-type="float" office:value="35.1631971451066" calcext:value-type="float">
            <text:p>35,163</text:p>
          </table:table-cell>
          <table:table-cell table:formula="of:=([.B893]-[.$B$3])/([.$B$1003]-[.$B$3])" office:value-type="float" office:value="0.637395080314911" calcext:value-type="float">
            <text:p>0,637</text:p>
          </table:table-cell>
          <table:table-cell/>
          <table:table-cell table:formula="of:=[.A893]*65535" office:value-type="float" office:value="58326.15" calcext:value-type="float">
            <text:p>58326</text:p>
          </table:table-cell>
          <table:table-cell table:formula="of:=[.C893]*65535" office:value-type="float" office:value="41771.6865884377" calcext:value-type="float">
            <text:p>41772</text:p>
          </table:table-cell>
          <table:table-cell table:number-columns-repeated="1018"/>
        </table:table-row>
        <table:table-row table:style-name="ro1">
          <table:table-cell office:value-type="float" office:value="0.891" calcext:value-type="float">
            <text:p>0,891</text:p>
          </table:table-cell>
          <table:table-cell table:formula="of:=EXP([.A894]*[.$B$1])" office:value-type="float" office:value="35.3041316147137" calcext:value-type="float">
            <text:p>35,304</text:p>
          </table:table-cell>
          <table:table-cell table:formula="of:=([.B894]-[.$B$3])/([.$B$1003]-[.$B$3])" office:value-type="float" office:value="0.640024545502047" calcext:value-type="float">
            <text:p>0,640</text:p>
          </table:table-cell>
          <table:table-cell/>
          <table:table-cell table:formula="of:=[.A894]*65535" office:value-type="float" office:value="58391.685" calcext:value-type="float">
            <text:p>58392</text:p>
          </table:table-cell>
          <table:table-cell table:formula="of:=[.C894]*65535" office:value-type="float" office:value="41944.0085894767" calcext:value-type="float">
            <text:p>41944</text:p>
          </table:table-cell>
          <table:table-cell table:number-columns-repeated="1018"/>
        </table:table-row>
        <table:table-row table:style-name="ro1">
          <table:table-cell office:value-type="float" office:value="0.892" calcext:value-type="float">
            <text:p>0,892</text:p>
          </table:table-cell>
          <table:table-cell table:formula="of:=EXP([.A895]*[.$B$1])" office:value-type="float" office:value="35.4456309511797" calcext:value-type="float">
            <text:p>35,446</text:p>
          </table:table-cell>
          <table:table-cell table:formula="of:=([.B895]-[.$B$3])/([.$B$1003]-[.$B$3])" office:value-type="float" office:value="0.642664549613729" calcext:value-type="float">
            <text:p>0,643</text:p>
          </table:table-cell>
          <table:table-cell/>
          <table:table-cell table:formula="of:=[.A895]*65535" office:value-type="float" office:value="58457.22" calcext:value-type="float">
            <text:p>58457</text:p>
          </table:table-cell>
          <table:table-cell table:formula="of:=[.C895]*65535" office:value-type="float" office:value="42117.0212589358" calcext:value-type="float">
            <text:p>42117</text:p>
          </table:table-cell>
          <table:table-cell table:number-columns-repeated="1018"/>
        </table:table-row>
        <table:table-row table:style-name="ro1">
          <table:table-cell office:value-type="float" office:value="0.893" calcext:value-type="float">
            <text:p>0,893</text:p>
          </table:table-cell>
          <table:table-cell table:formula="of:=EXP([.A896]*[.$B$1])" office:value-type="float" office:value="35.5876974184972" calcext:value-type="float">
            <text:p>35,588</text:p>
          </table:table-cell>
          <table:table-cell table:formula="of:=([.B896]-[.$B$3])/([.$B$1003]-[.$B$3])" office:value-type="float" office:value="0.645315134890079" calcext:value-type="float">
            <text:p>0,645</text:p>
          </table:table-cell>
          <table:table-cell/>
          <table:table-cell table:formula="of:=[.A896]*65535" office:value-type="float" office:value="58522.755" calcext:value-type="float">
            <text:p>58523</text:p>
          </table:table-cell>
          <table:table-cell table:formula="of:=[.C896]*65535" office:value-type="float" office:value="42290.7273650213" calcext:value-type="float">
            <text:p>42291</text:p>
          </table:table-cell>
          <table:table-cell table:number-columns-repeated="1018"/>
        </table:table-row>
        <table:table-row table:style-name="ro1">
          <table:table-cell office:value-type="float" office:value="0.894" calcext:value-type="float">
            <text:p>0,894</text:p>
          </table:table-cell>
          <table:table-cell table:formula="of:=EXP([.A897]*[.$B$1])" office:value-type="float" office:value="35.7303332897325" calcext:value-type="float">
            <text:p>35,730</text:p>
          </table:table-cell>
          <table:table-cell table:formula="of:=([.B897]-[.$B$3])/([.$B$1003]-[.$B$3])" office:value-type="float" office:value="0.647976343740518" calcext:value-type="float">
            <text:p>0,648</text:p>
          </table:table-cell>
          <table:table-cell/>
          <table:table-cell table:formula="of:=[.A897]*65535" office:value-type="float" office:value="58588.29" calcext:value-type="float">
            <text:p>58588</text:p>
          </table:table-cell>
          <table:table-cell table:formula="of:=[.C897]*65535" office:value-type="float" office:value="42465.1296870349" calcext:value-type="float">
            <text:p>42465</text:p>
          </table:table-cell>
          <table:table-cell table:number-columns-repeated="1018"/>
        </table:table-row>
        <table:table-row table:style-name="ro1">
          <table:table-cell office:value-type="float" office:value="0.895" calcext:value-type="float">
            <text:p>0,895</text:p>
          </table:table-cell>
          <table:table-cell table:formula="of:=EXP([.A898]*[.$B$1])" office:value-type="float" office:value="35.8735408470628" calcext:value-type="float">
            <text:p>35,874</text:p>
          </table:table-cell>
          <table:table-cell table:formula="of:=([.B898]-[.$B$3])/([.$B$1003]-[.$B$3])" office:value-type="float" office:value="0.650648218744444" calcext:value-type="float">
            <text:p>0,651</text:p>
          </table:table-cell>
          <table:table-cell/>
          <table:table-cell table:formula="of:=[.A898]*65535" office:value-type="float" office:value="58653.825" calcext:value-type="float">
            <text:p>58654</text:p>
          </table:table-cell>
          <table:table-cell table:formula="of:=[.C898]*65535" office:value-type="float" office:value="42640.2310154171" calcext:value-type="float">
            <text:p>42640</text:p>
          </table:table-cell>
          <table:table-cell table:number-columns-repeated="1018"/>
        </table:table-row>
        <table:table-row table:style-name="ro1">
          <table:table-cell office:value-type="float" office:value="0.896" calcext:value-type="float">
            <text:p>0,896</text:p>
          </table:table-cell>
          <table:table-cell table:formula="of:=EXP([.A899]*[.$B$1])" office:value-type="float" office:value="36.0173223818119" calcext:value-type="float">
            <text:p>36,017</text:p>
          </table:table-cell>
          <table:table-cell table:formula="of:=([.B899]-[.$B$3])/([.$B$1003]-[.$B$3])" office:value-type="float" office:value="0.653330802651914" calcext:value-type="float">
            <text:p>0,653</text:p>
          </table:table-cell>
          <table:table-cell/>
          <table:table-cell table:formula="of:=[.A899]*65535" office:value-type="float" office:value="58719.36" calcext:value-type="float">
            <text:p>58719</text:p>
          </table:table-cell>
          <table:table-cell table:formula="of:=[.C899]*65535" office:value-type="float" office:value="42816.0341517932" calcext:value-type="float">
            <text:p>42816</text:p>
          </table:table-cell>
          <table:table-cell table:number-columns-repeated="1018"/>
        </table:table-row>
        <table:table-row table:style-name="ro1">
          <table:table-cell office:value-type="float" office:value="0.897" calcext:value-type="float">
            <text:p>0,897</text:p>
          </table:table-cell>
          <table:table-cell table:formula="of:=EXP([.A900]*[.$B$1])" office:value-type="float" office:value="36.1616801944874" calcext:value-type="float">
            <text:p>36,162</text:p>
          </table:table-cell>
          <table:table-cell table:formula="of:=([.B900]-[.$B$3])/([.$B$1003]-[.$B$3])" office:value-type="float" office:value="0.656024138384329" calcext:value-type="float">
            <text:p>0,656</text:p>
          </table:table-cell>
          <table:table-cell/>
          <table:table-cell table:formula="of:=[.A900]*65535" office:value-type="float" office:value="58784.895" calcext:value-type="float">
            <text:p>58785</text:p>
          </table:table-cell>
          <table:table-cell table:formula="of:=[.C900]*65535" office:value-type="float" office:value="42992.541909017" calcext:value-type="float">
            <text:p>42993</text:p>
          </table:table-cell>
          <table:table-cell table:number-columns-repeated="1018"/>
        </table:table-row>
        <table:table-row table:style-name="ro1">
          <table:table-cell office:value-type="float" office:value="0.898" calcext:value-type="float">
            <text:p>0,898</text:p>
          </table:table-cell>
          <table:table-cell table:formula="of:=EXP([.A901]*[.$B$1])" office:value-type="float" office:value="36.3066165948175" calcext:value-type="float">
            <text:p>36,307</text:p>
          </table:table-cell>
          <table:table-cell table:formula="of:=([.B901]-[.$B$3])/([.$B$1003]-[.$B$3])" office:value-type="float" office:value="0.658728269035116" calcext:value-type="float">
            <text:p>0,659</text:p>
          </table:table-cell>
          <table:table-cell/>
          <table:table-cell table:formula="of:=[.A901]*65535" office:value-type="float" office:value="58850.43" calcext:value-type="float">
            <text:p>58850</text:p>
          </table:table-cell>
          <table:table-cell table:formula="of:=[.C901]*65535" office:value-type="float" office:value="43169.7571112163" calcext:value-type="float">
            <text:p>43170</text:p>
          </table:table-cell>
          <table:table-cell table:number-columns-repeated="1018"/>
        </table:table-row>
        <table:table-row table:style-name="ro1">
          <table:table-cell office:value-type="float" office:value="0.899" calcext:value-type="float">
            <text:p>0,899</text:p>
          </table:table-cell>
          <table:table-cell table:formula="of:=EXP([.A902]*[.$B$1])" office:value-type="float" office:value="36.4521339017877" calcext:value-type="float">
            <text:p>36,452</text:p>
          </table:table-cell>
          <table:table-cell table:formula="of:=([.B902]-[.$B$3])/([.$B$1003]-[.$B$3])" office:value-type="float" office:value="0.661443237870425" calcext:value-type="float">
            <text:p>0,661</text:p>
          </table:table-cell>
          <table:table-cell/>
          <table:table-cell table:formula="of:=[.A902]*65535" office:value-type="float" office:value="58915.965" calcext:value-type="float">
            <text:p>58916</text:p>
          </table:table-cell>
          <table:table-cell table:formula="of:=[.C902]*65535" office:value-type="float" office:value="43347.6825938383" calcext:value-type="float">
            <text:p>43348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,900</text:p>
          </table:table-cell>
          <table:table-cell table:formula="of:=EXP([.A903]*[.$B$1])" office:value-type="float" office:value="36.598234443678" calcext:value-type="float">
            <text:p>36,598</text:p>
          </table:table-cell>
          <table:table-cell table:formula="of:=([.B903]-[.$B$3])/([.$B$1003]-[.$B$3])" office:value-type="float" office:value="0.664169088329814" calcext:value-type="float">
            <text:p>0,664</text:p>
          </table:table-cell>
          <table:table-cell/>
          <table:table-cell table:formula="of:=[.A903]*65535" office:value-type="float" office:value="58981.5" calcext:value-type="float">
            <text:p>58982</text:p>
          </table:table-cell>
          <table:table-cell table:formula="of:=[.C903]*65535" office:value-type="float" office:value="43526.3212036943" calcext:value-type="float">
            <text:p>43526</text:p>
          </table:table-cell>
          <table:table-cell table:number-columns-repeated="1018"/>
        </table:table-row>
        <table:table-row table:style-name="ro1">
          <table:table-cell office:value-type="float" office:value="0.901" calcext:value-type="float">
            <text:p>0,901</text:p>
          </table:table-cell>
          <table:table-cell table:formula="of:=EXP([.A904]*[.$B$1])" office:value-type="float" office:value="36.7449205581001" calcext:value-type="float">
            <text:p>36,745</text:p>
          </table:table-cell>
          <table:table-cell table:formula="of:=([.B904]-[.$B$3])/([.$B$1003]-[.$B$3])" office:value-type="float" office:value="0.666905864026949" calcext:value-type="float">
            <text:p>0,667</text:p>
          </table:table-cell>
          <table:table-cell/>
          <table:table-cell table:formula="of:=[.A904]*65535" office:value-type="float" office:value="59047.035" calcext:value-type="float">
            <text:p>59047</text:p>
          </table:table-cell>
          <table:table-cell table:formula="of:=[.C904]*65535" office:value-type="float" office:value="43705.6757990061" calcext:value-type="float">
            <text:p>43706</text:p>
          </table:table-cell>
          <table:table-cell table:number-columns-repeated="1018"/>
        </table:table-row>
        <table:table-row table:style-name="ro1">
          <table:table-cell office:value-type="float" office:value="0.902" calcext:value-type="float">
            <text:p>0,902</text:p>
          </table:table-cell>
          <table:table-cell table:formula="of:=EXP([.A905]*[.$B$1])" office:value-type="float" office:value="36.8921945920351" calcext:value-type="float">
            <text:p>36,892</text:p>
          </table:table-cell>
          <table:table-cell table:formula="of:=([.B905]-[.$B$3])/([.$B$1003]-[.$B$3])" office:value-type="float" office:value="0.6696536087503" calcext:value-type="float">
            <text:p>0,670</text:p>
          </table:table-cell>
          <table:table-cell/>
          <table:table-cell table:formula="of:=[.A905]*65535" office:value-type="float" office:value="59112.57" calcext:value-type="float">
            <text:p>59113</text:p>
          </table:table-cell>
          <table:table-cell table:formula="of:=[.C905]*65535" office:value-type="float" office:value="43885.7492494509" calcext:value-type="float">
            <text:p>43886</text:p>
          </table:table-cell>
          <table:table-cell table:number-columns-repeated="1018"/>
        </table:table-row>
        <table:table-row table:style-name="ro1">
          <table:table-cell office:value-type="float" office:value="0.903" calcext:value-type="float">
            <text:p>0,903</text:p>
          </table:table-cell>
          <table:table-cell table:formula="of:=EXP([.A906]*[.$B$1])" office:value-type="float" office:value="37.0400589018705" calcext:value-type="float">
            <text:p>37,040</text:p>
          </table:table-cell>
          <table:table-cell table:formula="of:=([.B906]-[.$B$3])/([.$B$1003]-[.$B$3])" office:value-type="float" office:value="0.672412366463841" calcext:value-type="float">
            <text:p>0,672</text:p>
          </table:table-cell>
          <table:table-cell/>
          <table:table-cell table:formula="of:=[.A906]*65535" office:value-type="float" office:value="59178.105" calcext:value-type="float">
            <text:p>59178</text:p>
          </table:table-cell>
          <table:table-cell table:formula="of:=[.C906]*65535" office:value-type="float" office:value="44066.5444362078" calcext:value-type="float">
            <text:p>44067</text:p>
          </table:table-cell>
          <table:table-cell table:number-columns-repeated="1018"/>
        </table:table-row>
        <table:table-row table:style-name="ro1">
          <table:table-cell office:value-type="float" office:value="0.904" calcext:value-type="float">
            <text:p>0,904</text:p>
          </table:table-cell>
          <table:table-cell table:formula="of:=EXP([.A907]*[.$B$1])" office:value-type="float" office:value="37.1885158534386" calcext:value-type="float">
            <text:p>37,189</text:p>
          </table:table-cell>
          <table:table-cell table:formula="of:=([.B907]-[.$B$3])/([.$B$1003]-[.$B$3])" office:value-type="float" office:value="0.675182181307754" calcext:value-type="float">
            <text:p>0,675</text:p>
          </table:table-cell>
          <table:table-cell/>
          <table:table-cell table:formula="of:=[.A907]*65535" office:value-type="float" office:value="59243.64" calcext:value-type="float">
            <text:p>59244</text:p>
          </table:table-cell>
          <table:table-cell table:formula="of:=[.C907]*65535" office:value-type="float" office:value="44248.0642520036" calcext:value-type="float">
            <text:p>44248</text:p>
          </table:table-cell>
          <table:table-cell table:number-columns-repeated="1018"/>
        </table:table-row>
        <table:table-row table:style-name="ro1">
          <table:table-cell office:value-type="float" office:value="0.905" calcext:value-type="float">
            <text:p>0,905</text:p>
          </table:table-cell>
          <table:table-cell table:formula="of:=EXP([.A908]*[.$B$1])" office:value-type="float" office:value="37.3375678220537" calcext:value-type="float">
            <text:p>37,338</text:p>
          </table:table-cell>
          <table:table-cell table:formula="of:=([.B908]-[.$B$3])/([.$B$1003]-[.$B$3])" office:value-type="float" office:value="0.677963097599135" calcext:value-type="float">
            <text:p>0,678</text:p>
          </table:table-cell>
          <table:table-cell/>
          <table:table-cell table:formula="of:=[.A908]*65535" office:value-type="float" office:value="59309.175" calcext:value-type="float">
            <text:p>59309</text:p>
          </table:table-cell>
          <table:table-cell table:formula="of:=[.C908]*65535" office:value-type="float" office:value="44430.3116011593" calcext:value-type="float">
            <text:p>44430</text:p>
          </table:table-cell>
          <table:table-cell table:number-columns-repeated="1018"/>
        </table:table-row>
        <table:table-row table:style-name="ro1">
          <table:table-cell office:value-type="float" office:value="0.906" calcext:value-type="float">
            <text:p>0,906</text:p>
          </table:table-cell>
          <table:table-cell table:formula="of:=EXP([.A909]*[.$B$1])" office:value-type="float" office:value="37.4872171925504" calcext:value-type="float">
            <text:p>37,487</text:p>
          </table:table-cell>
          <table:table-cell table:formula="of:=([.B909]-[.$B$3])/([.$B$1003]-[.$B$3])" office:value-type="float" office:value="0.680755159832705" calcext:value-type="float">
            <text:p>0,681</text:p>
          </table:table-cell>
          <table:table-cell/>
          <table:table-cell table:formula="of:=[.A909]*65535" office:value-type="float" office:value="59374.71" calcext:value-type="float">
            <text:p>59375</text:p>
          </table:table-cell>
          <table:table-cell table:formula="of:=[.C909]*65535" office:value-type="float" office:value="44613.2893996363" calcext:value-type="float">
            <text:p>44613</text:p>
          </table:table-cell>
          <table:table-cell table:number-columns-repeated="1018"/>
        </table:table-row>
        <table:table-row table:style-name="ro1">
          <table:table-cell office:value-type="float" office:value="0.907" calcext:value-type="float">
            <text:p>0,907</text:p>
          </table:table-cell>
          <table:table-cell table:formula="of:=EXP([.A910]*[.$B$1])" office:value-type="float" office:value="37.637466359322" calcext:value-type="float">
            <text:p>37,637</text:p>
          </table:table-cell>
          <table:table-cell table:formula="of:=([.B910]-[.$B$3])/([.$B$1003]-[.$B$3])" office:value-type="float" office:value="0.683558412681519" calcext:value-type="float">
            <text:p>0,684</text:p>
          </table:table-cell>
          <table:table-cell/>
          <table:table-cell table:formula="of:=[.A910]*65535" office:value-type="float" office:value="59440.245" calcext:value-type="float">
            <text:p>59440</text:p>
          </table:table-cell>
          <table:table-cell table:formula="of:=[.C910]*65535" office:value-type="float" office:value="44797.0005750834" calcext:value-type="float">
            <text:p>44797</text:p>
          </table:table-cell>
          <table:table-cell table:number-columns-repeated="1018"/>
        </table:table-row>
        <table:table-row table:style-name="ro1">
          <table:table-cell office:value-type="float" office:value="0.908" calcext:value-type="float">
            <text:p>0,908</text:p>
          </table:table-cell>
          <table:table-cell table:formula="of:=EXP([.A911]*[.$B$1])" office:value-type="float" office:value="37.7883177263583" calcext:value-type="float">
            <text:p>37,788</text:p>
          </table:table-cell>
          <table:table-cell table:formula="of:=([.B911]-[.$B$3])/([.$B$1003]-[.$B$3])" office:value-type="float" office:value="0.686372900997683" calcext:value-type="float">
            <text:p>0,686</text:p>
          </table:table-cell>
          <table:table-cell/>
          <table:table-cell table:formula="of:=[.A911]*65535" office:value-type="float" office:value="59505.78" calcext:value-type="float">
            <text:p>59506</text:p>
          </table:table-cell>
          <table:table-cell table:formula="of:=[.C911]*65535" office:value-type="float" office:value="44981.4480668831" calcext:value-type="float">
            <text:p>44981</text:p>
          </table:table-cell>
          <table:table-cell table:number-columns-repeated="1018"/>
        </table:table-row>
        <table:table-row table:style-name="ro1">
          <table:table-cell office:value-type="float" office:value="0.909" calcext:value-type="float">
            <text:p>0,909</text:p>
          </table:table-cell>
          <table:table-cell table:formula="of:=EXP([.A912]*[.$B$1])" office:value-type="float" office:value="37.9397737072843" calcext:value-type="float">
            <text:p>37,940</text:p>
          </table:table-cell>
          <table:table-cell table:formula="of:=([.B912]-[.$B$3])/([.$B$1003]-[.$B$3])" office:value-type="float" office:value="0.689198669813069" calcext:value-type="float">
            <text:p>0,689</text:p>
          </table:table-cell>
          <table:table-cell/>
          <table:table-cell table:formula="of:=[.A912]*65535" office:value-type="float" office:value="59571.315" calcext:value-type="float">
            <text:p>59571</text:p>
          </table:table-cell>
          <table:table-cell table:formula="of:=[.C912]*65535" office:value-type="float" office:value="45166.6348261995" calcext:value-type="float">
            <text:p>45167</text:p>
          </table:table-cell>
          <table:table-cell table:number-columns-repeated="1018"/>
        </table:table-row>
        <table:table-row table:style-name="ro1">
          <table:table-cell office:value-type="float" office:value="0.91" calcext:value-type="float">
            <text:p>0,910</text:p>
          </table:table-cell>
          <table:table-cell table:formula="of:=EXP([.A913]*[.$B$1])" office:value-type="float" office:value="38.091836725399" calcext:value-type="float">
            <text:p>38,092</text:p>
          </table:table-cell>
          <table:table-cell table:formula="of:=([.B913]-[.$B$3])/([.$B$1003]-[.$B$3])" office:value-type="float" office:value="0.692035764340038" calcext:value-type="float">
            <text:p>0,692</text:p>
          </table:table-cell>
          <table:table-cell/>
          <table:table-cell table:formula="of:=[.A913]*65535" office:value-type="float" office:value="59636.85" calcext:value-type="float">
            <text:p>59637</text:p>
          </table:table-cell>
          <table:table-cell table:formula="of:=[.C913]*65535" office:value-type="float" office:value="45352.5638160244" calcext:value-type="float">
            <text:p>45353</text:p>
          </table:table-cell>
          <table:table-cell table:number-columns-repeated="1018"/>
        </table:table-row>
        <table:table-row table:style-name="ro1">
          <table:table-cell office:value-type="float" office:value="0.911" calcext:value-type="float">
            <text:p>0,911</text:p>
          </table:table-cell>
          <table:table-cell table:formula="of:=EXP([.A914]*[.$B$1])" office:value-type="float" office:value="38.244509213714" calcext:value-type="float">
            <text:p>38,245</text:p>
          </table:table-cell>
          <table:table-cell table:formula="of:=([.B914]-[.$B$3])/([.$B$1003]-[.$B$3])" office:value-type="float" office:value="0.694884229972165" calcext:value-type="float">
            <text:p>0,695</text:p>
          </table:table-cell>
          <table:table-cell/>
          <table:table-cell table:formula="of:=[.A914]*65535" office:value-type="float" office:value="59702.385" calcext:value-type="float">
            <text:p>59702</text:p>
          </table:table-cell>
          <table:table-cell table:formula="of:=[.C914]*65535" office:value-type="float" office:value="45539.2380112258" calcext:value-type="float">
            <text:p>45539</text:p>
          </table:table-cell>
          <table:table-cell table:number-columns-repeated="1018"/>
        </table:table-row>
        <table:table-row table:style-name="ro1">
          <table:table-cell office:value-type="float" office:value="0.912" calcext:value-type="float">
            <text:p>0,912</text:p>
          </table:table-cell>
          <table:table-cell table:formula="of:=EXP([.A915]*[.$B$1])" office:value-type="float" office:value="38.3977936149922" calcext:value-type="float">
            <text:p>38,398</text:p>
          </table:table-cell>
          <table:table-cell table:formula="of:=([.B915]-[.$B$3])/([.$B$1003]-[.$B$3])" office:value-type="float" office:value="0.697744112284959" calcext:value-type="float">
            <text:p>0,698</text:p>
          </table:table-cell>
          <table:table-cell/>
          <table:table-cell table:formula="of:=[.A915]*65535" office:value-type="float" office:value="59767.92" calcext:value-type="float">
            <text:p>59768</text:p>
          </table:table-cell>
          <table:table-cell table:formula="of:=[.C915]*65535" office:value-type="float" office:value="45726.6603985948" calcext:value-type="float">
            <text:p>45727</text:p>
          </table:table-cell>
          <table:table-cell table:number-columns-repeated="1018"/>
        </table:table-row>
        <table:table-row table:style-name="ro1">
          <table:table-cell office:value-type="float" office:value="0.913" calcext:value-type="float">
            <text:p>0,913</text:p>
          </table:table-cell>
          <table:table-cell table:formula="of:=EXP([.A916]*[.$B$1])" office:value-type="float" office:value="38.5516923817875" calcext:value-type="float">
            <text:p>38,552</text:p>
          </table:table-cell>
          <table:table-cell table:formula="of:=([.B916]-[.$B$3])/([.$B$1003]-[.$B$3])" office:value-type="float" office:value="0.700615457036598" calcext:value-type="float">
            <text:p>0,701</text:p>
          </table:table-cell>
          <table:table-cell/>
          <table:table-cell table:formula="of:=[.A916]*65535" office:value-type="float" office:value="59833.455" calcext:value-type="float">
            <text:p>59833</text:p>
          </table:table-cell>
          <table:table-cell table:formula="of:=[.C916]*65535" office:value-type="float" office:value="45914.8339768935" calcext:value-type="float">
            <text:p>45915</text:p>
          </table:table-cell>
          <table:table-cell table:number-columns-repeated="1018"/>
        </table:table-row>
        <table:table-row table:style-name="ro1">
          <table:table-cell office:value-type="float" office:value="0.914" calcext:value-type="float">
            <text:p>0,914</text:p>
          </table:table-cell>
          <table:table-cell table:formula="of:=EXP([.A917]*[.$B$1])" office:value-type="float" office:value="38.7062079764833" calcext:value-type="float">
            <text:p>38,706</text:p>
          </table:table-cell>
          <table:table-cell table:formula="of:=([.B917]-[.$B$3])/([.$B$1003]-[.$B$3])" office:value-type="float" office:value="0.703498310168661" calcext:value-type="float">
            <text:p>0,703</text:p>
          </table:table-cell>
          <table:table-cell/>
          <table:table-cell table:formula="of:=[.A917]*65535" office:value-type="float" office:value="59898.99" calcext:value-type="float">
            <text:p>59899</text:p>
          </table:table-cell>
          <table:table-cell table:formula="of:=[.C917]*65535" office:value-type="float" office:value="46103.7617569032" calcext:value-type="float">
            <text:p>46104</text:p>
          </table:table-cell>
          <table:table-cell table:number-columns-repeated="1018"/>
        </table:table-row>
        <table:table-row table:style-name="ro1">
          <table:table-cell office:value-type="float" office:value="0.915" calcext:value-type="float">
            <text:p>0,915</text:p>
          </table:table-cell>
          <table:table-cell table:formula="of:=EXP([.A918]*[.$B$1])" office:value-type="float" office:value="38.8613428713325" calcext:value-type="float">
            <text:p>38,861</text:p>
          </table:table-cell>
          <table:table-cell table:formula="of:=([.B918]-[.$B$3])/([.$B$1003]-[.$B$3])" office:value-type="float" office:value="0.706392717806857" calcext:value-type="float">
            <text:p>0,706</text:p>
          </table:table-cell>
          <table:table-cell/>
          <table:table-cell table:formula="of:=[.A918]*65535" office:value-type="float" office:value="59964.525" calcext:value-type="float">
            <text:p>59965</text:p>
          </table:table-cell>
          <table:table-cell table:formula="of:=[.C918]*65535" office:value-type="float" office:value="46293.4467614724" calcext:value-type="float">
            <text:p>46293</text:p>
          </table:table-cell>
          <table:table-cell table:number-columns-repeated="1018"/>
        </table:table-row>
        <table:table-row table:style-name="ro1">
          <table:table-cell office:value-type="float" office:value="0.916" calcext:value-type="float">
            <text:p>0,916</text:p>
          </table:table-cell>
          <table:table-cell table:formula="of:=EXP([.A919]*[.$B$1])" office:value-type="float" office:value="39.0170995484966" calcext:value-type="float">
            <text:p>39,017</text:p>
          </table:table-cell>
          <table:table-cell table:formula="of:=([.B919]-[.$B$3])/([.$B$1003]-[.$B$3])" office:value-type="float" office:value="0.709298726261773" calcext:value-type="float">
            <text:p>0,709</text:p>
          </table:table-cell>
          <table:table-cell/>
          <table:table-cell table:formula="of:=[.A919]*65535" office:value-type="float" office:value="60030.06" calcext:value-type="float">
            <text:p>60030</text:p>
          </table:table-cell>
          <table:table-cell table:formula="of:=[.C919]*65535" office:value-type="float" office:value="46483.8920255653" calcext:value-type="float">
            <text:p>46484</text:p>
          </table:table-cell>
          <table:table-cell table:number-columns-repeated="1018"/>
        </table:table-row>
        <table:table-row table:style-name="ro1">
          <table:table-cell office:value-type="float" office:value="0.917" calcext:value-type="float">
            <text:p>0,917</text:p>
          </table:table-cell>
          <table:table-cell table:formula="of:=EXP([.A920]*[.$B$1])" office:value-type="float" office:value="39.1734805000859" calcext:value-type="float">
            <text:p>39,173</text:p>
          </table:table-cell>
          <table:table-cell table:formula="of:=([.B920]-[.$B$3])/([.$B$1003]-[.$B$3])" office:value-type="float" office:value="0.712216382029604" calcext:value-type="float">
            <text:p>0,712</text:p>
          </table:table-cell>
          <table:table-cell/>
          <table:table-cell table:formula="of:=[.A920]*65535" office:value-type="float" office:value="60095.595" calcext:value-type="float">
            <text:p>60096</text:p>
          </table:table-cell>
          <table:table-cell table:formula="of:=[.C920]*65535" office:value-type="float" office:value="46675.1005963101" calcext:value-type="float">
            <text:p>46675</text:p>
          </table:table-cell>
          <table:table-cell table:number-columns-repeated="1018"/>
        </table:table-row>
        <table:table-row table:style-name="ro1">
          <table:table-cell office:value-type="float" office:value="0.918" calcext:value-type="float">
            <text:p>0,918</text:p>
          </table:table-cell>
          <table:table-cell table:formula="of:=EXP([.A921]*[.$B$1])" office:value-type="float" office:value="39.3304882281989" calcext:value-type="float">
            <text:p>39,330</text:p>
          </table:table-cell>
          <table:table-cell table:formula="of:=([.B921]-[.$B$3])/([.$B$1003]-[.$B$3])" office:value-type="float" office:value="0.715145731792906" calcext:value-type="float">
            <text:p>0,715</text:p>
          </table:table-cell>
          <table:table-cell/>
          <table:table-cell table:formula="of:=[.A921]*65535" office:value-type="float" office:value="60161.13" calcext:value-type="float">
            <text:p>60161</text:p>
          </table:table-cell>
          <table:table-cell table:formula="of:=[.C921]*65535" office:value-type="float" office:value="46867.0755330481" calcext:value-type="float">
            <text:p>46867</text:p>
          </table:table-cell>
          <table:table-cell table:number-columns-repeated="1018"/>
        </table:table-row>
        <table:table-row table:style-name="ro1">
          <table:table-cell office:value-type="float" office:value="0.919" calcext:value-type="float">
            <text:p>0,919</text:p>
          </table:table-cell>
          <table:table-cell table:formula="of:=EXP([.A922]*[.$B$1])" office:value-type="float" office:value="39.4881252449626" calcext:value-type="float">
            <text:p>39,488</text:p>
          </table:table-cell>
          <table:table-cell table:formula="of:=([.B922]-[.$B$3])/([.$B$1003]-[.$B$3])" office:value-type="float" office:value="0.718086822421336" calcext:value-type="float">
            <text:p>0,718</text:p>
          </table:table-cell>
          <table:table-cell/>
          <table:table-cell table:formula="of:=[.A922]*65535" office:value-type="float" office:value="60226.665" calcext:value-type="float">
            <text:p>60227</text:p>
          </table:table-cell>
          <table:table-cell table:formula="of:=[.C922]*65535" office:value-type="float" office:value="47059.8199073823" calcext:value-type="float">
            <text:p>47060</text:p>
          </table:table-cell>
          <table:table-cell table:number-columns-repeated="1018"/>
        </table:table-row>
        <table:table-row table:style-name="ro1">
          <table:table-cell office:value-type="float" office:value="0.92" calcext:value-type="float">
            <text:p>0,920</text:p>
          </table:table-cell>
          <table:table-cell table:formula="of:=EXP([.A923]*[.$B$1])" office:value-type="float" office:value="39.6463940725726" calcext:value-type="float">
            <text:p>39,646</text:p>
          </table:table-cell>
          <table:table-cell table:formula="of:=([.B923]-[.$B$3])/([.$B$1003]-[.$B$3])" office:value-type="float" office:value="0.721039700972408" calcext:value-type="float">
            <text:p>0,721</text:p>
          </table:table-cell>
          <table:table-cell/>
          <table:table-cell table:formula="of:=[.A923]*65535" office:value-type="float" office:value="60292.2" calcext:value-type="float">
            <text:p>60292</text:p>
          </table:table-cell>
          <table:table-cell table:formula="of:=[.C923]*65535" office:value-type="float" office:value="47253.3368032268" calcext:value-type="float">
            <text:p>47253</text:p>
          </table:table-cell>
          <table:table-cell table:number-columns-repeated="1018"/>
        </table:table-row>
        <table:table-row table:style-name="ro1">
          <table:table-cell office:value-type="float" office:value="0.921" calcext:value-type="float">
            <text:p>0,921</text:p>
          </table:table-cell>
          <table:table-cell table:formula="of:=EXP([.A924]*[.$B$1])" office:value-type="float" office:value="39.8052972433336" calcext:value-type="float">
            <text:p>39,805</text:p>
          </table:table-cell>
          <table:table-cell table:formula="of:=([.B924]-[.$B$3])/([.$B$1003]-[.$B$3])" office:value-type="float" office:value="0.724004414692242" calcext:value-type="float">
            <text:p>0,724</text:p>
          </table:table-cell>
          <table:table-cell/>
          <table:table-cell table:formula="of:=[.A924]*65535" office:value-type="float" office:value="60357.735" calcext:value-type="float">
            <text:p>60358</text:p>
          </table:table-cell>
          <table:table-cell table:formula="of:=[.C924]*65535" office:value-type="float" office:value="47447.6293168561" calcext:value-type="float">
            <text:p>47448</text:p>
          </table:table-cell>
          <table:table-cell table:number-columns-repeated="1018"/>
        </table:table-row>
        <table:table-row table:style-name="ro1">
          <table:table-cell office:value-type="float" office:value="0.922" calcext:value-type="float">
            <text:p>0,922</text:p>
          </table:table-cell>
          <table:table-cell table:formula="of:=EXP([.A925]*[.$B$1])" office:value-type="float" office:value="39.9648372996996" calcext:value-type="float">
            <text:p>39,965</text:p>
          </table:table-cell>
          <table:table-cell table:formula="of:=([.B925]-[.$B$3])/([.$B$1003]-[.$B$3])" office:value-type="float" office:value="0.72698101101632" calcext:value-type="float">
            <text:p>0,727</text:p>
          </table:table-cell>
          <table:table-cell/>
          <table:table-cell table:formula="of:=[.A925]*65535" office:value-type="float" office:value="60423.27" calcext:value-type="float">
            <text:p>60423</text:p>
          </table:table-cell>
          <table:table-cell table:formula="of:=[.C925]*65535" office:value-type="float" office:value="47642.7005569546" calcext:value-type="float">
            <text:p>47643</text:p>
          </table:table-cell>
          <table:table-cell table:number-columns-repeated="1018"/>
        </table:table-row>
        <table:table-row table:style-name="ro1">
          <table:table-cell office:value-type="float" office:value="0.923" calcext:value-type="float">
            <text:p>0,923</text:p>
          </table:table-cell>
          <table:table-cell table:formula="of:=EXP([.A926]*[.$B$1])" office:value-type="float" office:value="40.1250167943151" calcext:value-type="float">
            <text:p>40,125</text:p>
          </table:table-cell>
          <table:table-cell table:formula="of:=([.B926]-[.$B$3])/([.$B$1003]-[.$B$3])" office:value-type="float" office:value="0.729969537570248" calcext:value-type="float">
            <text:p>0,730</text:p>
          </table:table-cell>
          <table:table-cell/>
          <table:table-cell table:formula="of:=[.A926]*65535" office:value-type="float" office:value="60488.805" calcext:value-type="float">
            <text:p>60489</text:p>
          </table:table-cell>
          <table:table-cell table:formula="of:=[.C926]*65535" office:value-type="float" office:value="47838.5536446662" calcext:value-type="float">
            <text:p>47839</text:p>
          </table:table-cell>
          <table:table-cell table:number-columns-repeated="1018"/>
        </table:table-row>
        <table:table-row table:style-name="ro1">
          <table:table-cell office:value-type="float" office:value="0.924" calcext:value-type="float">
            <text:p>0,924</text:p>
          </table:table-cell>
          <table:table-cell table:formula="of:=EXP([.A927]*[.$B$1])" office:value-type="float" office:value="40.2858382900552" calcext:value-type="float">
            <text:p>40,286</text:p>
          </table:table-cell>
          <table:table-cell table:formula="of:=([.B927]-[.$B$3])/([.$B$1003]-[.$B$3])" office:value-type="float" office:value="0.732970042170513" calcext:value-type="float">
            <text:p>0,733</text:p>
          </table:table-cell>
          <table:table-cell/>
          <table:table-cell table:formula="of:=[.A927]*65535" office:value-type="float" office:value="60554.34" calcext:value-type="float">
            <text:p>60554</text:p>
          </table:table-cell>
          <table:table-cell table:formula="of:=[.C927]*65535" office:value-type="float" office:value="48035.1917136445" calcext:value-type="float">
            <text:p>48035</text:p>
          </table:table-cell>
          <table:table-cell table:number-columns-repeated="1018"/>
        </table:table-row>
        <table:table-row table:style-name="ro1">
          <table:table-cell office:value-type="float" office:value="0.925" calcext:value-type="float">
            <text:p>0,925</text:p>
          </table:table-cell>
          <table:table-cell table:formula="of:=EXP([.A928]*[.$B$1])" office:value-type="float" office:value="40.4473043600674" calcext:value-type="float">
            <text:p>40,447</text:p>
          </table:table-cell>
          <table:table-cell table:formula="of:=([.B928]-[.$B$3])/([.$B$1003]-[.$B$3])" office:value-type="float" office:value="0.735982572825253" calcext:value-type="float">
            <text:p>0,736</text:p>
          </table:table-cell>
          <table:table-cell/>
          <table:table-cell table:formula="of:=[.A928]*65535" office:value-type="float" office:value="60619.875" calcext:value-type="float">
            <text:p>60620</text:p>
          </table:table-cell>
          <table:table-cell table:formula="of:=[.C928]*65535" office:value-type="float" office:value="48232.6179101029" calcext:value-type="float">
            <text:p>48233</text:p>
          </table:table-cell>
          <table:table-cell table:number-columns-repeated="1018"/>
        </table:table-row>
        <table:table-row table:style-name="ro1">
          <table:table-cell office:value-type="float" office:value="0.926" calcext:value-type="float">
            <text:p>0,926</text:p>
          </table:table-cell>
          <table:table-cell table:formula="of:=EXP([.A929]*[.$B$1])" office:value-type="float" office:value="40.6094175878122" calcext:value-type="float">
            <text:p>40,609</text:p>
          </table:table-cell>
          <table:table-cell table:formula="of:=([.B929]-[.$B$3])/([.$B$1003]-[.$B$3])" office:value-type="float" office:value="0.739007177735023" calcext:value-type="float">
            <text:p>0,739</text:p>
          </table:table-cell>
          <table:table-cell/>
          <table:table-cell table:formula="of:=[.A929]*65535" office:value-type="float" office:value="60685.41" calcext:value-type="float">
            <text:p>60685</text:p>
          </table:table-cell>
          <table:table-cell table:formula="of:=[.C929]*65535" office:value-type="float" office:value="48430.8353928647" calcext:value-type="float">
            <text:p>48431</text:p>
          </table:table-cell>
          <table:table-cell table:number-columns-repeated="1018"/>
        </table:table-row>
        <table:table-row table:style-name="ro1">
          <table:table-cell office:value-type="float" office:value="0.927" calcext:value-type="float">
            <text:p>0,927</text:p>
          </table:table-cell>
          <table:table-cell table:formula="of:=EXP([.A930]*[.$B$1])" office:value-type="float" office:value="40.7721805671048" calcext:value-type="float">
            <text:p>40,772</text:p>
          </table:table-cell>
          <table:table-cell table:formula="of:=([.B930]-[.$B$3])/([.$B$1003]-[.$B$3])" office:value-type="float" office:value="0.742043905293566" calcext:value-type="float">
            <text:p>0,742</text:p>
          </table:table-cell>
          <table:table-cell/>
          <table:table-cell table:formula="of:=[.A930]*65535" office:value-type="float" office:value="60750.945" calcext:value-type="float">
            <text:p>60751</text:p>
          </table:table-cell>
          <table:table-cell table:formula="of:=[.C930]*65535" office:value-type="float" office:value="48629.8473334139" calcext:value-type="float">
            <text:p>48630</text:p>
          </table:table-cell>
          <table:table-cell table:number-columns-repeated="1018"/>
        </table:table-row>
        <table:table-row table:style-name="ro1">
          <table:table-cell office:value-type="float" office:value="0.928" calcext:value-type="float">
            <text:p>0,928</text:p>
          </table:table-cell>
          <table:table-cell table:formula="of:=EXP([.A931]*[.$B$1])" office:value-type="float" office:value="40.9355959021563" calcext:value-type="float">
            <text:p>40,936</text:p>
          </table:table-cell>
          <table:table-cell table:formula="of:=([.B931]-[.$B$3])/([.$B$1003]-[.$B$3])" office:value-type="float" office:value="0.745092804088588" calcext:value-type="float">
            <text:p>0,745</text:p>
          </table:table-cell>
          <table:table-cell/>
          <table:table-cell table:formula="of:=[.A931]*65535" office:value-type="float" office:value="60816.48" calcext:value-type="float">
            <text:p>60816</text:p>
          </table:table-cell>
          <table:table-cell table:formula="of:=[.C931]*65535" office:value-type="float" office:value="48829.6569159456" calcext:value-type="float">
            <text:p>48830</text:p>
          </table:table-cell>
          <table:table-cell table:number-columns-repeated="1018"/>
        </table:table-row>
        <table:table-row table:style-name="ro1">
          <table:table-cell office:value-type="float" office:value="0.929" calcext:value-type="float">
            <text:p>0,929</text:p>
          </table:table-cell>
          <table:table-cell table:formula="of:=EXP([.A932]*[.$B$1])" office:value-type="float" office:value="41.0996662076155" calcext:value-type="float">
            <text:p>41,100</text:p>
          </table:table-cell>
          <table:table-cell table:formula="of:=([.B932]-[.$B$3])/([.$B$1003]-[.$B$3])" office:value-type="float" office:value="0.748153922902535" calcext:value-type="float">
            <text:p>0,748</text:p>
          </table:table-cell>
          <table:table-cell/>
          <table:table-cell table:formula="of:=[.A932]*65535" office:value-type="float" office:value="60882.015" calcext:value-type="float">
            <text:p>60882</text:p>
          </table:table-cell>
          <table:table-cell table:formula="of:=[.C932]*65535" office:value-type="float" office:value="49030.2673374176" calcext:value-type="float">
            <text:p>49030</text:p>
          </table:table-cell>
          <table:table-cell table:number-columns-repeated="1018"/>
        </table:table-row>
        <table:table-row table:style-name="ro1">
          <table:table-cell office:value-type="float" office:value="0.93" calcext:value-type="float">
            <text:p>0,930</text:p>
          </table:table-cell>
          <table:table-cell table:formula="of:=EXP([.A933]*[.$B$1])" office:value-type="float" office:value="41.2643941086108" calcext:value-type="float">
            <text:p>41,264</text:p>
          </table:table-cell>
          <table:table-cell table:formula="of:=([.B933]-[.$B$3])/([.$B$1003]-[.$B$3])" office:value-type="float" office:value="0.751227310713372" calcext:value-type="float">
            <text:p>0,751</text:p>
          </table:table-cell>
          <table:table-cell/>
          <table:table-cell table:formula="of:=[.A933]*65535" office:value-type="float" office:value="60947.55" calcext:value-type="float">
            <text:p>60948</text:p>
          </table:table-cell>
          <table:table-cell table:formula="of:=[.C933]*65535" office:value-type="float" office:value="49231.6818076009" calcext:value-type="float">
            <text:p>49232</text:p>
          </table:table-cell>
          <table:table-cell table:number-columns-repeated="1018"/>
        </table:table-row>
        <table:table-row table:style-name="ro1">
          <table:table-cell office:value-type="float" office:value="0.931" calcext:value-type="float">
            <text:p>0,931</text:p>
          </table:table-cell>
          <table:table-cell table:formula="of:=EXP([.A934]*[.$B$1])" office:value-type="float" office:value="41.4297822407922" calcext:value-type="float">
            <text:p>41,430</text:p>
          </table:table-cell>
          <table:table-cell table:formula="of:=([.B934]-[.$B$3])/([.$B$1003]-[.$B$3])" office:value-type="float" office:value="0.754313016695372" calcext:value-type="float">
            <text:p>0,754</text:p>
          </table:table-cell>
          <table:table-cell/>
          <table:table-cell table:formula="of:=[.A934]*65535" office:value-type="float" office:value="61013.085" calcext:value-type="float">
            <text:p>61013</text:p>
          </table:table-cell>
          <table:table-cell table:formula="of:=[.C934]*65535" office:value-type="float" office:value="49433.9035491312" calcext:value-type="float">
            <text:p>49434</text:p>
          </table:table-cell>
          <table:table-cell table:number-columns-repeated="1018"/>
        </table:table-row>
        <table:table-row table:style-name="ro1">
          <table:table-cell office:value-type="float" office:value="0.932" calcext:value-type="float">
            <text:p>0,932</text:p>
          </table:table-cell>
          <table:table-cell table:formula="of:=EXP([.A935]*[.$B$1])" office:value-type="float" office:value="41.5958332503732" calcext:value-type="float">
            <text:p>41,596</text:p>
          </table:table-cell>
          <table:table-cell table:formula="of:=([.B935]-[.$B$3])/([.$B$1003]-[.$B$3])" office:value-type="float" office:value="0.757411090219894" calcext:value-type="float">
            <text:p>0,757</text:p>
          </table:table-cell>
          <table:table-cell/>
          <table:table-cell table:formula="of:=[.A935]*65535" office:value-type="float" office:value="61078.62" calcext:value-type="float">
            <text:p>61079</text:p>
          </table:table-cell>
          <table:table-cell table:formula="of:=[.C935]*65535" office:value-type="float" office:value="49636.9357975607" calcext:value-type="float">
            <text:p>49637</text:p>
          </table:table-cell>
          <table:table-cell table:number-columns-repeated="1018"/>
        </table:table-row>
        <table:table-row table:style-name="ro1">
          <table:table-cell office:value-type="float" office:value="0.933" calcext:value-type="float">
            <text:p>0,933</text:p>
          </table:table-cell>
          <table:table-cell table:formula="of:=EXP([.A936]*[.$B$1])" office:value-type="float" office:value="41.7625497941736" calcext:value-type="float">
            <text:p>41,763</text:p>
          </table:table-cell>
          <table:table-cell table:formula="of:=([.B936]-[.$B$3])/([.$B$1003]-[.$B$3])" office:value-type="float" office:value="0.760521580856181" calcext:value-type="float">
            <text:p>0,761</text:p>
          </table:table-cell>
          <table:table-cell/>
          <table:table-cell table:formula="of:=[.A936]*65535" office:value-type="float" office:value="61144.155" calcext:value-type="float">
            <text:p>61144</text:p>
          </table:table-cell>
          <table:table-cell table:formula="of:=[.C936]*65535" office:value-type="float" office:value="49840.7818014098" calcext:value-type="float">
            <text:p>49841</text:p>
          </table:table-cell>
          <table:table-cell table:number-columns-repeated="1018"/>
        </table:table-row>
        <table:table-row table:style-name="ro1">
          <table:table-cell office:value-type="float" office:value="0.934" calcext:value-type="float">
            <text:p>0,934</text:p>
          </table:table-cell>
          <table:table-cell table:formula="of:=EXP([.A937]*[.$B$1])" office:value-type="float" office:value="41.9299345396617" calcext:value-type="float">
            <text:p>41,930</text:p>
          </table:table-cell>
          <table:table-cell table:formula="of:=([.B937]-[.$B$3])/([.$B$1003]-[.$B$3])" office:value-type="float" office:value="0.763644538372151" calcext:value-type="float">
            <text:p>0,764</text:p>
          </table:table-cell>
          <table:table-cell/>
          <table:table-cell table:formula="of:=[.A937]*65535" office:value-type="float" office:value="61209.69" calcext:value-type="float">
            <text:p>61210</text:p>
          </table:table-cell>
          <table:table-cell table:formula="of:=[.C937]*65535" office:value-type="float" office:value="50045.4448222189" calcext:value-type="float">
            <text:p>50045</text:p>
          </table:table-cell>
          <table:table-cell table:number-columns-repeated="1018"/>
        </table:table-row>
        <table:table-row table:style-name="ro1">
          <table:table-cell office:value-type="float" office:value="0.935" calcext:value-type="float">
            <text:p>0,935</text:p>
          </table:table-cell>
          <table:table-cell table:formula="of:=EXP([.A938]*[.$B$1])" office:value-type="float" office:value="42.0979901649969" calcext:value-type="float">
            <text:p>42,098</text:p>
          </table:table-cell>
          <table:table-cell table:formula="of:=([.B938]-[.$B$3])/([.$B$1003]-[.$B$3])" office:value-type="float" office:value="0.766780012735189" calcext:value-type="float">
            <text:p>0,767</text:p>
          </table:table-cell>
          <table:table-cell/>
          <table:table-cell table:formula="of:=[.A938]*65535" office:value-type="float" office:value="61275.225" calcext:value-type="float">
            <text:p>61275</text:p>
          </table:table-cell>
          <table:table-cell table:formula="of:=[.C938]*65535" office:value-type="float" office:value="50250.9281346006" calcext:value-type="float">
            <text:p>50251</text:p>
          </table:table-cell>
          <table:table-cell table:number-columns-repeated="1018"/>
        </table:table-row>
        <table:table-row table:style-name="ro1">
          <table:table-cell office:value-type="float" office:value="0.936" calcext:value-type="float">
            <text:p>0,936</text:p>
          </table:table-cell>
          <table:table-cell table:formula="of:=EXP([.A939]*[.$B$1])" office:value-type="float" office:value="42.2667193590729" calcext:value-type="float">
            <text:p>42,267</text:p>
          </table:table-cell>
          <table:table-cell table:formula="of:=([.B939]-[.$B$3])/([.$B$1003]-[.$B$3])" office:value-type="float" office:value="0.769928054112953" calcext:value-type="float">
            <text:p>0,770</text:p>
          </table:table-cell>
          <table:table-cell/>
          <table:table-cell table:formula="of:=[.A939]*65535" office:value-type="float" office:value="61340.76" calcext:value-type="float">
            <text:p>61341</text:p>
          </table:table-cell>
          <table:table-cell table:formula="of:=[.C939]*65535" office:value-type="float" office:value="50457.2350262924" calcext:value-type="float">
            <text:p>50457</text:p>
          </table:table-cell>
          <table:table-cell table:number-columns-repeated="1018"/>
        </table:table-row>
        <table:table-row table:style-name="ro1">
          <table:table-cell office:value-type="float" office:value="0.937" calcext:value-type="float">
            <text:p>0,937</text:p>
          </table:table-cell>
          <table:table-cell table:formula="of:=EXP([.A940]*[.$B$1])" office:value-type="float" office:value="42.4361248215602" calcext:value-type="float">
            <text:p>42,436</text:p>
          </table:table-cell>
          <table:table-cell table:formula="of:=([.B940]-[.$B$3])/([.$B$1003]-[.$B$3])" office:value-type="float" office:value="0.773088712874172" calcext:value-type="float">
            <text:p>0,773</text:p>
          </table:table-cell>
          <table:table-cell/>
          <table:table-cell table:formula="of:=[.A940]*65535" office:value-type="float" office:value="61406.295" calcext:value-type="float">
            <text:p>61406</text:p>
          </table:table-cell>
          <table:table-cell table:formula="of:=[.C940]*65535" office:value-type="float" office:value="50664.3687982089" calcext:value-type="float">
            <text:p>50664</text:p>
          </table:table-cell>
          <table:table-cell table:number-columns-repeated="1018"/>
        </table:table-row>
        <table:table-row table:style-name="ro1">
          <table:table-cell office:value-type="float" office:value="0.938" calcext:value-type="float">
            <text:p>0,938</text:p>
          </table:table-cell>
          <table:table-cell table:formula="of:=EXP([.A941]*[.$B$1])" office:value-type="float" office:value="42.6062092629501" calcext:value-type="float">
            <text:p>42,606</text:p>
          </table:table-cell>
          <table:table-cell table:formula="of:=([.B941]-[.$B$3])/([.$B$1003]-[.$B$3])" office:value-type="float" office:value="0.776262039589453" calcext:value-type="float">
            <text:p>0,776</text:p>
          </table:table-cell>
          <table:table-cell/>
          <table:table-cell table:formula="of:=[.A941]*65535" office:value-type="float" office:value="61471.83" calcext:value-type="float">
            <text:p>61472</text:p>
          </table:table-cell>
          <table:table-cell table:formula="of:=[.C941]*65535" office:value-type="float" office:value="50872.3327644948" calcext:value-type="float">
            <text:p>50872</text:p>
          </table:table-cell>
          <table:table-cell table:number-columns-repeated="1018"/>
        </table:table-row>
        <table:table-row table:style-name="ro1">
          <table:table-cell office:value-type="float" office:value="0.939" calcext:value-type="float">
            <text:p>0,939</text:p>
          </table:table-cell>
          <table:table-cell table:formula="of:=EXP([.A942]*[.$B$1])" office:value-type="float" office:value="42.776975404597" calcext:value-type="float">
            <text:p>42,777</text:p>
          </table:table-cell>
          <table:table-cell table:formula="of:=([.B942]-[.$B$3])/([.$B$1003]-[.$B$3])" office:value-type="float" office:value="0.779448085032092" calcext:value-type="float">
            <text:p>0,779</text:p>
          </table:table-cell>
          <table:table-cell/>
          <table:table-cell table:formula="of:=[.A942]*65535" office:value-type="float" office:value="61537.365" calcext:value-type="float">
            <text:p>61537</text:p>
          </table:table-cell>
          <table:table-cell table:formula="of:=[.C942]*65535" office:value-type="float" office:value="51081.1302525781" calcext:value-type="float">
            <text:p>51081</text:p>
          </table:table-cell>
          <table:table-cell table:number-columns-repeated="1018"/>
        </table:table-row>
        <table:table-row table:style-name="ro1">
          <table:table-cell office:value-type="float" office:value="0.94" calcext:value-type="float">
            <text:p>0,940</text:p>
          </table:table-cell>
          <table:table-cell table:formula="of:=EXP([.A943]*[.$B$1])" office:value-type="float" office:value="42.948425978763" calcext:value-type="float">
            <text:p>42,948</text:p>
          </table:table-cell>
          <table:table-cell table:formula="of:=([.B943]-[.$B$3])/([.$B$1003]-[.$B$3])" office:value-type="float" office:value="0.782646900178883" calcext:value-type="float">
            <text:p>0,783</text:p>
          </table:table-cell>
          <table:table-cell/>
          <table:table-cell table:formula="of:=[.A943]*65535" office:value-type="float" office:value="61602.9" calcext:value-type="float">
            <text:p>61603</text:p>
          </table:table-cell>
          <table:table-cell table:formula="of:=[.C943]*65535" office:value-type="float" office:value="51290.7646032231" calcext:value-type="float">
            <text:p>51291</text:p>
          </table:table-cell>
          <table:table-cell table:number-columns-repeated="1018"/>
        </table:table-row>
        <table:table-row table:style-name="ro1">
          <table:table-cell office:value-type="float" office:value="0.941" calcext:value-type="float">
            <text:p>0,941</text:p>
          </table:table-cell>
          <table:table-cell table:formula="of:=EXP([.A944]*[.$B$1])" office:value-type="float" office:value="43.1205637286609" calcext:value-type="float">
            <text:p>43,121</text:p>
          </table:table-cell>
          <table:table-cell table:formula="of:=([.B944]-[.$B$3])/([.$B$1003]-[.$B$3])" office:value-type="float" office:value="0.785858536210938" calcext:value-type="float">
            <text:p>0,786</text:p>
          </table:table-cell>
          <table:table-cell/>
          <table:table-cell table:formula="of:=[.A944]*65535" office:value-type="float" office:value="61668.435" calcext:value-type="float">
            <text:p>61668</text:p>
          </table:table-cell>
          <table:table-cell table:formula="of:=[.C944]*65535" office:value-type="float" office:value="51501.2391705838" calcext:value-type="float">
            <text:p>51501</text:p>
          </table:table-cell>
          <table:table-cell table:number-columns-repeated="1018"/>
        </table:table-row>
        <table:table-row table:style-name="ro1">
          <table:table-cell office:value-type="float" office:value="0.942" calcext:value-type="float">
            <text:p>0,942</text:p>
          </table:table-cell>
          <table:table-cell table:formula="of:=EXP([.A945]*[.$B$1])" office:value-type="float" office:value="43.2933914084984" calcext:value-type="float">
            <text:p>43,293</text:p>
          </table:table-cell>
          <table:table-cell table:formula="of:=([.B945]-[.$B$3])/([.$B$1003]-[.$B$3])" office:value-type="float" office:value="0.7890830445145" calcext:value-type="float">
            <text:p>0,789</text:p>
          </table:table-cell>
          <table:table-cell/>
          <table:table-cell table:formula="of:=[.A945]*65535" office:value-type="float" office:value="61733.97" calcext:value-type="float">
            <text:p>61734</text:p>
          </table:table-cell>
          <table:table-cell table:formula="of:=[.C945]*65535" office:value-type="float" office:value="51712.5573222578" calcext:value-type="float">
            <text:p>51713</text:p>
          </table:table-cell>
          <table:table-cell table:number-columns-repeated="1018"/>
        </table:table-row>
        <table:table-row table:style-name="ro1">
          <table:table-cell office:value-type="float" office:value="0.943" calcext:value-type="float">
            <text:p>0,943</text:p>
          </table:table-cell>
          <table:table-cell table:formula="of:=EXP([.A946]*[.$B$1])" office:value-type="float" office:value="43.466911783522" calcext:value-type="float">
            <text:p>43,467</text:p>
          </table:table-cell>
          <table:table-cell table:formula="of:=([.B946]-[.$B$3])/([.$B$1003]-[.$B$3])" office:value-type="float" office:value="0.792320476681773" calcext:value-type="float">
            <text:p>0,792</text:p>
          </table:table-cell>
          <table:table-cell/>
          <table:table-cell table:formula="of:=[.A946]*65535" office:value-type="float" office:value="61799.505" calcext:value-type="float">
            <text:p>61800</text:p>
          </table:table-cell>
          <table:table-cell table:formula="of:=[.C946]*65535" office:value-type="float" office:value="51924.72243934" calcext:value-type="float">
            <text:p>51925</text:p>
          </table:table-cell>
          <table:table-cell table:number-columns-repeated="1018"/>
        </table:table-row>
        <table:table-row table:style-name="ro1">
          <table:table-cell office:value-type="float" office:value="0.944" calcext:value-type="float">
            <text:p>0,944</text:p>
          </table:table-cell>
          <table:table-cell table:formula="of:=EXP([.A947]*[.$B$1])" office:value-type="float" office:value="43.6411276300615" calcext:value-type="float">
            <text:p>43,641</text:p>
          </table:table-cell>
          <table:table-cell table:formula="of:=([.B947]-[.$B$3])/([.$B$1003]-[.$B$3])" office:value-type="float" office:value="0.795570884511739" calcext:value-type="float">
            <text:p>0,796</text:p>
          </table:table-cell>
          <table:table-cell/>
          <table:table-cell table:formula="of:=[.A947]*65535" office:value-type="float" office:value="61865.04" calcext:value-type="float">
            <text:p>61865</text:p>
          </table:table-cell>
          <table:table-cell table:formula="of:=[.C947]*65535" office:value-type="float" office:value="52137.7379164768" calcext:value-type="float">
            <text:p>52138</text:p>
          </table:table-cell>
          <table:table-cell table:number-columns-repeated="1018"/>
        </table:table-row>
        <table:table-row table:style-name="ro1">
          <table:table-cell office:value-type="float" office:value="0.945" calcext:value-type="float">
            <text:p>0,945</text:p>
          </table:table-cell>
          <table:table-cell table:formula="of:=EXP([.A948]*[.$B$1])" office:value-type="float" office:value="43.816041735574" calcext:value-type="float">
            <text:p>43,816</text:p>
          </table:table-cell>
          <table:table-cell table:formula="of:=([.B948]-[.$B$3])/([.$B$1003]-[.$B$3])" office:value-type="float" office:value="0.798834320010993" calcext:value-type="float">
            <text:p>0,799</text:p>
          </table:table-cell>
          <table:table-cell/>
          <table:table-cell table:formula="of:=[.A948]*65535" office:value-type="float" office:value="61930.575" calcext:value-type="float">
            <text:p>61931</text:p>
          </table:table-cell>
          <table:table-cell table:formula="of:=[.C948]*65535" office:value-type="float" office:value="52351.6071619205" calcext:value-type="float">
            <text:p>52352</text:p>
          </table:table-cell>
          <table:table-cell table:number-columns-repeated="1018"/>
        </table:table-row>
        <table:table-row table:style-name="ro1">
          <table:table-cell office:value-type="float" office:value="0.946" calcext:value-type="float">
            <text:p>0,946</text:p>
          </table:table-cell>
          <table:table-cell table:formula="of:=EXP([.A949]*[.$B$1])" office:value-type="float" office:value="43.991656898689" calcext:value-type="float">
            <text:p>43,992</text:p>
          </table:table-cell>
          <table:table-cell table:formula="of:=([.B949]-[.$B$3])/([.$B$1003]-[.$B$3])" office:value-type="float" office:value="0.802110835394574" calcext:value-type="float">
            <text:p>0,802</text:p>
          </table:table-cell>
          <table:table-cell/>
          <table:table-cell table:formula="of:=[.A949]*65535" office:value-type="float" office:value="61996.11" calcext:value-type="float">
            <text:p>61996</text:p>
          </table:table-cell>
          <table:table-cell table:formula="of:=[.C949]*65535" office:value-type="float" office:value="52566.3335975834" calcext:value-type="float">
            <text:p>52566</text:p>
          </table:table-cell>
          <table:table-cell table:number-columns-repeated="1018"/>
        </table:table-row>
        <table:table-row table:style-name="ro1">
          <table:table-cell office:value-type="float" office:value="0.947" calcext:value-type="float">
            <text:p>0,947</text:p>
          </table:table-cell>
          <table:table-cell table:formula="of:=EXP([.A950]*[.$B$1])" office:value-type="float" office:value="44.1679759292529" calcext:value-type="float">
            <text:p>44,168</text:p>
          </table:table-cell>
          <table:table-cell table:formula="of:=([.B950]-[.$B$3])/([.$B$1003]-[.$B$3])" office:value-type="float" office:value="0.805400483086796" calcext:value-type="float">
            <text:p>0,805</text:p>
          </table:table-cell>
          <table:table-cell/>
          <table:table-cell table:formula="of:=[.A950]*65535" office:value-type="float" office:value="62061.645" calcext:value-type="float">
            <text:p>62062</text:p>
          </table:table-cell>
          <table:table-cell table:formula="of:=[.C950]*65535" office:value-type="float" office:value="52781.9206590932" calcext:value-type="float">
            <text:p>52782</text:p>
          </table:table-cell>
          <table:table-cell table:number-columns-repeated="1018"/>
        </table:table-row>
        <table:table-row table:style-name="ro1">
          <table:table-cell office:value-type="float" office:value="0.948" calcext:value-type="float">
            <text:p>0,948</text:p>
          </table:table-cell>
          <table:table-cell table:formula="of:=EXP([.A951]*[.$B$1])" office:value-type="float" office:value="44.345001648374" calcext:value-type="float">
            <text:p>44,345</text:p>
          </table:table-cell>
          <table:table-cell table:formula="of:=([.B951]-[.$B$3])/([.$B$1003]-[.$B$3])" office:value-type="float" office:value="0.808703315722093" calcext:value-type="float">
            <text:p>0,809</text:p>
          </table:table-cell>
          <table:table-cell/>
          <table:table-cell table:formula="of:=[.A951]*65535" office:value-type="float" office:value="62127.18" calcext:value-type="float">
            <text:p>62127</text:p>
          </table:table-cell>
          <table:table-cell table:formula="of:=[.C951]*65535" office:value-type="float" office:value="52998.3717958474" calcext:value-type="float">
            <text:p>52998</text:p>
          </table:table-cell>
          <table:table-cell table:number-columns-repeated="1018"/>
        </table:table-row>
        <table:table-row table:style-name="ro1">
          <table:table-cell office:value-type="float" office:value="0.949" calcext:value-type="float">
            <text:p>0,949</text:p>
          </table:table-cell>
          <table:table-cell table:formula="of:=EXP([.A952]*[.$B$1])" office:value-type="float" office:value="44.5227368884674" calcext:value-type="float">
            <text:p>44,523</text:p>
          </table:table-cell>
          <table:table-cell table:formula="of:=([.B952]-[.$B$3])/([.$B$1003]-[.$B$3])" office:value-type="float" office:value="0.812019386145858" calcext:value-type="float">
            <text:p>0,812</text:p>
          </table:table-cell>
          <table:table-cell/>
          <table:table-cell table:formula="of:=[.A952]*65535" office:value-type="float" office:value="62192.715" calcext:value-type="float">
            <text:p>62193</text:p>
          </table:table-cell>
          <table:table-cell table:formula="of:=[.C952]*65535" office:value-type="float" office:value="53215.6904710688" calcext:value-type="float">
            <text:p>53216</text:p>
          </table:table-cell>
          <table:table-cell table:number-columns-repeated="1018"/>
        </table:table-row>
        <table:table-row table:style-name="ro1">
          <table:table-cell office:value-type="float" office:value="0.95" calcext:value-type="float">
            <text:p>0,950</text:p>
          </table:table-cell>
          <table:table-cell table:formula="of:=EXP([.A953]*[.$B$1])" office:value-type="float" office:value="44.7011844933008" calcext:value-type="float">
            <text:p>44,701</text:p>
          </table:table-cell>
          <table:table-cell table:formula="of:=([.B953]-[.$B$3])/([.$B$1003]-[.$B$3])" office:value-type="float" office:value="0.815348747415288" calcext:value-type="float">
            <text:p>0,815</text:p>
          </table:table-cell>
          <table:table-cell/>
          <table:table-cell table:formula="of:=[.A953]*65535" office:value-type="float" office:value="62258.25" calcext:value-type="float">
            <text:p>62258</text:p>
          </table:table-cell>
          <table:table-cell table:formula="of:=[.C953]*65535" office:value-type="float" office:value="53433.8801618609" calcext:value-type="float">
            <text:p>53434</text:p>
          </table:table-cell>
          <table:table-cell table:number-columns-repeated="1018"/>
        </table:table-row>
        <table:table-row table:style-name="ro1">
          <table:table-cell office:value-type="float" office:value="0.951" calcext:value-type="float">
            <text:p>0,951</text:p>
          </table:table-cell>
          <table:table-cell table:formula="of:=EXP([.A954]*[.$B$1])" office:value-type="float" office:value="44.8803473180398" calcext:value-type="float">
            <text:p>44,880</text:p>
          </table:table-cell>
          <table:table-cell table:formula="of:=([.B954]-[.$B$3])/([.$B$1003]-[.$B$3])" office:value-type="float" office:value="0.818691452800235" calcext:value-type="float">
            <text:p>0,819</text:p>
          </table:table-cell>
          <table:table-cell/>
          <table:table-cell table:formula="of:=[.A954]*65535" office:value-type="float" office:value="62323.785" calcext:value-type="float">
            <text:p>62324</text:p>
          </table:table-cell>
          <table:table-cell table:formula="of:=[.C954]*65535" office:value-type="float" office:value="53652.9443592634" calcext:value-type="float">
            <text:p>53653</text:p>
          </table:table-cell>
          <table:table-cell table:number-columns-repeated="1018"/>
        </table:table-row>
        <table:table-row table:style-name="ro1">
          <table:table-cell office:value-type="float" office:value="0.952" calcext:value-type="float">
            <text:p>0,952</text:p>
          </table:table-cell>
          <table:table-cell table:formula="of:=EXP([.A955]*[.$B$1])" office:value-type="float" office:value="45.0602282292933" calcext:value-type="float">
            <text:p>45,060</text:p>
          </table:table-cell>
          <table:table-cell table:formula="of:=([.B955]-[.$B$3])/([.$B$1003]-[.$B$3])" office:value-type="float" office:value="0.822047555784056" calcext:value-type="float">
            <text:p>0,822</text:p>
          </table:table-cell>
          <table:table-cell/>
          <table:table-cell table:formula="of:=[.A955]*65535" office:value-type="float" office:value="62389.32" calcext:value-type="float">
            <text:p>62389</text:p>
          </table:table-cell>
          <table:table-cell table:formula="of:=[.C955]*65535" office:value-type="float" office:value="53872.8865683081" calcext:value-type="float">
            <text:p>53873</text:p>
          </table:table-cell>
          <table:table-cell table:number-columns-repeated="1018"/>
        </table:table-row>
        <table:table-row table:style-name="ro1">
          <table:table-cell office:value-type="float" office:value="0.953" calcext:value-type="float">
            <text:p>0,953</text:p>
          </table:table-cell>
          <table:table-cell table:formula="of:=EXP([.A956]*[.$B$1])" office:value-type="float" office:value="45.2408301051598" calcext:value-type="float">
            <text:p>45,241</text:p>
          </table:table-cell>
          <table:table-cell table:formula="of:=([.B956]-[.$B$3])/([.$B$1003]-[.$B$3])" office:value-type="float" office:value="0.82541711006447" calcext:value-type="float">
            <text:p>0,825</text:p>
          </table:table-cell>
          <table:table-cell/>
          <table:table-cell table:formula="of:=[.A956]*65535" office:value-type="float" office:value="62454.855" calcext:value-type="float">
            <text:p>62455</text:p>
          </table:table-cell>
          <table:table-cell table:formula="of:=[.C956]*65535" office:value-type="float" office:value="54093.7103080751" calcext:value-type="float">
            <text:p>54094</text:p>
          </table:table-cell>
          <table:table-cell table:number-columns-repeated="1018"/>
        </table:table-row>
        <table:table-row table:style-name="ro1">
          <table:table-cell office:value-type="float" office:value="0.954" calcext:value-type="float">
            <text:p>0,954</text:p>
          </table:table-cell>
          <table:table-cell table:formula="of:=EXP([.A957]*[.$B$1])" office:value-type="float" office:value="45.4221558352731" calcext:value-type="float">
            <text:p>45,422</text:p>
          </table:table-cell>
          <table:table-cell table:formula="of:=([.B957]-[.$B$3])/([.$B$1003]-[.$B$3])" office:value-type="float" office:value="0.828800169554418" calcext:value-type="float">
            <text:p>0,829</text:p>
          </table:table-cell>
          <table:table-cell/>
          <table:table-cell table:formula="of:=[.A957]*65535" office:value-type="float" office:value="62520.39" calcext:value-type="float">
            <text:p>62520</text:p>
          </table:table-cell>
          <table:table-cell table:formula="of:=[.C957]*65535" office:value-type="float" office:value="54315.4191117488" calcext:value-type="float">
            <text:p>54315</text:p>
          </table:table-cell>
          <table:table-cell table:number-columns-repeated="1018"/>
        </table:table-row>
        <table:table-row table:style-name="ro1">
          <table:table-cell office:value-type="float" office:value="0.955" calcext:value-type="float">
            <text:p>0,955</text:p>
          </table:table-cell>
          <table:table-cell table:formula="of:=EXP([.A958]*[.$B$1])" office:value-type="float" office:value="45.6042083208487" calcext:value-type="float">
            <text:p>45,604</text:p>
          </table:table-cell>
          <table:table-cell table:formula="of:=([.B958]-[.$B$3])/([.$B$1003]-[.$B$3])" office:value-type="float" office:value="0.832196788382924" calcext:value-type="float">
            <text:p>0,832</text:p>
          </table:table-cell>
          <table:table-cell/>
          <table:table-cell table:formula="of:=[.A958]*65535" office:value-type="float" office:value="62585.925" calcext:value-type="float">
            <text:p>62586</text:p>
          </table:table-cell>
          <table:table-cell table:formula="of:=[.C958]*65535" office:value-type="float" office:value="54538.0165266749" calcext:value-type="float">
            <text:p>54538</text:p>
          </table:table-cell>
          <table:table-cell table:number-columns-repeated="1018"/>
        </table:table-row>
        <table:table-row table:style-name="ro1">
          <table:table-cell office:value-type="float" office:value="0.956" calcext:value-type="float">
            <text:p>0,956</text:p>
          </table:table-cell>
          <table:table-cell table:formula="of:=EXP([.A959]*[.$B$1])" office:value-type="float" office:value="45.7869904747304" calcext:value-type="float">
            <text:p>45,787</text:p>
          </table:table-cell>
          <table:table-cell table:formula="of:=([.B959]-[.$B$3])/([.$B$1003]-[.$B$3])" office:value-type="float" office:value="0.835607020895962" calcext:value-type="float">
            <text:p>0,836</text:p>
          </table:table-cell>
          <table:table-cell/>
          <table:table-cell table:formula="of:=[.A959]*65535" office:value-type="float" office:value="62651.46" calcext:value-type="float">
            <text:p>62651</text:p>
          </table:table-cell>
          <table:table-cell table:formula="of:=[.C959]*65535" office:value-type="float" office:value="54761.5061144168" calcext:value-type="float">
            <text:p>54762</text:p>
          </table:table-cell>
          <table:table-cell table:number-columns-repeated="1018"/>
        </table:table-row>
        <table:table-row table:style-name="ro1">
          <table:table-cell office:value-type="float" office:value="0.957" calcext:value-type="float">
            <text:p>0,957</text:p>
          </table:table-cell>
          <table:table-cell table:formula="of:=EXP([.A960]*[.$B$1])" office:value-type="float" office:value="45.9705052214365" calcext:value-type="float">
            <text:p>45,971</text:p>
          </table:table-cell>
          <table:table-cell table:formula="of:=([.B960]-[.$B$3])/([.$B$1003]-[.$B$3])" office:value-type="float" office:value="0.839030921657323" calcext:value-type="float">
            <text:p>0,839</text:p>
          </table:table-cell>
          <table:table-cell/>
          <table:table-cell table:formula="of:=[.A960]*65535" office:value-type="float" office:value="62716.995" calcext:value-type="float">
            <text:p>62717</text:p>
          </table:table-cell>
          <table:table-cell table:formula="of:=[.C960]*65535" office:value-type="float" office:value="54985.8914508127" calcext:value-type="float">
            <text:p>54986</text:p>
          </table:table-cell>
          <table:table-cell table:number-columns-repeated="1018"/>
        </table:table-row>
        <table:table-row table:style-name="ro1">
          <table:table-cell office:value-type="float" office:value="0.958" calcext:value-type="float">
            <text:p>0,958</text:p>
          </table:table-cell>
          <table:table-cell table:formula="of:=EXP([.A961]*[.$B$1])" office:value-type="float" office:value="46.1547554972068" calcext:value-type="float">
            <text:p>46,155</text:p>
          </table:table-cell>
          <table:table-cell table:formula="of:=([.B961]-[.$B$3])/([.$B$1003]-[.$B$3])" office:value-type="float" office:value="0.842468545449495" calcext:value-type="float">
            <text:p>0,842</text:p>
          </table:table-cell>
          <table:table-cell/>
          <table:table-cell table:formula="of:=[.A961]*65535" office:value-type="float" office:value="62782.53" calcext:value-type="float">
            <text:p>62783</text:p>
          </table:table-cell>
          <table:table-cell table:formula="of:=[.C961]*65535" office:value-type="float" office:value="55211.1761260326" calcext:value-type="float">
            <text:p>55211</text:p>
          </table:table-cell>
          <table:table-cell table:number-columns-repeated="1018"/>
        </table:table-row>
        <table:table-row table:style-name="ro1">
          <table:table-cell office:value-type="float" office:value="0.959" calcext:value-type="float">
            <text:p>0,959</text:p>
          </table:table-cell>
          <table:table-cell table:formula="of:=EXP([.A962]*[.$B$1])" office:value-type="float" office:value="46.3397442500497" calcext:value-type="float">
            <text:p>46,340</text:p>
          </table:table-cell>
          <table:table-cell table:formula="of:=([.B962]-[.$B$3])/([.$B$1003]-[.$B$3])" office:value-type="float" office:value="0.84591994727453" calcext:value-type="float">
            <text:p>0,846</text:p>
          </table:table-cell>
          <table:table-cell/>
          <table:table-cell table:formula="of:=[.A962]*65535" office:value-type="float" office:value="62848.065" calcext:value-type="float">
            <text:p>62848</text:p>
          </table:table-cell>
          <table:table-cell table:formula="of:=[.C962]*65535" office:value-type="float" office:value="55437.3637446363" calcext:value-type="float">
            <text:p>55437</text:p>
          </table:table-cell>
          <table:table-cell table:number-columns-repeated="1018"/>
        </table:table-row>
        <table:table-row table:style-name="ro1">
          <table:table-cell office:value-type="float" office:value="0.96" calcext:value-type="float">
            <text:p>0,960</text:p>
          </table:table-cell>
          <table:table-cell table:formula="of:=EXP([.A963]*[.$B$1])" office:value-type="float" office:value="46.5254744397892" calcext:value-type="float">
            <text:p>46,525</text:p>
          </table:table-cell>
          <table:table-cell table:formula="of:=([.B963]-[.$B$3])/([.$B$1003]-[.$B$3])" office:value-type="float" office:value="0.849385182354932" calcext:value-type="float">
            <text:p>0,849</text:p>
          </table:table-cell>
          <table:table-cell/>
          <table:table-cell table:formula="of:=[.A963]*65535" office:value-type="float" office:value="62913.6" calcext:value-type="float">
            <text:p>62914</text:p>
          </table:table-cell>
          <table:table-cell table:formula="of:=[.C963]*65535" office:value-type="float" office:value="55664.4579256304" calcext:value-type="float">
            <text:p>55664</text:p>
          </table:table-cell>
          <table:table-cell table:number-columns-repeated="1018"/>
        </table:table-row>
        <table:table-row table:style-name="ro1">
          <table:table-cell office:value-type="float" office:value="0.961" calcext:value-type="float">
            <text:p>0,961</text:p>
          </table:table-cell>
          <table:table-cell table:formula="of:=EXP([.A964]*[.$B$1])" office:value-type="float" office:value="46.7119490381123" calcext:value-type="float">
            <text:p>46,712</text:p>
          </table:table-cell>
          <table:table-cell table:formula="of:=([.B964]-[.$B$3])/([.$B$1003]-[.$B$3])" office:value-type="float" office:value="0.852864306134535" calcext:value-type="float">
            <text:p>0,853</text:p>
          </table:table-cell>
          <table:table-cell/>
          <table:table-cell table:formula="of:=[.A964]*65535" office:value-type="float" office:value="62979.135" calcext:value-type="float">
            <text:p>62979</text:p>
          </table:table-cell>
          <table:table-cell table:formula="of:=[.C964]*65535" office:value-type="float" office:value="55892.4623025268" calcext:value-type="float">
            <text:p>55892</text:p>
          </table:table-cell>
          <table:table-cell table:number-columns-repeated="1018"/>
        </table:table-row>
        <table:table-row table:style-name="ro1">
          <table:table-cell office:value-type="float" office:value="0.962" calcext:value-type="float">
            <text:p>0,962</text:p>
          </table:table-cell>
          <table:table-cell table:formula="of:=EXP([.A965]*[.$B$1])" office:value-type="float" office:value="46.8991710286165" calcext:value-type="float">
            <text:p>46,899</text:p>
          </table:table-cell>
          <table:table-cell table:formula="of:=([.B965]-[.$B$3])/([.$B$1003]-[.$B$3])" office:value-type="float" office:value="0.856357374279395" calcext:value-type="float">
            <text:p>0,856</text:p>
          </table:table-cell>
          <table:table-cell/>
          <table:table-cell table:formula="of:=[.A965]*65535" office:value-type="float" office:value="63044.67" calcext:value-type="float">
            <text:p>63045</text:p>
          </table:table-cell>
          <table:table-cell table:formula="of:=[.C965]*65535" office:value-type="float" office:value="56121.3805234002" calcext:value-type="float">
            <text:p>56121</text:p>
          </table:table-cell>
          <table:table-cell table:number-columns-repeated="1018"/>
        </table:table-row>
        <table:table-row table:style-name="ro1">
          <table:table-cell office:value-type="float" office:value="0.963" calcext:value-type="float">
            <text:p>0,963</text:p>
          </table:table-cell>
          <table:table-cell table:formula="of:=EXP([.A966]*[.$B$1])" office:value-type="float" office:value="47.0871434068577" calcext:value-type="float">
            <text:p>47,087</text:p>
          </table:table-cell>
          <table:table-cell table:formula="of:=([.B966]-[.$B$3])/([.$B$1003]-[.$B$3])" office:value-type="float" office:value="0.859864442678676" calcext:value-type="float">
            <text:p>0,860</text:p>
          </table:table-cell>
          <table:table-cell/>
          <table:table-cell table:formula="of:=[.A966]*65535" office:value-type="float" office:value="63110.205" calcext:value-type="float">
            <text:p>63110</text:p>
          </table:table-cell>
          <table:table-cell table:formula="of:=[.C966]*65535" office:value-type="float" office:value="56351.2162509471" calcext:value-type="float">
            <text:p>56351</text:p>
          </table:table-cell>
          <table:table-cell table:number-columns-repeated="1018"/>
        </table:table-row>
        <table:table-row table:style-name="ro1">
          <table:table-cell office:value-type="float" office:value="0.964" calcext:value-type="float">
            <text:p>0,964</text:p>
          </table:table-cell>
          <table:table-cell table:formula="of:=EXP([.A967]*[.$B$1])" office:value-type="float" office:value="47.2758691803979" calcext:value-type="float">
            <text:p>47,276</text:p>
          </table:table-cell>
          <table:table-cell table:formula="of:=([.B967]-[.$B$3])/([.$B$1003]-[.$B$3])" office:value-type="float" office:value="0.863385567445548" calcext:value-type="float">
            <text:p>0,863</text:p>
          </table:table-cell>
          <table:table-cell/>
          <table:table-cell table:formula="of:=[.A967]*65535" office:value-type="float" office:value="63175.74" calcext:value-type="float">
            <text:p>63176</text:p>
          </table:table-cell>
          <table:table-cell table:formula="of:=[.C967]*65535" office:value-type="float" office:value="56581.973162544" calcext:value-type="float">
            <text:p>56582</text:p>
          </table:table-cell>
          <table:table-cell table:number-columns-repeated="1018"/>
        </table:table-row>
        <table:table-row table:style-name="ro1">
          <table:table-cell office:value-type="float" office:value="0.965" calcext:value-type="float">
            <text:p>0,965</text:p>
          </table:table-cell>
          <table:table-cell table:formula="of:=EXP([.A968]*[.$B$1])" office:value-type="float" office:value="47.4653513688535" calcext:value-type="float">
            <text:p>47,465</text:p>
          </table:table-cell>
          <table:table-cell table:formula="of:=([.B968]-[.$B$3])/([.$B$1003]-[.$B$3])" office:value-type="float" office:value="0.866920804918082" calcext:value-type="float">
            <text:p>0,867</text:p>
          </table:table-cell>
          <table:table-cell/>
          <table:table-cell table:formula="of:=[.A968]*65535" office:value-type="float" office:value="63241.275" calcext:value-type="float">
            <text:p>63241</text:p>
          </table:table-cell>
          <table:table-cell table:formula="of:=[.C968]*65535" office:value-type="float" office:value="56813.6549503065" calcext:value-type="float">
            <text:p>56814</text:p>
          </table:table-cell>
          <table:table-cell table:number-columns-repeated="1018"/>
        </table:table-row>
        <table:table-row table:style-name="ro1">
          <table:table-cell office:value-type="float" office:value="0.966" calcext:value-type="float">
            <text:p>0,966</text:p>
          </table:table-cell>
          <table:table-cell table:formula="of:=EXP([.A969]*[.$B$1])" office:value-type="float" office:value="47.6555930039437" calcext:value-type="float">
            <text:p>47,656</text:p>
          </table:table-cell>
          <table:table-cell table:formula="of:=([.B969]-[.$B$3])/([.$B$1003]-[.$B$3])" office:value-type="float" office:value="0.870470211660152" calcext:value-type="float">
            <text:p>0,870</text:p>
          </table:table-cell>
          <table:table-cell/>
          <table:table-cell table:formula="of:=[.A969]*65535" office:value-type="float" office:value="63306.81" calcext:value-type="float">
            <text:p>63307</text:p>
          </table:table-cell>
          <table:table-cell table:formula="of:=[.C969]*65535" office:value-type="float" office:value="57046.2653211481" calcext:value-type="float">
            <text:p>57046</text:p>
          </table:table-cell>
          <table:table-cell table:number-columns-repeated="1018"/>
        </table:table-row>
        <table:table-row table:style-name="ro1">
          <table:table-cell office:value-type="float" office:value="0.967" calcext:value-type="float">
            <text:p>0,967</text:p>
          </table:table-cell>
          <table:table-cell table:formula="of:=EXP([.A970]*[.$B$1])" office:value-type="float" office:value="47.8465971295385" calcext:value-type="float">
            <text:p>47,847</text:p>
          </table:table-cell>
          <table:table-cell table:formula="of:=([.B970]-[.$B$3])/([.$B$1003]-[.$B$3])" office:value-type="float" office:value="0.874033844462343" calcext:value-type="float">
            <text:p>0,874</text:p>
          </table:table-cell>
          <table:table-cell/>
          <table:table-cell table:formula="of:=[.A970]*65535" office:value-type="float" office:value="63372.345" calcext:value-type="float">
            <text:p>63372</text:p>
          </table:table-cell>
          <table:table-cell table:formula="of:=[.C970]*65535" office:value-type="float" office:value="57279.8079968397" calcext:value-type="float">
            <text:p>57280</text:p>
          </table:table-cell>
          <table:table-cell table:number-columns-repeated="1018"/>
        </table:table-row>
        <table:table-row table:style-name="ro1">
          <table:table-cell office:value-type="float" office:value="0.968" calcext:value-type="float">
            <text:p>0,968</text:p>
          </table:table-cell>
          <table:table-cell table:formula="of:=EXP([.A971]*[.$B$1])" office:value-type="float" office:value="48.0383668017082" calcext:value-type="float">
            <text:p>48,038</text:p>
          </table:table-cell>
          <table:table-cell table:formula="of:=([.B971]-[.$B$3])/([.$B$1003]-[.$B$3])" office:value-type="float" office:value="0.877611760342856" calcext:value-type="float">
            <text:p>0,878</text:p>
          </table:table-cell>
          <table:table-cell/>
          <table:table-cell table:formula="of:=[.A971]*65535" office:value-type="float" office:value="63437.88" calcext:value-type="float">
            <text:p>63438</text:p>
          </table:table-cell>
          <table:table-cell table:formula="of:=[.C971]*65535" office:value-type="float" office:value="57514.2867140691" calcext:value-type="float">
            <text:p>57514</text:p>
          </table:table-cell>
          <table:table-cell table:number-columns-repeated="1018"/>
        </table:table-row>
        <table:table-row table:style-name="ro1">
          <table:table-cell office:value-type="float" office:value="0.969" calcext:value-type="float">
            <text:p>0,969</text:p>
          </table:table-cell>
          <table:table-cell table:formula="of:=EXP([.A972]*[.$B$1])" office:value-type="float" office:value="48.2309050887715" calcext:value-type="float">
            <text:p>48,231</text:p>
          </table:table-cell>
          <table:table-cell table:formula="of:=([.B972]-[.$B$3])/([.$B$1003]-[.$B$3])" office:value-type="float" office:value="0.88120401654842" calcext:value-type="float">
            <text:p>0,881</text:p>
          </table:table-cell>
          <table:table-cell/>
          <table:table-cell table:formula="of:=[.A972]*65535" office:value-type="float" office:value="63503.415" calcext:value-type="float">
            <text:p>63503</text:p>
          </table:table-cell>
          <table:table-cell table:formula="of:=[.C972]*65535" office:value-type="float" office:value="57749.7052245007" calcext:value-type="float">
            <text:p>57750</text:p>
          </table:table-cell>
          <table:table-cell table:number-columns-repeated="1018"/>
        </table:table-row>
        <table:table-row table:style-name="ro1">
          <table:table-cell office:value-type="float" office:value="0.97" calcext:value-type="float">
            <text:p>0,970</text:p>
          </table:table-cell>
          <table:table-cell table:formula="of:=EXP([.A973]*[.$B$1])" office:value-type="float" office:value="48.4242150713452" calcext:value-type="float">
            <text:p>48,424</text:p>
          </table:table-cell>
          <table:table-cell table:formula="of:=([.B973]-[.$B$3])/([.$B$1003]-[.$B$3])" office:value-type="float" office:value="0.884810670555211" calcext:value-type="float">
            <text:p>0,885</text:p>
          </table:table-cell>
          <table:table-cell/>
          <table:table-cell table:formula="of:=[.A973]*65535" office:value-type="float" office:value="63568.95" calcext:value-type="float">
            <text:p>63569</text:p>
          </table:table-cell>
          <table:table-cell table:formula="of:=[.C973]*65535" office:value-type="float" office:value="57986.0672948358" calcext:value-type="float">
            <text:p>57986</text:p>
          </table:table-cell>
          <table:table-cell table:number-columns-repeated="1018"/>
        </table:table-row>
        <table:table-row table:style-name="ro1">
          <table:table-cell office:value-type="float" office:value="0.971" calcext:value-type="float">
            <text:p>0,971</text:p>
          </table:table-cell>
          <table:table-cell table:formula="of:=EXP([.A974]*[.$B$1])" office:value-type="float" office:value="48.618299842393" calcext:value-type="float">
            <text:p>48,618</text:p>
          </table:table-cell>
          <table:table-cell table:formula="of:=([.B974]-[.$B$3])/([.$B$1003]-[.$B$3])" office:value-type="float" office:value="0.888431780069772" calcext:value-type="float">
            <text:p>0,888</text:p>
          </table:table-cell>
          <table:table-cell/>
          <table:table-cell table:formula="of:=[.A974]*65535" office:value-type="float" office:value="63634.485" calcext:value-type="float">
            <text:p>63634</text:p>
          </table:table-cell>
          <table:table-cell table:formula="of:=[.C974]*65535" office:value-type="float" office:value="58223.3767068725" calcext:value-type="float">
            <text:p>58223</text:p>
          </table:table-cell>
          <table:table-cell table:number-columns-repeated="1018"/>
        </table:table-row>
        <table:table-row table:style-name="ro1">
          <table:table-cell office:value-type="float" office:value="0.972" calcext:value-type="float">
            <text:p>0,972</text:p>
          </table:table-cell>
          <table:table-cell table:formula="of:=EXP([.A975]*[.$B$1])" office:value-type="float" office:value="48.8131625072755" calcext:value-type="float">
            <text:p>48,813</text:p>
          </table:table-cell>
          <table:table-cell table:formula="of:=([.B975]-[.$B$3])/([.$B$1003]-[.$B$3])" office:value-type="float" office:value="0.89206740302993" calcext:value-type="float">
            <text:p>0,892</text:p>
          </table:table-cell>
          <table:table-cell/>
          <table:table-cell table:formula="of:=[.A975]*65535" office:value-type="float" office:value="63700.02" calcext:value-type="float">
            <text:p>63700</text:p>
          </table:table-cell>
          <table:table-cell table:formula="of:=[.C975]*65535" office:value-type="float" office:value="58461.6372575665" calcext:value-type="float">
            <text:p>58462</text:p>
          </table:table-cell>
          <table:table-cell table:number-columns-repeated="1018"/>
        </table:table-row>
        <table:table-row table:style-name="ro1">
          <table:table-cell office:value-type="float" office:value="0.973" calcext:value-type="float">
            <text:p>0,973</text:p>
          </table:table-cell>
          <table:table-cell table:formula="of:=EXP([.A976]*[.$B$1])" office:value-type="float" office:value="49.0088061837995" calcext:value-type="float">
            <text:p>49,009</text:p>
          </table:table-cell>
          <table:table-cell table:formula="of:=([.B976]-[.$B$3])/([.$B$1003]-[.$B$3])" office:value-type="float" office:value="0.895717597605732" calcext:value-type="float">
            <text:p>0,896</text:p>
          </table:table-cell>
          <table:table-cell/>
          <table:table-cell table:formula="of:=[.A976]*65535" office:value-type="float" office:value="63765.555" calcext:value-type="float">
            <text:p>63766</text:p>
          </table:table-cell>
          <table:table-cell table:formula="of:=[.C976]*65535" office:value-type="float" office:value="58700.8527590916" calcext:value-type="float">
            <text:p>58701</text:p>
          </table:table-cell>
          <table:table-cell table:number-columns-repeated="1018"/>
        </table:table-row>
        <table:table-row table:style-name="ro1">
          <table:table-cell office:value-type="float" office:value="0.974" calcext:value-type="float">
            <text:p>0,974</text:p>
          </table:table-cell>
          <table:table-cell table:formula="of:=EXP([.A977]*[.$B$1])" office:value-type="float" office:value="49.205234002268" calcext:value-type="float">
            <text:p>49,205</text:p>
          </table:table-cell>
          <table:table-cell table:formula="of:=([.B977]-[.$B$3])/([.$B$1003]-[.$B$3])" office:value-type="float" office:value="0.899382422200367" calcext:value-type="float">
            <text:p>0,899</text:p>
          </table:table-cell>
          <table:table-cell/>
          <table:table-cell table:formula="of:=[.A977]*65535" office:value-type="float" office:value="63831.09" calcext:value-type="float">
            <text:p>63831</text:p>
          </table:table-cell>
          <table:table-cell table:formula="of:=[.C977]*65535" office:value-type="float" office:value="58941.0270389011" calcext:value-type="float">
            <text:p>58941</text:p>
          </table:table-cell>
          <table:table-cell table:number-columns-repeated="1018"/>
        </table:table-row>
        <table:table-row table:style-name="ro1">
          <table:table-cell office:value-type="float" office:value="0.975" calcext:value-type="float">
            <text:p>0,975</text:p>
          </table:table-cell>
          <table:table-cell table:formula="of:=EXP([.A978]*[.$B$1])" office:value-type="float" office:value="49.4024491055302" calcext:value-type="float">
            <text:p>49,402</text:p>
          </table:table-cell>
          <table:table-cell table:formula="of:=([.B978]-[.$B$3])/([.$B$1003]-[.$B$3])" office:value-type="float" office:value="0.903061935451109" calcext:value-type="float">
            <text:p>0,903</text:p>
          </table:table-cell>
          <table:table-cell/>
          <table:table-cell table:formula="of:=[.A978]*65535" office:value-type="float" office:value="63896.625" calcext:value-type="float">
            <text:p>63897</text:p>
          </table:table-cell>
          <table:table-cell table:formula="of:=[.C978]*65535" office:value-type="float" office:value="59182.1639397884" calcext:value-type="float">
            <text:p>59182</text:p>
          </table:table-cell>
          <table:table-cell table:number-columns-repeated="1018"/>
        </table:table-row>
        <table:table-row table:style-name="ro1">
          <table:table-cell office:value-type="float" office:value="0.976" calcext:value-type="float">
            <text:p>0,976</text:p>
          </table:table-cell>
          <table:table-cell table:formula="of:=EXP([.A979]*[.$B$1])" office:value-type="float" office:value="49.600454649032" calcext:value-type="float">
            <text:p>49,600</text:p>
          </table:table-cell>
          <table:table-cell table:formula="of:=([.B979]-[.$B$3])/([.$B$1003]-[.$B$3])" office:value-type="float" office:value="0.906756196230247" calcext:value-type="float">
            <text:p>0,907</text:p>
          </table:table-cell>
          <table:table-cell/>
          <table:table-cell table:formula="of:=[.A979]*65535" office:value-type="float" office:value="63962.16" calcext:value-type="float">
            <text:p>63962</text:p>
          </table:table-cell>
          <table:table-cell table:formula="of:=[.C979]*65535" office:value-type="float" office:value="59424.2673199493" calcext:value-type="float">
            <text:p>59424</text:p>
          </table:table-cell>
          <table:table-cell table:number-columns-repeated="1018"/>
        </table:table-row>
        <table:table-row table:style-name="ro1">
          <table:table-cell office:value-type="float" office:value="0.977" calcext:value-type="float">
            <text:p>0,977</text:p>
          </table:table-cell>
          <table:table-cell table:formula="of:=EXP([.A980]*[.$B$1])" office:value-type="float" office:value="49.7992538008663" calcext:value-type="float">
            <text:p>49,799</text:p>
          </table:table-cell>
          <table:table-cell table:formula="of:=([.B980]-[.$B$3])/([.$B$1003]-[.$B$3])" office:value-type="float" office:value="0.910465263646033" calcext:value-type="float">
            <text:p>0,910</text:p>
          </table:table-cell>
          <table:table-cell/>
          <table:table-cell table:formula="of:=[.A980]*65535" office:value-type="float" office:value="64027.695" calcext:value-type="float">
            <text:p>64028</text:p>
          </table:table-cell>
          <table:table-cell table:formula="of:=[.C980]*65535" office:value-type="float" office:value="59667.3410530428" calcext:value-type="float">
            <text:p>59667</text:p>
          </table:table-cell>
          <table:table-cell table:number-columns-repeated="1018"/>
        </table:table-row>
        <table:table-row table:style-name="ro1">
          <table:table-cell office:value-type="float" office:value="0.978" calcext:value-type="float">
            <text:p>0,978</text:p>
          </table:table-cell>
          <table:table-cell table:formula="of:=EXP([.A981]*[.$B$1])" office:value-type="float" office:value="49.9988497418238" calcext:value-type="float">
            <text:p>49,999</text:p>
          </table:table-cell>
          <table:table-cell table:formula="of:=([.B981]-[.$B$3])/([.$B$1003]-[.$B$3])" office:value-type="float" office:value="0.914189197043624" calcext:value-type="float">
            <text:p>0,914</text:p>
          </table:table-cell>
          <table:table-cell/>
          <table:table-cell table:formula="of:=[.A981]*65535" office:value-type="float" office:value="64093.23" calcext:value-type="float">
            <text:p>64093</text:p>
          </table:table-cell>
          <table:table-cell table:formula="of:=[.C981]*65535" office:value-type="float" office:value="59911.3890282539" calcext:value-type="float">
            <text:p>59911</text:p>
          </table:table-cell>
          <table:table-cell table:number-columns-repeated="1018"/>
        </table:table-row>
        <table:table-row table:style-name="ro1">
          <table:table-cell office:value-type="float" office:value="0.979" calcext:value-type="float">
            <text:p>0,979</text:p>
          </table:table-cell>
          <table:table-cell table:formula="of:=EXP([.A982]*[.$B$1])" office:value-type="float" office:value="50.1992456654439" calcext:value-type="float">
            <text:p>50,199</text:p>
          </table:table-cell>
          <table:table-cell table:formula="of:=([.B982]-[.$B$3])/([.$B$1003]-[.$B$3])" office:value-type="float" office:value="0.917928056006035" calcext:value-type="float">
            <text:p>0,918</text:p>
          </table:table-cell>
          <table:table-cell/>
          <table:table-cell table:formula="of:=[.A982]*65535" office:value-type="float" office:value="64158.765" calcext:value-type="float">
            <text:p>64159</text:p>
          </table:table-cell>
          <table:table-cell table:formula="of:=[.C982]*65535" office:value-type="float" office:value="60156.4151503555" calcext:value-type="float">
            <text:p>60156</text:p>
          </table:table-cell>
          <table:table-cell table:number-columns-repeated="1018"/>
        </table:table-row>
        <table:table-row table:style-name="ro1">
          <table:table-cell office:value-type="float" office:value="0.98" calcext:value-type="float">
            <text:p>0,980</text:p>
          </table:table-cell>
          <table:table-cell table:formula="of:=EXP([.A983]*[.$B$1])" office:value-type="float" office:value="50.4004447780655" calcext:value-type="float">
            <text:p>50,400</text:p>
          </table:table-cell>
          <table:table-cell table:formula="of:=([.B983]-[.$B$3])/([.$B$1003]-[.$B$3])" office:value-type="float" office:value="0.921681900355088" calcext:value-type="float">
            <text:p>0,922</text:p>
          </table:table-cell>
          <table:table-cell/>
          <table:table-cell table:formula="of:=[.A983]*65535" office:value-type="float" office:value="64224.3" calcext:value-type="float">
            <text:p>64224</text:p>
          </table:table-cell>
          <table:table-cell table:formula="of:=[.C983]*65535" office:value-type="float" office:value="60402.4233397707" calcext:value-type="float">
            <text:p>60402</text:p>
          </table:table-cell>
          <table:table-cell table:number-columns-repeated="1018"/>
        </table:table-row>
        <table:table-row table:style-name="ro1">
          <table:table-cell office:value-type="float" office:value="0.981" calcext:value-type="float">
            <text:p>0,981</text:p>
          </table:table-cell>
          <table:table-cell table:formula="of:=EXP([.A984]*[.$B$1])" office:value-type="float" office:value="50.6024502988788" calcext:value-type="float">
            <text:p>50,602</text:p>
          </table:table-cell>
          <table:table-cell table:formula="of:=([.B984]-[.$B$3])/([.$B$1003]-[.$B$3])" office:value-type="float" office:value="0.925450790152373" calcext:value-type="float">
            <text:p>0,925</text:p>
          </table:table-cell>
          <table:table-cell/>
          <table:table-cell table:formula="of:=[.A984]*65535" office:value-type="float" office:value="64289.835" calcext:value-type="float">
            <text:p>64290</text:p>
          </table:table-cell>
          <table:table-cell table:formula="of:=[.C984]*65535" office:value-type="float" office:value="60649.4175326357" calcext:value-type="float">
            <text:p>60649</text:p>
          </table:table-cell>
          <table:table-cell table:number-columns-repeated="1018"/>
        </table:table-row>
        <table:table-row table:style-name="ro1">
          <table:table-cell office:value-type="float" office:value="0.982" calcext:value-type="float">
            <text:p>0,982</text:p>
          </table:table-cell>
          <table:table-cell table:formula="of:=EXP([.A985]*[.$B$1])" office:value-type="float" office:value="50.8052654599763" calcext:value-type="float">
            <text:p>50,805</text:p>
          </table:table-cell>
          <table:table-cell table:formula="of:=([.B985]-[.$B$3])/([.$B$1003]-[.$B$3])" office:value-type="float" office:value="0.929234785700207" calcext:value-type="float">
            <text:p>0,929</text:p>
          </table:table-cell>
          <table:table-cell/>
          <table:table-cell table:formula="of:=[.A985]*65535" office:value-type="float" office:value="64355.37" calcext:value-type="float">
            <text:p>64355</text:p>
          </table:table-cell>
          <table:table-cell table:formula="of:=[.C985]*65535" office:value-type="float" office:value="60897.4016808631" calcext:value-type="float">
            <text:p>60897</text:p>
          </table:table-cell>
          <table:table-cell table:number-columns-repeated="1018"/>
        </table:table-row>
        <table:table-row table:style-name="ro1">
          <table:table-cell office:value-type="float" office:value="0.983" calcext:value-type="float">
            <text:p>0,983</text:p>
          </table:table-cell>
          <table:table-cell table:formula="of:=EXP([.A986]*[.$B$1])" office:value-type="float" office:value="51.0088935064051" calcext:value-type="float">
            <text:p>51,009</text:p>
          </table:table-cell>
          <table:table-cell table:formula="of:=([.B986]-[.$B$3])/([.$B$1003]-[.$B$3])" office:value-type="float" office:value="0.9330339475426" calcext:value-type="float">
            <text:p>0,933</text:p>
          </table:table-cell>
          <table:table-cell/>
          <table:table-cell table:formula="of:=[.A986]*65535" office:value-type="float" office:value="64420.905" calcext:value-type="float">
            <text:p>64421</text:p>
          </table:table-cell>
          <table:table-cell table:formula="of:=[.C986]*65535" office:value-type="float" office:value="61146.3797522043" calcext:value-type="float">
            <text:p>61146</text:p>
          </table:table-cell>
          <table:table-cell table:number-columns-repeated="1018"/>
        </table:table-row>
        <table:table-row table:style-name="ro1">
          <table:table-cell office:value-type="float" office:value="0.984" calcext:value-type="float">
            <text:p>0,984</text:p>
          </table:table-cell>
          <table:table-cell table:formula="of:=EXP([.A987]*[.$B$1])" office:value-type="float" office:value="51.2133376962182" calcext:value-type="float">
            <text:p>51,213</text:p>
          </table:table-cell>
          <table:table-cell table:formula="of:=([.B987]-[.$B$3])/([.$B$1003]-[.$B$3])" office:value-type="float" office:value="0.936848336466222" calcext:value-type="float">
            <text:p>0,937</text:p>
          </table:table-cell>
          <table:table-cell/>
          <table:table-cell table:formula="of:=[.A987]*65535" office:value-type="float" office:value="64486.44" calcext:value-type="float">
            <text:p>64486</text:p>
          </table:table-cell>
          <table:table-cell table:formula="of:=[.C987]*65535" office:value-type="float" office:value="61396.3557303139" calcext:value-type="float">
            <text:p>61396</text:p>
          </table:table-cell>
          <table:table-cell table:number-columns-repeated="1018"/>
        </table:table-row>
        <table:table-row table:style-name="ro1">
          <table:table-cell office:value-type="float" office:value="0.985" calcext:value-type="float">
            <text:p>0,985</text:p>
          </table:table-cell>
          <table:table-cell table:formula="of:=EXP([.A988]*[.$B$1])" office:value-type="float" office:value="51.4186013005269" calcext:value-type="float">
            <text:p>51,419</text:p>
          </table:table-cell>
          <table:table-cell table:formula="of:=([.B988]-[.$B$3])/([.$B$1003]-[.$B$3])" office:value-type="float" office:value="0.940678013501378" calcext:value-type="float">
            <text:p>0,941</text:p>
          </table:table-cell>
          <table:table-cell/>
          <table:table-cell table:formula="of:=[.A988]*65535" office:value-type="float" office:value="64551.975" calcext:value-type="float">
            <text:p>64552</text:p>
          </table:table-cell>
          <table:table-cell table:formula="of:=[.C988]*65535" office:value-type="float" office:value="61647.3336148128" calcext:value-type="float">
            <text:p>61647</text:p>
          </table:table-cell>
          <table:table-cell table:number-columns-repeated="1018"/>
        </table:table-row>
        <table:table-row table:style-name="ro1">
          <table:table-cell office:value-type="float" office:value="0.986" calcext:value-type="float">
            <text:p>0,986</text:p>
          </table:table-cell>
          <table:table-cell table:formula="of:=EXP([.A989]*[.$B$1])" office:value-type="float" office:value="51.6246876035534" calcext:value-type="float">
            <text:p>51,625</text:p>
          </table:table-cell>
          <table:table-cell table:formula="of:=([.B989]-[.$B$3])/([.$B$1003]-[.$B$3])" office:value-type="float" office:value="0.944523039922981" calcext:value-type="float">
            <text:p>0,945</text:p>
          </table:table-cell>
          <table:table-cell/>
          <table:table-cell table:formula="of:=[.A989]*65535" office:value-type="float" office:value="64617.51" calcext:value-type="float">
            <text:p>64618</text:p>
          </table:table-cell>
          <table:table-cell table:formula="of:=[.C989]*65535" office:value-type="float" office:value="61899.3174213526" calcext:value-type="float">
            <text:p>61899</text:p>
          </table:table-cell>
          <table:table-cell table:number-columns-repeated="1018"/>
        </table:table-row>
        <table:table-row table:style-name="ro1">
          <table:table-cell office:value-type="float" office:value="0.987" calcext:value-type="float">
            <text:p>0,987</text:p>
          </table:table-cell>
          <table:table-cell table:formula="of:=EXP([.A990]*[.$B$1])" office:value-type="float" office:value="51.8315999026829" calcext:value-type="float">
            <text:p>51,832</text:p>
          </table:table-cell>
          <table:table-cell table:formula="of:=([.B990]-[.$B$3])/([.$B$1003]-[.$B$3])" office:value-type="float" office:value="0.948383477251536" calcext:value-type="float">
            <text:p>0,948</text:p>
          </table:table-cell>
          <table:table-cell/>
          <table:table-cell table:formula="of:=[.A990]*65535" office:value-type="float" office:value="64683.045" calcext:value-type="float">
            <text:p>64683</text:p>
          </table:table-cell>
          <table:table-cell table:formula="of:=[.C990]*65535" office:value-type="float" office:value="62152.3111816794" calcext:value-type="float">
            <text:p>62152</text:p>
          </table:table-cell>
          <table:table-cell table:number-columns-repeated="1018"/>
        </table:table-row>
        <table:table-row table:style-name="ro1">
          <table:table-cell office:value-type="float" office:value="0.988" calcext:value-type="float">
            <text:p>0,988</text:p>
          </table:table-cell>
          <table:table-cell table:formula="of:=EXP([.A991]*[.$B$1])" office:value-type="float" office:value="52.0393415085166" calcext:value-type="float">
            <text:p>52,039</text:p>
          </table:table-cell>
          <table:table-cell table:formula="of:=([.B991]-[.$B$3])/([.$B$1003]-[.$B$3])" office:value-type="float" office:value="0.952259387254124" calcext:value-type="float">
            <text:p>0,952</text:p>
          </table:table-cell>
          <table:table-cell/>
          <table:table-cell table:formula="of:=[.A991]*65535" office:value-type="float" office:value="64748.58" calcext:value-type="float">
            <text:p>64749</text:p>
          </table:table-cell>
          <table:table-cell table:formula="of:=[.C991]*65535" office:value-type="float" office:value="62406.318943699" calcext:value-type="float">
            <text:p>62406</text:p>
          </table:table-cell>
          <table:table-cell table:number-columns-repeated="1018"/>
        </table:table-row>
        <table:table-row table:style-name="ro1">
          <table:table-cell office:value-type="float" office:value="0.989" calcext:value-type="float">
            <text:p>0,989</text:p>
          </table:table-cell>
          <table:table-cell table:formula="of:=EXP([.A992]*[.$B$1])" office:value-type="float" office:value="52.2479157449245" calcext:value-type="float">
            <text:p>52,248</text:p>
          </table:table-cell>
          <table:table-cell table:formula="of:=([.B992]-[.$B$3])/([.$B$1003]-[.$B$3])" office:value-type="float" office:value="0.956150831945387" calcext:value-type="float">
            <text:p>0,956</text:p>
          </table:table-cell>
          <table:table-cell/>
          <table:table-cell table:formula="of:=[.A992]*65535" office:value-type="float" office:value="64814.115" calcext:value-type="float">
            <text:p>64814</text:p>
          </table:table-cell>
          <table:table-cell table:formula="of:=[.C992]*65535" office:value-type="float" office:value="62661.3447715409" calcext:value-type="float">
            <text:p>62661</text:p>
          </table:table-cell>
          <table:table-cell table:number-columns-repeated="1018"/>
        </table:table-row>
        <table:table-row table:style-name="ro1">
          <table:table-cell office:value-type="float" office:value="0.99" calcext:value-type="float">
            <text:p>0,990</text:p>
          </table:table-cell>
          <table:table-cell table:formula="of:=EXP([.A993]*[.$B$1])" office:value-type="float" office:value="52.4573259490991" calcext:value-type="float">
            <text:p>52,457</text:p>
          </table:table-cell>
          <table:table-cell table:formula="of:=([.B993]-[.$B$3])/([.$B$1003]-[.$B$3])" office:value-type="float" office:value="0.960057873588522" calcext:value-type="float">
            <text:p>0,960</text:p>
          </table:table-cell>
          <table:table-cell/>
          <table:table-cell table:formula="of:=[.A993]*65535" office:value-type="float" office:value="64879.65" calcext:value-type="float">
            <text:p>64880</text:p>
          </table:table-cell>
          <table:table-cell table:formula="of:=[.C993]*65535" office:value-type="float" office:value="62917.3927456238" calcext:value-type="float">
            <text:p>62917</text:p>
          </table:table-cell>
          <table:table-cell table:number-columns-repeated="1018"/>
        </table:table-row>
        <table:table-row table:style-name="ro1">
          <table:table-cell office:value-type="float" office:value="0.991" calcext:value-type="float">
            <text:p>0,991</text:p>
          </table:table-cell>
          <table:table-cell table:formula="of:=EXP([.A994]*[.$B$1])" office:value-type="float" office:value="52.6675754716078" calcext:value-type="float">
            <text:p>52,668</text:p>
          </table:table-cell>
          <table:table-cell table:formula="of:=([.B994]-[.$B$3])/([.$B$1003]-[.$B$3])" office:value-type="float" office:value="0.96398057469628" calcext:value-type="float">
            <text:p>0,964</text:p>
          </table:table-cell>
          <table:table-cell/>
          <table:table-cell table:formula="of:=[.A994]*65535" office:value-type="float" office:value="64945.185" calcext:value-type="float">
            <text:p>64945</text:p>
          </table:table-cell>
          <table:table-cell table:formula="of:=[.C994]*65535" office:value-type="float" office:value="63174.4669627207" calcext:value-type="float">
            <text:p>63174</text:p>
          </table:table-cell>
          <table:table-cell table:number-columns-repeated="1018"/>
        </table:table-row>
        <table:table-row table:style-name="ro1">
          <table:table-cell office:value-type="float" office:value="0.992" calcext:value-type="float">
            <text:p>0,992</text:p>
          </table:table-cell>
          <table:table-cell table:formula="of:=EXP([.A995]*[.$B$1])" office:value-type="float" office:value="52.8786676764478" calcext:value-type="float">
            <text:p>52,879</text:p>
          </table:table-cell>
          <table:table-cell table:formula="of:=([.B995]-[.$B$3])/([.$B$1003]-[.$B$3])" office:value-type="float" office:value="0.967918998031962" calcext:value-type="float">
            <text:p>0,968</text:p>
          </table:table-cell>
          <table:table-cell/>
          <table:table-cell table:formula="of:=[.A995]*65535" office:value-type="float" office:value="65010.72" calcext:value-type="float">
            <text:p>65011</text:p>
          </table:table-cell>
          <table:table-cell table:formula="of:=[.C995]*65535" office:value-type="float" office:value="63432.5715360246" calcext:value-type="float">
            <text:p>63433</text:p>
          </table:table-cell>
          <table:table-cell table:number-columns-repeated="1018"/>
        </table:table-row>
        <table:table-row table:style-name="ro1">
          <table:table-cell office:value-type="float" office:value="0.993" calcext:value-type="float">
            <text:p>0,993</text:p>
          </table:table-cell>
          <table:table-cell table:formula="of:=EXP([.A996]*[.$B$1])" office:value-type="float" office:value="53.0906059410986" calcext:value-type="float">
            <text:p>53,091</text:p>
          </table:table-cell>
          <table:table-cell table:formula="of:=([.B996]-[.$B$3])/([.$B$1003]-[.$B$3])" office:value-type="float" office:value="0.971873206610425" calcext:value-type="float">
            <text:p>0,972</text:p>
          </table:table-cell>
          <table:table-cell/>
          <table:table-cell table:formula="of:=[.A996]*65535" office:value-type="float" office:value="65076.255" calcext:value-type="float">
            <text:p>65076</text:p>
          </table:table-cell>
          <table:table-cell table:formula="of:=[.C996]*65535" office:value-type="float" office:value="63691.7105952142" calcext:value-type="float">
            <text:p>63692</text:p>
          </table:table-cell>
          <table:table-cell table:number-columns-repeated="1018"/>
        </table:table-row>
        <table:table-row table:style-name="ro1">
          <table:table-cell office:value-type="float" office:value="0.994" calcext:value-type="float">
            <text:p>0,994</text:p>
          </table:table-cell>
          <table:table-cell table:formula="of:=EXP([.A997]*[.$B$1])" office:value-type="float" office:value="53.303393656577" calcext:value-type="float">
            <text:p>53,303</text:p>
          </table:table-cell>
          <table:table-cell table:formula="of:=([.B997]-[.$B$3])/([.$B$1003]-[.$B$3])" office:value-type="float" office:value="0.975843263699092" calcext:value-type="float">
            <text:p>0,976</text:p>
          </table:table-cell>
          <table:table-cell/>
          <table:table-cell table:formula="of:=[.A997]*65535" office:value-type="float" office:value="65141.79" calcext:value-type="float">
            <text:p>65142</text:p>
          </table:table-cell>
          <table:table-cell table:formula="of:=[.C997]*65535" office:value-type="float" office:value="63951.88828652" calcext:value-type="float">
            <text:p>63952</text:p>
          </table:table-cell>
          <table:table-cell table:number-columns-repeated="1018"/>
        </table:table-row>
        <table:table-row table:style-name="ro1">
          <table:table-cell office:value-type="float" office:value="0.995" calcext:value-type="float">
            <text:p>0,995</text:p>
          </table:table-cell>
          <table:table-cell table:formula="of:=EXP([.A998]*[.$B$1])" office:value-type="float" office:value="53.5170342274912" calcext:value-type="float">
            <text:p>53,517</text:p>
          </table:table-cell>
          <table:table-cell table:formula="of:=([.B998]-[.$B$3])/([.$B$1003]-[.$B$3])" office:value-type="float" office:value="0.979829232818959" calcext:value-type="float">
            <text:p>0,980</text:p>
          </table:table-cell>
          <table:table-cell/>
          <table:table-cell table:formula="of:=[.A998]*65535" office:value-type="float" office:value="65207.325" calcext:value-type="float">
            <text:p>65207</text:p>
          </table:table-cell>
          <table:table-cell table:formula="of:=[.C998]*65535" office:value-type="float" office:value="64213.1087727905" calcext:value-type="float">
            <text:p>64213</text:p>
          </table:table-cell>
          <table:table-cell table:number-columns-repeated="1018"/>
        </table:table-row>
        <table:table-row table:style-name="ro1">
          <table:table-cell office:value-type="float" office:value="0.996" calcext:value-type="float">
            <text:p>0,996</text:p>
          </table:table-cell>
          <table:table-cell table:formula="of:=EXP([.A999]*[.$B$1])" office:value-type="float" office:value="53.7315310720946" calcext:value-type="float">
            <text:p>53,732</text:p>
          </table:table-cell>
          <table:table-cell table:formula="of:=([.B999]-[.$B$3])/([.$B$1003]-[.$B$3])" office:value-type="float" office:value="0.983831177745618" calcext:value-type="float">
            <text:p>0,984</text:p>
          </table:table-cell>
          <table:table-cell/>
          <table:table-cell table:formula="of:=[.A999]*65535" office:value-type="float" office:value="65272.86" calcext:value-type="float">
            <text:p>65273</text:p>
          </table:table-cell>
          <table:table-cell table:formula="of:=[.C999]*65535" office:value-type="float" office:value="64475.3762335591" calcext:value-type="float">
            <text:p>64475</text:p>
          </table:table-cell>
          <table:table-cell table:number-columns-repeated="1018"/>
        </table:table-row>
        <table:table-row table:style-name="ro1">
          <table:table-cell office:value-type="float" office:value="0.997" calcext:value-type="float">
            <text:p>0,997</text:p>
          </table:table-cell>
          <table:table-cell table:formula="of:=EXP([.A1000]*[.$B$1])" office:value-type="float" office:value="53.9468876223415" calcext:value-type="float">
            <text:p>53,947</text:p>
          </table:table-cell>
          <table:table-cell table:formula="of:=([.B1000]-[.$B$3])/([.$B$1003]-[.$B$3])" office:value-type="float" office:value="0.987849162510273" calcext:value-type="float">
            <text:p>0,988</text:p>
          </table:table-cell>
          <table:table-cell/>
          <table:table-cell table:formula="of:=[.A1000]*65535" office:value-type="float" office:value="65338.395" calcext:value-type="float">
            <text:p>65338</text:p>
          </table:table-cell>
          <table:table-cell table:formula="of:=[.C1000]*65535" office:value-type="float" office:value="64738.6948651107" calcext:value-type="float">
            <text:p>64739</text:p>
          </table:table-cell>
          <table:table-cell table:number-columns-repeated="1018"/>
        </table:table-row>
        <table:table-row table:style-name="ro1">
          <table:table-cell office:value-type="float" office:value="0.998" calcext:value-type="float">
            <text:p>0,998</text:p>
          </table:table-cell>
          <table:table-cell table:formula="of:=EXP([.A1001]*[.$B$1])" office:value-type="float" office:value="54.1631073239412" calcext:value-type="float">
            <text:p>54,163</text:p>
          </table:table-cell>
          <table:table-cell table:formula="of:=([.B1001]-[.$B$3])/([.$B$1003]-[.$B$3])" office:value-type="float" office:value="0.991883251400767" calcext:value-type="float">
            <text:p>0,992</text:p>
          </table:table-cell>
          <table:table-cell/>
          <table:table-cell table:formula="of:=[.A1001]*65535" office:value-type="float" office:value="65403.93" calcext:value-type="float">
            <text:p>65404</text:p>
          </table:table-cell>
          <table:table-cell table:formula="of:=[.C1001]*65535" office:value-type="float" office:value="65003.0688805492" calcext:value-type="float">
            <text:p>65003</text:p>
          </table:table-cell>
          <table:table-cell table:number-columns-repeated="1018"/>
        </table:table-row>
        <table:table-row table:style-name="ro1">
          <table:table-cell office:value-type="float" office:value="0.999" calcext:value-type="float">
            <text:p>0,999</text:p>
          </table:table-cell>
          <table:table-cell table:formula="of:=EXP([.A1002]*[.$B$1])" office:value-type="float" office:value="54.3801936364136" calcext:value-type="float">
            <text:p>54,380</text:p>
          </table:table-cell>
          <table:table-cell table:formula="of:=([.B1002]-[.$B$3])/([.$B$1003]-[.$B$3])" office:value-type="float" office:value="0.995933508962606" calcext:value-type="float">
            <text:p>0,996</text:p>
          </table:table-cell>
          <table:table-cell/>
          <table:table-cell table:formula="of:=[.A1002]*65535" office:value-type="float" office:value="65469.465" calcext:value-type="float">
            <text:p>65469</text:p>
          </table:table-cell>
          <table:table-cell table:formula="of:=[.C1002]*65535" office:value-type="float" office:value="65268.5025098644" calcext:value-type="float">
            <text:p>6526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,000</text:p>
          </table:table-cell>
          <table:table-cell table:formula="of:=EXP([.A1003]*[.$B$1])" office:value-type="float" office:value="54.5981500331442" calcext:value-type="float">
            <text:p>54,598</text:p>
          </table:table-cell>
          <table:table-cell table:formula="of:=([.B1003]-[.$B$3])/([.$B$1003]-[.$B$3])" office:value-type="float" office:value="1" calcext:value-type="float">
            <text:p>1,000</text:p>
          </table:table-cell>
          <table:table-cell/>
          <table:table-cell table:formula="of:=[.A1003]*65535" office:value-type="float" office:value="65535" calcext:value-type="float">
            <text:p>65535</text:p>
          </table:table-cell>
          <table:table-cell table:formula="of:=[.C1003]*65535" office:value-type="float" office:value="65535" calcext:value-type="float">
            <text:p>6553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.00.0000</text:date>, <text:time style:data-style-name="N2" text:time-value="17:51:40.0484073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üsch</meta:initial-creator>
    <meta:creation-date>2018-04-30T16:38:47.841971555</meta:creation-date>
    <dc:date>2018-05-01T17:52:22.347289211</dc:date>
    <dc:creator>Michael Büsch</dc:creator>
    <meta:editing-duration>PT40M33S</meta:editing-duration>
    <meta:editing-cycles>25</meta:editing-cycles>
    <meta:generator>LibreOffice/6.0.4.1$Linux_X86_64 LibreOffice_project/00m0$Build-1</meta:generator>
    <meta:document-statistic meta:table-count="1" meta:cell-count="50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minimum="0" chart:maximum="65535" chart:origin="0" chart:interval-major="8192" chart:interval-minor-divisor="6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4cm" svg:height="15.997cm" xlink:href=".." xlink:type="simple" chart:class="chart:scatter" chart:style-name="ch1">
        <chart:plot-area chart:style-name="ch2" table:cell-range-address="Tabelle1.H3:Tabelle1.I11 Tabelle1.I2:Tabelle1.I2 Tabelle1.F2:Tabelle1.F1003" chart:data-source-has-labels="row" svg:x="0.568cm" svg:y="0.319cm" svg:width="27.304cm" svg:height="15.359cm">
          <chartooo:coordinate-region svg:x="1.745cm" svg:y="0.319cm" svg:width="26.127cm" svg:height="14.79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1.I3:Tabelle1.I11" chart:label-cell-address="Tabelle1.I2:Tabelle1.I2" chart:class="chart:scatter">
            <chart:domain table:cell-range-address="Tabelle1.H3:Tabelle1.H11"/>
            <chart:data-point chart:repeated="9"/>
          </chart:series>
          <chart:series chart:style-name="ch6" chart:values-cell-range-address="Tabelle1.F3:Tabelle1.F1003" chart:label-cell-address="Tabelle1.F2:Tabelle1.F2" chart:class="chart:scatter">
            <chart:domain table:cell-range-address="Tabelle1.E3:Tabelle1.E1003"/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y tab</text:p>
                <draw:g>
                  <svg:desc>Tabelle1.I2:Tabelle1.I2</svg:desc>
                </draw:g>
              </table:table-cell>
              <table:table-cell office:value-type="string">
                <text:p>Spalte E</text:p>
              </table:table-cell>
              <table:table-cell office:value-type="string">
                <text:p>y bin</text:p>
                <draw:g>
                  <svg:desc>Tabelle1.F2:Tabe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H3:Tabelle1.H11</svg:desc>
                </draw:g>
              </table:table-cell>
              <table:table-cell office:value-type="float" office:value="0">
                <text:p>0</text:p>
                <draw:g>
                  <svg:desc>Tabelle1.I3:Tabelle1.I11</svg:desc>
                </draw:g>
              </table:table-cell>
              <table:table-cell office:value-type="float" office:value="0">
                <text:p>0</text:p>
                <draw:g>
                  <svg:desc>Tabelle1.E3:Tabelle1.E1003</svg:desc>
                </draw:g>
              </table:table-cell>
              <table:table-cell office:value-type="float" office:value="0">
                <text:p>0</text:p>
                <draw:g>
                  <svg:desc>Tabelle1.F3:Tabelle1.F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92">
                <text:p>8192</text:p>
              </table:table-cell>
              <table:table-cell office:value-type="float" office:value="793.198057191208">
                <text:p>793.198057191208</text:p>
              </table:table-cell>
              <table:table-cell office:value-type="float" office:value="65.535">
                <text:p>65.535</text:p>
              </table:table-cell>
              <table:table-cell office:value-type="float" office:value="4.90063518194517">
                <text:p>4.90063518194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84">
                <text:p>16384</text:p>
              </table:table-cell>
              <table:table-cell office:value-type="float" office:value="2100.96056596037">
                <text:p>2100.96056596037</text:p>
              </table:table-cell>
              <table:table-cell office:value-type="float" office:value="131.07">
                <text:p>131.07</text:p>
              </table:table-cell>
              <table:table-cell office:value-type="float" office:value="9.82091216202529">
                <text:p>9.8209121620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576">
                <text:p>24576</text:p>
              </table:table-cell>
              <table:table-cell office:value-type="float" office:value="4257.09643119225">
                <text:p>4257.09643119225</text:p>
              </table:table-cell>
              <table:table-cell office:value-type="float" office:value="196.605">
                <text:p>196.605</text:p>
              </table:table-cell>
              <table:table-cell office:value-type="float" office:value="14.760909664777">
                <text:p>14.760909664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68">
                <text:p>32768</text:p>
              </table:table-cell>
              <table:table-cell office:value-type="float" office:value="7811.96349471948">
                <text:p>7811.96349471948</text:p>
              </table:table-cell>
              <table:table-cell office:value-type="float" office:value="262.14">
                <text:p>262.14</text:p>
              </table:table-cell>
              <table:table-cell office:value-type="float" office:value="19.7207067302659">
                <text:p>19.7207067302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0">
                <text:p>40960</text:p>
              </table:table-cell>
              <table:table-cell office:value-type="float" office:value="13672.9484368681">
                <text:p>13672.9484368681</text:p>
              </table:table-cell>
              <table:table-cell office:value-type="float" office:value="327.675">
                <text:p>327.675</text:p>
              </table:table-cell>
              <table:table-cell office:value-type="float" office:value="24.7003827153505">
                <text:p>24.7003827153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152">
                <text:p>49152</text:p>
              </table:table-cell>
              <table:table-cell office:value-type="float" office:value="23336.0789782417">
                <text:p>23336.0789782417</text:p>
              </table:table-cell>
              <table:table-cell office:value-type="float" office:value="393.21">
                <text:p>393.21</text:p>
              </table:table-cell>
              <table:table-cell office:value-type="float" office:value="29.7000172949532">
                <text:p>29.7000172949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344">
                <text:p>57344</text:p>
              </table:table-cell>
              <table:table-cell office:value-type="float" office:value="39267.8878433565">
                <text:p>39267.8878433565</text:p>
              </table:table-cell>
              <table:table-cell office:value-type="float" office:value="458.745">
                <text:p>458.745</text:p>
              </table:table-cell>
              <table:table-cell office:value-type="float" office:value="34.7196904633338">
                <text:p>34.7196904633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35">
                <text:p>65535</text:p>
              </table:table-cell>
              <table:table-cell office:value-type="float" office:value="65535">
                <text:p>65535</text:p>
              </table:table-cell>
              <table:table-cell office:value-type="float" office:value="524.28">
                <text:p>524.28</text:p>
              </table:table-cell>
              <table:table-cell office:value-type="float" office:value="39.7594825353698">
                <text:p>39.7594825353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.815">
                <text:p>589.815</text:p>
              </table:table-cell>
              <table:table-cell office:value-type="float" office:value="44.8194741478424">
                <text:p>44.8194741478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.35">
                <text:p>655.35</text:p>
              </table:table-cell>
              <table:table-cell office:value-type="float" office:value="49.8997462607249">
                <text:p>49.8997462607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885">
                <text:p>720.885</text:p>
              </table:table-cell>
              <table:table-cell office:value-type="float" office:value="55.0003801584797">
                <text:p>55.0003801584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6.42">
                <text:p>786.42</text:p>
              </table:table-cell>
              <table:table-cell office:value-type="float" office:value="60.121457451358">
                <text:p>60.121457451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.955">
                <text:p>851.955</text:p>
              </table:table-cell>
              <table:table-cell office:value-type="float" office:value="65.2630600767053">
                <text:p>65.2630600767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.49">
                <text:p>917.49</text:p>
              </table:table-cell>
              <table:table-cell office:value-type="float" office:value="70.4252703002739">
                <text:p>70.425270300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025">
                <text:p>983.025</text:p>
              </table:table-cell>
              <table:table-cell office:value-type="float" office:value="75.6081707175372">
                <text:p>75.6081707175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.56">
                <text:p>1048.56</text:p>
              </table:table-cell>
              <table:table-cell office:value-type="float" office:value="80.8118442550125">
                <text:p>80.8118442550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4.095">
                <text:p>1114.095</text:p>
              </table:table-cell>
              <table:table-cell office:value-type="float" office:value="86.0363741715874">
                <text:p>86.0363741715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9.63">
                <text:p>1179.63</text:p>
              </table:table-cell>
              <table:table-cell office:value-type="float" office:value="91.281844059852">
                <text:p>91.28184405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.165">
                <text:p>1245.165</text:p>
              </table:table-cell>
              <table:table-cell office:value-type="float" office:value="96.5483378474365">
                <text:p>96.5483378474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.7">
                <text:p>1310.7</text:p>
              </table:table-cell>
              <table:table-cell office:value-type="float" office:value="101.835939798354">
                <text:p>101.835939798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6.235">
                <text:p>1376.235</text:p>
              </table:table-cell>
              <table:table-cell office:value-type="float" office:value="107.144734514348">
                <text:p>107.144734514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1.77">
                <text:p>1441.77</text:p>
              </table:table-cell>
              <table:table-cell office:value-type="float" office:value="112.474806936247">
                <text:p>112.474806936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7.305">
                <text:p>1507.305</text:p>
              </table:table-cell>
              <table:table-cell office:value-type="float" office:value="117.826242345325">
                <text:p>117.826242345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2.84">
                <text:p>1572.84</text:p>
              </table:table-cell>
              <table:table-cell office:value-type="float" office:value="123.199126364661">
                <text:p>123.1991263646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8.375">
                <text:p>1638.375</text:p>
              </table:table-cell>
              <table:table-cell office:value-type="float" office:value="128.593544960515">
                <text:p>128.593544960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3.91">
                <text:p>1703.91</text:p>
              </table:table-cell>
              <table:table-cell office:value-type="float" office:value="134.009584443699">
                <text:p>134.00958444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9.445">
                <text:p>1769.445</text:p>
              </table:table-cell>
              <table:table-cell office:value-type="float" office:value="139.447331470961">
                <text:p>139.447331470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4.98">
                <text:p>1834.98</text:p>
              </table:table-cell>
              <table:table-cell office:value-type="float" office:value="144.906873046368">
                <text:p>144.906873046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.515">
                <text:p>1900.515</text:p>
              </table:table-cell>
              <table:table-cell office:value-type="float" office:value="150.388296522704">
                <text:p>150.388296522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6.05">
                <text:p>1966.05</text:p>
              </table:table-cell>
              <table:table-cell office:value-type="float" office:value="155.891689602859">
                <text:p>155.89168960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.585">
                <text:p>2031.585</text:p>
              </table:table-cell>
              <table:table-cell office:value-type="float" office:value="161.417140341241">
                <text:p>161.417140341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7.12">
                <text:p>2097.12</text:p>
              </table:table-cell>
              <table:table-cell office:value-type="float" office:value="166.96473714518">
                <text:p>166.96473714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2.655">
                <text:p>2162.655</text:p>
              </table:table-cell>
              <table:table-cell office:value-type="float" office:value="172.534568776343">
                <text:p>172.534568776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8.19">
                <text:p>2228.19</text:p>
              </table:table-cell>
              <table:table-cell office:value-type="float" office:value="178.126724352154">
                <text:p>178.126724352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3.725">
                <text:p>2293.725</text:p>
              </table:table-cell>
              <table:table-cell office:value-type="float" office:value="183.741293347222">
                <text:p>183.741293347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9.26">
                <text:p>2359.26</text:p>
              </table:table-cell>
              <table:table-cell office:value-type="float" office:value="189.378365594772">
                <text:p>189.378365594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4.795">
                <text:p>2424.795</text:p>
              </table:table-cell>
              <table:table-cell office:value-type="float" office:value="195.038031288078">
                <text:p>195.038031288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.33">
                <text:p>2490.33</text:p>
              </table:table-cell>
              <table:table-cell office:value-type="float" office:value="200.720380981914">
                <text:p>200.720380981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5.865">
                <text:p>2555.865</text:p>
              </table:table-cell>
              <table:table-cell office:value-type="float" office:value="206.425505593994">
                <text:p>206.425505593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.4">
                <text:p>2621.4</text:p>
              </table:table-cell>
              <table:table-cell office:value-type="float" office:value="212.153496406436">
                <text:p>212.153496406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6.935">
                <text:p>2686.935</text:p>
              </table:table-cell>
              <table:table-cell office:value-type="float" office:value="217.904445067214">
                <text:p>217.904445067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2.47">
                <text:p>2752.47</text:p>
              </table:table-cell>
              <table:table-cell office:value-type="float" office:value="223.678443591628">
                <text:p>223.678443591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8.005">
                <text:p>2818.005</text:p>
              </table:table-cell>
              <table:table-cell office:value-type="float" office:value="229.47558436378">
                <text:p>229.47558436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3.54">
                <text:p>2883.54</text:p>
              </table:table-cell>
              <table:table-cell office:value-type="float" office:value="235.295960138044">
                <text:p>235.295960138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9.075">
                <text:p>2949.075</text:p>
              </table:table-cell>
              <table:table-cell office:value-type="float" office:value="241.139664040558">
                <text:p>241.139664040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4.61">
                <text:p>3014.61</text:p>
              </table:table-cell>
              <table:table-cell office:value-type="float" office:value="247.006789570708">
                <text:p>247.006789570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0.145">
                <text:p>3080.145</text:p>
              </table:table-cell>
              <table:table-cell office:value-type="float" office:value="252.897430602629">
                <text:p>252.897430602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5.68">
                <text:p>3145.68</text:p>
              </table:table-cell>
              <table:table-cell office:value-type="float" office:value="258.811681386702">
                <text:p>258.811681386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1.215">
                <text:p>3211.215</text:p>
              </table:table-cell>
              <table:table-cell office:value-type="float" office:value="264.749636551065">
                <text:p>264.749636551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6.75">
                <text:p>3276.75</text:p>
              </table:table-cell>
              <table:table-cell office:value-type="float" office:value="270.71139110313">
                <text:p>270.71139110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2.285">
                <text:p>3342.285</text:p>
              </table:table-cell>
              <table:table-cell office:value-type="float" office:value="276.697040431094">
                <text:p>276.697040431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7.82">
                <text:p>3407.82</text:p>
              </table:table-cell>
              <table:table-cell office:value-type="float" office:value="282.706680305476">
                <text:p>282.706680305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3.355">
                <text:p>3473.355</text:p>
              </table:table-cell>
              <table:table-cell office:value-type="float" office:value="288.740406880641">
                <text:p>288.740406880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8.89">
                <text:p>3538.89</text:p>
              </table:table-cell>
              <table:table-cell office:value-type="float" office:value="294.798316696344">
                <text:p>294.798316696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4.425">
                <text:p>3604.425</text:p>
              </table:table-cell>
              <table:table-cell office:value-type="float" office:value="300.880506679271">
                <text:p>300.880506679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9.96">
                <text:p>3669.96</text:p>
              </table:table-cell>
              <table:table-cell office:value-type="float" office:value="306.98707414459">
                <text:p>306.9870741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5.495">
                <text:p>3735.495</text:p>
              </table:table-cell>
              <table:table-cell office:value-type="float" office:value="313.118116797513">
                <text:p>313.118116797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1.03">
                <text:p>3801.03</text:p>
              </table:table-cell>
              <table:table-cell office:value-type="float" office:value="319.273732734851">
                <text:p>319.273732734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6.565">
                <text:p>3866.565</text:p>
              </table:table-cell>
              <table:table-cell office:value-type="float" office:value="325.454020446593">
                <text:p>325.454020446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2.1">
                <text:p>3932.1</text:p>
              </table:table-cell>
              <table:table-cell office:value-type="float" office:value="331.659078817472">
                <text:p>331.659078817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7.635">
                <text:p>3997.635</text:p>
              </table:table-cell>
              <table:table-cell office:value-type="float" office:value="337.889007128555">
                <text:p>337.889007128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3.17">
                <text:p>4063.17</text:p>
              </table:table-cell>
              <table:table-cell office:value-type="float" office:value="344.143905058827">
                <text:p>344.143905058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8.705">
                <text:p>4128.705</text:p>
              </table:table-cell>
              <table:table-cell office:value-type="float" office:value="350.42387268679">
                <text:p>350.42387268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.24">
                <text:p>4194.24</text:p>
              </table:table-cell>
              <table:table-cell office:value-type="float" office:value="356.72901049206">
                <text:p>356.72901049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9.775">
                <text:p>4259.775</text:p>
              </table:table-cell>
              <table:table-cell office:value-type="float" office:value="363.059419356975">
                <text:p>363.059419356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5.31">
                <text:p>4325.31</text:p>
              </table:table-cell>
              <table:table-cell office:value-type="float" office:value="369.415200568212">
                <text:p>369.415200568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0.845">
                <text:p>4390.845</text:p>
              </table:table-cell>
              <table:table-cell office:value-type="float" office:value="375.796455818407">
                <text:p>375.796455818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6.38">
                <text:p>4456.38</text:p>
              </table:table-cell>
              <table:table-cell office:value-type="float" office:value="382.203287207779">
                <text:p>382.20328720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1.915">
                <text:p>4521.915</text:p>
              </table:table-cell>
              <table:table-cell office:value-type="float" office:value="388.635797245768">
                <text:p>388.635797245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7.45">
                <text:p>4587.45</text:p>
              </table:table-cell>
              <table:table-cell office:value-type="float" office:value="395.094088852672">
                <text:p>395.094088852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2.985">
                <text:p>4652.985</text:p>
              </table:table-cell>
              <table:table-cell office:value-type="float" office:value="401.578265361293">
                <text:p>401.578265361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8.52">
                <text:p>4718.52</text:p>
              </table:table-cell>
              <table:table-cell office:value-type="float" office:value="408.088430518595">
                <text:p>408.088430518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4.055">
                <text:p>4784.055</text:p>
              </table:table-cell>
              <table:table-cell office:value-type="float" office:value="414.624688487358">
                <text:p>414.624688487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9.59">
                <text:p>4849.59</text:p>
              </table:table-cell>
              <table:table-cell office:value-type="float" office:value="421.18714384785">
                <text:p>421.18714384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5.125">
                <text:p>4915.125</text:p>
              </table:table-cell>
              <table:table-cell office:value-type="float" office:value="427.775901599497">
                <text:p>427.775901599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0.66">
                <text:p>4980.66</text:p>
              </table:table-cell>
              <table:table-cell office:value-type="float" office:value="434.391067162562">
                <text:p>434.391067162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6.195">
                <text:p>5046.195</text:p>
              </table:table-cell>
              <table:table-cell office:value-type="float" office:value="441.032746379837">
                <text:p>441.032746379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1.73">
                <text:p>5111.73</text:p>
              </table:table-cell>
              <table:table-cell office:value-type="float" office:value="447.70104551833">
                <text:p>447.70104551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7.265">
                <text:p>5177.265</text:p>
              </table:table-cell>
              <table:table-cell office:value-type="float" office:value="454.396071270969">
                <text:p>454.396071270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2.8">
                <text:p>5242.8</text:p>
              </table:table-cell>
              <table:table-cell office:value-type="float" office:value="461.117930758311">
                <text:p>461.117930758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8.335">
                <text:p>5308.335</text:p>
              </table:table-cell>
              <table:table-cell office:value-type="float" office:value="467.866731530249">
                <text:p>467.866731530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3.87">
                <text:p>5373.87</text:p>
              </table:table-cell>
              <table:table-cell office:value-type="float" office:value="474.64258156774">
                <text:p>474.64258156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9.405">
                <text:p>5439.405</text:p>
              </table:table-cell>
              <table:table-cell office:value-type="float" office:value="481.44558928453">
                <text:p>481.44558928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4.94">
                <text:p>5504.94</text:p>
              </table:table-cell>
              <table:table-cell office:value-type="float" office:value="488.275863528887">
                <text:p>488.275863528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0.475">
                <text:p>5570.475</text:p>
              </table:table-cell>
              <table:table-cell office:value-type="float" office:value="495.133513585344">
                <text:p>495.133513585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6.01">
                <text:p>5636.01</text:p>
              </table:table-cell>
              <table:table-cell office:value-type="float" office:value="502.018649176449">
                <text:p>502.018649176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1.545">
                <text:p>5701.545</text:p>
              </table:table-cell>
              <table:table-cell office:value-type="float" office:value="508.931380464518">
                <text:p>508.931380464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7.08">
                <text:p>5767.08</text:p>
              </table:table-cell>
              <table:table-cell office:value-type="float" office:value="515.871818053399">
                <text:p>515.871818053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2.615">
                <text:p>5832.615</text:p>
              </table:table-cell>
              <table:table-cell office:value-type="float" office:value="522.840072990242">
                <text:p>522.840072990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8.15">
                <text:p>5898.15</text:p>
              </table:table-cell>
              <table:table-cell office:value-type="float" office:value="529.836256767274">
                <text:p>529.836256767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3.685">
                <text:p>5963.685</text:p>
              </table:table-cell>
              <table:table-cell office:value-type="float" office:value="536.860481323586">
                <text:p>536.860481323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9.22">
                <text:p>6029.22</text:p>
              </table:table-cell>
              <table:table-cell office:value-type="float" office:value="543.912859046918">
                <text:p>543.912859046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4.755">
                <text:p>6094.755</text:p>
              </table:table-cell>
              <table:table-cell office:value-type="float" office:value="550.993502775467">
                <text:p>550.993502775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0.29">
                <text:p>6160.29</text:p>
              </table:table-cell>
              <table:table-cell office:value-type="float" office:value="558.102525799682">
                <text:p>558.102525799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5.825">
                <text:p>6225.825</text:p>
              </table:table-cell>
              <table:table-cell office:value-type="float" office:value="565.240041864084">
                <text:p>565.240041864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1.36">
                <text:p>6291.36</text:p>
              </table:table-cell>
              <table:table-cell office:value-type="float" office:value="572.406165169082">
                <text:p>572.406165169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6.895">
                <text:p>6356.895</text:p>
              </table:table-cell>
              <table:table-cell office:value-type="float" office:value="579.601010372801">
                <text:p>579.601010372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2.43">
                <text:p>6422.43</text:p>
              </table:table-cell>
              <table:table-cell office:value-type="float" office:value="586.824692592918">
                <text:p>586.824692592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7.965">
                <text:p>6487.965</text:p>
              </table:table-cell>
              <table:table-cell office:value-type="float" office:value="594.077327408504">
                <text:p>594.077327408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3.5">
                <text:p>6553.5</text:p>
              </table:table-cell>
              <table:table-cell office:value-type="float" office:value="601.359030861869">
                <text:p>601.359030861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9.035">
                <text:p>6619.035</text:p>
              </table:table-cell>
              <table:table-cell office:value-type="float" office:value="608.669919460424">
                <text:p>608.669919460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4.57">
                <text:p>6684.57</text:p>
              </table:table-cell>
              <table:table-cell office:value-type="float" office:value="616.010110178543">
                <text:p>616.010110178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0.105">
                <text:p>6750.105</text:p>
              </table:table-cell>
              <table:table-cell office:value-type="float" office:value="623.379720459435">
                <text:p>623.379720459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5.64">
                <text:p>6815.64</text:p>
              </table:table-cell>
              <table:table-cell office:value-type="float" office:value="630.77886821702">
                <text:p>630.77886821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81.175">
                <text:p>6881.175</text:p>
              </table:table-cell>
              <table:table-cell office:value-type="float" office:value="638.20767183782">
                <text:p>638.20767183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46.71">
                <text:p>6946.71</text:p>
              </table:table-cell>
              <table:table-cell office:value-type="float" office:value="645.666250182853">
                <text:p>645.666250182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2.245">
                <text:p>7012.245</text:p>
              </table:table-cell>
              <table:table-cell office:value-type="float" office:value="653.15472258953">
                <text:p>653.15472258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77.78">
                <text:p>7077.78</text:p>
              </table:table-cell>
              <table:table-cell office:value-type="float" office:value="660.67320887357">
                <text:p>660.67320887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3.315">
                <text:p>7143.315</text:p>
              </table:table-cell>
              <table:table-cell office:value-type="float" office:value="668.221829330914">
                <text:p>668.221829330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8.85">
                <text:p>7208.85</text:p>
              </table:table-cell>
              <table:table-cell office:value-type="float" office:value="675.800704739651">
                <text:p>675.800704739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4.385">
                <text:p>7274.385</text:p>
              </table:table-cell>
              <table:table-cell office:value-type="float" office:value="683.409956361948">
                <text:p>683.409956361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9.92">
                <text:p>7339.92</text:p>
              </table:table-cell>
              <table:table-cell office:value-type="float" office:value="691.049705945993">
                <text:p>691.049705945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5.455">
                <text:p>7405.455</text:p>
              </table:table-cell>
              <table:table-cell office:value-type="float" office:value="698.720075727944">
                <text:p>698.720075727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0.99">
                <text:p>7470.99</text:p>
              </table:table-cell>
              <table:table-cell office:value-type="float" office:value="706.42118843388">
                <text:p>706.42118843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6.525">
                <text:p>7536.525</text:p>
              </table:table-cell>
              <table:table-cell office:value-type="float" office:value="714.153167281768">
                <text:p>714.153167281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2.06">
                <text:p>7602.06</text:p>
              </table:table-cell>
              <table:table-cell office:value-type="float" office:value="721.916135983436">
                <text:p>721.916135983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7.595">
                <text:p>7667.595</text:p>
              </table:table-cell>
              <table:table-cell office:value-type="float" office:value="729.710218746548">
                <text:p>729.710218746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3.13">
                <text:p>7733.13</text:p>
              </table:table-cell>
              <table:table-cell office:value-type="float" office:value="737.535540276595">
                <text:p>737.535540276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8.665">
                <text:p>7798.665</text:p>
              </table:table-cell>
              <table:table-cell office:value-type="float" office:value="745.392225778888">
                <text:p>745.392225778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64.2">
                <text:p>7864.2</text:p>
              </table:table-cell>
              <table:table-cell office:value-type="float" office:value="753.280400960562">
                <text:p>753.280400960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9.735">
                <text:p>7929.735</text:p>
              </table:table-cell>
              <table:table-cell office:value-type="float" office:value="761.20019203259">
                <text:p>761.2001920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5.27">
                <text:p>7995.27</text:p>
              </table:table-cell>
              <table:table-cell office:value-type="float" office:value="769.151725711796">
                <text:p>769.151725711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0.805">
                <text:p>8060.805</text:p>
              </table:table-cell>
              <table:table-cell office:value-type="float" office:value="777.13512922289">
                <text:p>777.13512922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6.34">
                <text:p>8126.34</text:p>
              </table:table-cell>
              <table:table-cell office:value-type="float" office:value="785.150530300498">
                <text:p>785.150530300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1.875">
                <text:p>8191.875</text:p>
              </table:table-cell>
              <table:table-cell office:value-type="float" office:value="793.198057191208">
                <text:p>793.198057191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7.41">
                <text:p>8257.41</text:p>
              </table:table-cell>
              <table:table-cell office:value-type="float" office:value="801.277838655623">
                <text:p>801.277838655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2.945">
                <text:p>8322.945</text:p>
              </table:table-cell>
              <table:table-cell office:value-type="float" office:value="809.390003970417">
                <text:p>809.390003970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8.48">
                <text:p>8388.48</text:p>
              </table:table-cell>
              <table:table-cell office:value-type="float" office:value="817.534682930409">
                <text:p>817.534682930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4.015">
                <text:p>8454.015</text:p>
              </table:table-cell>
              <table:table-cell office:value-type="float" office:value="825.712005850637">
                <text:p>825.712005850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9.55">
                <text:p>8519.55</text:p>
              </table:table-cell>
              <table:table-cell office:value-type="float" office:value="833.922103568441">
                <text:p>833.922103568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5.085">
                <text:p>8585.085</text:p>
              </table:table-cell>
              <table:table-cell office:value-type="float" office:value="842.165107445559">
                <text:p>842.165107445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0.62">
                <text:p>8650.62</text:p>
              </table:table-cell>
              <table:table-cell office:value-type="float" office:value="850.441149370231">
                <text:p>850.441149370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6.155">
                <text:p>8716.155</text:p>
              </table:table-cell>
              <table:table-cell office:value-type="float" office:value="858.750361759303">
                <text:p>858.750361759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81.69">
                <text:p>8781.69</text:p>
              </table:table-cell>
              <table:table-cell office:value-type="float" office:value="867.092877560351">
                <text:p>867.092877560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47.225">
                <text:p>8847.225</text:p>
              </table:table-cell>
              <table:table-cell office:value-type="float" office:value="875.468830253805">
                <text:p>875.468830253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2.76">
                <text:p>8912.76</text:p>
              </table:table-cell>
              <table:table-cell office:value-type="float" office:value="883.878353855087">
                <text:p>883.878353855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8.295">
                <text:p>8978.295</text:p>
              </table:table-cell>
              <table:table-cell office:value-type="float" office:value="892.321582916755">
                <text:p>892.321582916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3.83">
                <text:p>9043.83</text:p>
              </table:table-cell>
              <table:table-cell office:value-type="float" office:value="900.798652530653">
                <text:p>900.798652530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9.365">
                <text:p>9109.365</text:p>
              </table:table-cell>
              <table:table-cell office:value-type="float" office:value="909.309698330076">
                <text:p>909.309698330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4.9">
                <text:p>9174.9</text:p>
              </table:table-cell>
              <table:table-cell office:value-type="float" office:value="917.854856491939">
                <text:p>917.85485649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0.435">
                <text:p>9240.435</text:p>
              </table:table-cell>
              <table:table-cell office:value-type="float" office:value="926.434263738954">
                <text:p>926.434263738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5.97">
                <text:p>9305.97</text:p>
              </table:table-cell>
              <table:table-cell office:value-type="float" office:value="935.048057341819">
                <text:p>935.04805734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1.505">
                <text:p>9371.505</text:p>
              </table:table-cell>
              <table:table-cell office:value-type="float" office:value="943.696375121419">
                <text:p>943.69637512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37.04">
                <text:p>9437.04</text:p>
              </table:table-cell>
              <table:table-cell office:value-type="float" office:value="952.379355451019">
                <text:p>952.37935545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2.575">
                <text:p>9502.575</text:p>
              </table:table-cell>
              <table:table-cell office:value-type="float" office:value="961.097137258492">
                <text:p>961.09713725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68.11">
                <text:p>9568.11</text:p>
              </table:table-cell>
              <table:table-cell office:value-type="float" office:value="969.849860028531">
                <text:p>969.849860028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33.645">
                <text:p>9633.645</text:p>
              </table:table-cell>
              <table:table-cell office:value-type="float" office:value="978.637663804889">
                <text:p>978.637663804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9.18">
                <text:p>9699.18</text:p>
              </table:table-cell>
              <table:table-cell office:value-type="float" office:value="987.460689192614">
                <text:p>987.460689192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64.715">
                <text:p>9764.715</text:p>
              </table:table-cell>
              <table:table-cell office:value-type="float" office:value="996.319077360298">
                <text:p>996.319077360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0.25">
                <text:p>9830.25</text:p>
              </table:table-cell>
              <table:table-cell office:value-type="float" office:value="1005.21297004234">
                <text:p>1005.21297004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5.785">
                <text:p>9895.785</text:p>
              </table:table-cell>
              <table:table-cell office:value-type="float" office:value="1014.14250954122">
                <text:p>1014.14250954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1.32">
                <text:p>9961.32</text:p>
              </table:table-cell>
              <table:table-cell office:value-type="float" office:value="1023.10783872975">
                <text:p>1023.10783872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26.855">
                <text:p>10026.855</text:p>
              </table:table-cell>
              <table:table-cell office:value-type="float" office:value="1032.1091010534">
                <text:p>1032.1091010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2.39">
                <text:p>10092.39</text:p>
              </table:table-cell>
              <table:table-cell office:value-type="float" office:value="1041.14644053255">
                <text:p>1041.14644053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57.925">
                <text:p>10157.925</text:p>
              </table:table-cell>
              <table:table-cell office:value-type="float" office:value="1050.22000176482">
                <text:p>1050.22000176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3.46">
                <text:p>10223.46</text:p>
              </table:table-cell>
              <table:table-cell office:value-type="float" office:value="1059.3299299274">
                <text:p>1059.3299299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88.995">
                <text:p>10288.995</text:p>
              </table:table-cell>
              <table:table-cell office:value-type="float" office:value="1068.47637077932">
                <text:p>1068.4763707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54.53">
                <text:p>10354.53</text:p>
              </table:table-cell>
              <table:table-cell office:value-type="float" office:value="1077.65947066384">
                <text:p>1077.65947066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20.065">
                <text:p>10420.065</text:p>
              </table:table-cell>
              <table:table-cell office:value-type="float" office:value="1086.87937651074">
                <text:p>1086.87937651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5.6">
                <text:p>10485.6</text:p>
              </table:table-cell>
              <table:table-cell office:value-type="float" office:value="1096.13623583873">
                <text:p>1096.13623583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51.135">
                <text:p>10551.135</text:p>
              </table:table-cell>
              <table:table-cell office:value-type="float" office:value="1105.43019675773">
                <text:p>1105.43019675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6.67">
                <text:p>10616.67</text:p>
              </table:table-cell>
              <table:table-cell office:value-type="float" office:value="1114.76140797134">
                <text:p>1114.76140797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82.205">
                <text:p>10682.205</text:p>
              </table:table-cell>
              <table:table-cell office:value-type="float" office:value="1124.13001877912">
                <text:p>1124.13001877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47.74">
                <text:p>10747.74</text:p>
              </table:table-cell>
              <table:table-cell office:value-type="float" office:value="1133.53617907906">
                <text:p>1133.53617907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3.275">
                <text:p>10813.275</text:p>
              </table:table-cell>
              <table:table-cell office:value-type="float" office:value="1142.9800393699">
                <text:p>1142.980039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78.81">
                <text:p>10878.81</text:p>
              </table:table-cell>
              <table:table-cell office:value-type="float" office:value="1152.46175075363">
                <text:p>1152.46175075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44.345">
                <text:p>10944.345</text:p>
              </table:table-cell>
              <table:table-cell office:value-type="float" office:value="1161.98146493782">
                <text:p>1161.98146493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9.88">
                <text:p>11009.88</text:p>
              </table:table-cell>
              <table:table-cell office:value-type="float" office:value="1171.53933423811">
                <text:p>1171.53933423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75.415">
                <text:p>11075.415</text:p>
              </table:table-cell>
              <table:table-cell office:value-type="float" office:value="1181.13551158061">
                <text:p>1181.13551158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40.95">
                <text:p>11140.95</text:p>
              </table:table-cell>
              <table:table-cell office:value-type="float" office:value="1190.77015050436">
                <text:p>1190.77015050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6.485">
                <text:p>11206.485</text:p>
              </table:table-cell>
              <table:table-cell office:value-type="float" office:value="1200.44340516379">
                <text:p>1200.4434051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2.02">
                <text:p>11272.02</text:p>
              </table:table-cell>
              <table:table-cell office:value-type="float" office:value="1210.15543033117">
                <text:p>1210.15543033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7.555">
                <text:p>11337.555</text:p>
              </table:table-cell>
              <table:table-cell office:value-type="float" office:value="1219.90638139913">
                <text:p>1219.90638139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03.09">
                <text:p>11403.09</text:p>
              </table:table-cell>
              <table:table-cell office:value-type="float" office:value="1229.69641438308">
                <text:p>1229.69641438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68.625">
                <text:p>11468.625</text:p>
              </table:table-cell>
              <table:table-cell office:value-type="float" office:value="1239.52568592376">
                <text:p>1239.52568592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4.16">
                <text:p>11534.16</text:p>
              </table:table-cell>
              <table:table-cell office:value-type="float" office:value="1249.39435328973">
                <text:p>1249.39435328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99.695">
                <text:p>11599.695</text:p>
              </table:table-cell>
              <table:table-cell office:value-type="float" office:value="1259.30257437987">
                <text:p>1259.30257437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65.23">
                <text:p>11665.23</text:p>
              </table:table-cell>
              <table:table-cell office:value-type="float" office:value="1269.25050772593">
                <text:p>1269.25050772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0.765">
                <text:p>11730.765</text:p>
              </table:table-cell>
              <table:table-cell office:value-type="float" office:value="1279.23831249506">
                <text:p>1279.23831249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96.3">
                <text:p>11796.3</text:p>
              </table:table-cell>
              <table:table-cell office:value-type="float" office:value="1289.26614849235">
                <text:p>1289.26614849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61.835">
                <text:p>11861.835</text:p>
              </table:table-cell>
              <table:table-cell office:value-type="float" office:value="1299.33417616339">
                <text:p>1299.3341761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27.37">
                <text:p>11927.37</text:p>
              </table:table-cell>
              <table:table-cell office:value-type="float" office:value="1309.44255659683">
                <text:p>1309.44255659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92.905">
                <text:p>11992.905</text:p>
              </table:table-cell>
              <table:table-cell office:value-type="float" office:value="1319.59145152699">
                <text:p>1319.5914515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8.44">
                <text:p>12058.44</text:p>
              </table:table-cell>
              <table:table-cell office:value-type="float" office:value="1329.78102333638">
                <text:p>1329.78102333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23.975">
                <text:p>12123.975</text:p>
              </table:table-cell>
              <table:table-cell office:value-type="float" office:value="1340.01143505838">
                <text:p>1340.01143505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89.51">
                <text:p>12189.51</text:p>
              </table:table-cell>
              <table:table-cell office:value-type="float" office:value="1350.2828503798">
                <text:p>1350.2828503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5.045">
                <text:p>12255.045</text:p>
              </table:table-cell>
              <table:table-cell office:value-type="float" office:value="1360.5954336435">
                <text:p>1360.5954336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20.58">
                <text:p>12320.58</text:p>
              </table:table-cell>
              <table:table-cell office:value-type="float" office:value="1370.94934985103">
                <text:p>1370.94934985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86.115">
                <text:p>12386.115</text:p>
              </table:table-cell>
              <table:table-cell office:value-type="float" office:value="1381.34476466528">
                <text:p>1381.34476466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1.65">
                <text:p>12451.65</text:p>
              </table:table-cell>
              <table:table-cell office:value-type="float" office:value="1391.78184441309">
                <text:p>1391.78184441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7.185">
                <text:p>12517.185</text:p>
              </table:table-cell>
              <table:table-cell office:value-type="float" office:value="1402.26075608797">
                <text:p>1402.26075608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2.72">
                <text:p>12582.72</text:p>
              </table:table-cell>
              <table:table-cell office:value-type="float" office:value="1412.78166735274">
                <text:p>1412.78166735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48.255">
                <text:p>12648.255</text:p>
              </table:table-cell>
              <table:table-cell office:value-type="float" office:value="1423.34474654218">
                <text:p>1423.34474654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13.79">
                <text:p>12713.79</text:p>
              </table:table-cell>
              <table:table-cell office:value-type="float" office:value="1433.95016266581">
                <text:p>1433.95016266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79.325">
                <text:p>12779.325</text:p>
              </table:table-cell>
              <table:table-cell office:value-type="float" office:value="1444.59808541049">
                <text:p>1444.59808541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44.86">
                <text:p>12844.86</text:p>
              </table:table-cell>
              <table:table-cell office:value-type="float" office:value="1455.28868514323">
                <text:p>1455.28868514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10.395">
                <text:p>12910.395</text:p>
              </table:table-cell>
              <table:table-cell office:value-type="float" office:value="1466.02213291385">
                <text:p>1466.02213291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75.93">
                <text:p>12975.93</text:p>
              </table:table-cell>
              <table:table-cell office:value-type="float" office:value="1476.79860045773">
                <text:p>1476.79860045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41.465">
                <text:p>13041.465</text:p>
              </table:table-cell>
              <table:table-cell office:value-type="float" office:value="1487.61826019859">
                <text:p>1487.6182601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7">
                <text:p>13107</text:p>
              </table:table-cell>
              <table:table-cell office:value-type="float" office:value="1498.48128525122">
                <text:p>1498.48128525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72.535">
                <text:p>13172.535</text:p>
              </table:table-cell>
              <table:table-cell office:value-type="float" office:value="1509.38784942425">
                <text:p>1509.38784942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38.07">
                <text:p>13238.07</text:p>
              </table:table-cell>
              <table:table-cell office:value-type="float" office:value="1520.33812722294">
                <text:p>1520.33812722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3.605">
                <text:p>13303.605</text:p>
              </table:table-cell>
              <table:table-cell office:value-type="float" office:value="1531.33229385196">
                <text:p>1531.33229385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69.14">
                <text:p>13369.14</text:p>
              </table:table-cell>
              <table:table-cell office:value-type="float" office:value="1542.37052521823">
                <text:p>1542.37052521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34.675">
                <text:p>13434.675</text:p>
              </table:table-cell>
              <table:table-cell office:value-type="float" office:value="1553.45299793366">
                <text:p>1553.45299793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00.21">
                <text:p>13500.21</text:p>
              </table:table-cell>
              <table:table-cell office:value-type="float" office:value="1564.57988931808">
                <text:p>1564.57988931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65.745">
                <text:p>13565.745</text:p>
              </table:table-cell>
              <table:table-cell office:value-type="float" office:value="1575.75137740196">
                <text:p>1575.75137740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31.28">
                <text:p>13631.28</text:p>
              </table:table-cell>
              <table:table-cell office:value-type="float" office:value="1586.96764092937">
                <text:p>1586.96764092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96.815">
                <text:p>13696.815</text:p>
              </table:table-cell>
              <table:table-cell office:value-type="float" office:value="1598.22885936076">
                <text:p>1598.22885936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62.35">
                <text:p>13762.35</text:p>
              </table:table-cell>
              <table:table-cell office:value-type="float" office:value="1609.53521287586">
                <text:p>1609.53521287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27.885">
                <text:p>13827.885</text:p>
              </table:table-cell>
              <table:table-cell office:value-type="float" office:value="1620.88688237657">
                <text:p>1620.88688237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93.42">
                <text:p>13893.42</text:p>
              </table:table-cell>
              <table:table-cell office:value-type="float" office:value="1632.28404948984">
                <text:p>1632.28404948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58.955">
                <text:p>13958.955</text:p>
              </table:table-cell>
              <table:table-cell office:value-type="float" office:value="1643.72689657059">
                <text:p>1643.7268965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24.49">
                <text:p>14024.49</text:p>
              </table:table-cell>
              <table:table-cell office:value-type="float" office:value="1655.21560670463">
                <text:p>1655.21560670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90.025">
                <text:p>14090.025</text:p>
              </table:table-cell>
              <table:table-cell office:value-type="float" office:value="1666.75036371155">
                <text:p>1666.75036371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55.56">
                <text:p>14155.56</text:p>
              </table:table-cell>
              <table:table-cell office:value-type="float" office:value="1678.33135214771">
                <text:p>1678.33135214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21.095">
                <text:p>14221.095</text:p>
              </table:table-cell>
              <table:table-cell office:value-type="float" office:value="1689.95875730918">
                <text:p>1689.95875730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86.63">
                <text:p>14286.63</text:p>
              </table:table-cell>
              <table:table-cell office:value-type="float" office:value="1701.63276523469">
                <text:p>1701.63276523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52.165">
                <text:p>14352.165</text:p>
              </table:table-cell>
              <table:table-cell office:value-type="float" office:value="1713.35356270861">
                <text:p>1713.35356270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17.7">
                <text:p>14417.7</text:p>
              </table:table-cell>
              <table:table-cell office:value-type="float" office:value="1725.12133726395">
                <text:p>1725.12133726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83.235">
                <text:p>14483.235</text:p>
              </table:table-cell>
              <table:table-cell office:value-type="float" office:value="1736.93627718536">
                <text:p>1736.93627718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48.77">
                <text:p>14548.77</text:p>
              </table:table-cell>
              <table:table-cell office:value-type="float" office:value="1748.79857151213">
                <text:p>1748.79857151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14.305">
                <text:p>14614.305</text:p>
              </table:table-cell>
              <table:table-cell office:value-type="float" office:value="1760.70841004122">
                <text:p>1760.70841004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79.84">
                <text:p>14679.84</text:p>
              </table:table-cell>
              <table:table-cell office:value-type="float" office:value="1772.66598333029">
                <text:p>1772.66598333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45.375">
                <text:p>14745.375</text:p>
              </table:table-cell>
              <table:table-cell office:value-type="float" office:value="1784.67148270079">
                <text:p>1784.67148270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10.91">
                <text:p>14810.91</text:p>
              </table:table-cell>
              <table:table-cell office:value-type="float" office:value="1796.72510024094">
                <text:p>1796.72510024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76.445">
                <text:p>14876.445</text:p>
              </table:table-cell>
              <table:table-cell office:value-type="float" office:value="1808.8270288089">
                <text:p>1808.8270288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41.98">
                <text:p>14941.98</text:p>
              </table:table-cell>
              <table:table-cell office:value-type="float" office:value="1820.97746203578">
                <text:p>1820.97746203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7.515">
                <text:p>15007.515</text:p>
              </table:table-cell>
              <table:table-cell office:value-type="float" office:value="1833.17659432876">
                <text:p>1833.17659432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73.05">
                <text:p>15073.05</text:p>
              </table:table-cell>
              <table:table-cell office:value-type="float" office:value="1845.42462087423">
                <text:p>1845.42462087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38.585">
                <text:p>15138.585</text:p>
              </table:table-cell>
              <table:table-cell office:value-type="float" office:value="1857.72173764087">
                <text:p>1857.72173764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04.12">
                <text:p>15204.12</text:p>
              </table:table-cell>
              <table:table-cell office:value-type="float" office:value="1870.06814138281">
                <text:p>1870.06814138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69.655">
                <text:p>15269.655</text:p>
              </table:table-cell>
              <table:table-cell office:value-type="float" office:value="1882.46402964277">
                <text:p>1882.46402964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35.19">
                <text:p>15335.19</text:p>
              </table:table-cell>
              <table:table-cell office:value-type="float" office:value="1894.90960075524">
                <text:p>1894.90960075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0.725">
                <text:p>15400.725</text:p>
              </table:table-cell>
              <table:table-cell office:value-type="float" office:value="1907.40505384961">
                <text:p>1907.40505384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66.26">
                <text:p>15466.26</text:p>
              </table:table-cell>
              <table:table-cell office:value-type="float" office:value="1919.9505888534">
                <text:p>1919.9505888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31.795">
                <text:p>15531.795</text:p>
              </table:table-cell>
              <table:table-cell office:value-type="float" office:value="1932.54640649544">
                <text:p>1932.54640649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97.33">
                <text:p>15597.33</text:p>
              </table:table-cell>
              <table:table-cell office:value-type="float" office:value="1945.19270830907">
                <text:p>1945.19270830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62.865">
                <text:p>15662.865</text:p>
              </table:table-cell>
              <table:table-cell office:value-type="float" office:value="1957.88969663541">
                <text:p>1957.88969663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28.4">
                <text:p>15728.4</text:p>
              </table:table-cell>
              <table:table-cell office:value-type="float" office:value="1970.63757462653">
                <text:p>1970.63757462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93.935">
                <text:p>15793.935</text:p>
              </table:table-cell>
              <table:table-cell office:value-type="float" office:value="1983.43654624875">
                <text:p>1983.43654624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59.47">
                <text:p>15859.47</text:p>
              </table:table-cell>
              <table:table-cell office:value-type="float" office:value="1996.28681628589">
                <text:p>1996.28681628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25.005">
                <text:p>15925.005</text:p>
              </table:table-cell>
              <table:table-cell office:value-type="float" office:value="2009.18859034254">
                <text:p>2009.18859034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90.54">
                <text:p>15990.54</text:p>
              </table:table-cell>
              <table:table-cell office:value-type="float" office:value="2022.14207484737">
                <text:p>2022.14207484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56.075">
                <text:p>16056.075</text:p>
              </table:table-cell>
              <table:table-cell office:value-type="float" office:value="2035.14747705641">
                <text:p>2035.14747705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21.61">
                <text:p>16121.61</text:p>
              </table:table-cell>
              <table:table-cell office:value-type="float" office:value="2048.20500505636">
                <text:p>2048.20500505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87.145">
                <text:p>16187.145</text:p>
              </table:table-cell>
              <table:table-cell office:value-type="float" office:value="2061.31486776796">
                <text:p>2061.3148677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52.68">
                <text:p>16252.68</text:p>
              </table:table-cell>
              <table:table-cell office:value-type="float" office:value="2074.47727494928">
                <text:p>2074.47727494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18.215">
                <text:p>16318.215</text:p>
              </table:table-cell>
              <table:table-cell office:value-type="float" office:value="2087.69243719912">
                <text:p>2087.69243719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83.75">
                <text:p>16383.75</text:p>
              </table:table-cell>
              <table:table-cell office:value-type="float" office:value="2100.96056596037">
                <text:p>2100.960565960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49.285">
                <text:p>16449.285</text:p>
              </table:table-cell>
              <table:table-cell office:value-type="float" office:value="2114.28187352336">
                <text:p>2114.281873523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4.82">
                <text:p>16514.82</text:p>
              </table:table-cell>
              <table:table-cell office:value-type="float" office:value="2127.6565730293">
                <text:p>2127.6565730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80.355">
                <text:p>16580.355</text:p>
              </table:table-cell>
              <table:table-cell office:value-type="float" office:value="2141.08487847366">
                <text:p>2141.08487847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45.89">
                <text:p>16645.89</text:p>
              </table:table-cell>
              <table:table-cell office:value-type="float" office:value="2154.56700470962">
                <text:p>2154.56700470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11.425">
                <text:p>16711.425</text:p>
              </table:table-cell>
              <table:table-cell office:value-type="float" office:value="2168.10316745149">
                <text:p>2168.10316745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6.96">
                <text:p>16776.96</text:p>
              </table:table-cell>
              <table:table-cell office:value-type="float" office:value="2181.69358327816">
                <text:p>2181.69358327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42.495">
                <text:p>16842.495</text:p>
              </table:table-cell>
              <table:table-cell office:value-type="float" office:value="2195.33846963657">
                <text:p>2195.33846963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8.03">
                <text:p>16908.03</text:p>
              </table:table-cell>
              <table:table-cell office:value-type="float" office:value="2209.0380448452">
                <text:p>2209.0380448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73.565">
                <text:p>16973.565</text:p>
              </table:table-cell>
              <table:table-cell office:value-type="float" office:value="2222.79252809754">
                <text:p>2222.79252809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39.1">
                <text:p>17039.1</text:p>
              </table:table-cell>
              <table:table-cell office:value-type="float" office:value="2236.60213946562">
                <text:p>2236.60213946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04.635">
                <text:p>17104.635</text:p>
              </table:table-cell>
              <table:table-cell office:value-type="float" office:value="2250.4670999035">
                <text:p>2250.4670999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70.17">
                <text:p>17170.17</text:p>
              </table:table-cell>
              <table:table-cell office:value-type="float" office:value="2264.38763125087">
                <text:p>2264.38763125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35.705">
                <text:p>17235.705</text:p>
              </table:table-cell>
              <table:table-cell office:value-type="float" office:value="2278.36395623651">
                <text:p>2278.36395623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1.24">
                <text:p>17301.24</text:p>
              </table:table-cell>
              <table:table-cell office:value-type="float" office:value="2292.39629848192">
                <text:p>2292.39629848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66.775">
                <text:p>17366.775</text:p>
              </table:table-cell>
              <table:table-cell office:value-type="float" office:value="2306.48488250488">
                <text:p>2306.48488250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32.31">
                <text:p>17432.31</text:p>
              </table:table-cell>
              <table:table-cell office:value-type="float" office:value="2320.62993372303">
                <text:p>2320.62993372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97.845">
                <text:p>17497.845</text:p>
              </table:table-cell>
              <table:table-cell office:value-type="float" office:value="2334.8316784575">
                <text:p>2334.8316784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63.38">
                <text:p>17563.38</text:p>
              </table:table-cell>
              <table:table-cell office:value-type="float" office:value="2349.0903439365">
                <text:p>2349.0903439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28.915">
                <text:p>17628.915</text:p>
              </table:table-cell>
              <table:table-cell office:value-type="float" office:value="2363.40615829898">
                <text:p>2363.40615829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94.45">
                <text:p>17694.45</text:p>
              </table:table-cell>
              <table:table-cell office:value-type="float" office:value="2377.77935059828">
                <text:p>2377.77935059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59.985">
                <text:p>17759.985</text:p>
              </table:table-cell>
              <table:table-cell office:value-type="float" office:value="2392.21015080579">
                <text:p>2392.2101508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25.52">
                <text:p>17825.52</text:p>
              </table:table-cell>
              <table:table-cell office:value-type="float" office:value="2406.69878981461">
                <text:p>2406.69878981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91.055">
                <text:p>17891.055</text:p>
              </table:table-cell>
              <table:table-cell office:value-type="float" office:value="2421.24549944328">
                <text:p>2421.24549944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56.59">
                <text:p>17956.59</text:p>
              </table:table-cell>
              <table:table-cell office:value-type="float" office:value="2435.85051243946">
                <text:p>2435.85051243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2.125">
                <text:p>18022.125</text:p>
              </table:table-cell>
              <table:table-cell office:value-type="float" office:value="2450.51406248367">
                <text:p>2450.51406248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87.66">
                <text:p>18087.66</text:p>
              </table:table-cell>
              <table:table-cell office:value-type="float" office:value="2465.23638419303">
                <text:p>2465.23638419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53.195">
                <text:p>18153.195</text:p>
              </table:table-cell>
              <table:table-cell office:value-type="float" office:value="2480.01771312499">
                <text:p>2480.0177131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18.73">
                <text:p>18218.73</text:p>
              </table:table-cell>
              <table:table-cell office:value-type="float" office:value="2494.85828578114">
                <text:p>2494.85828578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84.265">
                <text:p>18284.265</text:p>
              </table:table-cell>
              <table:table-cell office:value-type="float" office:value="2509.75833961095">
                <text:p>2509.75833961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49.8">
                <text:p>18349.8</text:p>
              </table:table-cell>
              <table:table-cell office:value-type="float" office:value="2524.7181130156">
                <text:p>2524.7181130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5.335">
                <text:p>18415.335</text:p>
              </table:table-cell>
              <table:table-cell office:value-type="float" office:value="2539.73784535179">
                <text:p>2539.7378453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80.87">
                <text:p>18480.87</text:p>
              </table:table-cell>
              <table:table-cell office:value-type="float" office:value="2554.81777693555">
                <text:p>2554.81777693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46.405">
                <text:p>18546.405</text:p>
              </table:table-cell>
              <table:table-cell office:value-type="float" office:value="2569.95814904612">
                <text:p>2569.95814904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11.94">
                <text:p>18611.94</text:p>
              </table:table-cell>
              <table:table-cell office:value-type="float" office:value="2585.15920392976">
                <text:p>2585.15920392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77.475">
                <text:p>18677.475</text:p>
              </table:table-cell>
              <table:table-cell office:value-type="float" office:value="2600.42118480369">
                <text:p>2600.42118480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43.01">
                <text:p>18743.01</text:p>
              </table:table-cell>
              <table:table-cell office:value-type="float" office:value="2615.74433585991">
                <text:p>2615.74433585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8.545">
                <text:p>18808.545</text:p>
              </table:table-cell>
              <table:table-cell office:value-type="float" office:value="2631.12890226918">
                <text:p>2631.12890226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74.08">
                <text:p>18874.08</text:p>
              </table:table-cell>
              <table:table-cell office:value-type="float" office:value="2646.57513018488">
                <text:p>2646.57513018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39.615">
                <text:p>18939.615</text:p>
              </table:table-cell>
              <table:table-cell office:value-type="float" office:value="2662.083266747">
                <text:p>2662.083266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5.15">
                <text:p>19005.15</text:p>
              </table:table-cell>
              <table:table-cell office:value-type="float" office:value="2677.65356008604">
                <text:p>2677.65356008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70.685">
                <text:p>19070.685</text:p>
              </table:table-cell>
              <table:table-cell office:value-type="float" office:value="2693.28625932703">
                <text:p>2693.28625932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36.22">
                <text:p>19136.22</text:p>
              </table:table-cell>
              <table:table-cell office:value-type="float" office:value="2708.98161459349">
                <text:p>2708.98161459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01.755">
                <text:p>19201.755</text:p>
              </table:table-cell>
              <table:table-cell office:value-type="float" office:value="2724.73987701145">
                <text:p>2724.73987701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67.29">
                <text:p>19267.29</text:p>
              </table:table-cell>
              <table:table-cell office:value-type="float" office:value="2740.56129871344">
                <text:p>2740.56129871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32.825">
                <text:p>19332.825</text:p>
              </table:table-cell>
              <table:table-cell office:value-type="float" office:value="2756.44613284254">
                <text:p>2756.44613284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98.36">
                <text:p>19398.36</text:p>
              </table:table-cell>
              <table:table-cell office:value-type="float" office:value="2772.39463355643">
                <text:p>2772.39463355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63.895">
                <text:p>19463.895</text:p>
              </table:table-cell>
              <table:table-cell office:value-type="float" office:value="2788.40705603148">
                <text:p>2788.40705603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29.43">
                <text:p>19529.43</text:p>
              </table:table-cell>
              <table:table-cell office:value-type="float" office:value="2804.48365646677">
                <text:p>2804.48365646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94.965">
                <text:p>19594.965</text:p>
              </table:table-cell>
              <table:table-cell office:value-type="float" office:value="2820.62469208827">
                <text:p>2820.62469208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60.5">
                <text:p>19660.5</text:p>
              </table:table-cell>
              <table:table-cell office:value-type="float" office:value="2836.83042115288">
                <text:p>2836.83042115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26.035">
                <text:p>19726.035</text:p>
              </table:table-cell>
              <table:table-cell office:value-type="float" office:value="2853.10110295261">
                <text:p>2853.10110295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91.57">
                <text:p>19791.57</text:p>
              </table:table-cell>
              <table:table-cell office:value-type="float" office:value="2869.43699781873">
                <text:p>2869.43699781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57.105">
                <text:p>19857.105</text:p>
              </table:table-cell>
              <table:table-cell office:value-type="float" office:value="2885.83836712589">
                <text:p>2885.83836712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22.64">
                <text:p>19922.64</text:p>
              </table:table-cell>
              <table:table-cell office:value-type="float" office:value="2902.30547329636">
                <text:p>2902.30547329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8.175">
                <text:p>19988.175</text:p>
              </table:table-cell>
              <table:table-cell office:value-type="float" office:value="2918.83857980418">
                <text:p>2918.83857980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3.71">
                <text:p>20053.71</text:p>
              </table:table-cell>
              <table:table-cell office:value-type="float" office:value="2935.43795117942">
                <text:p>2935.43795117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9.245">
                <text:p>20119.245</text:p>
              </table:table-cell>
              <table:table-cell office:value-type="float" office:value="2952.10385301237">
                <text:p>2952.10385301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84.78">
                <text:p>20184.78</text:p>
              </table:table-cell>
              <table:table-cell office:value-type="float" office:value="2968.83655195781">
                <text:p>2968.83655195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0.315">
                <text:p>20250.315</text:p>
              </table:table-cell>
              <table:table-cell office:value-type="float" office:value="2985.63631573928">
                <text:p>2985.63631573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5.85">
                <text:p>20315.85</text:p>
              </table:table-cell>
              <table:table-cell office:value-type="float" office:value="3002.50341315337">
                <text:p>3002.50341315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81.385">
                <text:p>20381.385</text:p>
              </table:table-cell>
              <table:table-cell office:value-type="float" office:value="3019.43811407399">
                <text:p>3019.43811407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46.92">
                <text:p>20446.92</text:p>
              </table:table-cell>
              <table:table-cell office:value-type="float" office:value="3036.44068945671">
                <text:p>3036.44068945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12.455">
                <text:p>20512.455</text:p>
              </table:table-cell>
              <table:table-cell office:value-type="float" office:value="3053.51141134312">
                <text:p>3053.51141134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77.99">
                <text:p>20577.99</text:p>
              </table:table-cell>
              <table:table-cell office:value-type="float" office:value="3070.65055286511">
                <text:p>3070.65055286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43.525">
                <text:p>20643.525</text:p>
              </table:table-cell>
              <table:table-cell office:value-type="float" office:value="3087.85838824933">
                <text:p>3087.85838824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09.06">
                <text:p>20709.06</text:p>
              </table:table-cell>
              <table:table-cell office:value-type="float" office:value="3105.13519282149">
                <text:p>3105.13519282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74.595">
                <text:p>20774.595</text:p>
              </table:table-cell>
              <table:table-cell office:value-type="float" office:value="3122.48124301086">
                <text:p>3122.48124301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40.13">
                <text:p>20840.13</text:p>
              </table:table-cell>
              <table:table-cell office:value-type="float" office:value="3139.89681635459">
                <text:p>3139.8968163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5.665">
                <text:p>20905.665</text:p>
              </table:table-cell>
              <table:table-cell office:value-type="float" office:value="3157.38219150224">
                <text:p>3157.38219150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71.2">
                <text:p>20971.2</text:p>
              </table:table-cell>
              <table:table-cell office:value-type="float" office:value="3174.93764822017">
                <text:p>3174.93764822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36.735">
                <text:p>21036.735</text:p>
              </table:table-cell>
              <table:table-cell office:value-type="float" office:value="3192.56346739608">
                <text:p>3192.56346739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02.27">
                <text:p>21102.27</text:p>
              </table:table-cell>
              <table:table-cell office:value-type="float" office:value="3210.25993104344">
                <text:p>3210.25993104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67.805">
                <text:p>21167.805</text:p>
              </table:table-cell>
              <table:table-cell office:value-type="float" office:value="3228.02732230605">
                <text:p>3228.02732230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33.34">
                <text:p>21233.34</text:p>
              </table:table-cell>
              <table:table-cell office:value-type="float" office:value="3245.86592546255">
                <text:p>3245.86592546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98.875">
                <text:p>21298.875</text:p>
              </table:table-cell>
              <table:table-cell office:value-type="float" office:value="3263.77602593097">
                <text:p>3263.77602593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64.41">
                <text:p>21364.41</text:p>
              </table:table-cell>
              <table:table-cell office:value-type="float" office:value="3281.7579102733">
                <text:p>3281.7579102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29.945">
                <text:p>21429.945</text:p>
              </table:table-cell>
              <table:table-cell office:value-type="float" office:value="3299.81186620007">
                <text:p>3299.8118662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95.48">
                <text:p>21495.48</text:p>
              </table:table-cell>
              <table:table-cell office:value-type="float" office:value="3317.93818257496">
                <text:p>3317.93818257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61.015">
                <text:p>21561.015</text:p>
              </table:table-cell>
              <table:table-cell office:value-type="float" office:value="3336.13714941943">
                <text:p>3336.13714941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26.55">
                <text:p>21626.55</text:p>
              </table:table-cell>
              <table:table-cell office:value-type="float" office:value="3354.40905791732">
                <text:p>3354.40905791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92.085">
                <text:p>21692.085</text:p>
              </table:table-cell>
              <table:table-cell office:value-type="float" office:value="3372.75420041957">
                <text:p>3372.75420041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57.62">
                <text:p>21757.62</text:p>
              </table:table-cell>
              <table:table-cell office:value-type="float" office:value="3391.17287044885">
                <text:p>3391.17287044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23.155">
                <text:p>21823.155</text:p>
              </table:table-cell>
              <table:table-cell office:value-type="float" office:value="3409.66536270426">
                <text:p>3409.66536270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88.69">
                <text:p>21888.69</text:p>
              </table:table-cell>
              <table:table-cell office:value-type="float" office:value="3428.23197306609">
                <text:p>3428.23197306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54.225">
                <text:p>21954.225</text:p>
              </table:table-cell>
              <table:table-cell office:value-type="float" office:value="3446.87299860049">
                <text:p>3446.8729986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19.76">
                <text:p>22019.76</text:p>
              </table:table-cell>
              <table:table-cell office:value-type="float" office:value="3465.58873756427">
                <text:p>3465.58873756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85.295">
                <text:p>22085.295</text:p>
              </table:table-cell>
              <table:table-cell office:value-type="float" office:value="3484.37948940965">
                <text:p>3484.37948940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50.83">
                <text:p>22150.83</text:p>
              </table:table-cell>
              <table:table-cell office:value-type="float" office:value="3503.24555478906">
                <text:p>3503.24555478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16.365">
                <text:p>22216.365</text:p>
              </table:table-cell>
              <table:table-cell office:value-type="float" office:value="3522.18723555995">
                <text:p>3522.18723555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81.9">
                <text:p>22281.9</text:p>
              </table:table-cell>
              <table:table-cell office:value-type="float" office:value="3541.20483478961">
                <text:p>3541.20483478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47.435">
                <text:p>22347.435</text:p>
              </table:table-cell>
              <table:table-cell office:value-type="float" office:value="3560.29865676005">
                <text:p>3560.29865676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12.97">
                <text:p>22412.97</text:p>
              </table:table-cell>
              <table:table-cell office:value-type="float" office:value="3579.46900697281">
                <text:p>3579.46900697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78.505">
                <text:p>22478.505</text:p>
              </table:table-cell>
              <table:table-cell office:value-type="float" office:value="3598.71619215392">
                <text:p>3598.71619215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44.04">
                <text:p>22544.04</text:p>
              </table:table-cell>
              <table:table-cell office:value-type="float" office:value="3618.04052025874">
                <text:p>3618.04052025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09.575">
                <text:p>22609.575</text:p>
              </table:table-cell>
              <table:table-cell office:value-type="float" office:value="3637.44230047694">
                <text:p>3637.44230047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75.11">
                <text:p>22675.11</text:p>
              </table:table-cell>
              <table:table-cell office:value-type="float" office:value="3656.92184323741">
                <text:p>3656.92184323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40.645">
                <text:p>22740.645</text:p>
              </table:table-cell>
              <table:table-cell office:value-type="float" office:value="3676.47946021326">
                <text:p>3676.47946021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06.18">
                <text:p>22806.18</text:p>
              </table:table-cell>
              <table:table-cell office:value-type="float" office:value="3696.11546432677">
                <text:p>3696.11546432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71.715">
                <text:p>22871.715</text:p>
              </table:table-cell>
              <table:table-cell office:value-type="float" office:value="3715.83016975442">
                <text:p>3715.83016975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37.25">
                <text:p>22937.25</text:p>
              </table:table-cell>
              <table:table-cell office:value-type="float" office:value="3735.62389193193">
                <text:p>3735.62389193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02.785">
                <text:p>23002.785</text:p>
              </table:table-cell>
              <table:table-cell office:value-type="float" office:value="3755.49694755927">
                <text:p>3755.49694755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68.32">
                <text:p>23068.32</text:p>
              </table:table-cell>
              <table:table-cell office:value-type="float" office:value="3775.44965460576">
                <text:p>3775.44965460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33.855">
                <text:p>23133.855</text:p>
              </table:table-cell>
              <table:table-cell office:value-type="float" office:value="3795.48233231513">
                <text:p>3795.4823323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99.39">
                <text:p>23199.39</text:p>
              </table:table-cell>
              <table:table-cell office:value-type="float" office:value="3815.59530121066">
                <text:p>3815.59530121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64.925">
                <text:p>23264.925</text:p>
              </table:table-cell>
              <table:table-cell office:value-type="float" office:value="3835.78888310027">
                <text:p>3835.78888310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30.46">
                <text:p>23330.46</text:p>
              </table:table-cell>
              <table:table-cell office:value-type="float" office:value="3856.06340108171">
                <text:p>3856.06340108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95.995">
                <text:p>23395.995</text:p>
              </table:table-cell>
              <table:table-cell office:value-type="float" office:value="3876.4191795477">
                <text:p>3876.4191795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61.53">
                <text:p>23461.53</text:p>
              </table:table-cell>
              <table:table-cell office:value-type="float" office:value="3896.85654419112">
                <text:p>3896.85654419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27.065">
                <text:p>23527.065</text:p>
              </table:table-cell>
              <table:table-cell office:value-type="float" office:value="3917.37582201026">
                <text:p>3917.37582201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92.6">
                <text:p>23592.6</text:p>
              </table:table-cell>
              <table:table-cell office:value-type="float" office:value="3937.97734131398">
                <text:p>3937.97734131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58.135">
                <text:p>23658.135</text:p>
              </table:table-cell>
              <table:table-cell office:value-type="float" office:value="3958.66143172704">
                <text:p>3958.66143172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23.67">
                <text:p>23723.67</text:p>
              </table:table-cell>
              <table:table-cell office:value-type="float" office:value="3979.42842419533">
                <text:p>3979.42842419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89.205">
                <text:p>23789.205</text:p>
              </table:table-cell>
              <table:table-cell office:value-type="float" office:value="4000.27865099117">
                <text:p>4000.27865099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54.74">
                <text:p>23854.74</text:p>
              </table:table-cell>
              <table:table-cell office:value-type="float" office:value="4021.21244571863">
                <text:p>4021.21244571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20.275">
                <text:p>23920.275</text:p>
              </table:table-cell>
              <table:table-cell office:value-type="float" office:value="4042.23014331887">
                <text:p>4042.23014331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85.81">
                <text:p>23985.81</text:p>
              </table:table-cell>
              <table:table-cell office:value-type="float" office:value="4063.33208007551">
                <text:p>4063.33208007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51.345">
                <text:p>24051.345</text:p>
              </table:table-cell>
              <table:table-cell office:value-type="float" office:value="4084.51859361999">
                <text:p>4084.51859361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16.88">
                <text:p>24116.88</text:p>
              </table:table-cell>
              <table:table-cell office:value-type="float" office:value="4105.79002293696">
                <text:p>4105.79002293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82.415">
                <text:p>24182.415</text:p>
              </table:table-cell>
              <table:table-cell office:value-type="float" office:value="4127.14670836976">
                <text:p>4127.14670836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47.95">
                <text:p>24247.95</text:p>
              </table:table-cell>
              <table:table-cell office:value-type="float" office:value="4148.58899162581">
                <text:p>4148.58899162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13.485">
                <text:p>24313.485</text:p>
              </table:table-cell>
              <table:table-cell office:value-type="float" office:value="4170.11721578209">
                <text:p>4170.11721578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79.02">
                <text:p>24379.02</text:p>
              </table:table-cell>
              <table:table-cell office:value-type="float" office:value="4191.73172529066">
                <text:p>4191.73172529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44.555">
                <text:p>24444.555</text:p>
              </table:table-cell>
              <table:table-cell office:value-type="float" office:value="4213.43286598412">
                <text:p>4213.43286598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10.09">
                <text:p>24510.09</text:p>
              </table:table-cell>
              <table:table-cell office:value-type="float" office:value="4235.2209850812">
                <text:p>4235.2209850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75.625">
                <text:p>24575.625</text:p>
              </table:table-cell>
              <table:table-cell office:value-type="float" office:value="4257.09643119225">
                <text:p>4257.09643119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41.16">
                <text:p>24641.16</text:p>
              </table:table-cell>
              <table:table-cell office:value-type="float" office:value="4279.05955432489">
                <text:p>4279.05955432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06.695">
                <text:p>24706.695</text:p>
              </table:table-cell>
              <table:table-cell office:value-type="float" office:value="4301.11070588955">
                <text:p>4301.11070588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72.23">
                <text:p>24772.23</text:p>
              </table:table-cell>
              <table:table-cell office:value-type="float" office:value="4323.25023870513">
                <text:p>4323.25023870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37.765">
                <text:p>24837.765</text:p>
              </table:table-cell>
              <table:table-cell office:value-type="float" office:value="4345.47850700462">
                <text:p>4345.47850700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3.3">
                <text:p>24903.3</text:p>
              </table:table-cell>
              <table:table-cell office:value-type="float" office:value="4367.7958664408">
                <text:p>4367.7958664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68.835">
                <text:p>24968.835</text:p>
              </table:table-cell>
              <table:table-cell office:value-type="float" office:value="4390.20267409189">
                <text:p>4390.20267409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34.37">
                <text:p>25034.37</text:p>
              </table:table-cell>
              <table:table-cell office:value-type="float" office:value="4412.69928846729">
                <text:p>4412.69928846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99.905">
                <text:p>25099.905</text:p>
              </table:table-cell>
              <table:table-cell office:value-type="float" office:value="4435.28606951331">
                <text:p>4435.28606951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65.44">
                <text:p>25165.44</text:p>
              </table:table-cell>
              <table:table-cell office:value-type="float" office:value="4457.96337861893">
                <text:p>4457.96337861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30.975">
                <text:p>25230.975</text:p>
              </table:table-cell>
              <table:table-cell office:value-type="float" office:value="4480.73157862158">
                <text:p>4480.73157862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96.51">
                <text:p>25296.51</text:p>
              </table:table-cell>
              <table:table-cell office:value-type="float" office:value="4503.59103381295">
                <text:p>4503.59103381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62.045">
                <text:p>25362.045</text:p>
              </table:table-cell>
              <table:table-cell office:value-type="float" office:value="4526.54210994479">
                <text:p>4526.54210994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27.58">
                <text:p>25427.58</text:p>
              </table:table-cell>
              <table:table-cell office:value-type="float" office:value="4549.58517423484">
                <text:p>4549.58517423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93.115">
                <text:p>25493.115</text:p>
              </table:table-cell>
              <table:table-cell office:value-type="float" office:value="4572.72059537259">
                <text:p>4572.7205953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58.65">
                <text:p>25558.65</text:p>
              </table:table-cell>
              <table:table-cell office:value-type="float" office:value="4595.94874352529">
                <text:p>4595.94874352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24.185">
                <text:p>25624.185</text:p>
              </table:table-cell>
              <table:table-cell office:value-type="float" office:value="4619.2699903438">
                <text:p>4619.2699903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89.72">
                <text:p>25689.72</text:p>
              </table:table-cell>
              <table:table-cell office:value-type="float" office:value="4642.68470896857">
                <text:p>4642.68470896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55.255">
                <text:p>25755.255</text:p>
              </table:table-cell>
              <table:table-cell office:value-type="float" office:value="4666.19327403559">
                <text:p>4666.19327403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20.79">
                <text:p>25820.79</text:p>
              </table:table-cell>
              <table:table-cell office:value-type="float" office:value="4689.79606168241">
                <text:p>4689.79606168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86.325">
                <text:p>25886.325</text:p>
              </table:table-cell>
              <table:table-cell office:value-type="float" office:value="4713.49344955414">
                <text:p>4713.49344955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51.86">
                <text:p>25951.86</text:p>
              </table:table-cell>
              <table:table-cell office:value-type="float" office:value="4737.28581680948">
                <text:p>4737.28581680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17.395">
                <text:p>26017.395</text:p>
              </table:table-cell>
              <table:table-cell office:value-type="float" office:value="4761.17354412682">
                <text:p>4761.17354412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82.93">
                <text:p>26082.93</text:p>
              </table:table-cell>
              <table:table-cell office:value-type="float" office:value="4785.1570137103">
                <text:p>4785.1570137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48.465">
                <text:p>26148.465</text:p>
              </table:table-cell>
              <table:table-cell office:value-type="float" office:value="4809.23660929595">
                <text:p>4809.23660929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4">
                <text:p>26214</text:p>
              </table:table-cell>
              <table:table-cell office:value-type="float" office:value="4833.41271615782">
                <text:p>4833.41271615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79.535">
                <text:p>26279.535</text:p>
              </table:table-cell>
              <table:table-cell office:value-type="float" office:value="4857.68572111412">
                <text:p>4857.68572111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45.07">
                <text:p>26345.07</text:p>
              </table:table-cell>
              <table:table-cell office:value-type="float" office:value="4882.05601253346">
                <text:p>4882.05601253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10.605">
                <text:p>26410.605</text:p>
              </table:table-cell>
              <table:table-cell office:value-type="float" office:value="4906.52398034102">
                <text:p>4906.52398034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76.14">
                <text:p>26476.14</text:p>
              </table:table-cell>
              <table:table-cell office:value-type="float" office:value="4931.09001602481">
                <text:p>4931.09001602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41.675">
                <text:p>26541.675</text:p>
              </table:table-cell>
              <table:table-cell office:value-type="float" office:value="4955.75451264192">
                <text:p>4955.75451264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07.21">
                <text:p>26607.21</text:p>
              </table:table-cell>
              <table:table-cell office:value-type="float" office:value="4980.51786482482">
                <text:p>4980.51786482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72.745">
                <text:p>26672.745</text:p>
              </table:table-cell>
              <table:table-cell office:value-type="float" office:value="5005.38046878767">
                <text:p>5005.38046878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38.28">
                <text:p>26738.28</text:p>
              </table:table-cell>
              <table:table-cell office:value-type="float" office:value="5030.34272233268">
                <text:p>5030.34272233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03.815">
                <text:p>26803.815</text:p>
              </table:table-cell>
              <table:table-cell office:value-type="float" office:value="5055.40502485642">
                <text:p>5055.40502485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69.35">
                <text:p>26869.35</text:p>
              </table:table-cell>
              <table:table-cell office:value-type="float" office:value="5080.56777735628">
                <text:p>5080.56777735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34.885">
                <text:p>26934.885</text:p>
              </table:table-cell>
              <table:table-cell office:value-type="float" office:value="5105.83138243683">
                <text:p>5105.83138243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0.42">
                <text:p>27000.42</text:p>
              </table:table-cell>
              <table:table-cell office:value-type="float" office:value="5131.19624431628">
                <text:p>5131.19624431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65.955">
                <text:p>27065.955</text:p>
              </table:table-cell>
              <table:table-cell office:value-type="float" office:value="5156.66276883299">
                <text:p>5156.6627688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31.49">
                <text:p>27131.49</text:p>
              </table:table-cell>
              <table:table-cell office:value-type="float" office:value="5182.23136345187">
                <text:p>5182.23136345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97.025">
                <text:p>27197.025</text:p>
              </table:table-cell>
              <table:table-cell office:value-type="float" office:value="5207.90243727098">
                <text:p>5207.90243727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62.56">
                <text:p>27262.56</text:p>
              </table:table-cell>
              <table:table-cell office:value-type="float" office:value="5233.67640102806">
                <text:p>5233.67640102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28.095">
                <text:p>27328.095</text:p>
              </table:table-cell>
              <table:table-cell office:value-type="float" office:value="5259.55366710708">
                <text:p>5259.55366710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93.63">
                <text:p>27393.63</text:p>
              </table:table-cell>
              <table:table-cell office:value-type="float" office:value="5285.53464954484">
                <text:p>5285.53464954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59.165">
                <text:p>27459.165</text:p>
              </table:table-cell>
              <table:table-cell office:value-type="float" office:value="5311.61976403762">
                <text:p>5311.61976403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24.7">
                <text:p>27524.7</text:p>
              </table:table-cell>
              <table:table-cell office:value-type="float" office:value="5337.80942794781">
                <text:p>5337.80942794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90.235">
                <text:p>27590.235</text:p>
              </table:table-cell>
              <table:table-cell office:value-type="float" office:value="5364.10406031059">
                <text:p>5364.1040603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55.77">
                <text:p>27655.77</text:p>
              </table:table-cell>
              <table:table-cell office:value-type="float" office:value="5390.50408184063">
                <text:p>5390.50408184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21.305">
                <text:p>27721.305</text:p>
              </table:table-cell>
              <table:table-cell office:value-type="float" office:value="5417.00991493885">
                <text:p>5417.00991493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86.84">
                <text:p>27786.84</text:p>
              </table:table-cell>
              <table:table-cell office:value-type="float" office:value="5443.62198369914">
                <text:p>5443.62198369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52.375">
                <text:p>27852.375</text:p>
              </table:table-cell>
              <table:table-cell office:value-type="float" office:value="5470.34071391516">
                <text:p>5470.3407139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17.91">
                <text:p>27917.91</text:p>
              </table:table-cell>
              <table:table-cell office:value-type="float" office:value="5497.16653308717">
                <text:p>5497.16653308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83.445">
                <text:p>27983.445</text:p>
              </table:table-cell>
              <table:table-cell office:value-type="float" office:value="5524.09987042886">
                <text:p>5524.09987042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48.98">
                <text:p>28048.98</text:p>
              </table:table-cell>
              <table:table-cell office:value-type="float" office:value="5551.14115687419">
                <text:p>5551.1411568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14.515">
                <text:p>28114.515</text:p>
              </table:table-cell>
              <table:table-cell office:value-type="float" office:value="5578.29082508431">
                <text:p>5578.29082508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80.05">
                <text:p>28180.05</text:p>
              </table:table-cell>
              <table:table-cell office:value-type="float" office:value="5605.54930945452">
                <text:p>5605.54930945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45.585">
                <text:p>28245.585</text:p>
              </table:table-cell>
              <table:table-cell office:value-type="float" office:value="5632.91704612112">
                <text:p>5632.91704612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11.12">
                <text:p>28311.12</text:p>
              </table:table-cell>
              <table:table-cell office:value-type="float" office:value="5660.3944729685">
                <text:p>5660.3944729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76.655">
                <text:p>28376.655</text:p>
              </table:table-cell>
              <table:table-cell office:value-type="float" office:value="5687.98202963607">
                <text:p>5687.98202963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42.19">
                <text:p>28442.19</text:p>
              </table:table-cell>
              <table:table-cell office:value-type="float" office:value="5715.68015752533">
                <text:p>5715.68015752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7.725">
                <text:p>28507.725</text:p>
              </table:table-cell>
              <table:table-cell office:value-type="float" office:value="5743.4892998069">
                <text:p>5743.4892998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73.26">
                <text:p>28573.26</text:p>
              </table:table-cell>
              <table:table-cell office:value-type="float" office:value="5771.40990142767">
                <text:p>5771.40990142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8.795">
                <text:p>28638.795</text:p>
              </table:table-cell>
              <table:table-cell office:value-type="float" office:value="5799.44240911786">
                <text:p>5799.44240911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04.33">
                <text:p>28704.33</text:p>
              </table:table-cell>
              <table:table-cell office:value-type="float" office:value="5827.58727139818">
                <text:p>5827.58727139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69.865">
                <text:p>28769.865</text:p>
              </table:table-cell>
              <table:table-cell office:value-type="float" office:value="5855.84493858703">
                <text:p>5855.84493858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35.4">
                <text:p>28835.4</text:p>
              </table:table-cell>
              <table:table-cell office:value-type="float" office:value="5884.21586280769">
                <text:p>5884.21586280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00.935">
                <text:p>28900.935</text:p>
              </table:table-cell>
              <table:table-cell office:value-type="float" office:value="5912.70049799555">
                <text:p>5912.70049799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66.47">
                <text:p>28966.47</text:p>
              </table:table-cell>
              <table:table-cell office:value-type="float" office:value="5941.29929990539">
                <text:p>5941.2992999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32.005">
                <text:p>29032.005</text:p>
              </table:table-cell>
              <table:table-cell office:value-type="float" office:value="5970.01272611864">
                <text:p>5970.01272611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97.54">
                <text:p>29097.54</text:p>
              </table:table-cell>
              <table:table-cell office:value-type="float" office:value="5998.84123605073">
                <text:p>5998.84123605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63.075">
                <text:p>29163.075</text:p>
              </table:table-cell>
              <table:table-cell office:value-type="float" office:value="6027.78529095845">
                <text:p>6027.78529095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28.61">
                <text:p>29228.61</text:p>
              </table:table-cell>
              <table:table-cell office:value-type="float" office:value="6056.84535394728">
                <text:p>6056.84535394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94.145">
                <text:p>29294.145</text:p>
              </table:table-cell>
              <table:table-cell office:value-type="float" office:value="6086.02188997885">
                <text:p>6086.02188997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59.68">
                <text:p>29359.68</text:p>
              </table:table-cell>
              <table:table-cell office:value-type="float" office:value="6115.31536587837">
                <text:p>6115.31536587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25.215">
                <text:p>29425.215</text:p>
              </table:table-cell>
              <table:table-cell office:value-type="float" office:value="6144.72625034207">
                <text:p>6144.72625034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90.75">
                <text:p>29490.75</text:p>
              </table:table-cell>
              <table:table-cell office:value-type="float" office:value="6174.25501394473">
                <text:p>6174.25501394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56.285">
                <text:p>29556.285</text:p>
              </table:table-cell>
              <table:table-cell office:value-type="float" office:value="6203.90212914719">
                <text:p>6203.90212914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21.82">
                <text:p>29621.82</text:p>
              </table:table-cell>
              <table:table-cell office:value-type="float" office:value="6233.66807030394">
                <text:p>6233.66807030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87.355">
                <text:p>29687.355</text:p>
              </table:table-cell>
              <table:table-cell office:value-type="float" office:value="6263.55331367067">
                <text:p>6263.55331367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52.89">
                <text:p>29752.89</text:p>
              </table:table-cell>
              <table:table-cell office:value-type="float" office:value="6293.55833741191">
                <text:p>6293.55833741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18.425">
                <text:p>29818.425</text:p>
              </table:table-cell>
              <table:table-cell office:value-type="float" office:value="6323.68362160868">
                <text:p>6323.68362160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83.96">
                <text:p>29883.96</text:p>
              </table:table-cell>
              <table:table-cell office:value-type="float" office:value="6353.92964826616">
                <text:p>6353.92964826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49.495">
                <text:p>29949.495</text:p>
              </table:table-cell>
              <table:table-cell office:value-type="float" office:value="6384.29690132143">
                <text:p>6384.29690132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15.03">
                <text:p>30015.03</text:p>
              </table:table-cell>
              <table:table-cell office:value-type="float" office:value="6414.7858666512">
                <text:p>6414.7858666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80.565">
                <text:p>30080.565</text:p>
              </table:table-cell>
              <table:table-cell office:value-type="float" office:value="6445.39703207954">
                <text:p>6445.39703207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46.1">
                <text:p>30146.1</text:p>
              </table:table-cell>
              <table:table-cell office:value-type="float" office:value="6476.13088738577">
                <text:p>6476.13088738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11.635">
                <text:p>30211.635</text:p>
              </table:table-cell>
              <table:table-cell office:value-type="float" office:value="6506.98792431222">
                <text:p>6506.98792431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77.17">
                <text:p>30277.17</text:p>
              </table:table-cell>
              <table:table-cell office:value-type="float" office:value="6537.96863657214">
                <text:p>6537.96863657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42.705">
                <text:p>30342.705</text:p>
              </table:table-cell>
              <table:table-cell office:value-type="float" office:value="6569.0735198576">
                <text:p>6569.0735198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08.24">
                <text:p>30408.24</text:p>
              </table:table-cell>
              <table:table-cell office:value-type="float" office:value="6600.30307184737">
                <text:p>6600.30307184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73.775">
                <text:p>30473.775</text:p>
              </table:table-cell>
              <table:table-cell office:value-type="float" office:value="6631.65779221498">
                <text:p>6631.65779221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39.31">
                <text:p>30539.31</text:p>
              </table:table-cell>
              <table:table-cell office:value-type="float" office:value="6663.1381826366">
                <text:p>6663.1381826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04.845">
                <text:p>30604.845</text:p>
              </table:table-cell>
              <table:table-cell office:value-type="float" office:value="6694.74474679915">
                <text:p>6694.74474679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70.38">
                <text:p>30670.38</text:p>
              </table:table-cell>
              <table:table-cell office:value-type="float" office:value="6726.47799040835">
                <text:p>6726.47799040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35.915">
                <text:p>30735.915</text:p>
              </table:table-cell>
              <table:table-cell office:value-type="float" office:value="6758.33842119675">
                <text:p>6758.33842119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01.45">
                <text:p>30801.45</text:p>
              </table:table-cell>
              <table:table-cell office:value-type="float" office:value="6790.32654893195">
                <text:p>6790.32654893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66.985">
                <text:p>30866.985</text:p>
              </table:table-cell>
              <table:table-cell office:value-type="float" office:value="6822.44288542465">
                <text:p>6822.44288542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32.52">
                <text:p>30932.52</text:p>
              </table:table-cell>
              <table:table-cell office:value-type="float" office:value="6854.68794453693">
                <text:p>6854.68794453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98.055">
                <text:p>30998.055</text:p>
              </table:table-cell>
              <table:table-cell office:value-type="float" office:value="6887.06224219043">
                <text:p>6887.06224219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63.59">
                <text:p>31063.59</text:p>
              </table:table-cell>
              <table:table-cell office:value-type="float" office:value="6919.56629637459">
                <text:p>6919.5662963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29.125">
                <text:p>31129.125</text:p>
              </table:table-cell>
              <table:table-cell office:value-type="float" office:value="6952.20062715498">
                <text:p>6952.20062715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94.66">
                <text:p>31194.66</text:p>
              </table:table-cell>
              <table:table-cell office:value-type="float" office:value="6984.96575668158">
                <text:p>6984.96575668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60.195">
                <text:p>31260.195</text:p>
              </table:table-cell>
              <table:table-cell office:value-type="float" office:value="7017.86220919718">
                <text:p>7017.86220919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25.73">
                <text:p>31325.73</text:p>
              </table:table-cell>
              <table:table-cell office:value-type="float" office:value="7050.8905110457">
                <text:p>7050.8905110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91.265">
                <text:p>31391.265</text:p>
              </table:table-cell>
              <table:table-cell office:value-type="float" office:value="7084.05119068068">
                <text:p>7084.05119068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56.8">
                <text:p>31456.8</text:p>
              </table:table-cell>
              <table:table-cell office:value-type="float" office:value="7117.34477867371">
                <text:p>7117.34477867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22.335">
                <text:p>31522.335</text:p>
              </table:table-cell>
              <table:table-cell office:value-type="float" office:value="7150.7718077229">
                <text:p>7150.7718077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87.87">
                <text:p>31587.87</text:p>
              </table:table-cell>
              <table:table-cell office:value-type="float" office:value="7184.33281266144">
                <text:p>7184.33281266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53.405">
                <text:p>31653.405</text:p>
              </table:table-cell>
              <table:table-cell office:value-type="float" office:value="7218.02833046611">
                <text:p>7218.02833046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18.94">
                <text:p>31718.94</text:p>
              </table:table-cell>
              <table:table-cell office:value-type="float" office:value="7251.85890026592">
                <text:p>7251.85890026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84.475">
                <text:p>31784.475</text:p>
              </table:table-cell>
              <table:table-cell office:value-type="float" office:value="7285.8250633507">
                <text:p>7285.8250633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50.01">
                <text:p>31850.01</text:p>
              </table:table-cell>
              <table:table-cell office:value-type="float" office:value="7319.9273631798">
                <text:p>7319.9273631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15.545">
                <text:p>31915.545</text:p>
              </table:table-cell>
              <table:table-cell office:value-type="float" office:value="7354.16634539074">
                <text:p>7354.16634539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81.08">
                <text:p>31981.08</text:p>
              </table:table-cell>
              <table:table-cell office:value-type="float" office:value="7388.54255780796">
                <text:p>7388.54255780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46.615">
                <text:p>32046.615</text:p>
              </table:table-cell>
              <table:table-cell office:value-type="float" office:value="7423.05655045159">
                <text:p>7423.05655045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12.15">
                <text:p>32112.15</text:p>
              </table:table-cell>
              <table:table-cell office:value-type="float" office:value="7457.70887554626">
                <text:p>7457.70887554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77.685">
                <text:p>32177.685</text:p>
              </table:table-cell>
              <table:table-cell office:value-type="float" office:value="7492.5000875299">
                <text:p>7492.500087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43.22">
                <text:p>32243.22</text:p>
              </table:table-cell>
              <table:table-cell office:value-type="float" office:value="7527.43074306265">
                <text:p>7527.43074306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08.755">
                <text:p>32308.755</text:p>
              </table:table-cell>
              <table:table-cell office:value-type="float" office:value="7562.50140103575">
                <text:p>7562.50140103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74.29">
                <text:p>32374.29</text:p>
              </table:table-cell>
              <table:table-cell office:value-type="float" office:value="7597.71262258045">
                <text:p>7597.71262258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39.825">
                <text:p>32439.825</text:p>
              </table:table-cell>
              <table:table-cell office:value-type="float" office:value="7633.06497107708">
                <text:p>7633.06497107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5.36">
                <text:p>32505.36</text:p>
              </table:table-cell>
              <table:table-cell office:value-type="float" office:value="7668.55901216394">
                <text:p>7668.55901216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70.895">
                <text:p>32570.895</text:p>
              </table:table-cell>
              <table:table-cell office:value-type="float" office:value="7704.19531374647">
                <text:p>7704.19531374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36.43">
                <text:p>32636.43</text:p>
              </table:table-cell>
              <table:table-cell office:value-type="float" office:value="7739.97444600624">
                <text:p>7739.97444600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01.965">
                <text:p>32701.965</text:p>
              </table:table-cell>
              <table:table-cell office:value-type="float" office:value="7775.89698141013">
                <text:p>7775.89698141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67.5">
                <text:p>32767.5</text:p>
              </table:table-cell>
              <table:table-cell office:value-type="float" office:value="7811.96349471948">
                <text:p>7811.96349471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33.035">
                <text:p>32833.035</text:p>
              </table:table-cell>
              <table:table-cell office:value-type="float" office:value="7848.17456299926">
                <text:p>7848.17456299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98.57">
                <text:p>32898.57</text:p>
              </table:table-cell>
              <table:table-cell office:value-type="float" office:value="7884.53076562735">
                <text:p>7884.53076562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64.105">
                <text:p>32964.105</text:p>
              </table:table-cell>
              <table:table-cell office:value-type="float" office:value="7921.03268430376">
                <text:p>7921.03268430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29.64">
                <text:p>33029.64</text:p>
              </table:table-cell>
              <table:table-cell office:value-type="float" office:value="7957.68090305997">
                <text:p>7957.68090305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95.175">
                <text:p>33095.175</text:p>
              </table:table-cell>
              <table:table-cell office:value-type="float" office:value="7994.47600826826">
                <text:p>7994.47600826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60.71">
                <text:p>33160.71</text:p>
              </table:table-cell>
              <table:table-cell office:value-type="float" office:value="8031.41858865109">
                <text:p>8031.41858865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26.245">
                <text:p>33226.245</text:p>
              </table:table-cell>
              <table:table-cell office:value-type="float" office:value="8068.50923529056">
                <text:p>8068.50923529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91.78">
                <text:p>33291.78</text:p>
              </table:table-cell>
              <table:table-cell office:value-type="float" office:value="8105.74854163778">
                <text:p>8105.74854163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57.315">
                <text:p>33357.315</text:p>
              </table:table-cell>
              <table:table-cell office:value-type="float" office:value="8143.13710352245">
                <text:p>8143.13710352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22.85">
                <text:p>33422.85</text:p>
              </table:table-cell>
              <table:table-cell office:value-type="float" office:value="8180.67551916237">
                <text:p>8180.67551916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88.385">
                <text:p>33488.385</text:p>
              </table:table-cell>
              <table:table-cell office:value-type="float" office:value="8218.36438917299">
                <text:p>8218.3643891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53.92">
                <text:p>33553.92</text:p>
              </table:table-cell>
              <table:table-cell office:value-type="float" office:value="8256.20431657703">
                <text:p>8256.20431657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19.455">
                <text:p>33619.455</text:p>
              </table:table-cell>
              <table:table-cell office:value-type="float" office:value="8294.19590681413">
                <text:p>8294.19590681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84.99">
                <text:p>33684.99</text:p>
              </table:table-cell>
              <table:table-cell office:value-type="float" office:value="8332.33976775055">
                <text:p>8332.33976775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50.525">
                <text:p>33750.525</text:p>
              </table:table-cell>
              <table:table-cell office:value-type="float" office:value="8370.63650968888">
                <text:p>8370.63650968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16.06">
                <text:p>33816.06</text:p>
              </table:table-cell>
              <table:table-cell office:value-type="float" office:value="8409.08674537781">
                <text:p>8409.08674537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81.595">
                <text:p>33881.595</text:p>
              </table:table-cell>
              <table:table-cell office:value-type="float" office:value="8447.69109002192">
                <text:p>8447.69109002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47.13">
                <text:p>33947.13</text:p>
              </table:table-cell>
              <table:table-cell office:value-type="float" office:value="8486.45016129156">
                <text:p>8486.45016129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12.665">
                <text:p>34012.665</text:p>
              </table:table-cell>
              <table:table-cell office:value-type="float" office:value="8525.36457933269">
                <text:p>8525.36457933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78.2">
                <text:p>34078.2</text:p>
              </table:table-cell>
              <table:table-cell office:value-type="float" office:value="8564.43496677684">
                <text:p>8564.43496677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43.735">
                <text:p>34143.735</text:p>
              </table:table-cell>
              <table:table-cell office:value-type="float" office:value="8603.66194875102">
                <text:p>8603.66194875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09.27">
                <text:p>34209.27</text:p>
              </table:table-cell>
              <table:table-cell office:value-type="float" office:value="8643.0461528878">
                <text:p>8643.0461528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74.805">
                <text:p>34274.805</text:p>
              </table:table-cell>
              <table:table-cell office:value-type="float" office:value="8682.58820933528">
                <text:p>8682.58820933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40.34">
                <text:p>34340.34</text:p>
              </table:table-cell>
              <table:table-cell office:value-type="float" office:value="8722.2887507672">
                <text:p>8722.2887507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05.875">
                <text:p>34405.875</text:p>
              </table:table-cell>
              <table:table-cell office:value-type="float" office:value="8762.14841239309">
                <text:p>8762.14841239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71.41">
                <text:p>34471.41</text:p>
              </table:table-cell>
              <table:table-cell office:value-type="float" office:value="8802.16783196835">
                <text:p>8802.16783196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36.945">
                <text:p>34536.945</text:p>
              </table:table-cell>
              <table:table-cell office:value-type="float" office:value="8842.34764980458">
                <text:p>8842.34764980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02.48">
                <text:p>34602.48</text:p>
              </table:table-cell>
              <table:table-cell office:value-type="float" office:value="8882.68850877971">
                <text:p>8882.68850877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68.015">
                <text:p>34668.015</text:p>
              </table:table-cell>
              <table:table-cell office:value-type="float" office:value="8923.19105434835">
                <text:p>8923.19105434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33.55">
                <text:p>34733.55</text:p>
              </table:table-cell>
              <table:table-cell office:value-type="float" office:value="8963.85593455208">
                <text:p>8963.85593455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99.085">
                <text:p>34799.085</text:p>
              </table:table-cell>
              <table:table-cell office:value-type="float" office:value="9004.68380002987">
                <text:p>9004.68380002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64.62">
                <text:p>34864.62</text:p>
              </table:table-cell>
              <table:table-cell office:value-type="float" office:value="9045.67530402842">
                <text:p>9045.67530402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30.155">
                <text:p>34930.155</text:p>
              </table:table-cell>
              <table:table-cell office:value-type="float" office:value="9086.83110241268">
                <text:p>9086.83110241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95.69">
                <text:p>34995.69</text:p>
              </table:table-cell>
              <table:table-cell office:value-type="float" office:value="9128.1518536763">
                <text:p>9128.1518536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61.225">
                <text:p>35061.225</text:p>
              </table:table-cell>
              <table:table-cell office:value-type="float" office:value="9169.63821895218">
                <text:p>9169.63821895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26.76">
                <text:p>35126.76</text:p>
              </table:table-cell>
              <table:table-cell office:value-type="float" office:value="9211.29086202304">
                <text:p>9211.29086202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92.295">
                <text:p>35192.295</text:p>
              </table:table-cell>
              <table:table-cell office:value-type="float" office:value="9253.11044933208">
                <text:p>9253.11044933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57.83">
                <text:p>35257.83</text:p>
              </table:table-cell>
              <table:table-cell office:value-type="float" office:value="9295.09764999357">
                <text:p>9295.09764999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23.365">
                <text:p>35323.365</text:p>
              </table:table-cell>
              <table:table-cell office:value-type="float" office:value="9337.25313580362">
                <text:p>9337.25313580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88.9">
                <text:p>35388.9</text:p>
              </table:table-cell>
              <table:table-cell office:value-type="float" office:value="9379.57758125091">
                <text:p>9379.57758125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54.435">
                <text:p>35454.435</text:p>
              </table:table-cell>
              <table:table-cell office:value-type="float" office:value="9422.07166352747">
                <text:p>9422.07166352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19.97">
                <text:p>35519.97</text:p>
              </table:table-cell>
              <table:table-cell office:value-type="float" office:value="9464.73606253951">
                <text:p>9464.73606253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85.505">
                <text:p>35585.505</text:p>
              </table:table-cell>
              <table:table-cell office:value-type="float" office:value="9507.57146091834">
                <text:p>9507.57146091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51.04">
                <text:p>35651.04</text:p>
              </table:table-cell>
              <table:table-cell office:value-type="float" office:value="9550.57854403124">
                <text:p>9550.57854403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16.575">
                <text:p>35716.575</text:p>
              </table:table-cell>
              <table:table-cell office:value-type="float" office:value="9593.75799999245">
                <text:p>9593.75799999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82.11">
                <text:p>35782.11</text:p>
              </table:table-cell>
              <table:table-cell office:value-type="float" office:value="9637.1105196742">
                <text:p>9637.1105196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47.645">
                <text:p>35847.645</text:p>
              </table:table-cell>
              <table:table-cell office:value-type="float" office:value="9680.63679671772">
                <text:p>9680.63679671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13.18">
                <text:p>35913.18</text:p>
              </table:table-cell>
              <table:table-cell office:value-type="float" office:value="9724.33752754438">
                <text:p>9724.33752754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78.715">
                <text:p>35978.715</text:p>
              </table:table-cell>
              <table:table-cell office:value-type="float" office:value="9768.2134113668">
                <text:p>9768.2134113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44.25">
                <text:p>36044.25</text:p>
              </table:table-cell>
              <table:table-cell office:value-type="float" office:value="9812.26515020006">
                <text:p>9812.2651502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09.785">
                <text:p>36109.785</text:p>
              </table:table-cell>
              <table:table-cell office:value-type="float" office:value="9856.49344887291">
                <text:p>9856.49344887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75.32">
                <text:p>36175.32</text:p>
              </table:table-cell>
              <table:table-cell office:value-type="float" office:value="9900.89901503909">
                <text:p>9900.89901503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40.855">
                <text:p>36240.855</text:p>
              </table:table-cell>
              <table:table-cell office:value-type="float" office:value="9945.4825591886">
                <text:p>9945.4825591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06.39">
                <text:p>36306.39</text:p>
              </table:table-cell>
              <table:table-cell office:value-type="float" office:value="9990.24479465909">
                <text:p>9990.24479465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71.925">
                <text:p>36371.925</text:p>
              </table:table-cell>
              <table:table-cell office:value-type="float" office:value="10035.1864376473">
                <text:p>10035.1864376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37.46">
                <text:p>36437.46</text:p>
              </table:table-cell>
              <table:table-cell office:value-type="float" office:value="10080.3082072204">
                <text:p>10080.3082072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2.995">
                <text:p>36502.995</text:p>
              </table:table-cell>
              <table:table-cell office:value-type="float" office:value="10125.6108253278">
                <text:p>10125.6108253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68.53">
                <text:p>36568.53</text:p>
              </table:table-cell>
              <table:table-cell office:value-type="float" office:value="10171.0950168123">
                <text:p>10171.0950168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34.065">
                <text:p>36634.065</text:p>
              </table:table-cell>
              <table:table-cell office:value-type="float" office:value="10216.7615094219">
                <text:p>10216.761509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99.6">
                <text:p>36699.6</text:p>
              </table:table-cell>
              <table:table-cell office:value-type="float" office:value="10262.6110338214">
                <text:p>10262.6110338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65.135">
                <text:p>36765.135</text:p>
              </table:table-cell>
              <table:table-cell office:value-type="float" office:value="10308.6443236043">
                <text:p>10308.6443236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30.67">
                <text:p>36830.67</text:p>
              </table:table-cell>
              <table:table-cell office:value-type="float" office:value="10354.8621153042">
                <text:p>10354.8621153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96.205">
                <text:p>36896.205</text:p>
              </table:table-cell>
              <table:table-cell office:value-type="float" office:value="10401.2651484067">
                <text:p>10401.2651484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61.74">
                <text:p>36961.74</text:p>
              </table:table-cell>
              <table:table-cell office:value-type="float" office:value="10447.8541653613">
                <text:p>10447.8541653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27.275">
                <text:p>37027.275</text:p>
              </table:table-cell>
              <table:table-cell office:value-type="float" office:value="10494.6299115934">
                <text:p>10494.6299115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92.81">
                <text:p>37092.81</text:p>
              </table:table-cell>
              <table:table-cell office:value-type="float" office:value="10541.5931355157">
                <text:p>10541.5931355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58.345">
                <text:p>37158.345</text:p>
              </table:table-cell>
              <table:table-cell office:value-type="float" office:value="10588.744588541">
                <text:p>10588.744588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23.88">
                <text:p>37223.88</text:p>
              </table:table-cell>
              <table:table-cell office:value-type="float" office:value="10636.0850250935">
                <text:p>10636.0850250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89.415">
                <text:p>37289.415</text:p>
              </table:table-cell>
              <table:table-cell office:value-type="float" office:value="10683.6152026211">
                <text:p>10683.6152026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54.95">
                <text:p>37354.95</text:p>
              </table:table-cell>
              <table:table-cell office:value-type="float" office:value="10731.3358816078">
                <text:p>10731.3358816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20.485">
                <text:p>37420.485</text:p>
              </table:table-cell>
              <table:table-cell office:value-type="float" office:value="10779.2478255853">
                <text:p>10779.2478255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86.02">
                <text:p>37486.02</text:p>
              </table:table-cell>
              <table:table-cell office:value-type="float" office:value="10827.3518011459">
                <text:p>10827.351801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51.555">
                <text:p>37551.555</text:p>
              </table:table-cell>
              <table:table-cell office:value-type="float" office:value="10875.6485779542">
                <text:p>10875.6485779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17.09">
                <text:p>37617.09</text:p>
              </table:table-cell>
              <table:table-cell office:value-type="float" office:value="10924.1389287596">
                <text:p>10924.1389287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82.625">
                <text:p>37682.625</text:p>
              </table:table-cell>
              <table:table-cell office:value-type="float" office:value="10972.8236294088">
                <text:p>10972.8236294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48.16">
                <text:p>37748.16</text:p>
              </table:table-cell>
              <table:table-cell office:value-type="float" office:value="11021.703458858">
                <text:p>11021.703458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13.695">
                <text:p>37813.695</text:p>
              </table:table-cell>
              <table:table-cell office:value-type="float" office:value="11070.7791991855">
                <text:p>11070.7791991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79.23">
                <text:p>37879.23</text:p>
              </table:table-cell>
              <table:table-cell office:value-type="float" office:value="11120.0516356043">
                <text:p>11120.0516356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44.765">
                <text:p>37944.765</text:p>
              </table:table-cell>
              <table:table-cell office:value-type="float" office:value="11169.5215564744">
                <text:p>11169.5215564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10.3">
                <text:p>38010.3</text:p>
              </table:table-cell>
              <table:table-cell office:value-type="float" office:value="11219.1897533155">
                <text:p>11219.1897533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75.835">
                <text:p>38075.835</text:p>
              </table:table-cell>
              <table:table-cell office:value-type="float" office:value="11269.0570208198">
                <text:p>11269.0570208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41.37">
                <text:p>38141.37</text:p>
              </table:table-cell>
              <table:table-cell office:value-type="float" office:value="11319.1241568648">
                <text:p>11319.1241568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06.905">
                <text:p>38206.905</text:p>
              </table:table-cell>
              <table:table-cell office:value-type="float" office:value="11369.3919625256">
                <text:p>11369.3919625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72.44">
                <text:p>38272.44</text:p>
              </table:table-cell>
              <table:table-cell office:value-type="float" office:value="11419.8612420882">
                <text:p>11419.8612420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37.975">
                <text:p>38337.975</text:p>
              </table:table-cell>
              <table:table-cell office:value-type="float" office:value="11470.5328030622">
                <text:p>11470.5328030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03.51">
                <text:p>38403.51</text:p>
              </table:table-cell>
              <table:table-cell office:value-type="float" office:value="11521.4074561936">
                <text:p>11521.4074561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69.045">
                <text:p>38469.045</text:p>
              </table:table-cell>
              <table:table-cell office:value-type="float" office:value="11572.486015478">
                <text:p>11572.486015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34.58">
                <text:p>38534.58</text:p>
              </table:table-cell>
              <table:table-cell office:value-type="float" office:value="11623.7692981734">
                <text:p>11623.7692981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00.115">
                <text:p>38600.115</text:p>
              </table:table-cell>
              <table:table-cell office:value-type="float" office:value="11675.2581248134">
                <text:p>11675.2581248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65.65">
                <text:p>38665.65</text:p>
              </table:table-cell>
              <table:table-cell office:value-type="float" office:value="11726.9533192203">
                <text:p>11726.9533192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31.185">
                <text:p>38731.185</text:p>
              </table:table-cell>
              <table:table-cell office:value-type="float" office:value="11778.8557085184">
                <text:p>11778.8557085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96.72">
                <text:p>38796.72</text:p>
              </table:table-cell>
              <table:table-cell office:value-type="float" office:value="11830.9661231469">
                <text:p>11830.9661231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62.255">
                <text:p>38862.255</text:p>
              </table:table-cell>
              <table:table-cell office:value-type="float" office:value="11883.2853968737">
                <text:p>11883.2853968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27.79">
                <text:p>38927.79</text:p>
              </table:table-cell>
              <table:table-cell office:value-type="float" office:value="11935.8143668082">
                <text:p>11935.8143668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93.325">
                <text:p>38993.325</text:p>
              </table:table-cell>
              <table:table-cell office:value-type="float" office:value="11988.5538734151">
                <text:p>11988.5538734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58.86">
                <text:p>39058.86</text:p>
              </table:table-cell>
              <table:table-cell office:value-type="float" office:value="12041.5047605276">
                <text:p>12041.5047605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24.395">
                <text:p>39124.395</text:p>
              </table:table-cell>
              <table:table-cell office:value-type="float" office:value="12094.667875361">
                <text:p>12094.667875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89.93">
                <text:p>39189.93</text:p>
              </table:table-cell>
              <table:table-cell office:value-type="float" office:value="12148.0440685263">
                <text:p>12148.0440685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55.465">
                <text:p>39255.465</text:p>
              </table:table-cell>
              <table:table-cell office:value-type="float" office:value="12201.6341940437">
                <text:p>12201.6341940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21">
                <text:p>39321</text:p>
              </table:table-cell>
              <table:table-cell office:value-type="float" office:value="12255.4391093564">
                <text:p>12255.4391093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86.535">
                <text:p>39386.535</text:p>
              </table:table-cell>
              <table:table-cell office:value-type="float" office:value="12309.4596753441">
                <text:p>12309.4596753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52.07">
                <text:p>39452.07</text:p>
              </table:table-cell>
              <table:table-cell office:value-type="float" office:value="12363.6967563372">
                <text:p>12363.6967563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17.605">
                <text:p>39517.605</text:p>
              </table:table-cell>
              <table:table-cell office:value-type="float" office:value="12418.1512201299">
                <text:p>12418.151220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83.14">
                <text:p>39583.14</text:p>
              </table:table-cell>
              <table:table-cell office:value-type="float" office:value="12472.823937995">
                <text:p>12472.823937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48.675">
                <text:p>39648.675</text:p>
              </table:table-cell>
              <table:table-cell office:value-type="float" office:value="12527.715784697">
                <text:p>12527.715784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14.21">
                <text:p>39714.21</text:p>
              </table:table-cell>
              <table:table-cell office:value-type="float" office:value="12582.8276385068">
                <text:p>12582.8276385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79.745">
                <text:p>39779.745</text:p>
              </table:table-cell>
              <table:table-cell office:value-type="float" office:value="12638.160381215">
                <text:p>12638.160381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45.28">
                <text:p>39845.28</text:p>
              </table:table-cell>
              <table:table-cell office:value-type="float" office:value="12693.7148981468">
                <text:p>12693.7148981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10.815">
                <text:p>39910.815</text:p>
              </table:table-cell>
              <table:table-cell office:value-type="float" office:value="12749.4920781757">
                <text:p>12749.4920781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76.35">
                <text:p>39976.35</text:p>
              </table:table-cell>
              <table:table-cell office:value-type="float" office:value="12805.4928137376">
                <text:p>12805.4928137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41.885">
                <text:p>40041.885</text:p>
              </table:table-cell>
              <table:table-cell office:value-type="float" office:value="12861.7180008457">
                <text:p>12861.7180008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07.42">
                <text:p>40107.42</text:p>
              </table:table-cell>
              <table:table-cell office:value-type="float" office:value="12918.1685391039">
                <text:p>12918.1685391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72.955">
                <text:p>40172.955</text:p>
              </table:table-cell>
              <table:table-cell office:value-type="float" office:value="12974.8453317223">
                <text:p>12974.8453317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38.49">
                <text:p>40238.49</text:p>
              </table:table-cell>
              <table:table-cell office:value-type="float" office:value="13031.7492855307">
                <text:p>13031.7492855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04.025">
                <text:p>40304.025</text:p>
              </table:table-cell>
              <table:table-cell office:value-type="float" office:value="13088.8813109935">
                <text:p>13088.8813109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69.56">
                <text:p>40369.56</text:p>
              </table:table-cell>
              <table:table-cell office:value-type="float" office:value="13146.2423222243">
                <text:p>13146.2423222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35.095">
                <text:p>40435.095</text:p>
              </table:table-cell>
              <table:table-cell office:value-type="float" office:value="13203.8332370007">
                <text:p>13203.833237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0.63">
                <text:p>40500.63</text:p>
              </table:table-cell>
              <table:table-cell office:value-type="float" office:value="13261.6549767784">
                <text:p>13261.6549767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66.165">
                <text:p>40566.165</text:p>
              </table:table-cell>
              <table:table-cell office:value-type="float" office:value="13319.7084667065">
                <text:p>13319.7084667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31.7">
                <text:p>40631.7</text:p>
              </table:table-cell>
              <table:table-cell office:value-type="float" office:value="13377.994635642">
                <text:p>13377.994635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97.235">
                <text:p>40697.235</text:p>
              </table:table-cell>
              <table:table-cell office:value-type="float" office:value="13436.5144161651">
                <text:p>13436.5144161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62.77">
                <text:p>40762.77</text:p>
              </table:table-cell>
              <table:table-cell office:value-type="float" office:value="13495.2687445933">
                <text:p>13495.2687445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28.305">
                <text:p>40828.305</text:p>
              </table:table-cell>
              <table:table-cell office:value-type="float" office:value="13554.2585609971">
                <text:p>13554.2585609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93.84">
                <text:p>40893.84</text:p>
              </table:table-cell>
              <table:table-cell office:value-type="float" office:value="13613.484809215">
                <text:p>13613.484809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59.375">
                <text:p>40959.375</text:p>
              </table:table-cell>
              <table:table-cell office:value-type="float" office:value="13672.9484368681">
                <text:p>13672.9484368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24.91">
                <text:p>41024.91</text:p>
              </table:table-cell>
              <table:table-cell office:value-type="float" office:value="13732.6503953758">
                <text:p>13732.6503953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90.445">
                <text:p>41090.445</text:p>
              </table:table-cell>
              <table:table-cell office:value-type="float" office:value="13792.5916399706">
                <text:p>13792.5916399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55.98">
                <text:p>41155.98</text:p>
              </table:table-cell>
              <table:table-cell office:value-type="float" office:value="13852.7731297138">
                <text:p>13852.7731297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21.515">
                <text:p>41221.515</text:p>
              </table:table-cell>
              <table:table-cell office:value-type="float" office:value="13913.1958275104">
                <text:p>13913.1958275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87.05">
                <text:p>41287.05</text:p>
              </table:table-cell>
              <table:table-cell office:value-type="float" office:value="13973.8607001249">
                <text:p>13973.8607001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52.585">
                <text:p>41352.585</text:p>
              </table:table-cell>
              <table:table-cell office:value-type="float" office:value="14034.7687181967">
                <text:p>14034.7687181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18.12">
                <text:p>41418.12</text:p>
              </table:table-cell>
              <table:table-cell office:value-type="float" office:value="14095.9208562552">
                <text:p>14095.9208562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83.655">
                <text:p>41483.655</text:p>
              </table:table-cell>
              <table:table-cell office:value-type="float" office:value="14157.318092736">
                <text:p>14157.318092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49.19">
                <text:p>41549.19</text:p>
              </table:table-cell>
              <table:table-cell office:value-type="float" office:value="14218.9614099961">
                <text:p>14218.9614099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14.725">
                <text:p>41614.725</text:p>
              </table:table-cell>
              <table:table-cell office:value-type="float" office:value="14280.85179433">
                <text:p>14280.85179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80.26">
                <text:p>41680.26</text:p>
              </table:table-cell>
              <table:table-cell office:value-type="float" office:value="14342.9902359852">
                <text:p>14342.990235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45.795">
                <text:p>41745.795</text:p>
              </table:table-cell>
              <table:table-cell office:value-type="float" office:value="14405.377729178">
                <text:p>14405.377729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11.33">
                <text:p>41811.33</text:p>
              </table:table-cell>
              <table:table-cell office:value-type="float" office:value="14468.0152721096">
                <text:p>14468.0152721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76.865">
                <text:p>41876.865</text:p>
              </table:table-cell>
              <table:table-cell office:value-type="float" office:value="14530.9038669821">
                <text:p>14530.9038669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2.4">
                <text:p>41942.4</text:p>
              </table:table-cell>
              <table:table-cell office:value-type="float" office:value="14594.0445200143">
                <text:p>14594.0445200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7.935">
                <text:p>42007.935</text:p>
              </table:table-cell>
              <table:table-cell office:value-type="float" office:value="14657.4382414581">
                <text:p>14657.4382414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73.47">
                <text:p>42073.47</text:p>
              </table:table-cell>
              <table:table-cell office:value-type="float" office:value="14721.0860456143">
                <text:p>14721.0860456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39.005">
                <text:p>42139.005</text:p>
              </table:table-cell>
              <table:table-cell office:value-type="float" office:value="14784.9889508491">
                <text:p>14784.9889508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04.54">
                <text:p>42204.54</text:p>
              </table:table-cell>
              <table:table-cell office:value-type="float" office:value="14849.1479796105">
                <text:p>14849.1479796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70.075">
                <text:p>42270.075</text:p>
              </table:table-cell>
              <table:table-cell office:value-type="float" office:value="14913.5641584441">
                <text:p>14913.5641584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35.61">
                <text:p>42335.61</text:p>
              </table:table-cell>
              <table:table-cell office:value-type="float" office:value="14978.2385180103">
                <text:p>14978.2385180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01.145">
                <text:p>42401.145</text:p>
              </table:table-cell>
              <table:table-cell office:value-type="float" office:value="15043.1720931002">
                <text:p>15043.1720931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66.68">
                <text:p>42466.68</text:p>
              </table:table-cell>
              <table:table-cell office:value-type="float" office:value="15108.3659226524">
                <text:p>15108.3659226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32.215">
                <text:p>42532.215</text:p>
              </table:table-cell>
              <table:table-cell office:value-type="float" office:value="15173.8210497695">
                <text:p>15173.8210497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97.75">
                <text:p>42597.75</text:p>
              </table:table-cell>
              <table:table-cell office:value-type="float" office:value="15239.538521735">
                <text:p>15239.538521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63.285">
                <text:p>42663.285</text:p>
              </table:table-cell>
              <table:table-cell office:value-type="float" office:value="15305.5193900299">
                <text:p>15305.519390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28.82">
                <text:p>42728.82</text:p>
              </table:table-cell>
              <table:table-cell office:value-type="float" office:value="15371.7647103493">
                <text:p>15371.7647103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94.355">
                <text:p>42794.355</text:p>
              </table:table-cell>
              <table:table-cell office:value-type="float" office:value="15438.2755426199">
                <text:p>15438.2755426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59.89">
                <text:p>42859.89</text:p>
              </table:table-cell>
              <table:table-cell office:value-type="float" office:value="15505.0529510164">
                <text:p>15505.0529510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25.425">
                <text:p>42925.425</text:p>
              </table:table-cell>
              <table:table-cell office:value-type="float" office:value="15572.0980039788">
                <text:p>15572.0980039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90.96">
                <text:p>42990.96</text:p>
              </table:table-cell>
              <table:table-cell office:value-type="float" office:value="15639.4117742293">
                <text:p>15639.4117742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56.495">
                <text:p>43056.495</text:p>
              </table:table-cell>
              <table:table-cell office:value-type="float" office:value="15706.9953387897">
                <text:p>15706.9953387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22.03">
                <text:p>43122.03</text:p>
              </table:table-cell>
              <table:table-cell office:value-type="float" office:value="15774.8497789985">
                <text:p>15774.8497789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87.565">
                <text:p>43187.565</text:p>
              </table:table-cell>
              <table:table-cell office:value-type="float" office:value="15842.9761805281">
                <text:p>15842.9761805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53.1">
                <text:p>43253.1</text:p>
              </table:table-cell>
              <table:table-cell office:value-type="float" office:value="15911.3756334025">
                <text:p>15911.3756334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18.635">
                <text:p>43318.635</text:p>
              </table:table-cell>
              <table:table-cell office:value-type="float" office:value="15980.0492320143">
                <text:p>15980.0492320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84.17">
                <text:p>43384.17</text:p>
              </table:table-cell>
              <table:table-cell office:value-type="float" office:value="16048.9980751426">
                <text:p>16048.9980751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49.705">
                <text:p>43449.705</text:p>
              </table:table-cell>
              <table:table-cell office:value-type="float" office:value="16118.2232659704">
                <text:p>16118.2232659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15.24">
                <text:p>43515.24</text:p>
              </table:table-cell>
              <table:table-cell office:value-type="float" office:value="16187.7259121021">
                <text:p>16187.7259121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80.775">
                <text:p>43580.775</text:p>
              </table:table-cell>
              <table:table-cell office:value-type="float" office:value="16257.5071255817">
                <text:p>16257.5071255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46.31">
                <text:p>43646.31</text:p>
              </table:table-cell>
              <table:table-cell office:value-type="float" office:value="16327.5680229099">
                <text:p>16327.568022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11.845">
                <text:p>43711.845</text:p>
              </table:table-cell>
              <table:table-cell office:value-type="float" office:value="16397.9097250627">
                <text:p>16397.9097250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77.38">
                <text:p>43777.38</text:p>
              </table:table-cell>
              <table:table-cell office:value-type="float" office:value="16468.5333575088">
                <text:p>16468.5333575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42.915">
                <text:p>43842.915</text:p>
              </table:table-cell>
              <table:table-cell office:value-type="float" office:value="16539.4400502278">
                <text:p>16539.4400502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08.45">
                <text:p>43908.45</text:p>
              </table:table-cell>
              <table:table-cell office:value-type="float" office:value="16610.6309377283">
                <text:p>16610.6309377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73.985">
                <text:p>43973.985</text:p>
              </table:table-cell>
              <table:table-cell office:value-type="float" office:value="16682.107159066">
                <text:p>16682.107159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39.52">
                <text:p>44039.52</text:p>
              </table:table-cell>
              <table:table-cell office:value-type="float" office:value="16753.8698578621">
                <text:p>16753.8698578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5.055">
                <text:p>44105.055</text:p>
              </table:table-cell>
              <table:table-cell office:value-type="float" office:value="16825.9201823211">
                <text:p>16825.9201823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70.59">
                <text:p>44170.59</text:p>
              </table:table-cell>
              <table:table-cell office:value-type="float" office:value="16898.2592852499">
                <text:p>16898.259285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36.125">
                <text:p>44236.125</text:p>
              </table:table-cell>
              <table:table-cell office:value-type="float" office:value="16970.8883240756">
                <text:p>16970.8883240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1.66">
                <text:p>44301.66</text:p>
              </table:table-cell>
              <table:table-cell office:value-type="float" office:value="17043.8084608645">
                <text:p>17043.8084608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67.195">
                <text:p>44367.195</text:p>
              </table:table-cell>
              <table:table-cell office:value-type="float" office:value="17117.0208623401">
                <text:p>17117.0208623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32.73">
                <text:p>44432.73</text:p>
              </table:table-cell>
              <table:table-cell office:value-type="float" office:value="17190.5266999026">
                <text:p>17190.5266999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98.265">
                <text:p>44498.265</text:p>
              </table:table-cell>
              <table:table-cell office:value-type="float" office:value="17264.3271496469">
                <text:p>17264.3271496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63.8">
                <text:p>44563.8</text:p>
              </table:table-cell>
              <table:table-cell office:value-type="float" office:value="17338.4233923817">
                <text:p>17338.4233923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29.335">
                <text:p>44629.335</text:p>
              </table:table-cell>
              <table:table-cell office:value-type="float" office:value="17412.8166136486">
                <text:p>17412.8166136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94.87">
                <text:p>44694.87</text:p>
              </table:table-cell>
              <table:table-cell office:value-type="float" office:value="17487.5080037407">
                <text:p>17487.5080037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60.405">
                <text:p>44760.405</text:p>
              </table:table-cell>
              <table:table-cell office:value-type="float" office:value="17562.4987577217">
                <text:p>17562.4987577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25.94">
                <text:p>44825.94</text:p>
              </table:table-cell>
              <table:table-cell office:value-type="float" office:value="17637.7900754454">
                <text:p>17637.7900754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91.475">
                <text:p>44891.475</text:p>
              </table:table-cell>
              <table:table-cell office:value-type="float" office:value="17713.3831615744">
                <text:p>17713.3831615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57.01">
                <text:p>44957.01</text:p>
              </table:table-cell>
              <table:table-cell office:value-type="float" office:value="17789.2792255998">
                <text:p>17789.2792255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22.545">
                <text:p>45022.545</text:p>
              </table:table-cell>
              <table:table-cell office:value-type="float" office:value="17865.4794818602">
                <text:p>17865.4794818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88.08">
                <text:p>45088.08</text:p>
              </table:table-cell>
              <table:table-cell office:value-type="float" office:value="17941.9851495613">
                <text:p>17941.9851495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53.615">
                <text:p>45153.615</text:p>
              </table:table-cell>
              <table:table-cell office:value-type="float" office:value="18018.7974527954">
                <text:p>18018.7974527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19.15">
                <text:p>45219.15</text:p>
              </table:table-cell>
              <table:table-cell office:value-type="float" office:value="18095.917620561">
                <text:p>18095.917620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84.685">
                <text:p>45284.685</text:p>
              </table:table-cell>
              <table:table-cell office:value-type="float" office:value="18173.3468867824">
                <text:p>18173.3468867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50.22">
                <text:p>45350.22</text:p>
              </table:table-cell>
              <table:table-cell office:value-type="float" office:value="18251.0864903296">
                <text:p>18251.0864903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15.755">
                <text:p>45415.755</text:p>
              </table:table-cell>
              <table:table-cell office:value-type="float" office:value="18329.1376750379">
                <text:p>18329.137675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81.29">
                <text:p>45481.29</text:p>
              </table:table-cell>
              <table:table-cell office:value-type="float" office:value="18407.5016897279">
                <text:p>18407.5016897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46.825">
                <text:p>45546.825</text:p>
              </table:table-cell>
              <table:table-cell office:value-type="float" office:value="18486.1797882254">
                <text:p>18486.1797882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12.36">
                <text:p>45612.36</text:p>
              </table:table-cell>
              <table:table-cell office:value-type="float" office:value="18565.1732293819">
                <text:p>18565.173229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77.895">
                <text:p>45677.895</text:p>
              </table:table-cell>
              <table:table-cell office:value-type="float" office:value="18644.4832770939">
                <text:p>18644.483277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43.43">
                <text:p>45743.43</text:p>
              </table:table-cell>
              <table:table-cell office:value-type="float" office:value="18724.1112003239">
                <text:p>18724.1112003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08.965">
                <text:p>45808.965</text:p>
              </table:table-cell>
              <table:table-cell office:value-type="float" office:value="18804.0582731205">
                <text:p>18804.0582731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74.5">
                <text:p>45874.5</text:p>
              </table:table-cell>
              <table:table-cell office:value-type="float" office:value="18884.3257746385">
                <text:p>18884.3257746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40.035">
                <text:p>45940.035</text:p>
              </table:table-cell>
              <table:table-cell office:value-type="float" office:value="18964.9149891596">
                <text:p>18964.9149891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05.57">
                <text:p>46005.57</text:p>
              </table:table-cell>
              <table:table-cell office:value-type="float" office:value="19045.8272061129">
                <text:p>19045.8272061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71.105">
                <text:p>46071.105</text:p>
              </table:table-cell>
              <table:table-cell office:value-type="float" office:value="19127.0637200958">
                <text:p>19127.0637200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36.64">
                <text:p>46136.64</text:p>
              </table:table-cell>
              <table:table-cell office:value-type="float" office:value="19208.6258308941">
                <text:p>19208.6258308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02.175">
                <text:p>46202.175</text:p>
              </table:table-cell>
              <table:table-cell office:value-type="float" office:value="19290.5148435033">
                <text:p>19290.5148435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67.71">
                <text:p>46267.71</text:p>
              </table:table-cell>
              <table:table-cell office:value-type="float" office:value="19372.7320681494">
                <text:p>19372.7320681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33.245">
                <text:p>46333.245</text:p>
              </table:table-cell>
              <table:table-cell office:value-type="float" office:value="19455.2788203098">
                <text:p>19455.2788203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98.78">
                <text:p>46398.78</text:p>
              </table:table-cell>
              <table:table-cell office:value-type="float" office:value="19538.1564207342">
                <text:p>19538.1564207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64.315">
                <text:p>46464.315</text:p>
              </table:table-cell>
              <table:table-cell office:value-type="float" office:value="19621.366195466">
                <text:p>19621.366195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29.85">
                <text:p>46529.85</text:p>
              </table:table-cell>
              <table:table-cell office:value-type="float" office:value="19704.9094758635">
                <text:p>19704.9094758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95.385">
                <text:p>46595.385</text:p>
              </table:table-cell>
              <table:table-cell office:value-type="float" office:value="19788.7875986207">
                <text:p>19788.7875986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60.92">
                <text:p>46660.92</text:p>
              </table:table-cell>
              <table:table-cell office:value-type="float" office:value="19873.0019057896">
                <text:p>19873.0019057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26.455">
                <text:p>46726.455</text:p>
              </table:table-cell>
              <table:table-cell office:value-type="float" office:value="19957.5537448008">
                <text:p>19957.5537448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91.99">
                <text:p>46791.99</text:p>
              </table:table-cell>
              <table:table-cell office:value-type="float" office:value="20042.4444684855">
                <text:p>20042.4444684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57.525">
                <text:p>46857.525</text:p>
              </table:table-cell>
              <table:table-cell office:value-type="float" office:value="20127.6754350972">
                <text:p>20127.6754350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23.06">
                <text:p>46923.06</text:p>
              </table:table-cell>
              <table:table-cell office:value-type="float" office:value="20213.2480083331">
                <text:p>20213.2480083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88.595">
                <text:p>46988.595</text:p>
              </table:table-cell>
              <table:table-cell office:value-type="float" office:value="20299.1635573562">
                <text:p>20299.1635573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54.13">
                <text:p>47054.13</text:p>
              </table:table-cell>
              <table:table-cell office:value-type="float" office:value="20385.4234568171">
                <text:p>20385.4234568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19.665">
                <text:p>47119.665</text:p>
              </table:table-cell>
              <table:table-cell office:value-type="float" office:value="20472.0290868761">
                <text:p>20472.0290868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85.2">
                <text:p>47185.2</text:p>
              </table:table-cell>
              <table:table-cell office:value-type="float" office:value="20558.9818332251">
                <text:p>20558.9818332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50.735">
                <text:p>47250.735</text:p>
              </table:table-cell>
              <table:table-cell office:value-type="float" office:value="20646.2830871099">
                <text:p>20646.283087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16.27">
                <text:p>47316.27</text:p>
              </table:table-cell>
              <table:table-cell office:value-type="float" office:value="20733.9342453524">
                <text:p>20733.9342453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81.805">
                <text:p>47381.805</text:p>
              </table:table-cell>
              <table:table-cell office:value-type="float" office:value="20821.936710373">
                <text:p>20821.936710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47.34">
                <text:p>47447.34</text:p>
              </table:table-cell>
              <table:table-cell office:value-type="float" office:value="20910.2918902131">
                <text:p>20910.2918902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12.875">
                <text:p>47512.875</text:p>
              </table:table-cell>
              <table:table-cell office:value-type="float" office:value="20999.0011985573">
                <text:p>20999.0011985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78.41">
                <text:p>47578.41</text:p>
              </table:table-cell>
              <table:table-cell office:value-type="float" office:value="21088.0660547566">
                <text:p>21088.0660547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43.945">
                <text:p>47643.945</text:p>
              </table:table-cell>
              <table:table-cell office:value-type="float" office:value="21177.4878838505">
                <text:p>21177.4878838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09.48">
                <text:p>47709.48</text:p>
              </table:table-cell>
              <table:table-cell office:value-type="float" office:value="21267.2681165902">
                <text:p>21267.2681165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75.015">
                <text:p>47775.015</text:p>
              </table:table-cell>
              <table:table-cell office:value-type="float" office:value="21357.4081894613">
                <text:p>21357.4081894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40.55">
                <text:p>47840.55</text:p>
              </table:table-cell>
              <table:table-cell office:value-type="float" office:value="21447.909544707">
                <text:p>21447.909544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06.085">
                <text:p>47906.085</text:p>
              </table:table-cell>
              <table:table-cell office:value-type="float" office:value="21538.7736303508">
                <text:p>21538.7736303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71.62">
                <text:p>47971.62</text:p>
              </table:table-cell>
              <table:table-cell office:value-type="float" office:value="21630.00190022">
                <text:p>21630.00190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37.155">
                <text:p>48037.155</text:p>
              </table:table-cell>
              <table:table-cell office:value-type="float" office:value="21721.595813969">
                <text:p>21721.595813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02.69">
                <text:p>48102.69</text:p>
              </table:table-cell>
              <table:table-cell office:value-type="float" office:value="21813.5568371022">
                <text:p>21813.5568371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68.225">
                <text:p>48168.225</text:p>
              </table:table-cell>
              <table:table-cell office:value-type="float" office:value="21905.8864409981">
                <text:p>21905.8864409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33.76">
                <text:p>48233.76</text:p>
              </table:table-cell>
              <table:table-cell office:value-type="float" office:value="21998.5861029322">
                <text:p>21998.5861029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99.295">
                <text:p>48299.295</text:p>
              </table:table-cell>
              <table:table-cell office:value-type="float" office:value="22091.6573061011">
                <text:p>22091.6573061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64.83">
                <text:p>48364.83</text:p>
              </table:table-cell>
              <table:table-cell office:value-type="float" office:value="22185.1015396461">
                <text:p>22185.1015396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30.365">
                <text:p>48430.365</text:p>
              </table:table-cell>
              <table:table-cell office:value-type="float" office:value="22278.9202986768">
                <text:p>22278.9202986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95.9">
                <text:p>48495.9</text:p>
              </table:table-cell>
              <table:table-cell office:value-type="float" office:value="22373.1150842955">
                <text:p>22373.1150842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61.435">
                <text:p>48561.435</text:p>
              </table:table-cell>
              <table:table-cell office:value-type="float" office:value="22467.6874036207">
                <text:p>22467.6874036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26.97">
                <text:p>48626.97</text:p>
              </table:table-cell>
              <table:table-cell office:value-type="float" office:value="22562.6387698115">
                <text:p>22562.6387698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92.505">
                <text:p>48692.505</text:p>
              </table:table-cell>
              <table:table-cell office:value-type="float" office:value="22657.9707020919">
                <text:p>22657.97070209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58.04">
                <text:p>48758.04</text:p>
              </table:table-cell>
              <table:table-cell office:value-type="float" office:value="22753.6847257747">
                <text:p>22753.6847257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23.575">
                <text:p>48823.575</text:p>
              </table:table-cell>
              <table:table-cell office:value-type="float" office:value="22849.7823722865">
                <text:p>22849.7823722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89.11">
                <text:p>48889.11</text:p>
              </table:table-cell>
              <table:table-cell office:value-type="float" office:value="22946.2651791915">
                <text:p>22946.2651791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54.645">
                <text:p>48954.645</text:p>
              </table:table-cell>
              <table:table-cell office:value-type="float" office:value="23043.1346902167">
                <text:p>23043.1346902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20.18">
                <text:p>49020.18</text:p>
              </table:table-cell>
              <table:table-cell office:value-type="float" office:value="23140.3924552765">
                <text:p>23140.3924552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85.715">
                <text:p>49085.715</text:p>
              </table:table-cell>
              <table:table-cell office:value-type="float" office:value="23238.0400304971">
                <text:p>23238.0400304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51.25">
                <text:p>49151.25</text:p>
              </table:table-cell>
              <table:table-cell office:value-type="float" office:value="23336.0789782417">
                <text:p>23336.0789782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16.785">
                <text:p>49216.785</text:p>
              </table:table-cell>
              <table:table-cell office:value-type="float" office:value="23434.5108671358">
                <text:p>23434.5108671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82.32">
                <text:p>49282.32</text:p>
              </table:table-cell>
              <table:table-cell office:value-type="float" office:value="23533.3372720915">
                <text:p>23533.3372720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47.855">
                <text:p>49347.855</text:p>
              </table:table-cell>
              <table:table-cell office:value-type="float" office:value="23632.5597743334">
                <text:p>23632.5597743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13.39">
                <text:p>49413.39</text:p>
              </table:table-cell>
              <table:table-cell office:value-type="float" office:value="23732.1799614238">
                <text:p>23732.1799614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78.925">
                <text:p>49478.925</text:p>
              </table:table-cell>
              <table:table-cell office:value-type="float" office:value="23832.1994272878">
                <text:p>23832.1994272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44.46">
                <text:p>49544.46</text:p>
              </table:table-cell>
              <table:table-cell office:value-type="float" office:value="23932.6197722388">
                <text:p>23932.619772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09.995">
                <text:p>49609.995</text:p>
              </table:table-cell>
              <table:table-cell office:value-type="float" office:value="24033.4426030047">
                <text:p>24033.4426030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75.53">
                <text:p>49675.53</text:p>
              </table:table-cell>
              <table:table-cell office:value-type="float" office:value="24134.6695327527">
                <text:p>24134.6695327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41.065">
                <text:p>49741.065</text:p>
              </table:table-cell>
              <table:table-cell office:value-type="float" office:value="24236.3021811161">
                <text:p>24236.3021811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06.6">
                <text:p>49806.6</text:p>
              </table:table-cell>
              <table:table-cell office:value-type="float" office:value="24338.3421742192">
                <text:p>24338.3421742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72.135">
                <text:p>49872.135</text:p>
              </table:table-cell>
              <table:table-cell office:value-type="float" office:value="24440.7911447042">
                <text:p>24440.7911447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37.67">
                <text:p>49937.67</text:p>
              </table:table-cell>
              <table:table-cell office:value-type="float" office:value="24543.6507317568">
                <text:p>24543.6507317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3.205">
                <text:p>50003.205</text:p>
              </table:table-cell>
              <table:table-cell office:value-type="float" office:value="24646.9225811326">
                <text:p>24646.9225811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68.74">
                <text:p>50068.74</text:p>
              </table:table-cell>
              <table:table-cell office:value-type="float" office:value="24750.6083451834">
                <text:p>24750.6083451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34.275">
                <text:p>50134.275</text:p>
              </table:table-cell>
              <table:table-cell office:value-type="float" office:value="24854.7096828835">
                <text:p>24854.7096828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99.81">
                <text:p>50199.81</text:p>
              </table:table-cell>
              <table:table-cell office:value-type="float" office:value="24959.2282598567">
                <text:p>24959.2282598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65.345">
                <text:p>50265.345</text:p>
              </table:table-cell>
              <table:table-cell office:value-type="float" office:value="25064.1657484023">
                <text:p>25064.1657484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30.88">
                <text:p>50330.88</text:p>
              </table:table-cell>
              <table:table-cell office:value-type="float" office:value="25169.5238275226">
                <text:p>25169.5238275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96.415">
                <text:p>50396.415</text:p>
              </table:table-cell>
              <table:table-cell office:value-type="float" office:value="25275.3041829488">
                <text:p>25275.3041829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61.95">
                <text:p>50461.95</text:p>
              </table:table-cell>
              <table:table-cell office:value-type="float" office:value="25381.5085071691">
                <text:p>25381.5085071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27.485">
                <text:p>50527.485</text:p>
              </table:table-cell>
              <table:table-cell office:value-type="float" office:value="25488.1384994548">
                <text:p>25488.1384994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93.02">
                <text:p>50593.02</text:p>
              </table:table-cell>
              <table:table-cell office:value-type="float" office:value="25595.1958658881">
                <text:p>25595.1958658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58.555">
                <text:p>50658.555</text:p>
              </table:table-cell>
              <table:table-cell office:value-type="float" office:value="25702.6823193892">
                <text:p>25702.6823193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24.09">
                <text:p>50724.09</text:p>
              </table:table-cell>
              <table:table-cell office:value-type="float" office:value="25810.5995797436">
                <text:p>25810.5995797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89.625">
                <text:p>50789.625</text:p>
              </table:table-cell>
              <table:table-cell office:value-type="float" office:value="25918.9493736298">
                <text:p>25918.9493736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55.16">
                <text:p>50855.16</text:p>
              </table:table-cell>
              <table:table-cell office:value-type="float" office:value="26027.7334346467">
                <text:p>26027.7334346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20.695">
                <text:p>50920.695</text:p>
              </table:table-cell>
              <table:table-cell office:value-type="float" office:value="26136.9535033417">
                <text:p>26136.9535033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86.23">
                <text:p>50986.23</text:p>
              </table:table-cell>
              <table:table-cell office:value-type="float" office:value="26246.6113272382">
                <text:p>26246.6113272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51.765">
                <text:p>51051.765</text:p>
              </table:table-cell>
              <table:table-cell office:value-type="float" office:value="26356.7086608638">
                <text:p>26356.7086608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17.3">
                <text:p>51117.3</text:p>
              </table:table-cell>
              <table:table-cell office:value-type="float" office:value="26467.2472657781">
                <text:p>26467.2472657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82.835">
                <text:p>51182.835</text:p>
              </table:table-cell>
              <table:table-cell office:value-type="float" office:value="26578.2289106011">
                <text:p>26578.2289106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48.37">
                <text:p>51248.37</text:p>
              </table:table-cell>
              <table:table-cell office:value-type="float" office:value="26689.6553710416">
                <text:p>26689.6553710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13.905">
                <text:p>51313.905</text:p>
              </table:table-cell>
              <table:table-cell office:value-type="float" office:value="26801.5284299252">
                <text:p>26801.5284299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79.44">
                <text:p>51379.44</text:p>
              </table:table-cell>
              <table:table-cell office:value-type="float" office:value="26913.8498772234">
                <text:p>26913.8498772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44.975">
                <text:p>51444.975</text:p>
              </table:table-cell>
              <table:table-cell office:value-type="float" office:value="27026.6215100816">
                <text:p>27026.6215100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10.51">
                <text:p>51510.51</text:p>
              </table:table-cell>
              <table:table-cell office:value-type="float" office:value="27139.8451328485">
                <text:p>27139.8451328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76.045">
                <text:p>51576.045</text:p>
              </table:table-cell>
              <table:table-cell office:value-type="float" office:value="27253.5225571043">
                <text:p>27253.5225571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41.58">
                <text:p>51641.58</text:p>
              </table:table-cell>
              <table:table-cell office:value-type="float" office:value="27367.6556016903">
                <text:p>27367.6556016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07.115">
                <text:p>51707.115</text:p>
              </table:table-cell>
              <table:table-cell office:value-type="float" office:value="27482.2460927376">
                <text:p>27482.2460927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72.65">
                <text:p>51772.65</text:p>
              </table:table-cell>
              <table:table-cell office:value-type="float" office:value="27597.2958636966">
                <text:p>27597.2958636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38.185">
                <text:p>51838.185</text:p>
              </table:table-cell>
              <table:table-cell office:value-type="float" office:value="27712.806755366">
                <text:p>27712.806755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03.72">
                <text:p>51903.72</text:p>
              </table:table-cell>
              <table:table-cell office:value-type="float" office:value="27828.7806159225">
                <text:p>27828.7806159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69.255">
                <text:p>51969.255</text:p>
              </table:table-cell>
              <table:table-cell office:value-type="float" office:value="27945.2193009505">
                <text:p>27945.2193009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34.79">
                <text:p>52034.79</text:p>
              </table:table-cell>
              <table:table-cell office:value-type="float" office:value="28062.1246734713">
                <text:p>28062.1246734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00.325">
                <text:p>52100.325</text:p>
              </table:table-cell>
              <table:table-cell office:value-type="float" office:value="28179.4986039734">
                <text:p>28179.4986039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65.86">
                <text:p>52165.86</text:p>
              </table:table-cell>
              <table:table-cell office:value-type="float" office:value="28297.3429704422">
                <text:p>28297.3429704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31.395">
                <text:p>52231.395</text:p>
              </table:table-cell>
              <table:table-cell office:value-type="float" office:value="28415.6596583901">
                <text:p>28415.6596583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96.93">
                <text:p>52296.93</text:p>
              </table:table-cell>
              <table:table-cell office:value-type="float" office:value="28534.4505608866">
                <text:p>28534.4505608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62.465">
                <text:p>52362.465</text:p>
              </table:table-cell>
              <table:table-cell office:value-type="float" office:value="28653.7175785887">
                <text:p>28653.7175785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28">
                <text:p>52428</text:p>
              </table:table-cell>
              <table:table-cell office:value-type="float" office:value="28773.4626197711">
                <text:p>28773.4626197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93.535">
                <text:p>52493.535</text:p>
              </table:table-cell>
              <table:table-cell office:value-type="float" office:value="28893.6876003572">
                <text:p>28893.6876003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59.07">
                <text:p>52559.07</text:p>
              </table:table-cell>
              <table:table-cell office:value-type="float" office:value="29014.3944439492">
                <text:p>29014.3944439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24.605">
                <text:p>52624.605</text:p>
              </table:table-cell>
              <table:table-cell office:value-type="float" office:value="29135.5850818591">
                <text:p>29135.5850818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90.14">
                <text:p>52690.14</text:p>
              </table:table-cell>
              <table:table-cell office:value-type="float" office:value="29257.2614531397">
                <text:p>29257.2614531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55.675">
                <text:p>52755.675</text:p>
              </table:table-cell>
              <table:table-cell office:value-type="float" office:value="29379.4255046156">
                <text:p>29379.4255046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21.21">
                <text:p>52821.21</text:p>
              </table:table-cell>
              <table:table-cell office:value-type="float" office:value="29502.0791909143">
                <text:p>29502.0791909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86.745">
                <text:p>52886.745</text:p>
              </table:table-cell>
              <table:table-cell office:value-type="float" office:value="29625.2244744972">
                <text:p>29625.2244744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52.28">
                <text:p>52952.28</text:p>
              </table:table-cell>
              <table:table-cell office:value-type="float" office:value="29748.8633256916">
                <text:p>29748.8633256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17.815">
                <text:p>53017.815</text:p>
              </table:table-cell>
              <table:table-cell office:value-type="float" office:value="29872.9977227217">
                <text:p>29872.9977227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83.35">
                <text:p>53083.35</text:p>
              </table:table-cell>
              <table:table-cell office:value-type="float" office:value="29997.6296517405">
                <text:p>29997.6296517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48.885">
                <text:p>53148.885</text:p>
              </table:table-cell>
              <table:table-cell office:value-type="float" office:value="30122.7611068615">
                <text:p>30122.7611068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14.42">
                <text:p>53214.42</text:p>
              </table:table-cell>
              <table:table-cell office:value-type="float" office:value="30248.3940901908">
                <text:p>30248.3940901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79.955">
                <text:p>53279.955</text:p>
              </table:table-cell>
              <table:table-cell office:value-type="float" office:value="30374.5306118587">
                <text:p>30374.5306118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45.49">
                <text:p>53345.49</text:p>
              </table:table-cell>
              <table:table-cell office:value-type="float" office:value="30501.1726900522">
                <text:p>30501.1726900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11.025">
                <text:p>53411.025</text:p>
              </table:table-cell>
              <table:table-cell office:value-type="float" office:value="30628.3223510473">
                <text:p>30628.3223510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76.56">
                <text:p>53476.56</text:p>
              </table:table-cell>
              <table:table-cell office:value-type="float" office:value="30755.9816292413">
                <text:p>30755.9816292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42.095">
                <text:p>53542.095</text:p>
              </table:table-cell>
              <table:table-cell office:value-type="float" office:value="30884.1525671854">
                <text:p>30884.1525671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07.63">
                <text:p>53607.63</text:p>
              </table:table-cell>
              <table:table-cell office:value-type="float" office:value="31012.8372156173">
                <text:p>31012.8372156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73.165">
                <text:p>53673.165</text:p>
              </table:table-cell>
              <table:table-cell office:value-type="float" office:value="31142.0376334941">
                <text:p>31142.0376334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38.7">
                <text:p>53738.7</text:p>
              </table:table-cell>
              <table:table-cell office:value-type="float" office:value="31271.7558880253">
                <text:p>31271.7558880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04.235">
                <text:p>53804.235</text:p>
              </table:table-cell>
              <table:table-cell office:value-type="float" office:value="31401.9940547056">
                <text:p>31401.9940547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69.77">
                <text:p>53869.77</text:p>
              </table:table-cell>
              <table:table-cell office:value-type="float" office:value="31532.7542173487">
                <text:p>31532.7542173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35.305">
                <text:p>53935.305</text:p>
              </table:table-cell>
              <table:table-cell office:value-type="float" office:value="31664.0384681198">
                <text:p>31664.0384681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.84">
                <text:p>54000.84</text:p>
              </table:table-cell>
              <table:table-cell office:value-type="float" office:value="31795.8489075697">
                <text:p>31795.8489075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66.375">
                <text:p>54066.375</text:p>
              </table:table-cell>
              <table:table-cell office:value-type="float" office:value="31928.1876446683">
                <text:p>31928.1876446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31.91">
                <text:p>54131.91</text:p>
              </table:table-cell>
              <table:table-cell office:value-type="float" office:value="32061.0567968383">
                <text:p>32061.0567968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97.445">
                <text:p>54197.445</text:p>
              </table:table-cell>
              <table:table-cell office:value-type="float" office:value="32194.4584899888">
                <text:p>32194.4584899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62.98">
                <text:p>54262.98</text:p>
              </table:table-cell>
              <table:table-cell office:value-type="float" office:value="32328.3948585499">
                <text:p>32328.394858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28.515">
                <text:p>54328.515</text:p>
              </table:table-cell>
              <table:table-cell office:value-type="float" office:value="32462.8680455062">
                <text:p>32462.8680455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94.05">
                <text:p>54394.05</text:p>
              </table:table-cell>
              <table:table-cell office:value-type="float" office:value="32597.8802024317">
                <text:p>32597.8802024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59.585">
                <text:p>54459.585</text:p>
              </table:table-cell>
              <table:table-cell office:value-type="float" office:value="32733.4334895237">
                <text:p>32733.4334895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25.12">
                <text:p>54525.12</text:p>
              </table:table-cell>
              <table:table-cell office:value-type="float" office:value="32869.5300756377">
                <text:p>32869.5300756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90.655">
                <text:p>54590.655</text:p>
              </table:table-cell>
              <table:table-cell office:value-type="float" office:value="33006.172138322">
                <text:p>33006.172138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56.19">
                <text:p>54656.19</text:p>
              </table:table-cell>
              <table:table-cell office:value-type="float" office:value="33143.3618638525">
                <text:p>33143.3618638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21.725">
                <text:p>54721.725</text:p>
              </table:table-cell>
              <table:table-cell office:value-type="float" office:value="33281.1014472678">
                <text:p>33281.1014472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87.26">
                <text:p>54787.26</text:p>
              </table:table-cell>
              <table:table-cell office:value-type="float" office:value="33419.3930924041">
                <text:p>33419.3930924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52.795">
                <text:p>54852.795</text:p>
              </table:table-cell>
              <table:table-cell office:value-type="float" office:value="33558.2390119307">
                <text:p>33558.2390119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18.33">
                <text:p>54918.33</text:p>
              </table:table-cell>
              <table:table-cell office:value-type="float" office:value="33697.6414273852">
                <text:p>33697.6414273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83.865">
                <text:p>54983.865</text:p>
              </table:table-cell>
              <table:table-cell office:value-type="float" office:value="33837.6025692094">
                <text:p>33837.6025692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49.4">
                <text:p>55049.4</text:p>
              </table:table-cell>
              <table:table-cell office:value-type="float" office:value="33978.1246767844">
                <text:p>33978.1246767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14.935">
                <text:p>55114.935</text:p>
              </table:table-cell>
              <table:table-cell office:value-type="float" office:value="34119.2099984669">
                <text:p>34119.2099984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80.47">
                <text:p>55180.47</text:p>
              </table:table-cell>
              <table:table-cell office:value-type="float" office:value="34260.8607916252">
                <text:p>34260.8607916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46.005">
                <text:p>55246.005</text:p>
              </table:table-cell>
              <table:table-cell office:value-type="float" office:value="34403.0793226749">
                <text:p>34403.0793226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11.54">
                <text:p>55311.54</text:p>
              </table:table-cell>
              <table:table-cell office:value-type="float" office:value="34545.8678671155">
                <text:p>34545.8678671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77.075">
                <text:p>55377.075</text:p>
              </table:table-cell>
              <table:table-cell office:value-type="float" office:value="34689.2287095669">
                <text:p>34689.2287095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42.61">
                <text:p>55442.61</text:p>
              </table:table-cell>
              <table:table-cell office:value-type="float" office:value="34833.1641438056">
                <text:p>34833.1641438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08.145">
                <text:p>55508.145</text:p>
              </table:table-cell>
              <table:table-cell office:value-type="float" office:value="34977.6764728015">
                <text:p>34977.6764728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73.68">
                <text:p>55573.68</text:p>
              </table:table-cell>
              <table:table-cell office:value-type="float" office:value="35122.768008755">
                <text:p>35122.768008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39.215">
                <text:p>55639.215</text:p>
              </table:table-cell>
              <table:table-cell office:value-type="float" office:value="35268.4410731339">
                <text:p>35268.441073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04.75">
                <text:p>55704.75</text:p>
              </table:table-cell>
              <table:table-cell office:value-type="float" office:value="35414.6979967101">
                <text:p>35414.6979967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70.285">
                <text:p>55770.285</text:p>
              </table:table-cell>
              <table:table-cell office:value-type="float" office:value="35561.5411195977">
                <text:p>35561.5411195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35.82">
                <text:p>55835.82</text:p>
              </table:table-cell>
              <table:table-cell office:value-type="float" office:value="35708.9727912898">
                <text:p>35708.9727912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01.355">
                <text:p>55901.355</text:p>
              </table:table-cell>
              <table:table-cell office:value-type="float" office:value="35856.9953706961">
                <text:p>35856.9953706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66.89">
                <text:p>55966.89</text:p>
              </table:table-cell>
              <table:table-cell office:value-type="float" office:value="36005.6112261812">
                <text:p>36005.6112261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32.425">
                <text:p>56032.425</text:p>
              </table:table-cell>
              <table:table-cell office:value-type="float" office:value="36154.8227356019">
                <text:p>36154.822735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97.96">
                <text:p>56097.96</text:p>
              </table:table-cell>
              <table:table-cell office:value-type="float" office:value="36304.6322863455">
                <text:p>36304.6322863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63.495">
                <text:p>56163.495</text:p>
              </table:table-cell>
              <table:table-cell office:value-type="float" office:value="36455.0422753681">
                <text:p>36455.0422753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29.03">
                <text:p>56229.03</text:p>
              </table:table-cell>
              <table:table-cell office:value-type="float" office:value="36606.0551092327">
                <text:p>36606.0551092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94.565">
                <text:p>56294.565</text:p>
              </table:table-cell>
              <table:table-cell office:value-type="float" office:value="36757.6732041478">
                <text:p>36757.6732041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60.1">
                <text:p>56360.1</text:p>
              </table:table-cell>
              <table:table-cell office:value-type="float" office:value="36909.8989860062">
                <text:p>36909.8989860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25.635">
                <text:p>56425.635</text:p>
              </table:table-cell>
              <table:table-cell office:value-type="float" office:value="37062.7348904237">
                <text:p>37062.7348904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91.17">
                <text:p>56491.17</text:p>
              </table:table-cell>
              <table:table-cell office:value-type="float" office:value="37216.183362778">
                <text:p>37216.183362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56.705">
                <text:p>56556.705</text:p>
              </table:table-cell>
              <table:table-cell office:value-type="float" office:value="37370.2468582478">
                <text:p>37370.2468582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22.24">
                <text:p>56622.24</text:p>
              </table:table-cell>
              <table:table-cell office:value-type="float" office:value="37524.9278418525">
                <text:p>37524.9278418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87.775">
                <text:p>56687.775</text:p>
              </table:table-cell>
              <table:table-cell office:value-type="float" office:value="37680.2287884911">
                <text:p>37680.2287884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53.31">
                <text:p>56753.31</text:p>
              </table:table-cell>
              <table:table-cell office:value-type="float" office:value="37836.152182982">
                <text:p>37836.152182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18.845">
                <text:p>56818.845</text:p>
              </table:table-cell>
              <table:table-cell office:value-type="float" office:value="37992.7005201029">
                <text:p>37992.7005201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84.38">
                <text:p>56884.38</text:p>
              </table:table-cell>
              <table:table-cell office:value-type="float" office:value="38149.8763046304">
                <text:p>38149.8763046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49.915">
                <text:p>56949.915</text:p>
              </table:table-cell>
              <table:table-cell office:value-type="float" office:value="38307.6820513806">
                <text:p>38307.6820513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15.45">
                <text:p>57015.45</text:p>
              </table:table-cell>
              <table:table-cell office:value-type="float" office:value="38466.1202852487">
                <text:p>38466.1202852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80.985">
                <text:p>57080.985</text:p>
              </table:table-cell>
              <table:table-cell office:value-type="float" office:value="38625.1935412499">
                <text:p>38625.193541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46.52">
                <text:p>57146.52</text:p>
              </table:table-cell>
              <table:table-cell office:value-type="float" office:value="38784.9043645595">
                <text:p>38784.9043645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12.055">
                <text:p>57212.055</text:p>
              </table:table-cell>
              <table:table-cell office:value-type="float" office:value="38945.2553105543">
                <text:p>38945.2553105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77.59">
                <text:p>57277.59</text:p>
              </table:table-cell>
              <table:table-cell office:value-type="float" office:value="39106.2489448528">
                <text:p>39106.2489448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43.125">
                <text:p>57343.125</text:p>
              </table:table-cell>
              <table:table-cell office:value-type="float" office:value="39267.8878433565">
                <text:p>39267.8878433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08.66">
                <text:p>57408.66</text:p>
              </table:table-cell>
              <table:table-cell office:value-type="float" office:value="39430.1745922913">
                <text:p>39430.174592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74.195">
                <text:p>57474.195</text:p>
              </table:table-cell>
              <table:table-cell office:value-type="float" office:value="39593.1117882486">
                <text:p>39593.1117882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39.73">
                <text:p>57539.73</text:p>
              </table:table-cell>
              <table:table-cell office:value-type="float" office:value="39756.702038227">
                <text:p>39756.702038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5.265">
                <text:p>57605.265</text:p>
              </table:table-cell>
              <table:table-cell office:value-type="float" office:value="39920.9479596741">
                <text:p>39920.9479596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70.8">
                <text:p>57670.8</text:p>
              </table:table-cell>
              <table:table-cell office:value-type="float" office:value="40085.852180528">
                <text:p>40085.852180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36.335">
                <text:p>57736.335</text:p>
              </table:table-cell>
              <table:table-cell office:value-type="float" office:value="40251.4173392598">
                <text:p>40251.4173392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01.87">
                <text:p>57801.87</text:p>
              </table:table-cell>
              <table:table-cell office:value-type="float" office:value="40417.6460849157">
                <text:p>40417.6460849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67.405">
                <text:p>57867.405</text:p>
              </table:table-cell>
              <table:table-cell office:value-type="float" office:value="40584.541077159">
                <text:p>40584.541077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32.94">
                <text:p>57932.94</text:p>
              </table:table-cell>
              <table:table-cell office:value-type="float" office:value="40752.1049863132">
                <text:p>40752.1049863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98.475">
                <text:p>57998.475</text:p>
              </table:table-cell>
              <table:table-cell office:value-type="float" office:value="40920.3404934045">
                <text:p>40920.3404934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64.01">
                <text:p>58064.01</text:p>
              </table:table-cell>
              <table:table-cell office:value-type="float" office:value="41089.2502902044">
                <text:p>41089.2502902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29.545">
                <text:p>58129.545</text:p>
              </table:table-cell>
              <table:table-cell office:value-type="float" office:value="41258.8370792735">
                <text:p>41258.8370792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95.08">
                <text:p>58195.08</text:p>
              </table:table-cell>
              <table:table-cell office:value-type="float" office:value="41429.1035740039">
                <text:p>41429.1035740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60.615">
                <text:p>58260.615</text:p>
              </table:table-cell>
              <table:table-cell office:value-type="float" office:value="41600.0524986631">
                <text:p>41600.0524986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26.15">
                <text:p>58326.15</text:p>
              </table:table-cell>
              <table:table-cell office:value-type="float" office:value="41771.6865884377">
                <text:p>41771.6865884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91.685">
                <text:p>58391.685</text:p>
              </table:table-cell>
              <table:table-cell office:value-type="float" office:value="41944.0085894767">
                <text:p>41944.0085894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57.22">
                <text:p>58457.22</text:p>
              </table:table-cell>
              <table:table-cell office:value-type="float" office:value="42117.0212589358">
                <text:p>42117.0212589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22.755">
                <text:p>58522.755</text:p>
              </table:table-cell>
              <table:table-cell office:value-type="float" office:value="42290.7273650213">
                <text:p>42290.7273650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88.29">
                <text:p>58588.29</text:p>
              </table:table-cell>
              <table:table-cell office:value-type="float" office:value="42465.1296870349">
                <text:p>42465.1296870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53.825">
                <text:p>58653.825</text:p>
              </table:table-cell>
              <table:table-cell office:value-type="float" office:value="42640.2310154171">
                <text:p>42640.2310154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19.36">
                <text:p>58719.36</text:p>
              </table:table-cell>
              <table:table-cell office:value-type="float" office:value="42816.0341517932">
                <text:p>42816.034151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84.895">
                <text:p>58784.895</text:p>
              </table:table-cell>
              <table:table-cell office:value-type="float" office:value="42992.541909017">
                <text:p>42992.541909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50.43">
                <text:p>58850.43</text:p>
              </table:table-cell>
              <table:table-cell office:value-type="float" office:value="43169.7571112163">
                <text:p>43169.7571112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15.965">
                <text:p>58915.965</text:p>
              </table:table-cell>
              <table:table-cell office:value-type="float" office:value="43347.6825938383">
                <text:p>43347.6825938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81.5">
                <text:p>58981.5</text:p>
              </table:table-cell>
              <table:table-cell office:value-type="float" office:value="43526.3212036943">
                <text:p>43526.3212036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47.035">
                <text:p>59047.035</text:p>
              </table:table-cell>
              <table:table-cell office:value-type="float" office:value="43705.6757990061">
                <text:p>43705.6757990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12.57">
                <text:p>59112.57</text:p>
              </table:table-cell>
              <table:table-cell office:value-type="float" office:value="43885.7492494509">
                <text:p>43885.7492494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78.105">
                <text:p>59178.105</text:p>
              </table:table-cell>
              <table:table-cell office:value-type="float" office:value="44066.5444362078">
                <text:p>44066.5444362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43.64">
                <text:p>59243.64</text:p>
              </table:table-cell>
              <table:table-cell office:value-type="float" office:value="44248.0642520036">
                <text:p>44248.0642520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09.175">
                <text:p>59309.175</text:p>
              </table:table-cell>
              <table:table-cell office:value-type="float" office:value="44430.3116011593">
                <text:p>44430.3116011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74.71">
                <text:p>59374.71</text:p>
              </table:table-cell>
              <table:table-cell office:value-type="float" office:value="44613.2893996363">
                <text:p>44613.2893996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40.245">
                <text:p>59440.245</text:p>
              </table:table-cell>
              <table:table-cell office:value-type="float" office:value="44797.0005750834">
                <text:p>44797.0005750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05.78">
                <text:p>59505.78</text:p>
              </table:table-cell>
              <table:table-cell office:value-type="float" office:value="44981.4480668831">
                <text:p>44981.4480668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71.315">
                <text:p>59571.315</text:p>
              </table:table-cell>
              <table:table-cell office:value-type="float" office:value="45166.6348261995">
                <text:p>45166.6348261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36.85">
                <text:p>59636.85</text:p>
              </table:table-cell>
              <table:table-cell office:value-type="float" office:value="45352.5638160244">
                <text:p>45352.5638160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02.385">
                <text:p>59702.385</text:p>
              </table:table-cell>
              <table:table-cell office:value-type="float" office:value="45539.2380112258">
                <text:p>45539.2380112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67.92">
                <text:p>59767.92</text:p>
              </table:table-cell>
              <table:table-cell office:value-type="float" office:value="45726.6603985948">
                <text:p>45726.6603985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33.455">
                <text:p>59833.455</text:p>
              </table:table-cell>
              <table:table-cell office:value-type="float" office:value="45914.8339768935">
                <text:p>45914.8339768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98.99">
                <text:p>59898.99</text:p>
              </table:table-cell>
              <table:table-cell office:value-type="float" office:value="46103.7617569032">
                <text:p>46103.7617569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64.525">
                <text:p>59964.525</text:p>
              </table:table-cell>
              <table:table-cell office:value-type="float" office:value="46293.4467614724">
                <text:p>46293.4467614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30.06">
                <text:p>60030.06</text:p>
              </table:table-cell>
              <table:table-cell office:value-type="float" office:value="46483.8920255653">
                <text:p>46483.8920255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95.595">
                <text:p>60095.595</text:p>
              </table:table-cell>
              <table:table-cell office:value-type="float" office:value="46675.1005963101">
                <text:p>46675.1005963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61.13">
                <text:p>60161.13</text:p>
              </table:table-cell>
              <table:table-cell office:value-type="float" office:value="46867.0755330481">
                <text:p>46867.0755330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26.665">
                <text:p>60226.665</text:p>
              </table:table-cell>
              <table:table-cell office:value-type="float" office:value="47059.8199073823">
                <text:p>47059.8199073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92.2">
                <text:p>60292.2</text:p>
              </table:table-cell>
              <table:table-cell office:value-type="float" office:value="47253.3368032268">
                <text:p>47253.3368032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57.735">
                <text:p>60357.735</text:p>
              </table:table-cell>
              <table:table-cell office:value-type="float" office:value="47447.6293168561">
                <text:p>47447.6293168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23.27">
                <text:p>60423.27</text:p>
              </table:table-cell>
              <table:table-cell office:value-type="float" office:value="47642.7005569546">
                <text:p>47642.7005569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88.805">
                <text:p>60488.805</text:p>
              </table:table-cell>
              <table:table-cell office:value-type="float" office:value="47838.5536446662">
                <text:p>47838.5536446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54.34">
                <text:p>60554.34</text:p>
              </table:table-cell>
              <table:table-cell office:value-type="float" office:value="48035.1917136445">
                <text:p>48035.1917136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19.875">
                <text:p>60619.875</text:p>
              </table:table-cell>
              <table:table-cell office:value-type="float" office:value="48232.6179101029">
                <text:p>48232.6179101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85.41">
                <text:p>60685.41</text:p>
              </table:table-cell>
              <table:table-cell office:value-type="float" office:value="48430.8353928647">
                <text:p>48430.8353928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50.945">
                <text:p>60750.945</text:p>
              </table:table-cell>
              <table:table-cell office:value-type="float" office:value="48629.8473334139">
                <text:p>48629.847333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16.48">
                <text:p>60816.48</text:p>
              </table:table-cell>
              <table:table-cell office:value-type="float" office:value="48829.6569159456">
                <text:p>48829.6569159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82.015">
                <text:p>60882.015</text:p>
              </table:table-cell>
              <table:table-cell office:value-type="float" office:value="49030.2673374176">
                <text:p>49030.2673374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47.55">
                <text:p>60947.55</text:p>
              </table:table-cell>
              <table:table-cell office:value-type="float" office:value="49231.6818076009">
                <text:p>49231.6818076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13.085">
                <text:p>61013.085</text:p>
              </table:table-cell>
              <table:table-cell office:value-type="float" office:value="49433.9035491312">
                <text:p>49433.9035491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78.62">
                <text:p>61078.62</text:p>
              </table:table-cell>
              <table:table-cell office:value-type="float" office:value="49636.9357975607">
                <text:p>49636.9357975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44.155">
                <text:p>61144.155</text:p>
              </table:table-cell>
              <table:table-cell office:value-type="float" office:value="49840.7818014098">
                <text:p>49840.7818014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9.69">
                <text:p>61209.69</text:p>
              </table:table-cell>
              <table:table-cell office:value-type="float" office:value="50045.4448222189">
                <text:p>50045.4448222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75.225">
                <text:p>61275.225</text:p>
              </table:table-cell>
              <table:table-cell office:value-type="float" office:value="50250.9281346006">
                <text:p>50250.9281346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40.76">
                <text:p>61340.76</text:p>
              </table:table-cell>
              <table:table-cell office:value-type="float" office:value="50457.2350262924">
                <text:p>50457.2350262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06.295">
                <text:p>61406.295</text:p>
              </table:table-cell>
              <table:table-cell office:value-type="float" office:value="50664.3687982089">
                <text:p>50664.3687982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71.83">
                <text:p>61471.83</text:p>
              </table:table-cell>
              <table:table-cell office:value-type="float" office:value="50872.3327644948">
                <text:p>50872.3327644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37.365">
                <text:p>61537.365</text:p>
              </table:table-cell>
              <table:table-cell office:value-type="float" office:value="51081.1302525781">
                <text:p>51081.1302525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02.9">
                <text:p>61602.9</text:p>
              </table:table-cell>
              <table:table-cell office:value-type="float" office:value="51290.7646032231">
                <text:p>51290.7646032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68.435">
                <text:p>61668.435</text:p>
              </table:table-cell>
              <table:table-cell office:value-type="float" office:value="51501.2391705838">
                <text:p>51501.2391705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33.97">
                <text:p>61733.97</text:p>
              </table:table-cell>
              <table:table-cell office:value-type="float" office:value="51712.5573222578">
                <text:p>51712.5573222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99.505">
                <text:p>61799.505</text:p>
              </table:table-cell>
              <table:table-cell office:value-type="float" office:value="51924.72243934">
                <text:p>51924.72243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65.04">
                <text:p>61865.04</text:p>
              </table:table-cell>
              <table:table-cell office:value-type="float" office:value="52137.7379164768">
                <text:p>52137.7379164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30.575">
                <text:p>61930.575</text:p>
              </table:table-cell>
              <table:table-cell office:value-type="float" office:value="52351.6071619205">
                <text:p>52351.6071619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96.11">
                <text:p>61996.11</text:p>
              </table:table-cell>
              <table:table-cell office:value-type="float" office:value="52566.3335975834">
                <text:p>52566.3335975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61.645">
                <text:p>62061.645</text:p>
              </table:table-cell>
              <table:table-cell office:value-type="float" office:value="52781.9206590932">
                <text:p>52781.9206590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27.18">
                <text:p>62127.18</text:p>
              </table:table-cell>
              <table:table-cell office:value-type="float" office:value="52998.3717958474">
                <text:p>52998.3717958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92.715">
                <text:p>62192.715</text:p>
              </table:table-cell>
              <table:table-cell office:value-type="float" office:value="53215.6904710688">
                <text:p>53215.6904710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58.25">
                <text:p>62258.25</text:p>
              </table:table-cell>
              <table:table-cell office:value-type="float" office:value="53433.8801618609">
                <text:p>53433.8801618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23.785">
                <text:p>62323.785</text:p>
              </table:table-cell>
              <table:table-cell office:value-type="float" office:value="53652.9443592634">
                <text:p>53652.9443592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89.32">
                <text:p>62389.32</text:p>
              </table:table-cell>
              <table:table-cell office:value-type="float" office:value="53872.8865683081">
                <text:p>53872.8865683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54.855">
                <text:p>62454.855</text:p>
              </table:table-cell>
              <table:table-cell office:value-type="float" office:value="54093.7103080751">
                <text:p>54093.7103080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20.39">
                <text:p>62520.39</text:p>
              </table:table-cell>
              <table:table-cell office:value-type="float" office:value="54315.4191117488">
                <text:p>54315.4191117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85.925">
                <text:p>62585.925</text:p>
              </table:table-cell>
              <table:table-cell office:value-type="float" office:value="54538.0165266749">
                <text:p>54538.0165266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51.46">
                <text:p>62651.46</text:p>
              </table:table-cell>
              <table:table-cell office:value-type="float" office:value="54761.5061144168">
                <text:p>54761.5061144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16.995">
                <text:p>62716.995</text:p>
              </table:table-cell>
              <table:table-cell office:value-type="float" office:value="54985.8914508127">
                <text:p>54985.8914508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82.53">
                <text:p>62782.53</text:p>
              </table:table-cell>
              <table:table-cell office:value-type="float" office:value="55211.1761260326">
                <text:p>55211.1761260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48.065">
                <text:p>62848.065</text:p>
              </table:table-cell>
              <table:table-cell office:value-type="float" office:value="55437.3637446363">
                <text:p>55437.3637446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13.6">
                <text:p>62913.6</text:p>
              </table:table-cell>
              <table:table-cell office:value-type="float" office:value="55664.4579256304">
                <text:p>55664.4579256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79.135">
                <text:p>62979.135</text:p>
              </table:table-cell>
              <table:table-cell office:value-type="float" office:value="55892.4623025268">
                <text:p>55892.4623025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44.67">
                <text:p>63044.67</text:p>
              </table:table-cell>
              <table:table-cell office:value-type="float" office:value="56121.3805234002">
                <text:p>56121.3805234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10.205">
                <text:p>63110.205</text:p>
              </table:table-cell>
              <table:table-cell office:value-type="float" office:value="56351.2162509471">
                <text:p>56351.2162509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75.74">
                <text:p>63175.74</text:p>
              </table:table-cell>
              <table:table-cell office:value-type="float" office:value="56581.973162544">
                <text:p>56581.973162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41.275">
                <text:p>63241.275</text:p>
              </table:table-cell>
              <table:table-cell office:value-type="float" office:value="56813.6549503065">
                <text:p>56813.6549503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06.81">
                <text:p>63306.81</text:p>
              </table:table-cell>
              <table:table-cell office:value-type="float" office:value="57046.2653211481">
                <text:p>57046.2653211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72.345">
                <text:p>63372.345</text:p>
              </table:table-cell>
              <table:table-cell office:value-type="float" office:value="57279.8079968397">
                <text:p>57279.8079968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37.88">
                <text:p>63437.88</text:p>
              </table:table-cell>
              <table:table-cell office:value-type="float" office:value="57514.2867140691">
                <text:p>57514.2867140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03.415">
                <text:p>63503.415</text:p>
              </table:table-cell>
              <table:table-cell office:value-type="float" office:value="57749.7052245007">
                <text:p>57749.7052245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68.95">
                <text:p>63568.95</text:p>
              </table:table-cell>
              <table:table-cell office:value-type="float" office:value="57986.0672948358">
                <text:p>57986.0672948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34.485">
                <text:p>63634.485</text:p>
              </table:table-cell>
              <table:table-cell office:value-type="float" office:value="58223.3767068725">
                <text:p>58223.3767068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00.02">
                <text:p>63700.02</text:p>
              </table:table-cell>
              <table:table-cell office:value-type="float" office:value="58461.6372575665">
                <text:p>58461.6372575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65.555">
                <text:p>63765.555</text:p>
              </table:table-cell>
              <table:table-cell office:value-type="float" office:value="58700.8527590916">
                <text:p>58700.8527590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31.09">
                <text:p>63831.09</text:p>
              </table:table-cell>
              <table:table-cell office:value-type="float" office:value="58941.0270389011">
                <text:p>58941.0270389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96.625">
                <text:p>63896.625</text:p>
              </table:table-cell>
              <table:table-cell office:value-type="float" office:value="59182.1639397884">
                <text:p>59182.1639397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62.16">
                <text:p>63962.16</text:p>
              </table:table-cell>
              <table:table-cell office:value-type="float" office:value="59424.2673199493">
                <text:p>59424.2673199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27.695">
                <text:p>64027.695</text:p>
              </table:table-cell>
              <table:table-cell office:value-type="float" office:value="59667.3410530428">
                <text:p>59667.3410530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93.23">
                <text:p>64093.23</text:p>
              </table:table-cell>
              <table:table-cell office:value-type="float" office:value="59911.3890282539">
                <text:p>59911.389028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58.765">
                <text:p>64158.765</text:p>
              </table:table-cell>
              <table:table-cell office:value-type="float" office:value="60156.4151503555">
                <text:p>60156.4151503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24.3">
                <text:p>64224.3</text:p>
              </table:table-cell>
              <table:table-cell office:value-type="float" office:value="60402.4233397707">
                <text:p>60402.4233397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89.835">
                <text:p>64289.835</text:p>
              </table:table-cell>
              <table:table-cell office:value-type="float" office:value="60649.4175326357">
                <text:p>60649.4175326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55.37">
                <text:p>64355.37</text:p>
              </table:table-cell>
              <table:table-cell office:value-type="float" office:value="60897.4016808631">
                <text:p>60897.4016808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20.905">
                <text:p>64420.905</text:p>
              </table:table-cell>
              <table:table-cell office:value-type="float" office:value="61146.3797522043">
                <text:p>61146.3797522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86.44">
                <text:p>64486.44</text:p>
              </table:table-cell>
              <table:table-cell office:value-type="float" office:value="61396.3557303139">
                <text:p>61396.355730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51.975">
                <text:p>64551.975</text:p>
              </table:table-cell>
              <table:table-cell office:value-type="float" office:value="61647.3336148128">
                <text:p>61647.3336148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17.51">
                <text:p>64617.51</text:p>
              </table:table-cell>
              <table:table-cell office:value-type="float" office:value="61899.3174213526">
                <text:p>61899.3174213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83.045">
                <text:p>64683.045</text:p>
              </table:table-cell>
              <table:table-cell office:value-type="float" office:value="62152.3111816794">
                <text:p>62152.3111816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48.58">
                <text:p>64748.58</text:p>
              </table:table-cell>
              <table:table-cell office:value-type="float" office:value="62406.318943699">
                <text:p>62406.31894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14.115">
                <text:p>64814.115</text:p>
              </table:table-cell>
              <table:table-cell office:value-type="float" office:value="62661.3447715409">
                <text:p>62661.3447715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79.65">
                <text:p>64879.65</text:p>
              </table:table-cell>
              <table:table-cell office:value-type="float" office:value="62917.3927456238">
                <text:p>62917.3927456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45.185">
                <text:p>64945.185</text:p>
              </table:table-cell>
              <table:table-cell office:value-type="float" office:value="63174.4669627207">
                <text:p>63174.4669627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10.72">
                <text:p>65010.72</text:p>
              </table:table-cell>
              <table:table-cell office:value-type="float" office:value="63432.5715360246">
                <text:p>63432.5715360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76.255">
                <text:p>65076.255</text:p>
              </table:table-cell>
              <table:table-cell office:value-type="float" office:value="63691.7105952142">
                <text:p>63691.7105952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41.79">
                <text:p>65141.79</text:p>
              </table:table-cell>
              <table:table-cell office:value-type="float" office:value="63951.88828652">
                <text:p>63951.88828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07.325">
                <text:p>65207.325</text:p>
              </table:table-cell>
              <table:table-cell office:value-type="float" office:value="64213.1087727905">
                <text:p>64213.1087727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72.86">
                <text:p>65272.86</text:p>
              </table:table-cell>
              <table:table-cell office:value-type="float" office:value="64475.3762335591">
                <text:p>64475.3762335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38.395">
                <text:p>65338.395</text:p>
              </table:table-cell>
              <table:table-cell office:value-type="float" office:value="64738.6948651107">
                <text:p>64738.6948651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03.93">
                <text:p>65403.93</text:p>
              </table:table-cell>
              <table:table-cell office:value-type="float" office:value="65003.0688805492">
                <text:p>65003.0688805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69.465">
                <text:p>65469.465</text:p>
              </table:table-cell>
              <table:table-cell office:value-type="float" office:value="65268.5025098644">
                <text:p>65268.5025098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35">
                <text:p>65535</text:p>
              </table:table-cell>
              <table:table-cell office:value-type="float" office:value="65535">
                <text:p>65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